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33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4.389cm"/>
    </style:style>
    <style:style style:name="co5" style:family="table-column">
      <style:table-column-properties fo:break-before="auto" style:column-width="5.216cm"/>
    </style:style>
    <style:style style:name="co6" style:family="table-column">
      <style:table-column-properties fo:break-before="auto" style:column-width="3.778cm"/>
    </style:style>
    <style:style style:name="co7"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fff"/>
      <style:map style:condition="is-true-formula(ISEVEN(ROW()))" style:apply-style-name="greybs" style:base-cell-address="Sheet1.G60"/>
    </style:style>
    <style:style style:name="ce3" style:family="table-cell" style:parent-style-name="Default" style:data-style-name="N100">
      <style:table-cell-properties fo:background-color="#ffffff"/>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default-cell-style-name="ce3"/>
        <table:table-column table:style-name="co7" table:number-columns-repeated="1014" table:default-cell-style-name="ce1"/>
        <table:table-row table:style-name="ro1">
          <table:table-cell office:value-type="string">
            <text:p>007 - GoldenEye (USA)</text:p>
          </table:table-cell>
          <table:table-cell office:value-type="float" office:value="1997">
            <text:p>1997</text:p>
          </table:table-cell>
          <table:table-cell office:value-type="string">
            <text:p>ESRB - T (Teen)</text:p>
          </table:table-cell>
          <table:table-cell office:value-type="string">
            <text:p>007 - GoldenEye </text:p>
          </table:table-cell>
          <table:table-cell office:value-type="string">
            <text:p>Nintendo</text:p>
          </table:table-cell>
          <table:table-cell office:value-type="string">
            <text:p>Rare, Ltd.</text:p>
          </table:table-cell>
          <table:table-cell office:value-type="string">
            <text:p>Shooter</text:p>
          </table:table-cell>
          <table:table-cell office:value-type="string">
            <text:p>4.0</text:p>
          </table:table-cell>
          <table:table-cell table:style-name="ce2" office:value-type="string">
            <text:p>1-4 Players</text:p>
          </table:table-cell>
          <table:table-cell office:value-type="string">
            <text:p>The name is Bond. James Bond. The famous hero of Ian Fleming's novels returns in this first-person shooter, which is based on the movie of the same name. Agent 007 and his friend Alec Trevalyan (a.k.a. Agent 006) were sent to Soviet Union on a secret mission. But everything goes wrong, James Bond barely escapes, and his friend is presumed dead.****Ten years later, a mysterious organization named "Janus" appeared. Commanding a new satellite called "GoldenEye", the organizations attempts to steal money electronically from banks, deleting all evidence of transfer. It's up to our Agent 007 to venture to Soviet Union once again, and to put an end to Janus' ambitions.****In this 3D action game, you control James Bond from a first-person perspective, using a variety of weapons (from knuckles to grenade launcher) to eliminate your foes. However, many parts require you to be careful, to stay unnoticed or to snipe guards from distance, since they will react to your presence and alarm their comrades. The game is divided into missions, and in some of them you'll have to perform other tasks besides killing your enemies: disarm bombs, take pictures of important evidence, or avoid killing scientists. The game features a multiplayer mode with a variety of options, and three difficulty levels.</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007 - GoldenEye (USA)&quot;&gt; &lt;year&gt;1997&lt;/year&gt; &lt;rating&gt;ESRB - T (Teen)&lt;/rating&gt; &lt;title&gt;007 - GoldenEye &lt;/title&gt; &lt;pub&gt;Nintendo&lt;/pub&gt; &lt;dev&gt;Rare, Ltd.&lt;/dev&gt; &lt;genre&gt;Shooter&lt;/genre&gt; &lt;score&gt;4.0&lt;/score&gt; &lt;player&gt;1-4 Players&lt;/player&gt; &lt;story&gt;The name is Bond. James Bond. The famous hero of Ian Fleming's novels returns in this first-person shooter, which is based on the movie of the same name. Agent 007 and his friend Alec Trevalyan (a.k.a. Agent 006) were sent to Soviet Union on a secret mission. But everything goes wrong, James Bond barely escapes, and his friend is presumed dead.****Ten years later, a mysterious organization named &quot;Janus&quot; appeared. Commanding a new satellite called &quot;GoldenEye&quot;, the organizations attempts to steal money electronically from banks, deleting all evidence of transfer. It's up to our Agent 007 to venture to Soviet Union once again, and to put an end to Janus' ambitions.****In this 3D action game, you control James Bond from a first-person perspective, using a variety of weapons (from knuckles to grenade launcher) to eliminate your foes. However, many parts require you to be careful, to stay unnoticed or to snipe guards from distance, since they will react to your presence and alarm their comrades. The game is divided into missions, and in some of them you'll have to perform other tasks besides killing your enemies: disarm bombs, take pictures of important evidence, or avoid killing scientists. The game features a multiplayer mode with a variety of options, and three difficulty levels.&lt;/story&gt; &lt;/game&gt;">
            <text:p>&lt;game name="007 - GoldenEye (USA)"&gt; &lt;year&gt;1997&lt;/year&gt; &lt;rating&gt;ESRB - T (Teen)&lt;/rating&gt; &lt;title&gt;007 - GoldenEye &lt;/title&gt; &lt;pub&gt;Nintendo&lt;/pub&gt; &lt;dev&gt;Rare, Ltd.&lt;/dev&gt; &lt;genre&gt;Shooter&lt;/genre&gt; &lt;score&gt;4.0&lt;/score&gt; &lt;player&gt;1-4 Players&lt;/player&gt; &lt;story&gt;The name is Bond. James Bond. The famous hero of Ian Fleming's novels returns in this first-person shooter, which is based on the movie of the same name. Agent 007 and his friend Alec Trevalyan (a.k.a. Agent 006) were sent to Soviet Union on a secret mission. But everything goes wrong, James Bond barely escapes, and his friend is presumed dead.****Ten years later, a mysterious organization named "Janus" appeared. Commanding a new satellite called "GoldenEye", the organizations attempts to steal money electronically from banks, deleting all evidence of transfer. It's up to our Agent 007 to venture to Soviet Union once again, and to put an end to Janus' ambitions.****In this 3D action game, you control James Bond from a first-person perspective, using a variety of weapons (from knuckles to grenade launcher) to eliminate your foes. However, many parts require you to be careful, to stay unnoticed or to snipe guards from distance, since they will react to your presence and alarm their comrades. The game is divided into missions, and in some of them you'll have to perform other tasks besides killing your enemies: disarm bombs, take pictures of important evidence, or avoid killing scientists. The game features a multiplayer mode with a variety of options, and three difficulty levels.&lt;/story&gt; &lt;/game&gt;</text:p>
          </table:table-cell>
          <table:table-cell table:number-columns-repeated="1012"/>
        </table:table-row>
        <table:table-row table:style-name="ro1">
          <table:table-cell office:value-type="string">
            <text:p>007 - The World Is Not Enough (USA)</text:p>
          </table:table-cell>
          <table:table-cell office:value-type="float" office:value="2000">
            <text:p>2000</text:p>
          </table:table-cell>
          <table:table-cell office:value-type="string">
            <text:p>ESRB - T (Teen)</text:p>
          </table:table-cell>
          <table:table-cell office:value-type="string">
            <text:p>007 - The World Is Not Enough </text:p>
          </table:table-cell>
          <table:table-cell office:value-type="string">
            <text:p>Electronic Arts</text:p>
          </table:table-cell>
          <table:table-cell office:value-type="string">
            <text:p>Eurocom Developments Ltd</text:p>
          </table:table-cell>
          <table:table-cell office:value-type="string">
            <text:p>Shooter</text:p>
          </table:table-cell>
          <table:table-cell office:value-type="string">
            <text:p>3.3</text:p>
          </table:table-cell>
          <table:table-cell table:style-name="ce2" office:value-type="string">
            <text:p>1-4 Players</text:p>
          </table:table-cell>
          <table:table-cell office:value-type="string">
            <text:p>007: The World is Not Enough is a James Bond game based on the 1999 movie of the same name. <text:s/>Both game and film follow Bond's investigation of attacks on a British oil tycoon's new pipeline, while the game introduces new areas and backstory not seen in the film. James Bond is a MI5 agent that employs gadgets and gunplay. With each mission requiring the player to complete specific objectives outlined in a pre-mission briefing.****In contrast to the PlayStation title of the same name, this version is structured more like a successor to Rare's GoldenEye 007. There are 14 missions with three difficulty settings (Agent, Special Agent, 00 Agent), and higher difficulty settings add increasingly complicated objectives to each mission. An "Awards" system encourages replay by granting new multiplayer skins, maps, and modes for beating target times for single-player levels.****The game includes a local, split-screen multiplayer mode for up to four players, or a combination of computer-controlled bots. Some levels are taken from single-player mode, while others are exclusive to multiplayer. New game modes include King of the Hill, Capture The Briefcase, and Last Agent Standing. The notorious Golden Gun also returns from GoldenEye 007, and retains its one-shot-kill power. Weapon groups and victory conditions can be tweaked at the start of a multiplayer match.</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007 - The World Is Not Enough (USA)&quot;&gt; &lt;year&gt;2000&lt;/year&gt; &lt;rating&gt;ESRB - T (Teen)&lt;/rating&gt; &lt;title&gt;007 - The World Is Not Enough &lt;/title&gt; &lt;pub&gt;Electronic Arts&lt;/pub&gt; &lt;dev&gt;Eurocom Developments Ltd&lt;/dev&gt; &lt;genre&gt;Shooter&lt;/genre&gt; &lt;score&gt;3.3&lt;/score&gt; &lt;player&gt;1-4 Players&lt;/player&gt; &lt;story&gt;007: The World is Not Enough is a James Bond game based on the 1999 movie of the same name.  Both game and film follow Bond's investigation of attacks on a British oil tycoon's new pipeline, while the game introduces new areas and backstory not seen in the film. James Bond is a MI5 agent that employs gadgets and gunplay. With each mission requiring the player to complete specific objectives outlined in a pre-mission briefing.****In contrast to the PlayStation title of the same name, this version is structured more like a successor to Rare's GoldenEye 007. There are 14 missions with three difficulty settings (Agent, Special Agent, 00 Agent), and higher difficulty settings add increasingly complicated objectives to each mission. An &quot;Awards&quot; system encourages replay by granting new multiplayer skins, maps, and modes for beating target times for single-player levels.****The game includes a local, split-screen multiplayer mode for up to four players, or a combination of computer-controlled bots. Some levels are taken from single-player mode, while others are exclusive to multiplayer. New game modes include King of the Hill, Capture The Briefcase, and Last Agent Standing. The notorious Golden Gun also returns from GoldenEye 007, and retains its one-shot-kill power. Weapon groups and victory conditions can be tweaked at the start of a multiplayer match.&lt;/story&gt; &lt;/game&gt;">
            <text:p>&lt;game name="007 - The World Is Not Enough (USA)"&gt; &lt;year&gt;2000&lt;/year&gt; &lt;rating&gt;ESRB - T (Teen)&lt;/rating&gt; &lt;title&gt;007 - The World Is Not Enough &lt;/title&gt; &lt;pub&gt;Electronic Arts&lt;/pub&gt; &lt;dev&gt;Eurocom Developments Ltd&lt;/dev&gt; &lt;genre&gt;Shooter&lt;/genre&gt; &lt;score&gt;3.3&lt;/score&gt; &lt;player&gt;1-4 Players&lt;/player&gt; &lt;story&gt;007: The World is Not Enough is a James Bond game based on the 1999 movie of the same name. <text:s/>Both game and film follow Bond's investigation of attacks on a British oil tycoon's new pipeline, while the game introduces new areas and backstory not seen in the film. James Bond is a MI5 agent that employs gadgets and gunplay. With each mission requiring the player to complete specific objectives outlined in a pre-mission briefing.****In contrast to the PlayStation title of the same name, this version is structured more like a successor to Rare's GoldenEye 007. There are 14 missions with three difficulty settings (Agent, Special Agent, 00 Agent), and higher difficulty settings add increasingly complicated objectives to each mission. An "Awards" system encourages replay by granting new multiplayer skins, maps, and modes for beating target times for single-player levels.****The game includes a local, split-screen multiplayer mode for up to four players, or a combination of computer-controlled bots. Some levels are taken from single-player mode, while others are exclusive to multiplayer. New game modes include King of the Hill, Capture The Briefcase, and Last Agent Standing. The notorious Golden Gun also returns from GoldenEye 007, and retains its one-shot-kill power. Weapon groups and victory conditions can be tweaked at the start of a multiplayer match.&lt;/story&gt; &lt;/game&gt;</text:p>
          </table:table-cell>
          <table:table-cell table:number-columns-repeated="1012"/>
        </table:table-row>
        <table:table-row table:style-name="ro2">
          <table:table-cell office:value-type="string">
            <text:p>1080 Snowboarding (Japan, USA) (En,Ja)</text:p>
          </table:table-cell>
          <table:table-cell office:value-type="float" office:value="1998">
            <text:p>1998</text:p>
          </table:table-cell>
          <table:table-cell office:value-type="string">
            <text:p>ESRB - E (Everyone)</text:p>
          </table:table-cell>
          <table:table-cell office:value-type="string">
            <text:p>1080 Snowboarding </text:p>
          </table:table-cell>
          <table:table-cell table:number-columns-repeated="2" office:value-type="string">
            <text:p>Nintendo</text:p>
          </table:table-cell>
          <table:table-cell office:value-type="string">
            <text:p>Snowboarding/Sports</text:p>
          </table:table-cell>
          <table:table-cell office:value-type="string">
            <text:p>3.8</text:p>
          </table:table-cell>
          <table:table-cell office:value-type="string">
            <text:p>1-2 Players</text:p>
          </table:table-cell>
          <table:table-cell office:value-type="string">
            <text:p>1080° Snowboarding is a snowboard racing game for the Nintendo 64. In this game the player will find more than 6 downhill slopes and several characters to choose from. After choosing a character and a board, the player can compete in a variety of events:****1. Match Race: Race head-to-head against a computer controlled opponent.**Time Attack: Try to beat a previous best time down a slope.**Trick Attack: Try to get the best trick score on a slope.**Contest: Race for the best time down a slalom route.**2P Vs.: Race against a friend.**Practice: Practice tricks in a half pipe or jump slope.</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1080 Snowboarding (Japan, USA) (En,Ja)&quot;&gt; &lt;year&gt;1998&lt;/year&gt; &lt;rating&gt;ESRB - E (Everyone)&lt;/rating&gt; &lt;title&gt;1080 Snowboarding &lt;/title&gt; &lt;pub&gt;Nintendo&lt;/pub&gt; &lt;dev&gt;Nintendo&lt;/dev&gt; &lt;genre&gt;Snowboarding/Sports&lt;/genre&gt; &lt;score&gt;3.8&lt;/score&gt; &lt;player&gt;1-2 Players&lt;/player&gt; &lt;story&gt;1080° Snowboarding is a snowboard racing game for the Nintendo 64. In this game the player will find more than 6 downhill slopes and several characters to choose from. After choosing a character and a board, the player can compete in a variety of events:****1. Match Race: Race head-to-head against a computer controlled opponent.**Time Attack: Try to beat a previous best time down a slope.**Trick Attack: Try to get the best trick score on a slope.**Contest: Race for the best time down a slalom route.**2P Vs.: Race against a friend.**Practice: Practice tricks in a half pipe or jump slope.&lt;/story&gt; &lt;/game&gt;">
            <text:p>&lt;game name="1080 Snowboarding (Japan, USA) (En,Ja)"&gt; &lt;year&gt;1998&lt;/year&gt; &lt;rating&gt;ESRB - E (Everyone)&lt;/rating&gt; &lt;title&gt;1080 Snowboarding &lt;/title&gt; &lt;pub&gt;Nintendo&lt;/pub&gt; &lt;dev&gt;Nintendo&lt;/dev&gt; &lt;genre&gt;Snowboarding/Sports&lt;/genre&gt; &lt;score&gt;3.8&lt;/score&gt; &lt;player&gt;1-2 Players&lt;/player&gt; &lt;story&gt;1080° Snowboarding is a snowboard racing game for the Nintendo 64. In this game the player will find more than 6 downhill slopes and several characters to choose from. After choosing a character and a board, the player can compete in a variety of events:****1. Match Race: Race head-to-head against a computer controlled opponent.**Time Attack: Try to beat a previous best time down a slope.**Trick Attack: Try to get the best trick score on a slope.**Contest: Race for the best time down a slalom route.**2P Vs.: Race against a friend.**Practice: Practice tricks in a half pipe or jump slope.&lt;/story&gt; &lt;/game&gt;</text:p>
          </table:table-cell>
          <table:table-cell table:number-columns-repeated="1012"/>
        </table:table-row>
        <table:table-row table:style-name="ro1">
          <table:table-cell office:value-type="string">
            <text:p>AeroFighters Assault (USA)</text:p>
          </table:table-cell>
          <table:table-cell office:value-type="float" office:value="1997">
            <text:p>1997</text:p>
          </table:table-cell>
          <table:table-cell office:value-type="string">
            <text:p>ESRB - E (Everyone)</text:p>
          </table:table-cell>
          <table:table-cell office:value-type="string">
            <text:p>AeroFighters Assault </text:p>
          </table:table-cell>
          <table:table-cell office:value-type="string">
            <text:p>Vic Tokai</text:p>
          </table:table-cell>
          <table:table-cell office:value-type="string">
            <text:p>Paradigm Entertainment</text:p>
          </table:table-cell>
          <table:table-cell office:value-type="string">
            <text:p>Flying</text:p>
          </table:table-cell>
          <table:table-cell office:value-type="string">
            <text:p>3.8</text:p>
          </table:table-cell>
          <table:table-cell table:style-name="ce2" office:value-type="string">
            <text:p>1-4 Players</text:p>
          </table:table-cell>
          <table:table-cell office:value-type="string">
            <text:p>In AeroFighters Assault a terrorist organisation named Phutta Morgana has melted the Antarctic and uses the water to flood earth's cities. The player takes a part in the Project Blue unit which has to stop these terrorist acts.****Regarding gameplay, the game is a mix between a regular shooter like Star Fox 64 and a simulation like Pilotwings 64: the player observes the action from behind the aircraft and uses the analog stick to dodge and the other buttons to shoot enemies. Each of the eight planes (six regular and two bonus) features different four weapons: two have unlimited ammo, air mines and the special weapon are restricted to ten respectively two uses per round. Before every of the eight regular and four bonus missions the player can choose between one of four characters and his aircraft - the other ones become his wingmen.</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eroFighters Assault (USA)&quot;&gt; &lt;year&gt;1997&lt;/year&gt; &lt;rating&gt;ESRB - E (Everyone)&lt;/rating&gt; &lt;title&gt;AeroFighters Assault &lt;/title&gt; &lt;pub&gt;Vic Tokai&lt;/pub&gt; &lt;dev&gt;Paradigm Entertainment&lt;/dev&gt; &lt;genre&gt;Flying&lt;/genre&gt; &lt;score&gt;3.8&lt;/score&gt; &lt;player&gt;1-4 Players&lt;/player&gt; &lt;story&gt;In AeroFighters Assault a terrorist organisation named Phutta Morgana has melted the Antarctic and uses the water to flood earth's cities. The player takes a part in the Project Blue unit which has to stop these terrorist acts.****Regarding gameplay, the game is a mix between a regular shooter like Star Fox 64 and a simulation like Pilotwings 64: the player observes the action from behind the aircraft and uses the analog stick to dodge and the other buttons to shoot enemies. Each of the eight planes (six regular and two bonus) features different four weapons: two have unlimited ammo, air mines and the special weapon are restricted to ten respectively two uses per round. Before every of the eight regular and four bonus missions the player can choose between one of four characters and his aircraft - the other ones become his wingmen.&lt;/story&gt; &lt;/game&gt;">
            <text:p>&lt;game name="AeroFighters Assault (USA)"&gt; &lt;year&gt;1997&lt;/year&gt; &lt;rating&gt;ESRB - E (Everyone)&lt;/rating&gt; &lt;title&gt;AeroFighters Assault &lt;/title&gt; &lt;pub&gt;Vic Tokai&lt;/pub&gt; &lt;dev&gt;Paradigm Entertainment&lt;/dev&gt; &lt;genre&gt;Flying&lt;/genre&gt; &lt;score&gt;3.8&lt;/score&gt; &lt;player&gt;1-4 Players&lt;/player&gt; &lt;story&gt;In AeroFighters Assault a terrorist organisation named Phutta Morgana has melted the Antarctic and uses the water to flood earth's cities. The player takes a part in the Project Blue unit which has to stop these terrorist acts.****Regarding gameplay, the game is a mix between a regular shooter like Star Fox 64 and a simulation like Pilotwings 64: the player observes the action from behind the aircraft and uses the analog stick to dodge and the other buttons to shoot enemies. Each of the eight planes (six regular and two bonus) features different four weapons: two have unlimited ammo, air mines and the special weapon are restricted to ten respectively two uses per round. Before every of the eight regular and four bonus missions the player can choose between one of four characters and his aircraft - the other ones become his wingmen.&lt;/story&gt; &lt;/game&gt;</text:p>
          </table:table-cell>
          <table:table-cell table:number-columns-repeated="1012"/>
        </table:table-row>
        <table:table-row table:style-name="ro2">
          <table:table-cell office:value-type="string">
            <text:p>AeroGauge (USA)</text:p>
          </table:table-cell>
          <table:table-cell office:value-type="float" office:value="1998">
            <text:p>1998</text:p>
          </table:table-cell>
          <table:table-cell office:value-type="string">
            <text:p>ESRB - E (Everyone)</text:p>
          </table:table-cell>
          <table:table-cell office:value-type="string">
            <text:p>AeroGauge </text:p>
          </table:table-cell>
          <table:table-cell office:value-type="string">
            <text:p>ASCII Entertainment</text:p>
          </table:table-cell>
          <table:table-cell office:value-type="string">
            <text:p>Locomotive</text:p>
          </table:table-cell>
          <table:table-cell office:value-type="string">
            <text:p>Driving</text:p>
          </table:table-cell>
          <table:table-cell office:value-type="string">
            <text:p>2.6</text:p>
          </table:table-cell>
          <table:table-cell office:value-type="string">
            <text:p>1-2 Players</text:p>
          </table:table-cell>
          <table:table-cell office:value-type="string">
            <text:p>In the tradition of F-Zero and Wipeout, AeroGauge is a sci-fi racer that pits you and a friend in a fast paced race to the finish through futuristic tracks and among detailed craft, acting more like planes than racers as they skim many metres above the ground. Play solo through the grand prix and compete against the AI enemy, or beat down your best time in the time trial mode. ****Each track features a number of twists and turns, whether it be racing upside down or vertically, with a number of obstacles in your path. There's no weapons, though, it's just you and the open road ahead.</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eroGauge (USA)&quot;&gt; &lt;year&gt;1998&lt;/year&gt; &lt;rating&gt;ESRB - E (Everyone)&lt;/rating&gt; &lt;title&gt;AeroGauge &lt;/title&gt; &lt;pub&gt;ASCII Entertainment&lt;/pub&gt; &lt;dev&gt;Locomotive&lt;/dev&gt; &lt;genre&gt;Driving&lt;/genre&gt; &lt;score&gt;2.6&lt;/score&gt; &lt;player&gt;1-2 Players&lt;/player&gt; &lt;story&gt;In the tradition of F-Zero and Wipeout, AeroGauge is a sci-fi racer that pits you and a friend in a fast paced race to the finish through futuristic tracks and among detailed craft, acting more like planes than racers as they skim many metres above the ground. Play solo through the grand prix and compete against the AI enemy, or beat down your best time in the time trial mode. ****Each track features a number of twists and turns, whether it be racing upside down or vertically, with a number of obstacles in your path. There's no weapons, though, it's just you and the open road ahead.&lt;/story&gt; &lt;/game&gt;">
            <text:p>&lt;game name="AeroGauge (USA)"&gt; &lt;year&gt;1998&lt;/year&gt; &lt;rating&gt;ESRB - E (Everyone)&lt;/rating&gt; &lt;title&gt;AeroGauge &lt;/title&gt; &lt;pub&gt;ASCII Entertainment&lt;/pub&gt; &lt;dev&gt;Locomotive&lt;/dev&gt; &lt;genre&gt;Driving&lt;/genre&gt; &lt;score&gt;2.6&lt;/score&gt; &lt;player&gt;1-2 Players&lt;/player&gt; &lt;story&gt;In the tradition of F-Zero and Wipeout, AeroGauge is a sci-fi racer that pits you and a friend in a fast paced race to the finish through futuristic tracks and among detailed craft, acting more like planes than racers as they skim many metres above the ground. Play solo through the grand prix and compete against the AI enemy, or beat down your best time in the time trial mode. ****Each track features a number of twists and turns, whether it be racing upside down or vertically, with a number of obstacles in your path. There's no weapons, though, it's just you and the open road ahead.&lt;/story&gt; &lt;/game&gt;</text:p>
          </table:table-cell>
          <table:table-cell table:number-columns-repeated="1012"/>
        </table:table-row>
        <table:table-row table:style-name="ro2">
          <table:table-cell office:value-type="string">
            <text:p>Aidyn Chronicles - The First Mage (USA)</text:p>
          </table:table-cell>
          <table:table-cell office:value-type="float" office:value="2001">
            <text:p>2001</text:p>
          </table:table-cell>
          <table:table-cell office:value-type="string">
            <text:p>ESRB - T (Teen)</text:p>
          </table:table-cell>
          <table:table-cell office:value-type="string">
            <text:p>Aidyn Chronicles - The First Mage </text:p>
          </table:table-cell>
          <table:table-cell office:value-type="string">
            <text:p>THQ</text:p>
          </table:table-cell>
          <table:table-cell office:value-type="string">
            <text:p>H2O Entertainment</text:p>
          </table:table-cell>
          <table:table-cell office:value-type="string">
            <text:p>Role-Playing</text:p>
          </table:table-cell>
          <table:table-cell office:value-type="string">
            <text:p>3.1</text:p>
          </table:table-cell>
          <table:table-cell office:value-type="string">
            <text:p>1 Player</text:p>
          </table:table-cell>
          <table:table-cell office:value-type="string">
            <text:p>Aidyn Chronicles: The First Mage follows the story of Alaron, poisoned by mysterious goblins while out on patrol in the grounds of King Loyd's kingdom. Without a common cure, Alaron must set out on a journey with a selection of companions in search of the antidote. Little does Alaron know that the journey is even more dangerous then first thought, with a mysterious evil force brewing in the distance.****A 3D fantasy role playing game, you must complete a set of quests, through the use of items and magic, while following a slightly non-linear storyline, in which you choose in what order the tasks can be completed. The game features two distinctive different modes: exploring and fighting. Alaron explores the game world freely, discover special places and talk to its inhabitants. There are no random encounters but if he meets an enemy the game switches to the combat screen. Combat is basically turn based but not in the usual console RPG way: during a character's turn he can be moved in real-time in a circular way - the characters move constantly towards each other. When two rings intersect the characters can launch a regular or magic attack. The party selection (up to four characters) is pre-defined by the story.</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idyn Chronicles - The First Mage (USA)&quot;&gt; &lt;year&gt;2001&lt;/year&gt; &lt;rating&gt;ESRB - T (Teen)&lt;/rating&gt; &lt;title&gt;Aidyn Chronicles - The First Mage &lt;/title&gt; &lt;pub&gt;THQ&lt;/pub&gt; &lt;dev&gt;H2O Entertainment&lt;/dev&gt; &lt;genre&gt;Role-Playing&lt;/genre&gt; &lt;score&gt;3.1&lt;/score&gt; &lt;player&gt;1 Player&lt;/player&gt; &lt;story&gt;Aidyn Chronicles: The First Mage follows the story of Alaron, poisoned by mysterious goblins while out on patrol in the grounds of King Loyd's kingdom. Without a common cure, Alaron must set out on a journey with a selection of companions in search of the antidote. Little does Alaron know that the journey is even more dangerous then first thought, with a mysterious evil force brewing in the distance.****A 3D fantasy role playing game, you must complete a set of quests, through the use of items and magic, while following a slightly non-linear storyline, in which you choose in what order the tasks can be completed. The game features two distinctive different modes: exploring and fighting. Alaron explores the game world freely, discover special places and talk to its inhabitants. There are no random encounters but if he meets an enemy the game switches to the combat screen. Combat is basically turn based but not in the usual console RPG way: during a character's turn he can be moved in real-time in a circular way - the characters move constantly towards each other. When two rings intersect the characters can launch a regular or magic attack. The party selection (up to four characters) is pre-defined by the story.&lt;/story&gt; &lt;/game&gt;">
            <text:p>&lt;game name="Aidyn Chronicles - The First Mage (USA)"&gt; &lt;year&gt;2001&lt;/year&gt; &lt;rating&gt;ESRB - T (Teen)&lt;/rating&gt; &lt;title&gt;Aidyn Chronicles - The First Mage &lt;/title&gt; &lt;pub&gt;THQ&lt;/pub&gt; &lt;dev&gt;H2O Entertainment&lt;/dev&gt; &lt;genre&gt;Role-Playing&lt;/genre&gt; &lt;score&gt;3.1&lt;/score&gt; &lt;player&gt;1 Player&lt;/player&gt; &lt;story&gt;Aidyn Chronicles: The First Mage follows the story of Alaron, poisoned by mysterious goblins while out on patrol in the grounds of King Loyd's kingdom. Without a common cure, Alaron must set out on a journey with a selection of companions in search of the antidote. Little does Alaron know that the journey is even more dangerous then first thought, with a mysterious evil force brewing in the distance.****A 3D fantasy role playing game, you must complete a set of quests, through the use of items and magic, while following a slightly non-linear storyline, in which you choose in what order the tasks can be completed. The game features two distinctive different modes: exploring and fighting. Alaron explores the game world freely, discover special places and talk to its inhabitants. There are no random encounters but if he meets an enemy the game switches to the combat screen. Combat is basically turn based but not in the usual console RPG way: during a character's turn he can be moved in real-time in a circular way - the characters move constantly towards each other. When two rings intersect the characters can launch a regular or magic attack. The party selection (up to four characters) is pre-defined by the story.&lt;/story&gt; &lt;/game&gt;</text:p>
          </table:table-cell>
          <table:table-cell table:number-columns-repeated="1012"/>
        </table:table-row>
        <table:table-row table:style-name="ro2">
          <table:table-cell office:value-type="string">
            <text:p>Air Boarder 64 (Europe)</text:p>
          </table:table-cell>
          <table:table-cell office:value-type="float" office:value="1998">
            <text:p>1998</text:p>
          </table:table-cell>
          <table:table-cell office:value-type="string">
            <text:p>ESRB - E (Everyone)</text:p>
          </table:table-cell>
          <table:table-cell office:value-type="string">
            <text:p>Air Boarder 64 </text:p>
          </table:table-cell>
          <table:table-cell office:value-type="string">
            <text:p>GMI</text:p>
          </table:table-cell>
          <table:table-cell office:value-type="string">
            <text:p>Human Entertainment, Inc.</text:p>
          </table:table-cell>
          <table:table-cell office:value-type="string">
            <text:p>Sports</text:p>
          </table:table-cell>
          <table:table-cell office:value-type="string">
            <text:p>2.2</text:p>
          </table:table-cell>
          <table:table-cell office:value-type="string">
            <text:p>1-2 Players</text:p>
          </table:table-cell>
          <table:table-cell office:value-type="string">
            <text:p>Air Boarder is a game that resembles skateboarding games like Tony Hawk's Pro Skater but with a certain aspect of it being quite different. Instead of the usual skateboards the game features hoover boards.****1 Player option features the following modes:****1. Lecture – mode where you can learn the controls and the terms the game uses.****2. Street Work – the main mode of the game. At the beginning there are 4 available characters (total of 8), 5 stages and 4 boards (total of 12) from which you can choose. At each stage you are given a time limit in which you must perform as many tricks as possible with your board. There are also yellow circles lying around that you must pass through. Each time you pass through one the timer resets back and if you pass through all the game ends regardless of how much time is left. When the game ends you get a rank depending on the points you accumulated and if the rank is high enough a level of higher difficulty is unlocked (with a total of 3 difficulty levels per stage).****3. Time Attack – you must pass through all the coloured circles in a designated order and within the least time possible. The spots where the circles are can be seen via a map that appears on the screen.****4. Coin – mode in which you must get all the coins that are scattered on each stage within the time limit.****5. Free Run – this mode is free of challenges (no time limit or points) and mostly serves as a means of getting you acquainted with each stage.****2 Players option features the following modes:****1. Vs. Race – 2 Player race where the one that passes through all of the yellow circles, in the order that is specified wins.****6. Vs. Coin – another 2 Player mode where the player who gets all the coins or has the most when the time limit ends wins.</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ir Boarder 64 (Europe)&quot;&gt; &lt;year&gt;1998&lt;/year&gt; &lt;rating&gt;ESRB - E (Everyone)&lt;/rating&gt; &lt;title&gt;Air Boarder 64 &lt;/title&gt; &lt;pub&gt;GMI&lt;/pub&gt; &lt;dev&gt;Human Entertainment, Inc.&lt;/dev&gt; &lt;genre&gt;Sports&lt;/genre&gt; &lt;score&gt;2.2&lt;/score&gt; &lt;player&gt;1-2 Players&lt;/player&gt; &lt;story&gt;Air Boarder is a game that resembles skateboarding games like Tony Hawk's Pro Skater but with a certain aspect of it being quite different. Instead of the usual skateboards the game features hoover boards.****1 Player option features the following modes:****1. Lecture – mode where you can learn the controls and the terms the game uses.****2. Street Work – the main mode of the game. At the beginning there are 4 available characters (total of 8), 5 stages and 4 boards (total of 12) from which you can choose. At each stage you are given a time limit in which you must perform as many tricks as possible with your board. There are also yellow circles lying around that you must pass through. Each time you pass through one the timer resets back and if you pass through all the game ends regardless of how much time is left. When the game ends you get a rank depending on the points you accumulated and if the rank is high enough a level of higher difficulty is unlocked (with a total of 3 difficulty levels per stage).****3. Time Attack – you must pass through all the coloured circles in a designated order and within the least time possible. The spots where the circles are can be seen via a map that appears on the screen.****4. Coin – mode in which you must get all the coins that are scattered on each stage within the time limit.****5. Free Run – this mode is free of challenges (no time limit or points) and mostly serves as a means of getting you acquainted with each stage.****2 Players option features the following modes:****1. Vs. Race – 2 Player race where the one that passes through all of the yellow circles, in the order that is specified wins.****6. Vs. Coin – another 2 Player mode where the player who gets all the coins or has the most when the time limit ends wins.&lt;/story&gt; &lt;/game&gt;">
            <text:p>&lt;game name="Air Boarder 64 (Europe)"&gt; &lt;year&gt;1998&lt;/year&gt; &lt;rating&gt;ESRB - E (Everyone)&lt;/rating&gt; &lt;title&gt;Air Boarder 64 &lt;/title&gt; &lt;pub&gt;GMI&lt;/pub&gt; &lt;dev&gt;Human Entertainment, Inc.&lt;/dev&gt; &lt;genre&gt;Sports&lt;/genre&gt; &lt;score&gt;2.2&lt;/score&gt; &lt;player&gt;1-2 Players&lt;/player&gt; &lt;story&gt;Air Boarder is a game that resembles skateboarding games like Tony Hawk's Pro Skater but with a certain aspect of it being quite different. Instead of the usual skateboards the game features hoover boards.****1 Player option features the following modes:****1. Lecture – mode where you can learn the controls and the terms the game uses.****2. Street Work – the main mode of the game. At the beginning there are 4 available characters (total of 8), 5 stages and 4 boards (total of 12) from which you can choose. At each stage you are given a time limit in which you must perform as many tricks as possible with your board. There are also yellow circles lying around that you must pass through. Each time you pass through one the timer resets back and if you pass through all the game ends regardless of how much time is left. When the game ends you get a rank depending on the points you accumulated and if the rank is high enough a level of higher difficulty is unlocked (with a total of 3 difficulty levels per stage).****3. Time Attack – you must pass through all the coloured circles in a designated order and within the least time possible. The spots where the circles are can be seen via a map that appears on the screen.****4. Coin – mode in which you must get all the coins that are scattered on each stage within the time limit.****5. Free Run – this mode is free of challenges (no time limit or points) and mostly serves as a means of getting you acquainted with each stage.****2 Players option features the following modes:****1. Vs. Race – 2 Player race where the one that passes through all of the yellow circles, in the order that is specified wins.****6. Vs. Coin – another 2 Player mode where the player who gets all the coins or has the most when the time limit ends wins.&lt;/story&gt; &lt;/game&gt;</text:p>
          </table:table-cell>
          <table:table-cell table:number-columns-repeated="1012"/>
        </table:table-row>
        <table:table-row table:style-name="ro1">
          <table:table-cell office:value-type="string">
            <text:p>All Star Tennis '99 (USA)</text:p>
          </table:table-cell>
          <table:table-cell office:value-type="float" office:value="1999">
            <text:p>1999</text:p>
          </table:table-cell>
          <table:table-cell office:value-type="string">
            <text:p>ESRB - E (Everyone)</text:p>
          </table:table-cell>
          <table:table-cell office:value-type="string">
            <text:p>All Star Tennis '99 </text:p>
          </table:table-cell>
          <table:table-cell office:value-type="string">
            <text:p>Ubisoft</text:p>
          </table:table-cell>
          <table:table-cell table:style-name="Default" office:value-type="string">
            <text:p>Smart Dog</text:p>
          </table:table-cell>
          <table:table-cell office:value-type="string">
            <text:p>Sports/Tennis</text:p>
          </table:table-cell>
          <table:table-cell office:value-type="string">
            <text:p>2.4</text:p>
          </table:table-cell>
          <table:table-cell table:style-name="ce2" office:value-type="string">
            <text:p>1-4 Players</text:p>
          </table:table-cell>
          <table:table-cell office:value-type="string">
            <text:p>Play as 8 world class ATP / WTA tour players (including Mark Philippoussis, Richard Krajicek, Conchita Martinez &amp; Jana Novotna) as well as 4 fictional players through a range of tournaments on grass, clay, hard court and rebound ace surfaces.****Lob, volley, smash and serve past computer controlled players in singles or doubles, 4 player multiplayer doubles, and 8 player multiplayer singles and doubles tournament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ll Star Tennis '99 (USA)&quot;&gt; &lt;year&gt;1999&lt;/year&gt; &lt;rating&gt;ESRB - E (Everyone)&lt;/rating&gt; &lt;title&gt;All Star Tennis '99 &lt;/title&gt; &lt;pub&gt;Ubisoft&lt;/pub&gt; &lt;dev&gt;Smart Dog&lt;/dev&gt; &lt;genre&gt;Sports/Tennis&lt;/genre&gt; &lt;score&gt;2.4&lt;/score&gt; &lt;player&gt;1-4 Players&lt;/player&gt; &lt;story&gt;Play as 8 world class ATP / WTA tour players (including Mark Philippoussis, Richard Krajicek, Conchita Martinez &amp; Jana Novotna) as well as 4 fictional players through a range of tournaments on grass, clay, hard court and rebound ace surfaces.****Lob, volley, smash and serve past computer controlled players in singles or doubles, 4 player multiplayer doubles, and 8 player multiplayer singles and doubles tournaments.&lt;/story&gt; &lt;/game&gt;">
            <text:p>&lt;game name="All Star Tennis '99 (USA)"&gt; &lt;year&gt;1999&lt;/year&gt; &lt;rating&gt;ESRB - E (Everyone)&lt;/rating&gt; &lt;title&gt;All Star Tennis '99 &lt;/title&gt; &lt;pub&gt;Ubisoft&lt;/pub&gt; &lt;dev&gt;Smart Dog&lt;/dev&gt; &lt;genre&gt;Sports/Tennis&lt;/genre&gt; &lt;score&gt;2.4&lt;/score&gt; &lt;player&gt;1-4 Players&lt;/player&gt; &lt;story&gt;Play as 8 world class ATP / WTA tour players (including Mark Philippoussis, Richard Krajicek, Conchita Martinez &amp; Jana Novotna) as well as 4 fictional players through a range of tournaments on grass, clay, hard court and rebound ace surfaces.****Lob, volley, smash and serve past computer controlled players in singles or doubles, 4 player multiplayer doubles, and 8 player multiplayer singles and doubles tournaments.&lt;/story&gt; &lt;/game&gt;</text:p>
          </table:table-cell>
          <table:table-cell table:number-columns-repeated="1012"/>
        </table:table-row>
        <table:table-row table:style-name="ro1">
          <table:table-cell office:value-type="string">
            <text:p>All-Star Baseball '99 (USA)</text:p>
          </table:table-cell>
          <table:table-cell office:value-type="float" office:value="1998">
            <text:p>1998</text:p>
          </table:table-cell>
          <table:table-cell office:value-type="string">
            <text:p>ESRB - E (Everyone)</text:p>
          </table:table-cell>
          <table:table-cell office:value-type="string">
            <text:p>All-Star Baseball '99 </text:p>
          </table:table-cell>
          <table:table-cell office:value-type="string">
            <text:p>Acclaim</text:p>
          </table:table-cell>
          <table:table-cell office:value-type="string">
            <text:p>Iguana Entertainment, Inc.</text:p>
          </table:table-cell>
          <table:table-cell office:value-type="string">
            <text:p>Baseball/Sports</text:p>
          </table:table-cell>
          <table:table-cell office:value-type="string">
            <text:p>3.2</text:p>
          </table:table-cell>
          <table:table-cell table:style-name="ce2" office:value-type="string">
            <text:p>1-4 Players</text:p>
          </table:table-cell>
          <table:table-cell office:value-type="string">
            <text:p>All 30 Major League Baseball teams feature in the first of many All-Star Baseball titles by Acclaim. Game modes include Training, Season, Playoff, World Series, plus an All-Star Match, Home Run Derby, and a section of MLB trivia. 100 different batting styles are featured, as well as motions such as sliding catches, base collisions, kneeling throws and broken bats.****You can release, sign up and trade players from all around the league, creating your own team from the entire 700 player roster, which includes minor league players ready to be discovered. If a player fitting your demands doesn't exist, you can use the Create A Player mode for further versatility. There are action and simulation modes, plus 3 skill levels. John Sterling and Michael Kaye provide the commentary.</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ll-Star Baseball '99 (USA)&quot;&gt; &lt;year&gt;1998&lt;/year&gt; &lt;rating&gt;ESRB - E (Everyone)&lt;/rating&gt; &lt;title&gt;All-Star Baseball '99 &lt;/title&gt; &lt;pub&gt;Acclaim&lt;/pub&gt; &lt;dev&gt;Iguana Entertainment, Inc.&lt;/dev&gt; &lt;genre&gt;Baseball/Sports&lt;/genre&gt; &lt;score&gt;3.2&lt;/score&gt; &lt;player&gt;1-4 Players&lt;/player&gt; &lt;story&gt;All 30 Major League Baseball teams feature in the first of many All-Star Baseball titles by Acclaim. Game modes include Training, Season, Playoff, World Series, plus an All-Star Match, Home Run Derby, and a section of MLB trivia. 100 different batting styles are featured, as well as motions such as sliding catches, base collisions, kneeling throws and broken bats.****You can release, sign up and trade players from all around the league, creating your own team from the entire 700 player roster, which includes minor league players ready to be discovered. If a player fitting your demands doesn't exist, you can use the Create A Player mode for further versatility. There are action and simulation modes, plus 3 skill levels. John Sterling and Michael Kaye provide the commentary.&lt;/story&gt; &lt;/game&gt;">
            <text:p>&lt;game name="All-Star Baseball '99 (USA)"&gt; &lt;year&gt;1998&lt;/year&gt; &lt;rating&gt;ESRB - E (Everyone)&lt;/rating&gt; &lt;title&gt;All-Star Baseball '99 &lt;/title&gt; &lt;pub&gt;Acclaim&lt;/pub&gt; &lt;dev&gt;Iguana Entertainment, Inc.&lt;/dev&gt; &lt;genre&gt;Baseball/Sports&lt;/genre&gt; &lt;score&gt;3.2&lt;/score&gt; &lt;player&gt;1-4 Players&lt;/player&gt; &lt;story&gt;All 30 Major League Baseball teams feature in the first of many All-Star Baseball titles by Acclaim. Game modes include Training, Season, Playoff, World Series, plus an All-Star Match, Home Run Derby, and a section of MLB trivia. 100 different batting styles are featured, as well as motions such as sliding catches, base collisions, kneeling throws and broken bats.****You can release, sign up and trade players from all around the league, creating your own team from the entire 700 player roster, which includes minor league players ready to be discovered. If a player fitting your demands doesn't exist, you can use the Create A Player mode for further versatility. There are action and simulation modes, plus 3 skill levels. John Sterling and Michael Kaye provide the commentary.&lt;/story&gt; &lt;/game&gt;</text:p>
          </table:table-cell>
          <table:table-cell table:number-columns-repeated="1012"/>
        </table:table-row>
        <table:table-row table:style-name="ro1">
          <table:table-cell office:value-type="string">
            <text:p>All-Star Baseball 2000 (USA)</text:p>
          </table:table-cell>
          <table:table-cell office:value-type="float" office:value="1999">
            <text:p>1999</text:p>
          </table:table-cell>
          <table:table-cell office:value-type="string">
            <text:p>ESRB - E (Everyone)</text:p>
          </table:table-cell>
          <table:table-cell office:value-type="string">
            <text:p>All-Star Baseball 2000 </text:p>
          </table:table-cell>
          <table:table-cell office:value-type="string">
            <text:p>Acclaim</text:p>
          </table:table-cell>
          <table:table-cell office:value-type="string">
            <text:p>Iguana Entertainment, Inc.</text:p>
          </table:table-cell>
          <table:table-cell office:value-type="string">
            <text:p>Baseball/Sports</text:p>
          </table:table-cell>
          <table:table-cell office:value-type="string">
            <text:p>2.9</text:p>
          </table:table-cell>
          <table:table-cell table:style-name="ce2" office:value-type="string">
            <text:p>1-4 Players</text:p>
          </table:table-cell>
          <table:table-cell office:value-type="string">
            <text:p>Second in the All-Star Baseball series includes a wide range of improvements and new features over ASB '99.***** Motion captured technology allows for a realistic representation of player movements, swings, throws and catches.***** Improved roster management includes the ability to sign players from the minor league, as well as create new players with new stats to create.***** Play a 162 game inter-league season or the complete 1999 MLB scheduled season****And all 30 teams and their respective players, home stadiums, home and away jerseys and true to life player faces, sizes and play styles.</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ll-Star Baseball 2000 (USA)&quot;&gt; &lt;year&gt;1999&lt;/year&gt; &lt;rating&gt;ESRB - E (Everyone)&lt;/rating&gt; &lt;title&gt;All-Star Baseball 2000 &lt;/title&gt; &lt;pub&gt;Acclaim&lt;/pub&gt; &lt;dev&gt;Iguana Entertainment, Inc.&lt;/dev&gt; &lt;genre&gt;Baseball/Sports&lt;/genre&gt; &lt;score&gt;2.9&lt;/score&gt; &lt;player&gt;1-4 Players&lt;/player&gt; &lt;story&gt;Second in the All-Star Baseball series includes a wide range of improvements and new features over ASB '99.***** Motion captured technology allows for a realistic representation of player movements, swings, throws and catches.***** Improved roster management includes the ability to sign players from the minor league, as well as create new players with new stats to create.***** Play a 162 game inter-league season or the complete 1999 MLB scheduled season****And all 30 teams and their respective players, home stadiums, home and away jerseys and true to life player faces, sizes and play styles.&lt;/story&gt; &lt;/game&gt;">
            <text:p>&lt;game name="All-Star Baseball 2000 (USA)"&gt; &lt;year&gt;1999&lt;/year&gt; &lt;rating&gt;ESRB - E (Everyone)&lt;/rating&gt; &lt;title&gt;All-Star Baseball 2000 &lt;/title&gt; &lt;pub&gt;Acclaim&lt;/pub&gt; &lt;dev&gt;Iguana Entertainment, Inc.&lt;/dev&gt; &lt;genre&gt;Baseball/Sports&lt;/genre&gt; &lt;score&gt;2.9&lt;/score&gt; &lt;player&gt;1-4 Players&lt;/player&gt; &lt;story&gt;Second in the All-Star Baseball series includes a wide range of improvements and new features over ASB '99.***** Motion captured technology allows for a realistic representation of player movements, swings, throws and catches.***** Improved roster management includes the ability to sign players from the minor league, as well as create new players with new stats to create.***** Play a 162 game inter-league season or the complete 1999 MLB scheduled season****And all 30 teams and their respective players, home stadiums, home and away jerseys and true to life player faces, sizes and play styles.&lt;/story&gt; &lt;/game&gt;</text:p>
          </table:table-cell>
          <table:table-cell table:number-columns-repeated="1012"/>
        </table:table-row>
        <table:table-row table:style-name="ro1">
          <table:table-cell office:value-type="string">
            <text:p>All-Star Baseball 2001 (USA)</text:p>
          </table:table-cell>
          <table:table-cell office:value-type="float" office:value="2000">
            <text:p>2000</text:p>
          </table:table-cell>
          <table:table-cell office:value-type="string">
            <text:p>ESRB - E (Everyone)</text:p>
          </table:table-cell>
          <table:table-cell office:value-type="string">
            <text:p>All-Star Baseball 2001 </text:p>
          </table:table-cell>
          <table:table-cell office:value-type="string">
            <text:p>Acclaim</text:p>
          </table:table-cell>
          <table:table-cell office:value-type="string">
            <text:p>High Voltage Software, Inc.</text:p>
          </table:table-cell>
          <table:table-cell office:value-type="string">
            <text:p>Baseball/Sports</text:p>
          </table:table-cell>
          <table:table-cell office:value-type="string">
            <text:p>3.1</text:p>
          </table:table-cell>
          <table:table-cell table:style-name="ce2" office:value-type="string">
            <text:p>1-4 Players</text:p>
          </table:table-cell>
          <table:table-cell office:value-type="string">
            <text:p>The last All-Star Baseball on the N64 once again includes some new features as well as improvements to previous play modes and options. For 2001, a new team is included, The Coopertown Legends, featuring a selection of some of the finest players to every grace the MLB, including Yogi Berra, Willie Stargell and Reggie Jackson.****Along with the legends team, you can choose from every player, team and stadium in the 2000 MLB season. Each player includes realistic facial expressions and looks, plus motion captured player movements, batting stances and reactions to key events during play.</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ll-Star Baseball 2001 (USA)&quot;&gt; &lt;year&gt;2000&lt;/year&gt; &lt;rating&gt;ESRB - E (Everyone)&lt;/rating&gt; &lt;title&gt;All-Star Baseball 2001 &lt;/title&gt; &lt;pub&gt;Acclaim&lt;/pub&gt; &lt;dev&gt;High Voltage Software, Inc.&lt;/dev&gt; &lt;genre&gt;Baseball/Sports&lt;/genre&gt; &lt;score&gt;3.1&lt;/score&gt; &lt;player&gt;1-4 Players&lt;/player&gt; &lt;story&gt;The last All-Star Baseball on the N64 once again includes some new features as well as improvements to previous play modes and options. For 2001, a new team is included, The Coopertown Legends, featuring a selection of some of the finest players to every grace the MLB, including Yogi Berra, Willie Stargell and Reggie Jackson.****Along with the legends team, you can choose from every player, team and stadium in the 2000 MLB season. Each player includes realistic facial expressions and looks, plus motion captured player movements, batting stances and reactions to key events during play.&lt;/story&gt; &lt;/game&gt;">
            <text:p>&lt;game name="All-Star Baseball 2001 (USA)"&gt; &lt;year&gt;2000&lt;/year&gt; &lt;rating&gt;ESRB - E (Everyone)&lt;/rating&gt; &lt;title&gt;All-Star Baseball 2001 &lt;/title&gt; &lt;pub&gt;Acclaim&lt;/pub&gt; &lt;dev&gt;High Voltage Software, Inc.&lt;/dev&gt; &lt;genre&gt;Baseball/Sports&lt;/genre&gt; &lt;score&gt;3.1&lt;/score&gt; &lt;player&gt;1-4 Players&lt;/player&gt; &lt;story&gt;The last All-Star Baseball on the N64 once again includes some new features as well as improvements to previous play modes and options. For 2001, a new team is included, The Coopertown Legends, featuring a selection of some of the finest players to every grace the MLB, including Yogi Berra, Willie Stargell and Reggie Jackson.****Along with the legends team, you can choose from every player, team and stadium in the 2000 MLB season. Each player includes realistic facial expressions and looks, plus motion captured player movements, batting stances and reactions to key events during play.&lt;/story&gt; &lt;/game&gt;</text:p>
          </table:table-cell>
          <table:table-cell table:number-columns-repeated="1012"/>
        </table:table-row>
        <table:table-row table:style-name="ro1">
          <table:table-cell office:value-type="string">
            <text:p>Armorines - Project S.W.A.R.M. (USA)</text:p>
          </table:table-cell>
          <table:table-cell office:value-type="float" office:value="1999">
            <text:p>1999</text:p>
          </table:table-cell>
          <table:table-cell office:value-type="string">
            <text:p>ESRB - T (Teen)</text:p>
          </table:table-cell>
          <table:table-cell office:value-type="string">
            <text:p>Armorines - Project S.W.A.R.M. </text:p>
          </table:table-cell>
          <table:table-cell office:value-type="string">
            <text:p>Acclaim</text:p>
          </table:table-cell>
          <table:table-cell office:value-type="string">
            <text:p>Acclaim Studios London</text:p>
          </table:table-cell>
          <table:table-cell office:value-type="string">
            <text:p>Shooter</text:p>
          </table:table-cell>
          <table:table-cell office:value-type="string">
            <text:p>2.3</text:p>
          </table:table-cell>
          <table:table-cell table:style-name="ce2" office:value-type="string">
            <text:p>1-4 Players</text:p>
          </table:table-cell>
          <table:table-cell office:value-type="string">
            <text:p>Simply put, you have two Armorines to play as, each with their own selection of weapons. You must fight to the death against bugs of all sizes, as you attempt to destroy the enemies chance of eliminating human civilization as we know it (in the not to distant future, of course).****This game uses the Turok 2 engine, and has similar themes and elements to the movie Starship Troopers.</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rmorines - Project S.W.A.R.M. (USA)&quot;&gt; &lt;year&gt;1999&lt;/year&gt; &lt;rating&gt;ESRB - T (Teen)&lt;/rating&gt; &lt;title&gt;Armorines - Project S.W.A.R.M. &lt;/title&gt; &lt;pub&gt;Acclaim&lt;/pub&gt; &lt;dev&gt;Acclaim Studios London&lt;/dev&gt; &lt;genre&gt;Shooter&lt;/genre&gt; &lt;score&gt;2.3&lt;/score&gt; &lt;player&gt;1-4 Players&lt;/player&gt; &lt;story&gt;Simply put, you have two Armorines to play as, each with their own selection of weapons. You must fight to the death against bugs of all sizes, as you attempt to destroy the enemies chance of eliminating human civilization as we know it (in the not to distant future, of course).****This game uses the Turok 2 engine, and has similar themes and elements to the movie Starship Troopers.&lt;/story&gt; &lt;/game&gt;">
            <text:p>&lt;game name="Armorines - Project S.W.A.R.M. (USA)"&gt; &lt;year&gt;1999&lt;/year&gt; &lt;rating&gt;ESRB - T (Teen)&lt;/rating&gt; &lt;title&gt;Armorines - Project S.W.A.R.M. &lt;/title&gt; &lt;pub&gt;Acclaim&lt;/pub&gt; &lt;dev&gt;Acclaim Studios London&lt;/dev&gt; &lt;genre&gt;Shooter&lt;/genre&gt; &lt;score&gt;2.3&lt;/score&gt; &lt;player&gt;1-4 Players&lt;/player&gt; &lt;story&gt;Simply put, you have two Armorines to play as, each with their own selection of weapons. You must fight to the death against bugs of all sizes, as you attempt to destroy the enemies chance of eliminating human civilization as we know it (in the not to distant future, of course).****This game uses the Turok 2 engine, and has similar themes and elements to the movie Starship Troopers.&lt;/story&gt; &lt;/game&gt;</text:p>
          </table:table-cell>
          <table:table-cell table:number-columns-repeated="1012"/>
        </table:table-row>
        <table:table-row table:style-name="ro1">
          <table:table-cell office:value-type="string">
            <text:p>Army Men - Air Combat (USA)</text:p>
          </table:table-cell>
          <table:table-cell office:value-type="float" office:value="2000">
            <text:p>2000</text:p>
          </table:table-cell>
          <table:table-cell office:value-type="string">
            <text:p>ESRB - T (Teen)</text:p>
          </table:table-cell>
          <table:table-cell office:value-type="string">
            <text:p>Army Men - Air Combat </text:p>
          </table:table-cell>
          <table:table-cell table:number-columns-repeated="2" office:value-type="string">
            <text:p>3DO Company, The</text:p>
          </table:table-cell>
          <table:table-cell office:value-type="string">
            <text:p>Action</text:p>
          </table:table-cell>
          <table:table-cell office:value-type="string">
            <text:p>3.4</text:p>
          </table:table-cell>
          <table:table-cell table:style-name="ce2" office:value-type="string">
            <text:p>1-4 Players</text:p>
          </table:table-cell>
          <table:table-cell office:value-type="string">
            <text:p>Similar to Army Men: Air Tactics and Army Men: Air Attack, except in pocket form. There are 16 missions in total, ranging from saving fellow Army Men, destroying enemy territory or delivering supplies.</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rmy Men - Air Combat (USA)&quot;&gt; &lt;year&gt;2000&lt;/year&gt; &lt;rating&gt;ESRB - T (Teen)&lt;/rating&gt; &lt;title&gt;Army Men - Air Combat &lt;/title&gt; &lt;pub&gt;3DO Company, The&lt;/pub&gt; &lt;dev&gt;3DO Company, The&lt;/dev&gt; &lt;genre&gt;Action&lt;/genre&gt; &lt;score&gt;3.4&lt;/score&gt; &lt;player&gt;1-4 Players&lt;/player&gt; &lt;story&gt;Similar to Army Men: Air Tactics and Army Men: Air Attack, except in pocket form. There are 16 missions in total, ranging from saving fellow Army Men, destroying enemy territory or delivering supplies.&lt;/story&gt; &lt;/game&gt;">
            <text:p>&lt;game name="Army Men - Air Combat (USA)"&gt; &lt;year&gt;2000&lt;/year&gt; &lt;rating&gt;ESRB - T (Teen)&lt;/rating&gt; &lt;title&gt;Army Men - Air Combat &lt;/title&gt; &lt;pub&gt;3DO Company, The&lt;/pub&gt; &lt;dev&gt;3DO Company, The&lt;/dev&gt; &lt;genre&gt;Action&lt;/genre&gt; &lt;score&gt;3.4&lt;/score&gt; &lt;player&gt;1-4 Players&lt;/player&gt; &lt;story&gt;Similar to Army Men: Air Tactics and Army Men: Air Attack, except in pocket form. There are 16 missions in total, ranging from saving fellow Army Men, destroying enemy territory or delivering supplies.&lt;/story&gt; &lt;/game&gt;</text:p>
          </table:table-cell>
          <table:table-cell table:number-columns-repeated="1012"/>
        </table:table-row>
        <table:table-row table:style-name="ro1">
          <table:table-cell office:value-type="string">
            <text:p>Army Men - Sarge's Heroes (USA)</text:p>
          </table:table-cell>
          <table:table-cell office:value-type="float" office:value="1999">
            <text:p>1999</text:p>
          </table:table-cell>
          <table:table-cell office:value-type="string">
            <text:p>ESRB - T (Teen)</text:p>
          </table:table-cell>
          <table:table-cell office:value-type="string">
            <text:p>Army Men - Sarge's Heroes </text:p>
          </table:table-cell>
          <table:table-cell table:number-columns-repeated="2" office:value-type="string">
            <text:p>3DO Company, The</text:p>
          </table:table-cell>
          <table:table-cell office:value-type="string">
            <text:p>Shooter</text:p>
          </table:table-cell>
          <table:table-cell office:value-type="string">
            <text:p>3.2</text:p>
          </table:table-cell>
          <table:table-cell table:style-name="ce2" office:value-type="string">
            <text:p>1-4 Players</text:p>
          </table:table-cell>
          <table:table-cell office:value-type="string">
            <text:p>One morning Sarge is resting in his cot when the Tan launch a surprise attack on the Green base. <text:s/>Sarge and the Colonel are forced to retreat just as the base is overrun. <text:s/>But in the chaos, Sarge's entire team of elite soldiers has been kidnapped by the Tan. <text:s/>Worse yet, the Tan have made an amazing discovery: blue portals that lead to the real world! <text:s/>They use these portals to take amazing weapons of war from the real world into the plastic world including magnifying glasses, deadly robot action figures, and fire crackers. <text:s/>Its up to you, as Sarge, to rescue your team and put an end to the blue portals and Tan's evil schemes.****Control Sarge in this Army Man third-person shooter. <text:s/>You will wage war across Tan-infested territories, both in the real and plastic world. Make Sarge proud as you battle the Tan army across 14 levels, utilizing 13 unique weapons like sky rockets and spray cans. Fight against not only infantrymen, tanks, and helicopters, but also killer toy robots and insects. <text:s/>This third game in the Army Men series adds several new features, including 3DO's unique Plastosheen lighting effects, which give the army men a real-life plastic shine. ****Also included is a multiplayer mode. <text:s/>Choose your character and even your color and duke it out with your friends. <text:s/>You can choose from many different weapons and battle each other in areas from the game or exclusive multiplayer levels. <text:s/>Even incorporated is the portal system, where you can enter blue portals and come out anywhere in the level.****Relive those childhood fantasies, yet again. <text:s/>Don't you just love the smell of burnt plastic in the morning?</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rmy Men - Sarge's Heroes (USA)&quot;&gt; &lt;year&gt;1999&lt;/year&gt; &lt;rating&gt;ESRB - T (Teen)&lt;/rating&gt; &lt;title&gt;Army Men - Sarge's Heroes &lt;/title&gt; &lt;pub&gt;3DO Company, The&lt;/pub&gt; &lt;dev&gt;3DO Company, The&lt;/dev&gt; &lt;genre&gt;Shooter&lt;/genre&gt; &lt;score&gt;3.2&lt;/score&gt; &lt;player&gt;1-4 Players&lt;/player&gt; &lt;story&gt;One morning Sarge is resting in his cot when the Tan launch a surprise attack on the Green base.  Sarge and the Colonel are forced to retreat just as the base is overrun.  But in the chaos, Sarge's entire team of elite soldiers has been kidnapped by the Tan.  Worse yet, the Tan have made an amazing discovery: blue portals that lead to the real world!  They use these portals to take amazing weapons of war from the real world into the plastic world including magnifying glasses, deadly robot action figures, and fire crackers.  Its up to you, as Sarge, to rescue your team and put an end to the blue portals and Tan's evil schemes.****Control Sarge in this Army Man third-person shooter.  You will wage war across Tan-infested territories, both in the real and plastic world. Make Sarge proud as you battle the Tan army across 14 levels, utilizing 13 unique weapons like sky rockets and spray cans. Fight against not only infantrymen, tanks, and helicopters, but also killer toy robots and insects.  This third game in the Army Men series adds several new features, including 3DO's unique Plastosheen lighting effects, which give the army men a real-life plastic shine. ****Also included is a multiplayer mode.  Choose your character and even your color and duke it out with your friends.  You can choose from many different weapons and battle each other in areas from the game or exclusive multiplayer levels.  Even incorporated is the portal system, where you can enter blue portals and come out anywhere in the level.****Relive those childhood fantasies, yet again.  Don't you just love the smell of burnt plastic in the morning?&lt;/story&gt; &lt;/game&gt;">
            <text:p>&lt;game name="Army Men - Sarge's Heroes (USA)"&gt; &lt;year&gt;1999&lt;/year&gt; &lt;rating&gt;ESRB - T (Teen)&lt;/rating&gt; &lt;title&gt;Army Men - Sarge's Heroes &lt;/title&gt; &lt;pub&gt;3DO Company, The&lt;/pub&gt; &lt;dev&gt;3DO Company, The&lt;/dev&gt; &lt;genre&gt;Shooter&lt;/genre&gt; &lt;score&gt;3.2&lt;/score&gt; &lt;player&gt;1-4 Players&lt;/player&gt; &lt;story&gt;One morning Sarge is resting in his cot when the Tan launch a surprise attack on the Green base. <text:s/>Sarge and the Colonel are forced to retreat just as the base is overrun. <text:s/>But in the chaos, Sarge's entire team of elite soldiers has been kidnapped by the Tan. <text:s/>Worse yet, the Tan have made an amazing discovery: blue portals that lead to the real world! <text:s/>They use these portals to take amazing weapons of war from the real world into the plastic world including magnifying glasses, deadly robot action figures, and fire crackers. <text:s/>Its up to you, as Sarge, to rescue your team and put an end to the blue portals and Tan's evil schemes.****Control Sarge in this Army Man third-person shooter. <text:s/>You will wage war across Tan-infested territories, both in the real and plastic world. Make Sarge proud as you battle the Tan army across 14 levels, utilizing 13 unique weapons like sky rockets and spray cans. Fight against not only infantrymen, tanks, and helicopters, but also killer toy robots and insects. <text:s/>This third game in the Army Men series adds several new features, including 3DO's unique Plastosheen lighting effects, which give the army men a real-life plastic shine. ****Also included is a multiplayer mode. <text:s/>Choose your character and even your color and duke it out with your friends. <text:s/>You can choose from many different weapons and battle each other in areas from the game or exclusive multiplayer levels. <text:s/>Even incorporated is the portal system, where you can enter blue portals and come out anywhere in the level.****Relive those childhood fantasies, yet again. <text:s/>Don't you just love the smell of burnt plastic in the morning?&lt;/story&gt; &lt;/game&gt;</text:p>
          </table:table-cell>
          <table:table-cell table:number-columns-repeated="1012"/>
        </table:table-row>
        <table:table-row table:style-name="ro1">
          <table:table-cell office:value-type="string">
            <text:p>Army Men - Sarge's Heroes 2 (USA)</text:p>
          </table:table-cell>
          <table:table-cell office:value-type="float" office:value="2000">
            <text:p>2000</text:p>
          </table:table-cell>
          <table:table-cell office:value-type="string">
            <text:p>ESRB - T (Teen)</text:p>
          </table:table-cell>
          <table:table-cell office:value-type="string">
            <text:p>Army Men - Sarge's Heroes 2 </text:p>
          </table:table-cell>
          <table:table-cell table:number-columns-repeated="2" office:value-type="string">
            <text:p>3DO Company, The</text:p>
          </table:table-cell>
          <table:table-cell office:value-type="string">
            <text:p>Shooter</text:p>
          </table:table-cell>
          <table:table-cell office:value-type="string">
            <text:p>3.5</text:p>
          </table:table-cell>
          <table:table-cell table:style-name="ce2" office:value-type="string">
            <text:p>1-4 Players</text:p>
          </table:table-cell>
          <table:table-cell office:value-type="string">
            <text:p>It seems those plastic men never lack any energy nor motivation to take each other out. Like in the other Army Men games, Sarge and the Green Army are at it again with the Tan Army. This time, General Plastro of the Tan Army has teamed up with members from the Blue side to wipe out the Green Army. As Sarge, you must fight your way through numerous missions with the backing of assorted weaponry ranging from crossbows to rocket launchers. Mission objectives vary from either complete destruction of the opposition to rescue missions.</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rmy Men - Sarge's Heroes 2 (USA)&quot;&gt; &lt;year&gt;2000&lt;/year&gt; &lt;rating&gt;ESRB - T (Teen)&lt;/rating&gt; &lt;title&gt;Army Men - Sarge's Heroes 2 &lt;/title&gt; &lt;pub&gt;3DO Company, The&lt;/pub&gt; &lt;dev&gt;3DO Company, The&lt;/dev&gt; &lt;genre&gt;Shooter&lt;/genre&gt; &lt;score&gt;3.5&lt;/score&gt; &lt;player&gt;1-4 Players&lt;/player&gt; &lt;story&gt;It seems those plastic men never lack any energy nor motivation to take each other out. Like in the other Army Men games, Sarge and the Green Army are at it again with the Tan Army. This time, General Plastro of the Tan Army has teamed up with members from the Blue side to wipe out the Green Army. As Sarge, you must fight your way through numerous missions with the backing of assorted weaponry ranging from crossbows to rocket launchers. Mission objectives vary from either complete destruction of the opposition to rescue missions.&lt;/story&gt; &lt;/game&gt;">
            <text:p>&lt;game name="Army Men - Sarge's Heroes 2 (USA)"&gt; &lt;year&gt;2000&lt;/year&gt; &lt;rating&gt;ESRB - T (Teen)&lt;/rating&gt; &lt;title&gt;Army Men - Sarge's Heroes 2 &lt;/title&gt; &lt;pub&gt;3DO Company, The&lt;/pub&gt; &lt;dev&gt;3DO Company, The&lt;/dev&gt; &lt;genre&gt;Shooter&lt;/genre&gt; &lt;score&gt;3.5&lt;/score&gt; &lt;player&gt;1-4 Players&lt;/player&gt; &lt;story&gt;It seems those plastic men never lack any energy nor motivation to take each other out. Like in the other Army Men games, Sarge and the Green Army are at it again with the Tan Army. This time, General Plastro of the Tan Army has teamed up with members from the Blue side to wipe out the Green Army. As Sarge, you must fight your way through numerous missions with the backing of assorted weaponry ranging from crossbows to rocket launchers. Mission objectives vary from either complete destruction of the opposition to rescue missions.&lt;/story&gt; &lt;/game&gt;</text:p>
          </table:table-cell>
          <table:table-cell table:number-columns-repeated="1012"/>
        </table:table-row>
        <table:table-row table:style-name="ro2">
          <table:table-cell office:value-type="string">
            <text:p>Asteroids Hyper 64 (USA)</text:p>
          </table:table-cell>
          <table:table-cell office:value-type="float" office:value="1999">
            <text:p>1999</text:p>
          </table:table-cell>
          <table:table-cell office:value-type="string">
            <text:p>ESRB - E (Everyone)</text:p>
          </table:table-cell>
          <table:table-cell office:value-type="string">
            <text:p>Asteroids Hyper 64 </text:p>
          </table:table-cell>
          <table:table-cell office:value-type="string">
            <text:p>Crave</text:p>
          </table:table-cell>
          <table:table-cell office:value-type="string">
            <text:p>Syrox Developments, Ltd.</text:p>
          </table:table-cell>
          <table:table-cell office:value-type="string">
            <text:p>Shoot-'Em-Up</text:p>
          </table:table-cell>
          <table:table-cell office:value-type="string">
            <text:p>2.4</text:p>
          </table:table-cell>
          <table:table-cell office:value-type="string">
            <text:p>1-2 Players</text:p>
          </table:table-cell>
          <table:table-cell office:value-type="string">
            <text:p>An updated version of the classic arcade blast 'em up features full 3D environments, all new weapons and defense systems and a 2 player split-screen mode. The gameplay, however, is exactly the same. Pilot a spacecraft and destroy the on-coming asteroids, each of different sizes. Alien ships and black holes are also out there, along with ship upgrades that update your ships weapons and defense systems.</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steroids Hyper 64 (USA)&quot;&gt; &lt;year&gt;1999&lt;/year&gt; &lt;rating&gt;ESRB - E (Everyone)&lt;/rating&gt; &lt;title&gt;Asteroids Hyper 64 &lt;/title&gt; &lt;pub&gt;Crave&lt;/pub&gt; &lt;dev&gt;Syrox Developments, Ltd.&lt;/dev&gt; &lt;genre&gt;Shoot-'Em-Up&lt;/genre&gt; &lt;score&gt;2.4&lt;/score&gt; &lt;player&gt;1-2 Players&lt;/player&gt; &lt;story&gt;An updated version of the classic arcade blast 'em up features full 3D environments, all new weapons and defense systems and a 2 player split-screen mode. The gameplay, however, is exactly the same. Pilot a spacecraft and destroy the on-coming asteroids, each of different sizes. Alien ships and black holes are also out there, along with ship upgrades that update your ships weapons and defense systems.&lt;/story&gt; &lt;/game&gt;">
            <text:p>&lt;game name="Asteroids Hyper 64 (USA)"&gt; &lt;year&gt;1999&lt;/year&gt; &lt;rating&gt;ESRB - E (Everyone)&lt;/rating&gt; &lt;title&gt;Asteroids Hyper 64 &lt;/title&gt; &lt;pub&gt;Crave&lt;/pub&gt; &lt;dev&gt;Syrox Developments, Ltd.&lt;/dev&gt; &lt;genre&gt;Shoot-'Em-Up&lt;/genre&gt; &lt;score&gt;2.4&lt;/score&gt; &lt;player&gt;1-2 Players&lt;/player&gt; &lt;story&gt;An updated version of the classic arcade blast 'em up features full 3D environments, all new weapons and defense systems and a 2 player split-screen mode. The gameplay, however, is exactly the same. Pilot a spacecraft and destroy the on-coming asteroids, each of different sizes. Alien ships and black holes are also out there, along with ship upgrades that update your ships weapons and defense systems.&lt;/story&gt; &lt;/game&gt;</text:p>
          </table:table-cell>
          <table:table-cell table:number-columns-repeated="1012"/>
        </table:table-row>
        <table:table-row table:style-name="ro1">
          <table:table-cell office:value-type="string">
            <text:p>Automobili Lamborghini (USA)</text:p>
          </table:table-cell>
          <table:table-cell office:value-type="float" office:value="1997">
            <text:p>1997</text:p>
          </table:table-cell>
          <table:table-cell office:value-type="string">
            <text:p>ESRB - E (Everyone)</text:p>
          </table:table-cell>
          <table:table-cell office:value-type="string">
            <text:p>Automobili Lamborghini </text:p>
          </table:table-cell>
          <table:table-cell table:number-columns-repeated="2" office:value-type="string">
            <text:p>Titus Software</text:p>
          </table:table-cell>
          <table:table-cell office:value-type="string">
            <text:p>Driving</text:p>
          </table:table-cell>
          <table:table-cell office:value-type="string">
            <text:p>3.2</text:p>
          </table:table-cell>
          <table:table-cell table:style-name="ce2" office:value-type="string">
            <text:p>1-4 Players</text:p>
          </table:table-cell>
          <table:table-cell office:value-type="string">
            <text:p>One of the earlier racing games for the Nintendo 64 developed by Titus. 8 cars are included in this game were the Lamborghini Diablo, Porsche 959, Ferrari F50 and some hidden ones. The courses are detailed including special effects like lens flares. Races take you through six circuits in exotic areas around the world. There are 4 modes in Single Player including Arcade Mode, Championship Mode, Single Race and Time Trials. The game also includes 4 player support.</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utomobili Lamborghini (USA)&quot;&gt; &lt;year&gt;1997&lt;/year&gt; &lt;rating&gt;ESRB - E (Everyone)&lt;/rating&gt; &lt;title&gt;Automobili Lamborghini &lt;/title&gt; &lt;pub&gt;Titus Software&lt;/pub&gt; &lt;dev&gt;Titus Software&lt;/dev&gt; &lt;genre&gt;Driving&lt;/genre&gt; &lt;score&gt;3.2&lt;/score&gt; &lt;player&gt;1-4 Players&lt;/player&gt; &lt;story&gt;One of the earlier racing games for the Nintendo 64 developed by Titus. 8 cars are included in this game were the Lamborghini Diablo, Porsche 959, Ferrari F50 and some hidden ones. The courses are detailed including special effects like lens flares. Races take you through six circuits in exotic areas around the world. There are 4 modes in Single Player including Arcade Mode, Championship Mode, Single Race and Time Trials. The game also includes 4 player support.&lt;/story&gt; &lt;/game&gt;">
            <text:p>&lt;game name="Automobili Lamborghini (USA)"&gt; &lt;year&gt;1997&lt;/year&gt; &lt;rating&gt;ESRB - E (Everyone)&lt;/rating&gt; &lt;title&gt;Automobili Lamborghini &lt;/title&gt; &lt;pub&gt;Titus Software&lt;/pub&gt; &lt;dev&gt;Titus Software&lt;/dev&gt; &lt;genre&gt;Driving&lt;/genre&gt; &lt;score&gt;3.2&lt;/score&gt; &lt;player&gt;1-4 Players&lt;/player&gt; &lt;story&gt;One of the earlier racing games for the Nintendo 64 developed by Titus. 8 cars are included in this game were the Lamborghini Diablo, Porsche 959, Ferrari F50 and some hidden ones. The courses are detailed including special effects like lens flares. Races take you through six circuits in exotic areas around the world. There are 4 modes in Single Player including Arcade Mode, Championship Mode, Single Race and Time Trials. The game also includes 4 player support.&lt;/story&gt; &lt;/game&gt;</text:p>
          </table:table-cell>
          <table:table-cell table:number-columns-repeated="1012"/>
        </table:table-row>
        <table:table-row table:style-name="ro2">
          <table:table-cell office:value-type="string">
            <text:p>Banjo-Kazooie (USA) (Rev A)</text:p>
          </table:table-cell>
          <table:table-cell office:value-type="float" office:value="1998">
            <text:p>1998</text:p>
          </table:table-cell>
          <table:table-cell office:value-type="string">
            <text:p>ESRB - E (Everyone)</text:p>
          </table:table-cell>
          <table:table-cell office:value-type="string">
            <text:p>Banjo-Kazooie </text:p>
          </table:table-cell>
          <table:table-cell office:value-type="string">
            <text:p>Nintendo</text:p>
          </table:table-cell>
          <table:table-cell office:value-type="string">
            <text:p>Rare, Ltd.</text:p>
          </table:table-cell>
          <table:table-cell office:value-type="string">
            <text:p>Platform</text:p>
          </table:table-cell>
          <table:table-cell office:value-type="string">
            <text:p>4.0</text:p>
          </table:table-cell>
          <table:table-cell office:value-type="string">
            <text:p>1 Player</text:p>
          </table:table-cell>
          <table:table-cell office:value-type="string">
            <text:p>Banjo-Kazooie's fairy tale back story is reminiscent of Snow White's. A gnarled, ugly witch named Gruntilda asks her magical cauldron who is the fairest of them all. Of course, the pot's answer doesn't please the hag-- he singles out Banjo's sister, Tooty. When Tooty turns up missing, Banjo and his birdie buddy Kazooie set out to find her. ****The worlds in Banjo-Kazooie are gigantic, and chock full of crazy items to collect. Musical Notes, Puzzle Pieces ("Jiggies"), Mumbo Tokens, and Jinjoes are just some of the swag that Banjo must stuff in his backpack to complete his adventure. While some of the necessary items are simply stashed off the beaten path, others will require puzzle solving skills to turn up.</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Banjo-Kazooie (USA) (Rev A)&quot;&gt; &lt;year&gt;1998&lt;/year&gt; &lt;rating&gt;ESRB - E (Everyone)&lt;/rating&gt; &lt;title&gt;Banjo-Kazooie &lt;/title&gt; &lt;pub&gt;Nintendo&lt;/pub&gt; &lt;dev&gt;Rare, Ltd.&lt;/dev&gt; &lt;genre&gt;Platform&lt;/genre&gt; &lt;score&gt;4.0&lt;/score&gt; &lt;player&gt;1 Player&lt;/player&gt; &lt;story&gt;Banjo-Kazooie's fairy tale back story is reminiscent of Snow White's. A gnarled, ugly witch named Gruntilda asks her magical cauldron who is the fairest of them all. Of course, the pot's answer doesn't please the hag-- he singles out Banjo's sister, Tooty. When Tooty turns up missing, Banjo and his birdie buddy Kazooie set out to find her. ****The worlds in Banjo-Kazooie are gigantic, and chock full of crazy items to collect. Musical Notes, Puzzle Pieces (&quot;Jiggies&quot;), Mumbo Tokens, and Jinjoes are just some of the swag that Banjo must stuff in his backpack to complete his adventure. While some of the necessary items are simply stashed off the beaten path, others will require puzzle solving skills to turn up.&lt;/story&gt; &lt;/game&gt;">
            <text:p>&lt;game name="Banjo-Kazooie (USA) (Rev A)"&gt; &lt;year&gt;1998&lt;/year&gt; &lt;rating&gt;ESRB - E (Everyone)&lt;/rating&gt; &lt;title&gt;Banjo-Kazooie &lt;/title&gt; &lt;pub&gt;Nintendo&lt;/pub&gt; &lt;dev&gt;Rare, Ltd.&lt;/dev&gt; &lt;genre&gt;Platform&lt;/genre&gt; &lt;score&gt;4.0&lt;/score&gt; &lt;player&gt;1 Player&lt;/player&gt; &lt;story&gt;Banjo-Kazooie's fairy tale back story is reminiscent of Snow White's. A gnarled, ugly witch named Gruntilda asks her magical cauldron who is the fairest of them all. Of course, the pot's answer doesn't please the hag-- he singles out Banjo's sister, Tooty. When Tooty turns up missing, Banjo and his birdie buddy Kazooie set out to find her. ****The worlds in Banjo-Kazooie are gigantic, and chock full of crazy items to collect. Musical Notes, Puzzle Pieces ("Jiggies"), Mumbo Tokens, and Jinjoes are just some of the swag that Banjo must stuff in his backpack to complete his adventure. While some of the necessary items are simply stashed off the beaten path, others will require puzzle solving skills to turn up.&lt;/story&gt; &lt;/game&gt;</text:p>
          </table:table-cell>
          <table:table-cell table:number-columns-repeated="1012"/>
        </table:table-row>
        <table:table-row table:style-name="ro1">
          <table:table-cell office:value-type="string">
            <text:p>Banjo-Tooie (USA)</text:p>
          </table:table-cell>
          <table:table-cell office:value-type="float" office:value="2000">
            <text:p>2000</text:p>
          </table:table-cell>
          <table:table-cell office:value-type="string">
            <text:p>ESRB - E (Everyone)</text:p>
          </table:table-cell>
          <table:table-cell office:value-type="string">
            <text:p>Banjo-Tooie </text:p>
          </table:table-cell>
          <table:table-cell office:value-type="string">
            <text:p>Nintendo</text:p>
          </table:table-cell>
          <table:table-cell office:value-type="string">
            <text:p>Rare, Ltd.</text:p>
          </table:table-cell>
          <table:table-cell office:value-type="string">
            <text:p>Platform</text:p>
          </table:table-cell>
          <table:table-cell office:value-type="string">
            <text:p>4.1</text:p>
          </table:table-cell>
          <table:table-cell table:style-name="ce2" office:value-type="string">
            <text:p>1-4 Players</text:p>
          </table:table-cell>
          <table:table-cell office:value-type="string">
            <text:p>After two years under the rock, Gruntilda is finally set free from her death bed by her two sisters. As nothing but a skeleton, Grunty and her sisters plan a way of curing her looks by sucking the life out of the land so as to restore her body to its old self. On hearing this news, our two champs Banjo and Kazooie with the aid of Mumbo set out to stop the evil plan and seek revenge for the passing away of Bottles the mole.****In this sequel to Banjo-Kazooie, you can play as the two main characters (as well as Mumbo) just like before, although they can now separate, helping them get to even harder areas of the land. You must collect jiggies to open new areas (much like the original) as well as learn 40 new moves to help you get along.****And much like another Rareware title, Donkey Kong 64, you can play four-player minigames that range from first-person shooters, bumper cars, battle for points, etc..</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Banjo-Tooie (USA)&quot;&gt; &lt;year&gt;2000&lt;/year&gt; &lt;rating&gt;ESRB - E (Everyone)&lt;/rating&gt; &lt;title&gt;Banjo-Tooie &lt;/title&gt; &lt;pub&gt;Nintendo&lt;/pub&gt; &lt;dev&gt;Rare, Ltd.&lt;/dev&gt; &lt;genre&gt;Platform&lt;/genre&gt; &lt;score&gt;4.1&lt;/score&gt; &lt;player&gt;1-4 Players&lt;/player&gt; &lt;story&gt;After two years under the rock, Gruntilda is finally set free from her death bed by her two sisters. As nothing but a skeleton, Grunty and her sisters plan a way of curing her looks by sucking the life out of the land so as to restore her body to its old self. On hearing this news, our two champs Banjo and Kazooie with the aid of Mumbo set out to stop the evil plan and seek revenge for the passing away of Bottles the mole.****In this sequel to Banjo-Kazooie, you can play as the two main characters (as well as Mumbo) just like before, although they can now separate, helping them get to even harder areas of the land. You must collect jiggies to open new areas (much like the original) as well as learn 40 new moves to help you get along.****And much like another Rareware title, Donkey Kong 64, you can play four-player minigames that range from first-person shooters, bumper cars, battle for points, etc..&lt;/story&gt; &lt;/game&gt;">
            <text:p>&lt;game name="Banjo-Tooie (USA)"&gt; &lt;year&gt;2000&lt;/year&gt; &lt;rating&gt;ESRB - E (Everyone)&lt;/rating&gt; &lt;title&gt;Banjo-Tooie &lt;/title&gt; &lt;pub&gt;Nintendo&lt;/pub&gt; &lt;dev&gt;Rare, Ltd.&lt;/dev&gt; &lt;genre&gt;Platform&lt;/genre&gt; &lt;score&gt;4.1&lt;/score&gt; &lt;player&gt;1-4 Players&lt;/player&gt; &lt;story&gt;After two years under the rock, Gruntilda is finally set free from her death bed by her two sisters. As nothing but a skeleton, Grunty and her sisters plan a way of curing her looks by sucking the life out of the land so as to restore her body to its old self. On hearing this news, our two champs Banjo and Kazooie with the aid of Mumbo set out to stop the evil plan and seek revenge for the passing away of Bottles the mole.****In this sequel to Banjo-Kazooie, you can play as the two main characters (as well as Mumbo) just like before, although they can now separate, helping them get to even harder areas of the land. You must collect jiggies to open new areas (much like the original) as well as learn 40 new moves to help you get along.****And much like another Rareware title, Donkey Kong 64, you can play four-player minigames that range from first-person shooters, bumper cars, battle for points, etc..&lt;/story&gt; &lt;/game&gt;</text:p>
          </table:table-cell>
          <table:table-cell table:number-columns-repeated="1012"/>
        </table:table-row>
        <table:table-row table:style-name="ro2">
          <table:table-cell office:value-type="string">
            <text:p>Bassmasters 2000 (USA)</text:p>
          </table:table-cell>
          <table:table-cell office:value-type="float" office:value="1999">
            <text:p>1999</text:p>
          </table:table-cell>
          <table:table-cell office:value-type="string">
            <text:p>ESRB - E (Everyone)</text:p>
          </table:table-cell>
          <table:table-cell office:value-type="string">
            <text:p>Bassmasters 2000 </text:p>
          </table:table-cell>
          <table:table-cell office:value-type="string">
            <text:p>THQ</text:p>
          </table:table-cell>
          <table:table-cell office:value-type="string">
            <text:p>Mass Media, Inc.</text:p>
          </table:table-cell>
          <table:table-cell office:value-type="string">
            <text:p>Fishing/Sports</text:p>
          </table:table-cell>
          <table:table-cell office:value-type="string">
            <text:p>2.9</text:p>
          </table:table-cell>
          <table:table-cell office:value-type="string">
            <text:p>1-2 Players</text:p>
          </table:table-cell>
          <table:table-cell office:value-type="string">
            <text:p>BassMasters 2000 is a fishing simulation game which counts a total of <text:s/>4 modes and has a wide variety of customizable options. You can create and save up to 7 anglers through the “Create Angler” option and customize stats such as sex, hair, face, clothes, etc. Other customizable options include “Lake Conditions” (lake location, season, weather, time, etc.), “Boat” (boat model, engine, etc.) and “Tackle” (rod/reel, line, lure, etc.). These are the following modes:****1. Exhibition - the only mode where every customizable option is available. The objective is to catch up to a certain number of fish and the sum of their weight to equal or surpass the weight that is mentioned in the beginning of the mode.****2. Tournament - there are 6 tournaments you must compete in and each tournament lasts for 3 days. Fishing lasts until the day is over at the end of which the total weight of fish caught is counted and depending on how well you did you get the equivalent rank. If at the end of the last tournament you manage to rank 5th or higher place new equipment and boats are unlocked. ****3. Speed Fishing - in this mode you’re given a time limit of 3 minutes and must catch as more of the fish mentioned in the overview as possible. Time is extended by one second depending on how much the fish weighs and the objective is to fish for as long as you can.****4. Casting Game - you must cast the line at certain spots on the lake which are specified by coloured circles within the time limit. With each target you manage to hit you receive points and if the points that are accumulated are high enough you get additional time and the patterns in which the targets appear change.</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Bassmasters 2000 (USA)&quot;&gt; &lt;year&gt;1999&lt;/year&gt; &lt;rating&gt;ESRB - E (Everyone)&lt;/rating&gt; &lt;title&gt;Bassmasters 2000 &lt;/title&gt; &lt;pub&gt;THQ&lt;/pub&gt; &lt;dev&gt;Mass Media, Inc.&lt;/dev&gt; &lt;genre&gt;Fishing/Sports&lt;/genre&gt; &lt;score&gt;2.9&lt;/score&gt; &lt;player&gt;1-2 Players&lt;/player&gt; &lt;story&gt;BassMasters 2000 is a fishing simulation game which counts a total of  4 modes and has a wide variety of customizable options. You can create and save up to 7 anglers through the “Create Angler” option and customize stats such as sex, hair, face, clothes, etc. Other customizable options include “Lake Conditions” (lake location, season, weather, time, etc.), “Boat” (boat model, engine, etc.) and “Tackle” (rod/reel, line, lure, etc.). These are the following modes:****1. Exhibition - the only mode where every customizable option is available. The objective is to catch up to a certain number of fish and the sum of their weight to equal or surpass the weight that is mentioned in the beginning of the mode.****2. Tournament - there are 6 tournaments you must compete in and each tournament lasts for 3 days. Fishing lasts until the day is over at the end of which the total weight of fish caught is counted and depending on how well you did you get the equivalent rank. If at the end of the last tournament you manage to rank 5th or higher place new equipment and boats are unlocked. ****3. Speed Fishing - in this mode you’re given a time limit of 3 minutes and must catch as more of the fish mentioned in the overview as possible. Time is extended by one second depending on how much the fish weighs and the objective is to fish for as long as you can.****4. Casting Game - you must cast the line at certain spots on the lake which are specified by coloured circles within the time limit. With each target you manage to hit you receive points and if the points that are accumulated are high enough you get additional time and the patterns in which the targets appear change.&lt;/story&gt; &lt;/game&gt;">
            <text:p>&lt;game name="Bassmasters 2000 (USA)"&gt; &lt;year&gt;1999&lt;/year&gt; &lt;rating&gt;ESRB - E (Everyone)&lt;/rating&gt; &lt;title&gt;Bassmasters 2000 &lt;/title&gt; &lt;pub&gt;THQ&lt;/pub&gt; &lt;dev&gt;Mass Media, Inc.&lt;/dev&gt; &lt;genre&gt;Fishing/Sports&lt;/genre&gt; &lt;score&gt;2.9&lt;/score&gt; &lt;player&gt;1-2 Players&lt;/player&gt; &lt;story&gt;BassMasters 2000 is a fishing simulation game which counts a total of <text:s/>4 modes and has a wide variety of customizable options. You can create and save up to 7 anglers through the “Create Angler” option and customize stats such as sex, hair, face, clothes, etc. Other customizable options include “Lake Conditions” (lake location, season, weather, time, etc.), “Boat” (boat model, engine, etc.) and “Tackle” (rod/reel, line, lure, etc.). These are the following modes:****1. Exhibition - the only mode where every customizable option is available. The objective is to catch up to a certain number of fish and the sum of their weight to equal or surpass the weight that is mentioned in the beginning of the mode.****2. Tournament - there are 6 tournaments you must compete in and each tournament lasts for 3 days. Fishing lasts until the day is over at the end of which the total weight of fish caught is counted and depending on how well you did you get the equivalent rank. If at the end of the last tournament you manage to rank 5th or higher place new equipment and boats are unlocked. ****3. Speed Fishing - in this mode you’re given a time limit of 3 minutes and must catch as more of the fish mentioned in the overview as possible. Time is extended by one second depending on how much the fish weighs and the objective is to fish for as long as you can.****4. Casting Game - you must cast the line at certain spots on the lake which are specified by coloured circles within the time limit. With each target you manage to hit you receive points and if the points that are accumulated are high enough you get additional time and the patterns in which the targets appear change.&lt;/story&gt; &lt;/game&gt;</text:p>
          </table:table-cell>
          <table:table-cell table:number-columns-repeated="1012"/>
        </table:table-row>
        <table:table-row table:style-name="ro2">
          <table:table-cell office:value-type="string">
            <text:p>Batman Beyond - Return of the Joker (USA)</text:p>
          </table:table-cell>
          <table:table-cell office:value-type="float" office:value="2000">
            <text:p>2000</text:p>
          </table:table-cell>
          <table:table-cell office:value-type="string">
            <text:p>ESRB - E (Everyone)</text:p>
          </table:table-cell>
          <table:table-cell office:value-type="string">
            <text:p>Batman Beyond - Return of the Joker </text:p>
          </table:table-cell>
          <table:table-cell office:value-type="string">
            <text:p>Ubisoft</text:p>
          </table:table-cell>
          <table:table-cell office:value-type="string">
            <text:p>Kemco</text:p>
          </table:table-cell>
          <table:table-cell office:value-type="string">
            <text:p>Beat-'Em-Up</text:p>
          </table:table-cell>
          <table:table-cell office:value-type="string">
            <text:p>2.2</text:p>
          </table:table-cell>
          <table:table-cell office:value-type="string">
            <text:p>1 Player</text:p>
          </table:table-cell>
          <table:table-cell office:value-type="string">
            <text:p>Based off the movie, Batman Beyond puts the player on the streets of Gotham (Beyond) to take out the ever-grinning Joker, but before that an obvious long line of his evil minions - some of which are genetically engineered.****Scroll around, punch, kick, play with bat-weapons, and avoid being on the receiving end of those attacks. There are multiple 'bat suits' that you can choose from, each with their own special abilities and purposes.****Mostly a 3-D beat-the-living-sunshine-out-of-whatever-moves type.</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Batman Beyond - Return of the Joker (USA)&quot;&gt; &lt;year&gt;2000&lt;/year&gt; &lt;rating&gt;ESRB - E (Everyone)&lt;/rating&gt; &lt;title&gt;Batman Beyond - Return of the Joker &lt;/title&gt; &lt;pub&gt;Ubisoft&lt;/pub&gt; &lt;dev&gt;Kemco&lt;/dev&gt; &lt;genre&gt;Beat-'Em-Up&lt;/genre&gt; &lt;score&gt;2.2&lt;/score&gt; &lt;player&gt;1 Player&lt;/player&gt; &lt;story&gt;Based off the movie, Batman Beyond puts the player on the streets of Gotham (Beyond) to take out the ever-grinning Joker, but before that an obvious long line of his evil minions - some of which are genetically engineered.****Scroll around, punch, kick, play with bat-weapons, and avoid being on the receiving end of those attacks. There are multiple 'bat suits' that you can choose from, each with their own special abilities and purposes.****Mostly a 3-D beat-the-living-sunshine-out-of-whatever-moves type.&lt;/story&gt; &lt;/game&gt;">
            <text:p>&lt;game name="Batman Beyond - Return of the Joker (USA)"&gt; &lt;year&gt;2000&lt;/year&gt; &lt;rating&gt;ESRB - E (Everyone)&lt;/rating&gt; &lt;title&gt;Batman Beyond - Return of the Joker &lt;/title&gt; &lt;pub&gt;Ubisoft&lt;/pub&gt; &lt;dev&gt;Kemco&lt;/dev&gt; &lt;genre&gt;Beat-'Em-Up&lt;/genre&gt; &lt;score&gt;2.2&lt;/score&gt; &lt;player&gt;1 Player&lt;/player&gt; &lt;story&gt;Based off the movie, Batman Beyond puts the player on the streets of Gotham (Beyond) to take out the ever-grinning Joker, but before that an obvious long line of his evil minions - some of which are genetically engineered.****Scroll around, punch, kick, play with bat-weapons, and avoid being on the receiving end of those attacks. There are multiple 'bat suits' that you can choose from, each with their own special abilities and purposes.****Mostly a 3-D beat-the-living-sunshine-out-of-whatever-moves type.&lt;/story&gt; &lt;/game&gt;</text:p>
          </table:table-cell>
          <table:table-cell table:number-columns-repeated="1012"/>
        </table:table-row>
        <table:table-row table:style-name="ro1">
          <table:table-cell office:value-type="string">
            <text:p>BattleTanx (USA)</text:p>
          </table:table-cell>
          <table:table-cell office:value-type="float" office:value="1998">
            <text:p>1998</text:p>
          </table:table-cell>
          <table:table-cell office:value-type="string">
            <text:p>ESRB - T (Teen)</text:p>
          </table:table-cell>
          <table:table-cell office:value-type="string">
            <text:p>BattleTanx </text:p>
          </table:table-cell>
          <table:table-cell table:number-columns-repeated="2" office:value-type="string">
            <text:p>3DO Company, The</text:p>
          </table:table-cell>
          <table:table-cell office:value-type="string">
            <text:p>Action</text:p>
          </table:table-cell>
          <table:table-cell office:value-type="string">
            <text:p>2.9</text:p>
          </table:table-cell>
          <table:table-cell table:style-name="ce2" office:value-type="string">
            <text:p>1-4 Players</text:p>
          </table:table-cell>
          <table:table-cell office:value-type="string">
            <text:p>Mission based tank shooter game set in the post-apocalyptic future; fight through single-player campaign levels based in U.S. cities against multitudes of gangs with their own tanks and heavy firepower.****The game has a large multiplayer component, allowing up to 4 players at once, with or without teams, AI opponents, and in several gameplay styles, including a standard deathmatch and a capture-the-flag style game.</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BattleTanx (USA)&quot;&gt; &lt;year&gt;1998&lt;/year&gt; &lt;rating&gt;ESRB - T (Teen)&lt;/rating&gt; &lt;title&gt;BattleTanx &lt;/title&gt; &lt;pub&gt;3DO Company, The&lt;/pub&gt; &lt;dev&gt;3DO Company, The&lt;/dev&gt; &lt;genre&gt;Action&lt;/genre&gt; &lt;score&gt;2.9&lt;/score&gt; &lt;player&gt;1-4 Players&lt;/player&gt; &lt;story&gt;Mission based tank shooter game set in the post-apocalyptic future; fight through single-player campaign levels based in U.S. cities against multitudes of gangs with their own tanks and heavy firepower.****The game has a large multiplayer component, allowing up to 4 players at once, with or without teams, AI opponents, and in several gameplay styles, including a standard deathmatch and a capture-the-flag style game.&lt;/story&gt; &lt;/game&gt;">
            <text:p>&lt;game name="BattleTanx (USA)"&gt; &lt;year&gt;1998&lt;/year&gt; &lt;rating&gt;ESRB - T (Teen)&lt;/rating&gt; &lt;title&gt;BattleTanx &lt;/title&gt; &lt;pub&gt;3DO Company, The&lt;/pub&gt; &lt;dev&gt;3DO Company, The&lt;/dev&gt; &lt;genre&gt;Action&lt;/genre&gt; &lt;score&gt;2.9&lt;/score&gt; &lt;player&gt;1-4 Players&lt;/player&gt; &lt;story&gt;Mission based tank shooter game set in the post-apocalyptic future; fight through single-player campaign levels based in U.S. cities against multitudes of gangs with their own tanks and heavy firepower.****The game has a large multiplayer component, allowing up to 4 players at once, with or without teams, AI opponents, and in several gameplay styles, including a standard deathmatch and a capture-the-flag style game.&lt;/story&gt; &lt;/game&gt;</text:p>
          </table:table-cell>
          <table:table-cell table:number-columns-repeated="1012"/>
        </table:table-row>
        <table:table-row table:style-name="ro1">
          <table:table-cell office:value-type="string">
            <text:p>BattleTanx - Global Assault (USA)</text:p>
          </table:table-cell>
          <table:table-cell office:value-type="float" office:value="1999">
            <text:p>1999</text:p>
          </table:table-cell>
          <table:table-cell office:value-type="string">
            <text:p>ESRB - T (Teen)</text:p>
          </table:table-cell>
          <table:table-cell office:value-type="string">
            <text:p>BattleTanx - Global Assault </text:p>
          </table:table-cell>
          <table:table-cell table:number-columns-repeated="2" office:value-type="string">
            <text:p>3DO Company, The</text:p>
          </table:table-cell>
          <table:table-cell office:value-type="string">
            <text:p>Action</text:p>
          </table:table-cell>
          <table:table-cell office:value-type="string">
            <text:p>3.3</text:p>
          </table:table-cell>
          <table:table-cell table:style-name="ce2" office:value-type="string">
            <text:p>1-4 Players</text:p>
          </table:table-cell>
          <table:table-cell office:value-type="string">
            <text:p>The year is 2049. <text:s/>A nuclear holocaust has caused 99.9% of the women in the entire world to die out, leaving mankind desperate to search for women for reproduction. <text:s/>Instinct has taken over, and the only rule is mob rule. <text:s/>There is no form of government, form of justice, and the only way to survive is lookout for yourself. <text:s/>Mobs and warlords have emerged trying to claim the world's last surviving women.****In the midst of the chaos, Griffin and Madison escape back to San Francisco with their new baby boy Brandon, where they hope to rebuild a better society. <text:s/>However, the evil QueenLord, Cassandra, captures him. <text:s/>Cassandra leads Griffin and Madison all across America and Europe in a frantic search for Brandon, who may have psychic abilities that can save the world.****Global Assault is the sequel to the original BattleTanx64. <text:s/>It features ton of new weapons, new vehicles, and new powers that were never available in the original. <text:s/>Global Assault now also features a destructible environment, allowing you to seize control of the environment and create ultimate destruction. <text:s/>Global Assault also allows two players to play together in co-op, or four players to go head to head as one of the dozens of tank gangs in all new maps and tons more modes.</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attleTanx - Global Assault (USA)&quot;&gt; &lt;year&gt;1999&lt;/year&gt; &lt;rating&gt;ESRB - T (Teen)&lt;/rating&gt; &lt;title&gt;BattleTanx - Global Assault &lt;/title&gt; &lt;pub&gt;3DO Company, The&lt;/pub&gt; &lt;dev&gt;3DO Company, The&lt;/dev&gt; &lt;genre&gt;Action&lt;/genre&gt; &lt;score&gt;3.3&lt;/score&gt; &lt;player&gt;1-4 Players&lt;/player&gt; &lt;story&gt;The year is 2049.  A nuclear holocaust has caused 99.9% of the women in the entire world to die out, leaving mankind desperate to search for women for reproduction.  Instinct has taken over, and the only rule is mob rule.  There is no form of government, form of justice, and the only way to survive is lookout for yourself.  Mobs and warlords have emerged trying to claim the world's last surviving women.****In the midst of the chaos, Griffin and Madison escape back to San Francisco with their new baby boy Brandon, where they hope to rebuild a better society.  However, the evil QueenLord, Cassandra, captures him.  Cassandra leads Griffin and Madison all across America and Europe in a frantic search for Brandon, who may have psychic abilities that can save the world.****Global Assault is the sequel to the original BattleTanx64.  It features ton of new weapons, new vehicles, and new powers that were never available in the original.  Global Assault now also features a destructible environment, allowing you to seize control of the environment and create ultimate destruction.  Global Assault also allows two players to play together in co-op, or four players to go head to head as one of the dozens of tank gangs in all new maps and tons more modes.&lt;/story&gt; &lt;/game&gt;">
            <text:p>&lt;game name="BattleTanx - Global Assault (USA)"&gt; &lt;year&gt;1999&lt;/year&gt; &lt;rating&gt;ESRB - T (Teen)&lt;/rating&gt; &lt;title&gt;BattleTanx - Global Assault &lt;/title&gt; &lt;pub&gt;3DO Company, The&lt;/pub&gt; &lt;dev&gt;3DO Company, The&lt;/dev&gt; &lt;genre&gt;Action&lt;/genre&gt; &lt;score&gt;3.3&lt;/score&gt; &lt;player&gt;1-4 Players&lt;/player&gt; &lt;story&gt;The year is 2049. <text:s/>A nuclear holocaust has caused 99.9% of the women in the entire world to die out, leaving mankind desperate to search for women for reproduction. <text:s/>Instinct has taken over, and the only rule is mob rule. <text:s/>There is no form of government, form of justice, and the only way to survive is lookout for yourself. <text:s/>Mobs and warlords have emerged trying to claim the world's last surviving women.****In the midst of the chaos, Griffin and Madison escape back to San Francisco with their new baby boy Brandon, where they hope to rebuild a better society. <text:s/>However, the evil QueenLord, Cassandra, captures him. <text:s/>Cassandra leads Griffin and Madison all across America and Europe in a frantic search for Brandon, who may have psychic abilities that can save the world.****Global Assault is the sequel to the original BattleTanx64. <text:s/>It features ton of new weapons, new vehicles, and new powers that were never available in the original. <text:s/>Global Assault now also features a destructible environment, allowing you to seize control of the environment and create ultimate destruction. <text:s/>Global Assault also allows two players to play together in co-op, or four players to go head to head as one of the dozens of tank gangs in all new maps and tons more modes.&lt;/story&gt; &lt;/game&gt;</text:p>
          </table:table-cell>
          <table:table-cell table:number-columns-repeated="1012"/>
        </table:table-row>
        <table:table-row table:style-name="ro1">
          <table:table-cell office:value-type="string">
            <text:p>Battlezone - Rise of the Black Dogs (USA)</text:p>
          </table:table-cell>
          <table:table-cell office:value-type="float" office:value="2000">
            <text:p>2000</text:p>
          </table:table-cell>
          <table:table-cell office:value-type="string">
            <text:p>ESRB - E (Everyone)</text:p>
          </table:table-cell>
          <table:table-cell office:value-type="string">
            <text:p>Battlezone - Rise of the Black Dogs </text:p>
          </table:table-cell>
          <table:table-cell office:value-type="string">
            <text:p>Crave</text:p>
          </table:table-cell>
          <table:table-cell office:value-type="string">
            <text:p>Climax</text:p>
          </table:table-cell>
          <table:table-cell office:value-type="string">
            <text:p>Strategy</text:p>
          </table:table-cell>
          <table:table-cell office:value-type="string">
            <text:p>4.1</text:p>
          </table:table-cell>
          <table:table-cell table:style-name="ce2" office:value-type="string">
            <text:p>1-4 Players</text:p>
          </table:table-cell>
          <table:table-cell office:value-type="string">
            <text:p>Climb into a hover tank, and battle Soviets and aliens on the moon. <text:s/>The premise of the game: The Soviets and Americans were actually fighting on the moon during the cold war, unbeknownst to the public. <text:s/>You job is to command fleets of tanks against the Soviets and win the war.****There are 3 completely different modes to the game. <text:s/>An arcade mode in which you fight ever increasingly difficult waves of enemies. <text:s/>A story mode in which you are simply a pilot where you are told exactly what your orders are. <text:s/>And there is also strategy mode, in which you can build units and send them off to do battle for you.****In addition to containing all the missions available in the PC version of this game, there is also additional missions that continue the story where the PC game left off.</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Battlezone - Rise of the Black Dogs (USA)&quot;&gt; &lt;year&gt;2000&lt;/year&gt; &lt;rating&gt;ESRB - E (Everyone)&lt;/rating&gt; &lt;title&gt;Battlezone - Rise of the Black Dogs &lt;/title&gt; &lt;pub&gt;Crave&lt;/pub&gt; &lt;dev&gt;Climax&lt;/dev&gt; &lt;genre&gt;Strategy&lt;/genre&gt; &lt;score&gt;4.1&lt;/score&gt; &lt;player&gt;1-4 Players&lt;/player&gt; &lt;story&gt;Climb into a hover tank, and battle Soviets and aliens on the moon.  The premise of the game: The Soviets and Americans were actually fighting on the moon during the cold war, unbeknownst to the public.  You job is to command fleets of tanks against the Soviets and win the war.****There are 3 completely different modes to the game.  An arcade mode in which you fight ever increasingly difficult waves of enemies.  A story mode in which you are simply a pilot where you are told exactly what your orders are.  And there is also strategy mode, in which you can build units and send them off to do battle for you.****In addition to containing all the missions available in the PC version of this game, there is also additional missions that continue the story where the PC game left off.&lt;/story&gt; &lt;/game&gt;">
            <text:p>&lt;game name="Battlezone - Rise of the Black Dogs (USA)"&gt; &lt;year&gt;2000&lt;/year&gt; &lt;rating&gt;ESRB - E (Everyone)&lt;/rating&gt; &lt;title&gt;Battlezone - Rise of the Black Dogs &lt;/title&gt; &lt;pub&gt;Crave&lt;/pub&gt; &lt;dev&gt;Climax&lt;/dev&gt; &lt;genre&gt;Strategy&lt;/genre&gt; &lt;score&gt;4.1&lt;/score&gt; &lt;player&gt;1-4 Players&lt;/player&gt; &lt;story&gt;Climb into a hover tank, and battle Soviets and aliens on the moon. <text:s/>The premise of the game: The Soviets and Americans were actually fighting on the moon during the cold war, unbeknownst to the public. <text:s/>You job is to command fleets of tanks against the Soviets and win the war.****There are 3 completely different modes to the game. <text:s/>An arcade mode in which you fight ever increasingly difficult waves of enemies. <text:s/>A story mode in which you are simply a pilot where you are told exactly what your orders are. <text:s/>And there is also strategy mode, in which you can build units and send them off to do battle for you.****In addition to containing all the missions available in the PC version of this game, there is also additional missions that continue the story where the PC game left off.&lt;/story&gt; &lt;/game&gt;</text:p>
          </table:table-cell>
          <table:table-cell table:number-columns-repeated="1012"/>
        </table:table-row>
        <table:table-row table:style-name="ro1">
          <table:table-cell office:value-type="string">
            <text:p>Beetle Adventure Racing! (USA) (En,Fr,De)</text:p>
          </table:table-cell>
          <table:table-cell office:value-type="float" office:value="1999">
            <text:p>1999</text:p>
          </table:table-cell>
          <table:table-cell office:value-type="string">
            <text:p>ESRB - E (Everyone)</text:p>
          </table:table-cell>
          <table:table-cell office:value-type="string">
            <text:p>Beetle Adventure Racing! </text:p>
          </table:table-cell>
          <table:table-cell office:value-type="string">
            <text:p>EA Sports</text:p>
          </table:table-cell>
          <table:table-cell office:value-type="string">
            <text:p>Electronic Arts Canada, </text:p>
          </table:table-cell>
          <table:table-cell office:value-type="string">
            <text:p>Driving</text:p>
          </table:table-cell>
          <table:table-cell office:value-type="string">
            <text:p>3.9</text:p>
          </table:table-cell>
          <table:table-cell table:style-name="ce2" office:value-type="string">
            <text:p>1-4 Players</text:p>
          </table:table-cell>
          <table:table-cell office:value-type="string">
            <text:p>Take control of a collection of the latest Volkswagen Beetle "2.0" models (from street type to off-road designs) and race across varying road types that will test your speed and endurance (each track taking up to 4 minutes to complete from one end to another).****Find shortcuts or use nitro boosts to get to the end first in order to move on to the next track. If the computer AI is to easy for you, battle against a friend in two player race mode. Up to 4 people can also play a special Battle Mode challenge, with added abilities including weapons (from mines and rockets to magical elements) while collecting the flag and finding the exit.</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Beetle Adventure Racing! (USA) (En,Fr,De)&quot;&gt; &lt;year&gt;1999&lt;/year&gt; &lt;rating&gt;ESRB - E (Everyone)&lt;/rating&gt; &lt;title&gt;Beetle Adventure Racing! &lt;/title&gt; &lt;pub&gt;EA Sports&lt;/pub&gt; &lt;dev&gt;Electronic Arts Canada, &lt;/dev&gt; &lt;genre&gt;Driving&lt;/genre&gt; &lt;score&gt;3.9&lt;/score&gt; &lt;player&gt;1-4 Players&lt;/player&gt; &lt;story&gt;Take control of a collection of the latest Volkswagen Beetle &quot;2.0&quot; models (from street type to off-road designs) and race across varying road types that will test your speed and endurance (each track taking up to 4 minutes to complete from one end to another).****Find shortcuts or use nitro boosts to get to the end first in order to move on to the next track. If the computer AI is to easy for you, battle against a friend in two player race mode. Up to 4 people can also play a special Battle Mode challenge, with added abilities including weapons (from mines and rockets to magical elements) while collecting the flag and finding the exit.&lt;/story&gt; &lt;/game&gt;">
            <text:p>&lt;game name="Beetle Adventure Racing! (USA) (En,Fr,De)"&gt; &lt;year&gt;1999&lt;/year&gt; &lt;rating&gt;ESRB - E (Everyone)&lt;/rating&gt; &lt;title&gt;Beetle Adventure Racing! &lt;/title&gt; &lt;pub&gt;EA Sports&lt;/pub&gt; &lt;dev&gt;Electronic Arts Canada, &lt;/dev&gt; &lt;genre&gt;Driving&lt;/genre&gt; &lt;score&gt;3.9&lt;/score&gt; &lt;player&gt;1-4 Players&lt;/player&gt; &lt;story&gt;Take control of a collection of the latest Volkswagen Beetle "2.0" models (from street type to off-road designs) and race across varying road types that will test your speed and endurance (each track taking up to 4 minutes to complete from one end to another).****Find shortcuts or use nitro boosts to get to the end first in order to move on to the next track. If the computer AI is to easy for you, battle against a friend in two player race mode. Up to 4 people can also play a special Battle Mode challenge, with added abilities including weapons (from mines and rockets to magical elements) while collecting the flag and finding the exit.&lt;/story&gt; &lt;/game&gt;</text:p>
          </table:table-cell>
          <table:table-cell table:number-columns-repeated="1012"/>
        </table:table-row>
        <table:table-row table:style-name="ro2">
          <table:table-cell office:value-type="string">
            <text:p>Big Mountain 2000 (USA)</text:p>
          </table:table-cell>
          <table:table-cell office:value-type="float" office:value="2000">
            <text:p>2000</text:p>
          </table:table-cell>
          <table:table-cell office:value-type="string">
            <text:p>ESRB - E (Everyone)</text:p>
          </table:table-cell>
          <table:table-cell office:value-type="string">
            <text:p>Big Mountain 2000 </text:p>
          </table:table-cell>
          <table:table-cell office:value-type="string">
            <text:p>SouthPeak Games</text:p>
          </table:table-cell>
          <table:table-cell office:value-type="string">
            <text:p>Genki Co., Ltd.</text:p>
          </table:table-cell>
          <table:table-cell office:value-type="string">
            <text:p>Snowboarding/Sports</text:p>
          </table:table-cell>
          <table:table-cell office:value-type="string">
            <text:p>3.0</text:p>
          </table:table-cell>
          <table:table-cell office:value-type="string">
            <text:p>1-2 Players</text:p>
          </table:table-cell>
          <table:table-cell office:value-type="string">
            <text:p>Big Mountain 2000 is a sports game where you can choose to race with either a snowboard or a ski. There are six characters (plus three unlockables) to choose from, each with different skills and three modes in total – two of them are single player and the other one is a multiplayer.****1. Championship: in Championship you can select one of the available players and choose the style you want – ski or snowboard. <text:s/>You can also change each player’s equipment which includes ski/snowboard and clothes. The game also lets you choose in which stage you want to compete and the race type you want to play. Race Type includes three options – Free Ride, Slalom and Giant Slalom. In Free Ride you compete against 3 more CPU players, you must finish first and before time, which can be renewed at every checkpoint, runs out. In Slalom and Giant Slalom you must pass through the flags that are scattered throughout the course and again like in Free Ride finish first. The differences between the Slalom-Giant Slalom are the later’s course being wider and the flags less. By successfully completing any of the above your players skills like cornering, acceleration, etc. are increased.****2. 2P Battle: in 2P Battle two human players can compete in any of the Free Ride-Slalom-Giant Slalom races. It is possible to either choose a player from the game or load a previously saved player data from a Controller Pak. There are also no restrictions on the style each player will choose. For example one may choose to play with a skier and the other with a snowboarder.****3. Time Attack: there are no other competitors in this mode – just you racing against time.</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Big Mountain 2000 (USA)&quot;&gt; &lt;year&gt;2000&lt;/year&gt; &lt;rating&gt;ESRB - E (Everyone)&lt;/rating&gt; &lt;title&gt;Big Mountain 2000 &lt;/title&gt; &lt;pub&gt;SouthPeak Games&lt;/pub&gt; &lt;dev&gt;Genki Co., Ltd.&lt;/dev&gt; &lt;genre&gt;Snowboarding/Sports&lt;/genre&gt; &lt;score&gt;3.0&lt;/score&gt; &lt;player&gt;1-2 Players&lt;/player&gt; &lt;story&gt;Big Mountain 2000 is a sports game where you can choose to race with either a snowboard or a ski. There are six characters (plus three unlockables) to choose from, each with different skills and three modes in total – two of them are single player and the other one is a multiplayer.****1. Championship: in Championship you can select one of the available players and choose the style you want – ski or snowboard.  You can also change each player’s equipment which includes ski/snowboard and clothes. The game also lets you choose in which stage you want to compete and the race type you want to play. Race Type includes three options – Free Ride, Slalom and Giant Slalom. In Free Ride you compete against 3 more CPU players, you must finish first and before time, which can be renewed at every checkpoint, runs out. In Slalom and Giant Slalom you must pass through the flags that are scattered throughout the course and again like in Free Ride finish first. The differences between the Slalom-Giant Slalom are the later’s course being wider and the flags less. By successfully completing any of the above your players skills like cornering, acceleration, etc. are increased.****2. 2P Battle: in 2P Battle two human players can compete in any of the Free Ride-Slalom-Giant Slalom races. It is possible to either choose a player from the game or load a previously saved player data from a Controller Pak. There are also no restrictions on the style each player will choose. For example one may choose to play with a skier and the other with a snowboarder.****3. Time Attack: there are no other competitors in this mode – just you racing against time.&lt;/story&gt; &lt;/game&gt;">
            <text:p>&lt;game name="Big Mountain 2000 (USA)"&gt; &lt;year&gt;2000&lt;/year&gt; &lt;rating&gt;ESRB - E (Everyone)&lt;/rating&gt; &lt;title&gt;Big Mountain 2000 &lt;/title&gt; &lt;pub&gt;SouthPeak Games&lt;/pub&gt; &lt;dev&gt;Genki Co., Ltd.&lt;/dev&gt; &lt;genre&gt;Snowboarding/Sports&lt;/genre&gt; &lt;score&gt;3.0&lt;/score&gt; &lt;player&gt;1-2 Players&lt;/player&gt; &lt;story&gt;Big Mountain 2000 is a sports game where you can choose to race with either a snowboard or a ski. There are six characters (plus three unlockables) to choose from, each with different skills and three modes in total – two of them are single player and the other one is a multiplayer.****1. Championship: in Championship you can select one of the available players and choose the style you want – ski or snowboard. <text:s/>You can also change each player’s equipment which includes ski/snowboard and clothes. The game also lets you choose in which stage you want to compete and the race type you want to play. Race Type includes three options – Free Ride, Slalom and Giant Slalom. In Free Ride you compete against 3 more CPU players, you must finish first and before time, which can be renewed at every checkpoint, runs out. In Slalom and Giant Slalom you must pass through the flags that are scattered throughout the course and again like in Free Ride finish first. The differences between the Slalom-Giant Slalom are the later’s course being wider and the flags less. By successfully completing any of the above your players skills like cornering, acceleration, etc. are increased.****2. 2P Battle: in 2P Battle two human players can compete in any of the Free Ride-Slalom-Giant Slalom races. It is possible to either choose a player from the game or load a previously saved player data from a Controller Pak. There are also no restrictions on the style each player will choose. For example one may choose to play with a skier and the other with a snowboarder.****3. Time Attack: there are no other competitors in this mode – just you racing against time.&lt;/story&gt; &lt;/game&gt;</text:p>
          </table:table-cell>
          <table:table-cell table:number-columns-repeated="1012"/>
        </table:table-row>
        <table:table-row table:style-name="ro2">
          <table:table-cell office:value-type="string">
            <text:p>Bio F.R.E.A.K.S. (USA)</text:p>
          </table:table-cell>
          <table:table-cell office:value-type="float" office:value="1998">
            <text:p>1998</text:p>
          </table:table-cell>
          <table:table-cell office:value-type="string">
            <text:p>ESRB - M (Mature)</text:p>
          </table:table-cell>
          <table:table-cell office:value-type="string">
            <text:p>Bio F.R.E.A.K.S. </text:p>
          </table:table-cell>
          <table:table-cell office:value-type="string">
            <text:p>Midway</text:p>
          </table:table-cell>
          <table:table-cell office:value-type="string">
            <text:p>Saffire Corporation</text:p>
          </table:table-cell>
          <table:table-cell office:value-type="string">
            <text:p>Fighter</text:p>
          </table:table-cell>
          <table:table-cell office:value-type="string">
            <text:p>3.2</text:p>
          </table:table-cell>
          <table:table-cell office:value-type="string">
            <text:p>1-2 Players</text:p>
          </table:table-cell>
          <table:table-cell office:value-type="string">
            <text:p>A very violent 3D one-on-one fighter. <text:s/>Take control of one of many well-designed bionically-enhanced fighters, and fight in a dangerous interactive 3D environment.****Most of the characters rely on distance attacks, which reduces the game to strategic fighting rather than a boxing match; interacting with the incredibly hazardous environment adds another dimension to the gameplay- while avoiding an opponent's gunfire by jetting off with your jetpack, you may just slam right into a buzzsaw coming out of the wall.</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Bio F.R.E.A.K.S. (USA)&quot;&gt; &lt;year&gt;1998&lt;/year&gt; &lt;rating&gt;ESRB - M (Mature)&lt;/rating&gt; &lt;title&gt;Bio F.R.E.A.K.S. &lt;/title&gt; &lt;pub&gt;Midway&lt;/pub&gt; &lt;dev&gt;Saffire Corporation&lt;/dev&gt; &lt;genre&gt;Fighter&lt;/genre&gt; &lt;score&gt;3.2&lt;/score&gt; &lt;player&gt;1-2 Players&lt;/player&gt; &lt;story&gt;A very violent 3D one-on-one fighter.  Take control of one of many well-designed bionically-enhanced fighters, and fight in a dangerous interactive 3D environment.****Most of the characters rely on distance attacks, which reduces the game to strategic fighting rather than a boxing match; interacting with the incredibly hazardous environment adds another dimension to the gameplay- while avoiding an opponent's gunfire by jetting off with your jetpack, you may just slam right into a buzzsaw coming out of the wall.&lt;/story&gt; &lt;/game&gt;">
            <text:p>&lt;game name="Bio F.R.E.A.K.S. (USA)"&gt; &lt;year&gt;1998&lt;/year&gt; &lt;rating&gt;ESRB - M (Mature)&lt;/rating&gt; &lt;title&gt;Bio F.R.E.A.K.S. &lt;/title&gt; &lt;pub&gt;Midway&lt;/pub&gt; &lt;dev&gt;Saffire Corporation&lt;/dev&gt; &lt;genre&gt;Fighter&lt;/genre&gt; &lt;score&gt;3.2&lt;/score&gt; &lt;player&gt;1-2 Players&lt;/player&gt; &lt;story&gt;A very violent 3D one-on-one fighter. <text:s/>Take control of one of many well-designed bionically-enhanced fighters, and fight in a dangerous interactive 3D environment.****Most of the characters rely on distance attacks, which reduces the game to strategic fighting rather than a boxing match; interacting with the incredibly hazardous environment adds another dimension to the gameplay- while avoiding an opponent's gunfire by jetting off with your jetpack, you may just slam right into a buzzsaw coming out of the wall.&lt;/story&gt; &lt;/game&gt;</text:p>
          </table:table-cell>
          <table:table-cell table:number-columns-repeated="1012"/>
        </table:table-row>
        <table:table-row table:style-name="ro2">
          <table:table-cell office:value-type="string">
            <text:p>Blast Corps (USA) (Rev A)</text:p>
          </table:table-cell>
          <table:table-cell office:value-type="float" office:value="1997">
            <text:p>1997</text:p>
          </table:table-cell>
          <table:table-cell office:value-type="string">
            <text:p>ESRB - E (Everyone)</text:p>
          </table:table-cell>
          <table:table-cell office:value-type="string">
            <text:p>Blast Corps </text:p>
          </table:table-cell>
          <table:table-cell office:value-type="string">
            <text:p>Nintendo</text:p>
          </table:table-cell>
          <table:table-cell office:value-type="string">
            <text:p>Rare, Ltd.</text:p>
          </table:table-cell>
          <table:table-cell office:value-type="string">
            <text:p>Action</text:p>
          </table:table-cell>
          <table:table-cell office:value-type="string">
            <text:p>3.7</text:p>
          </table:table-cell>
          <table:table-cell office:value-type="string">
            <text:p>1 Player</text:p>
          </table:table-cell>
          <table:table-cell office:value-type="string">
            <text:p>Get out of the way! <text:s/>A nuclear missile carrier is out of control on a one way-set path, and unless that path is cleared, it will explode as soon as it makes contact with anything, destroying the world. It is up to you to clear the path so that nothing gets in the way of the Carrier.****Blast Corps is a mix of an action and a puzzle game where destruction is key. At the start of each level the player is given a certain vehicle (ranging from robotic suits, trucks, or bulldozers), and are told to clear the path for the Carrier. Players need to use their heavy-duty equipment to destroy any buildings, structures, or monuments that stand in the path of the Carrier. The difficulty increases as progress is made, though. Smaller vehicles don't affect certain buildings, and sometimes its not even a building that's in the way. The player must use the resources around them to clear the path. Players may need a train flatbed to fill a gap, or a crane to move boxes out of the way. The Carrier is always moving, so once the player is done destroying one obstruction, they must get to the next one quickly. While players pursue their mission they must also find six scientists scattered throughout the globe to form a think-tank to solve the problem. The Carrier has to leave Earth, and it's your job to ensure that it does!****Blast Corps features many secrets to find. Besides clearing each path for the Carrier, players can go back to a level once ts over to take their time and explore. To fully complete a level, players must also find RDU's (Radiation Dispersal Units) which light up on the ground when the player is in close proximity to them. Players must also destroy all of the buildings, and rescue all of the homeless civilians, which is done by the T-chopper that accompanies the player on every mission. There are also dozens of secret time trial levels that can be found by activating special satellite dishes hidden throughout the levels. If the player manages to get all of the secrets in a level they receive a second medal, and once all of the gold medals are found the developers have a tiny message for them...</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Blast Corps (USA) (Rev A)&quot;&gt; &lt;year&gt;1997&lt;/year&gt; &lt;rating&gt;ESRB - E (Everyone)&lt;/rating&gt; &lt;title&gt;Blast Corps &lt;/title&gt; &lt;pub&gt;Nintendo&lt;/pub&gt; &lt;dev&gt;Rare, Ltd.&lt;/dev&gt; &lt;genre&gt;Action&lt;/genre&gt; &lt;score&gt;3.7&lt;/score&gt; &lt;player&gt;1 Player&lt;/player&gt; &lt;story&gt;Get out of the way!  A nuclear missile carrier is out of control on a one way-set path, and unless that path is cleared, it will explode as soon as it makes contact with anything, destroying the world. It is up to you to clear the path so that nothing gets in the way of the Carrier.****Blast Corps is a mix of an action and a puzzle game where destruction is key. At the start of each level the player is given a certain vehicle (ranging from robotic suits, trucks, or bulldozers), and are told to clear the path for the Carrier. Players need to use their heavy-duty equipment to destroy any buildings, structures, or monuments that stand in the path of the Carrier. The difficulty increases as progress is made, though. Smaller vehicles don't affect certain buildings, and sometimes its not even a building that's in the way. The player must use the resources around them to clear the path. Players may need a train flatbed to fill a gap, or a crane to move boxes out of the way. The Carrier is always moving, so once the player is done destroying one obstruction, they must get to the next one quickly. While players pursue their mission they must also find six scientists scattered throughout the globe to form a think-tank to solve the problem. The Carrier has to leave Earth, and it's your job to ensure that it does!****Blast Corps features many secrets to find. Besides clearing each path for the Carrier, players can go back to a level once ts over to take their time and explore. To fully complete a level, players must also find RDU's (Radiation Dispersal Units) which light up on the ground when the player is in close proximity to them. Players must also destroy all of the buildings, and rescue all of the homeless civilians, which is done by the T-chopper that accompanies the player on every mission. There are also dozens of secret time trial levels that can be found by activating special satellite dishes hidden throughout the levels. If the player manages to get all of the secrets in a level they receive a second medal, and once all of the gold medals are found the developers have a tiny message for them...&lt;/story&gt; &lt;/game&gt;">
            <text:p>&lt;game name="Blast Corps (USA) (Rev A)"&gt; &lt;year&gt;1997&lt;/year&gt; &lt;rating&gt;ESRB - E (Everyone)&lt;/rating&gt; &lt;title&gt;Blast Corps &lt;/title&gt; &lt;pub&gt;Nintendo&lt;/pub&gt; &lt;dev&gt;Rare, Ltd.&lt;/dev&gt; &lt;genre&gt;Action&lt;/genre&gt; &lt;score&gt;3.7&lt;/score&gt; &lt;player&gt;1 Player&lt;/player&gt; &lt;story&gt;Get out of the way! <text:s/>A nuclear missile carrier is out of control on a one way-set path, and unless that path is cleared, it will explode as soon as it makes contact with anything, destroying the world. It is up to you to clear the path so that nothing gets in the way of the Carrier.****Blast Corps is a mix of an action and a puzzle game where destruction is key. At the start of each level the player is given a certain vehicle (ranging from robotic suits, trucks, or bulldozers), and are told to clear the path for the Carrier. Players need to use their heavy-duty equipment to destroy any buildings, structures, or monuments that stand in the path of the Carrier. The difficulty increases as progress is made, though. Smaller vehicles don't affect certain buildings, and sometimes its not even a building that's in the way. The player must use the resources around them to clear the path. Players may need a train flatbed to fill a gap, or a crane to move boxes out of the way. The Carrier is always moving, so once the player is done destroying one obstruction, they must get to the next one quickly. While players pursue their mission they must also find six scientists scattered throughout the globe to form a think-tank to solve the problem. The Carrier has to leave Earth, and it's your job to ensure that it does!****Blast Corps features many secrets to find. Besides clearing each path for the Carrier, players can go back to a level once ts over to take their time and explore. To fully complete a level, players must also find RDU's (Radiation Dispersal Units) which light up on the ground when the player is in close proximity to them. Players must also destroy all of the buildings, and rescue all of the homeless civilians, which is done by the T-chopper that accompanies the player on every mission. There are also dozens of secret time trial levels that can be found by activating special satellite dishes hidden throughout the levels. If the player manages to get all of the secrets in a level they receive a second medal, and once all of the gold medals are found the developers have a tiny message for them...&lt;/story&gt; &lt;/game&gt;</text:p>
          </table:table-cell>
          <table:table-cell table:number-columns-repeated="1012"/>
        </table:table-row>
        <table:table-row table:style-name="ro2">
          <table:table-cell office:value-type="string">
            <text:p>Blues Brothers 2000 (USA)</text:p>
          </table:table-cell>
          <table:table-cell office:value-type="float" office:value="2000">
            <text:p>2000</text:p>
          </table:table-cell>
          <table:table-cell office:value-type="string">
            <text:p>ESRB - E (Everyone)</text:p>
          </table:table-cell>
          <table:table-cell office:value-type="string">
            <text:p>Blues Brothers 2000 </text:p>
          </table:table-cell>
          <table:table-cell office:value-type="string">
            <text:p>Titus Software</text:p>
          </table:table-cell>
          <table:table-cell office:value-type="string">
            <text:p>Player 1</text:p>
          </table:table-cell>
          <table:table-cell office:value-type="string">
            <text:p>Platform</text:p>
          </table:table-cell>
          <table:table-cell office:value-type="string">
            <text:p>3.2</text:p>
          </table:table-cell>
          <table:table-cell office:value-type="string">
            <text:p>1-2 Players</text:p>
          </table:table-cell>
          <table:table-cell office:value-type="string">
            <text:p>This platformer with a Blues Brothers theme loosely follows the plot of the film. You have to escape the prison and get the band back together in order to participate to the "Battle of the Bands" competition.****You accomplish that by jumping over obstacles, beating a lot of people and collecting coins, notes, wrenches, keys and whatnot in four levels; Prison, Chicago, Graveyard &amp;amp; Swamp. After each level you will free one new band member. Additionally, they throw in some rhythm action, where you have to press the right buttons at the right time in order to proceed. The game features multiplayer, but you only get to play the rhythm mini-game.</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Blues Brothers 2000 (USA)&quot;&gt; &lt;year&gt;2000&lt;/year&gt; &lt;rating&gt;ESRB - E (Everyone)&lt;/rating&gt; &lt;title&gt;Blues Brothers 2000 &lt;/title&gt; &lt;pub&gt;Titus Software&lt;/pub&gt; &lt;dev&gt;Player 1&lt;/dev&gt; &lt;genre&gt;Platform&lt;/genre&gt; &lt;score&gt;3.2&lt;/score&gt; &lt;player&gt;1-2 Players&lt;/player&gt; &lt;story&gt;This platformer with a Blues Brothers theme loosely follows the plot of the film. You have to escape the prison and get the band back together in order to participate to the &quot;Battle of the Bands&quot; competition.****You accomplish that by jumping over obstacles, beating a lot of people and collecting coins, notes, wrenches, keys and whatnot in four levels; Prison, Chicago, Graveyard &amp;amp; Swamp. After each level you will free one new band member. Additionally, they throw in some rhythm action, where you have to press the right buttons at the right time in order to proceed. The game features multiplayer, but you only get to play the rhythm mini-game.&lt;/story&gt; &lt;/game&gt;">
            <text:p>&lt;game name="Blues Brothers 2000 (USA)"&gt; &lt;year&gt;2000&lt;/year&gt; &lt;rating&gt;ESRB - E (Everyone)&lt;/rating&gt; &lt;title&gt;Blues Brothers 2000 &lt;/title&gt; &lt;pub&gt;Titus Software&lt;/pub&gt; &lt;dev&gt;Player 1&lt;/dev&gt; &lt;genre&gt;Platform&lt;/genre&gt; &lt;score&gt;3.2&lt;/score&gt; &lt;player&gt;1-2 Players&lt;/player&gt; &lt;story&gt;This platformer with a Blues Brothers theme loosely follows the plot of the film. You have to escape the prison and get the band back together in order to participate to the "Battle of the Bands" competition.****You accomplish that by jumping over obstacles, beating a lot of people and collecting coins, notes, wrenches, keys and whatnot in four levels; Prison, Chicago, Graveyard &amp;amp; Swamp. After each level you will free one new band member. Additionally, they throw in some rhythm action, where you have to press the right buttons at the right time in order to proceed. The game features multiplayer, but you only get to play the rhythm mini-game.&lt;/story&gt; &lt;/game&gt;</text:p>
          </table:table-cell>
          <table:table-cell table:number-columns-repeated="1012"/>
        </table:table-row>
        <table:table-row table:style-name="ro2">
          <table:table-cell office:value-type="string">
            <text:p>Body Harvest (USA)</text:p>
          </table:table-cell>
          <table:table-cell office:value-type="float" office:value="1998">
            <text:p>1998</text:p>
          </table:table-cell>
          <table:table-cell office:value-type="string">
            <text:p>ESRB - T (Teen)</text:p>
          </table:table-cell>
          <table:table-cell office:value-type="string">
            <text:p>Body Harvest </text:p>
          </table:table-cell>
          <table:table-cell office:value-type="string">
            <text:p>Midway</text:p>
          </table:table-cell>
          <table:table-cell office:value-type="string">
            <text:p>DMA Design Limited</text:p>
          </table:table-cell>
          <table:table-cell office:value-type="string">
            <text:p>Action</text:p>
          </table:table-cell>
          <table:table-cell office:value-type="string">
            <text:p>3.5</text:p>
          </table:table-cell>
          <table:table-cell office:value-type="string">
            <text:p>1 Player</text:p>
          </table:table-cell>
          <table:table-cell office:value-type="string">
            <text:p>In 2050 AD, the earth has been taken over by horrible aliens, who long ago planted the humans there to later devour, and the last remains of humanity are working on a desperate plan - to send a genetically engineered soldier back into the past, and help hold back the invasion. But, as the final preparations for this Alpha Command operation are underway, alarms light up in the orbital control-station where the last humans hide - the aliens are back for dinner...****You have to explore the world, through ancient ruins and deserted lands, find hidden secrets, drive all kinds of vehicles and stand against the alien invasion to save the earth.</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Body Harvest (USA)&quot;&gt; &lt;year&gt;1998&lt;/year&gt; &lt;rating&gt;ESRB - T (Teen)&lt;/rating&gt; &lt;title&gt;Body Harvest &lt;/title&gt; &lt;pub&gt;Midway&lt;/pub&gt; &lt;dev&gt;DMA Design Limited&lt;/dev&gt; &lt;genre&gt;Action&lt;/genre&gt; &lt;score&gt;3.5&lt;/score&gt; &lt;player&gt;1 Player&lt;/player&gt; &lt;story&gt;In 2050 AD, the earth has been taken over by horrible aliens, who long ago planted the humans there to later devour, and the last remains of humanity are working on a desperate plan - to send a genetically engineered soldier back into the past, and help hold back the invasion. But, as the final preparations for this Alpha Command operation are underway, alarms light up in the orbital control-station where the last humans hide - the aliens are back for dinner...****You have to explore the world, through ancient ruins and deserted lands, find hidden secrets, drive all kinds of vehicles and stand against the alien invasion to save the earth.&lt;/story&gt; &lt;/game&gt;">
            <text:p>&lt;game name="Body Harvest (USA)"&gt; &lt;year&gt;1998&lt;/year&gt; &lt;rating&gt;ESRB - T (Teen)&lt;/rating&gt; &lt;title&gt;Body Harvest &lt;/title&gt; &lt;pub&gt;Midway&lt;/pub&gt; &lt;dev&gt;DMA Design Limited&lt;/dev&gt; &lt;genre&gt;Action&lt;/genre&gt; &lt;score&gt;3.5&lt;/score&gt; &lt;player&gt;1 Player&lt;/player&gt; &lt;story&gt;In 2050 AD, the earth has been taken over by horrible aliens, who long ago planted the humans there to later devour, and the last remains of humanity are working on a desperate plan - to send a genetically engineered soldier back into the past, and help hold back the invasion. But, as the final preparations for this Alpha Command operation are underway, alarms light up in the orbital control-station where the last humans hide - the aliens are back for dinner...****You have to explore the world, through ancient ruins and deserted lands, find hidden secrets, drive all kinds of vehicles and stand against the alien invasion to save the earth.&lt;/story&gt; &lt;/game&gt;</text:p>
          </table:table-cell>
          <table:table-cell table:number-columns-repeated="1012"/>
        </table:table-row>
        <table:table-row table:style-name="ro1">
          <table:table-cell office:value-type="string">
            <text:p>Bomberman 64 (USA)</text:p>
          </table:table-cell>
          <table:table-cell office:value-type="float" office:value="1997">
            <text:p>1997</text:p>
          </table:table-cell>
          <table:table-cell office:value-type="string">
            <text:p>ESRB - E (Everyone)</text:p>
          </table:table-cell>
          <table:table-cell office:value-type="string">
            <text:p>Bomberman 64 </text:p>
          </table:table-cell>
          <table:table-cell office:value-type="string">
            <text:p>Nintendo</text:p>
          </table:table-cell>
          <table:table-cell office:value-type="string">
            <text:p>Hudson Soft Company, Ltd.</text:p>
          </table:table-cell>
          <table:table-cell office:value-type="string">
            <text:p>Action</text:p>
          </table:table-cell>
          <table:table-cell office:value-type="string">
            <text:p>3.2</text:p>
          </table:table-cell>
          <table:table-cell table:style-name="ce2" office:value-type="string">
            <text:p>1-4 Players</text:p>
          </table:table-cell>
          <table:table-cell office:value-type="string">
            <text:p>The inhabitants of Bomber World have a unique philosophy of life: if something gets in the way, blow it up. Now you, too, can join in the fun with Hudson Soft's Bomberman 64.****In Bomberman 64's all-new one-player Adventure mode, marauders have set their sights on Bomberman's peaceful planet. You'll explore labyrinthine levels by dropping bombs, solving puzzles and finding hidden items. The action takes place across five brightly colored worlds: a smoldering volcano, ruined castle, icy mountain range, orbiting space station and storybook village. Find all 100 Gold Cards in the first five worlds and you can access a sixth world.****To maximize your score, you'll need to finish each of the 20 levels as quickly as possible. Deadlines are tighter on the Hard difficulty setting. Despite the prevalence of incendiary devices, Bomberman 64's overhead perspective, cartoon-like graphics and bright palette gives the game the cheerful feel of Super Mario RPG. ****It's Bomberman 64's multiplayer mode, though, that really blows the socks off the pyrotechnicians at Power Source. In Single Battle mode, dashing about the baffling arenas and blowing each other to smithereens proves to be, well, a blast. Team Battle mode is a highly explosive version of capture-the-flag. Your goal here is to destroy the enemy team's gems while protecting your own. ****You can choose the number and duration of battles. You can also choose from three levels of artificial intelligence for CPU-controlled bombers. When the Ghost option is selected, your little guy will return as a wispy double of his old self after he's gone boom. Ghosts can control a normal Bomberman, but they cannot deploy bombs.****You'll savor Bomberman 64's sneaky new features, including extremely high explosives and the ability to toss or kick your bombs diagonally. Other new features include the ability to pump up bombs, knock foes unconscious, grab and toss unconscious foes, and toss or kick bombs diagonally. Bomberman 64 is a blast!</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omberman 64 (USA)&quot;&gt; &lt;year&gt;1997&lt;/year&gt; &lt;rating&gt;ESRB - E (Everyone)&lt;/rating&gt; &lt;title&gt;Bomberman 64 &lt;/title&gt; &lt;pub&gt;Nintendo&lt;/pub&gt; &lt;dev&gt;Hudson Soft Company, Ltd.&lt;/dev&gt; &lt;genre&gt;Action&lt;/genre&gt; &lt;score&gt;3.2&lt;/score&gt; &lt;player&gt;1-4 Players&lt;/player&gt; &lt;story&gt;The inhabitants of Bomber World have a unique philosophy of life: if something gets in the way, blow it up. Now you, too, can join in the fun with Hudson Soft's Bomberman 64.****In Bomberman 64's all-new one-player Adventure mode, marauders have set their sights on Bomberman's peaceful planet. You'll explore labyrinthine levels by dropping bombs, solving puzzles and finding hidden items. The action takes place across five brightly colored worlds: a smoldering volcano, ruined castle, icy mountain range, orbiting space station and storybook village. Find all 100 Gold Cards in the first five worlds and you can access a sixth world.****To maximize your score, you'll need to finish each of the 20 levels as quickly as possible. Deadlines are tighter on the Hard difficulty setting. Despite the prevalence of incendiary devices, Bomberman 64's overhead perspective, cartoon-like graphics and bright palette gives the game the cheerful feel of Super Mario RPG. ****It's Bomberman 64's multiplayer mode, though, that really blows the socks off the pyrotechnicians at Power Source. In Single Battle mode, dashing about the baffling arenas and blowing each other to smithereens proves to be, well, a blast. Team Battle mode is a highly explosive version of capture-the-flag. Your goal here is to destroy the enemy team's gems while protecting your own. ****You can choose the number and duration of battles. You can also choose from three levels of artificial intelligence for CPU-controlled bombers. When the Ghost option is selected, your little guy will return as a wispy double of his old self after he's gone boom. Ghosts can control a normal Bomberman, but they cannot deploy bombs.****You'll savor Bomberman 64's sneaky new features, including extremely high explosives and the ability to toss or kick your bombs diagonally. Other new features include the ability to pump up bombs, knock foes unconscious, grab and toss unconscious foes, and toss or kick bombs diagonally. Bomberman 64 is a blast!&lt;/story&gt; &lt;/game&gt;">
            <text:p>&lt;game name="Bomberman 64 (USA)"&gt; &lt;year&gt;1997&lt;/year&gt; &lt;rating&gt;ESRB - E (Everyone)&lt;/rating&gt; &lt;title&gt;Bomberman 64 &lt;/title&gt; &lt;pub&gt;Nintendo&lt;/pub&gt; &lt;dev&gt;Hudson Soft Company, Ltd.&lt;/dev&gt; &lt;genre&gt;Action&lt;/genre&gt; &lt;score&gt;3.2&lt;/score&gt; &lt;player&gt;1-4 Players&lt;/player&gt; &lt;story&gt;The inhabitants of Bomber World have a unique philosophy of life: if something gets in the way, blow it up. Now you, too, can join in the fun with Hudson Soft's Bomberman 64.****In Bomberman 64's all-new one-player Adventure mode, marauders have set their sights on Bomberman's peaceful planet. You'll explore labyrinthine levels by dropping bombs, solving puzzles and finding hidden items. The action takes place across five brightly colored worlds: a smoldering volcano, ruined castle, icy mountain range, orbiting space station and storybook village. Find all 100 Gold Cards in the first five worlds and you can access a sixth world.****To maximize your score, you'll need to finish each of the 20 levels as quickly as possible. Deadlines are tighter on the Hard difficulty setting. Despite the prevalence of incendiary devices, Bomberman 64's overhead perspective, cartoon-like graphics and bright palette gives the game the cheerful feel of Super Mario RPG. ****It's Bomberman 64's multiplayer mode, though, that really blows the socks off the pyrotechnicians at Power Source. In Single Battle mode, dashing about the baffling arenas and blowing each other to smithereens proves to be, well, a blast. Team Battle mode is a highly explosive version of capture-the-flag. Your goal here is to destroy the enemy team's gems while protecting your own. ****You can choose the number and duration of battles. You can also choose from three levels of artificial intelligence for CPU-controlled bombers. When the Ghost option is selected, your little guy will return as a wispy double of his old self after he's gone boom. Ghosts can control a normal Bomberman, but they cannot deploy bombs.****You'll savor Bomberman 64's sneaky new features, including extremely high explosives and the ability to toss or kick your bombs diagonally. Other new features include the ability to pump up bombs, knock foes unconscious, grab and toss unconscious foes, and toss or kick bombs diagonally. Bomberman 64 is a blast!&lt;/story&gt; &lt;/game&gt;</text:p>
          </table:table-cell>
          <table:table-cell table:number-columns-repeated="1012"/>
        </table:table-row>
        <table:table-row table:style-name="ro1">
          <table:table-cell office:value-type="string">
            <text:p>Bomberman 64 - The Second Attack! (USA)</text:p>
          </table:table-cell>
          <table:table-cell office:value-type="float" office:value="2000">
            <text:p>2000</text:p>
          </table:table-cell>
          <table:table-cell office:value-type="string">
            <text:p>ESRB - E (Everyone)</text:p>
          </table:table-cell>
          <table:table-cell office:value-type="string">
            <text:p>Bomberman 64 - The Second Attack! </text:p>
          </table:table-cell>
          <table:table-cell office:value-type="string">
            <text:p>Vatical Entertainment</text:p>
          </table:table-cell>
          <table:table-cell office:value-type="string">
            <text:p>Hudson Soft Company, Ltd.</text:p>
          </table:table-cell>
          <table:table-cell office:value-type="string">
            <text:p>Action</text:p>
          </table:table-cell>
          <table:table-cell office:value-type="string">
            <text:p>3.8</text:p>
          </table:table-cell>
          <table:table-cell table:style-name="ce2" office:value-type="string">
            <text:p>1-4 Players</text:p>
          </table:table-cell>
          <table:table-cell office:value-type="string">
            <text:p>While taking a well earned break from bombing, Bomberman finds himseld being sucked into a black hole, created by Rukifellth's gravity generators. Seems the evil doer uses the gravity generators to enslave the planets, while hoping to find one of seven powerful stones in which he plans to rule the planet with.****Combining puzzle solving with the classic Bomberman bomb and run gameplay, you must control Bomberman and help him destroy the gravity generators and end Rukifellth's plans.</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omberman 64 - The Second Attack! (USA)&quot;&gt; &lt;year&gt;2000&lt;/year&gt; &lt;rating&gt;ESRB - E (Everyone)&lt;/rating&gt; &lt;title&gt;Bomberman 64 - The Second Attack! &lt;/title&gt; &lt;pub&gt;Vatical Entertainment&lt;/pub&gt; &lt;dev&gt;Hudson Soft Company, Ltd.&lt;/dev&gt; &lt;genre&gt;Action&lt;/genre&gt; &lt;score&gt;3.8&lt;/score&gt; &lt;player&gt;1-4 Players&lt;/player&gt; &lt;story&gt;While taking a well earned break from bombing, Bomberman finds himseld being sucked into a black hole, created by Rukifellth's gravity generators. Seems the evil doer uses the gravity generators to enslave the planets, while hoping to find one of seven powerful stones in which he plans to rule the planet with.****Combining puzzle solving with the classic Bomberman bomb and run gameplay, you must control Bomberman and help him destroy the gravity generators and end Rukifellth's plans.&lt;/story&gt; &lt;/game&gt;">
            <text:p>&lt;game name="Bomberman 64 - The Second Attack! (USA)"&gt; &lt;year&gt;2000&lt;/year&gt; &lt;rating&gt;ESRB - E (Everyone)&lt;/rating&gt; &lt;title&gt;Bomberman 64 - The Second Attack! &lt;/title&gt; &lt;pub&gt;Vatical Entertainment&lt;/pub&gt; &lt;dev&gt;Hudson Soft Company, Ltd.&lt;/dev&gt; &lt;genre&gt;Action&lt;/genre&gt; &lt;score&gt;3.8&lt;/score&gt; &lt;player&gt;1-4 Players&lt;/player&gt; &lt;story&gt;While taking a well earned break from bombing, Bomberman finds himseld being sucked into a black hole, created by Rukifellth's gravity generators. Seems the evil doer uses the gravity generators to enslave the planets, while hoping to find one of seven powerful stones in which he plans to rule the planet with.****Combining puzzle solving with the classic Bomberman bomb and run gameplay, you must control Bomberman and help him destroy the gravity generators and end Rukifellth's plans.&lt;/story&gt; &lt;/game&gt;</text:p>
          </table:table-cell>
          <table:table-cell table:number-columns-repeated="1012"/>
        </table:table-row>
        <table:table-row table:style-name="ro2">
          <table:table-cell office:value-type="string">
            <text:p>Bomberman Hero (USA)</text:p>
          </table:table-cell>
          <table:table-cell office:value-type="float" office:value="1998">
            <text:p>1998</text:p>
          </table:table-cell>
          <table:table-cell office:value-type="string">
            <text:p>ESRB - E (Everyone)</text:p>
          </table:table-cell>
          <table:table-cell office:value-type="string">
            <text:p>Bomberman Hero </text:p>
          </table:table-cell>
          <table:table-cell office:value-type="string">
            <text:p>Nintendo</text:p>
          </table:table-cell>
          <table:table-cell office:value-type="string">
            <text:p>Hudson Soft Company, Ltd.</text:p>
          </table:table-cell>
          <table:table-cell office:value-type="string">
            <text:p>Platform</text:p>
          </table:table-cell>
          <table:table-cell office:value-type="string">
            <text:p>3.4</text:p>
          </table:table-cell>
          <table:table-cell office:value-type="string">
            <text:p>1 Player</text:p>
          </table:table-cell>
          <table:table-cell office:value-type="string">
            <text:p>This is another game in Bomberman series. Now you have to prevent the demolishing of Planet Bomber by evil Nitros and to acquire a computer disk from robot Pibot. As always you have to place the bomb in right location to destroy enemies, breaking walls, etc.**Here are the five different planets, 71 levels, 20 useful items, several special vehicles and your bombs.</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omberman Hero (USA)&quot;&gt; &lt;year&gt;1998&lt;/year&gt; &lt;rating&gt;ESRB - E (Everyone)&lt;/rating&gt; &lt;title&gt;Bomberman Hero &lt;/title&gt; &lt;pub&gt;Nintendo&lt;/pub&gt; &lt;dev&gt;Hudson Soft Company, Ltd.&lt;/dev&gt; &lt;genre&gt;Platform&lt;/genre&gt; &lt;score&gt;3.4&lt;/score&gt; &lt;player&gt;1 Player&lt;/player&gt; &lt;story&gt;This is another game in Bomberman series. Now you have to prevent the demolishing of Planet Bomber by evil Nitros and to acquire a computer disk from robot Pibot. As always you have to place the bomb in right location to destroy enemies, breaking walls, etc.**Here are the five different planets, 71 levels, 20 useful items, several special vehicles and your bombs.&lt;/story&gt; &lt;/game&gt;">
            <text:p>&lt;game name="Bomberman Hero (USA)"&gt; &lt;year&gt;1998&lt;/year&gt; &lt;rating&gt;ESRB - E (Everyone)&lt;/rating&gt; &lt;title&gt;Bomberman Hero &lt;/title&gt; &lt;pub&gt;Nintendo&lt;/pub&gt; &lt;dev&gt;Hudson Soft Company, Ltd.&lt;/dev&gt; &lt;genre&gt;Platform&lt;/genre&gt; &lt;score&gt;3.4&lt;/score&gt; &lt;player&gt;1 Player&lt;/player&gt; &lt;story&gt;This is another game in Bomberman series. Now you have to prevent the demolishing of Planet Bomber by evil Nitros and to acquire a computer disk from robot Pibot. As always you have to place the bomb in right location to destroy enemies, breaking walls, etc.**Here are the five different planets, 71 levels, 20 useful items, several special vehicles and your bombs.&lt;/story&gt; &lt;/game&gt;</text:p>
          </table:table-cell>
          <table:table-cell table:number-columns-repeated="1012"/>
        </table:table-row>
        <table:table-row table:style-name="ro2">
          <table:table-cell office:value-type="string">
            <text:p>Bottom of the 9th (USA)</text:p>
          </table:table-cell>
          <table:table-cell office:value-type="float" office:value="1999">
            <text:p>1999</text:p>
          </table:table-cell>
          <table:table-cell office:value-type="string">
            <text:p>ESRB - E (Everyone)</text:p>
          </table:table-cell>
          <table:table-cell office:value-type="string">
            <text:p>Bottom of the 9th </text:p>
          </table:table-cell>
          <table:table-cell office:value-type="string">
            <text:p>Konami</text:p>
          </table:table-cell>
          <table:table-cell office:value-type="string">
            <text:p>Konami Computer Entertainment Studios, Inc.</text:p>
          </table:table-cell>
          <table:table-cell office:value-type="string">
            <text:p>Baseball/Sports</text:p>
          </table:table-cell>
          <table:table-cell office:value-type="string">
            <text:p>3.0</text:p>
          </table:table-cell>
          <table:table-cell office:value-type="string">
            <text:p>1-2 Players</text:p>
          </table:table-cell>
          <table:table-cell office:value-type="string">
            <text:p>Play Exhibition and Season modes as your favorite team from the Major League Baseball. 300 real life players, complete with a full list of stats, are included for this combination of simulation and arcade style baseball.****Along with the usual assortment of playing options, you can also play some scenario simulations, where each scenario is based on a real life occurence in the MLB. For example, hit a home run with the last ball of the match, or stop a team from scoring in the final inning to complete each scenario. Traning and support for 2 player multi-player are also available.</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ottom of the 9th (USA)&quot;&gt; &lt;year&gt;1999&lt;/year&gt; &lt;rating&gt;ESRB - E (Everyone)&lt;/rating&gt; &lt;title&gt;Bottom of the 9th &lt;/title&gt; &lt;pub&gt;Konami&lt;/pub&gt; &lt;dev&gt;Konami Computer Entertainment Studios, Inc.&lt;/dev&gt; &lt;genre&gt;Baseball/Sports&lt;/genre&gt; &lt;score&gt;3.0&lt;/score&gt; &lt;player&gt;1-2 Players&lt;/player&gt; &lt;story&gt;Play Exhibition and Season modes as your favorite team from the Major League Baseball. 300 real life players, complete with a full list of stats, are included for this combination of simulation and arcade style baseball.****Along with the usual assortment of playing options, you can also play some scenario simulations, where each scenario is based on a real life occurence in the MLB. For example, hit a home run with the last ball of the match, or stop a team from scoring in the final inning to complete each scenario. Traning and support for 2 player multi-player are also available.&lt;/story&gt; &lt;/game&gt;">
            <text:p>&lt;game name="Bottom of the 9th (USA)"&gt; &lt;year&gt;1999&lt;/year&gt; &lt;rating&gt;ESRB - E (Everyone)&lt;/rating&gt; &lt;title&gt;Bottom of the 9th &lt;/title&gt; &lt;pub&gt;Konami&lt;/pub&gt; &lt;dev&gt;Konami Computer Entertainment Studios, Inc.&lt;/dev&gt; &lt;genre&gt;Baseball/Sports&lt;/genre&gt; &lt;score&gt;3.0&lt;/score&gt; &lt;player&gt;1-2 Players&lt;/player&gt; &lt;story&gt;Play Exhibition and Season modes as your favorite team from the Major League Baseball. 300 real life players, complete with a full list of stats, are included for this combination of simulation and arcade style baseball.****Along with the usual assortment of playing options, you can also play some scenario simulations, where each scenario is based on a real life occurence in the MLB. For example, hit a home run with the last ball of the match, or stop a team from scoring in the final inning to complete each scenario. Traning and support for 2 player multi-player are also available.&lt;/story&gt; &lt;/game&gt;</text:p>
          </table:table-cell>
          <table:table-cell table:number-columns-repeated="1012"/>
        </table:table-row>
        <table:table-row table:style-name="ro1">
          <table:table-cell office:value-type="string">
            <text:p>Brunswick Circuit Pro Bowling (USA)</text:p>
          </table:table-cell>
          <table:table-cell office:value-type="float" office:value="1999">
            <text:p>1999</text:p>
          </table:table-cell>
          <table:table-cell office:value-type="string">
            <text:p>ESRB - E (Everyone)</text:p>
          </table:table-cell>
          <table:table-cell office:value-type="string">
            <text:p>Brunswick Circuit Pro Bowling </text:p>
          </table:table-cell>
          <table:table-cell office:value-type="string">
            <text:p>THQ</text:p>
          </table:table-cell>
          <table:table-cell office:value-type="string">
            <text:p>Point of View, Inc.</text:p>
          </table:table-cell>
          <table:table-cell office:value-type="string">
            <text:p>Bowling/Sports</text:p>
          </table:table-cell>
          <table:table-cell office:value-type="string">
            <text:p>2.6</text:p>
          </table:table-cell>
          <table:table-cell table:style-name="ce2" office:value-type="string">
            <text:p>1-4 Players</text:p>
          </table:table-cell>
          <table:table-cell office:value-type="string">
            <text:p>Choose from one of the 13 genuine tournament bowlers and go to work! With real lanes, real player animations, real lane conditions and changes, real bowling balls (genuine Brunswick!) and more! Full 3D environment brings the game to life, and all the tournament rules are available, even the Brunswick "Skins" game.</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runswick Circuit Pro Bowling (USA)&quot;&gt; &lt;year&gt;1999&lt;/year&gt; &lt;rating&gt;ESRB - E (Everyone)&lt;/rating&gt; &lt;title&gt;Brunswick Circuit Pro Bowling &lt;/title&gt; &lt;pub&gt;THQ&lt;/pub&gt; &lt;dev&gt;Point of View, Inc.&lt;/dev&gt; &lt;genre&gt;Bowling/Sports&lt;/genre&gt; &lt;score&gt;2.6&lt;/score&gt; &lt;player&gt;1-4 Players&lt;/player&gt; &lt;story&gt;Choose from one of the 13 genuine tournament bowlers and go to work! With real lanes, real player animations, real lane conditions and changes, real bowling balls (genuine Brunswick!) and more! Full 3D environment brings the game to life, and all the tournament rules are available, even the Brunswick &quot;Skins&quot; game.&lt;/story&gt; &lt;/game&gt;">
            <text:p>&lt;game name="Brunswick Circuit Pro Bowling (USA)"&gt; &lt;year&gt;1999&lt;/year&gt; &lt;rating&gt;ESRB - E (Everyone)&lt;/rating&gt; &lt;title&gt;Brunswick Circuit Pro Bowling &lt;/title&gt; &lt;pub&gt;THQ&lt;/pub&gt; &lt;dev&gt;Point of View, Inc.&lt;/dev&gt; &lt;genre&gt;Bowling/Sports&lt;/genre&gt; &lt;score&gt;2.6&lt;/score&gt; &lt;player&gt;1-4 Players&lt;/player&gt; &lt;story&gt;Choose from one of the 13 genuine tournament bowlers and go to work! With real lanes, real player animations, real lane conditions and changes, real bowling balls (genuine Brunswick!) and more! Full 3D environment brings the game to life, and all the tournament rules are available, even the Brunswick "Skins" game.&lt;/story&gt; &lt;/game&gt;</text:p>
          </table:table-cell>
          <table:table-cell table:number-columns-repeated="1012"/>
        </table:table-row>
        <table:table-row table:style-name="ro2">
          <table:table-cell office:value-type="string">
            <text:p>Buck Bumble (USA)</text:p>
          </table:table-cell>
          <table:table-cell office:value-type="float" office:value="1998">
            <text:p>1998</text:p>
          </table:table-cell>
          <table:table-cell office:value-type="string">
            <text:p>ESRB - E (Everyone)</text:p>
          </table:table-cell>
          <table:table-cell office:value-type="string">
            <text:p>Buck Bumble </text:p>
          </table:table-cell>
          <table:table-cell office:value-type="string">
            <text:p>Ubisoft</text:p>
          </table:table-cell>
          <table:table-cell office:value-type="string">
            <text:p>Argonaut Software Ltd.</text:p>
          </table:table-cell>
          <table:table-cell office:value-type="string">
            <text:p>Action</text:p>
          </table:table-cell>
          <table:table-cell office:value-type="string">
            <text:p>3.7</text:p>
          </table:table-cell>
          <table:table-cell office:value-type="string">
            <text:p>1-2 Players</text:p>
          </table:table-cell>
          <table:table-cell office:value-type="string">
            <text:p>A chemical spill somewhere in rural England has mutated an army of bees into killer, deadly insects. Led by their queen, they are out to destroy everything living thing on the planet, including all insects that dare stop them.****Only Buck Bumble, the only bee not to be turned evil by the ways of the queen, can save the world, and his fellow insects, from total destruction.****Using Buck's weapons, you must shoot down the many swarms of enemy bees, while staying above ground avoiding the hazards bellow. At times you may have to land on the ground and attack on foot, while certain enemies can only be destroyed by certain weapons.****Also included is a handful of two-player split-screen modes, including Buzz Ball, a unique soccer style game where each player controls a Bee while attempting to kick the slightly larger ball into the others goal.</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uck Bumble (USA)&quot;&gt; &lt;year&gt;1998&lt;/year&gt; &lt;rating&gt;ESRB - E (Everyone)&lt;/rating&gt; &lt;title&gt;Buck Bumble &lt;/title&gt; &lt;pub&gt;Ubisoft&lt;/pub&gt; &lt;dev&gt;Argonaut Software Ltd.&lt;/dev&gt; &lt;genre&gt;Action&lt;/genre&gt; &lt;score&gt;3.7&lt;/score&gt; &lt;player&gt;1-2 Players&lt;/player&gt; &lt;story&gt;A chemical spill somewhere in rural England has mutated an army of bees into killer, deadly insects. Led by their queen, they are out to destroy everything living thing on the planet, including all insects that dare stop them.****Only Buck Bumble, the only bee not to be turned evil by the ways of the queen, can save the world, and his fellow insects, from total destruction.****Using Buck's weapons, you must shoot down the many swarms of enemy bees, while staying above ground avoiding the hazards bellow. At times you may have to land on the ground and attack on foot, while certain enemies can only be destroyed by certain weapons.****Also included is a handful of two-player split-screen modes, including Buzz Ball, a unique soccer style game where each player controls a Bee while attempting to kick the slightly larger ball into the others goal.&lt;/story&gt; &lt;/game&gt;">
            <text:p>&lt;game name="Buck Bumble (USA)"&gt; &lt;year&gt;1998&lt;/year&gt; &lt;rating&gt;ESRB - E (Everyone)&lt;/rating&gt; &lt;title&gt;Buck Bumble &lt;/title&gt; &lt;pub&gt;Ubisoft&lt;/pub&gt; &lt;dev&gt;Argonaut Software Ltd.&lt;/dev&gt; &lt;genre&gt;Action&lt;/genre&gt; &lt;score&gt;3.7&lt;/score&gt; &lt;player&gt;1-2 Players&lt;/player&gt; &lt;story&gt;A chemical spill somewhere in rural England has mutated an army of bees into killer, deadly insects. Led by their queen, they are out to destroy everything living thing on the planet, including all insects that dare stop them.****Only Buck Bumble, the only bee not to be turned evil by the ways of the queen, can save the world, and his fellow insects, from total destruction.****Using Buck's weapons, you must shoot down the many swarms of enemy bees, while staying above ground avoiding the hazards bellow. At times you may have to land on the ground and attack on foot, while certain enemies can only be destroyed by certain weapons.****Also included is a handful of two-player split-screen modes, including Buzz Ball, a unique soccer style game where each player controls a Bee while attempting to kick the slightly larger ball into the others goal.&lt;/story&gt; &lt;/game&gt;</text:p>
          </table:table-cell>
          <table:table-cell table:number-columns-repeated="1012"/>
        </table:table-row>
        <table:table-row table:style-name="ro2">
          <table:table-cell office:value-type="string">
            <text:p>Bug's Life, A (USA)</text:p>
          </table:table-cell>
          <table:table-cell office:value-type="float" office:value="1999">
            <text:p>1999</text:p>
          </table:table-cell>
          <table:table-cell office:value-type="string">
            <text:p>ESRB - E (Everyone)</text:p>
          </table:table-cell>
          <table:table-cell office:value-type="string">
            <text:p>Bug's Life, A </text:p>
          </table:table-cell>
          <table:table-cell office:value-type="string">
            <text:p>Activision</text:p>
          </table:table-cell>
          <table:table-cell office:value-type="string">
            <text:p>Travellers Tales (Uk) Ltd.</text:p>
          </table:table-cell>
          <table:table-cell office:value-type="string">
            <text:p>Platform</text:p>
          </table:table-cell>
          <table:table-cell office:value-type="string">
            <text:p>3.8</text:p>
          </table:table-cell>
          <table:table-cell office:value-type="string">
            <text:p>1 Player</text:p>
          </table:table-cell>
          <table:table-cell office:value-type="string">
            <text:p>Based on the Disney/Pixar 3D animated film, you must guide Flik as he sets out to find a group of warrior insects to help his colony of ants to fight off the hungry grasshoppers.****Travel through the 3D insect world, using the many elements of nature to fight the enemy, to get to the end of each stage, in turn saving fellow ants and knocking the grasshoppers quest for ant domination on the head.</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Bug's Life, A (USA)&quot;&gt; &lt;year&gt;1999&lt;/year&gt; &lt;rating&gt;ESRB - E (Everyone)&lt;/rating&gt; &lt;title&gt;Bug's Life, A &lt;/title&gt; &lt;pub&gt;Activision&lt;/pub&gt; &lt;dev&gt;Travellers Tales (Uk) Ltd.&lt;/dev&gt; &lt;genre&gt;Platform&lt;/genre&gt; &lt;score&gt;3.8&lt;/score&gt; &lt;player&gt;1 Player&lt;/player&gt; &lt;story&gt;Based on the Disney/Pixar 3D animated film, you must guide Flik as he sets out to find a group of warrior insects to help his colony of ants to fight off the hungry grasshoppers.****Travel through the 3D insect world, using the many elements of nature to fight the enemy, to get to the end of each stage, in turn saving fellow ants and knocking the grasshoppers quest for ant domination on the head.&lt;/story&gt; &lt;/game&gt;">
            <text:p>&lt;game name="Bug's Life, A (USA)"&gt; &lt;year&gt;1999&lt;/year&gt; &lt;rating&gt;ESRB - E (Everyone)&lt;/rating&gt; &lt;title&gt;Bug's Life, A &lt;/title&gt; &lt;pub&gt;Activision&lt;/pub&gt; &lt;dev&gt;Travellers Tales (Uk) Ltd.&lt;/dev&gt; &lt;genre&gt;Platform&lt;/genre&gt; &lt;score&gt;3.8&lt;/score&gt; &lt;player&gt;1 Player&lt;/player&gt; &lt;story&gt;Based on the Disney/Pixar 3D animated film, you must guide Flik as he sets out to find a group of warrior insects to help his colony of ants to fight off the hungry grasshoppers.****Travel through the 3D insect world, using the many elements of nature to fight the enemy, to get to the end of each stage, in turn saving fellow ants and knocking the grasshoppers quest for ant domination on the head.&lt;/story&gt; &lt;/game&gt;</text:p>
          </table:table-cell>
          <table:table-cell table:number-columns-repeated="1012"/>
        </table:table-row>
        <table:table-row table:style-name="ro1">
          <table:table-cell office:value-type="string">
            <text:p>Bust-A-Move '99 (USA)</text:p>
          </table:table-cell>
          <table:table-cell office:value-type="float" office:value="1999">
            <text:p>1999</text:p>
          </table:table-cell>
          <table:table-cell office:value-type="string">
            <text:p>ESRB - E (Everyone)</text:p>
          </table:table-cell>
          <table:table-cell office:value-type="string">
            <text:p>Bust-A-Move '99 </text:p>
          </table:table-cell>
          <table:table-cell office:value-type="string">
            <text:p>Acclaim</text:p>
          </table:table-cell>
          <table:table-cell office:value-type="string">
            <text:p>Taito Corporation</text:p>
          </table:table-cell>
          <table:table-cell office:value-type="string">
            <text:p>Puzzle</text:p>
          </table:table-cell>
          <table:table-cell office:value-type="string">
            <text:p>3.9</text:p>
          </table:table-cell>
          <table:table-cell table:style-name="ce2" office:value-type="string">
            <text:p>1-4 Players</text:p>
          </table:table-cell>
          <table:table-cell office:value-type="string">
            <text:p>Play against the clock, the computer AI, or your friends, as you attempt to clear the playing field of all the coloured bubbles.****Simply put, aim your bubble shooter at the bubbles above, and with three or more of the same colour connected, the bubbles will pop.****Along with a conversion of the arcade hit Bust-A-Move 3, '99 also includes Challenge mode (which rates your performance after each round), Contest mode (win as many rounds in a row as possible) and Edit mode, where you can create your own Bust-A-Move puzzles. And of course, 2 and 4 player (N64 only) modes are included to challenge your friends.</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Bust-A-Move '99 (USA)&quot;&gt; &lt;year&gt;1999&lt;/year&gt; &lt;rating&gt;ESRB - E (Everyone)&lt;/rating&gt; &lt;title&gt;Bust-A-Move '99 &lt;/title&gt; &lt;pub&gt;Acclaim&lt;/pub&gt; &lt;dev&gt;Taito Corporation&lt;/dev&gt; &lt;genre&gt;Puzzle&lt;/genre&gt; &lt;score&gt;3.9&lt;/score&gt; &lt;player&gt;1-4 Players&lt;/player&gt; &lt;story&gt;Play against the clock, the computer AI, or your friends, as you attempt to clear the playing field of all the coloured bubbles.****Simply put, aim your bubble shooter at the bubbles above, and with three or more of the same colour connected, the bubbles will pop.****Along with a conversion of the arcade hit Bust-A-Move 3, '99 also includes Challenge mode (which rates your performance after each round), Contest mode (win as many rounds in a row as possible) and Edit mode, where you can create your own Bust-A-Move puzzles. And of course, 2 and 4 player (N64 only) modes are included to challenge your friends.&lt;/story&gt; &lt;/game&gt;">
            <text:p>&lt;game name="Bust-A-Move '99 (USA)"&gt; &lt;year&gt;1999&lt;/year&gt; &lt;rating&gt;ESRB - E (Everyone)&lt;/rating&gt; &lt;title&gt;Bust-A-Move '99 &lt;/title&gt; &lt;pub&gt;Acclaim&lt;/pub&gt; &lt;dev&gt;Taito Corporation&lt;/dev&gt; &lt;genre&gt;Puzzle&lt;/genre&gt; &lt;score&gt;3.9&lt;/score&gt; &lt;player&gt;1-4 Players&lt;/player&gt; &lt;story&gt;Play against the clock, the computer AI, or your friends, as you attempt to clear the playing field of all the coloured bubbles.****Simply put, aim your bubble shooter at the bubbles above, and with three or more of the same colour connected, the bubbles will pop.****Along with a conversion of the arcade hit Bust-A-Move 3, '99 also includes Challenge mode (which rates your performance after each round), Contest mode (win as many rounds in a row as possible) and Edit mode, where you can create your own Bust-A-Move puzzles. And of course, 2 and 4 player (N64 only) modes are included to challenge your friends.&lt;/story&gt; &lt;/game&gt;</text:p>
          </table:table-cell>
          <table:table-cell table:number-columns-repeated="1012"/>
        </table:table-row>
        <table:table-row table:style-name="ro2">
          <table:table-cell office:value-type="string">
            <text:p>Bust-A-Move 2 - Arcade Edition (USA)</text:p>
          </table:table-cell>
          <table:table-cell office:value-type="float" office:value="1998">
            <text:p>1998</text:p>
          </table:table-cell>
          <table:table-cell office:value-type="string">
            <text:p>ESRB - E (Everyone)</text:p>
          </table:table-cell>
          <table:table-cell office:value-type="string">
            <text:p>Bust-A-Move 2 - Arcade Edition </text:p>
          </table:table-cell>
          <table:table-cell office:value-type="string">
            <text:p>Acclaim</text:p>
          </table:table-cell>
          <table:table-cell office:value-type="string">
            <text:p>Acclaim Studios London</text:p>
          </table:table-cell>
          <table:table-cell office:value-type="string">
            <text:p>Puzzle</text:p>
          </table:table-cell>
          <table:table-cell office:value-type="string">
            <text:p>3.5</text:p>
          </table:table-cell>
          <table:table-cell office:value-type="string">
            <text:p>1-2 Players</text:p>
          </table:table-cell>
          <table:table-cell office:value-type="string">
            <text:p>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Bust-A-Move 2 - Arcade Edition (USA)&quot;&gt; &lt;year&gt;1998&lt;/year&gt; &lt;rating&gt;ESRB - E (Everyone)&lt;/rating&gt; &lt;title&gt;Bust-A-Move 2 - Arcade Edition &lt;/title&gt; &lt;pub&gt;Acclaim&lt;/pub&gt; &lt;dev&gt;Acclaim Studios London&lt;/dev&gt; &lt;genre&gt;Puzzle&lt;/genre&gt; &lt;score&gt;3.5&lt;/score&gt; &lt;player&gt;1-2 Players&lt;/player&gt; &lt;story&gt;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lt;/story&gt; &lt;/game&gt;">
            <text:p>&lt;game name="Bust-A-Move 2 - Arcade Edition (USA)"&gt; &lt;year&gt;1998&lt;/year&gt; &lt;rating&gt;ESRB - E (Everyone)&lt;/rating&gt; &lt;title&gt;Bust-A-Move 2 - Arcade Edition &lt;/title&gt; &lt;pub&gt;Acclaim&lt;/pub&gt; &lt;dev&gt;Acclaim Studios London&lt;/dev&gt; &lt;genre&gt;Puzzle&lt;/genre&gt; &lt;score&gt;3.5&lt;/score&gt; &lt;player&gt;1-2 Players&lt;/player&gt; &lt;story&gt;Bub and Bob are back with some bubble-bursting puzzle action! Like Tetris in reverse, you shoot bubbles at an array of different-colored bubbles stuck in an ever descending ceiling, that you have to match up three by three to make them disappear.****This edition contains both puzzle challenges, multiplayer and normal stage by stage progression.&lt;/story&gt; &lt;/game&gt;</text:p>
          </table:table-cell>
          <table:table-cell table:number-columns-repeated="1012"/>
        </table:table-row>
        <table:table-row table:style-name="ro1">
          <table:table-cell office:value-type="string">
            <text:p>California Speed (USA)</text:p>
          </table:table-cell>
          <table:table-cell office:value-type="float" office:value="1999">
            <text:p>1999</text:p>
          </table:table-cell>
          <table:table-cell office:value-type="string">
            <text:p>ESRB - E (Everyone)</text:p>
          </table:table-cell>
          <table:table-cell office:value-type="string">
            <text:p>California Speed </text:p>
          </table:table-cell>
          <table:table-cell office:value-type="string">
            <text:p>Midway</text:p>
          </table:table-cell>
          <table:table-cell office:value-type="string">
            <text:p>Atari Games Corporation</text:p>
          </table:table-cell>
          <table:table-cell office:value-type="string">
            <text:p>Driving</text:p>
          </table:table-cell>
          <table:table-cell office:value-type="string">
            <text:p>2.5</text:p>
          </table:table-cell>
          <table:table-cell table:style-name="ce2" office:value-type="string">
            <text:p>1-4 Players</text:p>
          </table:table-cell>
          <table:table-cell office:value-type="string">
            <text:p>California Speed has you racing through, of course, California, with a range of different and unique tracks based on the real life maps of the US state, with short-cuts and branching elements adding elements of strategy when racing to the finish line. Cars include the usual collection of fast cars, as well as F1 racers and golf-carts, and you can customize your car's paint job to suit your style.****Split screen two player racing is supported.</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California Speed (USA)&quot;&gt; &lt;year&gt;1999&lt;/year&gt; &lt;rating&gt;ESRB - E (Everyone)&lt;/rating&gt; &lt;title&gt;California Speed &lt;/title&gt; &lt;pub&gt;Midway&lt;/pub&gt; &lt;dev&gt;Atari Games Corporation&lt;/dev&gt; &lt;genre&gt;Driving&lt;/genre&gt; &lt;score&gt;2.5&lt;/score&gt; &lt;player&gt;1-4 Players&lt;/player&gt; &lt;story&gt;California Speed has you racing through, of course, California, with a range of different and unique tracks based on the real life maps of the US state, with short-cuts and branching elements adding elements of strategy when racing to the finish line. Cars include the usual collection of fast cars, as well as F1 racers and golf-carts, and you can customize your car's paint job to suit your style.****Split screen two player racing is supported.&lt;/story&gt; &lt;/game&gt;">
            <text:p>&lt;game name="California Speed (USA)"&gt; &lt;year&gt;1999&lt;/year&gt; &lt;rating&gt;ESRB - E (Everyone)&lt;/rating&gt; &lt;title&gt;California Speed &lt;/title&gt; &lt;pub&gt;Midway&lt;/pub&gt; &lt;dev&gt;Atari Games Corporation&lt;/dev&gt; &lt;genre&gt;Driving&lt;/genre&gt; &lt;score&gt;2.5&lt;/score&gt; &lt;player&gt;1-4 Players&lt;/player&gt; &lt;story&gt;California Speed has you racing through, of course, California, with a range of different and unique tracks based on the real life maps of the US state, with short-cuts and branching elements adding elements of strategy when racing to the finish line. Cars include the usual collection of fast cars, as well as F1 racers and golf-carts, and you can customize your car's paint job to suit your style.****Split screen two player racing is supported.&lt;/story&gt; &lt;/game&gt;</text:p>
          </table:table-cell>
          <table:table-cell table:number-columns-repeated="1012"/>
        </table:table-row>
        <table:table-row table:style-name="ro2">
          <table:table-cell office:value-type="string">
            <text:p>Carmageddon 64 (USA)</text:p>
          </table:table-cell>
          <table:table-cell office:value-type="float" office:value="1999">
            <text:p>1999</text:p>
          </table:table-cell>
          <table:table-cell office:value-type="string">
            <text:p>ESRB - M (Mature)</text:p>
          </table:table-cell>
          <table:table-cell office:value-type="string">
            <text:p>Carmageddon 64 </text:p>
          </table:table-cell>
          <table:table-cell office:value-type="string">
            <text:p>Titus Software</text:p>
          </table:table-cell>
          <table:table-cell office:value-type="string">
            <text:p>Stainless Software Ltd.</text:p>
          </table:table-cell>
          <table:table-cell office:value-type="string">
            <text:p>Driving</text:p>
          </table:table-cell>
          <table:table-cell office:value-type="string">
            <text:p>2.8</text:p>
          </table:table-cell>
          <table:table-cell office:value-type="string">
            <text:p>1-2 Players</text:p>
          </table:table-cell>
          <table:table-cell office:value-type="string">
            <text:p>Motorized carnage. <text:s/>Ever wanted to hit pedestrians during a race? <text:s/>Now's your chance. Carmageddon is an ultra-violent racing game which caused much controversy during the '90s but was also very popular due to its fun factor. It was also one of the first batch of games to make use of 3D accelerated graphics (using OpenGL and 3dfx Voodoo cards).****At the beginning of the game the player only has one car and is ranked at #99. The overall objective is to race all the way to the top, collecting the opponents' cars on the way as trophies (and possibly replacements to his vehicle). In the race itself the player tries to damage opponents by driving into them, and can also kill pedestrians. Damage, kills and spectacular moves earn credits for the player which can be used for upgrades and even making repairs to the car at anytime during the race. If you wreck a certain car in 4 races or so, you get to drive it. There are many power-ups strewn around the courses which range from useful to fun to downright absurd. Though the player can win by racing fairly and normally, most players found it much more fun to wreck everything in sight.****Carmageddon is a violent game which is probably not suitable for minors.</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Carmageddon 64 (USA)&quot;&gt; &lt;year&gt;1999&lt;/year&gt; &lt;rating&gt;ESRB - M (Mature)&lt;/rating&gt; &lt;title&gt;Carmageddon 64 &lt;/title&gt; &lt;pub&gt;Titus Software&lt;/pub&gt; &lt;dev&gt;Stainless Software Ltd.&lt;/dev&gt; &lt;genre&gt;Driving&lt;/genre&gt; &lt;score&gt;2.8&lt;/score&gt; &lt;player&gt;1-2 Players&lt;/player&gt; &lt;story&gt;Motorized carnage.  Ever wanted to hit pedestrians during a race?  Now's your chance. Carmageddon is an ultra-violent racing game which caused much controversy during the '90s but was also very popular due to its fun factor. It was also one of the first batch of games to make use of 3D accelerated graphics (using OpenGL and 3dfx Voodoo cards).****At the beginning of the game the player only has one car and is ranked at #99. The overall objective is to race all the way to the top, collecting the opponents' cars on the way as trophies (and possibly replacements to his vehicle). In the race itself the player tries to damage opponents by driving into them, and can also kill pedestrians. Damage, kills and spectacular moves earn credits for the player which can be used for upgrades and even making repairs to the car at anytime during the race. If you wreck a certain car in 4 races or so, you get to drive it. There are many power-ups strewn around the courses which range from useful to fun to downright absurd. Though the player can win by racing fairly and normally, most players found it much more fun to wreck everything in sight.****Carmageddon is a violent game which is probably not suitable for minors.&lt;/story&gt; &lt;/game&gt;">
            <text:p>&lt;game name="Carmageddon 64 (USA)"&gt; &lt;year&gt;1999&lt;/year&gt; &lt;rating&gt;ESRB - M (Mature)&lt;/rating&gt; &lt;title&gt;Carmageddon 64 &lt;/title&gt; &lt;pub&gt;Titus Software&lt;/pub&gt; &lt;dev&gt;Stainless Software Ltd.&lt;/dev&gt; &lt;genre&gt;Driving&lt;/genre&gt; &lt;score&gt;2.8&lt;/score&gt; &lt;player&gt;1-2 Players&lt;/player&gt; &lt;story&gt;Motorized carnage. <text:s/>Ever wanted to hit pedestrians during a race? <text:s/>Now's your chance. Carmageddon is an ultra-violent racing game which caused much controversy during the '90s but was also very popular due to its fun factor. It was also one of the first batch of games to make use of 3D accelerated graphics (using OpenGL and 3dfx Voodoo cards).****At the beginning of the game the player only has one car and is ranked at #99. The overall objective is to race all the way to the top, collecting the opponents' cars on the way as trophies (and possibly replacements to his vehicle). In the race itself the player tries to damage opponents by driving into them, and can also kill pedestrians. Damage, kills and spectacular moves earn credits for the player which can be used for upgrades and even making repairs to the car at anytime during the race. If you wreck a certain car in 4 races or so, you get to drive it. There are many power-ups strewn around the courses which range from useful to fun to downright absurd. Though the player can win by racing fairly and normally, most players found it much more fun to wreck everything in sight.****Carmageddon is a violent game which is probably not suitable for minors.&lt;/story&gt; &lt;/game&gt;</text:p>
          </table:table-cell>
          <table:table-cell table:number-columns-repeated="1012"/>
        </table:table-row>
        <table:table-row table:style-name="ro2">
          <table:table-cell office:value-type="string">
            <text:p>Castlevania (USA) (Rev B)</text:p>
          </table:table-cell>
          <table:table-cell office:value-type="float" office:value="1998">
            <text:p>1998</text:p>
          </table:table-cell>
          <table:table-cell office:value-type="string">
            <text:p>ESRB - T (Teen)</text:p>
          </table:table-cell>
          <table:table-cell office:value-type="string">
            <text:p>Castlevania </text:p>
          </table:table-cell>
          <table:table-cell office:value-type="string">
            <text:p>Konami</text:p>
          </table:table-cell>
          <table:table-cell office:value-type="string">
            <text:p>Konami Computer Entertainment Kobe, Inc.</text:p>
          </table:table-cell>
          <table:table-cell office:value-type="string">
            <text:p>Platform</text:p>
          </table:table-cell>
          <table:table-cell office:value-type="string">
            <text:p>3.0</text:p>
          </table:table-cell>
          <table:table-cell office:value-type="string">
            <text:p>1 Player</text:p>
          </table:table-cell>
          <table:table-cell office:value-type="string">
            <text:p>Konami's long-running series of Castlevania games makes its debut on the N64. The traditional 2D graphics have been left behind; this is the first Castlevania game in 3D. However, the goal of the game remains the same: kick some vampire butt as you battle the evil Count Dracula and his minions in this platformer.****The player can either choose to be Reinhardt Schneider (for the traditional whip action) or Carrie Fernandez (who uses magical powers). Both characters have their own story line. A nice feature is the presence of an in-game clock which changes the time of the day (either day or night).****Reinhardt &amp;amp; Carrie both appear again in the second Castlevania game for the N64: Castlevania: Legacy of Darkness, which has new layouts for the levels of this game.</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Castlevania (USA) (Rev B)&quot;&gt; &lt;year&gt;1998&lt;/year&gt; &lt;rating&gt;ESRB - T (Teen)&lt;/rating&gt; &lt;title&gt;Castlevania &lt;/title&gt; &lt;pub&gt;Konami&lt;/pub&gt; &lt;dev&gt;Konami Computer Entertainment Kobe, Inc.&lt;/dev&gt; &lt;genre&gt;Platform&lt;/genre&gt; &lt;score&gt;3.0&lt;/score&gt; &lt;player&gt;1 Player&lt;/player&gt; &lt;story&gt;Konami's long-running series of Castlevania games makes its debut on the N64. The traditional 2D graphics have been left behind; this is the first Castlevania game in 3D. However, the goal of the game remains the same: kick some vampire butt as you battle the evil Count Dracula and his minions in this platformer.****The player can either choose to be Reinhardt Schneider (for the traditional whip action) or Carrie Fernandez (who uses magical powers). Both characters have their own story line. A nice feature is the presence of an in-game clock which changes the time of the day (either day or night).****Reinhardt &amp;amp; Carrie both appear again in the second Castlevania game for the N64: Castlevania: Legacy of Darkness, which has new layouts for the levels of this game.&lt;/story&gt; &lt;/game&gt;">
            <text:p>&lt;game name="Castlevania (USA) (Rev B)"&gt; &lt;year&gt;1998&lt;/year&gt; &lt;rating&gt;ESRB - T (Teen)&lt;/rating&gt; &lt;title&gt;Castlevania &lt;/title&gt; &lt;pub&gt;Konami&lt;/pub&gt; &lt;dev&gt;Konami Computer Entertainment Kobe, Inc.&lt;/dev&gt; &lt;genre&gt;Platform&lt;/genre&gt; &lt;score&gt;3.0&lt;/score&gt; &lt;player&gt;1 Player&lt;/player&gt; &lt;story&gt;Konami's long-running series of Castlevania games makes its debut on the N64. The traditional 2D graphics have been left behind; this is the first Castlevania game in 3D. However, the goal of the game remains the same: kick some vampire butt as you battle the evil Count Dracula and his minions in this platformer.****The player can either choose to be Reinhardt Schneider (for the traditional whip action) or Carrie Fernandez (who uses magical powers). Both characters have their own story line. A nice feature is the presence of an in-game clock which changes the time of the day (either day or night).****Reinhardt &amp;amp; Carrie both appear again in the second Castlevania game for the N64: Castlevania: Legacy of Darkness, which has new layouts for the levels of this game.&lt;/story&gt; &lt;/game&gt;</text:p>
          </table:table-cell>
          <table:table-cell table:number-columns-repeated="1012"/>
        </table:table-row>
        <table:table-row table:style-name="ro2">
          <table:table-cell office:value-type="string">
            <text:p>Castlevania - Legacy of Darkness (USA)</text:p>
          </table:table-cell>
          <table:table-cell office:value-type="float" office:value="1999">
            <text:p>1999</text:p>
          </table:table-cell>
          <table:table-cell office:value-type="string">
            <text:p>ESRB - T (Teen)</text:p>
          </table:table-cell>
          <table:table-cell office:value-type="string">
            <text:p>Castlevania - Legacy of Darkness </text:p>
          </table:table-cell>
          <table:table-cell office:value-type="string">
            <text:p>Konami</text:p>
          </table:table-cell>
          <table:table-cell office:value-type="string">
            <text:p>Konami Computer Entertainment Kobe, Inc.</text:p>
          </table:table-cell>
          <table:table-cell office:value-type="string">
            <text:p>Platform</text:p>
          </table:table-cell>
          <table:table-cell office:value-type="string">
            <text:p>3.1</text:p>
          </table:table-cell>
          <table:table-cell office:value-type="string">
            <text:p>1 Player</text:p>
          </table:table-cell>
          <table:table-cell office:value-type="string">
            <text:p>4 games are waiting for you in this sequel to the first Castlevania Nintendo 64 adventure. Although at war with the same enemy in the same castle, you must fight as 4 different characters to save the day, with improved graphics and a new look to certain areas that appeared in the original.****To begin with, set 8 years before the events that took place in Castlevania, the Count has kidnapped the young sister of Cornell, a powerful werewolf. As Cornell, you must battle your way through the castle and defeat Dracula to save your sister.****Once completing the game as Cornell, you take up the role of Henry, a demon hating hero who must save captured children from the hands of Dracula within a set time limit.****After that, you can then take on Dracula once again as the original heroes of Castlevania 64, Reinhardt Schneider and Carrie Fernandez, and re-live the events of the previous game through new and improved surroundings.</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Castlevania - Legacy of Darkness (USA)&quot;&gt; &lt;year&gt;1999&lt;/year&gt; &lt;rating&gt;ESRB - T (Teen)&lt;/rating&gt; &lt;title&gt;Castlevania - Legacy of Darkness &lt;/title&gt; &lt;pub&gt;Konami&lt;/pub&gt; &lt;dev&gt;Konami Computer Entertainment Kobe, Inc.&lt;/dev&gt; &lt;genre&gt;Platform&lt;/genre&gt; &lt;score&gt;3.1&lt;/score&gt; &lt;player&gt;1 Player&lt;/player&gt; &lt;story&gt;4 games are waiting for you in this sequel to the first Castlevania Nintendo 64 adventure. Although at war with the same enemy in the same castle, you must fight as 4 different characters to save the day, with improved graphics and a new look to certain areas that appeared in the original.****To begin with, set 8 years before the events that took place in Castlevania, the Count has kidnapped the young sister of Cornell, a powerful werewolf. As Cornell, you must battle your way through the castle and defeat Dracula to save your sister.****Once completing the game as Cornell, you take up the role of Henry, a demon hating hero who must save captured children from the hands of Dracula within a set time limit.****After that, you can then take on Dracula once again as the original heroes of Castlevania 64, Reinhardt Schneider and Carrie Fernandez, and re-live the events of the previous game through new and improved surroundings.&lt;/story&gt; &lt;/game&gt;">
            <text:p>&lt;game name="Castlevania - Legacy of Darkness (USA)"&gt; &lt;year&gt;1999&lt;/year&gt; &lt;rating&gt;ESRB - T (Teen)&lt;/rating&gt; &lt;title&gt;Castlevania - Legacy of Darkness &lt;/title&gt; &lt;pub&gt;Konami&lt;/pub&gt; &lt;dev&gt;Konami Computer Entertainment Kobe, Inc.&lt;/dev&gt; &lt;genre&gt;Platform&lt;/genre&gt; &lt;score&gt;3.1&lt;/score&gt; &lt;player&gt;1 Player&lt;/player&gt; &lt;story&gt;4 games are waiting for you in this sequel to the first Castlevania Nintendo 64 adventure. Although at war with the same enemy in the same castle, you must fight as 4 different characters to save the day, with improved graphics and a new look to certain areas that appeared in the original.****To begin with, set 8 years before the events that took place in Castlevania, the Count has kidnapped the young sister of Cornell, a powerful werewolf. As Cornell, you must battle your way through the castle and defeat Dracula to save your sister.****Once completing the game as Cornell, you take up the role of Henry, a demon hating hero who must save captured children from the hands of Dracula within a set time limit.****After that, you can then take on Dracula once again as the original heroes of Castlevania 64, Reinhardt Schneider and Carrie Fernandez, and re-live the events of the previous game through new and improved surroundings.&lt;/story&gt; &lt;/game&gt;</text:p>
          </table:table-cell>
          <table:table-cell table:number-columns-repeated="1012"/>
        </table:table-row>
        <table:table-row table:style-name="ro1">
          <table:table-cell office:value-type="string">
            <text:p>Centre Court Tennis (Europe)</text:p>
          </table:table-cell>
          <table:table-cell office:value-type="float" office:value="1999">
            <text:p>1999</text:p>
          </table:table-cell>
          <table:table-cell office:value-type="string">
            <text:p>ESRB - E (Everyone)</text:p>
          </table:table-cell>
          <table:table-cell office:value-type="string">
            <text:p>Centre Court Tennis </text:p>
          </table:table-cell>
          <table:table-cell office:value-type="string">
            <text:p>BigBen Interactive</text:p>
          </table:table-cell>
          <table:table-cell office:value-type="string">
            <text:p>Hudson Soft Company, Ltd.</text:p>
          </table:table-cell>
          <table:table-cell office:value-type="string">
            <text:p>Sports/Tennis</text:p>
          </table:table-cell>
          <table:table-cell office:value-type="string">
            <text:p>3.7</text:p>
          </table:table-cell>
          <table:table-cell table:style-name="ce2" office:value-type="string">
            <text:p>1-4 Players</text:p>
          </table:table-cell>
          <table:table-cell office:value-type="string">
            <text:p>Centre Court Tennis is a tennis game that does not take itself too seriously. After creating your Lego-like character, you are set to go! ****The basic game features a multiplayer mode (up to 4 players), a tournament mode and an exhibition mode. You also have four mini-games, "Tennis Court Bingo", "Burning Barrels", "Run and Gun" &amp; Knock'em Down", where your goal is to hit certain objects in the tennis field. You can win special prices for getting enough points.****Additionally, you have a special challenge mode where you have to play against your opponent in odd conditions - your tennis field might be rotating, made from ice or about to explode, to name a few. Beat your foe and you will be rewarded with a piece clothing or item of your choosing from your opponent's dressing room. Lose and you lose an item that your opponent picked. Keep on losing and you have to play your games wearing nothing but your underwear, which makes the game like a sort of family-friendly strip tennis.</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Centre Court Tennis (Europe)&quot;&gt; &lt;year&gt;1999&lt;/year&gt; &lt;rating&gt;ESRB - E (Everyone)&lt;/rating&gt; &lt;title&gt;Centre Court Tennis &lt;/title&gt; &lt;pub&gt;BigBen Interactive&lt;/pub&gt; &lt;dev&gt;Hudson Soft Company, Ltd.&lt;/dev&gt; &lt;genre&gt;Sports/Tennis&lt;/genre&gt; &lt;score&gt;3.7&lt;/score&gt; &lt;player&gt;1-4 Players&lt;/player&gt; &lt;story&gt;Centre Court Tennis is a tennis game that does not take itself too seriously. After creating your Lego-like character, you are set to go! ****The basic game features a multiplayer mode (up to 4 players), a tournament mode and an exhibition mode. You also have four mini-games, &quot;Tennis Court Bingo&quot;, &quot;Burning Barrels&quot;, &quot;Run and Gun&quot; &amp; Knock'em Down&quot;, where your goal is to hit certain objects in the tennis field. You can win special prices for getting enough points.****Additionally, you have a special challenge mode where you have to play against your opponent in odd conditions - your tennis field might be rotating, made from ice or about to explode, to name a few. Beat your foe and you will be rewarded with a piece clothing or item of your choosing from your opponent's dressing room. Lose and you lose an item that your opponent picked. Keep on losing and you have to play your games wearing nothing but your underwear, which makes the game like a sort of family-friendly strip tennis.&lt;/story&gt; &lt;/game&gt;">
            <text:p>&lt;game name="Centre Court Tennis (Europe)"&gt; &lt;year&gt;1999&lt;/year&gt; &lt;rating&gt;ESRB - E (Everyone)&lt;/rating&gt; &lt;title&gt;Centre Court Tennis &lt;/title&gt; &lt;pub&gt;BigBen Interactive&lt;/pub&gt; &lt;dev&gt;Hudson Soft Company, Ltd.&lt;/dev&gt; &lt;genre&gt;Sports/Tennis&lt;/genre&gt; &lt;score&gt;3.7&lt;/score&gt; &lt;player&gt;1-4 Players&lt;/player&gt; &lt;story&gt;Centre Court Tennis is a tennis game that does not take itself too seriously. After creating your Lego-like character, you are set to go! ****The basic game features a multiplayer mode (up to 4 players), a tournament mode and an exhibition mode. You also have four mini-games, "Tennis Court Bingo", "Burning Barrels", "Run and Gun" &amp; Knock'em Down", where your goal is to hit certain objects in the tennis field. You can win special prices for getting enough points.****Additionally, you have a special challenge mode where you have to play against your opponent in odd conditions - your tennis field might be rotating, made from ice or about to explode, to name a few. Beat your foe and you will be rewarded with a piece clothing or item of your choosing from your opponent's dressing room. Lose and you lose an item that your opponent picked. Keep on losing and you have to play your games wearing nothing but your underwear, which makes the game like a sort of family-friendly strip tennis.&lt;/story&gt; &lt;/game&gt;</text:p>
          </table:table-cell>
          <table:table-cell table:number-columns-repeated="1012"/>
        </table:table-row>
        <table:table-row table:style-name="ro1">
          <table:table-cell office:value-type="string">
            <text:p>Chameleon Twist (USA)</text:p>
          </table:table-cell>
          <table:table-cell office:value-type="float" office:value="1997">
            <text:p>1997</text:p>
          </table:table-cell>
          <table:table-cell office:value-type="string">
            <text:p>ESRB - E (Everyone)</text:p>
          </table:table-cell>
          <table:table-cell office:value-type="string">
            <text:p>Chameleon Twist </text:p>
          </table:table-cell>
          <table:table-cell office:value-type="string">
            <text:p>SunSoft</text:p>
          </table:table-cell>
          <table:table-cell office:value-type="string">
            <text:p>Japan System Supply</text:p>
          </table:table-cell>
          <table:table-cell office:value-type="string">
            <text:p>Platform</text:p>
          </table:table-cell>
          <table:table-cell office:value-type="string">
            <text:p>3.2</text:p>
          </table:table-cell>
          <table:table-cell table:style-name="ce2" office:value-type="string">
            <text:p>1-4 Players</text:p>
          </table:table-cell>
          <table:table-cell office:value-type="string">
            <text:p>Davy the chameleon is minding his own business, when a rabbit catches his eye. Following the rabbit into its hole, he soon finds himself transformed into a super, alien chameleon, with an extra long tongue. Stuck in an unknown world, he must use his new strength to find his way out back to his home.****Using the analog stick, you can control Davy's tongue to catch enemies and throw them back as bullets, grab onto to distant poles and ledges for a quick way through the land, or perform tricks like tongue-pole vault, in which he can reach even higher distances by using his tongue as a pole vault.</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Chameleon Twist (USA)&quot;&gt; &lt;year&gt;1997&lt;/year&gt; &lt;rating&gt;ESRB - E (Everyone)&lt;/rating&gt; &lt;title&gt;Chameleon Twist &lt;/title&gt; &lt;pub&gt;SunSoft&lt;/pub&gt; &lt;dev&gt;Japan System Supply&lt;/dev&gt; &lt;genre&gt;Platform&lt;/genre&gt; &lt;score&gt;3.2&lt;/score&gt; &lt;player&gt;1-4 Players&lt;/player&gt; &lt;story&gt;Davy the chameleon is minding his own business, when a rabbit catches his eye. Following the rabbit into its hole, he soon finds himself transformed into a super, alien chameleon, with an extra long tongue. Stuck in an unknown world, he must use his new strength to find his way out back to his home.****Using the analog stick, you can control Davy's tongue to catch enemies and throw them back as bullets, grab onto to distant poles and ledges for a quick way through the land, or perform tricks like tongue-pole vault, in which he can reach even higher distances by using his tongue as a pole vault.&lt;/story&gt; &lt;/game&gt;">
            <text:p>&lt;game name="Chameleon Twist (USA)"&gt; &lt;year&gt;1997&lt;/year&gt; &lt;rating&gt;ESRB - E (Everyone)&lt;/rating&gt; &lt;title&gt;Chameleon Twist &lt;/title&gt; &lt;pub&gt;SunSoft&lt;/pub&gt; &lt;dev&gt;Japan System Supply&lt;/dev&gt; &lt;genre&gt;Platform&lt;/genre&gt; &lt;score&gt;3.2&lt;/score&gt; &lt;player&gt;1-4 Players&lt;/player&gt; &lt;story&gt;Davy the chameleon is minding his own business, when a rabbit catches his eye. Following the rabbit into its hole, he soon finds himself transformed into a super, alien chameleon, with an extra long tongue. Stuck in an unknown world, he must use his new strength to find his way out back to his home.****Using the analog stick, you can control Davy's tongue to catch enemies and throw them back as bullets, grab onto to distant poles and ledges for a quick way through the land, or perform tricks like tongue-pole vault, in which he can reach even higher distances by using his tongue as a pole vault.&lt;/story&gt; &lt;/game&gt;</text:p>
          </table:table-cell>
          <table:table-cell table:number-columns-repeated="1012"/>
        </table:table-row>
        <table:table-row table:style-name="ro2">
          <table:table-cell office:value-type="string">
            <text:p>Chameleon Twist 2 (USA)</text:p>
          </table:table-cell>
          <table:table-cell office:value-type="float" office:value="1997">
            <text:p>1997</text:p>
          </table:table-cell>
          <table:table-cell office:value-type="string">
            <text:p>ESRB - E (Everyone)</text:p>
          </table:table-cell>
          <table:table-cell office:value-type="string">
            <text:p>Chameleon Twist 2 </text:p>
          </table:table-cell>
          <table:table-cell office:value-type="string">
            <text:p>SunSoft</text:p>
          </table:table-cell>
          <table:table-cell office:value-type="string">
            <text:p>Japan System Supply</text:p>
          </table:table-cell>
          <table:table-cell office:value-type="string">
            <text:p>Platform</text:p>
          </table:table-cell>
          <table:table-cell office:value-type="string">
            <text:p>3.4</text:p>
          </table:table-cell>
          <table:table-cell office:value-type="string">
            <text:p>1 Player</text:p>
          </table:table-cell>
          <table:table-cell office:value-type="string">
            <text:p>After finding his way back home from his first adventure, Davy decides to relax with his friends. However, while playing on the see-saw, a huge rabbit falls from the sky, sending Davy head long into the sky. So once again, using his long tounge to attack enemies and grab onto distant ledges, Davy must find his way home from the land in the sky.****For the second adventure, you can now choose from 4 different Chameleon's, Davy and friends Linda, Fred and Jack. **And as well as using his tongue, Davy can also use a parasol to float across large gaps.</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Chameleon Twist 2 (USA)&quot;&gt; &lt;year&gt;1997&lt;/year&gt; &lt;rating&gt;ESRB - E (Everyone)&lt;/rating&gt; &lt;title&gt;Chameleon Twist 2 &lt;/title&gt; &lt;pub&gt;SunSoft&lt;/pub&gt; &lt;dev&gt;Japan System Supply&lt;/dev&gt; &lt;genre&gt;Platform&lt;/genre&gt; &lt;score&gt;3.4&lt;/score&gt; &lt;player&gt;1 Player&lt;/player&gt; &lt;story&gt;After finding his way back home from his first adventure, Davy decides to relax with his friends. However, while playing on the see-saw, a huge rabbit falls from the sky, sending Davy head long into the sky. So once again, using his long tounge to attack enemies and grab onto distant ledges, Davy must find his way home from the land in the sky.****For the second adventure, you can now choose from 4 different Chameleon's, Davy and friends Linda, Fred and Jack. **And as well as using his tongue, Davy can also use a parasol to float across large gaps.&lt;/story&gt; &lt;/game&gt;">
            <text:p>&lt;game name="Chameleon Twist 2 (USA)"&gt; &lt;year&gt;1997&lt;/year&gt; &lt;rating&gt;ESRB - E (Everyone)&lt;/rating&gt; &lt;title&gt;Chameleon Twist 2 &lt;/title&gt; &lt;pub&gt;SunSoft&lt;/pub&gt; &lt;dev&gt;Japan System Supply&lt;/dev&gt; &lt;genre&gt;Platform&lt;/genre&gt; &lt;score&gt;3.4&lt;/score&gt; &lt;player&gt;1 Player&lt;/player&gt; &lt;story&gt;After finding his way back home from his first adventure, Davy decides to relax with his friends. However, while playing on the see-saw, a huge rabbit falls from the sky, sending Davy head long into the sky. So once again, using his long tounge to attack enemies and grab onto distant ledges, Davy must find his way home from the land in the sky.****For the second adventure, you can now choose from 4 different Chameleon's, Davy and friends Linda, Fred and Jack. **And as well as using his tongue, Davy can also use a parasol to float across large gaps.&lt;/story&gt; &lt;/game&gt;</text:p>
          </table:table-cell>
          <table:table-cell table:number-columns-repeated="1012"/>
        </table:table-row>
        <table:table-row table:style-name="ro1">
          <table:table-cell office:value-type="string">
            <text:p>Charlie Blast's Territory (USA)</text:p>
          </table:table-cell>
          <table:table-cell office:value-type="float" office:value="1999">
            <text:p>1999</text:p>
          </table:table-cell>
          <table:table-cell office:value-type="string">
            <text:p>ESRB - E (Everyone)</text:p>
          </table:table-cell>
          <table:table-cell office:value-type="string">
            <text:p>Charlie Blast's Territory </text:p>
          </table:table-cell>
          <table:table-cell office:value-type="string">
            <text:p>Kemco</text:p>
          </table:table-cell>
          <table:table-cell office:value-type="string">
            <text:p>Realtime Associates, Inc.</text:p>
          </table:table-cell>
          <table:table-cell office:value-type="string">
            <text:p>Action</text:p>
          </table:table-cell>
          <table:table-cell office:value-type="string">
            <text:p>3.1</text:p>
          </table:table-cell>
          <table:table-cell table:style-name="ce2" office:value-type="string">
            <text:p>1-4 Players</text:p>
          </table:table-cell>
          <table:table-cell office:value-type="string">
            <text:p>Charlie Blast is a construction worker, but quite different than his more famous colleague. Charlie has a convincing beer belly, he has trouble keeping his jeans up (yup, you will get a nice view of his crack quite frequently) and his chest hair makes David Hasselhoff feel ashamed about himself. He is not trying to save a princess either; his mission is to blow islands up with TNT!****With 3D graphics and some platform elements, Charlie Blast's Territory, a remake of Kablooey, is a modernization of one of the classic puzzle genres where your goal is to push crates into the correct spots. ****Every level is an island. On every island you have at least one bomb and one TNT box. Your goal is to push all of them next to each others and then blow everything up in a huge chain reaction. When you do, you advance a level. You cannot pull the crates but you can climb over them.</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Charlie Blast's Territory (USA)&quot;&gt; &lt;year&gt;1999&lt;/year&gt; &lt;rating&gt;ESRB - E (Everyone)&lt;/rating&gt; &lt;title&gt;Charlie Blast's Territory &lt;/title&gt; &lt;pub&gt;Kemco&lt;/pub&gt; &lt;dev&gt;Realtime Associates, Inc.&lt;/dev&gt; &lt;genre&gt;Action&lt;/genre&gt; &lt;score&gt;3.1&lt;/score&gt; &lt;player&gt;1-4 Players&lt;/player&gt; &lt;story&gt;Charlie Blast is a construction worker, but quite different than his more famous colleague. Charlie has a convincing beer belly, he has trouble keeping his jeans up (yup, you will get a nice view of his crack quite frequently) and his chest hair makes David Hasselhoff feel ashamed about himself. He is not trying to save a princess either; his mission is to blow islands up with TNT!****With 3D graphics and some platform elements, Charlie Blast's Territory, a remake of Kablooey, is a modernization of one of the classic puzzle genres where your goal is to push crates into the correct spots. ****Every level is an island. On every island you have at least one bomb and one TNT box. Your goal is to push all of them next to each others and then blow everything up in a huge chain reaction. When you do, you advance a level. You cannot pull the crates but you can climb over them.&lt;/story&gt; &lt;/game&gt;">
            <text:p>&lt;game name="Charlie Blast's Territory (USA)"&gt; &lt;year&gt;1999&lt;/year&gt; &lt;rating&gt;ESRB - E (Everyone)&lt;/rating&gt; &lt;title&gt;Charlie Blast's Territory &lt;/title&gt; &lt;pub&gt;Kemco&lt;/pub&gt; &lt;dev&gt;Realtime Associates, Inc.&lt;/dev&gt; &lt;genre&gt;Action&lt;/genre&gt; &lt;score&gt;3.1&lt;/score&gt; &lt;player&gt;1-4 Players&lt;/player&gt; &lt;story&gt;Charlie Blast is a construction worker, but quite different than his more famous colleague. Charlie has a convincing beer belly, he has trouble keeping his jeans up (yup, you will get a nice view of his crack quite frequently) and his chest hair makes David Hasselhoff feel ashamed about himself. He is not trying to save a princess either; his mission is to blow islands up with TNT!****With 3D graphics and some platform elements, Charlie Blast's Territory, a remake of Kablooey, is a modernization of one of the classic puzzle genres where your goal is to push crates into the correct spots. ****Every level is an island. On every island you have at least one bomb and one TNT box. Your goal is to push all of them next to each others and then blow everything up in a huge chain reaction. When you do, you advance a level. You cannot pull the crates but you can climb over them.&lt;/story&gt; &lt;/game&gt;</text:p>
          </table:table-cell>
          <table:table-cell table:number-columns-repeated="1012"/>
        </table:table-row>
        <table:table-row table:style-name="ro2">
          <table:table-cell office:value-type="string">
            <text:p>Chopper Attack (USA)</text:p>
          </table:table-cell>
          <table:table-cell office:value-type="float" office:value="1998">
            <text:p>1998</text:p>
          </table:table-cell>
          <table:table-cell office:value-type="string">
            <text:p>ESRB - T (Teen)</text:p>
          </table:table-cell>
          <table:table-cell office:value-type="string">
            <text:p>Chopper Attack </text:p>
          </table:table-cell>
          <table:table-cell office:value-type="string">
            <text:p>Midway</text:p>
          </table:table-cell>
          <table:table-cell office:value-type="string">
            <text:p>SETA Corporation</text:p>
          </table:table-cell>
          <table:table-cell office:value-type="string">
            <text:p>Action</text:p>
          </table:table-cell>
          <table:table-cell office:value-type="string">
            <text:p>2.5</text:p>
          </table:table-cell>
          <table:table-cell office:value-type="string">
            <text:p>1 Player</text:p>
          </table:table-cell>
          <table:table-cell office:value-type="string">
            <text:p>In Chopper Attack, you take a chopper and.. well.. attack! You get to choose between eight different attack choppers, each having its own strengths and weaknesses. ****After the briefing from your XO, you are set to destroy something - tanks, other helicopters, planes, radars, buildings etc. While the mission only requires you to do something specific, destroying everything gives you bonuses and money, which you can then use to buy more heavy-duty missiles between the missions.****If you look at the screenshots, you might think that Chopper Attack is a helicopter simulation. It's not. Your elevation is fixed. There are no physics. You have boss fights with GIANT choppers. The game is pure 3D action, plain and simple.</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Chopper Attack (USA)&quot;&gt; &lt;year&gt;1998&lt;/year&gt; &lt;rating&gt;ESRB - T (Teen)&lt;/rating&gt; &lt;title&gt;Chopper Attack &lt;/title&gt; &lt;pub&gt;Midway&lt;/pub&gt; &lt;dev&gt;SETA Corporation&lt;/dev&gt; &lt;genre&gt;Action&lt;/genre&gt; &lt;score&gt;2.5&lt;/score&gt; &lt;player&gt;1 Player&lt;/player&gt; &lt;story&gt;In Chopper Attack, you take a chopper and.. well.. attack! You get to choose between eight different attack choppers, each having its own strengths and weaknesses. ****After the briefing from your XO, you are set to destroy something - tanks, other helicopters, planes, radars, buildings etc. While the mission only requires you to do something specific, destroying everything gives you bonuses and money, which you can then use to buy more heavy-duty missiles between the missions.****If you look at the screenshots, you might think that Chopper Attack is a helicopter simulation. It's not. Your elevation is fixed. There are no physics. You have boss fights with GIANT choppers. The game is pure 3D action, plain and simple.&lt;/story&gt; &lt;/game&gt;">
            <text:p>&lt;game name="Chopper Attack (USA)"&gt; &lt;year&gt;1998&lt;/year&gt; &lt;rating&gt;ESRB - T (Teen)&lt;/rating&gt; &lt;title&gt;Chopper Attack &lt;/title&gt; &lt;pub&gt;Midway&lt;/pub&gt; &lt;dev&gt;SETA Corporation&lt;/dev&gt; &lt;genre&gt;Action&lt;/genre&gt; &lt;score&gt;2.5&lt;/score&gt; &lt;player&gt;1 Player&lt;/player&gt; &lt;story&gt;In Chopper Attack, you take a chopper and.. well.. attack! You get to choose between eight different attack choppers, each having its own strengths and weaknesses. ****After the briefing from your XO, you are set to destroy something - tanks, other helicopters, planes, radars, buildings etc. While the mission only requires you to do something specific, destroying everything gives you bonuses and money, which you can then use to buy more heavy-duty missiles between the missions.****If you look at the screenshots, you might think that Chopper Attack is a helicopter simulation. It's not. Your elevation is fixed. There are no physics. You have boss fights with GIANT choppers. The game is pure 3D action, plain and simple.&lt;/story&gt; &lt;/game&gt;</text:p>
          </table:table-cell>
          <table:table-cell table:number-columns-repeated="1012"/>
        </table:table-row>
        <table:table-row table:style-name="ro2">
          <table:table-cell office:value-type="string">
            <text:p>Clay Fighter - Sculptor's Cut (USA)</text:p>
          </table:table-cell>
          <table:table-cell office:value-type="float" office:value="1998">
            <text:p>1998</text:p>
          </table:table-cell>
          <table:table-cell office:value-type="string">
            <text:p>ESRB - T (Teen)</text:p>
          </table:table-cell>
          <table:table-cell office:value-type="string">
            <text:p>Clay Fighter - Sculptor's Cut </text:p>
          </table:table-cell>
          <table:table-cell table:number-columns-repeated="2" office:value-type="string">
            <text:p>Interplay Entertainment Corp.</text:p>
          </table:table-cell>
          <table:table-cell office:value-type="string">
            <text:p>Fighter</text:p>
          </table:table-cell>
          <table:table-cell office:value-type="string">
            <text:p>3.1</text:p>
          </table:table-cell>
          <table:table-cell office:value-type="string">
            <text:p>1-2 Players</text:p>
          </table:table-cell>
          <table:table-cell office:value-type="string">
            <text:p>Let's Get Ready to Crumble!****Clay Fighter: Sculptor's Cut is a parody of one-on-one fighting games and features sixteen playable clay (!) fighters, including Sumo Santa, Statue of Liberty, Booger Man and the legendary Earthworm Jim himself! It is the sequel to Clay Fighter 63 1/3 and famous for only being released as a Blockbuster rental exclusive.****Like the title suggests, it is not an entirely new game but rather a different version of it. The most notable differences are the four extra playable characters and a 2D-style fixed camera angle. You cannot perform unlimited combos anymore either.****Moves are a mix of standard punches &amp; kicks (although not all of the contestants have hands nor legs to begin with) and a large number of unique special moves and combos for all. You can sometimes interact with your environment by kicking your opponent through a door or window and continue on the other side. You can also end the fights with Mortal Kombat-style "Claytalities".</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Clay Fighter - Sculptor's Cut (USA)&quot;&gt; &lt;year&gt;1998&lt;/year&gt; &lt;rating&gt;ESRB - T (Teen)&lt;/rating&gt; &lt;title&gt;Clay Fighter - Sculptor's Cut &lt;/title&gt; &lt;pub&gt;Interplay Entertainment Corp.&lt;/pub&gt; &lt;dev&gt;Interplay Entertainment Corp.&lt;/dev&gt; &lt;genre&gt;Fighter&lt;/genre&gt; &lt;score&gt;3.1&lt;/score&gt; &lt;player&gt;1-2 Players&lt;/player&gt; &lt;story&gt;Let's Get Ready to Crumble!****Clay Fighter: Sculptor's Cut is a parody of one-on-one fighting games and features sixteen playable clay (!) fighters, including Sumo Santa, Statue of Liberty, Booger Man and the legendary Earthworm Jim himself! It is the sequel to Clay Fighter 63 1/3 and famous for only being released as a Blockbuster rental exclusive.****Like the title suggests, it is not an entirely new game but rather a different version of it. The most notable differences are the four extra playable characters and a 2D-style fixed camera angle. You cannot perform unlimited combos anymore either.****Moves are a mix of standard punches &amp; kicks (although not all of the contestants have hands nor legs to begin with) and a large number of unique special moves and combos for all. You can sometimes interact with your environment by kicking your opponent through a door or window and continue on the other side. You can also end the fights with Mortal Kombat-style &quot;Claytalities&quot;.&lt;/story&gt; &lt;/game&gt;">
            <text:p>&lt;game name="Clay Fighter - Sculptor's Cut (USA)"&gt; &lt;year&gt;1998&lt;/year&gt; &lt;rating&gt;ESRB - T (Teen)&lt;/rating&gt; &lt;title&gt;Clay Fighter - Sculptor's Cut &lt;/title&gt; &lt;pub&gt;Interplay Entertainment Corp.&lt;/pub&gt; &lt;dev&gt;Interplay Entertainment Corp.&lt;/dev&gt; &lt;genre&gt;Fighter&lt;/genre&gt; &lt;score&gt;3.1&lt;/score&gt; &lt;player&gt;1-2 Players&lt;/player&gt; &lt;story&gt;Let's Get Ready to Crumble!****Clay Fighter: Sculptor's Cut is a parody of one-on-one fighting games and features sixteen playable clay (!) fighters, including Sumo Santa, Statue of Liberty, Booger Man and the legendary Earthworm Jim himself! It is the sequel to Clay Fighter 63 1/3 and famous for only being released as a Blockbuster rental exclusive.****Like the title suggests, it is not an entirely new game but rather a different version of it. The most notable differences are the four extra playable characters and a 2D-style fixed camera angle. You cannot perform unlimited combos anymore either.****Moves are a mix of standard punches &amp; kicks (although not all of the contestants have hands nor legs to begin with) and a large number of unique special moves and combos for all. You can sometimes interact with your environment by kicking your opponent through a door or window and continue on the other side. You can also end the fights with Mortal Kombat-style "Claytalities".&lt;/story&gt; &lt;/game&gt;</text:p>
          </table:table-cell>
          <table:table-cell table:number-columns-repeated="1012"/>
        </table:table-row>
        <table:table-row table:style-name="ro2">
          <table:table-cell office:value-type="string">
            <text:p>Clay Fighter 63 1-3 (USA)</text:p>
          </table:table-cell>
          <table:table-cell office:value-type="float" office:value="1997">
            <text:p>1997</text:p>
          </table:table-cell>
          <table:table-cell office:value-type="string">
            <text:p>ESRB - T (Teen)</text:p>
          </table:table-cell>
          <table:table-cell office:value-type="string">
            <text:p>Clay Fighter 63 1-3 </text:p>
          </table:table-cell>
          <table:table-cell table:number-columns-repeated="2" office:value-type="string">
            <text:p>Interplay Entertainment Corp.</text:p>
          </table:table-cell>
          <table:table-cell office:value-type="string">
            <text:p>Fighter</text:p>
          </table:table-cell>
          <table:table-cell office:value-type="string">
            <text:p>3.2</text:p>
          </table:table-cell>
          <table:table-cell office:value-type="string">
            <text:p>1-2 Players</text:p>
          </table:table-cell>
          <table:table-cell office:value-type="string">
            <text:p>In this zany beat 'em up, clay animated fighters clash in a fight to the clay death. Characters such as Bad Mr. Frosty (a snowman gone terribly bad), Blob (a green pile of slime), Bonker the nightmare clown and a host more are available to choose from, each with a range of moves that no clay animated character has ever attempted before (such as throwing chickens, clay, and plenty of other objects, including themselves).****Graphics are a combination of 2D clay animated characters and 3D designed foregrounds/background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Clay Fighter 63 1-3 (USA)&quot;&gt; &lt;year&gt;1997&lt;/year&gt; &lt;rating&gt;ESRB - T (Teen)&lt;/rating&gt; &lt;title&gt;Clay Fighter 63 1-3 &lt;/title&gt; &lt;pub&gt;Interplay Entertainment Corp.&lt;/pub&gt; &lt;dev&gt;Interplay Entertainment Corp.&lt;/dev&gt; &lt;genre&gt;Fighter&lt;/genre&gt; &lt;score&gt;3.2&lt;/score&gt; &lt;player&gt;1-2 Players&lt;/player&gt; &lt;story&gt;In this zany beat 'em up, clay animated fighters clash in a fight to the clay death. Characters such as Bad Mr. Frosty (a snowman gone terribly bad), Blob (a green pile of slime), Bonker the nightmare clown and a host more are available to choose from, each with a range of moves that no clay animated character has ever attempted before (such as throwing chickens, clay, and plenty of other objects, including themselves).****Graphics are a combination of 2D clay animated characters and 3D designed foregrounds/backgrounds.&lt;/story&gt; &lt;/game&gt;">
            <text:p>&lt;game name="Clay Fighter 63 1-3 (USA)"&gt; &lt;year&gt;1997&lt;/year&gt; &lt;rating&gt;ESRB - T (Teen)&lt;/rating&gt; &lt;title&gt;Clay Fighter 63 1-3 &lt;/title&gt; &lt;pub&gt;Interplay Entertainment Corp.&lt;/pub&gt; &lt;dev&gt;Interplay Entertainment Corp.&lt;/dev&gt; &lt;genre&gt;Fighter&lt;/genre&gt; &lt;score&gt;3.2&lt;/score&gt; &lt;player&gt;1-2 Players&lt;/player&gt; &lt;story&gt;In this zany beat 'em up, clay animated fighters clash in a fight to the clay death. Characters such as Bad Mr. Frosty (a snowman gone terribly bad), Blob (a green pile of slime), Bonker the nightmare clown and a host more are available to choose from, each with a range of moves that no clay animated character has ever attempted before (such as throwing chickens, clay, and plenty of other objects, including themselves).****Graphics are a combination of 2D clay animated characters and 3D designed foregrounds/backgrounds.&lt;/story&gt; &lt;/game&gt;</text:p>
          </table:table-cell>
          <table:table-cell table:number-columns-repeated="1012"/>
        </table:table-row>
        <table:table-row table:style-name="ro2">
          <table:table-cell office:value-type="string">
            <text:p>Command &amp; Conquer (USA)</text:p>
          </table:table-cell>
          <table:table-cell office:value-type="float" office:value="1999">
            <text:p>1999</text:p>
          </table:table-cell>
          <table:table-cell office:value-type="string">
            <text:p>ESRB - T (Teen)</text:p>
          </table:table-cell>
          <table:table-cell office:value-type="string">
            <text:p>Command &amp; Conquer </text:p>
          </table:table-cell>
          <table:table-cell office:value-type="string">
            <text:p>Nintendo</text:p>
          </table:table-cell>
          <table:table-cell office:value-type="string">
            <text:p>Looking Glass Studios, Inc.</text:p>
          </table:table-cell>
          <table:table-cell office:value-type="string">
            <text:p>Strategy</text:p>
          </table:table-cell>
          <table:table-cell office:value-type="string">
            <text:p>3.6</text:p>
          </table:table-cell>
          <table:table-cell office:value-type="string">
            <text:p>1 Player</text:p>
          </table:table-cell>
          <table:table-cell office:value-type="string">
            <text:p>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Command &amp; Conquer (USA)&quot;&gt; &lt;year&gt;1999&lt;/year&gt; &lt;rating&gt;ESRB - T (Teen)&lt;/rating&gt; &lt;title&gt;Command &amp; Conquer &lt;/title&gt; &lt;pub&gt;Nintendo&lt;/pub&gt; &lt;dev&gt;Looking Glass Studios, Inc.&lt;/dev&gt; &lt;genre&gt;Strategy&lt;/genre&gt; &lt;score&gt;3.6&lt;/score&gt; &lt;player&gt;1 Player&lt;/player&gt; &lt;story&gt;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lt;/story&gt; &lt;/game&gt;">
            <text:p>&lt;game name="Command &amp; Conquer (USA)"&gt; &lt;year&gt;1999&lt;/year&gt; &lt;rating&gt;ESRB - T (Teen)&lt;/rating&gt; &lt;title&gt;Command &amp; Conquer &lt;/title&gt; &lt;pub&gt;Nintendo&lt;/pub&gt; &lt;dev&gt;Looking Glass Studios, Inc.&lt;/dev&gt; &lt;genre&gt;Strategy&lt;/genre&gt; &lt;score&gt;3.6&lt;/score&gt; &lt;player&gt;1 Player&lt;/player&gt; &lt;story&gt;Command &amp; Conquer developed ideas from Westwood's previous Dune 2, forming a real time strategy game which has influenced many. The control system of selecting units with the mouse and then directing them is similar to future titles such as Total Annihilation.****The game focuses on a war between two organizations, The Brotherhood of Nod and the Global Defense Initiative. You can take control of either side for more than 15 missions. Both have different units and structures, including artillery, tanks and light infantry.****In most missions you have to build a base first to build new units and structures. Most important are the special harvesters, which collect Tiberium and deliver it to a refinery, where it's converted into money - money which is needed to create additional units.****The game also features FMV mission briefings and victory cutscenes.&lt;/story&gt; &lt;/game&gt;</text:p>
          </table:table-cell>
          <table:table-cell table:number-columns-repeated="1012"/>
        </table:table-row>
        <table:table-row table:style-name="ro1">
          <table:table-cell office:value-type="string">
            <text:p>Conker's Bad Fur Day (USA)</text:p>
          </table:table-cell>
          <table:table-cell office:value-type="float" office:value="2001">
            <text:p>2001</text:p>
          </table:table-cell>
          <table:table-cell office:value-type="string">
            <text:p>ESRB - M (Mature)</text:p>
          </table:table-cell>
          <table:table-cell office:value-type="string">
            <text:p>Conker's Bad Fur Day </text:p>
          </table:table-cell>
          <table:table-cell office:value-type="string">
            <text:p>Rare Ltd.</text:p>
          </table:table-cell>
          <table:table-cell office:value-type="string">
            <text:p>Rare, Ltd.</text:p>
          </table:table-cell>
          <table:table-cell office:value-type="string">
            <text:p>Platform</text:p>
          </table:table-cell>
          <table:table-cell office:value-type="string">
            <text:p>3.9</text:p>
          </table:table-cell>
          <table:table-cell table:style-name="ce2" office:value-type="string">
            <text:p>1-4 Players</text:p>
          </table:table-cell>
          <table:table-cell office:value-type="string">
            <text:p>Unlike every other Nintendo game ever made, Conker sees his first outing on the N64 with a mature audience in mind. But don't let the violence get in your way of playing this title, which is much like other Rare platformers including Banjo-Kazooie, with a twist.****In this case, Conker has had one hell of a night, and when he wakes up not only does he have a huge hangover, but something just doesn't feel right. So it's up to Conker and his many skills to clean things up. ****Conker goes through plenty of wild and wacky levels, most of which are based on classic movies including The Matrix, Jaws, Aliens, The Terminator and even Eyes Wide Shut. A multiplayer mode is also included, allowing 4 players to battle it out in many different styles of multiplayer gameplay.</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Conker's Bad Fur Day (USA)&quot;&gt; &lt;year&gt;2001&lt;/year&gt; &lt;rating&gt;ESRB - M (Mature)&lt;/rating&gt; &lt;title&gt;Conker's Bad Fur Day &lt;/title&gt; &lt;pub&gt;Rare Ltd.&lt;/pub&gt; &lt;dev&gt;Rare, Ltd.&lt;/dev&gt; &lt;genre&gt;Platform&lt;/genre&gt; &lt;score&gt;3.9&lt;/score&gt; &lt;player&gt;1-4 Players&lt;/player&gt; &lt;story&gt;Unlike every other Nintendo game ever made, Conker sees his first outing on the N64 with a mature audience in mind. But don't let the violence get in your way of playing this title, which is much like other Rare platformers including Banjo-Kazooie, with a twist.****In this case, Conker has had one hell of a night, and when he wakes up not only does he have a huge hangover, but something just doesn't feel right. So it's up to Conker and his many skills to clean things up. ****Conker goes through plenty of wild and wacky levels, most of which are based on classic movies including The Matrix, Jaws, Aliens, The Terminator and even Eyes Wide Shut. A multiplayer mode is also included, allowing 4 players to battle it out in many different styles of multiplayer gameplay.&lt;/story&gt; &lt;/game&gt;">
            <text:p>&lt;game name="Conker's Bad Fur Day (USA)"&gt; &lt;year&gt;2001&lt;/year&gt; &lt;rating&gt;ESRB - M (Mature)&lt;/rating&gt; &lt;title&gt;Conker's Bad Fur Day &lt;/title&gt; &lt;pub&gt;Rare Ltd.&lt;/pub&gt; &lt;dev&gt;Rare, Ltd.&lt;/dev&gt; &lt;genre&gt;Platform&lt;/genre&gt; &lt;score&gt;3.9&lt;/score&gt; &lt;player&gt;1-4 Players&lt;/player&gt; &lt;story&gt;Unlike every other Nintendo game ever made, Conker sees his first outing on the N64 with a mature audience in mind. But don't let the violence get in your way of playing this title, which is much like other Rare platformers including Banjo-Kazooie, with a twist.****In this case, Conker has had one hell of a night, and when he wakes up not only does he have a huge hangover, but something just doesn't feel right. So it's up to Conker and his many skills to clean things up. ****Conker goes through plenty of wild and wacky levels, most of which are based on classic movies including The Matrix, Jaws, Aliens, The Terminator and even Eyes Wide Shut. A multiplayer mode is also included, allowing 4 players to battle it out in many different styles of multiplayer gameplay.&lt;/story&gt; &lt;/game&gt;</text:p>
          </table:table-cell>
          <table:table-cell table:number-columns-repeated="1012"/>
        </table:table-row>
        <table:table-row table:style-name="ro2">
          <table:table-cell office:value-type="string">
            <text:p>Cruis'n Exotica (USA)</text:p>
          </table:table-cell>
          <table:table-cell office:value-type="float" office:value="2000">
            <text:p>2000</text:p>
          </table:table-cell>
          <table:table-cell office:value-type="string">
            <text:p>ESRB - E (Everyone)</text:p>
          </table:table-cell>
          <table:table-cell office:value-type="string">
            <text:p>Cruis'n Exotica </text:p>
          </table:table-cell>
          <table:table-cell office:value-type="string">
            <text:p>Midway</text:p>
          </table:table-cell>
          <table:table-cell office:value-type="string">
            <text:p>Midway Home Entertainment, Inc.</text:p>
          </table:table-cell>
          <table:table-cell office:value-type="string">
            <text:p>Driving</text:p>
          </table:table-cell>
          <table:table-cell office:value-type="string">
            <text:p>3.2</text:p>
          </table:table-cell>
          <table:table-cell office:value-type="string">
            <text:p>1-2 Players</text:p>
          </table:table-cell>
          <table:table-cell office:value-type="string">
            <text:p>The sequel to Cruis'n World both in the arcades and on Nintendo 64, Cruis'n Exotica lets you race against the computer or up to three other opponents in a wide variety of cars and locales. Game mechanics follow "arcade" rules, which include "turbos" to accelerate to (and raise) maximum speed, and any deviation off of the track bumps you right back on it.****Cars range from sportcars to more esoteric cars like trucks, minis, and police vehicles. Tracks model real life (Alaska, India, Korea, etc.) and eventually branch out into fantasy worlds (Atlantis, Amazon, Mars).</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Cruis'n Exotica (USA)&quot;&gt; &lt;year&gt;2000&lt;/year&gt; &lt;rating&gt;ESRB - E (Everyone)&lt;/rating&gt; &lt;title&gt;Cruis'n Exotica &lt;/title&gt; &lt;pub&gt;Midway&lt;/pub&gt; &lt;dev&gt;Midway Home Entertainment, Inc.&lt;/dev&gt; &lt;genre&gt;Driving&lt;/genre&gt; &lt;score&gt;3.2&lt;/score&gt; &lt;player&gt;1-2 Players&lt;/player&gt; &lt;story&gt;The sequel to Cruis'n World both in the arcades and on Nintendo 64, Cruis'n Exotica lets you race against the computer or up to three other opponents in a wide variety of cars and locales. Game mechanics follow &quot;arcade&quot; rules, which include &quot;turbos&quot; to accelerate to (and raise) maximum speed, and any deviation off of the track bumps you right back on it.****Cars range from sportcars to more esoteric cars like trucks, minis, and police vehicles. Tracks model real life (Alaska, India, Korea, etc.) and eventually branch out into fantasy worlds (Atlantis, Amazon, Mars).&lt;/story&gt; &lt;/game&gt;">
            <text:p>&lt;game name="Cruis'n Exotica (USA)"&gt; &lt;year&gt;2000&lt;/year&gt; &lt;rating&gt;ESRB - E (Everyone)&lt;/rating&gt; &lt;title&gt;Cruis'n Exotica &lt;/title&gt; &lt;pub&gt;Midway&lt;/pub&gt; &lt;dev&gt;Midway Home Entertainment, Inc.&lt;/dev&gt; &lt;genre&gt;Driving&lt;/genre&gt; &lt;score&gt;3.2&lt;/score&gt; &lt;player&gt;1-2 Players&lt;/player&gt; &lt;story&gt;The sequel to Cruis'n World both in the arcades and on Nintendo 64, Cruis'n Exotica lets you race against the computer or up to three other opponents in a wide variety of cars and locales. Game mechanics follow "arcade" rules, which include "turbos" to accelerate to (and raise) maximum speed, and any deviation off of the track bumps you right back on it.****Cars range from sportcars to more esoteric cars like trucks, minis, and police vehicles. Tracks model real life (Alaska, India, Korea, etc.) and eventually branch out into fantasy worlds (Atlantis, Amazon, Mars).&lt;/story&gt; &lt;/game&gt;</text:p>
          </table:table-cell>
          <table:table-cell table:number-columns-repeated="1012"/>
        </table:table-row>
        <table:table-row table:style-name="ro2">
          <table:table-cell office:value-type="string">
            <text:p>Cruis'n USA (USA) (Rev B)</text:p>
          </table:table-cell>
          <table:table-cell office:value-type="float" office:value="1996">
            <text:p>1996</text:p>
          </table:table-cell>
          <table:table-cell office:value-type="string">
            <text:p>ESRB - E (Everyone)</text:p>
          </table:table-cell>
          <table:table-cell office:value-type="string">
            <text:p>Cruis'n USA </text:p>
          </table:table-cell>
          <table:table-cell office:value-type="string">
            <text:p>Nintendo</text:p>
          </table:table-cell>
          <table:table-cell office:value-type="string">
            <text:p>Midway Games, Inc.</text:p>
          </table:table-cell>
          <table:table-cell office:value-type="string">
            <text:p>Driving</text:p>
          </table:table-cell>
          <table:table-cell office:value-type="string">
            <text:p>2.9</text:p>
          </table:table-cell>
          <table:table-cell office:value-type="string">
            <text:p>1-2 Players</text:p>
          </table:table-cell>
          <table:table-cell office:value-type="string">
            <text:p>Originally an arcade machine, Cruis'n USA was then released for the Nintendo 64. The game asks players to choose from seven vehicles to race in a variety of courses (based on real locations) throughout the USA. Various pre-game options included are the choice of automatic or manual transmission, various controller configurations, as well as background music selection option.****Players take control of the vehicle from a third-person perspective, and while avoiding various hazards along the way, must beat the clock as well as the CPU controlled rivals to gain first-place.****With fourteen courses to ultimately choose from, Cruis'n USA takes players on a tour across some of the most famous and notorious roads and highways across the continent. Some of the locations include: Golden Gate Park, Redwood Forest, Beverly Hills and the Grand Canyon.</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Cruis'n USA (USA) (Rev B)&quot;&gt; &lt;year&gt;1996&lt;/year&gt; &lt;rating&gt;ESRB - E (Everyone)&lt;/rating&gt; &lt;title&gt;Cruis'n USA &lt;/title&gt; &lt;pub&gt;Nintendo&lt;/pub&gt; &lt;dev&gt;Midway Games, Inc.&lt;/dev&gt; &lt;genre&gt;Driving&lt;/genre&gt; &lt;score&gt;2.9&lt;/score&gt; &lt;player&gt;1-2 Players&lt;/player&gt; &lt;story&gt;Originally an arcade machine, Cruis'n USA was then released for the Nintendo 64. The game asks players to choose from seven vehicles to race in a variety of courses (based on real locations) throughout the USA. Various pre-game options included are the choice of automatic or manual transmission, various controller configurations, as well as background music selection option.****Players take control of the vehicle from a third-person perspective, and while avoiding various hazards along the way, must beat the clock as well as the CPU controlled rivals to gain first-place.****With fourteen courses to ultimately choose from, Cruis'n USA takes players on a tour across some of the most famous and notorious roads and highways across the continent. Some of the locations include: Golden Gate Park, Redwood Forest, Beverly Hills and the Grand Canyon.&lt;/story&gt; &lt;/game&gt;">
            <text:p>&lt;game name="Cruis'n USA (USA) (Rev B)"&gt; &lt;year&gt;1996&lt;/year&gt; &lt;rating&gt;ESRB - E (Everyone)&lt;/rating&gt; &lt;title&gt;Cruis'n USA &lt;/title&gt; &lt;pub&gt;Nintendo&lt;/pub&gt; &lt;dev&gt;Midway Games, Inc.&lt;/dev&gt; &lt;genre&gt;Driving&lt;/genre&gt; &lt;score&gt;2.9&lt;/score&gt; &lt;player&gt;1-2 Players&lt;/player&gt; &lt;story&gt;Originally an arcade machine, Cruis'n USA was then released for the Nintendo 64. The game asks players to choose from seven vehicles to race in a variety of courses (based on real locations) throughout the USA. Various pre-game options included are the choice of automatic or manual transmission, various controller configurations, as well as background music selection option.****Players take control of the vehicle from a third-person perspective, and while avoiding various hazards along the way, must beat the clock as well as the CPU controlled rivals to gain first-place.****With fourteen courses to ultimately choose from, Cruis'n USA takes players on a tour across some of the most famous and notorious roads and highways across the continent. Some of the locations include: Golden Gate Park, Redwood Forest, Beverly Hills and the Grand Canyon.&lt;/story&gt; &lt;/game&gt;</text:p>
          </table:table-cell>
          <table:table-cell table:number-columns-repeated="1012"/>
        </table:table-row>
        <table:table-row table:style-name="ro1">
          <table:table-cell office:value-type="string">
            <text:p>Cruis'n World (USA)</text:p>
          </table:table-cell>
          <table:table-cell office:value-type="float" office:value="1998">
            <text:p>1998</text:p>
          </table:table-cell>
          <table:table-cell office:value-type="string">
            <text:p>ESRB - E (Everyone)</text:p>
          </table:table-cell>
          <table:table-cell office:value-type="string">
            <text:p>Cruis'n World </text:p>
          </table:table-cell>
          <table:table-cell office:value-type="string">
            <text:p>Nintendo</text:p>
          </table:table-cell>
          <table:table-cell office:value-type="string">
            <text:p>Midway</text:p>
          </table:table-cell>
          <table:table-cell office:value-type="string">
            <text:p>Driving</text:p>
          </table:table-cell>
          <table:table-cell office:value-type="string">
            <text:p>3.5</text:p>
          </table:table-cell>
          <table:table-cell table:style-name="ce2" office:value-type="string">
            <text:p>1-4 Players</text:p>
          </table:table-cell>
          <table:table-cell office:value-type="string">
            <text:p>Pack your bags and prepare for a first class trip around the world. Your ticket is courtesy of Midway, who has transformed its arcade mega-hit Cruis'n World into an all-new racer for the N64. ****Cruis'n USA thrilled racers with a scenic trip across the highways of America, but this time the action will take you all around the world. Each track is packed full of realistic scenery and authentic landmarks, so playing this game could save you a lot of dough on travel expenses. You can catch a glimpse of the Sphinx, the Statue of Liberty, and the Mayan ruins without leaving the security of your living room couch. **** If you're looking for a realistic racing simulation with real world physics, then this is definitely not the game for you. The graphics are realistic, but the actual game play is twisted to the extreme. Even though blazing across the Great Wall of China may be unbelievable, it certainly is fun. You can leap-frog over a semi truck with a police car, or perform a back flip with a military ATV. Add to this a bonus race that takes place on the moon, and you have a good idea of Midway's over-the-top execution of the Cruis'n concept. ****Many of us will never get the chance to visit the Egyptian pyramids, let alone the opportunity to drive a screaming ambulance straight through them. Cruis'n World provides fun fantasy racing action, and the best thing about it is that you won't have to worry about your luggage getting left behind in Russia.</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Cruis'n World (USA)&quot;&gt; &lt;year&gt;1998&lt;/year&gt; &lt;rating&gt;ESRB - E (Everyone)&lt;/rating&gt; &lt;title&gt;Cruis'n World &lt;/title&gt; &lt;pub&gt;Nintendo&lt;/pub&gt; &lt;dev&gt;Midway&lt;/dev&gt; &lt;genre&gt;Driving&lt;/genre&gt; &lt;score&gt;3.5&lt;/score&gt; &lt;player&gt;1-4 Players&lt;/player&gt; &lt;story&gt;Pack your bags and prepare for a first class trip around the world. Your ticket is courtesy of Midway, who has transformed its arcade mega-hit Cruis'n World into an all-new racer for the N64. ****Cruis'n USA thrilled racers with a scenic trip across the highways of America, but this time the action will take you all around the world. Each track is packed full of realistic scenery and authentic landmarks, so playing this game could save you a lot of dough on travel expenses. You can catch a glimpse of the Sphinx, the Statue of Liberty, and the Mayan ruins without leaving the security of your living room couch. **** If you're looking for a realistic racing simulation with real world physics, then this is definitely not the game for you. The graphics are realistic, but the actual game play is twisted to the extreme. Even though blazing across the Great Wall of China may be unbelievable, it certainly is fun. You can leap-frog over a semi truck with a police car, or perform a back flip with a military ATV. Add to this a bonus race that takes place on the moon, and you have a good idea of Midway's over-the-top execution of the Cruis'n concept. ****Many of us will never get the chance to visit the Egyptian pyramids, let alone the opportunity to drive a screaming ambulance straight through them. Cruis'n World provides fun fantasy racing action, and the best thing about it is that you won't have to worry about your luggage getting left behind in Russia.&lt;/story&gt; &lt;/game&gt;">
            <text:p>&lt;game name="Cruis'n World (USA)"&gt; &lt;year&gt;1998&lt;/year&gt; &lt;rating&gt;ESRB - E (Everyone)&lt;/rating&gt; &lt;title&gt;Cruis'n World &lt;/title&gt; &lt;pub&gt;Nintendo&lt;/pub&gt; &lt;dev&gt;Midway&lt;/dev&gt; &lt;genre&gt;Driving&lt;/genre&gt; &lt;score&gt;3.5&lt;/score&gt; &lt;player&gt;1-4 Players&lt;/player&gt; &lt;story&gt;Pack your bags and prepare for a first class trip around the world. Your ticket is courtesy of Midway, who has transformed its arcade mega-hit Cruis'n World into an all-new racer for the N64. ****Cruis'n USA thrilled racers with a scenic trip across the highways of America, but this time the action will take you all around the world. Each track is packed full of realistic scenery and authentic landmarks, so playing this game could save you a lot of dough on travel expenses. You can catch a glimpse of the Sphinx, the Statue of Liberty, and the Mayan ruins without leaving the security of your living room couch. **** If you're looking for a realistic racing simulation with real world physics, then this is definitely not the game for you. The graphics are realistic, but the actual game play is twisted to the extreme. Even though blazing across the Great Wall of China may be unbelievable, it certainly is fun. You can leap-frog over a semi truck with a police car, or perform a back flip with a military ATV. Add to this a bonus race that takes place on the moon, and you have a good idea of Midway's over-the-top execution of the Cruis'n concept. ****Many of us will never get the chance to visit the Egyptian pyramids, let alone the opportunity to drive a screaming ambulance straight through them. Cruis'n World provides fun fantasy racing action, and the best thing about it is that you won't have to worry about your luggage getting left behind in Russia.&lt;/story&gt; &lt;/game&gt;</text:p>
          </table:table-cell>
          <table:table-cell table:number-columns-repeated="1012"/>
        </table:table-row>
        <table:table-row table:style-name="ro1">
          <table:table-cell office:value-type="string">
            <text:p>CyberTiger (USA)</text:p>
          </table:table-cell>
          <table:table-cell office:value-type="float" office:value="2000">
            <text:p>2000</text:p>
          </table:table-cell>
          <table:table-cell office:value-type="string">
            <text:p>ESRB - E (Everyone)</text:p>
          </table:table-cell>
          <table:table-cell office:value-type="string">
            <text:p>CyberTiger </text:p>
          </table:table-cell>
          <table:table-cell office:value-type="string">
            <text:p>Electronic Arts</text:p>
          </table:table-cell>
          <table:table-cell office:value-type="string">
            <text:p>Saffire Corporation</text:p>
          </table:table-cell>
          <table:table-cell office:value-type="string">
            <text:p>Golf/Sports</text:p>
          </table:table-cell>
          <table:table-cell office:value-type="string">
            <text:p>3.3</text:p>
          </table:table-cell>
          <table:table-cell table:style-name="ce2" office:value-type="string">
            <text:p>1-4 Players</text:p>
          </table:table-cell>
          <table:table-cell office:value-type="string">
            <text:p>A step back from the Tiger Woods PGA simulation style, Cyber Tiger Woods has a more arcade feel to it, with cartoony style animations, fast gameplay and added elements to make the game of golf more fun then the real life counterpart.****Although real life elements are there, including full motion capture of Tiger himself, recreations of some of the best PGA tour courses, and the full range of moves (putting, chipping, driving, etc.), arcade elements such as 2 player battle mode, zany characters including Little Tiger, and game types that have you aiming to knock down the opposing character from his platform above a poll of lava, and you will soon notice how different Cyber really is.****Other game types include a full practise range, skins tournaments and stroke play. Plus there are hidden characters to unlock, equipment upgrades and power-ups plus trick shots you just won't see on the PGA tour</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CyberTiger (USA)&quot;&gt; &lt;year&gt;2000&lt;/year&gt; &lt;rating&gt;ESRB - E (Everyone)&lt;/rating&gt; &lt;title&gt;CyberTiger &lt;/title&gt; &lt;pub&gt;Electronic Arts&lt;/pub&gt; &lt;dev&gt;Saffire Corporation&lt;/dev&gt; &lt;genre&gt;Golf/Sports&lt;/genre&gt; &lt;score&gt;3.3&lt;/score&gt; &lt;player&gt;1-4 Players&lt;/player&gt; &lt;story&gt;A step back from the Tiger Woods PGA simulation style, Cyber Tiger Woods has a more arcade feel to it, with cartoony style animations, fast gameplay and added elements to make the game of golf more fun then the real life counterpart.****Although real life elements are there, including full motion capture of Tiger himself, recreations of some of the best PGA tour courses, and the full range of moves (putting, chipping, driving, etc.), arcade elements such as 2 player battle mode, zany characters including Little Tiger, and game types that have you aiming to knock down the opposing character from his platform above a poll of lava, and you will soon notice how different Cyber really is.****Other game types include a full practise range, skins tournaments and stroke play. Plus there are hidden characters to unlock, equipment upgrades and power-ups plus trick shots you just won't see on the PGA tour&lt;/story&gt; &lt;/game&gt;">
            <text:p>&lt;game name="CyberTiger (USA)"&gt; &lt;year&gt;2000&lt;/year&gt; &lt;rating&gt;ESRB - E (Everyone)&lt;/rating&gt; &lt;title&gt;CyberTiger &lt;/title&gt; &lt;pub&gt;Electronic Arts&lt;/pub&gt; &lt;dev&gt;Saffire Corporation&lt;/dev&gt; &lt;genre&gt;Golf/Sports&lt;/genre&gt; &lt;score&gt;3.3&lt;/score&gt; &lt;player&gt;1-4 Players&lt;/player&gt; &lt;story&gt;A step back from the Tiger Woods PGA simulation style, Cyber Tiger Woods has a more arcade feel to it, with cartoony style animations, fast gameplay and added elements to make the game of golf more fun then the real life counterpart.****Although real life elements are there, including full motion capture of Tiger himself, recreations of some of the best PGA tour courses, and the full range of moves (putting, chipping, driving, etc.), arcade elements such as 2 player battle mode, zany characters including Little Tiger, and game types that have you aiming to knock down the opposing character from his platform above a poll of lava, and you will soon notice how different Cyber really is.****Other game types include a full practise range, skins tournaments and stroke play. Plus there are hidden characters to unlock, equipment upgrades and power-ups plus trick shots you just won't see on the PGA tour&lt;/story&gt; &lt;/game&gt;</text:p>
          </table:table-cell>
          <table:table-cell table:number-columns-repeated="1012"/>
        </table:table-row>
        <table:table-row table:style-name="ro2">
          <table:table-cell office:value-type="string">
            <text:p>Dark Rift (USA)</text:p>
          </table:table-cell>
          <table:table-cell office:value-type="float" office:value="1997">
            <text:p>1997</text:p>
          </table:table-cell>
          <table:table-cell office:value-type="string">
            <text:p>ESRB - T (Teen)</text:p>
          </table:table-cell>
          <table:table-cell office:value-type="string">
            <text:p>Dark Rift </text:p>
          </table:table-cell>
          <table:table-cell office:value-type="string">
            <text:p>Vic Tokai</text:p>
          </table:table-cell>
          <table:table-cell office:value-type="string">
            <text:p>Kronos Digital Entertainment</text:p>
          </table:table-cell>
          <table:table-cell office:value-type="string">
            <text:p>Fighter</text:p>
          </table:table-cell>
          <table:table-cell office:value-type="string">
            <text:p>3.1</text:p>
          </table:table-cell>
          <table:table-cell office:value-type="string">
            <text:p>1-2 Players</text:p>
          </table:table-cell>
          <table:table-cell office:value-type="string">
            <text:p>The cosmos is controlled by two Prime Elements, known as "Core" and "Dark". Each is possessed by a tyrant who is in perpetual search of the third element, the Light, which would grant its owner tremendous power. Sonork Nezom, the carrier of Core Element, has organized a fighting tournament, with Core Element itself being the prize. He hopes that the carrier of the Light Element will be among the participants. He plans then to strike and gain possession of all the elements at once. But Lord Demon Demitron, the carrier of the Dark Element, has other plans...****In this one-on-one fighting game, the player can take any of the eight playable participants through the tournament mode. Once the selected hero has defeated his opponents, he will have to face battles against Sonork and Demitron. A practice mode is also available. During the fights the player can use standard attacks common for all the characters - vertical and horizontal punches, kicks, running jumps, etc. Each character also possesses an arsenal of special techniques, which can be executed by pressing different buttons in rapid succession.</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Dark Rift (USA)&quot;&gt; &lt;year&gt;1997&lt;/year&gt; &lt;rating&gt;ESRB - T (Teen)&lt;/rating&gt; &lt;title&gt;Dark Rift &lt;/title&gt; &lt;pub&gt;Vic Tokai&lt;/pub&gt; &lt;dev&gt;Kronos Digital Entertainment&lt;/dev&gt; &lt;genre&gt;Fighter&lt;/genre&gt; &lt;score&gt;3.1&lt;/score&gt; &lt;player&gt;1-2 Players&lt;/player&gt; &lt;story&gt;The cosmos is controlled by two Prime Elements, known as &quot;Core&quot; and &quot;Dark&quot;. Each is possessed by a tyrant who is in perpetual search of the third element, the Light, which would grant its owner tremendous power. Sonork Nezom, the carrier of Core Element, has organized a fighting tournament, with Core Element itself being the prize. He hopes that the carrier of the Light Element will be among the participants. He plans then to strike and gain possession of all the elements at once. But Lord Demon Demitron, the carrier of the Dark Element, has other plans...****In this one-on-one fighting game, the player can take any of the eight playable participants through the tournament mode. Once the selected hero has defeated his opponents, he will have to face battles against Sonork and Demitron. A practice mode is also available. During the fights the player can use standard attacks common for all the characters - vertical and horizontal punches, kicks, running jumps, etc. Each character also possesses an arsenal of special techniques, which can be executed by pressing different buttons in rapid succession.&lt;/story&gt; &lt;/game&gt;">
            <text:p>&lt;game name="Dark Rift (USA)"&gt; &lt;year&gt;1997&lt;/year&gt; &lt;rating&gt;ESRB - T (Teen)&lt;/rating&gt; &lt;title&gt;Dark Rift &lt;/title&gt; &lt;pub&gt;Vic Tokai&lt;/pub&gt; &lt;dev&gt;Kronos Digital Entertainment&lt;/dev&gt; &lt;genre&gt;Fighter&lt;/genre&gt; &lt;score&gt;3.1&lt;/score&gt; &lt;player&gt;1-2 Players&lt;/player&gt; &lt;story&gt;The cosmos is controlled by two Prime Elements, known as "Core" and "Dark". Each is possessed by a tyrant who is in perpetual search of the third element, the Light, which would grant its owner tremendous power. Sonork Nezom, the carrier of Core Element, has organized a fighting tournament, with Core Element itself being the prize. He hopes that the carrier of the Light Element will be among the participants. He plans then to strike and gain possession of all the elements at once. But Lord Demon Demitron, the carrier of the Dark Element, has other plans...****In this one-on-one fighting game, the player can take any of the eight playable participants through the tournament mode. Once the selected hero has defeated his opponents, he will have to face battles against Sonork and Demitron. A practice mode is also available. During the fights the player can use standard attacks common for all the characters - vertical and horizontal punches, kicks, running jumps, etc. Each character also possesses an arsenal of special techniques, which can be executed by pressing different buttons in rapid succession.&lt;/story&gt; &lt;/game&gt;</text:p>
          </table:table-cell>
          <table:table-cell table:number-columns-repeated="1012"/>
        </table:table-row>
        <table:table-row table:style-name="ro2">
          <table:table-cell office:value-type="string">
            <text:p>Deadly Arts (USA)</text:p>
          </table:table-cell>
          <table:table-cell office:value-type="float" office:value="1998">
            <text:p>1998</text:p>
          </table:table-cell>
          <table:table-cell office:value-type="string">
            <text:p>ESRB - T (Teen)</text:p>
          </table:table-cell>
          <table:table-cell office:value-type="string">
            <text:p>Deadly Arts </text:p>
          </table:table-cell>
          <table:table-cell office:value-type="string">
            <text:p>Konami</text:p>
          </table:table-cell>
          <table:table-cell office:value-type="string">
            <text:p>Konami Computer Entertainment Osaka Co., Ltd.</text:p>
          </table:table-cell>
          <table:table-cell office:value-type="string">
            <text:p>Fighter</text:p>
          </table:table-cell>
          <table:table-cell office:value-type="string">
            <text:p>2.4</text:p>
          </table:table-cell>
          <table:table-cell office:value-type="string">
            <text:p>1-2 Players</text:p>
          </table:table-cell>
          <table:table-cell office:value-type="string">
            <text:p>Fight as a range of characters from around the globe in training, one-on-one and tournament modes. Simple defeat each fighter that stands before you to progress through the ranks until you defeat everyone. Each fighter has a set of basic moves and special moves to use.****Along with 2 player multiplayer options, you can also create your own fighter and train him/her up to the elite level.</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Deadly Arts (USA)&quot;&gt; &lt;year&gt;1998&lt;/year&gt; &lt;rating&gt;ESRB - T (Teen)&lt;/rating&gt; &lt;title&gt;Deadly Arts &lt;/title&gt; &lt;pub&gt;Konami&lt;/pub&gt; &lt;dev&gt;Konami Computer Entertainment Osaka Co., Ltd.&lt;/dev&gt; &lt;genre&gt;Fighter&lt;/genre&gt; &lt;score&gt;2.4&lt;/score&gt; &lt;player&gt;1-2 Players&lt;/player&gt; &lt;story&gt;Fight as a range of characters from around the globe in training, one-on-one and tournament modes. Simple defeat each fighter that stands before you to progress through the ranks until you defeat everyone. Each fighter has a set of basic moves and special moves to use.****Along with 2 player multiplayer options, you can also create your own fighter and train him/her up to the elite level.&lt;/story&gt; &lt;/game&gt;">
            <text:p>&lt;game name="Deadly Arts (USA)"&gt; &lt;year&gt;1998&lt;/year&gt; &lt;rating&gt;ESRB - T (Teen)&lt;/rating&gt; &lt;title&gt;Deadly Arts &lt;/title&gt; &lt;pub&gt;Konami&lt;/pub&gt; &lt;dev&gt;Konami Computer Entertainment Osaka Co., Ltd.&lt;/dev&gt; &lt;genre&gt;Fighter&lt;/genre&gt; &lt;score&gt;2.4&lt;/score&gt; &lt;player&gt;1-2 Players&lt;/player&gt; &lt;story&gt;Fight as a range of characters from around the globe in training, one-on-one and tournament modes. Simple defeat each fighter that stands before you to progress through the ranks until you defeat everyone. Each fighter has a set of basic moves and special moves to use.****Along with 2 player multiplayer options, you can also create your own fighter and train him/her up to the elite level.&lt;/story&gt; &lt;/game&gt;</text:p>
          </table:table-cell>
          <table:table-cell table:number-columns-repeated="1012"/>
        </table:table-row>
        <table:table-row table:style-name="ro1">
          <table:table-cell office:value-type="string">
            <text:p>Destruction Derby 64 (USA)</text:p>
          </table:table-cell>
          <table:table-cell office:value-type="float" office:value="1999">
            <text:p>1999</text:p>
          </table:table-cell>
          <table:table-cell office:value-type="string">
            <text:p>ESRB - E (Everyone)</text:p>
          </table:table-cell>
          <table:table-cell office:value-type="string">
            <text:p>Destruction Derby 64 </text:p>
          </table:table-cell>
          <table:table-cell office:value-type="string">
            <text:p>THQ</text:p>
          </table:table-cell>
          <table:table-cell office:value-type="string">
            <text:p>Looking Glass Studios, Inc.</text:p>
          </table:table-cell>
          <table:table-cell office:value-type="string">
            <text:p>Driving</text:p>
          </table:table-cell>
          <table:table-cell office:value-type="string">
            <text:p>3.4</text:p>
          </table:table-cell>
          <table:table-cell table:style-name="ce2" office:value-type="string">
            <text:p>1-4 Players</text:p>
          </table:table-cell>
          <table:table-cell office:value-type="string">
            <text:p>Much like other Destruction Derby titles, the aim of the game is to race through to the finish, while taking out the other cars for points and not crashing out yourself. ****In this addition, up to 4 players can play, with options including a straight out Derby, Capture the Flag, arena battles and much more. ****There are 12 single player tracks to go through, and plenty of cars to use, including a taxi car (which you must complete the game to unlock).</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Destruction Derby 64 (USA)&quot;&gt; &lt;year&gt;1999&lt;/year&gt; &lt;rating&gt;ESRB - E (Everyone)&lt;/rating&gt; &lt;title&gt;Destruction Derby 64 &lt;/title&gt; &lt;pub&gt;THQ&lt;/pub&gt; &lt;dev&gt;Looking Glass Studios, Inc.&lt;/dev&gt; &lt;genre&gt;Driving&lt;/genre&gt; &lt;score&gt;3.4&lt;/score&gt; &lt;player&gt;1-4 Players&lt;/player&gt; &lt;story&gt;Much like other Destruction Derby titles, the aim of the game is to race through to the finish, while taking out the other cars for points and not crashing out yourself. ****In this addition, up to 4 players can play, with options including a straight out Derby, Capture the Flag, arena battles and much more. ****There are 12 single player tracks to go through, and plenty of cars to use, including a taxi car (which you must complete the game to unlock).&lt;/story&gt; &lt;/game&gt;">
            <text:p>&lt;game name="Destruction Derby 64 (USA)"&gt; &lt;year&gt;1999&lt;/year&gt; &lt;rating&gt;ESRB - E (Everyone)&lt;/rating&gt; &lt;title&gt;Destruction Derby 64 &lt;/title&gt; &lt;pub&gt;THQ&lt;/pub&gt; &lt;dev&gt;Looking Glass Studios, Inc.&lt;/dev&gt; &lt;genre&gt;Driving&lt;/genre&gt; &lt;score&gt;3.4&lt;/score&gt; &lt;player&gt;1-4 Players&lt;/player&gt; &lt;story&gt;Much like other Destruction Derby titles, the aim of the game is to race through to the finish, while taking out the other cars for points and not crashing out yourself. ****In this addition, up to 4 players can play, with options including a straight out Derby, Capture the Flag, arena battles and much more. ****There are 12 single player tracks to go through, and plenty of cars to use, including a taxi car (which you must complete the game to unlock).&lt;/story&gt; &lt;/game&gt;</text:p>
          </table:table-cell>
          <table:table-cell table:number-columns-repeated="1012"/>
        </table:table-row>
        <table:table-row table:style-name="ro1">
          <table:table-cell office:value-type="string">
            <text:p>Diddy Kong Racing (USA) (En,Fr) (Rev A)</text:p>
          </table:table-cell>
          <table:table-cell office:value-type="float" office:value="1997">
            <text:p>1997</text:p>
          </table:table-cell>
          <table:table-cell office:value-type="string">
            <text:p>ESRB - E (Everyone)</text:p>
          </table:table-cell>
          <table:table-cell office:value-type="string">
            <text:p>Diddy Kong Racing </text:p>
          </table:table-cell>
          <table:table-cell office:value-type="string">
            <text:p>Nintendo</text:p>
          </table:table-cell>
          <table:table-cell office:value-type="string">
            <text:p>Rare, Ltd.</text:p>
          </table:table-cell>
          <table:table-cell office:value-type="string">
            <text:p>Driving</text:p>
          </table:table-cell>
          <table:table-cell office:value-type="string">
            <text:p>3.8</text:p>
          </table:table-cell>
          <table:table-cell table:style-name="ce2" office:value-type="string">
            <text:p>1-4 Players</text:p>
          </table:table-cell>
          <table:table-cell office:value-type="string">
            <text:p>It's an island takeover when the evil space wizard, Wizpig, discovers Tiger Island! <text:s/>After the islands prized racetracks become sealed up, Timber Tiger contacts his friend Diddy Kong to help him reclaim the racetracks and save the island before his parents return. <text:s/>Along for the ride are the Kremling spy Krunch, Bumper Badger, Banjo (prior to meeting Kazooie in Banjo-Kazooie), pre-sweary Conker, Tiptup Turtle, and Pipsy Mouse.****Diddy Kong Racing is a racing game with similarities to Mario Kart 64, in that you race with a variety of cheery racers while using weapons. <text:s/>However, the similarities end there. <text:s/>DKR includes an adventure mode, which features bosses, an overworld to explore, many hidden secrets, the addition of hovercrafts and planes, and a unique way of racing called the "Silver Coin Challenge". <text:s/>In this mode, in addition to coming first, you must also find the eight Silver Coins deviously hidden throughout the courses (some in alternate paths).****The game also features a strategic method of using weapons. <text:s/>Each colored balloon on the track matches a specific weapon, and collecting the same type of balloon multiple times in a row powers it up (to a maximum of three times). <text:s/>This gives the player the choice of snatching every balloon available and using it immediately, or storing the existing weapon, and using a more powerful version of it later.****Up to four players can compete in the races, but in order to play new tracks, they must first be unlocked in the single player game. <text:s/>There are also four battle modes of play - two standard deathmatch maps, a capture-the-flag style battle where you must nab eggs and hatch three of them in your home nest, and another where you must be the first to return ten bananas to your treasure chest (with the limitation of only being able to hold two at any one time)</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Diddy Kong Racing (USA) (En,Fr) (Rev A)&quot;&gt; &lt;year&gt;1997&lt;/year&gt; &lt;rating&gt;ESRB - E (Everyone)&lt;/rating&gt; &lt;title&gt;Diddy Kong Racing &lt;/title&gt; &lt;pub&gt;Nintendo&lt;/pub&gt; &lt;dev&gt;Rare, Ltd.&lt;/dev&gt; &lt;genre&gt;Driving&lt;/genre&gt; &lt;score&gt;3.8&lt;/score&gt; &lt;player&gt;1-4 Players&lt;/player&gt; &lt;story&gt;It's an island takeover when the evil space wizard, Wizpig, discovers Tiger Island!  After the islands prized racetracks become sealed up, Timber Tiger contacts his friend Diddy Kong to help him reclaim the racetracks and save the island before his parents return.  Along for the ride are the Kremling spy Krunch, Bumper Badger, Banjo (prior to meeting Kazooie in Banjo-Kazooie), pre-sweary Conker, Tiptup Turtle, and Pipsy Mouse.****Diddy Kong Racing is a racing game with similarities to Mario Kart 64, in that you race with a variety of cheery racers while using weapons.  However, the similarities end there.  DKR includes an adventure mode, which features bosses, an overworld to explore, many hidden secrets, the addition of hovercrafts and planes, and a unique way of racing called the &quot;Silver Coin Challenge&quot;.  In this mode, in addition to coming first, you must also find the eight Silver Coins deviously hidden throughout the courses (some in alternate paths).****The game also features a strategic method of using weapons.  Each colored balloon on the track matches a specific weapon, and collecting the same type of balloon multiple times in a row powers it up (to a maximum of three times).  This gives the player the choice of snatching every balloon available and using it immediately, or storing the existing weapon, and using a more powerful version of it later.****Up to four players can compete in the races, but in order to play new tracks, they must first be unlocked in the single player game.  There are also four battle modes of play - two standard deathmatch maps, a capture-the-flag style battle where you must nab eggs and hatch three of them in your home nest, and another where you must be the first to return ten bananas to your treasure chest (with the limitation of only being able to hold two at any one time)&lt;/story&gt; &lt;/game&gt;">
            <text:p>&lt;game name="Diddy Kong Racing (USA) (En,Fr) (Rev A)"&gt; &lt;year&gt;1997&lt;/year&gt; &lt;rating&gt;ESRB - E (Everyone)&lt;/rating&gt; &lt;title&gt;Diddy Kong Racing &lt;/title&gt; &lt;pub&gt;Nintendo&lt;/pub&gt; &lt;dev&gt;Rare, Ltd.&lt;/dev&gt; &lt;genre&gt;Driving&lt;/genre&gt; &lt;score&gt;3.8&lt;/score&gt; &lt;player&gt;1-4 Players&lt;/player&gt; &lt;story&gt;It's an island takeover when the evil space wizard, Wizpig, discovers Tiger Island! <text:s/>After the islands prized racetracks become sealed up, Timber Tiger contacts his friend Diddy Kong to help him reclaim the racetracks and save the island before his parents return. <text:s/>Along for the ride are the Kremling spy Krunch, Bumper Badger, Banjo (prior to meeting Kazooie in Banjo-Kazooie), pre-sweary Conker, Tiptup Turtle, and Pipsy Mouse.****Diddy Kong Racing is a racing game with similarities to Mario Kart 64, in that you race with a variety of cheery racers while using weapons. <text:s/>However, the similarities end there. <text:s/>DKR includes an adventure mode, which features bosses, an overworld to explore, many hidden secrets, the addition of hovercrafts and planes, and a unique way of racing called the "Silver Coin Challenge". <text:s/>In this mode, in addition to coming first, you must also find the eight Silver Coins deviously hidden throughout the courses (some in alternate paths).****The game also features a strategic method of using weapons. <text:s/>Each colored balloon on the track matches a specific weapon, and collecting the same type of balloon multiple times in a row powers it up (to a maximum of three times). <text:s/>This gives the player the choice of snatching every balloon available and using it immediately, or storing the existing weapon, and using a more powerful version of it later.****Up to four players can compete in the races, but in order to play new tracks, they must first be unlocked in the single player game. <text:s/>There are also four battle modes of play - two standard deathmatch maps, a capture-the-flag style battle where you must nab eggs and hatch three of them in your home nest, and another where you must be the first to return ten bananas to your treasure chest (with the limitation of only being able to hold two at any one time)&lt;/story&gt; &lt;/game&gt;</text:p>
          </table:table-cell>
          <table:table-cell table:number-columns-repeated="1012"/>
        </table:table-row>
        <table:table-row table:style-name="ro2">
          <table:table-cell office:value-type="string">
            <text:p>Donald Duck - Goin' Quackers (USA) (En,Fr,De,Es,It)</text:p>
          </table:table-cell>
          <table:table-cell office:value-type="float" office:value="2000">
            <text:p>2000</text:p>
          </table:table-cell>
          <table:table-cell office:value-type="string">
            <text:p>ESRB - E (Everyone)</text:p>
          </table:table-cell>
          <table:table-cell office:value-type="string">
            <text:p>Donald Duck - Goin' Quackers </text:p>
          </table:table-cell>
          <table:table-cell office:value-type="string">
            <text:p>Ubisoft</text:p>
          </table:table-cell>
          <table:table-cell office:value-type="string">
            <text:p>Ubi Soft SARL</text:p>
          </table:table-cell>
          <table:table-cell office:value-type="string">
            <text:p>Adventure</text:p>
          </table:table-cell>
          <table:table-cell office:value-type="string">
            <text:p>3.3</text:p>
          </table:table-cell>
          <table:table-cell office:value-type="string">
            <text:p>1 Player</text:p>
          </table:table-cell>
          <table:table-cell office:value-type="string">
            <text:p>You play as Donald in this 3d platform action game. <text:s/>Donald's girlfriend, Daisy is a reporter for a television station in Duckberg. <text:s/>While doing a story on the secret temple of Merlock, a terrible magician, Daisy is kidnapped. <text:s/>Now, it is up to Donald to get her back. <text:s/>Along the way he will have help from his nephews, Huey, Dewey, and Louie, and the inventor Gyro Gearloose. <text:s/>He will also have competition from Gladstone Gander, who is also trying to save Daisy.****Game play alternates between side-scrolling running and jumping and 3d running and jumping. The side scrolling levels play a lot like the Super Mario Bros. games. <text:s/>The 3d levels play a lot like the Crash Bandicoot series of games. <text:s/>All in all, there are 20 levels, spread out through areas.</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Donald Duck - Goin' Quackers (USA) (En,Fr,De,Es,It)&quot;&gt; &lt;year&gt;2000&lt;/year&gt; &lt;rating&gt;ESRB - E (Everyone)&lt;/rating&gt; &lt;title&gt;Donald Duck - Goin' Quackers &lt;/title&gt; &lt;pub&gt;Ubisoft&lt;/pub&gt; &lt;dev&gt;Ubi Soft SARL&lt;/dev&gt; &lt;genre&gt;Adventure&lt;/genre&gt; &lt;score&gt;3.3&lt;/score&gt; &lt;player&gt;1 Player&lt;/player&gt; &lt;story&gt;You play as Donald in this 3d platform action game.  Donald's girlfriend, Daisy is a reporter for a television station in Duckberg.  While doing a story on the secret temple of Merlock, a terrible magician, Daisy is kidnapped.  Now, it is up to Donald to get her back.  Along the way he will have help from his nephews, Huey, Dewey, and Louie, and the inventor Gyro Gearloose.  He will also have competition from Gladstone Gander, who is also trying to save Daisy.****Game play alternates between side-scrolling running and jumping and 3d running and jumping. The side scrolling levels play a lot like the Super Mario Bros. games.  The 3d levels play a lot like the Crash Bandicoot series of games.  All in all, there are 20 levels, spread out through areas.&lt;/story&gt; &lt;/game&gt;">
            <text:p>&lt;game name="Donald Duck - Goin' Quackers (USA) (En,Fr,De,Es,It)"&gt; &lt;year&gt;2000&lt;/year&gt; &lt;rating&gt;ESRB - E (Everyone)&lt;/rating&gt; &lt;title&gt;Donald Duck - Goin' Quackers &lt;/title&gt; &lt;pub&gt;Ubisoft&lt;/pub&gt; &lt;dev&gt;Ubi Soft SARL&lt;/dev&gt; &lt;genre&gt;Adventure&lt;/genre&gt; &lt;score&gt;3.3&lt;/score&gt; &lt;player&gt;1 Player&lt;/player&gt; &lt;story&gt;You play as Donald in this 3d platform action game. <text:s/>Donald's girlfriend, Daisy is a reporter for a television station in Duckberg. <text:s/>While doing a story on the secret temple of Merlock, a terrible magician, Daisy is kidnapped. <text:s/>Now, it is up to Donald to get her back. <text:s/>Along the way he will have help from his nephews, Huey, Dewey, and Louie, and the inventor Gyro Gearloose. <text:s/>He will also have competition from Gladstone Gander, who is also trying to save Daisy.****Game play alternates between side-scrolling running and jumping and 3d running and jumping. The side scrolling levels play a lot like the Super Mario Bros. games. <text:s/>The 3d levels play a lot like the Crash Bandicoot series of games. <text:s/>All in all, there are 20 levels, spread out through areas.&lt;/story&gt; &lt;/game&gt;</text:p>
          </table:table-cell>
          <table:table-cell table:number-columns-repeated="1012"/>
        </table:table-row>
        <table:table-row table:style-name="ro1">
          <table:table-cell office:value-type="string">
            <text:p>Donkey Kong 64 (USA)</text:p>
          </table:table-cell>
          <table:table-cell office:value-type="float" office:value="1999">
            <text:p>1999</text:p>
          </table:table-cell>
          <table:table-cell office:value-type="string">
            <text:p>ESRB - E (Everyone)</text:p>
          </table:table-cell>
          <table:table-cell office:value-type="string">
            <text:p>Donkey Kong 64 </text:p>
          </table:table-cell>
          <table:table-cell office:value-type="string">
            <text:p>Rare Ltd.</text:p>
          </table:table-cell>
          <table:table-cell office:value-type="string">
            <text:p>Rareware</text:p>
          </table:table-cell>
          <table:table-cell office:value-type="string">
            <text:p>Platform</text:p>
          </table:table-cell>
          <table:table-cell office:value-type="string">
            <text:p>3.7</text:p>
          </table:table-cell>
          <table:table-cell table:style-name="ce2" office:value-type="string">
            <text:p>1-4 Players</text:p>
          </table:table-cell>
          <table:table-cell office:value-type="string">
            <text:p>Donkey Kong 64 is similar to Rareware's other Nintendo 64 platformer series, Banjo Kazooie, but starring Donkey Kong and his friends from the Donkey Kong Country games. Several new features have been added to the game, like being able to change between different characters with different weapons and abilities.****As with many platformer games players will run around the various levels, jumping, swimming, and climbing where needed. Each level has multiple objectives, such as collecting DK's stolen golden bananas, collecting bananas color coded to each of the five characters, and miscellaneous other objects that need to be found to eventually complete 100% of the game. The player starts only being able to choose Donkey Kong, and must rescue the other four characters from the early levels before they can be used. By visiting Cranky Kong in each level more moves can be learned for each character, allowing them to complete challenges and reach sections in levels that were previously inaccessible.</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Donkey Kong 64 (USA)&quot;&gt; &lt;year&gt;1999&lt;/year&gt; &lt;rating&gt;ESRB - E (Everyone)&lt;/rating&gt; &lt;title&gt;Donkey Kong 64 &lt;/title&gt; &lt;pub&gt;Rare Ltd.&lt;/pub&gt; &lt;dev&gt;Rareware&lt;/dev&gt; &lt;genre&gt;Platform&lt;/genre&gt; &lt;score&gt;3.7&lt;/score&gt; &lt;player&gt;1-4 Players&lt;/player&gt; &lt;story&gt;Donkey Kong 64 is similar to Rareware's other Nintendo 64 platformer series, Banjo Kazooie, but starring Donkey Kong and his friends from the Donkey Kong Country games. Several new features have been added to the game, like being able to change between different characters with different weapons and abilities.****As with many platformer games players will run around the various levels, jumping, swimming, and climbing where needed. Each level has multiple objectives, such as collecting DK's stolen golden bananas, collecting bananas color coded to each of the five characters, and miscellaneous other objects that need to be found to eventually complete 100% of the game. The player starts only being able to choose Donkey Kong, and must rescue the other four characters from the early levels before they can be used. By visiting Cranky Kong in each level more moves can be learned for each character, allowing them to complete challenges and reach sections in levels that were previously inaccessible.&lt;/story&gt; &lt;/game&gt;">
            <text:p>&lt;game name="Donkey Kong 64 (USA)"&gt; &lt;year&gt;1999&lt;/year&gt; &lt;rating&gt;ESRB - E (Everyone)&lt;/rating&gt; &lt;title&gt;Donkey Kong 64 &lt;/title&gt; &lt;pub&gt;Rare Ltd.&lt;/pub&gt; &lt;dev&gt;Rareware&lt;/dev&gt; &lt;genre&gt;Platform&lt;/genre&gt; &lt;score&gt;3.7&lt;/score&gt; &lt;player&gt;1-4 Players&lt;/player&gt; &lt;story&gt;Donkey Kong 64 is similar to Rareware's other Nintendo 64 platformer series, Banjo Kazooie, but starring Donkey Kong and his friends from the Donkey Kong Country games. Several new features have been added to the game, like being able to change between different characters with different weapons and abilities.****As with many platformer games players will run around the various levels, jumping, swimming, and climbing where needed. Each level has multiple objectives, such as collecting DK's stolen golden bananas, collecting bananas color coded to each of the five characters, and miscellaneous other objects that need to be found to eventually complete 100% of the game. The player starts only being able to choose Donkey Kong, and must rescue the other four characters from the early levels before they can be used. By visiting Cranky Kong in each level more moves can be learned for each character, allowing them to complete challenges and reach sections in levels that were previously inaccessible.&lt;/story&gt; &lt;/game&gt;</text:p>
          </table:table-cell>
          <table:table-cell table:number-columns-repeated="1012"/>
        </table:table-row>
        <table:table-row table:style-name="ro2">
          <table:table-cell office:value-type="string">
            <text:p>Doom 64 (USA) (Rev A)</text:p>
          </table:table-cell>
          <table:table-cell office:value-type="float" office:value="1997">
            <text:p>1997</text:p>
          </table:table-cell>
          <table:table-cell office:value-type="string">
            <text:p>ESRB - M (Mature)</text:p>
          </table:table-cell>
          <table:table-cell office:value-type="string">
            <text:p>Doom 64 </text:p>
          </table:table-cell>
          <table:table-cell office:value-type="string">
            <text:p>Midway</text:p>
          </table:table-cell>
          <table:table-cell office:value-type="string">
            <text:p>Midway Games, Inc.</text:p>
          </table:table-cell>
          <table:table-cell office:value-type="string">
            <text:p>Shooter</text:p>
          </table:table-cell>
          <table:table-cell office:value-type="string">
            <text:p>3.9</text:p>
          </table:table-cell>
          <table:table-cell office:value-type="string">
            <text:p>1 Player</text:p>
          </table:table-cell>
          <table:table-cell office:value-type="string">
            <text:p>DOOM 64 picks up where all the other DOOM games left off. After tearing through space, hell, and wherever else in the previous games, the <text:s/>Space Marine thought that the threat of the demons was finally past. Of course, one survived, and it is currently reanimating all of the fallen monsters in a last-ditch attempt to revitalize their evil mission. The player's task is to finally rid the universe of all the crazy hellions, from the dead guy with the pistol to the rocket-spewing Cyberdemon.</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Doom 64 (USA) (Rev A)&quot;&gt; &lt;year&gt;1997&lt;/year&gt; &lt;rating&gt;ESRB - M (Mature)&lt;/rating&gt; &lt;title&gt;Doom 64 &lt;/title&gt; &lt;pub&gt;Midway&lt;/pub&gt; &lt;dev&gt;Midway Games, Inc.&lt;/dev&gt; &lt;genre&gt;Shooter&lt;/genre&gt; &lt;score&gt;3.9&lt;/score&gt; &lt;player&gt;1 Player&lt;/player&gt; &lt;story&gt;DOOM 64 picks up where all the other DOOM games left off. After tearing through space, hell, and wherever else in the previous games, the  Space Marine thought that the threat of the demons was finally past. Of course, one survived, and it is currently reanimating all of the fallen monsters in a last-ditch attempt to revitalize their evil mission. The player's task is to finally rid the universe of all the crazy hellions, from the dead guy with the pistol to the rocket-spewing Cyberdemon.&lt;/story&gt; &lt;/game&gt;">
            <text:p>&lt;game name="Doom 64 (USA) (Rev A)"&gt; &lt;year&gt;1997&lt;/year&gt; &lt;rating&gt;ESRB - M (Mature)&lt;/rating&gt; &lt;title&gt;Doom 64 &lt;/title&gt; &lt;pub&gt;Midway&lt;/pub&gt; &lt;dev&gt;Midway Games, Inc.&lt;/dev&gt; &lt;genre&gt;Shooter&lt;/genre&gt; &lt;score&gt;3.9&lt;/score&gt; &lt;player&gt;1 Player&lt;/player&gt; &lt;story&gt;DOOM 64 picks up where all the other DOOM games left off. After tearing through space, hell, and wherever else in the previous games, the <text:s/>Space Marine thought that the threat of the demons was finally past. Of course, one survived, and it is currently reanimating all of the fallen monsters in a last-ditch attempt to revitalize their evil mission. The player's task is to finally rid the universe of all the crazy hellions, from the dead guy with the pistol to the rocket-spewing Cyberdemon.&lt;/story&gt; &lt;/game&gt;</text:p>
          </table:table-cell>
          <table:table-cell table:number-columns-repeated="1012"/>
        </table:table-row>
        <table:table-row table:style-name="ro1">
          <table:table-cell office:value-type="string">
            <text:p>Dr. Mario 64 (USA)</text:p>
          </table:table-cell>
          <table:table-cell office:value-type="float" office:value="2001">
            <text:p>2001</text:p>
          </table:table-cell>
          <table:table-cell office:value-type="string">
            <text:p>ESRB - E (Everyone)</text:p>
          </table:table-cell>
          <table:table-cell office:value-type="string">
            <text:p>Dr. Mario 64 </text:p>
          </table:table-cell>
          <table:table-cell office:value-type="string">
            <text:p>Nintendo</text:p>
          </table:table-cell>
          <table:table-cell office:value-type="string">
            <text:p>Newcom Co., Ltd.</text:p>
          </table:table-cell>
          <table:table-cell office:value-type="string">
            <text:p>Puzzle</text:p>
          </table:table-cell>
          <table:table-cell office:value-type="string">
            <text:p>3.0</text:p>
          </table:table-cell>
          <table:table-cell table:style-name="ce2" office:value-type="string">
            <text:p>1-4 Players</text:p>
          </table:table-cell>
          <table:table-cell office:value-type="string">
            <text:p>What does Mario do in his spare time? Kill a virus of course. Dr. Mario 64 continues the Tetris style gameplay from the previous versions, as well as adding a 4 player mode.</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Dr. Mario 64 (USA)&quot;&gt; &lt;year&gt;2001&lt;/year&gt; &lt;rating&gt;ESRB - E (Everyone)&lt;/rating&gt; &lt;title&gt;Dr. Mario 64 &lt;/title&gt; &lt;pub&gt;Nintendo&lt;/pub&gt; &lt;dev&gt;Newcom Co., Ltd.&lt;/dev&gt; &lt;genre&gt;Puzzle&lt;/genre&gt; &lt;score&gt;3.0&lt;/score&gt; &lt;player&gt;1-4 Players&lt;/player&gt; &lt;story&gt;What does Mario do in his spare time? Kill a virus of course. Dr. Mario 64 continues the Tetris style gameplay from the previous versions, as well as adding a 4 player mode.&lt;/story&gt; &lt;/game&gt;">
            <text:p>&lt;game name="Dr. Mario 64 (USA)"&gt; &lt;year&gt;2001&lt;/year&gt; &lt;rating&gt;ESRB - E (Everyone)&lt;/rating&gt; &lt;title&gt;Dr. Mario 64 &lt;/title&gt; &lt;pub&gt;Nintendo&lt;/pub&gt; &lt;dev&gt;Newcom Co., Ltd.&lt;/dev&gt; &lt;genre&gt;Puzzle&lt;/genre&gt; &lt;score&gt;3.0&lt;/score&gt; &lt;player&gt;1-4 Players&lt;/player&gt; &lt;story&gt;What does Mario do in his spare time? Kill a virus of course. Dr. Mario 64 continues the Tetris style gameplay from the previous versions, as well as adding a 4 player mode.&lt;/story&gt; &lt;/game&gt;</text:p>
          </table:table-cell>
          <table:table-cell table:number-columns-repeated="1012"/>
        </table:table-row>
        <table:table-row table:style-name="ro2">
          <table:table-cell office:value-type="string">
            <text:p>Dual Heroes (USA)</text:p>
          </table:table-cell>
          <table:table-cell office:value-type="float" office:value="1998">
            <text:p>1998</text:p>
          </table:table-cell>
          <table:table-cell office:value-type="string">
            <text:p>ESRB - T (Teen)</text:p>
          </table:table-cell>
          <table:table-cell office:value-type="string">
            <text:p>Dual Heroes </text:p>
          </table:table-cell>
          <table:table-cell office:value-type="string">
            <text:p>Electro Brain</text:p>
          </table:table-cell>
          <table:table-cell office:value-type="string">
            <text:p>Produce Co., Ltd.</text:p>
          </table:table-cell>
          <table:table-cell office:value-type="string">
            <text:p>Fighter</text:p>
          </table:table-cell>
          <table:table-cell office:value-type="string">
            <text:p>2.3</text:p>
          </table:table-cell>
          <table:table-cell office:value-type="string">
            <text:p>1-2 Players</text:p>
          </table:table-cell>
          <table:table-cell office:value-type="string">
            <text:p>Battle to be the ultimate hero against as one of eight fighters, each with unique fighting style.****Train a robot with your style for use against the opposing fighters in Robot Mode, or select five virtual enemies who will train a fighter and become your rival. Single and 2 player multiplayer options included.</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Dual Heroes (USA)&quot;&gt; &lt;year&gt;1998&lt;/year&gt; &lt;rating&gt;ESRB - T (Teen)&lt;/rating&gt; &lt;title&gt;Dual Heroes &lt;/title&gt; &lt;pub&gt;Electro Brain&lt;/pub&gt; &lt;dev&gt;Produce Co., Ltd.&lt;/dev&gt; &lt;genre&gt;Fighter&lt;/genre&gt; &lt;score&gt;2.3&lt;/score&gt; &lt;player&gt;1-2 Players&lt;/player&gt; &lt;story&gt;Battle to be the ultimate hero against as one of eight fighters, each with unique fighting style.****Train a robot with your style for use against the opposing fighters in Robot Mode, or select five virtual enemies who will train a fighter and become your rival. Single and 2 player multiplayer options included.&lt;/story&gt; &lt;/game&gt;">
            <text:p>&lt;game name="Dual Heroes (USA)"&gt; &lt;year&gt;1998&lt;/year&gt; &lt;rating&gt;ESRB - T (Teen)&lt;/rating&gt; &lt;title&gt;Dual Heroes &lt;/title&gt; &lt;pub&gt;Electro Brain&lt;/pub&gt; &lt;dev&gt;Produce Co., Ltd.&lt;/dev&gt; &lt;genre&gt;Fighter&lt;/genre&gt; &lt;score&gt;2.3&lt;/score&gt; &lt;player&gt;1-2 Players&lt;/player&gt; &lt;story&gt;Battle to be the ultimate hero against as one of eight fighters, each with unique fighting style.****Train a robot with your style for use against the opposing fighters in Robot Mode, or select five virtual enemies who will train a fighter and become your rival. Single and 2 player multiplayer options included.&lt;/story&gt; &lt;/game&gt;</text:p>
          </table:table-cell>
          <table:table-cell table:number-columns-repeated="1012"/>
        </table:table-row>
        <table:table-row table:style-name="ro2">
          <table:table-cell office:value-type="string">
            <text:p>Duck Dodgers Starring Daffy Duck (USA) (En,Fr,Es)</text:p>
          </table:table-cell>
          <table:table-cell office:value-type="float" office:value="2000">
            <text:p>2000</text:p>
          </table:table-cell>
          <table:table-cell office:value-type="string">
            <text:p>ESRB - E (Everyone)</text:p>
          </table:table-cell>
          <table:table-cell office:value-type="string">
            <text:p>Duck Dodgers Starring Daffy Duck </text:p>
          </table:table-cell>
          <table:table-cell office:value-type="string">
            <text:p>Infogrames</text:p>
          </table:table-cell>
          <table:table-cell office:value-type="string">
            <text:p>Paradigm Entertainment Inc.</text:p>
          </table:table-cell>
          <table:table-cell office:value-type="string">
            <text:p>Platform</text:p>
          </table:table-cell>
          <table:table-cell office:value-type="string">
            <text:p>3.8</text:p>
          </table:table-cell>
          <table:table-cell office:value-type="string">
            <text:p>1 Player</text:p>
          </table:table-cell>
          <table:table-cell office:value-type="string">
            <text:p>Looney Tunes Duck Dodgers is an action/adventure game. With 5 huge worlds to explore, gadgets and gizmos from the ACME company, you and your trusty side kick Porky Pig must defeat Marvin the Martian.****Marvin the Martian has devised a plan to destroy the Earth and has built the Ultimate Weapon to do it. This weapon needs energy atoms to function so Marvin has sent out his 5 minions to 5 different worlds to collect the energy atoms. Daffy must defeat these bosses before he battles Marvin.****Most of this game is played in 3rd person but there is a spin off of Quake called Quack mode which is played in the first person point of view.</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Duck Dodgers Starring Daffy Duck (USA) (En,Fr,Es)&quot;&gt; &lt;year&gt;2000&lt;/year&gt; &lt;rating&gt;ESRB - E (Everyone)&lt;/rating&gt; &lt;title&gt;Duck Dodgers Starring Daffy Duck &lt;/title&gt; &lt;pub&gt;Infogrames&lt;/pub&gt; &lt;dev&gt;Paradigm Entertainment Inc.&lt;/dev&gt; &lt;genre&gt;Platform&lt;/genre&gt; &lt;score&gt;3.8&lt;/score&gt; &lt;player&gt;1 Player&lt;/player&gt; &lt;story&gt;Looney Tunes Duck Dodgers is an action/adventure game. With 5 huge worlds to explore, gadgets and gizmos from the ACME company, you and your trusty side kick Porky Pig must defeat Marvin the Martian.****Marvin the Martian has devised a plan to destroy the Earth and has built the Ultimate Weapon to do it. This weapon needs energy atoms to function so Marvin has sent out his 5 minions to 5 different worlds to collect the energy atoms. Daffy must defeat these bosses before he battles Marvin.****Most of this game is played in 3rd person but there is a spin off of Quake called Quack mode which is played in the first person point of view.&lt;/story&gt; &lt;/game&gt;">
            <text:p>&lt;game name="Duck Dodgers Starring Daffy Duck (USA) (En,Fr,Es)"&gt; &lt;year&gt;2000&lt;/year&gt; &lt;rating&gt;ESRB - E (Everyone)&lt;/rating&gt; &lt;title&gt;Duck Dodgers Starring Daffy Duck &lt;/title&gt; &lt;pub&gt;Infogrames&lt;/pub&gt; &lt;dev&gt;Paradigm Entertainment Inc.&lt;/dev&gt; &lt;genre&gt;Platform&lt;/genre&gt; &lt;score&gt;3.8&lt;/score&gt; &lt;player&gt;1 Player&lt;/player&gt; &lt;story&gt;Looney Tunes Duck Dodgers is an action/adventure game. With 5 huge worlds to explore, gadgets and gizmos from the ACME company, you and your trusty side kick Porky Pig must defeat Marvin the Martian.****Marvin the Martian has devised a plan to destroy the Earth and has built the Ultimate Weapon to do it. This weapon needs energy atoms to function so Marvin has sent out his 5 minions to 5 different worlds to collect the energy atoms. Daffy must defeat these bosses before he battles Marvin.****Most of this game is played in 3rd person but there is a spin off of Quake called Quack mode which is played in the first person point of view.&lt;/story&gt; &lt;/game&gt;</text:p>
          </table:table-cell>
          <table:table-cell table:number-columns-repeated="1012"/>
        </table:table-row>
        <table:table-row table:style-name="ro1">
          <table:table-cell office:value-type="string">
            <text:p>Duke Nukem - Zero Hour (USA)</text:p>
          </table:table-cell>
          <table:table-cell office:value-type="float" office:value="1999">
            <text:p>1999</text:p>
          </table:table-cell>
          <table:table-cell office:value-type="string">
            <text:p>ESRB - M (Mature)</text:p>
          </table:table-cell>
          <table:table-cell office:value-type="string">
            <text:p>Duke Nukem - Zero Hour </text:p>
          </table:table-cell>
          <table:table-cell office:value-type="string">
            <text:p>GT Interactive</text:p>
          </table:table-cell>
          <table:table-cell office:value-type="string">
            <text:p>Eurocom Developments Ltd</text:p>
          </table:table-cell>
          <table:table-cell office:value-type="string">
            <text:p>Shooter</text:p>
          </table:table-cell>
          <table:table-cell office:value-type="string">
            <text:p>3.6</text:p>
          </table:table-cell>
          <table:table-cell table:style-name="ce2" office:value-type="string">
            <text:p>1-4 Players</text:p>
          </table:table-cell>
          <table:table-cell office:value-type="string">
            <text:p>Duke Nukem starts his second third-person-adventure, after Duke Nukem: Time to Kill for Playstation, he now kicks alien asses on the Nintendo 64.****Similar to the movie Terminator, the aliens want to take over the world before Duke was even born and travel through time. Duke follows them and tries to stop their evil plan, chasing them through the wild west, the dark ages, victiorian London and finally the post apocalyptic world of the future.</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Duke Nukem - Zero Hour (USA)&quot;&gt; &lt;year&gt;1999&lt;/year&gt; &lt;rating&gt;ESRB - M (Mature)&lt;/rating&gt; &lt;title&gt;Duke Nukem - Zero Hour &lt;/title&gt; &lt;pub&gt;GT Interactive&lt;/pub&gt; &lt;dev&gt;Eurocom Developments Ltd&lt;/dev&gt; &lt;genre&gt;Shooter&lt;/genre&gt; &lt;score&gt;3.6&lt;/score&gt; &lt;player&gt;1-4 Players&lt;/player&gt; &lt;story&gt;Duke Nukem starts his second third-person-adventure, after Duke Nukem: Time to Kill for Playstation, he now kicks alien asses on the Nintendo 64.****Similar to the movie Terminator, the aliens want to take over the world before Duke was even born and travel through time. Duke follows them and tries to stop their evil plan, chasing them through the wild west, the dark ages, victiorian London and finally the post apocalyptic world of the future.&lt;/story&gt; &lt;/game&gt;">
            <text:p>&lt;game name="Duke Nukem - Zero Hour (USA)"&gt; &lt;year&gt;1999&lt;/year&gt; &lt;rating&gt;ESRB - M (Mature)&lt;/rating&gt; &lt;title&gt;Duke Nukem - Zero Hour &lt;/title&gt; &lt;pub&gt;GT Interactive&lt;/pub&gt; &lt;dev&gt;Eurocom Developments Ltd&lt;/dev&gt; &lt;genre&gt;Shooter&lt;/genre&gt; &lt;score&gt;3.6&lt;/score&gt; &lt;player&gt;1-4 Players&lt;/player&gt; &lt;story&gt;Duke Nukem starts his second third-person-adventure, after Duke Nukem: Time to Kill for Playstation, he now kicks alien asses on the Nintendo 64.****Similar to the movie Terminator, the aliens want to take over the world before Duke was even born and travel through time. Duke follows them and tries to stop their evil plan, chasing them through the wild west, the dark ages, victiorian London and finally the post apocalyptic world of the future.&lt;/story&gt; &lt;/game&gt;</text:p>
          </table:table-cell>
          <table:table-cell table:number-columns-repeated="1012"/>
        </table:table-row>
        <table:table-row table:style-name="ro1">
          <table:table-cell office:value-type="string">
            <text:p>Duke Nukem 64 (USA)</text:p>
          </table:table-cell>
          <table:table-cell office:value-type="float" office:value="1997">
            <text:p>1997</text:p>
          </table:table-cell>
          <table:table-cell office:value-type="string">
            <text:p>ESRB - M (Mature)</text:p>
          </table:table-cell>
          <table:table-cell office:value-type="string">
            <text:p>Duke Nukem 64 </text:p>
          </table:table-cell>
          <table:table-cell office:value-type="string">
            <text:p>GT Interactive</text:p>
          </table:table-cell>
          <table:table-cell office:value-type="string">
            <text:p>3D Realms Entertainment</text:p>
          </table:table-cell>
          <table:table-cell office:value-type="string">
            <text:p>Shooter</text:p>
          </table:table-cell>
          <table:table-cell office:value-type="string">
            <text:p>3.4</text:p>
          </table:table-cell>
          <table:table-cell table:style-name="ce2" office:value-type="string">
            <text:p>1-4 Players</text:p>
          </table:table-cell>
          <table:table-cell office:value-type="string">
            <text:p>Duke Nukem 3D makes its way to the N64 for the first time, with plenty of new additions:****Weapons: New weapons include two sub-machine guns (one in each hand), the Expander (the bad guys just go pop!) a plasma cannon (which is chargeable) and a grenade launcher. Sadly, there are a few missing from the original PC version, including the Ripper Chaingun, the Devastator, and the Freeze-Ray.****Presentation: The biggest changes come here, as there are new areas to explore, some improved environments, and the same wise cracks that have made Duke famous. There are also some jokes hidden away based on classic movies (Clockwork Orange, 12 Monkeys, Mars Attacks and Apocalypse Now).****However, there have been plenty of restrictions in this version of Duke 3D. Nintendo have replaced some areas (the porn mag shop has turned into a gun store, the bar is now a burger joint, and the nude women aren't nude anymore), and there is an option available to turn the blood off.****A 4 player mode has also been included, where you can take on your mates as well as Duke Bots, and a 2 player co-op mode, so two players can tackle the single player missions.</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Duke Nukem 64 (USA)&quot;&gt; &lt;year&gt;1997&lt;/year&gt; &lt;rating&gt;ESRB - M (Mature)&lt;/rating&gt; &lt;title&gt;Duke Nukem 64 &lt;/title&gt; &lt;pub&gt;GT Interactive&lt;/pub&gt; &lt;dev&gt;3D Realms Entertainment&lt;/dev&gt; &lt;genre&gt;Shooter&lt;/genre&gt; &lt;score&gt;3.4&lt;/score&gt; &lt;player&gt;1-4 Players&lt;/player&gt; &lt;story&gt;Duke Nukem 3D makes its way to the N64 for the first time, with plenty of new additions:****Weapons: New weapons include two sub-machine guns (one in each hand), the Expander (the bad guys just go pop!) a plasma cannon (which is chargeable) and a grenade launcher. Sadly, there are a few missing from the original PC version, including the Ripper Chaingun, the Devastator, and the Freeze-Ray.****Presentation: The biggest changes come here, as there are new areas to explore, some improved environments, and the same wise cracks that have made Duke famous. There are also some jokes hidden away based on classic movies (Clockwork Orange, 12 Monkeys, Mars Attacks and Apocalypse Now).****However, there have been plenty of restrictions in this version of Duke 3D. Nintendo have replaced some areas (the porn mag shop has turned into a gun store, the bar is now a burger joint, and the nude women aren't nude anymore), and there is an option available to turn the blood off.****A 4 player mode has also been included, where you can take on your mates as well as Duke Bots, and a 2 player co-op mode, so two players can tackle the single player missions.&lt;/story&gt; &lt;/game&gt;">
            <text:p>&lt;game name="Duke Nukem 64 (USA)"&gt; &lt;year&gt;1997&lt;/year&gt; &lt;rating&gt;ESRB - M (Mature)&lt;/rating&gt; &lt;title&gt;Duke Nukem 64 &lt;/title&gt; &lt;pub&gt;GT Interactive&lt;/pub&gt; &lt;dev&gt;3D Realms Entertainment&lt;/dev&gt; &lt;genre&gt;Shooter&lt;/genre&gt; &lt;score&gt;3.4&lt;/score&gt; &lt;player&gt;1-4 Players&lt;/player&gt; &lt;story&gt;Duke Nukem 3D makes its way to the N64 for the first time, with plenty of new additions:****Weapons: New weapons include two sub-machine guns (one in each hand), the Expander (the bad guys just go pop!) a plasma cannon (which is chargeable) and a grenade launcher. Sadly, there are a few missing from the original PC version, including the Ripper Chaingun, the Devastator, and the Freeze-Ray.****Presentation: The biggest changes come here, as there are new areas to explore, some improved environments, and the same wise cracks that have made Duke famous. There are also some jokes hidden away based on classic movies (Clockwork Orange, 12 Monkeys, Mars Attacks and Apocalypse Now).****However, there have been plenty of restrictions in this version of Duke 3D. Nintendo have replaced some areas (the porn mag shop has turned into a gun store, the bar is now a burger joint, and the nude women aren't nude anymore), and there is an option available to turn the blood off.****A 4 player mode has also been included, where you can take on your mates as well as Duke Bots, and a 2 player co-op mode, so two players can tackle the single player missions.&lt;/story&gt; &lt;/game&gt;</text:p>
          </table:table-cell>
          <table:table-cell table:number-columns-repeated="1012"/>
        </table:table-row>
        <table:table-row table:style-name="ro1">
          <table:table-cell office:value-type="string">
            <text:p>Earthworm Jim 3D (USA)</text:p>
          </table:table-cell>
          <table:table-cell office:value-type="float" office:value="1999">
            <text:p>1999</text:p>
          </table:table-cell>
          <table:table-cell office:value-type="string">
            <text:p>ESRB - E (Everyone)</text:p>
          </table:table-cell>
          <table:table-cell office:value-type="string">
            <text:p>Earthworm Jim 3D </text:p>
          </table:table-cell>
          <table:table-cell office:value-type="string">
            <text:p>Rockstar Games</text:p>
          </table:table-cell>
          <table:table-cell office:value-type="string">
            <text:p>VIS entertainment ltd</text:p>
          </table:table-cell>
          <table:table-cell office:value-type="string">
            <text:p>Platform</text:p>
          </table:table-cell>
          <table:table-cell office:value-type="string">
            <text:p>3.1</text:p>
          </table:table-cell>
          <table:table-cell table:style-name="ce2" office:value-type="string">
            <text:p>1 Player</text:p>
          </table:table-cell>
          <table:table-cell office:value-type="string">
            <text:p>Earthworm Jim gets squashed by a cow, leaving him dazed and confused. In the aftermath, his marbles go missing, so he must travel into his brain to find them and put everything right. All of the laughs are there from the original platform titles, but now in huge 3D worlds.</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Earthworm Jim 3D (USA)&quot;&gt; &lt;year&gt;1999&lt;/year&gt; &lt;rating&gt;ESRB - E (Everyone)&lt;/rating&gt; &lt;title&gt;Earthworm Jim 3D &lt;/title&gt; &lt;pub&gt;Rockstar Games&lt;/pub&gt; &lt;dev&gt;VIS entertainment ltd&lt;/dev&gt; &lt;genre&gt;Platform&lt;/genre&gt; &lt;score&gt;3.1&lt;/score&gt; &lt;player&gt;1 Player&lt;/player&gt; &lt;story&gt;Earthworm Jim gets squashed by a cow, leaving him dazed and confused. In the aftermath, his marbles go missing, so he must travel into his brain to find them and put everything right. All of the laughs are there from the original platform titles, but now in huge 3D worlds.&lt;/story&gt; &lt;/game&gt;">
            <text:p>&lt;game name="Earthworm Jim 3D (USA)"&gt; &lt;year&gt;1999&lt;/year&gt; &lt;rating&gt;ESRB - E (Everyone)&lt;/rating&gt; &lt;title&gt;Earthworm Jim 3D &lt;/title&gt; &lt;pub&gt;Rockstar Games&lt;/pub&gt; &lt;dev&gt;VIS entertainment ltd&lt;/dev&gt; &lt;genre&gt;Platform&lt;/genre&gt; &lt;score&gt;3.1&lt;/score&gt; &lt;player&gt;1 Player&lt;/player&gt; &lt;story&gt;Earthworm Jim gets squashed by a cow, leaving him dazed and confused. In the aftermath, his marbles go missing, so he must travel into his brain to find them and put everything right. All of the laughs are there from the original platform titles, but now in huge 3D worlds.&lt;/story&gt; &lt;/game&gt;</text:p>
          </table:table-cell>
          <table:table-cell table:number-columns-repeated="1012"/>
        </table:table-row>
        <table:table-row table:style-name="ro1">
          <table:table-cell office:value-type="string">
            <text:p>ECW Hardcore Revolution (USA)</text:p>
          </table:table-cell>
          <table:table-cell office:value-type="float" office:value="2000">
            <text:p>2000</text:p>
          </table:table-cell>
          <table:table-cell office:value-type="string">
            <text:p>ESRB - M (Mature)</text:p>
          </table:table-cell>
          <table:table-cell office:value-type="string">
            <text:p>ECW Hardcore Revolution </text:p>
          </table:table-cell>
          <table:table-cell office:value-type="string">
            <text:p>Acclaim</text:p>
          </table:table-cell>
          <table:table-cell office:value-type="string">
            <text:p>Acclaim Studios Salt Lake City</text:p>
          </table:table-cell>
          <table:table-cell office:value-type="string">
            <text:p>Sports/Wrestling</text:p>
          </table:table-cell>
          <table:table-cell office:value-type="string">
            <text:p>3.0</text:p>
          </table:table-cell>
          <table:table-cell table:style-name="ce2" office:value-type="string">
            <text:p>1-4 Players</text:p>
          </table:table-cell>
          <table:table-cell office:value-type="string">
            <text:p>ECW Hardcore Revolution is a wrestling title developed by Acclaim based on the wrestling promotion Extreme Championship Wrestling. Players can use up to 33 ECW wrestlers including Rob Van Dam, Tazz, Sandman, and many others.****The game itself runs on a modified WWF Attitude engine and includes several game modes including Tag Matches, Death Match, Barbed Wire Ring Match, and others. Up to 4 players can play simultaneously.</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ECW Hardcore Revolution (USA)&quot;&gt; &lt;year&gt;2000&lt;/year&gt; &lt;rating&gt;ESRB - M (Mature)&lt;/rating&gt; &lt;title&gt;ECW Hardcore Revolution &lt;/title&gt; &lt;pub&gt;Acclaim&lt;/pub&gt; &lt;dev&gt;Acclaim Studios Salt Lake City&lt;/dev&gt; &lt;genre&gt;Sports/Wrestling&lt;/genre&gt; &lt;score&gt;3.0&lt;/score&gt; &lt;player&gt;1-4 Players&lt;/player&gt; &lt;story&gt;ECW Hardcore Revolution is a wrestling title developed by Acclaim based on the wrestling promotion Extreme Championship Wrestling. Players can use up to 33 ECW wrestlers including Rob Van Dam, Tazz, Sandman, and many others.****The game itself runs on a modified WWF Attitude engine and includes several game modes including Tag Matches, Death Match, Barbed Wire Ring Match, and others. Up to 4 players can play simultaneously.&lt;/story&gt; &lt;/game&gt;">
            <text:p>&lt;game name="ECW Hardcore Revolution (USA)"&gt; &lt;year&gt;2000&lt;/year&gt; &lt;rating&gt;ESRB - M (Mature)&lt;/rating&gt; &lt;title&gt;ECW Hardcore Revolution &lt;/title&gt; &lt;pub&gt;Acclaim&lt;/pub&gt; &lt;dev&gt;Acclaim Studios Salt Lake City&lt;/dev&gt; &lt;genre&gt;Sports/Wrestling&lt;/genre&gt; &lt;score&gt;3.0&lt;/score&gt; &lt;player&gt;1-4 Players&lt;/player&gt; &lt;story&gt;ECW Hardcore Revolution is a wrestling title developed by Acclaim based on the wrestling promotion Extreme Championship Wrestling. Players can use up to 33 ECW wrestlers including Rob Van Dam, Tazz, Sandman, and many others.****The game itself runs on a modified WWF Attitude engine and includes several game modes including Tag Matches, Death Match, Barbed Wire Ring Match, and others. Up to 4 players can play simultaneously.&lt;/story&gt; &lt;/game&gt;</text:p>
          </table:table-cell>
          <table:table-cell table:number-columns-repeated="1012"/>
        </table:table-row>
        <table:table-row table:style-name="ro2">
          <table:table-cell office:value-type="string">
            <text:p>Elmo's Letter Adventure (USA)</text:p>
          </table:table-cell>
          <table:table-cell office:value-type="float" office:value="1999">
            <text:p>1999</text:p>
          </table:table-cell>
          <table:table-cell office:value-type="string">
            <text:p>ESRB - EC (Early Childhood)</text:p>
          </table:table-cell>
          <table:table-cell office:value-type="string">
            <text:p>Elmo's Letter Adventure </text:p>
          </table:table-cell>
          <table:table-cell office:value-type="string">
            <text:p>NewKidCo</text:p>
          </table:table-cell>
          <table:table-cell office:value-type="string">
            <text:p>Realtime Associates, Inc.</text:p>
          </table:table-cell>
          <table:table-cell office:value-type="string">
            <text:p>Miscellaneous</text:p>
          </table:table-cell>
          <table:table-cell office:value-type="string">
            <text:p>2.8</text:p>
          </table:table-cell>
          <table:table-cell office:value-type="string">
            <text:p>1 Player</text:p>
          </table:table-cell>
          <table:table-cell office:value-type="string">
            <text:p>Elmo's Letter Adventure is an educational game for preschooler kids. Characters from Sesame Street help young children to learn the alphabet through a series of mini games. Players are given spoken instructions about every mini game by Sesame Street characters. The player controls Elmo in several mini games, ranging from scuba diving to vehicle driving, with the objective of collecting assigned letters in each level. Each time the player collects a letter, this letter will be uttered by a character, helping children to associate the written form of each letter to its spoken form. Players are encouraged to explore different settings, from outer space to underwater worlds.</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Elmo's Letter Adventure (USA)&quot;&gt; &lt;year&gt;1999&lt;/year&gt; &lt;rating&gt;ESRB - EC (Early Childhood)&lt;/rating&gt; &lt;title&gt;Elmo's Letter Adventure &lt;/title&gt; &lt;pub&gt;NewKidCo&lt;/pub&gt; &lt;dev&gt;Realtime Associates, Inc.&lt;/dev&gt; &lt;genre&gt;Miscellaneous&lt;/genre&gt; &lt;score&gt;2.8&lt;/score&gt; &lt;player&gt;1 Player&lt;/player&gt; &lt;story&gt;Elmo's Letter Adventure is an educational game for preschooler kids. Characters from Sesame Street help young children to learn the alphabet through a series of mini games. Players are given spoken instructions about every mini game by Sesame Street characters. The player controls Elmo in several mini games, ranging from scuba diving to vehicle driving, with the objective of collecting assigned letters in each level. Each time the player collects a letter, this letter will be uttered by a character, helping children to associate the written form of each letter to its spoken form. Players are encouraged to explore different settings, from outer space to underwater worlds.&lt;/story&gt; &lt;/game&gt;">
            <text:p>&lt;game name="Elmo's Letter Adventure (USA)"&gt; &lt;year&gt;1999&lt;/year&gt; &lt;rating&gt;ESRB - EC (Early Childhood)&lt;/rating&gt; &lt;title&gt;Elmo's Letter Adventure &lt;/title&gt; &lt;pub&gt;NewKidCo&lt;/pub&gt; &lt;dev&gt;Realtime Associates, Inc.&lt;/dev&gt; &lt;genre&gt;Miscellaneous&lt;/genre&gt; &lt;score&gt;2.8&lt;/score&gt; &lt;player&gt;1 Player&lt;/player&gt; &lt;story&gt;Elmo's Letter Adventure is an educational game for preschooler kids. Characters from Sesame Street help young children to learn the alphabet through a series of mini games. Players are given spoken instructions about every mini game by Sesame Street characters. The player controls Elmo in several mini games, ranging from scuba diving to vehicle driving, with the objective of collecting assigned letters in each level. Each time the player collects a letter, this letter will be uttered by a character, helping children to associate the written form of each letter to its spoken form. Players are encouraged to explore different settings, from outer space to underwater worlds.&lt;/story&gt; &lt;/game&gt;</text:p>
          </table:table-cell>
          <table:table-cell table:number-columns-repeated="1012"/>
        </table:table-row>
        <table:table-row table:style-name="ro2">
          <table:table-cell office:value-type="string">
            <text:p>Elmo's Number Journey (USA)</text:p>
          </table:table-cell>
          <table:table-cell office:value-type="float" office:value="1999">
            <text:p>1999</text:p>
          </table:table-cell>
          <table:table-cell office:value-type="string">
            <text:p>ESRB - EC (Early Childhood)</text:p>
          </table:table-cell>
          <table:table-cell office:value-type="string">
            <text:p>Elmo's Number Journey </text:p>
          </table:table-cell>
          <table:table-cell office:value-type="string">
            <text:p>NewKidCo</text:p>
          </table:table-cell>
          <table:table-cell office:value-type="string">
            <text:p>Realtime Associates, Inc.</text:p>
          </table:table-cell>
          <table:table-cell office:value-type="string">
            <text:p>Miscellaneous</text:p>
          </table:table-cell>
          <table:table-cell office:value-type="string">
            <text:p>2.9</text:p>
          </table:table-cell>
          <table:table-cell office:value-type="string">
            <text:p>1 Player</text:p>
          </table:table-cell>
          <table:table-cell office:value-type="string">
            <text:p>Preschoolers are in for a wonderful number-packed good time. Explore magical worlds with Elmo and his Sesame Street friends as he snowboards, jetskis, and drives off on an exciting video game adventure! Helps children ages 3 - 6 with number recognition and basic math skills. Three skill levels easily adjustable by parent or child. Features voices from the beloved TV show.</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Elmo's Number Journey (USA)&quot;&gt; &lt;year&gt;1999&lt;/year&gt; &lt;rating&gt;ESRB - EC (Early Childhood)&lt;/rating&gt; &lt;title&gt;Elmo's Number Journey &lt;/title&gt; &lt;pub&gt;NewKidCo&lt;/pub&gt; &lt;dev&gt;Realtime Associates, Inc.&lt;/dev&gt; &lt;genre&gt;Miscellaneous&lt;/genre&gt; &lt;score&gt;2.9&lt;/score&gt; &lt;player&gt;1 Player&lt;/player&gt; &lt;story&gt;Preschoolers are in for a wonderful number-packed good time. Explore magical worlds with Elmo and his Sesame Street friends as he snowboards, jetskis, and drives off on an exciting video game adventure! Helps children ages 3 - 6 with number recognition and basic math skills. Three skill levels easily adjustable by parent or child. Features voices from the beloved TV show.&lt;/story&gt; &lt;/game&gt;">
            <text:p>&lt;game name="Elmo's Number Journey (USA)"&gt; &lt;year&gt;1999&lt;/year&gt; &lt;rating&gt;ESRB - EC (Early Childhood)&lt;/rating&gt; &lt;title&gt;Elmo's Number Journey &lt;/title&gt; &lt;pub&gt;NewKidCo&lt;/pub&gt; &lt;dev&gt;Realtime Associates, Inc.&lt;/dev&gt; &lt;genre&gt;Miscellaneous&lt;/genre&gt; &lt;score&gt;2.9&lt;/score&gt; &lt;player&gt;1 Player&lt;/player&gt; &lt;story&gt;Preschoolers are in for a wonderful number-packed good time. Explore magical worlds with Elmo and his Sesame Street friends as he snowboards, jetskis, and drives off on an exciting video game adventure! Helps children ages 3 - 6 with number recognition and basic math skills. Three skill levels easily adjustable by parent or child. Features voices from the beloved TV show.&lt;/story&gt; &lt;/game&gt;</text:p>
          </table:table-cell>
          <table:table-cell table:number-columns-repeated="1012"/>
        </table:table-row>
        <table:table-row table:style-name="ro1">
          <table:table-cell office:value-type="string">
            <text:p>Excitebike 64 (USA)</text:p>
          </table:table-cell>
          <table:table-cell office:value-type="float" office:value="2000">
            <text:p>2000</text:p>
          </table:table-cell>
          <table:table-cell office:value-type="string">
            <text:p>ESRB - E (Everyone)</text:p>
          </table:table-cell>
          <table:table-cell office:value-type="string">
            <text:p>Excitebike 64 </text:p>
          </table:table-cell>
          <table:table-cell office:value-type="string">
            <text:p>Nintendo</text:p>
          </table:table-cell>
          <table:table-cell office:value-type="string">
            <text:p>Left Field Productions</text:p>
          </table:table-cell>
          <table:table-cell office:value-type="string">
            <text:p>Motorcycle</text:p>
          </table:table-cell>
          <table:table-cell office:value-type="string">
            <text:p>3.8</text:p>
          </table:table-cell>
          <table:table-cell table:style-name="ce2" office:value-type="string">
            <text:p>1-4 Players</text:p>
          </table:table-cell>
          <table:table-cell office:value-type="string">
            <text:p>Excitebike 64 is an update to the original Excitebike, for the NES. The outrageous jumps and precision timing required in the original have been translated into a modern 3D racing game.****There are several game modes to choose from. First, there is a season mode with multiple skill levels. Completing a 5-race season in first place unlocks special tracks and more difficult classes. Second, there is a exhibition mode which allows you and up to 3 other people to choose a single track to race on. Third, there is a time trial mode in which you try to get the best times on the 20 tracks.****Finally. there are multiple special tracks. Some of the special tracks include a point-to-point race through the desert, a hill-climb competition, motocross soccer, and a pixel-perfect conversion of the original Excitebike. Excitebike 64 also includes a track editor for building your own competitions.</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Excitebike 64 (USA)&quot;&gt; &lt;year&gt;2000&lt;/year&gt; &lt;rating&gt;ESRB - E (Everyone)&lt;/rating&gt; &lt;title&gt;Excitebike 64 &lt;/title&gt; &lt;pub&gt;Nintendo&lt;/pub&gt; &lt;dev&gt;Left Field Productions&lt;/dev&gt; &lt;genre&gt;Motorcycle&lt;/genre&gt; &lt;score&gt;3.8&lt;/score&gt; &lt;player&gt;1-4 Players&lt;/player&gt; &lt;story&gt;Excitebike 64 is an update to the original Excitebike, for the NES. The outrageous jumps and precision timing required in the original have been translated into a modern 3D racing game.****There are several game modes to choose from. First, there is a season mode with multiple skill levels. Completing a 5-race season in first place unlocks special tracks and more difficult classes. Second, there is a exhibition mode which allows you and up to 3 other people to choose a single track to race on. Third, there is a time trial mode in which you try to get the best times on the 20 tracks.****Finally. there are multiple special tracks. Some of the special tracks include a point-to-point race through the desert, a hill-climb competition, motocross soccer, and a pixel-perfect conversion of the original Excitebike. Excitebike 64 also includes a track editor for building your own competitions.&lt;/story&gt; &lt;/game&gt;">
            <text:p>&lt;game name="Excitebike 64 (USA)"&gt; &lt;year&gt;2000&lt;/year&gt; &lt;rating&gt;ESRB - E (Everyone)&lt;/rating&gt; &lt;title&gt;Excitebike 64 &lt;/title&gt; &lt;pub&gt;Nintendo&lt;/pub&gt; &lt;dev&gt;Left Field Productions&lt;/dev&gt; &lt;genre&gt;Motorcycle&lt;/genre&gt; &lt;score&gt;3.8&lt;/score&gt; &lt;player&gt;1-4 Players&lt;/player&gt; &lt;story&gt;Excitebike 64 is an update to the original Excitebike, for the NES. The outrageous jumps and precision timing required in the original have been translated into a modern 3D racing game.****There are several game modes to choose from. First, there is a season mode with multiple skill levels. Completing a 5-race season in first place unlocks special tracks and more difficult classes. Second, there is a exhibition mode which allows you and up to 3 other people to choose a single track to race on. Third, there is a time trial mode in which you try to get the best times on the 20 tracks.****Finally. there are multiple special tracks. Some of the special tracks include a point-to-point race through the desert, a hill-climb competition, motocross soccer, and a pixel-perfect conversion of the original Excitebike. Excitebike 64 also includes a track editor for building your own competitions.&lt;/story&gt; &lt;/game&gt;</text:p>
          </table:table-cell>
          <table:table-cell table:number-columns-repeated="1012"/>
        </table:table-row>
        <table:table-row table:style-name="ro1">
          <table:table-cell office:value-type="string">
            <text:p>Extreme-G (USA)</text:p>
          </table:table-cell>
          <table:table-cell office:value-type="float" office:value="1997">
            <text:p>1997</text:p>
          </table:table-cell>
          <table:table-cell office:value-type="string">
            <text:p>ESRB - E (Everyone)</text:p>
          </table:table-cell>
          <table:table-cell office:value-type="string">
            <text:p>Extreme-G </text:p>
          </table:table-cell>
          <table:table-cell office:value-type="string">
            <text:p>Acclaim</text:p>
          </table:table-cell>
          <table:table-cell office:value-type="string">
            <text:p>Probe Entertainment Ltd.</text:p>
          </table:table-cell>
          <table:table-cell office:value-type="string">
            <text:p>Driving</text:p>
          </table:table-cell>
          <table:table-cell office:value-type="string">
            <text:p>3.5</text:p>
          </table:table-cell>
          <table:table-cell table:style-name="ce2" office:value-type="string">
            <text:p>1-4 Players</text:p>
          </table:table-cell>
          <table:table-cell office:value-type="string">
            <text:p>Blazingly fast futuristic motor cycle racing. Blast your opponents off the track with laser cannons, homing missiles and an assortment of other weapons, such as mines, bombs and tripwires - all at 300 MPH. Includes championship and multiplayer modes, with a tournament mode for 16 players, over a host of tracks set in four different worlds.</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Extreme-G (USA)&quot;&gt; &lt;year&gt;1997&lt;/year&gt; &lt;rating&gt;ESRB - E (Everyone)&lt;/rating&gt; &lt;title&gt;Extreme-G &lt;/title&gt; &lt;pub&gt;Acclaim&lt;/pub&gt; &lt;dev&gt;Probe Entertainment Ltd.&lt;/dev&gt; &lt;genre&gt;Driving&lt;/genre&gt; &lt;score&gt;3.5&lt;/score&gt; &lt;player&gt;1-4 Players&lt;/player&gt; &lt;story&gt;Blazingly fast futuristic motor cycle racing. Blast your opponents off the track with laser cannons, homing missiles and an assortment of other weapons, such as mines, bombs and tripwires - all at 300 MPH. Includes championship and multiplayer modes, with a tournament mode for 16 players, over a host of tracks set in four different worlds.&lt;/story&gt; &lt;/game&gt;">
            <text:p>&lt;game name="Extreme-G (USA)"&gt; &lt;year&gt;1997&lt;/year&gt; &lt;rating&gt;ESRB - E (Everyone)&lt;/rating&gt; &lt;title&gt;Extreme-G &lt;/title&gt; &lt;pub&gt;Acclaim&lt;/pub&gt; &lt;dev&gt;Probe Entertainment Ltd.&lt;/dev&gt; &lt;genre&gt;Driving&lt;/genre&gt; &lt;score&gt;3.5&lt;/score&gt; &lt;player&gt;1-4 Players&lt;/player&gt; &lt;story&gt;Blazingly fast futuristic motor cycle racing. Blast your opponents off the track with laser cannons, homing missiles and an assortment of other weapons, such as mines, bombs and tripwires - all at 300 MPH. Includes championship and multiplayer modes, with a tournament mode for 16 players, over a host of tracks set in four different worlds.&lt;/story&gt; &lt;/game&gt;</text:p>
          </table:table-cell>
          <table:table-cell table:number-columns-repeated="1012"/>
        </table:table-row>
        <table:table-row table:style-name="ro1">
          <table:table-cell office:value-type="string">
            <text:p>Extreme-G XG2 (USA)</text:p>
          </table:table-cell>
          <table:table-cell office:value-type="float" office:value="1998">
            <text:p>1998</text:p>
          </table:table-cell>
          <table:table-cell office:value-type="string">
            <text:p>ESRB - E (Everyone)</text:p>
          </table:table-cell>
          <table:table-cell office:value-type="string">
            <text:p>Extreme-G XG2 </text:p>
          </table:table-cell>
          <table:table-cell office:value-type="string">
            <text:p>Acclaim</text:p>
          </table:table-cell>
          <table:table-cell office:value-type="string">
            <text:p>Probe Entertainment Ltd.</text:p>
          </table:table-cell>
          <table:table-cell office:value-type="string">
            <text:p>Driving</text:p>
          </table:table-cell>
          <table:table-cell office:value-type="string">
            <text:p>3.0</text:p>
          </table:table-cell>
          <table:table-cell table:style-name="ce2" office:value-type="string">
            <text:p>1-4 Players</text:p>
          </table:table-cell>
          <table:table-cell office:value-type="string">
            <text:p>In this second installment of Extreme-G, you once again will race with and against the **incredible capabilities of G-bikes (they closely resemble of the ones in Tron)**through several surreal, twisting tracks. Be hell on wheels blasting your challengers**with an arsenal of vicious weapons and even break the sound barrier!****The game is expanded on its predecessor by many ways; however, while being converted**from the original N64 version for the PC, it loses some of its features like the**multiplayer support (and its enhanced multiplayer options).</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Extreme-G XG2 (USA)&quot;&gt; &lt;year&gt;1998&lt;/year&gt; &lt;rating&gt;ESRB - E (Everyone)&lt;/rating&gt; &lt;title&gt;Extreme-G XG2 &lt;/title&gt; &lt;pub&gt;Acclaim&lt;/pub&gt; &lt;dev&gt;Probe Entertainment Ltd.&lt;/dev&gt; &lt;genre&gt;Driving&lt;/genre&gt; &lt;score&gt;3.0&lt;/score&gt; &lt;player&gt;1-4 Players&lt;/player&gt; &lt;story&gt;In this second installment of Extreme-G, you once again will race with and against the **incredible capabilities of G-bikes (they closely resemble of the ones in Tron)**through several surreal, twisting tracks. Be hell on wheels blasting your challengers**with an arsenal of vicious weapons and even break the sound barrier!****The game is expanded on its predecessor by many ways; however, while being converted**from the original N64 version for the PC, it loses some of its features like the**multiplayer support (and its enhanced multiplayer options).&lt;/story&gt; &lt;/game&gt;">
            <text:p>&lt;game name="Extreme-G XG2 (USA)"&gt; &lt;year&gt;1998&lt;/year&gt; &lt;rating&gt;ESRB - E (Everyone)&lt;/rating&gt; &lt;title&gt;Extreme-G XG2 &lt;/title&gt; &lt;pub&gt;Acclaim&lt;/pub&gt; &lt;dev&gt;Probe Entertainment Ltd.&lt;/dev&gt; &lt;genre&gt;Driving&lt;/genre&gt; &lt;score&gt;3.0&lt;/score&gt; &lt;player&gt;1-4 Players&lt;/player&gt; &lt;story&gt;In this second installment of Extreme-G, you once again will race with and against the **incredible capabilities of G-bikes (they closely resemble of the ones in Tron)**through several surreal, twisting tracks. Be hell on wheels blasting your challengers**with an arsenal of vicious weapons and even break the sound barrier!****The game is expanded on its predecessor by many ways; however, while being converted**from the original N64 version for the PC, it loses some of its features like the**multiplayer support (and its enhanced multiplayer options).&lt;/story&gt; &lt;/game&gt;</text:p>
          </table:table-cell>
          <table:table-cell table:number-columns-repeated="1012"/>
        </table:table-row>
        <table:table-row table:style-name="ro2">
          <table:table-cell office:value-type="string">
            <text:p>F-1 World Grand Prix (USA)</text:p>
          </table:table-cell>
          <table:table-cell office:value-type="float" office:value="1998">
            <text:p>1998</text:p>
          </table:table-cell>
          <table:table-cell office:value-type="string">
            <text:p>ESRB - E (Everyone)</text:p>
          </table:table-cell>
          <table:table-cell office:value-type="string">
            <text:p>F-1 World Grand Prix </text:p>
          </table:table-cell>
          <table:table-cell office:value-type="string">
            <text:p>Video System</text:p>
          </table:table-cell>
          <table:table-cell office:value-type="string">
            <text:p>Paradigm Entertainment Inc.</text:p>
          </table:table-cell>
          <table:table-cell office:value-type="string">
            <text:p>Driving</text:p>
          </table:table-cell>
          <table:table-cell office:value-type="string">
            <text:p>4.3</text:p>
          </table:table-cell>
          <table:table-cell office:value-type="string">
            <text:p>1-2 Players</text:p>
          </table:table-cell>
          <table:table-cell office:value-type="string">
            <text:p>The 1997 Formula One World Championship, won by Canadian Jacques Villeneuve in dramatic fashion after a final-race collision with Germany's Michael Schumacher, is recreated in this racing simulation. You have the chance to set up the car to perfect the handling for each of the 17 diverse circuits. Wet racing is incorporated, with gradual weather chances, as well as tyre wear requiring pitstops.****In total there are five distinct gameplay modes. A solo player can play through the entire championship, with practice and qualifying as well as the race against 21 other cars. A Challenge mode including key situations allows you to try to alter the course of history. There is also a 2-player head-to-head mode, Time Attack and one-off races of any length.</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F-1 World Grand Prix (USA)&quot;&gt; &lt;year&gt;1998&lt;/year&gt; &lt;rating&gt;ESRB - E (Everyone)&lt;/rating&gt; &lt;title&gt;F-1 World Grand Prix &lt;/title&gt; &lt;pub&gt;Video System&lt;/pub&gt; &lt;dev&gt;Paradigm Entertainment Inc.&lt;/dev&gt; &lt;genre&gt;Driving&lt;/genre&gt; &lt;score&gt;4.3&lt;/score&gt; &lt;player&gt;1-2 Players&lt;/player&gt; &lt;story&gt;The 1997 Formula One World Championship, won by Canadian Jacques Villeneuve in dramatic fashion after a final-race collision with Germany's Michael Schumacher, is recreated in this racing simulation. You have the chance to set up the car to perfect the handling for each of the 17 diverse circuits. Wet racing is incorporated, with gradual weather chances, as well as tyre wear requiring pitstops.****In total there are five distinct gameplay modes. A solo player can play through the entire championship, with practice and qualifying as well as the race against 21 other cars. A Challenge mode including key situations allows you to try to alter the course of history. There is also a 2-player head-to-head mode, Time Attack and one-off races of any length.&lt;/story&gt; &lt;/game&gt;">
            <text:p>&lt;game name="F-1 World Grand Prix (USA)"&gt; &lt;year&gt;1998&lt;/year&gt; &lt;rating&gt;ESRB - E (Everyone)&lt;/rating&gt; &lt;title&gt;F-1 World Grand Prix &lt;/title&gt; &lt;pub&gt;Video System&lt;/pub&gt; &lt;dev&gt;Paradigm Entertainment Inc.&lt;/dev&gt; &lt;genre&gt;Driving&lt;/genre&gt; &lt;score&gt;4.3&lt;/score&gt; &lt;player&gt;1-2 Players&lt;/player&gt; &lt;story&gt;The 1997 Formula One World Championship, won by Canadian Jacques Villeneuve in dramatic fashion after a final-race collision with Germany's Michael Schumacher, is recreated in this racing simulation. You have the chance to set up the car to perfect the handling for each of the 17 diverse circuits. Wet racing is incorporated, with gradual weather chances, as well as tyre wear requiring pitstops.****In total there are five distinct gameplay modes. A solo player can play through the entire championship, with practice and qualifying as well as the race against 21 other cars. A Challenge mode including key situations allows you to try to alter the course of history. There is also a 2-player head-to-head mode, Time Attack and one-off races of any length.&lt;/story&gt; &lt;/game&gt;</text:p>
          </table:table-cell>
          <table:table-cell table:number-columns-repeated="1012"/>
        </table:table-row>
        <table:table-row table:style-name="ro2">
          <table:table-cell office:value-type="string">
            <text:p>F-1 World Grand Prix II (Europe) (En,Fr,De,Es)</text:p>
          </table:table-cell>
          <table:table-cell office:value-type="float" office:value="1999">
            <text:p>1999</text:p>
          </table:table-cell>
          <table:table-cell office:value-type="string">
            <text:p>ESRB - E (Everyone)</text:p>
          </table:table-cell>
          <table:table-cell office:value-type="string">
            <text:p>F-1 World Grand Prix II </text:p>
          </table:table-cell>
          <table:table-cell office:value-type="string">
            <text:p>Nintendo</text:p>
          </table:table-cell>
          <table:table-cell office:value-type="string">
            <text:p>Paradigm Entertainment Inc.</text:p>
          </table:table-cell>
          <table:table-cell office:value-type="string">
            <text:p>Driving</text:p>
          </table:table-cell>
          <table:table-cell office:value-type="string">
            <text:p>3.5</text:p>
          </table:table-cell>
          <table:table-cell office:value-type="string">
            <text:p>1-2 Players</text:p>
          </table:table-cell>
          <table:table-cell office:value-type="string">
            <text:p>The second F1 experience from Paradigm, the direct sequel to F-1 World Grand Prix, has more of the same high speed antics around the Formula 1 circuit.****Following the 1998 season, you'll experience all the drivers, tracks and teams and compete in a number of different racing modes, from the usual Grand Prix and Training to Challenge mode, where you'll attempt to complete a range of critical events based on the deal.</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F-1 World Grand Prix II (Europe) (En,Fr,De,Es)&quot;&gt; &lt;year&gt;1999&lt;/year&gt; &lt;rating&gt;ESRB - E (Everyone)&lt;/rating&gt; &lt;title&gt;F-1 World Grand Prix II &lt;/title&gt; &lt;pub&gt;Nintendo&lt;/pub&gt; &lt;dev&gt;Paradigm Entertainment Inc.&lt;/dev&gt; &lt;genre&gt;Driving&lt;/genre&gt; &lt;score&gt;3.5&lt;/score&gt; &lt;player&gt;1-2 Players&lt;/player&gt; &lt;story&gt;The second F1 experience from Paradigm, the direct sequel to F-1 World Grand Prix, has more of the same high speed antics around the Formula 1 circuit.****Following the 1998 season, you'll experience all the drivers, tracks and teams and compete in a number of different racing modes, from the usual Grand Prix and Training to Challenge mode, where you'll attempt to complete a range of critical events based on the deal.&lt;/story&gt; &lt;/game&gt;">
            <text:p>&lt;game name="F-1 World Grand Prix II (Europe) (En,Fr,De,Es)"&gt; &lt;year&gt;1999&lt;/year&gt; &lt;rating&gt;ESRB - E (Everyone)&lt;/rating&gt; &lt;title&gt;F-1 World Grand Prix II &lt;/title&gt; &lt;pub&gt;Nintendo&lt;/pub&gt; &lt;dev&gt;Paradigm Entertainment Inc.&lt;/dev&gt; &lt;genre&gt;Driving&lt;/genre&gt; &lt;score&gt;3.5&lt;/score&gt; &lt;player&gt;1-2 Players&lt;/player&gt; &lt;story&gt;The second F1 experience from Paradigm, the direct sequel to F-1 World Grand Prix, has more of the same high speed antics around the Formula 1 circuit.****Following the 1998 season, you'll experience all the drivers, tracks and teams and compete in a number of different racing modes, from the usual Grand Prix and Training to Challenge mode, where you'll attempt to complete a range of critical events based on the deal.&lt;/story&gt; &lt;/game&gt;</text:p>
          </table:table-cell>
          <table:table-cell table:number-columns-repeated="1012"/>
        </table:table-row>
        <table:table-row table:style-name="ro1">
          <table:table-cell office:value-type="string">
            <text:p>F-Zero X (USA)</text:p>
          </table:table-cell>
          <table:table-cell office:value-type="float" office:value="1998">
            <text:p>1998</text:p>
          </table:table-cell>
          <table:table-cell office:value-type="string">
            <text:p>ESRB - E (Everyone)</text:p>
          </table:table-cell>
          <table:table-cell office:value-type="string">
            <text:p>F-Zero X </text:p>
          </table:table-cell>
          <table:table-cell office:value-type="string">
            <text:p>Nintendo</text:p>
          </table:table-cell>
          <table:table-cell office:value-type="string">
            <text:p>Nintendo EAD</text:p>
          </table:table-cell>
          <table:table-cell office:value-type="string">
            <text:p>Driving</text:p>
          </table:table-cell>
          <table:table-cell office:value-type="string">
            <text:p>3.9</text:p>
          </table:table-cell>
          <table:table-cell table:style-name="ce2" office:value-type="string">
            <text:p>1-4 Players</text:p>
          </table:table-cell>
          <table:table-cell office:value-type="string">
            <text:p>Famed SNES racer F-Zero got this N64 update. Gameplay remains essentially unchanged, race in a futuristic racing tournament on tracks levitated miles up in the air, against a selection of devious opponents.****Where the original had 4 cars to choose from and race against, F-Zero X has no fewer than 30 vehicles all with their own unique strengths and weaknesses, a choice of colours, and customisable power/acceleration ratios for each track. At the beginning you are limited to choosing from 6 cars and 3 tournaments (each featuring 6 tracks each), but in true Nintendo fashion, more cars and tracks are unlocked as you progress through the game. As well as the cups, you can also race in time trial mode, against a 'ghost car' recording of your best previous lap, a lá Mario Kart 64.****Gone are the entirely flat tracks of the original, having been replaced with tracks that twist, turn, loop, rotate and basically contort into the most crazy shapes you could imagine. One unique feature amongst almost all other racing games is the "X" tournament, where courses are totally randomly generated each time you start.****One of the most important changes to the format is the inclusion of multiplayer support for up to 4 players. The various combat moves are especially important against aggressive human play.****This game has a <text:s/>rock soundtrack, which I believe is the first game soundtrack ever to feature the bestial grunting found only in death metal music.</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F-Zero X (USA)&quot;&gt; &lt;year&gt;1998&lt;/year&gt; &lt;rating&gt;ESRB - E (Everyone)&lt;/rating&gt; &lt;title&gt;F-Zero X &lt;/title&gt; &lt;pub&gt;Nintendo&lt;/pub&gt; &lt;dev&gt;Nintendo EAD&lt;/dev&gt; &lt;genre&gt;Driving&lt;/genre&gt; &lt;score&gt;3.9&lt;/score&gt; &lt;player&gt;1-4 Players&lt;/player&gt; &lt;story&gt;Famed SNES racer F-Zero got this N64 update. Gameplay remains essentially unchanged, race in a futuristic racing tournament on tracks levitated miles up in the air, against a selection of devious opponents.****Where the original had 4 cars to choose from and race against, F-Zero X has no fewer than 30 vehicles all with their own unique strengths and weaknesses, a choice of colours, and customisable power/acceleration ratios for each track. At the beginning you are limited to choosing from 6 cars and 3 tournaments (each featuring 6 tracks each), but in true Nintendo fashion, more cars and tracks are unlocked as you progress through the game. As well as the cups, you can also race in time trial mode, against a 'ghost car' recording of your best previous lap, a lá Mario Kart 64.****Gone are the entirely flat tracks of the original, having been replaced with tracks that twist, turn, loop, rotate and basically contort into the most crazy shapes you could imagine. One unique feature amongst almost all other racing games is the &quot;X&quot; tournament, where courses are totally randomly generated each time you start.****One of the most important changes to the format is the inclusion of multiplayer support for up to 4 players. The various combat moves are especially important against aggressive human play.****This game has a  rock soundtrack, which I believe is the first game soundtrack ever to feature the bestial grunting found only in death metal music.&lt;/story&gt; &lt;/game&gt;">
            <text:p>&lt;game name="F-Zero X (USA)"&gt; &lt;year&gt;1998&lt;/year&gt; &lt;rating&gt;ESRB - E (Everyone)&lt;/rating&gt; &lt;title&gt;F-Zero X &lt;/title&gt; &lt;pub&gt;Nintendo&lt;/pub&gt; &lt;dev&gt;Nintendo EAD&lt;/dev&gt; &lt;genre&gt;Driving&lt;/genre&gt; &lt;score&gt;3.9&lt;/score&gt; &lt;player&gt;1-4 Players&lt;/player&gt; &lt;story&gt;Famed SNES racer F-Zero got this N64 update. Gameplay remains essentially unchanged, race in a futuristic racing tournament on tracks levitated miles up in the air, against a selection of devious opponents.****Where the original had 4 cars to choose from and race against, F-Zero X has no fewer than 30 vehicles all with their own unique strengths and weaknesses, a choice of colours, and customisable power/acceleration ratios for each track. At the beginning you are limited to choosing from 6 cars and 3 tournaments (each featuring 6 tracks each), but in true Nintendo fashion, more cars and tracks are unlocked as you progress through the game. As well as the cups, you can also race in time trial mode, against a 'ghost car' recording of your best previous lap, a lá Mario Kart 64.****Gone are the entirely flat tracks of the original, having been replaced with tracks that twist, turn, loop, rotate and basically contort into the most crazy shapes you could imagine. One unique feature amongst almost all other racing games is the "X" tournament, where courses are totally randomly generated each time you start.****One of the most important changes to the format is the inclusion of multiplayer support for up to 4 players. The various combat moves are especially important against aggressive human play.****This game has a <text:s/>rock soundtrack, which I believe is the first game soundtrack ever to feature the bestial grunting found only in death metal music.&lt;/story&gt; &lt;/game&gt;</text:p>
          </table:table-cell>
          <table:table-cell table:number-columns-repeated="1012"/>
        </table:table-row>
        <table:table-row table:style-name="ro2">
          <table:table-cell office:value-type="string">
            <text:p>F1 Pole Position 64 (USA) (En,Fr,De)</text:p>
          </table:table-cell>
          <table:table-cell office:value-type="float" office:value="1997">
            <text:p>1997</text:p>
          </table:table-cell>
          <table:table-cell office:value-type="string">
            <text:p>ESRB - E (Everyone)</text:p>
          </table:table-cell>
          <table:table-cell office:value-type="string">
            <text:p>F1 Pole Position 64 </text:p>
          </table:table-cell>
          <table:table-cell office:value-type="string">
            <text:p>Ubisoft</text:p>
          </table:table-cell>
          <table:table-cell office:value-type="string">
            <text:p>Human Entertainment, Inc.</text:p>
          </table:table-cell>
          <table:table-cell office:value-type="string">
            <text:p>Driving</text:p>
          </table:table-cell>
          <table:table-cell office:value-type="string">
            <text:p>3.0</text:p>
          </table:table-cell>
          <table:table-cell office:value-type="string">
            <text:p>1 Player</text:p>
          </table:table-cell>
          <table:table-cell office:value-type="string">
            <text:p>A Formula 1 racing game, officially acknowledged by the FIA F1 World Championship, containing the 16 World championship circuits of the day, ranging from Monza and the old Hockenheim to Monaco and the Hungaroring. ****Car setup is highly detailed, reflecting real Formula One and the game's simulation basis. You will have to race in the wet, which means further setup modification to cope with the reduced grip. You can also edit the level of car damage, the pit-car radio, and whether the CPU cars can collide. There are also Battle and Time Trial modes, with your best laptimes recorded.</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F1 Pole Position 64 (USA) (En,Fr,De)&quot;&gt; &lt;year&gt;1997&lt;/year&gt; &lt;rating&gt;ESRB - E (Everyone)&lt;/rating&gt; &lt;title&gt;F1 Pole Position 64 &lt;/title&gt; &lt;pub&gt;Ubisoft&lt;/pub&gt; &lt;dev&gt;Human Entertainment, Inc.&lt;/dev&gt; &lt;genre&gt;Driving&lt;/genre&gt; &lt;score&gt;3.0&lt;/score&gt; &lt;player&gt;1 Player&lt;/player&gt; &lt;story&gt;A Formula 1 racing game, officially acknowledged by the FIA F1 World Championship, containing the 16 World championship circuits of the day, ranging from Monza and the old Hockenheim to Monaco and the Hungaroring. ****Car setup is highly detailed, reflecting real Formula One and the game's simulation basis. You will have to race in the wet, which means further setup modification to cope with the reduced grip. You can also edit the level of car damage, the pit-car radio, and whether the CPU cars can collide. There are also Battle and Time Trial modes, with your best laptimes recorded.&lt;/story&gt; &lt;/game&gt;">
            <text:p>&lt;game name="F1 Pole Position 64 (USA) (En,Fr,De)"&gt; &lt;year&gt;1997&lt;/year&gt; &lt;rating&gt;ESRB - E (Everyone)&lt;/rating&gt; &lt;title&gt;F1 Pole Position 64 &lt;/title&gt; &lt;pub&gt;Ubisoft&lt;/pub&gt; &lt;dev&gt;Human Entertainment, Inc.&lt;/dev&gt; &lt;genre&gt;Driving&lt;/genre&gt; &lt;score&gt;3.0&lt;/score&gt; &lt;player&gt;1 Player&lt;/player&gt; &lt;story&gt;A Formula 1 racing game, officially acknowledged by the FIA F1 World Championship, containing the 16 World championship circuits of the day, ranging from Monza and the old Hockenheim to Monaco and the Hungaroring. ****Car setup is highly detailed, reflecting real Formula One and the game's simulation basis. You will have to race in the wet, which means further setup modification to cope with the reduced grip. You can also edit the level of car damage, the pit-car radio, and whether the CPU cars can collide. There are also Battle and Time Trial modes, with your best laptimes recorded.&lt;/story&gt; &lt;/game&gt;</text:p>
          </table:table-cell>
          <table:table-cell table:number-columns-repeated="1012"/>
        </table:table-row>
        <table:table-row table:style-name="ro2">
          <table:table-cell office:value-type="string">
            <text:p>F1 Racing Championship (Europe) (En,Fr,De,Es,It)</text:p>
          </table:table-cell>
          <table:table-cell office:value-type="float" office:value="2000">
            <text:p>2000</text:p>
          </table:table-cell>
          <table:table-cell office:value-type="string">
            <text:p>ESRB - E (Everyone)</text:p>
          </table:table-cell>
          <table:table-cell office:value-type="string">
            <text:p>F1 Racing Championship </text:p>
          </table:table-cell>
          <table:table-cell office:value-type="string">
            <text:p>Ubisoft</text:p>
          </table:table-cell>
          <table:table-cell office:value-type="string">
            <text:p>Ubi Soft Paris Studios</text:p>
          </table:table-cell>
          <table:table-cell office:value-type="string">
            <text:p>Driving</text:p>
          </table:table-cell>
          <table:table-cell office:value-type="string">
            <text:p>4.1</text:p>
          </table:table-cell>
          <table:table-cell office:value-type="string">
            <text:p>1-2 Players</text:p>
          </table:table-cell>
          <table:table-cell office:value-type="string">
            <text:p>F1 Racing Championship is the third Ubi Soft F1 racing simulation game, published with the FIA license by Video System. It features official tracks, drivers and cars of the 1999 F1 season.****The game is based on a new engine bringing a real technological step compared to the two first titles (F1 Racing Simulation and Monaco Grand Prix Racing Simulation 2).****Available game modes are Single Race, Grand Prix, Championship, Private Trials and Time Attack. The tracks were modelled in 3D from GPS data sampled on the real roads. There are realistic physics, a telemetry system to analyse behaviour of your car and to tune its settings, complex driving AI, recordable replays, strategy management with animated pit sequences, weather simulation, and LAN support for multiplayer games.</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F1 Racing Championship (Europe) (En,Fr,De,Es,It)&quot;&gt; &lt;year&gt;2000&lt;/year&gt; &lt;rating&gt;ESRB - E (Everyone)&lt;/rating&gt; &lt;title&gt;F1 Racing Championship &lt;/title&gt; &lt;pub&gt;Ubisoft&lt;/pub&gt; &lt;dev&gt;Ubi Soft Paris Studios&lt;/dev&gt; &lt;genre&gt;Driving&lt;/genre&gt; &lt;score&gt;4.1&lt;/score&gt; &lt;player&gt;1-2 Players&lt;/player&gt; &lt;story&gt;F1 Racing Championship is the third Ubi Soft F1 racing simulation game, published with the FIA license by Video System. It features official tracks, drivers and cars of the 1999 F1 season.****The game is based on a new engine bringing a real technological step compared to the two first titles (F1 Racing Simulation and Monaco Grand Prix Racing Simulation 2).****Available game modes are Single Race, Grand Prix, Championship, Private Trials and Time Attack. The tracks were modelled in 3D from GPS data sampled on the real roads. There are realistic physics, a telemetry system to analyse behaviour of your car and to tune its settings, complex driving AI, recordable replays, strategy management with animated pit sequences, weather simulation, and LAN support for multiplayer games.&lt;/story&gt; &lt;/game&gt;">
            <text:p>&lt;game name="F1 Racing Championship (Europe) (En,Fr,De,Es,It)"&gt; &lt;year&gt;2000&lt;/year&gt; &lt;rating&gt;ESRB - E (Everyone)&lt;/rating&gt; &lt;title&gt;F1 Racing Championship &lt;/title&gt; &lt;pub&gt;Ubisoft&lt;/pub&gt; &lt;dev&gt;Ubi Soft Paris Studios&lt;/dev&gt; &lt;genre&gt;Driving&lt;/genre&gt; &lt;score&gt;4.1&lt;/score&gt; &lt;player&gt;1-2 Players&lt;/player&gt; &lt;story&gt;F1 Racing Championship is the third Ubi Soft F1 racing simulation game, published with the FIA license by Video System. It features official tracks, drivers and cars of the 1999 F1 season.****The game is based on a new engine bringing a real technological step compared to the two first titles (F1 Racing Simulation and Monaco Grand Prix Racing Simulation 2).****Available game modes are Single Race, Grand Prix, Championship, Private Trials and Time Attack. The tracks were modelled in 3D from GPS data sampled on the real roads. There are realistic physics, a telemetry system to analyse behaviour of your car and to tune its settings, complex driving AI, recordable replays, strategy management with animated pit sequences, weather simulation, and LAN support for multiplayer games.&lt;/story&gt; &lt;/game&gt;</text:p>
          </table:table-cell>
          <table:table-cell table:number-columns-repeated="1012"/>
        </table:table-row>
        <table:table-row table:style-name="ro1">
          <table:table-cell office:value-type="string">
            <text:p>FIFA - Road to World Cup 98 (USA) (En,Fr,De,Es,It,Nl,Sv)</text:p>
          </table:table-cell>
          <table:table-cell/>
          <table:table-cell office:value-type="string">
            <text:p>ESRB - E (Everyone)</text:p>
          </table:table-cell>
          <table:table-cell office:value-type="string">
            <text:p>FIFA - Road to World Cup 98 </text:p>
          </table:table-cell>
          <table:table-cell office:value-type="string">
            <text:p>Electronic Arts</text:p>
          </table:table-cell>
          <table:table-cell office:value-type="string">
            <text:p>Electronic Arts Canada</text:p>
          </table:table-cell>
          <table:table-cell office:value-type="string">
            <text:p>Soccer/Sports</text:p>
          </table:table-cell>
          <table:table-cell office:value-type="string">
            <text:p>3.7</text:p>
          </table:table-cell>
          <table:table-cell table:style-name="ce2" office:value-type="string">
            <text:p>1-4 Players</text:p>
          </table:table-cell>
          <table:table-cell office:value-type="string">
            <text:p>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FIFA - Road to World Cup 98 (USA) (En,Fr,De,Es,It,Nl,Sv)&quot;&gt; &lt;year&gt;&lt;/year&gt; &lt;rating&gt;ESRB - E (Everyone)&lt;/rating&gt; &lt;title&gt;FIFA - Road to World Cup 98 &lt;/title&gt; &lt;pub&gt;Electronic Arts&lt;/pub&gt; &lt;dev&gt;Electronic Arts Canada&lt;/dev&gt; &lt;genre&gt;Soccer/Sports&lt;/genre&gt; &lt;score&gt;3.7&lt;/score&gt; &lt;player&gt;1-4 Players&lt;/player&gt; &lt;story&gt;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lt;/story&gt; &lt;/game&gt;">
            <text:p>&lt;game name="FIFA - Road to World Cup 98 (USA) (En,Fr,De,Es,It,Nl,Sv)"&gt; &lt;year&gt;&lt;/year&gt; &lt;rating&gt;ESRB - E (Everyone)&lt;/rating&gt; &lt;title&gt;FIFA - Road to World Cup 98 &lt;/title&gt; &lt;pub&gt;Electronic Arts&lt;/pub&gt; &lt;dev&gt;Electronic Arts Canada&lt;/dev&gt; &lt;genre&gt;Soccer/Sports&lt;/genre&gt; &lt;score&gt;3.7&lt;/score&gt; &lt;player&gt;1-4 Players&lt;/player&gt; &lt;story&gt;The late-1997 edition of FIFA was heavily tied in with the qualifying procedure for the 1998 World Cup. In the Road to the World Cup mode, you take a team from first qualification through to the main tournament, using the varying systems in different parts of the world. The game features 16 distinct outdoor stadia. The League play features 189 clubs and 11 leagues. Each team has specific crowd chants incorporated into the ambient sound.****The action is faster than in previous versions, and AI has been expanded. Players have distinct facial feature and hair styles. Each match is introduced by Des Lynam and commentated on by John Motson and former Scotland international Andy Gray.&lt;/story&gt; &lt;/game&gt;</text:p>
          </table:table-cell>
          <table:table-cell table:number-columns-repeated="1012"/>
        </table:table-row>
        <table:table-row table:style-name="ro1">
          <table:table-cell office:value-type="string">
            <text:p>FIFA 99 (USA) (En,Fr,De,Es,It,Nl,Pt,Sv)</text:p>
          </table:table-cell>
          <table:table-cell office:value-type="float" office:value="1998">
            <text:p>1998</text:p>
          </table:table-cell>
          <table:table-cell office:value-type="string">
            <text:p>ESRB - E (Everyone)</text:p>
          </table:table-cell>
          <table:table-cell office:value-type="string">
            <text:p>FIFA 99 </text:p>
          </table:table-cell>
          <table:table-cell office:value-type="string">
            <text:p>Electronic Arts</text:p>
          </table:table-cell>
          <table:table-cell office:value-type="string">
            <text:p>Electronic Arts Canada</text:p>
          </table:table-cell>
          <table:table-cell office:value-type="string">
            <text:p>Soccer/Sports</text:p>
          </table:table-cell>
          <table:table-cell office:value-type="string">
            <text:p>3.8</text:p>
          </table:table-cell>
          <table:table-cell table:style-name="ce2" office:value-type="string">
            <text:p>1-4 Players</text:p>
          </table:table-cell>
          <table:table-cell office:value-type="string">
            <text:p>This was the third FIFA title in a little over a year. It incorporates 42 national sides, as well as 250 club teams from 12 different leagues, to play a complete true-to-life season, the preset Super League, or a league or cup of your own design. Formations and tactics can be set, and players can be moved between teams. ****Gameplay can be viewed from multiple angles. Players have more animation than ever before, with new moves including sliding challenges and close-control trapping. Goalkeepers now have a level of human control.</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FIFA 99 (USA) (En,Fr,De,Es,It,Nl,Pt,Sv)&quot;&gt; &lt;year&gt;1998&lt;/year&gt; &lt;rating&gt;ESRB - E (Everyone)&lt;/rating&gt; &lt;title&gt;FIFA 99 &lt;/title&gt; &lt;pub&gt;Electronic Arts&lt;/pub&gt; &lt;dev&gt;Electronic Arts Canada&lt;/dev&gt; &lt;genre&gt;Soccer/Sports&lt;/genre&gt; &lt;score&gt;3.8&lt;/score&gt; &lt;player&gt;1-4 Players&lt;/player&gt; &lt;story&gt;This was the third FIFA title in a little over a year. It incorporates 42 national sides, as well as 250 club teams from 12 different leagues, to play a complete true-to-life season, the preset Super League, or a league or cup of your own design. Formations and tactics can be set, and players can be moved between teams. ****Gameplay can be viewed from multiple angles. Players have more animation than ever before, with new moves including sliding challenges and close-control trapping. Goalkeepers now have a level of human control.&lt;/story&gt; &lt;/game&gt;">
            <text:p>&lt;game name="FIFA 99 (USA) (En,Fr,De,Es,It,Nl,Pt,Sv)"&gt; &lt;year&gt;1998&lt;/year&gt; &lt;rating&gt;ESRB - E (Everyone)&lt;/rating&gt; &lt;title&gt;FIFA 99 &lt;/title&gt; &lt;pub&gt;Electronic Arts&lt;/pub&gt; &lt;dev&gt;Electronic Arts Canada&lt;/dev&gt; &lt;genre&gt;Soccer/Sports&lt;/genre&gt; &lt;score&gt;3.8&lt;/score&gt; &lt;player&gt;1-4 Players&lt;/player&gt; &lt;story&gt;This was the third FIFA title in a little over a year. It incorporates 42 national sides, as well as 250 club teams from 12 different leagues, to play a complete true-to-life season, the preset Super League, or a league or cup of your own design. Formations and tactics can be set, and players can be moved between teams. ****Gameplay can be viewed from multiple angles. Players have more animation than ever before, with new moves including sliding challenges and close-control trapping. Goalkeepers now have a level of human control.&lt;/story&gt; &lt;/game&gt;</text:p>
          </table:table-cell>
          <table:table-cell table:number-columns-repeated="1012"/>
        </table:table-row>
        <table:table-row table:style-name="ro1">
          <table:table-cell office:value-type="string">
            <text:p>FIFA Soccer 64 (USA) (En,Fr,De)</text:p>
          </table:table-cell>
          <table:table-cell office:value-type="float" office:value="1997">
            <text:p>1997</text:p>
          </table:table-cell>
          <table:table-cell office:value-type="string">
            <text:p>ESRB - E (Everyone)</text:p>
          </table:table-cell>
          <table:table-cell office:value-type="string">
            <text:p>FIFA Soccer 64 </text:p>
          </table:table-cell>
          <table:table-cell office:value-type="string">
            <text:p>EA Sports</text:p>
          </table:table-cell>
          <table:table-cell table:style-name="Default" office:value-type="string">
            <text:p>Extended Play Productions</text:p>
          </table:table-cell>
          <table:table-cell office:value-type="string">
            <text:p>Soccer/Sports</text:p>
          </table:table-cell>
          <table:table-cell office:value-type="string">
            <text:p>2.3</text:p>
          </table:table-cell>
          <table:table-cell table:style-name="ce2" office:value-type="string">
            <text:p>1-4 Players</text:p>
          </table:table-cell>
          <table:table-cell office:value-type="string">
            <text:p>The FIFA series introduces itself to the Nintendo 64, with all the football/soccer action one can expect from an EA Sports title. Choose your team, whether it be Manchester Utd or Real Madrid, or even a lowly ranked team, and take them through the ranks of the professional sport right up to the crowned kings of their tournament. You can stick with the local leagues (five in all) or take your team onto the International circuit and compete against every team available.****FIFA Soccer 64 can be played by up to 4 players at a time.</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FIFA Soccer 64 (USA) (En,Fr,De)&quot;&gt; &lt;year&gt;1997&lt;/year&gt; &lt;rating&gt;ESRB - E (Everyone)&lt;/rating&gt; &lt;title&gt;FIFA Soccer 64 &lt;/title&gt; &lt;pub&gt;EA Sports&lt;/pub&gt; &lt;dev&gt;Extended Play Productions&lt;/dev&gt; &lt;genre&gt;Soccer/Sports&lt;/genre&gt; &lt;score&gt;2.3&lt;/score&gt; &lt;player&gt;1-4 Players&lt;/player&gt; &lt;story&gt;The FIFA series introduces itself to the Nintendo 64, with all the football/soccer action one can expect from an EA Sports title. Choose your team, whether it be Manchester Utd or Real Madrid, or even a lowly ranked team, and take them through the ranks of the professional sport right up to the crowned kings of their tournament. You can stick with the local leagues (five in all) or take your team onto the International circuit and compete against every team available.****FIFA Soccer 64 can be played by up to 4 players at a time.&lt;/story&gt; &lt;/game&gt;">
            <text:p>&lt;game name="FIFA Soccer 64 (USA) (En,Fr,De)"&gt; &lt;year&gt;1997&lt;/year&gt; &lt;rating&gt;ESRB - E (Everyone)&lt;/rating&gt; &lt;title&gt;FIFA Soccer 64 &lt;/title&gt; &lt;pub&gt;EA Sports&lt;/pub&gt; &lt;dev&gt;Extended Play Productions&lt;/dev&gt; &lt;genre&gt;Soccer/Sports&lt;/genre&gt; &lt;score&gt;2.3&lt;/score&gt; &lt;player&gt;1-4 Players&lt;/player&gt; &lt;story&gt;The FIFA series introduces itself to the Nintendo 64, with all the football/soccer action one can expect from an EA Sports title. Choose your team, whether it be Manchester Utd or Real Madrid, or even a lowly ranked team, and take them through the ranks of the professional sport right up to the crowned kings of their tournament. You can stick with the local leagues (five in all) or take your team onto the International circuit and compete against every team available.****FIFA Soccer 64 can be played by up to 4 players at a time.&lt;/story&gt; &lt;/game&gt;</text:p>
          </table:table-cell>
          <table:table-cell table:number-columns-repeated="1012"/>
        </table:table-row>
        <table:table-row table:style-name="ro2">
          <table:table-cell office:value-type="string">
            <text:p>Fighter Destiny 2 (USA)</text:p>
          </table:table-cell>
          <table:table-cell office:value-type="float" office:value="1998">
            <text:p>1998</text:p>
          </table:table-cell>
          <table:table-cell office:value-type="string">
            <text:p>ESRB - T (Teen)</text:p>
          </table:table-cell>
          <table:table-cell office:value-type="string">
            <text:p>Fighter Destiny 2 </text:p>
          </table:table-cell>
          <table:table-cell office:value-type="string">
            <text:p>Ocean</text:p>
          </table:table-cell>
          <table:table-cell office:value-type="string">
            <text:p>Genki Co., Ltd., </text:p>
          </table:table-cell>
          <table:table-cell office:value-type="string">
            <text:p>Fighter</text:p>
          </table:table-cell>
          <table:table-cell office:value-type="string">
            <text:p>2.7</text:p>
          </table:table-cell>
          <table:table-cell office:value-type="string">
            <text:p>1-2 Players</text:p>
          </table:table-cell>
          <table:table-cell office:value-type="string">
            <text:p>The sequel to Fighters Destiny (the title now without the s in 'Fighters') has you again taking your created fighter up the ranks by competing in a number of challenging 1 on 1 battles.****As with the first title, the aim is to hit a number of targets on the opposition's body to gain points, as well as knockouts, ring-outs, time expiry and so forth. In total there are over 30 moves to be used. The winner is the one with the most points at the end, which will not necessarily be the one with the most energy left.</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Fighter Destiny 2 (USA)&quot;&gt; &lt;year&gt;1998&lt;/year&gt; &lt;rating&gt;ESRB - T (Teen)&lt;/rating&gt; &lt;title&gt;Fighter Destiny 2 &lt;/title&gt; &lt;pub&gt;Ocean&lt;/pub&gt; &lt;dev&gt;Genki Co., Ltd., &lt;/dev&gt; &lt;genre&gt;Fighter&lt;/genre&gt; &lt;score&gt;2.7&lt;/score&gt; &lt;player&gt;1-2 Players&lt;/player&gt; &lt;story&gt;The sequel to Fighters Destiny (the title now without the s in 'Fighters') has you again taking your created fighter up the ranks by competing in a number of challenging 1 on 1 battles.****As with the first title, the aim is to hit a number of targets on the opposition's body to gain points, as well as knockouts, ring-outs, time expiry and so forth. In total there are over 30 moves to be used. The winner is the one with the most points at the end, which will not necessarily be the one with the most energy left.&lt;/story&gt; &lt;/game&gt;">
            <text:p>&lt;game name="Fighter Destiny 2 (USA)"&gt; &lt;year&gt;1998&lt;/year&gt; &lt;rating&gt;ESRB - T (Teen)&lt;/rating&gt; &lt;title&gt;Fighter Destiny 2 &lt;/title&gt; &lt;pub&gt;Ocean&lt;/pub&gt; &lt;dev&gt;Genki Co., Ltd., &lt;/dev&gt; &lt;genre&gt;Fighter&lt;/genre&gt; &lt;score&gt;2.7&lt;/score&gt; &lt;player&gt;1-2 Players&lt;/player&gt; &lt;story&gt;The sequel to Fighters Destiny (the title now without the s in 'Fighters') has you again taking your created fighter up the ranks by competing in a number of challenging 1 on 1 battles.****As with the first title, the aim is to hit a number of targets on the opposition's body to gain points, as well as knockouts, ring-outs, time expiry and so forth. In total there are over 30 moves to be used. The winner is the one with the most points at the end, which will not necessarily be the one with the most energy left.&lt;/story&gt; &lt;/game&gt;</text:p>
          </table:table-cell>
          <table:table-cell table:number-columns-repeated="1012"/>
        </table:table-row>
        <table:table-row table:style-name="ro2">
          <table:table-cell office:value-type="string">
            <text:p>Fighters Destiny (USA)</text:p>
          </table:table-cell>
          <table:table-cell office:value-type="float" office:value="1998">
            <text:p>1998</text:p>
          </table:table-cell>
          <table:table-cell office:value-type="string">
            <text:p>ESRB - T (Teen)</text:p>
          </table:table-cell>
          <table:table-cell office:value-type="string">
            <text:p>Fighters Destiny </text:p>
          </table:table-cell>
          <table:table-cell office:value-type="string">
            <text:p>Ocean</text:p>
          </table:table-cell>
          <table:table-cell office:value-type="string">
            <text:p>Genki Co., Ltd., </text:p>
          </table:table-cell>
          <table:table-cell office:value-type="string">
            <text:p>Fighter</text:p>
          </table:table-cell>
          <table:table-cell office:value-type="string">
            <text:p>3.3</text:p>
          </table:table-cell>
          <table:table-cell office:value-type="string">
            <text:p>1-2 Players</text:p>
          </table:table-cell>
          <table:table-cell office:value-type="string">
            <text:p>Take a collection of fist-fighters, wrestlers and martial arts experts, and combine them into one tournament. But instead of relying on simply depleting the health bar, you must win points depending on how you defeat an opponent (for example, ring-outs are 1 point, special moves 4 points and countering a special move is 2 points). ****Game modes include the standard VS. mode, simply defeat everyone you see. VS. Battle allows you to defeat the enemy, then acquire their moves for the next round. The Master Challenge has you spinning a wheel to determine who your fight. Spin up a Master, and you get a tough challenge in which you can win new moves. Spin a Joker, and you simply have a challenge, with nothing to gain, but everything to lose.</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Fighters Destiny (USA)&quot;&gt; &lt;year&gt;1998&lt;/year&gt; &lt;rating&gt;ESRB - T (Teen)&lt;/rating&gt; &lt;title&gt;Fighters Destiny &lt;/title&gt; &lt;pub&gt;Ocean&lt;/pub&gt; &lt;dev&gt;Genki Co., Ltd., &lt;/dev&gt; &lt;genre&gt;Fighter&lt;/genre&gt; &lt;score&gt;3.3&lt;/score&gt; &lt;player&gt;1-2 Players&lt;/player&gt; &lt;story&gt;Take a collection of fist-fighters, wrestlers and martial arts experts, and combine them into one tournament. But instead of relying on simply depleting the health bar, you must win points depending on how you defeat an opponent (for example, ring-outs are 1 point, special moves 4 points and countering a special move is 2 points). ****Game modes include the standard VS. mode, simply defeat everyone you see. VS. Battle allows you to defeat the enemy, then acquire their moves for the next round. The Master Challenge has you spinning a wheel to determine who your fight. Spin up a Master, and you get a tough challenge in which you can win new moves. Spin a Joker, and you simply have a challenge, with nothing to gain, but everything to lose.&lt;/story&gt; &lt;/game&gt;">
            <text:p>&lt;game name="Fighters Destiny (USA)"&gt; &lt;year&gt;1998&lt;/year&gt; &lt;rating&gt;ESRB - T (Teen)&lt;/rating&gt; &lt;title&gt;Fighters Destiny &lt;/title&gt; &lt;pub&gt;Ocean&lt;/pub&gt; &lt;dev&gt;Genki Co., Ltd., &lt;/dev&gt; &lt;genre&gt;Fighter&lt;/genre&gt; &lt;score&gt;3.3&lt;/score&gt; &lt;player&gt;1-2 Players&lt;/player&gt; &lt;story&gt;Take a collection of fist-fighters, wrestlers and martial arts experts, and combine them into one tournament. But instead of relying on simply depleting the health bar, you must win points depending on how you defeat an opponent (for example, ring-outs are 1 point, special moves 4 points and countering a special move is 2 points). ****Game modes include the standard VS. mode, simply defeat everyone you see. VS. Battle allows you to defeat the enemy, then acquire their moves for the next round. The Master Challenge has you spinning a wheel to determine who your fight. Spin up a Master, and you get a tough challenge in which you can win new moves. Spin a Joker, and you simply have a challenge, with nothing to gain, but everything to lose.&lt;/story&gt; &lt;/game&gt;</text:p>
          </table:table-cell>
          <table:table-cell table:number-columns-repeated="1012"/>
        </table:table-row>
        <table:table-row table:style-name="ro2">
          <table:table-cell office:value-type="string">
            <text:p>Fighting Force 64 (USA)</text:p>
          </table:table-cell>
          <table:table-cell office:value-type="float" office:value="1999">
            <text:p>1999</text:p>
          </table:table-cell>
          <table:table-cell office:value-type="string">
            <text:p>ESRB - T (Teen)</text:p>
          </table:table-cell>
          <table:table-cell office:value-type="string">
            <text:p>Fighting Force 64 </text:p>
          </table:table-cell>
          <table:table-cell office:value-type="string">
            <text:p>Crave</text:p>
          </table:table-cell>
          <table:table-cell office:value-type="string">
            <text:p>Core Design Ltd.</text:p>
          </table:table-cell>
          <table:table-cell office:value-type="string">
            <text:p>Beat-'Em-Up</text:p>
          </table:table-cell>
          <table:table-cell office:value-type="string">
            <text:p>3.2</text:p>
          </table:table-cell>
          <table:table-cell office:value-type="string">
            <text:p>1-2 Players</text:p>
          </table:table-cell>
          <table:table-cell office:value-type="string">
            <text:p>Fighting Force is a fighting "beat-em-up" which takes place in an interactive city where you can pick up several objects (like trash cans and car tires) and throw them at your enemies which appear on scripted moments. ****Though the game advertised very interactive places, they all ended up in rectangular arenas because of an invisible wall which surrounded them. There was no way to walk around freely.</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Fighting Force 64 (USA)&quot;&gt; &lt;year&gt;1999&lt;/year&gt; &lt;rating&gt;ESRB - T (Teen)&lt;/rating&gt; &lt;title&gt;Fighting Force 64 &lt;/title&gt; &lt;pub&gt;Crave&lt;/pub&gt; &lt;dev&gt;Core Design Ltd.&lt;/dev&gt; &lt;genre&gt;Beat-'Em-Up&lt;/genre&gt; &lt;score&gt;3.2&lt;/score&gt; &lt;player&gt;1-2 Players&lt;/player&gt; &lt;story&gt;Fighting Force is a fighting &quot;beat-em-up&quot; which takes place in an interactive city where you can pick up several objects (like trash cans and car tires) and throw them at your enemies which appear on scripted moments. ****Though the game advertised very interactive places, they all ended up in rectangular arenas because of an invisible wall which surrounded them. There was no way to walk around freely.&lt;/story&gt; &lt;/game&gt;">
            <text:p>&lt;game name="Fighting Force 64 (USA)"&gt; &lt;year&gt;1999&lt;/year&gt; &lt;rating&gt;ESRB - T (Teen)&lt;/rating&gt; &lt;title&gt;Fighting Force 64 &lt;/title&gt; &lt;pub&gt;Crave&lt;/pub&gt; &lt;dev&gt;Core Design Ltd.&lt;/dev&gt; &lt;genre&gt;Beat-'Em-Up&lt;/genre&gt; &lt;score&gt;3.2&lt;/score&gt; &lt;player&gt;1-2 Players&lt;/player&gt; &lt;story&gt;Fighting Force is a fighting "beat-em-up" which takes place in an interactive city where you can pick up several objects (like trash cans and car tires) and throw them at your enemies which appear on scripted moments. ****Though the game advertised very interactive places, they all ended up in rectangular arenas because of an invisible wall which surrounded them. There was no way to walk around freely.&lt;/story&gt; &lt;/game&gt;</text:p>
          </table:table-cell>
          <table:table-cell table:number-columns-repeated="1012"/>
        </table:table-row>
        <table:table-row table:style-name="ro1">
          <table:table-cell office:value-type="string">
            <text:p>Flying Dragon (USA)</text:p>
          </table:table-cell>
          <table:table-cell office:value-type="float" office:value="1998">
            <text:p>1998</text:p>
          </table:table-cell>
          <table:table-cell office:value-type="string">
            <text:p>ESRB - T (Teen)</text:p>
          </table:table-cell>
          <table:table-cell office:value-type="string">
            <text:p>Flying Dragon </text:p>
          </table:table-cell>
          <table:table-cell office:value-type="string">
            <text:p>Natsume</text:p>
          </table:table-cell>
          <table:table-cell office:value-type="string">
            <text:p>Culture Brain Inc.</text:p>
          </table:table-cell>
          <table:table-cell office:value-type="string">
            <text:p>Fighter</text:p>
          </table:table-cell>
          <table:table-cell office:value-type="string">
            <text:p>4.0</text:p>
          </table:table-cell>
          <table:table-cell table:style-name="ce2" office:value-type="string">
            <text:p>1-4 Players</text:p>
          </table:table-cell>
          <table:table-cell office:value-type="string">
            <text:p>Flying Dragon is a side-view battle game reminiscent of 16-bit titles. It features eight characters to choose from with two main modes of play, "SD" (super deformed) and "Virtual" (ala 'Virtua Fighter' style).****SD mode is sort of RPG'ish with treasures you gain from winning battles and becoming a stronger fighter. it has the usual circuit, tournament and practice modes plus a 'treasure box' where you check your existing items, buy new items or trade items you already have for something else.****Virtual mode is the more familiar format of a battle game with game modes such as circuit, tournament and practice. It also has 2D and 3D "rules" for how the game is played. 2D is 16-bit arcade style and 3D is more realistic.</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Flying Dragon (USA)&quot;&gt; &lt;year&gt;1998&lt;/year&gt; &lt;rating&gt;ESRB - T (Teen)&lt;/rating&gt; &lt;title&gt;Flying Dragon &lt;/title&gt; &lt;pub&gt;Natsume&lt;/pub&gt; &lt;dev&gt;Culture Brain Inc.&lt;/dev&gt; &lt;genre&gt;Fighter&lt;/genre&gt; &lt;score&gt;4.0&lt;/score&gt; &lt;player&gt;1-4 Players&lt;/player&gt; &lt;story&gt;Flying Dragon is a side-view battle game reminiscent of 16-bit titles. It features eight characters to choose from with two main modes of play, &quot;SD&quot; (super deformed) and &quot;Virtual&quot; (ala 'Virtua Fighter' style).****SD mode is sort of RPG'ish with treasures you gain from winning battles and becoming a stronger fighter. it has the usual circuit, tournament and practice modes plus a 'treasure box' where you check your existing items, buy new items or trade items you already have for something else.****Virtual mode is the more familiar format of a battle game with game modes such as circuit, tournament and practice. It also has 2D and 3D &quot;rules&quot; for how the game is played. 2D is 16-bit arcade style and 3D is more realistic.&lt;/story&gt; &lt;/game&gt;">
            <text:p>&lt;game name="Flying Dragon (USA)"&gt; &lt;year&gt;1998&lt;/year&gt; &lt;rating&gt;ESRB - T (Teen)&lt;/rating&gt; &lt;title&gt;Flying Dragon &lt;/title&gt; &lt;pub&gt;Natsume&lt;/pub&gt; &lt;dev&gt;Culture Brain Inc.&lt;/dev&gt; &lt;genre&gt;Fighter&lt;/genre&gt; &lt;score&gt;4.0&lt;/score&gt; &lt;player&gt;1-4 Players&lt;/player&gt; &lt;story&gt;Flying Dragon is a side-view battle game reminiscent of 16-bit titles. It features eight characters to choose from with two main modes of play, "SD" (super deformed) and "Virtual" (ala 'Virtua Fighter' style).****SD mode is sort of RPG'ish with treasures you gain from winning battles and becoming a stronger fighter. it has the usual circuit, tournament and practice modes plus a 'treasure box' where you check your existing items, buy new items or trade items you already have for something else.****Virtual mode is the more familiar format of a battle game with game modes such as circuit, tournament and practice. It also has 2D and 3D "rules" for how the game is played. 2D is 16-bit arcade style and 3D is more realistic.&lt;/story&gt; &lt;/game&gt;</text:p>
          </table:table-cell>
          <table:table-cell table:number-columns-repeated="1012"/>
        </table:table-row>
        <table:table-row table:style-name="ro1">
          <table:table-cell office:value-type="string">
            <text:p>Forsaken 64 (USA)</text:p>
          </table:table-cell>
          <table:table-cell office:value-type="float" office:value="1998">
            <text:p>1998</text:p>
          </table:table-cell>
          <table:table-cell office:value-type="string">
            <text:p>ESRB - T (Teen)</text:p>
          </table:table-cell>
          <table:table-cell office:value-type="string">
            <text:p>Forsaken 64 </text:p>
          </table:table-cell>
          <table:table-cell office:value-type="string">
            <text:p>Acclaim</text:p>
          </table:table-cell>
          <table:table-cell office:value-type="string">
            <text:p>Iguana UK</text:p>
          </table:table-cell>
          <table:table-cell office:value-type="string">
            <text:p>Shooter</text:p>
          </table:table-cell>
          <table:table-cell office:value-type="string">
            <text:p>3.3</text:p>
          </table:table-cell>
          <table:table-cell table:style-name="ce2" office:value-type="string">
            <text:p>1-4 Players</text:p>
          </table:table-cell>
          <table:table-cell office:value-type="string">
            <text:p>Earth has been rendered largely uninhabitable by an explosion caused by a bungled experiment. Few would dare to brave its unstable and searing environments - only those determined to grab a little of its remaining gold. You are one of those, taking your hover-bike into disintegrating caverns for a few hours of dangerous work which, successful or not, will be your last.****Forsaken is a first-person shoot 'em up in which you have complete movement freedom in 3 dimensions, as you accelerate, swerve and strafe your craft, making for gameplay resembling Descent. Each level has a defined exit which must be reached within a tight time limit. The surrounding areas are collapsing around you, with spikes and turbine fans among your hazards. Be very aware of other craft out to take all you have, as they alter their approach based on your weaponry (from the 25 featured in the game) and past encounters. ****On the PC, multiplayer action can feature up to 12 human players. The Nintendo 64 version featured 4 player split-screen multiplayer, while the Playstation version has no multiplayer options.</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Forsaken 64 (USA)&quot;&gt; &lt;year&gt;1998&lt;/year&gt; &lt;rating&gt;ESRB - T (Teen)&lt;/rating&gt; &lt;title&gt;Forsaken 64 &lt;/title&gt; &lt;pub&gt;Acclaim&lt;/pub&gt; &lt;dev&gt;Iguana UK&lt;/dev&gt; &lt;genre&gt;Shooter&lt;/genre&gt; &lt;score&gt;3.3&lt;/score&gt; &lt;player&gt;1-4 Players&lt;/player&gt; &lt;story&gt;Earth has been rendered largely uninhabitable by an explosion caused by a bungled experiment. Few would dare to brave its unstable and searing environments - only those determined to grab a little of its remaining gold. You are one of those, taking your hover-bike into disintegrating caverns for a few hours of dangerous work which, successful or not, will be your last.****Forsaken is a first-person shoot 'em up in which you have complete movement freedom in 3 dimensions, as you accelerate, swerve and strafe your craft, making for gameplay resembling Descent. Each level has a defined exit which must be reached within a tight time limit. The surrounding areas are collapsing around you, with spikes and turbine fans among your hazards. Be very aware of other craft out to take all you have, as they alter their approach based on your weaponry (from the 25 featured in the game) and past encounters. ****On the PC, multiplayer action can feature up to 12 human players. The Nintendo 64 version featured 4 player split-screen multiplayer, while the Playstation version has no multiplayer options.&lt;/story&gt; &lt;/game&gt;">
            <text:p>&lt;game name="Forsaken 64 (USA)"&gt; &lt;year&gt;1998&lt;/year&gt; &lt;rating&gt;ESRB - T (Teen)&lt;/rating&gt; &lt;title&gt;Forsaken 64 &lt;/title&gt; &lt;pub&gt;Acclaim&lt;/pub&gt; &lt;dev&gt;Iguana UK&lt;/dev&gt; &lt;genre&gt;Shooter&lt;/genre&gt; &lt;score&gt;3.3&lt;/score&gt; &lt;player&gt;1-4 Players&lt;/player&gt; &lt;story&gt;Earth has been rendered largely uninhabitable by an explosion caused by a bungled experiment. Few would dare to brave its unstable and searing environments - only those determined to grab a little of its remaining gold. You are one of those, taking your hover-bike into disintegrating caverns for a few hours of dangerous work which, successful or not, will be your last.****Forsaken is a first-person shoot 'em up in which you have complete movement freedom in 3 dimensions, as you accelerate, swerve and strafe your craft, making for gameplay resembling Descent. Each level has a defined exit which must be reached within a tight time limit. The surrounding areas are collapsing around you, with spikes and turbine fans among your hazards. Be very aware of other craft out to take all you have, as they alter their approach based on your weaponry (from the 25 featured in the game) and past encounters. ****On the PC, multiplayer action can feature up to 12 human players. The Nintendo 64 version featured 4 player split-screen multiplayer, while the Playstation version has no multiplayer options.&lt;/story&gt; &lt;/game&gt;</text:p>
          </table:table-cell>
          <table:table-cell table:number-columns-repeated="1012"/>
        </table:table-row>
        <table:table-row table:style-name="ro1">
          <table:table-cell office:value-type="string">
            <text:p>Fox Sports College Hoops '99 (USA)</text:p>
          </table:table-cell>
          <table:table-cell office:value-type="float" office:value="1998">
            <text:p>1998</text:p>
          </table:table-cell>
          <table:table-cell office:value-type="string">
            <text:p>ESRB - E (Everyone)</text:p>
          </table:table-cell>
          <table:table-cell office:value-type="string">
            <text:p>Fox Sports College Hoops '99 </text:p>
          </table:table-cell>
          <table:table-cell office:value-type="string">
            <text:p>Fox Interactive</text:p>
          </table:table-cell>
          <table:table-cell office:value-type="string">
            <text:p>Z-Axis, Ltd.</text:p>
          </table:table-cell>
          <table:table-cell office:value-type="string">
            <text:p>Basketball/Sports</text:p>
          </table:table-cell>
          <table:table-cell office:value-type="string">
            <text:p>2.3</text:p>
          </table:table-cell>
          <table:table-cell table:style-name="ce2" office:value-type="string">
            <text:p>1-4 Players</text:p>
          </table:table-cell>
          <table:table-cell office:value-type="string">
            <text:p>Fox Sports College Hoops '99 features 120 authentic NCAA teams and their respective logos including all the major conferences at the time and preseason and conference tournaments and updated rosters for that season. It also had the obligatory game modes: Exhibition, Season and Tournament including the ability to skip ahead and compete in the the Sweet 16 or the Final Four.****The gameplay is geared towards the style of Courtside with a TV style presentation in association with Fox Sport. <text:s/>It also as three different skill levels along with multiple camera angles and stat tracking throughout an entire season. <text:s/>Classic teams are also available to be played and the ability to customize lineups to their liking. <text:s/>Friends can also go head-to-head in multiplayer mode.</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Fox Sports College Hoops '99 (USA)&quot;&gt; &lt;year&gt;1998&lt;/year&gt; &lt;rating&gt;ESRB - E (Everyone)&lt;/rating&gt; &lt;title&gt;Fox Sports College Hoops '99 &lt;/title&gt; &lt;pub&gt;Fox Interactive&lt;/pub&gt; &lt;dev&gt;Z-Axis, Ltd.&lt;/dev&gt; &lt;genre&gt;Basketball/Sports&lt;/genre&gt; &lt;score&gt;2.3&lt;/score&gt; &lt;player&gt;1-4 Players&lt;/player&gt; &lt;story&gt;Fox Sports College Hoops '99 features 120 authentic NCAA teams and their respective logos including all the major conferences at the time and preseason and conference tournaments and updated rosters for that season. It also had the obligatory game modes: Exhibition, Season and Tournament including the ability to skip ahead and compete in the the Sweet 16 or the Final Four.****The gameplay is geared towards the style of Courtside with a TV style presentation in association with Fox Sport.  It also as three different skill levels along with multiple camera angles and stat tracking throughout an entire season.  Classic teams are also available to be played and the ability to customize lineups to their liking.  Friends can also go head-to-head in multiplayer mode.&lt;/story&gt; &lt;/game&gt;">
            <text:p>&lt;game name="Fox Sports College Hoops '99 (USA)"&gt; &lt;year&gt;1998&lt;/year&gt; &lt;rating&gt;ESRB - E (Everyone)&lt;/rating&gt; &lt;title&gt;Fox Sports College Hoops '99 &lt;/title&gt; &lt;pub&gt;Fox Interactive&lt;/pub&gt; &lt;dev&gt;Z-Axis, Ltd.&lt;/dev&gt; &lt;genre&gt;Basketball/Sports&lt;/genre&gt; &lt;score&gt;2.3&lt;/score&gt; &lt;player&gt;1-4 Players&lt;/player&gt; &lt;story&gt;Fox Sports College Hoops '99 features 120 authentic NCAA teams and their respective logos including all the major conferences at the time and preseason and conference tournaments and updated rosters for that season. It also had the obligatory game modes: Exhibition, Season and Tournament including the ability to skip ahead and compete in the the Sweet 16 or the Final Four.****The gameplay is geared towards the style of Courtside with a TV style presentation in association with Fox Sport. <text:s/>It also as three different skill levels along with multiple camera angles and stat tracking throughout an entire season. <text:s/>Classic teams are also available to be played and the ability to customize lineups to their liking. <text:s/>Friends can also go head-to-head in multiplayer mode.&lt;/story&gt; &lt;/game&gt;</text:p>
          </table:table-cell>
          <table:table-cell table:number-columns-repeated="1012"/>
        </table:table-row>
        <table:table-row table:style-name="ro1">
          <table:table-cell office:value-type="string">
            <text:p>Gauntlet Legends (USA)</text:p>
          </table:table-cell>
          <table:table-cell office:value-type="float" office:value="1999">
            <text:p>1999</text:p>
          </table:table-cell>
          <table:table-cell office:value-type="string">
            <text:p>ESRB - T (Teen)</text:p>
          </table:table-cell>
          <table:table-cell office:value-type="string">
            <text:p>Gauntlet Legends </text:p>
          </table:table-cell>
          <table:table-cell office:value-type="string">
            <text:p>Midway</text:p>
          </table:table-cell>
          <table:table-cell office:value-type="string">
            <text:p>Midway Games West, Inc.</text:p>
          </table:table-cell>
          <table:table-cell office:value-type="string">
            <text:p>Action</text:p>
          </table:table-cell>
          <table:table-cell office:value-type="string">
            <text:p>3.6</text:p>
          </table:table-cell>
          <table:table-cell table:style-name="ce2" office:value-type="string">
            <text:p>1-4 Players</text:p>
          </table:table-cell>
          <table:table-cell office:value-type="string">
            <text:p>As many as four (Expansion Pak required) can band together in an epic quest through seven magical worlds -- three of which are brand-new to the home version -- to defeat the vile Skorne. ****The nonlinear action begins in a hub, which leads to the worlds, each with two to five levels. You can complete a level in one world, then move to another world, returning later to finish a new level in the first world. ****Developer Atari Games has delivered four new characters in addition to the four in the arcade version. Each character will have unique special attacks. Controller Pak support will allow players to team their evolving characters. ****Enemies, bosses, power-ups, music and sound effects are all getting radical makeovers. Atari is busily remapping carryover levels and cooking up devious new puzzles and hiding places for items, so don't even think of cribbing from the coin-op version. ** **Graphical updates include real-time lighting, which is nowhere to be found in the arcade version. The N64 Expansion Pak pushes plenty of polygon-based enemies onto the screen. ****The essential action -- team up with others, find keys, magic, runes and other items, and beat the stuffing out of anyone in your way -- remains unchanged from the arcade hit. Atari has delivered a far meatier storyline, though, spiffed up by cinema cut-scenes at the successful conclusion of a world.</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Gauntlet Legends (USA)&quot;&gt; &lt;year&gt;1999&lt;/year&gt; &lt;rating&gt;ESRB - T (Teen)&lt;/rating&gt; &lt;title&gt;Gauntlet Legends &lt;/title&gt; &lt;pub&gt;Midway&lt;/pub&gt; &lt;dev&gt;Midway Games West, Inc.&lt;/dev&gt; &lt;genre&gt;Action&lt;/genre&gt; &lt;score&gt;3.6&lt;/score&gt; &lt;player&gt;1-4 Players&lt;/player&gt; &lt;story&gt;As many as four (Expansion Pak required) can band together in an epic quest through seven magical worlds -- three of which are brand-new to the home version -- to defeat the vile Skorne. ****The nonlinear action begins in a hub, which leads to the worlds, each with two to five levels. You can complete a level in one world, then move to another world, returning later to finish a new level in the first world. ****Developer Atari Games has delivered four new characters in addition to the four in the arcade version. Each character will have unique special attacks. Controller Pak support will allow players to team their evolving characters. ****Enemies, bosses, power-ups, music and sound effects are all getting radical makeovers. Atari is busily remapping carryover levels and cooking up devious new puzzles and hiding places for items, so don't even think of cribbing from the coin-op version. ** **Graphical updates include real-time lighting, which is nowhere to be found in the arcade version. The N64 Expansion Pak pushes plenty of polygon-based enemies onto the screen. ****The essential action -- team up with others, find keys, magic, runes and other items, and beat the stuffing out of anyone in your way -- remains unchanged from the arcade hit. Atari has delivered a far meatier storyline, though, spiffed up by cinema cut-scenes at the successful conclusion of a world.&lt;/story&gt; &lt;/game&gt;">
            <text:p>&lt;game name="Gauntlet Legends (USA)"&gt; &lt;year&gt;1999&lt;/year&gt; &lt;rating&gt;ESRB - T (Teen)&lt;/rating&gt; &lt;title&gt;Gauntlet Legends &lt;/title&gt; &lt;pub&gt;Midway&lt;/pub&gt; &lt;dev&gt;Midway Games West, Inc.&lt;/dev&gt; &lt;genre&gt;Action&lt;/genre&gt; &lt;score&gt;3.6&lt;/score&gt; &lt;player&gt;1-4 Players&lt;/player&gt; &lt;story&gt;As many as four (Expansion Pak required) can band together in an epic quest through seven magical worlds -- three of which are brand-new to the home version -- to defeat the vile Skorne. ****The nonlinear action begins in a hub, which leads to the worlds, each with two to five levels. You can complete a level in one world, then move to another world, returning later to finish a new level in the first world. ****Developer Atari Games has delivered four new characters in addition to the four in the arcade version. Each character will have unique special attacks. Controller Pak support will allow players to team their evolving characters. ****Enemies, bosses, power-ups, music and sound effects are all getting radical makeovers. Atari is busily remapping carryover levels and cooking up devious new puzzles and hiding places for items, so don't even think of cribbing from the coin-op version. ** **Graphical updates include real-time lighting, which is nowhere to be found in the arcade version. The N64 Expansion Pak pushes plenty of polygon-based enemies onto the screen. ****The essential action -- team up with others, find keys, magic, runes and other items, and beat the stuffing out of anyone in your way -- remains unchanged from the arcade hit. Atari has delivered a far meatier storyline, though, spiffed up by cinema cut-scenes at the successful conclusion of a world.&lt;/story&gt; &lt;/game&gt;</text:p>
          </table:table-cell>
          <table:table-cell table:number-columns-repeated="1012"/>
        </table:table-row>
        <table:table-row table:style-name="ro2">
          <table:table-cell office:value-type="string">
            <text:p>Gex 3 - Deep Cover Gecko (USA)</text:p>
          </table:table-cell>
          <table:table-cell office:value-type="float" office:value="1999">
            <text:p>1999</text:p>
          </table:table-cell>
          <table:table-cell office:value-type="string">
            <text:p>ESRB - E (Everyone)</text:p>
          </table:table-cell>
          <table:table-cell office:value-type="string">
            <text:p>Gex 3 - Deep Cover Gecko </text:p>
          </table:table-cell>
          <table:table-cell office:value-type="string">
            <text:p>Crave</text:p>
          </table:table-cell>
          <table:table-cell office:value-type="string">
            <text:p>Crystal Dynamics, Inc.</text:p>
          </table:table-cell>
          <table:table-cell office:value-type="string">
            <text:p>Platform</text:p>
          </table:table-cell>
          <table:table-cell office:value-type="string">
            <text:p>3.5</text:p>
          </table:table-cell>
          <table:table-cell office:value-type="string">
            <text:p>1 Player</text:p>
          </table:table-cell>
          <table:table-cell office:value-type="string">
            <text:p>Gex must rescue Agent Xtra from the grips of the fiend, Rez. Gex goes undercover through many levels to try to find Agent Xtra. Each level parodies a certain aspect of television culture. Gex enters each level through a television set. He must collect remote controls to advance to the next level.</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Gex 3 - Deep Cover Gecko (USA)&quot;&gt; &lt;year&gt;1999&lt;/year&gt; &lt;rating&gt;ESRB - E (Everyone)&lt;/rating&gt; &lt;title&gt;Gex 3 - Deep Cover Gecko &lt;/title&gt; &lt;pub&gt;Crave&lt;/pub&gt; &lt;dev&gt;Crystal Dynamics, Inc.&lt;/dev&gt; &lt;genre&gt;Platform&lt;/genre&gt; &lt;score&gt;3.5&lt;/score&gt; &lt;player&gt;1 Player&lt;/player&gt; &lt;story&gt;Gex must rescue Agent Xtra from the grips of the fiend, Rez. Gex goes undercover through many levels to try to find Agent Xtra. Each level parodies a certain aspect of television culture. Gex enters each level through a television set. He must collect remote controls to advance to the next level.&lt;/story&gt; &lt;/game&gt;">
            <text:p>&lt;game name="Gex 3 - Deep Cover Gecko (USA)"&gt; &lt;year&gt;1999&lt;/year&gt; &lt;rating&gt;ESRB - E (Everyone)&lt;/rating&gt; &lt;title&gt;Gex 3 - Deep Cover Gecko &lt;/title&gt; &lt;pub&gt;Crave&lt;/pub&gt; &lt;dev&gt;Crystal Dynamics, Inc.&lt;/dev&gt; &lt;genre&gt;Platform&lt;/genre&gt; &lt;score&gt;3.5&lt;/score&gt; &lt;player&gt;1 Player&lt;/player&gt; &lt;story&gt;Gex must rescue Agent Xtra from the grips of the fiend, Rez. Gex goes undercover through many levels to try to find Agent Xtra. Each level parodies a certain aspect of television culture. Gex enters each level through a television set. He must collect remote controls to advance to the next level.&lt;/story&gt; &lt;/game&gt;</text:p>
          </table:table-cell>
          <table:table-cell table:number-columns-repeated="1012"/>
        </table:table-row>
        <table:table-row table:style-name="ro2">
          <table:table-cell office:value-type="string">
            <text:p>Gex 64 - Enter the Gecko (USA)</text:p>
          </table:table-cell>
          <table:table-cell office:value-type="float" office:value="1998">
            <text:p>1998</text:p>
          </table:table-cell>
          <table:table-cell office:value-type="string">
            <text:p>ESRB - E (Everyone)</text:p>
          </table:table-cell>
          <table:table-cell office:value-type="string">
            <text:p>Gex 64 - Enter the Gecko </text:p>
          </table:table-cell>
          <table:table-cell office:value-type="string">
            <text:p>Midway</text:p>
          </table:table-cell>
          <table:table-cell office:value-type="string">
            <text:p>Crystal Dynamics, Inc.</text:p>
          </table:table-cell>
          <table:table-cell office:value-type="string">
            <text:p>Platform</text:p>
          </table:table-cell>
          <table:table-cell office:value-type="string">
            <text:p>3.6</text:p>
          </table:table-cell>
          <table:table-cell office:value-type="string">
            <text:p>1 Player</text:p>
          </table:table-cell>
          <table:table-cell office:value-type="string">
            <text:p>Gex 3D is a 3D platform game where you control a gecko who has to navigate several levels, all of which are parodies on well-known TV shows and movies.</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Gex 64 - Enter the Gecko (USA)&quot;&gt; &lt;year&gt;1998&lt;/year&gt; &lt;rating&gt;ESRB - E (Everyone)&lt;/rating&gt; &lt;title&gt;Gex 64 - Enter the Gecko &lt;/title&gt; &lt;pub&gt;Midway&lt;/pub&gt; &lt;dev&gt;Crystal Dynamics, Inc.&lt;/dev&gt; &lt;genre&gt;Platform&lt;/genre&gt; &lt;score&gt;3.6&lt;/score&gt; &lt;player&gt;1 Player&lt;/player&gt; &lt;story&gt;Gex 3D is a 3D platform game where you control a gecko who has to navigate several levels, all of which are parodies on well-known TV shows and movies.&lt;/story&gt; &lt;/game&gt;">
            <text:p>&lt;game name="Gex 64 - Enter the Gecko (USA)"&gt; &lt;year&gt;1998&lt;/year&gt; &lt;rating&gt;ESRB - E (Everyone)&lt;/rating&gt; &lt;title&gt;Gex 64 - Enter the Gecko &lt;/title&gt; &lt;pub&gt;Midway&lt;/pub&gt; &lt;dev&gt;Crystal Dynamics, Inc.&lt;/dev&gt; &lt;genre&gt;Platform&lt;/genre&gt; &lt;score&gt;3.6&lt;/score&gt; &lt;player&gt;1 Player&lt;/player&gt; &lt;story&gt;Gex 3D is a 3D platform game where you control a gecko who has to navigate several levels, all of which are parodies on well-known TV shows and movies.&lt;/story&gt; &lt;/game&gt;</text:p>
          </table:table-cell>
          <table:table-cell table:number-columns-repeated="1012"/>
        </table:table-row>
        <table:table-row table:style-name="ro2">
          <table:table-cell office:value-type="string">
            <text:p>Glover (USA)</text:p>
          </table:table-cell>
          <table:table-cell office:value-type="float" office:value="1998">
            <text:p>1998</text:p>
          </table:table-cell>
          <table:table-cell office:value-type="string">
            <text:p>ESRB - E (Everyone)</text:p>
          </table:table-cell>
          <table:table-cell office:value-type="string">
            <text:p>Glover </text:p>
          </table:table-cell>
          <table:table-cell office:value-type="string">
            <text:p>Hasbro Interactive</text:p>
          </table:table-cell>
          <table:table-cell office:value-type="string">
            <text:p>Interactive Studios Ltd.</text:p>
          </table:table-cell>
          <table:table-cell office:value-type="string">
            <text:p>Platform</text:p>
          </table:table-cell>
          <table:table-cell office:value-type="string">
            <text:p>3.9</text:p>
          </table:table-cell>
          <table:table-cell office:value-type="string">
            <text:p>1 Player</text:p>
          </table:table-cell>
          <table:table-cell office:value-type="string">
            <text:p>A wizard is mixing up a batch of magic potions, when an explosion sends the gloves off his hands flying into the air. One lands safetly outside the castle, but the other lands in an evil potion mixture. It's this evil glove that decides to take over the castle. Meanwhile, 7 crystals, which used to sit on top of the castle and gave the surrounding lands its life force, also fly off in all directions. Thankfully, though, the good Glove changes the crystals into rubber balls, so that they would land safetly. ****You must control the good glove (name Glover) and find the 7 crystals, putting them back into the castle to restore the life back into the land. But be careful, the bad glove is out to stop you and take the kingdom, and the wizards power, for his own.</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Glover (USA)&quot;&gt; &lt;year&gt;1998&lt;/year&gt; &lt;rating&gt;ESRB - E (Everyone)&lt;/rating&gt; &lt;title&gt;Glover &lt;/title&gt; &lt;pub&gt;Hasbro Interactive&lt;/pub&gt; &lt;dev&gt;Interactive Studios Ltd.&lt;/dev&gt; &lt;genre&gt;Platform&lt;/genre&gt; &lt;score&gt;3.9&lt;/score&gt; &lt;player&gt;1 Player&lt;/player&gt; &lt;story&gt;A wizard is mixing up a batch of magic potions, when an explosion sends the gloves off his hands flying into the air. One lands safetly outside the castle, but the other lands in an evil potion mixture. It's this evil glove that decides to take over the castle. Meanwhile, 7 crystals, which used to sit on top of the castle and gave the surrounding lands its life force, also fly off in all directions. Thankfully, though, the good Glove changes the crystals into rubber balls, so that they would land safetly. ****You must control the good glove (name Glover) and find the 7 crystals, putting them back into the castle to restore the life back into the land. But be careful, the bad glove is out to stop you and take the kingdom, and the wizards power, for his own.&lt;/story&gt; &lt;/game&gt;">
            <text:p>&lt;game name="Glover (USA)"&gt; &lt;year&gt;1998&lt;/year&gt; &lt;rating&gt;ESRB - E (Everyone)&lt;/rating&gt; &lt;title&gt;Glover &lt;/title&gt; &lt;pub&gt;Hasbro Interactive&lt;/pub&gt; &lt;dev&gt;Interactive Studios Ltd.&lt;/dev&gt; &lt;genre&gt;Platform&lt;/genre&gt; &lt;score&gt;3.9&lt;/score&gt; &lt;player&gt;1 Player&lt;/player&gt; &lt;story&gt;A wizard is mixing up a batch of magic potions, when an explosion sends the gloves off his hands flying into the air. One lands safetly outside the castle, but the other lands in an evil potion mixture. It's this evil glove that decides to take over the castle. Meanwhile, 7 crystals, which used to sit on top of the castle and gave the surrounding lands its life force, also fly off in all directions. Thankfully, though, the good Glove changes the crystals into rubber balls, so that they would land safetly. ****You must control the good glove (name Glover) and find the 7 crystals, putting them back into the castle to restore the life back into the land. But be careful, the bad glove is out to stop you and take the kingdom, and the wizards power, for his own.&lt;/story&gt; &lt;/game&gt;</text:p>
          </table:table-cell>
          <table:table-cell table:number-columns-repeated="1012"/>
        </table:table-row>
        <table:table-row table:style-name="ro1">
          <table:table-cell office:value-type="string">
            <text:p>Goemon's Great Adventure (USA)</text:p>
          </table:table-cell>
          <table:table-cell office:value-type="float" office:value="1999">
            <text:p>1999</text:p>
          </table:table-cell>
          <table:table-cell office:value-type="string">
            <text:p>ESRB - E (Everyone)</text:p>
          </table:table-cell>
          <table:table-cell office:value-type="string">
            <text:p>Goemon's Great Adventure </text:p>
          </table:table-cell>
          <table:table-cell table:number-columns-repeated="2" office:value-type="string">
            <text:p>Konami</text:p>
          </table:table-cell>
          <table:table-cell office:value-type="string">
            <text:p>Platform</text:p>
          </table:table-cell>
          <table:table-cell office:value-type="string">
            <text:p>4.1</text:p>
          </table:table-cell>
          <table:table-cell table:style-name="ce2" office:value-type="string">
            <text:p>1-4 Players</text:p>
          </table:table-cell>
          <table:table-cell office:value-type="string">
            <text:p>Goemon and his friends return in this side-scrolling sequel to Mystical Ninja Starring Goemon. <text:s/>Bismaru, who looks like Goemon's friend Ebisumaru dressed up as a nun, has swiped a freshly-invented Ghost Returning Machine! <text:s/>With it, he's using planning nothing less than world domination. <text:s/>All Ebisumaru wanted to do with it was meet his ancestor, James Dean! <text:s/>Help Goemon and his friends retrieve the Machine, and bust some ghosts on the way.****Mystical Ninja 2 reverts back to the traditional side-scrolling 2D platforming style of the SNES games. <text:s/>However, due to to the Nintendo 64's 3D capabilities, you'll encounter massive bosses and detailed worlds as you make your way through Japan. <text:s/>To attack, you can either hurl coins, or use each character's specific weapon, such as Goemon's trademark pipe. <text:s/>Two players can also play simultaneously and work together to beat foes, and you can even ride piggy-back onto your friend.****There are also towns to explore, where you chat with villagers and explore various shops and houses for information and clues. <text:s/>Goemon Impact, the giant singing robot wearing rollerskates, also makes a return as you battle enemy mechs from inside its cockpit in a first-person view.</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Goemon's Great Adventure (USA)&quot;&gt; &lt;year&gt;1999&lt;/year&gt; &lt;rating&gt;ESRB - E (Everyone)&lt;/rating&gt; &lt;title&gt;Goemon's Great Adventure &lt;/title&gt; &lt;pub&gt;Konami&lt;/pub&gt; &lt;dev&gt;Konami&lt;/dev&gt; &lt;genre&gt;Platform&lt;/genre&gt; &lt;score&gt;4.1&lt;/score&gt; &lt;player&gt;1-4 Players&lt;/player&gt; &lt;story&gt;Goemon and his friends return in this side-scrolling sequel to Mystical Ninja Starring Goemon.  Bismaru, who looks like Goemon's friend Ebisumaru dressed up as a nun, has swiped a freshly-invented Ghost Returning Machine!  With it, he's using planning nothing less than world domination.  All Ebisumaru wanted to do with it was meet his ancestor, James Dean!  Help Goemon and his friends retrieve the Machine, and bust some ghosts on the way.****Mystical Ninja 2 reverts back to the traditional side-scrolling 2D platforming style of the SNES games.  However, due to to the Nintendo 64's 3D capabilities, you'll encounter massive bosses and detailed worlds as you make your way through Japan.  To attack, you can either hurl coins, or use each character's specific weapon, such as Goemon's trademark pipe.  Two players can also play simultaneously and work together to beat foes, and you can even ride piggy-back onto your friend.****There are also towns to explore, where you chat with villagers and explore various shops and houses for information and clues.  Goemon Impact, the giant singing robot wearing rollerskates, also makes a return as you battle enemy mechs from inside its cockpit in a first-person view.&lt;/story&gt; &lt;/game&gt;">
            <text:p>&lt;game name="Goemon's Great Adventure (USA)"&gt; &lt;year&gt;1999&lt;/year&gt; &lt;rating&gt;ESRB - E (Everyone)&lt;/rating&gt; &lt;title&gt;Goemon's Great Adventure &lt;/title&gt; &lt;pub&gt;Konami&lt;/pub&gt; &lt;dev&gt;Konami&lt;/dev&gt; &lt;genre&gt;Platform&lt;/genre&gt; &lt;score&gt;4.1&lt;/score&gt; &lt;player&gt;1-4 Players&lt;/player&gt; &lt;story&gt;Goemon and his friends return in this side-scrolling sequel to Mystical Ninja Starring Goemon. <text:s/>Bismaru, who looks like Goemon's friend Ebisumaru dressed up as a nun, has swiped a freshly-invented Ghost Returning Machine! <text:s/>With it, he's using planning nothing less than world domination. <text:s/>All Ebisumaru wanted to do with it was meet his ancestor, James Dean! <text:s/>Help Goemon and his friends retrieve the Machine, and bust some ghosts on the way.****Mystical Ninja 2 reverts back to the traditional side-scrolling 2D platforming style of the SNES games. <text:s/>However, due to to the Nintendo 64's 3D capabilities, you'll encounter massive bosses and detailed worlds as you make your way through Japan. <text:s/>To attack, you can either hurl coins, or use each character's specific weapon, such as Goemon's trademark pipe. <text:s/>Two players can also play simultaneously and work together to beat foes, and you can even ride piggy-back onto your friend.****There are also towns to explore, where you chat with villagers and explore various shops and houses for information and clues. <text:s/>Goemon Impact, the giant singing robot wearing rollerskates, also makes a return as you battle enemy mechs from inside its cockpit in a first-person view.&lt;/story&gt; &lt;/game&gt;</text:p>
          </table:table-cell>
          <table:table-cell table:number-columns-repeated="1012"/>
        </table:table-row>
        <table:table-row table:style-name="ro1">
          <table:table-cell office:value-type="string">
            <text:p>Golden Nugget 64 (USA)</text:p>
          </table:table-cell>
          <table:table-cell office:value-type="float" office:value="1998">
            <text:p>1998</text:p>
          </table:table-cell>
          <table:table-cell office:value-type="string">
            <text:p>ESRB - E (Everyone)</text:p>
          </table:table-cell>
          <table:table-cell office:value-type="string">
            <text:p>Golden Nugget 64 </text:p>
          </table:table-cell>
          <table:table-cell office:value-type="string">
            <text:p>Electronic Arts</text:p>
          </table:table-cell>
          <table:table-cell office:value-type="string">
            <text:p>Westwood Studios, Inc.</text:p>
          </table:table-cell>
          <table:table-cell office:value-type="string">
            <text:p>Casino</text:p>
          </table:table-cell>
          <table:table-cell office:value-type="string">
            <text:p>3.0</text:p>
          </table:table-cell>
          <table:table-cell table:style-name="ce2" office:value-type="string">
            <text:p>1-4 Players</text:p>
          </table:table-cell>
          <table:table-cell office:value-type="string">
            <text:p>Real-time 3D casino play on the Nintendo 64, set inside the famous Golden Nugget casino in Las Vegas.****Features include a fast and simple interface, 15 classic games of chance and 4-player simultaneous play. ****Try your hand at Black Jack, Craps, 5-Card Draw, 7-Card Stud, Texas Hold 'em, Mini Baccarat, Big Six, Roulette, Video Poker, and an array Slot Machines.</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Golden Nugget 64 (USA)&quot;&gt; &lt;year&gt;1998&lt;/year&gt; &lt;rating&gt;ESRB - E (Everyone)&lt;/rating&gt; &lt;title&gt;Golden Nugget 64 &lt;/title&gt; &lt;pub&gt;Electronic Arts&lt;/pub&gt; &lt;dev&gt;Westwood Studios, Inc.&lt;/dev&gt; &lt;genre&gt;Casino&lt;/genre&gt; &lt;score&gt;3.0&lt;/score&gt; &lt;player&gt;1-4 Players&lt;/player&gt; &lt;story&gt;Real-time 3D casino play on the Nintendo 64, set inside the famous Golden Nugget casino in Las Vegas.****Features include a fast and simple interface, 15 classic games of chance and 4-player simultaneous play. ****Try your hand at Black Jack, Craps, 5-Card Draw, 7-Card Stud, Texas Hold 'em, Mini Baccarat, Big Six, Roulette, Video Poker, and an array Slot Machines.&lt;/story&gt; &lt;/game&gt;">
            <text:p>&lt;game name="Golden Nugget 64 (USA)"&gt; &lt;year&gt;1998&lt;/year&gt; &lt;rating&gt;ESRB - E (Everyone)&lt;/rating&gt; &lt;title&gt;Golden Nugget 64 &lt;/title&gt; &lt;pub&gt;Electronic Arts&lt;/pub&gt; &lt;dev&gt;Westwood Studios, Inc.&lt;/dev&gt; &lt;genre&gt;Casino&lt;/genre&gt; &lt;score&gt;3.0&lt;/score&gt; &lt;player&gt;1-4 Players&lt;/player&gt; &lt;story&gt;Real-time 3D casino play on the Nintendo 64, set inside the famous Golden Nugget casino in Las Vegas.****Features include a fast and simple interface, 15 classic games of chance and 4-player simultaneous play. ****Try your hand at Black Jack, Craps, 5-Card Draw, 7-Card Stud, Texas Hold 'em, Mini Baccarat, Big Six, Roulette, Video Poker, and an array Slot Machines.&lt;/story&gt; &lt;/game&gt;</text:p>
          </table:table-cell>
          <table:table-cell table:number-columns-repeated="1012"/>
        </table:table-row>
        <table:table-row table:style-name="ro1">
          <table:table-cell office:value-type="string">
            <text:p>GT64 - Championship Edition (USA)</text:p>
          </table:table-cell>
          <table:table-cell office:value-type="float" office:value="1998">
            <text:p>1998</text:p>
          </table:table-cell>
          <table:table-cell office:value-type="string">
            <text:p>ESRB - E (Everyone)</text:p>
          </table:table-cell>
          <table:table-cell office:value-type="string">
            <text:p>GT64 - Championship Edition </text:p>
          </table:table-cell>
          <table:table-cell office:value-type="string">
            <text:p>Ocean</text:p>
          </table:table-cell>
          <table:table-cell office:value-type="string">
            <text:p>Imagineer Co., Ltd.</text:p>
          </table:table-cell>
          <table:table-cell office:value-type="string">
            <text:p>Driving</text:p>
          </table:table-cell>
          <table:table-cell office:value-type="string">
            <text:p>2.6</text:p>
          </table:table-cell>
          <table:table-cell table:style-name="ce2" office:value-type="string">
            <text:p>1-4 Players</text:p>
          </table:table-cell>
          <table:table-cell office:value-type="string">
            <text:p>GT 64, short for Grand Tour 64, is a 3D racing game for the Nintendo 64. It features cars and drivers from the All-Japan GT Championship season of 1997 as it is an officially licensed game.****There are three stages with each a long and a short version counting six tracks in total situated in Japan, the USA and Europe. All of them are located in urban settings. You can opt to race three, six, twelve or 24 laps on each track. There are fourteen cars available to race in and they can be manually tweaked to improve performance.****The Japanese re-release of the game includes two new tracks based on the 1998 season.</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GT64 - Championship Edition (USA)&quot;&gt; &lt;year&gt;1998&lt;/year&gt; &lt;rating&gt;ESRB - E (Everyone)&lt;/rating&gt; &lt;title&gt;GT64 - Championship Edition &lt;/title&gt; &lt;pub&gt;Ocean&lt;/pub&gt; &lt;dev&gt;Imagineer Co., Ltd.&lt;/dev&gt; &lt;genre&gt;Driving&lt;/genre&gt; &lt;score&gt;2.6&lt;/score&gt; &lt;player&gt;1-4 Players&lt;/player&gt; &lt;story&gt;GT 64, short for Grand Tour 64, is a 3D racing game for the Nintendo 64. It features cars and drivers from the All-Japan GT Championship season of 1997 as it is an officially licensed game.****There are three stages with each a long and a short version counting six tracks in total situated in Japan, the USA and Europe. All of them are located in urban settings. You can opt to race three, six, twelve or 24 laps on each track. There are fourteen cars available to race in and they can be manually tweaked to improve performance.****The Japanese re-release of the game includes two new tracks based on the 1998 season.&lt;/story&gt; &lt;/game&gt;">
            <text:p>&lt;game name="GT64 - Championship Edition (USA)"&gt; &lt;year&gt;1998&lt;/year&gt; &lt;rating&gt;ESRB - E (Everyone)&lt;/rating&gt; &lt;title&gt;GT64 - Championship Edition &lt;/title&gt; &lt;pub&gt;Ocean&lt;/pub&gt; &lt;dev&gt;Imagineer Co., Ltd.&lt;/dev&gt; &lt;genre&gt;Driving&lt;/genre&gt; &lt;score&gt;2.6&lt;/score&gt; &lt;player&gt;1-4 Players&lt;/player&gt; &lt;story&gt;GT 64, short for Grand Tour 64, is a 3D racing game for the Nintendo 64. It features cars and drivers from the All-Japan GT Championship season of 1997 as it is an officially licensed game.****There are three stages with each a long and a short version counting six tracks in total situated in Japan, the USA and Europe. All of them are located in urban settings. You can opt to race three, six, twelve or 24 laps on each track. There are fourteen cars available to race in and they can be manually tweaked to improve performance.****The Japanese re-release of the game includes two new tracks based on the 1998 season.&lt;/story&gt; &lt;/game&gt;</text:p>
          </table:table-cell>
          <table:table-cell table:number-columns-repeated="1012"/>
        </table:table-row>
        <table:table-row table:style-name="ro2">
          <table:table-cell office:value-type="string">
            <text:p>Harvest Moon 64 (USA)</text:p>
          </table:table-cell>
          <table:table-cell office:value-type="float" office:value="1999">
            <text:p>1999</text:p>
          </table:table-cell>
          <table:table-cell office:value-type="string">
            <text:p>ESRB - E (Everyone)</text:p>
          </table:table-cell>
          <table:table-cell office:value-type="string">
            <text:p>Harvest Moon 64 </text:p>
          </table:table-cell>
          <table:table-cell office:value-type="string">
            <text:p>Natsume</text:p>
          </table:table-cell>
          <table:table-cell office:value-type="string">
            <text:p>Pack-In-Video Co., Ltd</text:p>
          </table:table-cell>
          <table:table-cell office:value-type="string">
            <text:p>Strategy</text:p>
          </table:table-cell>
          <table:table-cell office:value-type="string">
            <text:p>3.7</text:p>
          </table:table-cell>
          <table:table-cell office:value-type="string">
            <text:p>1 Player</text:p>
          </table:table-cell>
          <table:table-cell office:value-type="string">
            <text:p>In Harvest Moon 64, your objective is to restore a run-down farm that you've inherited from your grandfather, who has died recently. <text:s/>In the village many people help you out on your long journey. <text:s/>During this time you can attend festivals, race in horse races, farm, tend to your livestock, add to your house, get married, or maybe even have a child. <text:s/>There are 5 beautiful women to be chosen from, each having their own jobs and personalities. <text:s/>At the end the player's parents come by and rate them after 2 and a half years of performance. <text:s/>The option then exists either to keep going or stop there. <text:s/>The real question is if you're up for the challenge.</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Harvest Moon 64 (USA)&quot;&gt; &lt;year&gt;1999&lt;/year&gt; &lt;rating&gt;ESRB - E (Everyone)&lt;/rating&gt; &lt;title&gt;Harvest Moon 64 &lt;/title&gt; &lt;pub&gt;Natsume&lt;/pub&gt; &lt;dev&gt;Pack-In-Video Co., Ltd&lt;/dev&gt; &lt;genre&gt;Strategy&lt;/genre&gt; &lt;score&gt;3.7&lt;/score&gt; &lt;player&gt;1 Player&lt;/player&gt; &lt;story&gt;In Harvest Moon 64, your objective is to restore a run-down farm that you've inherited from your grandfather, who has died recently.  In the village many people help you out on your long journey.  During this time you can attend festivals, race in horse races, farm, tend to your livestock, add to your house, get married, or maybe even have a child.  There are 5 beautiful women to be chosen from, each having their own jobs and personalities.  At the end the player's parents come by and rate them after 2 and a half years of performance.  The option then exists either to keep going or stop there.  The real question is if you're up for the challenge.&lt;/story&gt; &lt;/game&gt;">
            <text:p>&lt;game name="Harvest Moon 64 (USA)"&gt; &lt;year&gt;1999&lt;/year&gt; &lt;rating&gt;ESRB - E (Everyone)&lt;/rating&gt; &lt;title&gt;Harvest Moon 64 &lt;/title&gt; &lt;pub&gt;Natsume&lt;/pub&gt; &lt;dev&gt;Pack-In-Video Co., Ltd&lt;/dev&gt; &lt;genre&gt;Strategy&lt;/genre&gt; &lt;score&gt;3.7&lt;/score&gt; &lt;player&gt;1 Player&lt;/player&gt; &lt;story&gt;In Harvest Moon 64, your objective is to restore a run-down farm that you've inherited from your grandfather, who has died recently. <text:s/>In the village many people help you out on your long journey. <text:s/>During this time you can attend festivals, race in horse races, farm, tend to your livestock, add to your house, get married, or maybe even have a child. <text:s/>There are 5 beautiful women to be chosen from, each having their own jobs and personalities. <text:s/>At the end the player's parents come by and rate them after 2 and a half years of performance. <text:s/>The option then exists either to keep going or stop there. <text:s/>The real question is if you're up for the challenge.&lt;/story&gt; &lt;/game&gt;</text:p>
          </table:table-cell>
          <table:table-cell table:number-columns-repeated="1012"/>
        </table:table-row>
        <table:table-row table:style-name="ro2">
          <table:table-cell office:value-type="string">
            <text:p>Hercules - The Legendary Journeys (USA)</text:p>
          </table:table-cell>
          <table:table-cell office:value-type="float" office:value="2000">
            <text:p>2000</text:p>
          </table:table-cell>
          <table:table-cell office:value-type="string">
            <text:p>ESRB - T (Teen)</text:p>
          </table:table-cell>
          <table:table-cell office:value-type="string">
            <text:p>Hercules - The Legendary Journeys </text:p>
          </table:table-cell>
          <table:table-cell office:value-type="string">
            <text:p>Titus Software</text:p>
          </table:table-cell>
          <table:table-cell office:value-type="string">
            <text:p>Player 1</text:p>
          </table:table-cell>
          <table:table-cell office:value-type="string">
            <text:p>Adventure</text:p>
          </table:table-cell>
          <table:table-cell office:value-type="string">
            <text:p>2.9</text:p>
          </table:table-cell>
          <table:table-cell office:value-type="string">
            <text:p>1 Player</text:p>
          </table:table-cell>
          <table:table-cell office:value-type="string">
            <text:p>Ares, Hercules' brother, forms a plan to dethrone Zeus with the help of Hera. With Zeus ill, a struggle for power corrupts the immortal realm. The Gods, unaware of the true nature of the disturbance, flee to the mortal realm in a search to find the reason for the turmoil.****Hercules, a man whose strength is like nothing ever seen, is the only one who can save the world, both mortal and immortal, and his father from certain doom.****Take control of the legendary hero as you travel around the land in search of a cure, and to stop Ares from completing his plan. Based on the TV series of the same name, you can also take control of fellow heroes Iolaus and Serena, each with abilities that aid Hercules' task.</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Hercules - The Legendary Journeys (USA)&quot;&gt; &lt;year&gt;2000&lt;/year&gt; &lt;rating&gt;ESRB - T (Teen)&lt;/rating&gt; &lt;title&gt;Hercules - The Legendary Journeys &lt;/title&gt; &lt;pub&gt;Titus Software&lt;/pub&gt; &lt;dev&gt;Player 1&lt;/dev&gt; &lt;genre&gt;Adventure&lt;/genre&gt; &lt;score&gt;2.9&lt;/score&gt; &lt;player&gt;1 Player&lt;/player&gt; &lt;story&gt;Ares, Hercules' brother, forms a plan to dethrone Zeus with the help of Hera. With Zeus ill, a struggle for power corrupts the immortal realm. The Gods, unaware of the true nature of the disturbance, flee to the mortal realm in a search to find the reason for the turmoil.****Hercules, a man whose strength is like nothing ever seen, is the only one who can save the world, both mortal and immortal, and his father from certain doom.****Take control of the legendary hero as you travel around the land in search of a cure, and to stop Ares from completing his plan. Based on the TV series of the same name, you can also take control of fellow heroes Iolaus and Serena, each with abilities that aid Hercules' task.&lt;/story&gt; &lt;/game&gt;">
            <text:p>&lt;game name="Hercules - The Legendary Journeys (USA)"&gt; &lt;year&gt;2000&lt;/year&gt; &lt;rating&gt;ESRB - T (Teen)&lt;/rating&gt; &lt;title&gt;Hercules - The Legendary Journeys &lt;/title&gt; &lt;pub&gt;Titus Software&lt;/pub&gt; &lt;dev&gt;Player 1&lt;/dev&gt; &lt;genre&gt;Adventure&lt;/genre&gt; &lt;score&gt;2.9&lt;/score&gt; &lt;player&gt;1 Player&lt;/player&gt; &lt;story&gt;Ares, Hercules' brother, forms a plan to dethrone Zeus with the help of Hera. With Zeus ill, a struggle for power corrupts the immortal realm. The Gods, unaware of the true nature of the disturbance, flee to the mortal realm in a search to find the reason for the turmoil.****Hercules, a man whose strength is like nothing ever seen, is the only one who can save the world, both mortal and immortal, and his father from certain doom.****Take control of the legendary hero as you travel around the land in search of a cure, and to stop Ares from completing his plan. Based on the TV series of the same name, you can also take control of fellow heroes Iolaus and Serena, each with abilities that aid Hercules' task.&lt;/story&gt; &lt;/game&gt;</text:p>
          </table:table-cell>
          <table:table-cell table:number-columns-repeated="1012"/>
        </table:table-row>
        <table:table-row table:style-name="ro1">
          <table:table-cell office:value-type="string">
            <text:p>Hexen (USA)</text:p>
          </table:table-cell>
          <table:table-cell office:value-type="float" office:value="1997">
            <text:p>1997</text:p>
          </table:table-cell>
          <table:table-cell office:value-type="string">
            <text:p>ESRB - M (Mature)</text:p>
          </table:table-cell>
          <table:table-cell office:value-type="string">
            <text:p>Hexen </text:p>
          </table:table-cell>
          <table:table-cell office:value-type="string">
            <text:p>GT Interactive</text:p>
          </table:table-cell>
          <table:table-cell office:value-type="string">
            <text:p>Beam Software Pty., Ltd.</text:p>
          </table:table-cell>
          <table:table-cell office:value-type="string">
            <text:p>Shooter</text:p>
          </table:table-cell>
          <table:table-cell office:value-type="string">
            <text:p>3.4</text:p>
          </table:table-cell>
          <table:table-cell table:style-name="ce2" office:value-type="string">
            <text:p>1-4 Players</text:p>
          </table:table-cell>
          <table:table-cell office:value-type="string">
            <text:p>Hexen is the sequel to Heretic. <text:s/>While the Heretic was destroying D'Sparil, the other two Serpent Riders have come to your dimension and slaughtered everyone. Or so they thought. Three humans have managed to escape with their lives and now seek vengeance against the Serpent Rider Korax who remains in their world.****Like Heretic, Hexen is a fantasy game based on an enhanced DOOM engine. All of Heretic's innovations like vertical looking, flying, and the inventory system have been carried over. The new major changes this time around are three characters for the player to choose from and the level hub system. The characters are the Fighter, the Cleric, and the Mage. <text:s/>Each one has four unique weapons and different levels of speed and armor.****The hub system steps away from the traditional "single levels stringed along into episodes" system which had been carried over into the FPS genre from sidescrollers and made popular by Wolfenstein 3D. In Hexen's hub system each episode is still made up of interconnected levels, but most of the levels are connected to a single "hub" level through portals. There are also portals between some of the "spoke" levels. Many of the puzzles in Hexen require travel back and forth between different levels.****Other innovations in Hexen included weather effects, jumping, earth-quakes, and destructible objects such as trees and vases.</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Hexen (USA)&quot;&gt; &lt;year&gt;1997&lt;/year&gt; &lt;rating&gt;ESRB - M (Mature)&lt;/rating&gt; &lt;title&gt;Hexen &lt;/title&gt; &lt;pub&gt;GT Interactive&lt;/pub&gt; &lt;dev&gt;Beam Software Pty., Ltd.&lt;/dev&gt; &lt;genre&gt;Shooter&lt;/genre&gt; &lt;score&gt;3.4&lt;/score&gt; &lt;player&gt;1-4 Players&lt;/player&gt; &lt;story&gt;Hexen is the sequel to Heretic.  While the Heretic was destroying D'Sparil, the other two Serpent Riders have come to your dimension and slaughtered everyone. Or so they thought. Three humans have managed to escape with their lives and now seek vengeance against the Serpent Rider Korax who remains in their world.****Like Heretic, Hexen is a fantasy game based on an enhanced DOOM engine. All of Heretic's innovations like vertical looking, flying, and the inventory system have been carried over. The new major changes this time around are three characters for the player to choose from and the level hub system. The characters are the Fighter, the Cleric, and the Mage.  Each one has four unique weapons and different levels of speed and armor.****The hub system steps away from the traditional &quot;single levels stringed along into episodes&quot; system which had been carried over into the FPS genre from sidescrollers and made popular by Wolfenstein 3D. In Hexen's hub system each episode is still made up of interconnected levels, but most of the levels are connected to a single &quot;hub&quot; level through portals. There are also portals between some of the &quot;spoke&quot; levels. Many of the puzzles in Hexen require travel back and forth between different levels.****Other innovations in Hexen included weather effects, jumping, earth-quakes, and destructible objects such as trees and vases.&lt;/story&gt; &lt;/game&gt;">
            <text:p>&lt;game name="Hexen (USA)"&gt; &lt;year&gt;1997&lt;/year&gt; &lt;rating&gt;ESRB - M (Mature)&lt;/rating&gt; &lt;title&gt;Hexen &lt;/title&gt; &lt;pub&gt;GT Interactive&lt;/pub&gt; &lt;dev&gt;Beam Software Pty., Ltd.&lt;/dev&gt; &lt;genre&gt;Shooter&lt;/genre&gt; &lt;score&gt;3.4&lt;/score&gt; &lt;player&gt;1-4 Players&lt;/player&gt; &lt;story&gt;Hexen is the sequel to Heretic. <text:s/>While the Heretic was destroying D'Sparil, the other two Serpent Riders have come to your dimension and slaughtered everyone. Or so they thought. Three humans have managed to escape with their lives and now seek vengeance against the Serpent Rider Korax who remains in their world.****Like Heretic, Hexen is a fantasy game based on an enhanced DOOM engine. All of Heretic's innovations like vertical looking, flying, and the inventory system have been carried over. The new major changes this time around are three characters for the player to choose from and the level hub system. The characters are the Fighter, the Cleric, and the Mage. <text:s/>Each one has four unique weapons and different levels of speed and armor.****The hub system steps away from the traditional "single levels stringed along into episodes" system which had been carried over into the FPS genre from sidescrollers and made popular by Wolfenstein 3D. In Hexen's hub system each episode is still made up of interconnected levels, but most of the levels are connected to a single "hub" level through portals. There are also portals between some of the "spoke" levels. Many of the puzzles in Hexen require travel back and forth between different levels.****Other innovations in Hexen included weather effects, jumping, earth-quakes, and destructible objects such as trees and vases.&lt;/story&gt; &lt;/game&gt;</text:p>
          </table:table-cell>
          <table:table-cell table:number-columns-repeated="1012"/>
        </table:table-row>
        <table:table-row table:style-name="ro2">
          <table:table-cell office:value-type="string">
            <text:p>Hey You, Pikachu! (USA)</text:p>
          </table:table-cell>
          <table:table-cell office:value-type="float" office:value="2000">
            <text:p>2000</text:p>
          </table:table-cell>
          <table:table-cell office:value-type="string">
            <text:p>ESRB - E (Everyone)</text:p>
          </table:table-cell>
          <table:table-cell office:value-type="string">
            <text:p>Hey You, Pikachu! </text:p>
          </table:table-cell>
          <table:table-cell office:value-type="string">
            <text:p>Nintendo</text:p>
          </table:table-cell>
          <table:table-cell office:value-type="string">
            <text:p>Ambrella</text:p>
          </table:table-cell>
          <table:table-cell office:value-type="string">
            <text:p>Adventure</text:p>
          </table:table-cell>
          <table:table-cell office:value-type="string">
            <text:p>3.0</text:p>
          </table:table-cell>
          <table:table-cell office:value-type="string">
            <text:p>1 Player</text:p>
          </table:table-cell>
          <table:table-cell office:value-type="string">
            <text:p>Hey You, Pikachu! is a pokémon adventure game. The game allows you to speak directly to Pikachu via the Voice Recognition Unit (VRU) included with the game, in order to tell Pikachu what to do and help direct the adventures the two of you embark on.****The game features 20 different minigames which you and Pikachu play together. Some involve you catching water pokémon, while another might send you search for ingredients for stew. When the minigame is over, you go back home and sleep, waking up the next day to play another game. As the game progresses more of the features and minigames are unlocked, and Pikachu's friendship meter will grow.****Pikachu will understand around 200 different words or simple phrases like "come here", "stop that", and "eat it". Voice communication is the primary method of interacting with the game, though the analog stick is used for navigation.</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Hey You, Pikachu! (USA)&quot;&gt; &lt;year&gt;2000&lt;/year&gt; &lt;rating&gt;ESRB - E (Everyone)&lt;/rating&gt; &lt;title&gt;Hey You, Pikachu! &lt;/title&gt; &lt;pub&gt;Nintendo&lt;/pub&gt; &lt;dev&gt;Ambrella&lt;/dev&gt; &lt;genre&gt;Adventure&lt;/genre&gt; &lt;score&gt;3.0&lt;/score&gt; &lt;player&gt;1 Player&lt;/player&gt; &lt;story&gt;Hey You, Pikachu! is a pokémon adventure game. The game allows you to speak directly to Pikachu via the Voice Recognition Unit (VRU) included with the game, in order to tell Pikachu what to do and help direct the adventures the two of you embark on.****The game features 20 different minigames which you and Pikachu play together. Some involve you catching water pokémon, while another might send you search for ingredients for stew. When the minigame is over, you go back home and sleep, waking up the next day to play another game. As the game progresses more of the features and minigames are unlocked, and Pikachu's friendship meter will grow.****Pikachu will understand around 200 different words or simple phrases like &quot;come here&quot;, &quot;stop that&quot;, and &quot;eat it&quot;. Voice communication is the primary method of interacting with the game, though the analog stick is used for navigation.&lt;/story&gt; &lt;/game&gt;">
            <text:p>&lt;game name="Hey You, Pikachu! (USA)"&gt; &lt;year&gt;2000&lt;/year&gt; &lt;rating&gt;ESRB - E (Everyone)&lt;/rating&gt; &lt;title&gt;Hey You, Pikachu! &lt;/title&gt; &lt;pub&gt;Nintendo&lt;/pub&gt; &lt;dev&gt;Ambrella&lt;/dev&gt; &lt;genre&gt;Adventure&lt;/genre&gt; &lt;score&gt;3.0&lt;/score&gt; &lt;player&gt;1 Player&lt;/player&gt; &lt;story&gt;Hey You, Pikachu! is a pokémon adventure game. The game allows you to speak directly to Pikachu via the Voice Recognition Unit (VRU) included with the game, in order to tell Pikachu what to do and help direct the adventures the two of you embark on.****The game features 20 different minigames which you and Pikachu play together. Some involve you catching water pokémon, while another might send you search for ingredients for stew. When the minigame is over, you go back home and sleep, waking up the next day to play another game. As the game progresses more of the features and minigames are unlocked, and Pikachu's friendship meter will grow.****Pikachu will understand around 200 different words or simple phrases like "come here", "stop that", and "eat it". Voice communication is the primary method of interacting with the game, though the analog stick is used for navigation.&lt;/story&gt; &lt;/game&gt;</text:p>
          </table:table-cell>
          <table:table-cell table:number-columns-repeated="1012"/>
        </table:table-row>
        <table:table-row table:style-name="ro1">
          <table:table-cell office:value-type="string">
            <text:p>Hot Wheels - Turbo Racing (USA)</text:p>
          </table:table-cell>
          <table:table-cell office:value-type="float" office:value="1999">
            <text:p>1999</text:p>
          </table:table-cell>
          <table:table-cell office:value-type="string">
            <text:p>ESRB - E (Everyone)</text:p>
          </table:table-cell>
          <table:table-cell office:value-type="string">
            <text:p>Hot Wheels - Turbo Racing </text:p>
          </table:table-cell>
          <table:table-cell office:value-type="string">
            <text:p>Electronic Arts</text:p>
          </table:table-cell>
          <table:table-cell office:value-type="string">
            <text:p>Stormfront Studios</text:p>
          </table:table-cell>
          <table:table-cell office:value-type="string">
            <text:p>Driving</text:p>
          </table:table-cell>
          <table:table-cell office:value-type="string">
            <text:p>3.5</text:p>
          </table:table-cell>
          <table:table-cell table:style-name="ce2" office:value-type="string">
            <text:p>1-4 Players</text:p>
          </table:table-cell>
          <table:table-cell office:value-type="string">
            <text:p>In Hot Wheels: Turbo Racing you can race over 40 classic Hot Wheels cars, some looking sporty and some not. Race through 11 tracks filled with loops and danger chargers.****Cars and tracks are unlocked as you play, either by winning races or performing stunt flips, side rolls and combos. Two player races can either be pure head-to-head, or also feature the computer cars. The soundtrack is rock-based, including tracks by Metallica and Primus.</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Hot Wheels - Turbo Racing (USA)&quot;&gt; &lt;year&gt;1999&lt;/year&gt; &lt;rating&gt;ESRB - E (Everyone)&lt;/rating&gt; &lt;title&gt;Hot Wheels - Turbo Racing &lt;/title&gt; &lt;pub&gt;Electronic Arts&lt;/pub&gt; &lt;dev&gt;Stormfront Studios&lt;/dev&gt; &lt;genre&gt;Driving&lt;/genre&gt; &lt;score&gt;3.5&lt;/score&gt; &lt;player&gt;1-4 Players&lt;/player&gt; &lt;story&gt;In Hot Wheels: Turbo Racing you can race over 40 classic Hot Wheels cars, some looking sporty and some not. Race through 11 tracks filled with loops and danger chargers.****Cars and tracks are unlocked as you play, either by winning races or performing stunt flips, side rolls and combos. Two player races can either be pure head-to-head, or also feature the computer cars. The soundtrack is rock-based, including tracks by Metallica and Primus.&lt;/story&gt; &lt;/game&gt;">
            <text:p>&lt;game name="Hot Wheels - Turbo Racing (USA)"&gt; &lt;year&gt;1999&lt;/year&gt; &lt;rating&gt;ESRB - E (Everyone)&lt;/rating&gt; &lt;title&gt;Hot Wheels - Turbo Racing &lt;/title&gt; &lt;pub&gt;Electronic Arts&lt;/pub&gt; &lt;dev&gt;Stormfront Studios&lt;/dev&gt; &lt;genre&gt;Driving&lt;/genre&gt; &lt;score&gt;3.5&lt;/score&gt; &lt;player&gt;1-4 Players&lt;/player&gt; &lt;story&gt;In Hot Wheels: Turbo Racing you can race over 40 classic Hot Wheels cars, some looking sporty and some not. Race through 11 tracks filled with loops and danger chargers.****Cars and tracks are unlocked as you play, either by winning races or performing stunt flips, side rolls and combos. Two player races can either be pure head-to-head, or also feature the computer cars. The soundtrack is rock-based, including tracks by Metallica and Primus.&lt;/story&gt; &lt;/game&gt;</text:p>
          </table:table-cell>
          <table:table-cell table:number-columns-repeated="1012"/>
        </table:table-row>
        <table:table-row table:style-name="ro2">
          <table:table-cell office:value-type="string">
            <text:p>Hybrid Heaven (USA)</text:p>
          </table:table-cell>
          <table:table-cell office:value-type="float" office:value="1999">
            <text:p>1999</text:p>
          </table:table-cell>
          <table:table-cell office:value-type="string">
            <text:p>ESRB - T (Teen)</text:p>
          </table:table-cell>
          <table:table-cell office:value-type="string">
            <text:p>Hybrid Heaven </text:p>
          </table:table-cell>
          <table:table-cell table:number-columns-repeated="2" office:value-type="string">
            <text:p>Konami</text:p>
          </table:table-cell>
          <table:table-cell office:value-type="string">
            <text:p>Role-Playing</text:p>
          </table:table-cell>
          <table:table-cell office:value-type="string">
            <text:p>3.1</text:p>
          </table:table-cell>
          <table:table-cell office:value-type="string">
            <text:p>1-2 Players</text:p>
          </table:table-cell>
          <table:table-cell office:value-type="string">
            <text:p>Plot Overview:**Aliens are trying to take over the US by eventually replacing the President with a clone. To do this, they begin by replacing advisors and Secret Service operatives with clones.**One of these clones is scheduled to meet with a collaborator named Diaz in a Manhattan Subway, to get weapons for the Presidential Replacement. **The clone arrives at the meeting, and sees Diaz with two Men in Black. As the clone approaches, Diaz starts hearing voices, and shoots the clone. He gets taken down an elevator, where, in his struggles to escape the Men in Black, he falls off the elevator. His fall is slowed by the anti-gravity device that powers the elevator, and he begins his journey into the underground facility.**Gameplay:**Two styles of gameplay: Overworld and Battle.**Overworld: ****1. Control Diaz in third person perspective.**2. Have a defuser that can only affect robotics, namely the laser-emitting sentries.**3. Explore the world, get items, and increase your security card's rank****Battle:****1. Same controls.**4. Have an energy meter that determines the power of your attack.**5. Learn new attacks by having them done to you**6. Level up individual body parts, as well as attacks.</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Hybrid Heaven (USA)&quot;&gt; &lt;year&gt;1999&lt;/year&gt; &lt;rating&gt;ESRB - T (Teen)&lt;/rating&gt; &lt;title&gt;Hybrid Heaven &lt;/title&gt; &lt;pub&gt;Konami&lt;/pub&gt; &lt;dev&gt;Konami&lt;/dev&gt; &lt;genre&gt;Role-Playing&lt;/genre&gt; &lt;score&gt;3.1&lt;/score&gt; &lt;player&gt;1-2 Players&lt;/player&gt; &lt;story&gt;Plot Overview:**Aliens are trying to take over the US by eventually replacing the President with a clone. To do this, they begin by replacing advisors and Secret Service operatives with clones.**One of these clones is scheduled to meet with a collaborator named Diaz in a Manhattan Subway, to get weapons for the Presidential Replacement. **The clone arrives at the meeting, and sees Diaz with two Men in Black. As the clone approaches, Diaz starts hearing voices, and shoots the clone. He gets taken down an elevator, where, in his struggles to escape the Men in Black, he falls off the elevator. His fall is slowed by the anti-gravity device that powers the elevator, and he begins his journey into the underground facility.**Gameplay:**Two styles of gameplay: Overworld and Battle.**Overworld: ****1. Control Diaz in third person perspective.**2. Have a defuser that can only affect robotics, namely the laser-emitting sentries.**3. Explore the world, get items, and increase your security card's rank****Battle:****1. Same controls.**4. Have an energy meter that determines the power of your attack.**5. Learn new attacks by having them done to you**6. Level up individual body parts, as well as attacks.&lt;/story&gt; &lt;/game&gt;">
            <text:p>&lt;game name="Hybrid Heaven (USA)"&gt; &lt;year&gt;1999&lt;/year&gt; &lt;rating&gt;ESRB - T (Teen)&lt;/rating&gt; &lt;title&gt;Hybrid Heaven &lt;/title&gt; &lt;pub&gt;Konami&lt;/pub&gt; &lt;dev&gt;Konami&lt;/dev&gt; &lt;genre&gt;Role-Playing&lt;/genre&gt; &lt;score&gt;3.1&lt;/score&gt; &lt;player&gt;1-2 Players&lt;/player&gt; &lt;story&gt;Plot Overview:**Aliens are trying to take over the US by eventually replacing the President with a clone. To do this, they begin by replacing advisors and Secret Service operatives with clones.**One of these clones is scheduled to meet with a collaborator named Diaz in a Manhattan Subway, to get weapons for the Presidential Replacement. **The clone arrives at the meeting, and sees Diaz with two Men in Black. As the clone approaches, Diaz starts hearing voices, and shoots the clone. He gets taken down an elevator, where, in his struggles to escape the Men in Black, he falls off the elevator. His fall is slowed by the anti-gravity device that powers the elevator, and he begins his journey into the underground facility.**Gameplay:**Two styles of gameplay: Overworld and Battle.**Overworld: ****1. Control Diaz in third person perspective.**2. Have a defuser that can only affect robotics, namely the laser-emitting sentries.**3. Explore the world, get items, and increase your security card's rank****Battle:****1. Same controls.**4. Have an energy meter that determines the power of your attack.**5. Learn new attacks by having them done to you**6. Level up individual body parts, as well as attacks.&lt;/story&gt; &lt;/game&gt;</text:p>
          </table:table-cell>
          <table:table-cell table:number-columns-repeated="1012"/>
        </table:table-row>
        <table:table-row table:style-name="ro1">
          <table:table-cell office:value-type="string">
            <text:p>Hydro Thunder (USA)</text:p>
          </table:table-cell>
          <table:table-cell office:value-type="float" office:value="2000">
            <text:p>2000</text:p>
          </table:table-cell>
          <table:table-cell office:value-type="string">
            <text:p>ESRB - E (Everyone)</text:p>
          </table:table-cell>
          <table:table-cell office:value-type="string">
            <text:p>Hydro Thunder </text:p>
          </table:table-cell>
          <table:table-cell office:value-type="string">
            <text:p>Midway</text:p>
          </table:table-cell>
          <table:table-cell office:value-type="string">
            <text:p>Eurocom Developments Ltd</text:p>
          </table:table-cell>
          <table:table-cell office:value-type="string">
            <text:p>Water</text:p>
          </table:table-cell>
          <table:table-cell office:value-type="string">
            <text:p>4.1</text:p>
          </table:table-cell>
          <table:table-cell table:style-name="ce2" office:value-type="string">
            <text:p>1-4 Players</text:p>
          </table:table-cell>
          <table:table-cell office:value-type="string">
            <text:p>Port of Midway's arcade boat-racer. The premise is non-existent, you simply rev up the engines and go on 13 water courses set in Antarctica, the far east, the Greek isles, etc. on different types of futuristic boats. Races use the usual arcade checkpoint system and scattered across the courses you'll find an assortment of power-ups and upgrades like nitro boosters. ****Graphics are entirely 3D with reflective water effects and realistic bouncing and bucking in the boats. Multiplayer competitions are supported for 2 players on the PlayStation version.</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Hydro Thunder (USA)&quot;&gt; &lt;year&gt;2000&lt;/year&gt; &lt;rating&gt;ESRB - E (Everyone)&lt;/rating&gt; &lt;title&gt;Hydro Thunder &lt;/title&gt; &lt;pub&gt;Midway&lt;/pub&gt; &lt;dev&gt;Eurocom Developments Ltd&lt;/dev&gt; &lt;genre&gt;Water&lt;/genre&gt; &lt;score&gt;4.1&lt;/score&gt; &lt;player&gt;1-4 Players&lt;/player&gt; &lt;story&gt;Port of Midway's arcade boat-racer. The premise is non-existent, you simply rev up the engines and go on 13 water courses set in Antarctica, the far east, the Greek isles, etc. on different types of futuristic boats. Races use the usual arcade checkpoint system and scattered across the courses you'll find an assortment of power-ups and upgrades like nitro boosters. ****Graphics are entirely 3D with reflective water effects and realistic bouncing and bucking in the boats. Multiplayer competitions are supported for 2 players on the PlayStation version.&lt;/story&gt; &lt;/game&gt;">
            <text:p>&lt;game name="Hydro Thunder (USA)"&gt; &lt;year&gt;2000&lt;/year&gt; &lt;rating&gt;ESRB - E (Everyone)&lt;/rating&gt; &lt;title&gt;Hydro Thunder &lt;/title&gt; &lt;pub&gt;Midway&lt;/pub&gt; &lt;dev&gt;Eurocom Developments Ltd&lt;/dev&gt; &lt;genre&gt;Water&lt;/genre&gt; &lt;score&gt;4.1&lt;/score&gt; &lt;player&gt;1-4 Players&lt;/player&gt; &lt;story&gt;Port of Midway's arcade boat-racer. The premise is non-existent, you simply rev up the engines and go on 13 water courses set in Antarctica, the far east, the Greek isles, etc. on different types of futuristic boats. Races use the usual arcade checkpoint system and scattered across the courses you'll find an assortment of power-ups and upgrades like nitro boosters. ****Graphics are entirely 3D with reflective water effects and realistic bouncing and bucking in the boats. Multiplayer competitions are supported for 2 players on the PlayStation version.&lt;/story&gt; &lt;/game&gt;</text:p>
          </table:table-cell>
          <table:table-cell table:number-columns-repeated="1012"/>
        </table:table-row>
        <table:table-row table:style-name="ro1">
          <table:table-cell office:value-type="string">
            <text:p>Iggy's Reckin' Balls (USA)</text:p>
          </table:table-cell>
          <table:table-cell office:value-type="float" office:value="1998">
            <text:p>1998</text:p>
          </table:table-cell>
          <table:table-cell office:value-type="string">
            <text:p>ESRB - E (Everyone)</text:p>
          </table:table-cell>
          <table:table-cell office:value-type="string">
            <text:p>Iggy's Reckin' Balls </text:p>
          </table:table-cell>
          <table:table-cell office:value-type="string">
            <text:p>Acclaim</text:p>
          </table:table-cell>
          <table:table-cell office:value-type="string">
            <text:p>Iguana Entertainment, Inc.</text:p>
          </table:table-cell>
          <table:table-cell office:value-type="string">
            <text:p>Driving</text:p>
          </table:table-cell>
          <table:table-cell office:value-type="string">
            <text:p>3.4</text:p>
          </table:table-cell>
          <table:table-cell table:style-name="ce2" office:value-type="string">
            <text:p>1-4 Players</text:p>
          </table:table-cell>
          <table:table-cell office:value-type="string">
            <text:p>It's a race to the top of the tower, as you control a collection of ball like characters up spiral platforms, with the aim to be the first to the very top.****A whole range of items are on offer to aid your progress, including jumps, grappling hooks, conveyor belts, springs and more. And as well as competing against the other characters, there are also enemy characters that litter the platforms, attempting to stop you from getting to the top.</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Iggy's Reckin' Balls (USA)&quot;&gt; &lt;year&gt;1998&lt;/year&gt; &lt;rating&gt;ESRB - E (Everyone)&lt;/rating&gt; &lt;title&gt;Iggy's Reckin' Balls &lt;/title&gt; &lt;pub&gt;Acclaim&lt;/pub&gt; &lt;dev&gt;Iguana Entertainment, Inc.&lt;/dev&gt; &lt;genre&gt;Driving&lt;/genre&gt; &lt;score&gt;3.4&lt;/score&gt; &lt;player&gt;1-4 Players&lt;/player&gt; &lt;story&gt;It's a race to the top of the tower, as you control a collection of ball like characters up spiral platforms, with the aim to be the first to the very top.****A whole range of items are on offer to aid your progress, including jumps, grappling hooks, conveyor belts, springs and more. And as well as competing against the other characters, there are also enemy characters that litter the platforms, attempting to stop you from getting to the top.&lt;/story&gt; &lt;/game&gt;">
            <text:p>&lt;game name="Iggy's Reckin' Balls (USA)"&gt; &lt;year&gt;1998&lt;/year&gt; &lt;rating&gt;ESRB - E (Everyone)&lt;/rating&gt; &lt;title&gt;Iggy's Reckin' Balls &lt;/title&gt; &lt;pub&gt;Acclaim&lt;/pub&gt; &lt;dev&gt;Iguana Entertainment, Inc.&lt;/dev&gt; &lt;genre&gt;Driving&lt;/genre&gt; &lt;score&gt;3.4&lt;/score&gt; &lt;player&gt;1-4 Players&lt;/player&gt; &lt;story&gt;It's a race to the top of the tower, as you control a collection of ball like characters up spiral platforms, with the aim to be the first to the very top.****A whole range of items are on offer to aid your progress, including jumps, grappling hooks, conveyor belts, springs and more. And as well as competing against the other characters, there are also enemy characters that litter the platforms, attempting to stop you from getting to the top.&lt;/story&gt; &lt;/game&gt;</text:p>
          </table:table-cell>
          <table:table-cell table:number-columns-repeated="1012"/>
        </table:table-row>
        <table:table-row table:style-name="ro2">
          <table:table-cell office:value-type="string">
            <text:p>In-Fisherman - Bass Hunter 64 (USA)</text:p>
          </table:table-cell>
          <table:table-cell office:value-type="float" office:value="1999">
            <text:p>1999</text:p>
          </table:table-cell>
          <table:table-cell office:value-type="string">
            <text:p>ESRB - E (Everyone)</text:p>
          </table:table-cell>
          <table:table-cell office:value-type="string">
            <text:p>In-Fisherman - Bass Hunter 64 </text:p>
          </table:table-cell>
          <table:table-cell office:value-type="string">
            <text:p>Take-Two Interactive</text:p>
          </table:table-cell>
          <table:table-cell office:value-type="string">
            <text:p>GearHead Entertainment</text:p>
          </table:table-cell>
          <table:table-cell office:value-type="string">
            <text:p>Fishing/Sports</text:p>
          </table:table-cell>
          <table:table-cell office:value-type="string">
            <text:p>3.2</text:p>
          </table:table-cell>
          <table:table-cell office:value-type="string">
            <text:p>1 Player</text:p>
          </table:table-cell>
          <table:table-cell office:value-type="string">
            <text:p>In-Fisherman Bass Hunter 64 is a bass fishing simulation game for the Nintendo 64. The game offers three playing modes: fish for fun, championship, and Custom Tournament. The first lets you choose a lake and fish there at your leisure. The second adds a competitive element. You pick one of two characters and participate in contests, where you have to catch a certain number of bass within a time limit. You start with simple gear, but every time you end up in the top 3 you gain points with which you can upgrade you gear (rods, boats, bait).</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In-Fisherman - Bass Hunter 64 (USA)&quot;&gt; &lt;year&gt;1999&lt;/year&gt; &lt;rating&gt;ESRB - E (Everyone)&lt;/rating&gt; &lt;title&gt;In-Fisherman - Bass Hunter 64 &lt;/title&gt; &lt;pub&gt;Take-Two Interactive&lt;/pub&gt; &lt;dev&gt;GearHead Entertainment&lt;/dev&gt; &lt;genre&gt;Fishing/Sports&lt;/genre&gt; &lt;score&gt;3.2&lt;/score&gt; &lt;player&gt;1 Player&lt;/player&gt; &lt;story&gt;In-Fisherman Bass Hunter 64 is a bass fishing simulation game for the Nintendo 64. The game offers three playing modes: fish for fun, championship, and Custom Tournament. The first lets you choose a lake and fish there at your leisure. The second adds a competitive element. You pick one of two characters and participate in contests, where you have to catch a certain number of bass within a time limit. You start with simple gear, but every time you end up in the top 3 you gain points with which you can upgrade you gear (rods, boats, bait).&lt;/story&gt; &lt;/game&gt;">
            <text:p>&lt;game name="In-Fisherman - Bass Hunter 64 (USA)"&gt; &lt;year&gt;1999&lt;/year&gt; &lt;rating&gt;ESRB - E (Everyone)&lt;/rating&gt; &lt;title&gt;In-Fisherman - Bass Hunter 64 &lt;/title&gt; &lt;pub&gt;Take-Two Interactive&lt;/pub&gt; &lt;dev&gt;GearHead Entertainment&lt;/dev&gt; &lt;genre&gt;Fishing/Sports&lt;/genre&gt; &lt;score&gt;3.2&lt;/score&gt; &lt;player&gt;1 Player&lt;/player&gt; &lt;story&gt;In-Fisherman Bass Hunter 64 is a bass fishing simulation game for the Nintendo 64. The game offers three playing modes: fish for fun, championship, and Custom Tournament. The first lets you choose a lake and fish there at your leisure. The second adds a competitive element. You pick one of two characters and participate in contests, where you have to catch a certain number of bass within a time limit. You start with simple gear, but every time you end up in the top 3 you gain points with which you can upgrade you gear (rods, boats, bait).&lt;/story&gt; &lt;/game&gt;</text:p>
          </table:table-cell>
          <table:table-cell table:number-columns-repeated="1012"/>
        </table:table-row>
        <table:table-row table:style-name="ro2">
          <table:table-cell office:value-type="string">
            <text:p>Indiana Jones and the Infernal Machine (USA)</text:p>
          </table:table-cell>
          <table:table-cell office:value-type="float" office:value="2000">
            <text:p>2000</text:p>
          </table:table-cell>
          <table:table-cell office:value-type="string">
            <text:p>ESRB - T (Teen)</text:p>
          </table:table-cell>
          <table:table-cell office:value-type="string">
            <text:p>Indiana Jones and the Infernal Machine </text:p>
          </table:table-cell>
          <table:table-cell table:number-columns-repeated="2" office:value-type="string">
            <text:p>LucasArts</text:p>
          </table:table-cell>
          <table:table-cell office:value-type="string">
            <text:p>Adventure</text:p>
          </table:table-cell>
          <table:table-cell office:value-type="string">
            <text:p>3.9</text:p>
          </table:table-cell>
          <table:table-cell office:value-type="string">
            <text:p>1 Player</text:p>
          </table:table-cell>
          <table:table-cell office:value-type="string">
            <text:p>The year is 1947. Dr. Jones Jr is on a retirement from adventuring, living the life of a scholar and an archaeologist. But soon he meets his old flame ...and new enemies. Soviets are tracking parts of a mysterious, powerful machine from ancient Babylon, hoping to use it as a weapon. They must be stopped from unleashing unspeakable danger from another world.****Are you ready to lead Indy into adventures in lost temples, under mountains and through unexplored mines, for tales of missing artifacts, snake encounters and other things?****Indiana Jones and the Infernal Machine combined action and adventure in a way the older Indy games did not do. The gameplay is inspired by Tomb Raider, as Indy moves through 3D representations of 17 locations around the world. The game engine is modified from Jedi Knight.****Puzzles based around switches &amp; items; precise jumping must be negotiated on regular basis. You must use ladders, ropes and dinghies as well as moving on foot. You will also find yourself aboard a jeep and a mine cart. Replacements for your standard whip can be collected en route (from Soviet army arsenal), including grenades, sub-machine guns and bazookas. The valuable treasures you find can be used to buy extra ammo (between the levels). After each level you get your score (Indy Quotient) - you must reach all the treasure items cleverly hidden in secret places to get all the points.</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Indiana Jones and the Infernal Machine (USA)&quot;&gt; &lt;year&gt;2000&lt;/year&gt; &lt;rating&gt;ESRB - T (Teen)&lt;/rating&gt; &lt;title&gt;Indiana Jones and the Infernal Machine &lt;/title&gt; &lt;pub&gt;LucasArts&lt;/pub&gt; &lt;dev&gt;LucasArts&lt;/dev&gt; &lt;genre&gt;Adventure&lt;/genre&gt; &lt;score&gt;3.9&lt;/score&gt; &lt;player&gt;1 Player&lt;/player&gt; &lt;story&gt;The year is 1947. Dr. Jones Jr is on a retirement from adventuring, living the life of a scholar and an archaeologist. But soon he meets his old flame ...and new enemies. Soviets are tracking parts of a mysterious, powerful machine from ancient Babylon, hoping to use it as a weapon. They must be stopped from unleashing unspeakable danger from another world.****Are you ready to lead Indy into adventures in lost temples, under mountains and through unexplored mines, for tales of missing artifacts, snake encounters and other things?****Indiana Jones and the Infernal Machine combined action and adventure in a way the older Indy games did not do. The gameplay is inspired by Tomb Raider, as Indy moves through 3D representations of 17 locations around the world. The game engine is modified from Jedi Knight.****Puzzles based around switches &amp; items; precise jumping must be negotiated on regular basis. You must use ladders, ropes and dinghies as well as moving on foot. You will also find yourself aboard a jeep and a mine cart. Replacements for your standard whip can be collected en route (from Soviet army arsenal), including grenades, sub-machine guns and bazookas. The valuable treasures you find can be used to buy extra ammo (between the levels). After each level you get your score (Indy Quotient) - you must reach all the treasure items cleverly hidden in secret places to get all the points.&lt;/story&gt; &lt;/game&gt;">
            <text:p>&lt;game name="Indiana Jones and the Infernal Machine (USA)"&gt; &lt;year&gt;2000&lt;/year&gt; &lt;rating&gt;ESRB - T (Teen)&lt;/rating&gt; &lt;title&gt;Indiana Jones and the Infernal Machine &lt;/title&gt; &lt;pub&gt;LucasArts&lt;/pub&gt; &lt;dev&gt;LucasArts&lt;/dev&gt; &lt;genre&gt;Adventure&lt;/genre&gt; &lt;score&gt;3.9&lt;/score&gt; &lt;player&gt;1 Player&lt;/player&gt; &lt;story&gt;The year is 1947. Dr. Jones Jr is on a retirement from adventuring, living the life of a scholar and an archaeologist. But soon he meets his old flame ...and new enemies. Soviets are tracking parts of a mysterious, powerful machine from ancient Babylon, hoping to use it as a weapon. They must be stopped from unleashing unspeakable danger from another world.****Are you ready to lead Indy into adventures in lost temples, under mountains and through unexplored mines, for tales of missing artifacts, snake encounters and other things?****Indiana Jones and the Infernal Machine combined action and adventure in a way the older Indy games did not do. The gameplay is inspired by Tomb Raider, as Indy moves through 3D representations of 17 locations around the world. The game engine is modified from Jedi Knight.****Puzzles based around switches &amp; items; precise jumping must be negotiated on regular basis. You must use ladders, ropes and dinghies as well as moving on foot. You will also find yourself aboard a jeep and a mine cart. Replacements for your standard whip can be collected en route (from Soviet army arsenal), including grenades, sub-machine guns and bazookas. The valuable treasures you find can be used to buy extra ammo (between the levels). After each level you get your score (Indy Quotient) - you must reach all the treasure items cleverly hidden in secret places to get all the points.&lt;/story&gt; &lt;/game&gt;</text:p>
          </table:table-cell>
          <table:table-cell table:number-columns-repeated="1012"/>
        </table:table-row>
        <table:table-row table:style-name="ro1">
          <table:table-cell office:value-type="string">
            <text:p>Indy Racing 2000 (USA)</text:p>
          </table:table-cell>
          <table:table-cell office:value-type="float" office:value="2000">
            <text:p>2000</text:p>
          </table:table-cell>
          <table:table-cell office:value-type="string">
            <text:p>ESRB - E (Everyone)</text:p>
          </table:table-cell>
          <table:table-cell office:value-type="string">
            <text:p>Indy Racing 2000 </text:p>
          </table:table-cell>
          <table:table-cell office:value-type="string">
            <text:p>Infogrames</text:p>
          </table:table-cell>
          <table:table-cell office:value-type="string">
            <text:p>Paradigm Entertainment Inc.</text:p>
          </table:table-cell>
          <table:table-cell office:value-type="string">
            <text:p>Driving</text:p>
          </table:table-cell>
          <table:table-cell office:value-type="string">
            <text:p>4.2</text:p>
          </table:table-cell>
          <table:table-cell table:style-name="ce2" office:value-type="string">
            <text:p>1-4 Players</text:p>
          </table:table-cell>
          <table:table-cell office:value-type="string">
            <text:p>Indy Racing 2000 is an officially licensed product of that year's Indy Racing League. At this point it purely raced on oval tracks, and featuring Indianapolis-style race cars - open wheel, open cockpit.****All 20 drivers and their cars and teams are authentic with fully licensed IRL tracks including night time tracks at Texas and Charlotte. Two player mode is supported and there is a unique draft meter to aid in making sling-shot moves for passing.****Top drivers are represented with detailed replicas of their cars. It is a racing simulation rather than a pure action game, letting you choose the angles of the front wing, rear wing, set the tire pressure, gear ratios and transmission type.</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Indy Racing 2000 (USA)&quot;&gt; &lt;year&gt;2000&lt;/year&gt; &lt;rating&gt;ESRB - E (Everyone)&lt;/rating&gt; &lt;title&gt;Indy Racing 2000 &lt;/title&gt; &lt;pub&gt;Infogrames&lt;/pub&gt; &lt;dev&gt;Paradigm Entertainment Inc.&lt;/dev&gt; &lt;genre&gt;Driving&lt;/genre&gt; &lt;score&gt;4.2&lt;/score&gt; &lt;player&gt;1-4 Players&lt;/player&gt; &lt;story&gt;Indy Racing 2000 is an officially licensed product of that year's Indy Racing League. At this point it purely raced on oval tracks, and featuring Indianapolis-style race cars - open wheel, open cockpit.****All 20 drivers and their cars and teams are authentic with fully licensed IRL tracks including night time tracks at Texas and Charlotte. Two player mode is supported and there is a unique draft meter to aid in making sling-shot moves for passing.****Top drivers are represented with detailed replicas of their cars. It is a racing simulation rather than a pure action game, letting you choose the angles of the front wing, rear wing, set the tire pressure, gear ratios and transmission type.&lt;/story&gt; &lt;/game&gt;">
            <text:p>&lt;game name="Indy Racing 2000 (USA)"&gt; &lt;year&gt;2000&lt;/year&gt; &lt;rating&gt;ESRB - E (Everyone)&lt;/rating&gt; &lt;title&gt;Indy Racing 2000 &lt;/title&gt; &lt;pub&gt;Infogrames&lt;/pub&gt; &lt;dev&gt;Paradigm Entertainment Inc.&lt;/dev&gt; &lt;genre&gt;Driving&lt;/genre&gt; &lt;score&gt;4.2&lt;/score&gt; &lt;player&gt;1-4 Players&lt;/player&gt; &lt;story&gt;Indy Racing 2000 is an officially licensed product of that year's Indy Racing League. At this point it purely raced on oval tracks, and featuring Indianapolis-style race cars - open wheel, open cockpit.****All 20 drivers and their cars and teams are authentic with fully licensed IRL tracks including night time tracks at Texas and Charlotte. Two player mode is supported and there is a unique draft meter to aid in making sling-shot moves for passing.****Top drivers are represented with detailed replicas of their cars. It is a racing simulation rather than a pure action game, letting you choose the angles of the front wing, rear wing, set the tire pressure, gear ratios and transmission type.&lt;/story&gt; &lt;/game&gt;</text:p>
          </table:table-cell>
          <table:table-cell table:number-columns-repeated="1012"/>
        </table:table-row>
        <table:table-row table:style-name="ro1">
          <table:table-cell office:value-type="string">
            <text:p>International Superstar Soccer '98 (USA)</text:p>
          </table:table-cell>
          <table:table-cell office:value-type="float" office:value="1998">
            <text:p>1998</text:p>
          </table:table-cell>
          <table:table-cell office:value-type="string">
            <text:p>ESRB - E (Everyone)</text:p>
          </table:table-cell>
          <table:table-cell office:value-type="string">
            <text:p>International Superstar Soccer '98 </text:p>
          </table:table-cell>
          <table:table-cell table:number-columns-repeated="2" office:value-type="string">
            <text:p>Konami</text:p>
          </table:table-cell>
          <table:table-cell office:value-type="string">
            <text:p>Soccer/Sports</text:p>
          </table:table-cell>
          <table:table-cell office:value-type="string">
            <text:p>3.3</text:p>
          </table:table-cell>
          <table:table-cell table:style-name="ce2" office:value-type="string">
            <text:p>1-4 Players</text:p>
          </table:table-cell>
          <table:table-cell office:value-type="string">
            <text:p>ISS returns to the N64 with improvements to the six previous game modes found in ISS64. ****New scenarios and updated player rosters (although not FIFA licensed) are included, along with new stadiums from around the world (including three based on those used in the France World Cup '98), create-a-player options, multiple gaming strategies (offside traps, offensive plays, etc.), multiple weather conditions and under lights nightime play, plus commentary from Tony Gubba and surround sound.</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International Superstar Soccer '98 (USA)&quot;&gt; &lt;year&gt;1998&lt;/year&gt; &lt;rating&gt;ESRB - E (Everyone)&lt;/rating&gt; &lt;title&gt;International Superstar Soccer '98 &lt;/title&gt; &lt;pub&gt;Konami&lt;/pub&gt; &lt;dev&gt;Konami&lt;/dev&gt; &lt;genre&gt;Soccer/Sports&lt;/genre&gt; &lt;score&gt;3.3&lt;/score&gt; &lt;player&gt;1-4 Players&lt;/player&gt; &lt;story&gt;ISS returns to the N64 with improvements to the six previous game modes found in ISS64. ****New scenarios and updated player rosters (although not FIFA licensed) are included, along with new stadiums from around the world (including three based on those used in the France World Cup '98), create-a-player options, multiple gaming strategies (offside traps, offensive plays, etc.), multiple weather conditions and under lights nightime play, plus commentary from Tony Gubba and surround sound.&lt;/story&gt; &lt;/game&gt;">
            <text:p>&lt;game name="International Superstar Soccer '98 (USA)"&gt; &lt;year&gt;1998&lt;/year&gt; &lt;rating&gt;ESRB - E (Everyone)&lt;/rating&gt; &lt;title&gt;International Superstar Soccer '98 &lt;/title&gt; &lt;pub&gt;Konami&lt;/pub&gt; &lt;dev&gt;Konami&lt;/dev&gt; &lt;genre&gt;Soccer/Sports&lt;/genre&gt; &lt;score&gt;3.3&lt;/score&gt; &lt;player&gt;1-4 Players&lt;/player&gt; &lt;story&gt;ISS returns to the N64 with improvements to the six previous game modes found in ISS64. ****New scenarios and updated player rosters (although not FIFA licensed) are included, along with new stadiums from around the world (including three based on those used in the France World Cup '98), create-a-player options, multiple gaming strategies (offside traps, offensive plays, etc.), multiple weather conditions and under lights nightime play, plus commentary from Tony Gubba and surround sound.&lt;/story&gt; &lt;/game&gt;</text:p>
          </table:table-cell>
          <table:table-cell table:number-columns-repeated="1012"/>
        </table:table-row>
        <table:table-row table:style-name="ro1">
          <table:table-cell office:value-type="string">
            <text:p>International Superstar Soccer 2000 (USA) (En,Es)</text:p>
          </table:table-cell>
          <table:table-cell office:value-type="float" office:value="2000">
            <text:p>2000</text:p>
          </table:table-cell>
          <table:table-cell office:value-type="string">
            <text:p>ESRB - E (Everyone)</text:p>
          </table:table-cell>
          <table:table-cell office:value-type="string">
            <text:p>International Superstar Soccer 2000 </text:p>
          </table:table-cell>
          <table:table-cell table:number-columns-repeated="2" office:value-type="string">
            <text:p>Konami</text:p>
          </table:table-cell>
          <table:table-cell office:value-type="string">
            <text:p>Soccer/Sports</text:p>
          </table:table-cell>
          <table:table-cell office:value-type="string">
            <text:p>3.6</text:p>
          </table:table-cell>
          <table:table-cell table:style-name="ce2" office:value-type="string">
            <text:p>1-4 Players</text:p>
          </table:table-cell>
          <table:table-cell office:value-type="string">
            <text:p>The third ISS title on the N64 improves further in both gameplay and graphics.****As usual, you can play in a range of game modes, from 4 player exhibition, World League against every team in the world, and a collection of scenario games that have you completing certain elements of a game in order to complete it.****Also on offer are create-a-player modes, full gameplay options (subs, strategies and name editing) to expansion pak support for faster and more detailed graphics.</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International Superstar Soccer 2000 (USA) (En,Es)&quot;&gt; &lt;year&gt;2000&lt;/year&gt; &lt;rating&gt;ESRB - E (Everyone)&lt;/rating&gt; &lt;title&gt;International Superstar Soccer 2000 &lt;/title&gt; &lt;pub&gt;Konami&lt;/pub&gt; &lt;dev&gt;Konami&lt;/dev&gt; &lt;genre&gt;Soccer/Sports&lt;/genre&gt; &lt;score&gt;3.6&lt;/score&gt; &lt;player&gt;1-4 Players&lt;/player&gt; &lt;story&gt;The third ISS title on the N64 improves further in both gameplay and graphics.****As usual, you can play in a range of game modes, from 4 player exhibition, World League against every team in the world, and a collection of scenario games that have you completing certain elements of a game in order to complete it.****Also on offer are create-a-player modes, full gameplay options (subs, strategies and name editing) to expansion pak support for faster and more detailed graphics.&lt;/story&gt; &lt;/game&gt;">
            <text:p>&lt;game name="International Superstar Soccer 2000 (USA) (En,Es)"&gt; &lt;year&gt;2000&lt;/year&gt; &lt;rating&gt;ESRB - E (Everyone)&lt;/rating&gt; &lt;title&gt;International Superstar Soccer 2000 &lt;/title&gt; &lt;pub&gt;Konami&lt;/pub&gt; &lt;dev&gt;Konami&lt;/dev&gt; &lt;genre&gt;Soccer/Sports&lt;/genre&gt; &lt;score&gt;3.6&lt;/score&gt; &lt;player&gt;1-4 Players&lt;/player&gt; &lt;story&gt;The third ISS title on the N64 improves further in both gameplay and graphics.****As usual, you can play in a range of game modes, from 4 player exhibition, World League against every team in the world, and a collection of scenario games that have you completing certain elements of a game in order to complete it.****Also on offer are create-a-player modes, full gameplay options (subs, strategies and name editing) to expansion pak support for faster and more detailed graphics.&lt;/story&gt; &lt;/game&gt;</text:p>
          </table:table-cell>
          <table:table-cell table:number-columns-repeated="1012"/>
        </table:table-row>
        <table:table-row table:style-name="ro1">
          <table:table-cell office:value-type="string">
            <text:p>International Superstar Soccer 64 (USA)</text:p>
          </table:table-cell>
          <table:table-cell office:value-type="float" office:value="1997">
            <text:p>1997</text:p>
          </table:table-cell>
          <table:table-cell office:value-type="string">
            <text:p>ESRB - E (Everyone)</text:p>
          </table:table-cell>
          <table:table-cell office:value-type="string">
            <text:p>International Superstar Soccer 64 </text:p>
          </table:table-cell>
          <table:table-cell table:number-columns-repeated="2" office:value-type="string">
            <text:p>Konami</text:p>
          </table:table-cell>
          <table:table-cell office:value-type="string">
            <text:p>Soccer/Sports</text:p>
          </table:table-cell>
          <table:table-cell office:value-type="string">
            <text:p>3.6</text:p>
          </table:table-cell>
          <table:table-cell table:style-name="ce2" office:value-type="string">
            <text:p>1-4 Players</text:p>
          </table:table-cell>
          <table:table-cell office:value-type="string">
            <text:p>ISS64 offers all of the style and grace you expect in a game of Soccer, the World Game.****There are six game modes to play, including the usual 1-4 player exhibition modes and training. International Cup has you competing against a range of teams from around the world for the International Cup; World League is a series of 70 matches against every team from around the world. ****You can also play a penalty shoot-out competition with up to 4 players, or attempt to complete certain scenario games (where each game is setup with a specific goal, for example scoring a goal within a givin time limit, or stoping the opposing team from scoring, etc.)</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International Superstar Soccer 64 (USA)&quot;&gt; &lt;year&gt;1997&lt;/year&gt; &lt;rating&gt;ESRB - E (Everyone)&lt;/rating&gt; &lt;title&gt;International Superstar Soccer 64 &lt;/title&gt; &lt;pub&gt;Konami&lt;/pub&gt; &lt;dev&gt;Konami&lt;/dev&gt; &lt;genre&gt;Soccer/Sports&lt;/genre&gt; &lt;score&gt;3.6&lt;/score&gt; &lt;player&gt;1-4 Players&lt;/player&gt; &lt;story&gt;ISS64 offers all of the style and grace you expect in a game of Soccer, the World Game.****There are six game modes to play, including the usual 1-4 player exhibition modes and training. International Cup has you competing against a range of teams from around the world for the International Cup; World League is a series of 70 matches against every team from around the world. ****You can also play a penalty shoot-out competition with up to 4 players, or attempt to complete certain scenario games (where each game is setup with a specific goal, for example scoring a goal within a givin time limit, or stoping the opposing team from scoring, etc.)&lt;/story&gt; &lt;/game&gt;">
            <text:p>&lt;game name="International Superstar Soccer 64 (USA)"&gt; &lt;year&gt;1997&lt;/year&gt; &lt;rating&gt;ESRB - E (Everyone)&lt;/rating&gt; &lt;title&gt;International Superstar Soccer 64 &lt;/title&gt; &lt;pub&gt;Konami&lt;/pub&gt; &lt;dev&gt;Konami&lt;/dev&gt; &lt;genre&gt;Soccer/Sports&lt;/genre&gt; &lt;score&gt;3.6&lt;/score&gt; &lt;player&gt;1-4 Players&lt;/player&gt; &lt;story&gt;ISS64 offers all of the style and grace you expect in a game of Soccer, the World Game.****There are six game modes to play, including the usual 1-4 player exhibition modes and training. International Cup has you competing against a range of teams from around the world for the International Cup; World League is a series of 70 matches against every team from around the world. ****You can also play a penalty shoot-out competition with up to 4 players, or attempt to complete certain scenario games (where each game is setup with a specific goal, for example scoring a goal within a givin time limit, or stoping the opposing team from scoring, etc.)&lt;/story&gt; &lt;/game&gt;</text:p>
          </table:table-cell>
          <table:table-cell table:number-columns-repeated="1012"/>
        </table:table-row>
        <table:table-row table:style-name="ro1">
          <table:table-cell office:value-type="string">
            <text:p>International Track &amp; Field 2000 (USA)</text:p>
          </table:table-cell>
          <table:table-cell office:value-type="float" office:value="2000">
            <text:p>2000</text:p>
          </table:table-cell>
          <table:table-cell office:value-type="string">
            <text:p>ESRB - E (Everyone)</text:p>
          </table:table-cell>
          <table:table-cell office:value-type="string">
            <text:p>International Track &amp; Field 2000 </text:p>
          </table:table-cell>
          <table:table-cell table:number-columns-repeated="2" office:value-type="string">
            <text:p>Konami</text:p>
          </table:table-cell>
          <table:table-cell office:value-type="string">
            <text:p>Olympic/Sports</text:p>
          </table:table-cell>
          <table:table-cell office:value-type="string">
            <text:p>3.3</text:p>
          </table:table-cell>
          <table:table-cell table:style-name="ce2" office:value-type="string">
            <text:p>1-4 Players</text:p>
          </table:table-cell>
          <table:table-cell office:value-type="string">
            <text:p>Track and Field sports over 12 different events that will test your gaming mojo. <text:s/>From Weightlifting to gymnastics to the 100M dash, Track and Field is the successor to the Track and Field games from the 8 bit Nintendo.</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International Track &amp; Field 2000 (USA)&quot;&gt; &lt;year&gt;2000&lt;/year&gt; &lt;rating&gt;ESRB - E (Everyone)&lt;/rating&gt; &lt;title&gt;International Track &amp; Field 2000 &lt;/title&gt; &lt;pub&gt;Konami&lt;/pub&gt; &lt;dev&gt;Konami&lt;/dev&gt; &lt;genre&gt;Olympic/Sports&lt;/genre&gt; &lt;score&gt;3.3&lt;/score&gt; &lt;player&gt;1-4 Players&lt;/player&gt; &lt;story&gt;Track and Field sports over 12 different events that will test your gaming mojo.  From Weightlifting to gymnastics to the 100M dash, Track and Field is the successor to the Track and Field games from the 8 bit Nintendo.&lt;/story&gt; &lt;/game&gt;">
            <text:p>&lt;game name="International Track &amp; Field 2000 (USA)"&gt; &lt;year&gt;2000&lt;/year&gt; &lt;rating&gt;ESRB - E (Everyone)&lt;/rating&gt; &lt;title&gt;International Track &amp; Field 2000 &lt;/title&gt; &lt;pub&gt;Konami&lt;/pub&gt; &lt;dev&gt;Konami&lt;/dev&gt; &lt;genre&gt;Olympic/Sports&lt;/genre&gt; &lt;score&gt;3.3&lt;/score&gt; &lt;player&gt;1-4 Players&lt;/player&gt; &lt;story&gt;Track and Field sports over 12 different events that will test your gaming mojo. <text:s/>From Weightlifting to gymnastics to the 100M dash, Track and Field is the successor to the Track and Field games from the 8 bit Nintendo.&lt;/story&gt; &lt;/game&gt;</text:p>
          </table:table-cell>
          <table:table-cell table:number-columns-repeated="1012"/>
        </table:table-row>
        <table:table-row table:style-name="ro2">
          <table:table-cell office:value-type="string">
            <text:p>Jeopardy! (USA)</text:p>
          </table:table-cell>
          <table:table-cell office:value-type="float" office:value="1998">
            <text:p>1998</text:p>
          </table:table-cell>
          <table:table-cell office:value-type="string">
            <text:p>ESRB - E (Everyone)</text:p>
          </table:table-cell>
          <table:table-cell office:value-type="string">
            <text:p>Jeopardy! </text:p>
          </table:table-cell>
          <table:table-cell office:value-type="string">
            <text:p>GameTek</text:p>
          </table:table-cell>
          <table:table-cell office:value-type="string">
            <text:p>GameTek, Inc.</text:p>
          </table:table-cell>
          <table:table-cell office:value-type="string">
            <text:p>Game Show</text:p>
          </table:table-cell>
          <table:table-cell office:value-type="string">
            <text:p>1.6</text:p>
          </table:table-cell>
          <table:table-cell office:value-type="string">
            <text:p>1 Player</text:p>
          </table:table-cell>
          <table:table-cell office:value-type="string">
            <text:p>This version of Jeopardy features the digitized look and voice of the TV show's host, Alex Trebek and even the announcer, Johnny Gilbert, as well. There are 650 different categories to choose from as well as 4,000 new answers. The player answers questions by selecting letters by using the analog or D-pad and will be given suggestion words to help them along. The same rules apply to the game as they do in the TV show, the game is divided into three different rounds: Regular, Double Jeopardy and Final Jeopardy and has three different contestants.</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Jeopardy! (USA)&quot;&gt; &lt;year&gt;1998&lt;/year&gt; &lt;rating&gt;ESRB - E (Everyone)&lt;/rating&gt; &lt;title&gt;Jeopardy! &lt;/title&gt; &lt;pub&gt;GameTek&lt;/pub&gt; &lt;dev&gt;GameTek, Inc.&lt;/dev&gt; &lt;genre&gt;Game Show&lt;/genre&gt; &lt;score&gt;1.6&lt;/score&gt; &lt;player&gt;1 Player&lt;/player&gt; &lt;story&gt;This version of Jeopardy features the digitized look and voice of the TV show's host, Alex Trebek and even the announcer, Johnny Gilbert, as well. There are 650 different categories to choose from as well as 4,000 new answers. The player answers questions by selecting letters by using the analog or D-pad and will be given suggestion words to help them along. The same rules apply to the game as they do in the TV show, the game is divided into three different rounds: Regular, Double Jeopardy and Final Jeopardy and has three different contestants.&lt;/story&gt; &lt;/game&gt;">
            <text:p>&lt;game name="Jeopardy! (USA)"&gt; &lt;year&gt;1998&lt;/year&gt; &lt;rating&gt;ESRB - E (Everyone)&lt;/rating&gt; &lt;title&gt;Jeopardy! &lt;/title&gt; &lt;pub&gt;GameTek&lt;/pub&gt; &lt;dev&gt;GameTek, Inc.&lt;/dev&gt; &lt;genre&gt;Game Show&lt;/genre&gt; &lt;score&gt;1.6&lt;/score&gt; &lt;player&gt;1 Player&lt;/player&gt; &lt;story&gt;This version of Jeopardy features the digitized look and voice of the TV show's host, Alex Trebek and even the announcer, Johnny Gilbert, as well. There are 650 different categories to choose from as well as 4,000 new answers. The player answers questions by selecting letters by using the analog or D-pad and will be given suggestion words to help them along. The same rules apply to the game as they do in the TV show, the game is divided into three different rounds: Regular, Double Jeopardy and Final Jeopardy and has three different contestants.&lt;/story&gt; &lt;/game&gt;</text:p>
          </table:table-cell>
          <table:table-cell table:number-columns-repeated="1012"/>
        </table:table-row>
        <table:table-row table:style-name="ro1">
          <table:table-cell office:value-type="string">
            <text:p>Jeremy McGrath Supercross 2000 (USA)</text:p>
          </table:table-cell>
          <table:table-cell office:value-type="float" office:value="2000">
            <text:p>2000</text:p>
          </table:table-cell>
          <table:table-cell office:value-type="string">
            <text:p>ESRB - E (Everyone)</text:p>
          </table:table-cell>
          <table:table-cell office:value-type="string">
            <text:p>Jeremy McGrath Supercross 2000 </text:p>
          </table:table-cell>
          <table:table-cell office:value-type="string">
            <text:p>Acclaim</text:p>
          </table:table-cell>
          <table:table-cell office:value-type="string">
            <text:p>Acclaim Studios Salt Lake City</text:p>
          </table:table-cell>
          <table:table-cell office:value-type="string">
            <text:p>Motorcycle</text:p>
          </table:table-cell>
          <table:table-cell office:value-type="string">
            <text:p>3.2</text:p>
          </table:table-cell>
          <table:table-cell table:style-name="ce2" office:value-type="string">
            <text:p>1-4 Players</text:p>
          </table:table-cell>
          <table:table-cell office:value-type="string">
            <text:p>This edition of the licensed Supercross racing game features **8 indoor and 8 outdoor tracks. You can choose to do a single race on an individual track, or do a championship series on the indoor tracks, the outdoor tracks, or both. Additionally, there is a Time Trial mode, plus the Freestyle mode, where you can ride around in a skate-park like area performing tricks for points.****The game features at least 8 real riders (depending on platform), plus the ability to combine outfit, bike and riding number to create a Custom Rider. 125cc and 250cc classes of motorcycle are featured. Races and Freestyle mode can be played with two players, via a split screen. A Track Editor is also featured, allowing you to create your own custom designed tracks.</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Jeremy McGrath Supercross 2000 (USA)&quot;&gt; &lt;year&gt;2000&lt;/year&gt; &lt;rating&gt;ESRB - E (Everyone)&lt;/rating&gt; &lt;title&gt;Jeremy McGrath Supercross 2000 &lt;/title&gt; &lt;pub&gt;Acclaim&lt;/pub&gt; &lt;dev&gt;Acclaim Studios Salt Lake City&lt;/dev&gt; &lt;genre&gt;Motorcycle&lt;/genre&gt; &lt;score&gt;3.2&lt;/score&gt; &lt;player&gt;1-4 Players&lt;/player&gt; &lt;story&gt;This edition of the licensed Supercross racing game features **8 indoor and 8 outdoor tracks. You can choose to do a single race on an individual track, or do a championship series on the indoor tracks, the outdoor tracks, or both. Additionally, there is a Time Trial mode, plus the Freestyle mode, where you can ride around in a skate-park like area performing tricks for points.****The game features at least 8 real riders (depending on platform), plus the ability to combine outfit, bike and riding number to create a Custom Rider. 125cc and 250cc classes of motorcycle are featured. Races and Freestyle mode can be played with two players, via a split screen. A Track Editor is also featured, allowing you to create your own custom designed tracks.&lt;/story&gt; &lt;/game&gt;">
            <text:p>&lt;game name="Jeremy McGrath Supercross 2000 (USA)"&gt; &lt;year&gt;2000&lt;/year&gt; &lt;rating&gt;ESRB - E (Everyone)&lt;/rating&gt; &lt;title&gt;Jeremy McGrath Supercross 2000 &lt;/title&gt; &lt;pub&gt;Acclaim&lt;/pub&gt; &lt;dev&gt;Acclaim Studios Salt Lake City&lt;/dev&gt; &lt;genre&gt;Motorcycle&lt;/genre&gt; &lt;score&gt;3.2&lt;/score&gt; &lt;player&gt;1-4 Players&lt;/player&gt; &lt;story&gt;This edition of the licensed Supercross racing game features **8 indoor and 8 outdoor tracks. You can choose to do a single race on an individual track, or do a championship series on the indoor tracks, the outdoor tracks, or both. Additionally, there is a Time Trial mode, plus the Freestyle mode, where you can ride around in a skate-park like area performing tricks for points.****The game features at least 8 real riders (depending on platform), plus the ability to combine outfit, bike and riding number to create a Custom Rider. 125cc and 250cc classes of motorcycle are featured. Races and Freestyle mode can be played with two players, via a split screen. A Track Editor is also featured, allowing you to create your own custom designed tracks.&lt;/story&gt; &lt;/game&gt;</text:p>
          </table:table-cell>
          <table:table-cell table:number-columns-repeated="1012"/>
        </table:table-row>
        <table:table-row table:style-name="ro1">
          <table:table-cell office:value-type="string">
            <text:p>Jet Force Gemini (USA)</text:p>
          </table:table-cell>
          <table:table-cell office:value-type="float" office:value="1999">
            <text:p>1999</text:p>
          </table:table-cell>
          <table:table-cell office:value-type="string">
            <text:p>ESRB - T (Teen)</text:p>
          </table:table-cell>
          <table:table-cell office:value-type="string">
            <text:p>Jet Force Gemini </text:p>
          </table:table-cell>
          <table:table-cell table:number-columns-repeated="2" office:value-type="string">
            <text:p>Rare Ltd.</text:p>
          </table:table-cell>
          <table:table-cell office:value-type="string">
            <text:p>Shooter</text:p>
          </table:table-cell>
          <table:table-cell office:value-type="string">
            <text:p>3.6</text:p>
          </table:table-cell>
          <table:table-cell table:style-name="ce2" office:value-type="string">
            <text:p>1-4 Players</text:p>
          </table:table-cell>
          <table:table-cell office:value-type="string">
            <text:p>Twins Juno and Vela, and their dog Lupus, are Jet Force Gemini, intergalactic police. <text:s/>Their mission? <text:s/>Stop the evil space bug, Mizar, from his goal of galactic conquest with his seemingly-infinite army of Drones. <text:s/>They'll have to stop along multiple planets along the way, and assisting King Jeff and rescuing his subjects, the Tribals.****Jet Force Gemini is a third-person shooter which revels in making gigantic creepy bugs explode into dribbly mucousy bits. <text:s/>The Jet Force team are given progressively more powerful weapons, from the Machine Gun, which rips through both enemies and ammo, the Plasma Shotgun, which you can charge up for some explosive fireworks, and the Tri-Rocket Launcher, which fires three rockets with every shot, sending explosive doom in the direction of your target. <text:s/>There's also the Fish Food, which is used to...er, feed fish. <text:s/>Really.****Even though they're called Drones, these bugs aren't stupid. <text:s/>When encountered, they'll rush you, hide behind objects for cover, and even run off for reinforcements when you confront them. <text:s/>They also take delight in shooting the innocent Tribals, whom you are supposed to be rescuing. <text:s/>But the Drones are nothing compared to the game's insanely difficult bosses, which includes a pair of gigantic praying mantis, a huge beetle, and of course, Mizar himself, to name but a few.****Each of their team has their own special abilities - Juno can walk through lava without any trouble, Vela can swim underwater, and Lupus can hover for short distances and travel through tight spaces. <text:s/>These abilities are required to fully access areas that they previously couldn't reach. <text:s/>The team also get the help of Floyd the Droid, a hovering robot that can be controlled by player two as a floating gun with infinite ammo when he joins your team.****The game also includes three different multiplayer modes: Battle - featuring most options of an average First Person Shooter but with a third-person perspective, Target Shoot - a shooting gallery with a first-person view, and Racing, which includes some kart-like racing as well as old-school top down racing games.</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Jet Force Gemini (USA)&quot;&gt; &lt;year&gt;1999&lt;/year&gt; &lt;rating&gt;ESRB - T (Teen)&lt;/rating&gt; &lt;title&gt;Jet Force Gemini &lt;/title&gt; &lt;pub&gt;Rare Ltd.&lt;/pub&gt; &lt;dev&gt;Rare Ltd.&lt;/dev&gt; &lt;genre&gt;Shooter&lt;/genre&gt; &lt;score&gt;3.6&lt;/score&gt; &lt;player&gt;1-4 Players&lt;/player&gt; &lt;story&gt;Twins Juno and Vela, and their dog Lupus, are Jet Force Gemini, intergalactic police.  Their mission?  Stop the evil space bug, Mizar, from his goal of galactic conquest with his seemingly-infinite army of Drones.  They'll have to stop along multiple planets along the way, and assisting King Jeff and rescuing his subjects, the Tribals.****Jet Force Gemini is a third-person shooter which revels in making gigantic creepy bugs explode into dribbly mucousy bits.  The Jet Force team are given progressively more powerful weapons, from the Machine Gun, which rips through both enemies and ammo, the Plasma Shotgun, which you can charge up for some explosive fireworks, and the Tri-Rocket Launcher, which fires three rockets with every shot, sending explosive doom in the direction of your target.  There's also the Fish Food, which is used to...er, feed fish.  Really.****Even though they're called Drones, these bugs aren't stupid.  When encountered, they'll rush you, hide behind objects for cover, and even run off for reinforcements when you confront them.  They also take delight in shooting the innocent Tribals, whom you are supposed to be rescuing.  But the Drones are nothing compared to the game's insanely difficult bosses, which includes a pair of gigantic praying mantis, a huge beetle, and of course, Mizar himself, to name but a few.****Each of their team has their own special abilities - Juno can walk through lava without any trouble, Vela can swim underwater, and Lupus can hover for short distances and travel through tight spaces.  These abilities are required to fully access areas that they previously couldn't reach.  The team also get the help of Floyd the Droid, a hovering robot that can be controlled by player two as a floating gun with infinite ammo when he joins your team.****The game also includes three different multiplayer modes: Battle - featuring most options of an average First Person Shooter but with a third-person perspective, Target Shoot - a shooting gallery with a first-person view, and Racing, which includes some kart-like racing as well as old-school top down racing games.&lt;/story&gt; &lt;/game&gt;">
            <text:p>&lt;game name="Jet Force Gemini (USA)"&gt; &lt;year&gt;1999&lt;/year&gt; &lt;rating&gt;ESRB - T (Teen)&lt;/rating&gt; &lt;title&gt;Jet Force Gemini &lt;/title&gt; &lt;pub&gt;Rare Ltd.&lt;/pub&gt; &lt;dev&gt;Rare Ltd.&lt;/dev&gt; &lt;genre&gt;Shooter&lt;/genre&gt; &lt;score&gt;3.6&lt;/score&gt; &lt;player&gt;1-4 Players&lt;/player&gt; &lt;story&gt;Twins Juno and Vela, and their dog Lupus, are Jet Force Gemini, intergalactic police. <text:s/>Their mission? <text:s/>Stop the evil space bug, Mizar, from his goal of galactic conquest with his seemingly-infinite army of Drones. <text:s/>They'll have to stop along multiple planets along the way, and assisting King Jeff and rescuing his subjects, the Tribals.****Jet Force Gemini is a third-person shooter which revels in making gigantic creepy bugs explode into dribbly mucousy bits. <text:s/>The Jet Force team are given progressively more powerful weapons, from the Machine Gun, which rips through both enemies and ammo, the Plasma Shotgun, which you can charge up for some explosive fireworks, and the Tri-Rocket Launcher, which fires three rockets with every shot, sending explosive doom in the direction of your target. <text:s/>There's also the Fish Food, which is used to...er, feed fish. <text:s/>Really.****Even though they're called Drones, these bugs aren't stupid. <text:s/>When encountered, they'll rush you, hide behind objects for cover, and even run off for reinforcements when you confront them. <text:s/>They also take delight in shooting the innocent Tribals, whom you are supposed to be rescuing. <text:s/>But the Drones are nothing compared to the game's insanely difficult bosses, which includes a pair of gigantic praying mantis, a huge beetle, and of course, Mizar himself, to name but a few.****Each of their team has their own special abilities - Juno can walk through lava without any trouble, Vela can swim underwater, and Lupus can hover for short distances and travel through tight spaces. <text:s/>These abilities are required to fully access areas that they previously couldn't reach. <text:s/>The team also get the help of Floyd the Droid, a hovering robot that can be controlled by player two as a floating gun with infinite ammo when he joins your team.****The game also includes three different multiplayer modes: Battle - featuring most options of an average First Person Shooter but with a third-person perspective, Target Shoot - a shooting gallery with a first-person view, and Racing, which includes some kart-like racing as well as old-school top down racing games.&lt;/story&gt; &lt;/game&gt;</text:p>
          </table:table-cell>
          <table:table-cell table:number-columns-repeated="1012"/>
        </table:table-row>
        <table:table-row table:style-name="ro1">
          <table:table-cell office:value-type="string">
            <text:p>John Romero's Daikatana (USA)</text:p>
          </table:table-cell>
          <table:table-cell office:value-type="float" office:value="2000">
            <text:p>2000</text:p>
          </table:table-cell>
          <table:table-cell office:value-type="string">
            <text:p>ESRB - M (Mature)</text:p>
          </table:table-cell>
          <table:table-cell office:value-type="string">
            <text:p>John Romero's Daikatana </text:p>
          </table:table-cell>
          <table:table-cell office:value-type="string">
            <text:p>Kemco</text:p>
          </table:table-cell>
          <table:table-cell office:value-type="string">
            <text:p>Kotobuki System Co., Ltd.</text:p>
          </table:table-cell>
          <table:table-cell office:value-type="string">
            <text:p>Shooter</text:p>
          </table:table-cell>
          <table:table-cell office:value-type="string">
            <text:p>2.8</text:p>
          </table:table-cell>
          <table:table-cell table:style-name="ce2" office:value-type="string">
            <text:p>1-4 Players</text:p>
          </table:table-cell>
          <table:table-cell office:value-type="string">
            <text:p>You play Hiro Miyamoto an average martial arts instructor who gets involved in a mission of time-shattering proportions. You must rescue the girl from the evil corporation, find the sword with the girl, and travel back in time with the sword, the girl and a Superfly to get a vaccine for a virus that has wiped out two-thirds of the world's populace. The sword is the Daikatana, a weapon wielded by your ancestors, and you are… a guy with guns that fires at things a lot. This is a shooter, which means that while there are cutscenes and plotlines happening in the background, most of it is window dressing for miles of action and gallons of blood and flayed flesh.</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John Romero's Daikatana (USA)&quot;&gt; &lt;year&gt;2000&lt;/year&gt; &lt;rating&gt;ESRB - M (Mature)&lt;/rating&gt; &lt;title&gt;John Romero's Daikatana &lt;/title&gt; &lt;pub&gt;Kemco&lt;/pub&gt; &lt;dev&gt;Kotobuki System Co., Ltd.&lt;/dev&gt; &lt;genre&gt;Shooter&lt;/genre&gt; &lt;score&gt;2.8&lt;/score&gt; &lt;player&gt;1-4 Players&lt;/player&gt; &lt;story&gt;You play Hiro Miyamoto an average martial arts instructor who gets involved in a mission of time-shattering proportions. You must rescue the girl from the evil corporation, find the sword with the girl, and travel back in time with the sword, the girl and a Superfly to get a vaccine for a virus that has wiped out two-thirds of the world's populace. The sword is the Daikatana, a weapon wielded by your ancestors, and you are… a guy with guns that fires at things a lot. This is a shooter, which means that while there are cutscenes and plotlines happening in the background, most of it is window dressing for miles of action and gallons of blood and flayed flesh.&lt;/story&gt; &lt;/game&gt;">
            <text:p>&lt;game name="John Romero's Daikatana (USA)"&gt; &lt;year&gt;2000&lt;/year&gt; &lt;rating&gt;ESRB - M (Mature)&lt;/rating&gt; &lt;title&gt;John Romero's Daikatana &lt;/title&gt; &lt;pub&gt;Kemco&lt;/pub&gt; &lt;dev&gt;Kotobuki System Co., Ltd.&lt;/dev&gt; &lt;genre&gt;Shooter&lt;/genre&gt; &lt;score&gt;2.8&lt;/score&gt; &lt;player&gt;1-4 Players&lt;/player&gt; &lt;story&gt;You play Hiro Miyamoto an average martial arts instructor who gets involved in a mission of time-shattering proportions. You must rescue the girl from the evil corporation, find the sword with the girl, and travel back in time with the sword, the girl and a Superfly to get a vaccine for a virus that has wiped out two-thirds of the world's populace. The sword is the Daikatana, a weapon wielded by your ancestors, and you are… a guy with guns that fires at things a lot. This is a shooter, which means that while there are cutscenes and plotlines happening in the background, most of it is window dressing for miles of action and gallons of blood and flayed flesh.&lt;/story&gt; &lt;/game&gt;</text:p>
          </table:table-cell>
          <table:table-cell table:number-columns-repeated="1012"/>
        </table:table-row>
        <table:table-row table:style-name="ro1">
          <table:table-cell office:value-type="string">
            <text:p>Ken Griffey Jr.'s Slugfest (USA)</text:p>
          </table:table-cell>
          <table:table-cell office:value-type="float" office:value="1999">
            <text:p>1999</text:p>
          </table:table-cell>
          <table:table-cell office:value-type="string">
            <text:p>ESRB - E (Everyone)</text:p>
          </table:table-cell>
          <table:table-cell office:value-type="string">
            <text:p>Ken Griffey Jr.'s Slugfest </text:p>
          </table:table-cell>
          <table:table-cell office:value-type="string">
            <text:p>Nintendo</text:p>
          </table:table-cell>
          <table:table-cell office:value-type="string">
            <text:p>Angel Studios</text:p>
          </table:table-cell>
          <table:table-cell office:value-type="string">
            <text:p>Baseball/Sports</text:p>
          </table:table-cell>
          <table:table-cell office:value-type="string">
            <text:p>3.9</text:p>
          </table:table-cell>
          <table:table-cell table:style-name="ce2" office:value-type="string">
            <text:p>1-4 Players</text:p>
          </table:table-cell>
          <table:table-cell office:value-type="string">
            <text:p>Aiming for further realism, Slugfest removes many arcade elements from the original Ken Griffey N64 title, replaced with more simulation style elements.****For the second time around, new inclusions feature updated team rosters and stats, a new behind the pitcher camera perspective, and a new create-a-player mode.****Full support is also included for 4 players in home run derby mode, and 2 player exhibition, while the expansion pak allows for higher resolutions for players and stadiums.</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Ken Griffey Jr.'s Slugfest (USA)&quot;&gt; &lt;year&gt;1999&lt;/year&gt; &lt;rating&gt;ESRB - E (Everyone)&lt;/rating&gt; &lt;title&gt;Ken Griffey Jr.'s Slugfest &lt;/title&gt; &lt;pub&gt;Nintendo&lt;/pub&gt; &lt;dev&gt;Angel Studios&lt;/dev&gt; &lt;genre&gt;Baseball/Sports&lt;/genre&gt; &lt;score&gt;3.9&lt;/score&gt; &lt;player&gt;1-4 Players&lt;/player&gt; &lt;story&gt;Aiming for further realism, Slugfest removes many arcade elements from the original Ken Griffey N64 title, replaced with more simulation style elements.****For the second time around, new inclusions feature updated team rosters and stats, a new behind the pitcher camera perspective, and a new create-a-player mode.****Full support is also included for 4 players in home run derby mode, and 2 player exhibition, while the expansion pak allows for higher resolutions for players and stadiums.&lt;/story&gt; &lt;/game&gt;">
            <text:p>&lt;game name="Ken Griffey Jr.'s Slugfest (USA)"&gt; &lt;year&gt;1999&lt;/year&gt; &lt;rating&gt;ESRB - E (Everyone)&lt;/rating&gt; &lt;title&gt;Ken Griffey Jr.'s Slugfest &lt;/title&gt; &lt;pub&gt;Nintendo&lt;/pub&gt; &lt;dev&gt;Angel Studios&lt;/dev&gt; &lt;genre&gt;Baseball/Sports&lt;/genre&gt; &lt;score&gt;3.9&lt;/score&gt; &lt;player&gt;1-4 Players&lt;/player&gt; &lt;story&gt;Aiming for further realism, Slugfest removes many arcade elements from the original Ken Griffey N64 title, replaced with more simulation style elements.****For the second time around, new inclusions feature updated team rosters and stats, a new behind the pitcher camera perspective, and a new create-a-player mode.****Full support is also included for 4 players in home run derby mode, and 2 player exhibition, while the expansion pak allows for higher resolutions for players and stadiums.&lt;/story&gt; &lt;/game&gt;</text:p>
          </table:table-cell>
          <table:table-cell table:number-columns-repeated="1012"/>
        </table:table-row>
        <table:table-row table:style-name="ro2">
          <table:table-cell office:value-type="string">
            <text:p>Killer Instinct Gold (USA) (Rev B)</text:p>
          </table:table-cell>
          <table:table-cell office:value-type="float" office:value="1996">
            <text:p>1996</text:p>
          </table:table-cell>
          <table:table-cell office:value-type="string">
            <text:p>ESRB - T (Teen)</text:p>
          </table:table-cell>
          <table:table-cell office:value-type="string">
            <text:p>Killer Instinct Gold </text:p>
          </table:table-cell>
          <table:table-cell office:value-type="string">
            <text:p>Nintendo</text:p>
          </table:table-cell>
          <table:table-cell office:value-type="string">
            <text:p>Rare, Ltd.</text:p>
          </table:table-cell>
          <table:table-cell office:value-type="string">
            <text:p>Fighter</text:p>
          </table:table-cell>
          <table:table-cell office:value-type="string">
            <text:p>3.6</text:p>
          </table:table-cell>
          <table:table-cell office:value-type="string">
            <text:p>1-2 Players</text:p>
          </table:table-cell>
          <table:table-cell office:value-type="string">
            <text:p>An updated conversion of Killer Instinct 2 from the arcades, all of the fighters, moves and stages are available (including the three newest inclusions to the fighter line-up, Maya, Kim Wu and Tusk) plus new game modes such as Team, Team Elimination, 5 speed levels and a complete training mode helping you to learn the many moves, combos and special attacks for each fighter.</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Killer Instinct Gold (USA) (Rev B)&quot;&gt; &lt;year&gt;1996&lt;/year&gt; &lt;rating&gt;ESRB - T (Teen)&lt;/rating&gt; &lt;title&gt;Killer Instinct Gold &lt;/title&gt; &lt;pub&gt;Nintendo&lt;/pub&gt; &lt;dev&gt;Rare, Ltd.&lt;/dev&gt; &lt;genre&gt;Fighter&lt;/genre&gt; &lt;score&gt;3.6&lt;/score&gt; &lt;player&gt;1-2 Players&lt;/player&gt; &lt;story&gt;An updated conversion of Killer Instinct 2 from the arcades, all of the fighters, moves and stages are available (including the three newest inclusions to the fighter line-up, Maya, Kim Wu and Tusk) plus new game modes such as Team, Team Elimination, 5 speed levels and a complete training mode helping you to learn the many moves, combos and special attacks for each fighter.&lt;/story&gt; &lt;/game&gt;">
            <text:p>&lt;game name="Killer Instinct Gold (USA) (Rev B)"&gt; &lt;year&gt;1996&lt;/year&gt; &lt;rating&gt;ESRB - T (Teen)&lt;/rating&gt; &lt;title&gt;Killer Instinct Gold &lt;/title&gt; &lt;pub&gt;Nintendo&lt;/pub&gt; &lt;dev&gt;Rare, Ltd.&lt;/dev&gt; &lt;genre&gt;Fighter&lt;/genre&gt; &lt;score&gt;3.6&lt;/score&gt; &lt;player&gt;1-2 Players&lt;/player&gt; &lt;story&gt;An updated conversion of Killer Instinct 2 from the arcades, all of the fighters, moves and stages are available (including the three newest inclusions to the fighter line-up, Maya, Kim Wu and Tusk) plus new game modes such as Team, Team Elimination, 5 speed levels and a complete training mode helping you to learn the many moves, combos and special attacks for each fighter.&lt;/story&gt; &lt;/game&gt;</text:p>
          </table:table-cell>
          <table:table-cell table:number-columns-repeated="1012"/>
        </table:table-row>
        <table:table-row table:style-name="ro1">
          <table:table-cell office:value-type="string">
            <text:p>Kirby 64 - The Crystal Shards (USA)</text:p>
          </table:table-cell>
          <table:table-cell office:value-type="float" office:value="2000">
            <text:p>2000</text:p>
          </table:table-cell>
          <table:table-cell office:value-type="string">
            <text:p>ESRB - E (Everyone)</text:p>
          </table:table-cell>
          <table:table-cell office:value-type="string">
            <text:p>Kirby 64 - The Crystal Shards </text:p>
          </table:table-cell>
          <table:table-cell office:value-type="string">
            <text:p>Nintendo</text:p>
          </table:table-cell>
          <table:table-cell office:value-type="string">
            <text:p>HAL Laboratory, Inc.</text:p>
          </table:table-cell>
          <table:table-cell office:value-type="string">
            <text:p>Platform</text:p>
          </table:table-cell>
          <table:table-cell office:value-type="string">
            <text:p>3.8</text:p>
          </table:table-cell>
          <table:table-cell table:style-name="ce2" office:value-type="string">
            <text:p>1-4 Players</text:p>
          </table:table-cell>
          <table:table-cell office:value-type="string">
            <text:p>Kirby's adventure for the Nintendo 64 is a polygonal side-scroller similar to Klonoa - however, unlike Klonoa, the game only follows one set path instead of multiple branching paths. <text:s/>In this game, Kirby can still copy the abilities of his foes - but in addition to this, he can combine these abilities with others to make unique combinations. <text:s/>(For one example, combining electricity and ice will turn Kirby into a fridge that spits out food.)****The story begins with Dark Matter assaulting a faraway land for their special crystal. <text:s/>A young fairy called Ribbon takes the crystal and escapes to save it. <text:s/>She lands in Dream Land, but pieces of the crystal have shattered and landed all across the world. <text:s/>Kirby volunteers to help and together they go to find all the missing pieces.****Kirby will encounter his friends, who have been controlled by Dark Matter. <text:s/>He'll have to battle them to rescue them. <text:s/>From there, they travel together to other different worlds, including Rock Star, Water Star, and Ripple Star, Ribbon's home world, where Dark Matter is lurking. <text:s/>To properly finish the game, players must find all the hidden crystal shards tucked away in the various levels. <text:s/>Only then will Kirby and his friends truly save Ripple Star.</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Kirby 64 - The Crystal Shards (USA)&quot;&gt; &lt;year&gt;2000&lt;/year&gt; &lt;rating&gt;ESRB - E (Everyone)&lt;/rating&gt; &lt;title&gt;Kirby 64 - The Crystal Shards &lt;/title&gt; &lt;pub&gt;Nintendo&lt;/pub&gt; &lt;dev&gt;HAL Laboratory, Inc.&lt;/dev&gt; &lt;genre&gt;Platform&lt;/genre&gt; &lt;score&gt;3.8&lt;/score&gt; &lt;player&gt;1-4 Players&lt;/player&gt; &lt;story&gt;Kirby's adventure for the Nintendo 64 is a polygonal side-scroller similar to Klonoa - however, unlike Klonoa, the game only follows one set path instead of multiple branching paths.  In this game, Kirby can still copy the abilities of his foes - but in addition to this, he can combine these abilities with others to make unique combinations.  (For one example, combining electricity and ice will turn Kirby into a fridge that spits out food.)****The story begins with Dark Matter assaulting a faraway land for their special crystal.  A young fairy called Ribbon takes the crystal and escapes to save it.  She lands in Dream Land, but pieces of the crystal have shattered and landed all across the world.  Kirby volunteers to help and together they go to find all the missing pieces.****Kirby will encounter his friends, who have been controlled by Dark Matter.  He'll have to battle them to rescue them.  From there, they travel together to other different worlds, including Rock Star, Water Star, and Ripple Star, Ribbon's home world, where Dark Matter is lurking.  To properly finish the game, players must find all the hidden crystal shards tucked away in the various levels.  Only then will Kirby and his friends truly save Ripple Star.&lt;/story&gt; &lt;/game&gt;">
            <text:p>&lt;game name="Kirby 64 - The Crystal Shards (USA)"&gt; &lt;year&gt;2000&lt;/year&gt; &lt;rating&gt;ESRB - E (Everyone)&lt;/rating&gt; &lt;title&gt;Kirby 64 - The Crystal Shards &lt;/title&gt; &lt;pub&gt;Nintendo&lt;/pub&gt; &lt;dev&gt;HAL Laboratory, Inc.&lt;/dev&gt; &lt;genre&gt;Platform&lt;/genre&gt; &lt;score&gt;3.8&lt;/score&gt; &lt;player&gt;1-4 Players&lt;/player&gt; &lt;story&gt;Kirby's adventure for the Nintendo 64 is a polygonal side-scroller similar to Klonoa - however, unlike Klonoa, the game only follows one set path instead of multiple branching paths. <text:s/>In this game, Kirby can still copy the abilities of his foes - but in addition to this, he can combine these abilities with others to make unique combinations. <text:s/>(For one example, combining electricity and ice will turn Kirby into a fridge that spits out food.)****The story begins with Dark Matter assaulting a faraway land for their special crystal. <text:s/>A young fairy called Ribbon takes the crystal and escapes to save it. <text:s/>She lands in Dream Land, but pieces of the crystal have shattered and landed all across the world. <text:s/>Kirby volunteers to help and together they go to find all the missing pieces.****Kirby will encounter his friends, who have been controlled by Dark Matter. <text:s/>He'll have to battle them to rescue them. <text:s/>From there, they travel together to other different worlds, including Rock Star, Water Star, and Ripple Star, Ribbon's home world, where Dark Matter is lurking. <text:s/>To properly finish the game, players must find all the hidden crystal shards tucked away in the various levels. <text:s/>Only then will Kirby and his friends truly save Ripple Star.&lt;/story&gt; &lt;/game&gt;</text:p>
          </table:table-cell>
          <table:table-cell table:number-columns-repeated="1012"/>
        </table:table-row>
        <table:table-row table:style-name="ro1">
          <table:table-cell office:value-type="string">
            <text:p>Knife Edge - Nose Gunner (USA)</text:p>
          </table:table-cell>
          <table:table-cell office:value-type="float" office:value="1998">
            <text:p>1998</text:p>
          </table:table-cell>
          <table:table-cell office:value-type="string">
            <text:p>ESRB - E (Everyone)</text:p>
          </table:table-cell>
          <table:table-cell office:value-type="string">
            <text:p>Knife Edge - Nose Gunner </text:p>
          </table:table-cell>
          <table:table-cell office:value-type="string">
            <text:p>Kemco</text:p>
          </table:table-cell>
          <table:table-cell office:value-type="string">
            <text:p>Kotobuki System Co., Ltd.</text:p>
          </table:table-cell>
          <table:table-cell office:value-type="string">
            <text:p>Shooter</text:p>
          </table:table-cell>
          <table:table-cell office:value-type="string">
            <text:p>3.2</text:p>
          </table:table-cell>
          <table:table-cell table:style-name="ce2" office:value-type="string">
            <text:p>1-4 Players</text:p>
          </table:table-cell>
          <table:table-cell office:value-type="string">
            <text:p>Battle your way through level after level of intense air and ground attacks, as you take control of a powerful airship, with the simple aim of defeating the enemy. Take out other airships and defense installations through areas from tunnels to martian like landscapes.****Unlike most shooters of this type, Knife Edge uses a unique camera perspective that automatically moves through the environment in front of you in order for quick target locks. And you don't control the ship itself, letting you concentrate on moving the target onto enemies ahead.****You can play the story mode by yourself or with 3 friends, each controlling a seperate ship for the battle ahead. A battle mode for 4 players is also included.</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Knife Edge - Nose Gunner (USA)&quot;&gt; &lt;year&gt;1998&lt;/year&gt; &lt;rating&gt;ESRB - E (Everyone)&lt;/rating&gt; &lt;title&gt;Knife Edge - Nose Gunner &lt;/title&gt; &lt;pub&gt;Kemco&lt;/pub&gt; &lt;dev&gt;Kotobuki System Co., Ltd.&lt;/dev&gt; &lt;genre&gt;Shooter&lt;/genre&gt; &lt;score&gt;3.2&lt;/score&gt; &lt;player&gt;1-4 Players&lt;/player&gt; &lt;story&gt;Battle your way through level after level of intense air and ground attacks, as you take control of a powerful airship, with the simple aim of defeating the enemy. Take out other airships and defense installations through areas from tunnels to martian like landscapes.****Unlike most shooters of this type, Knife Edge uses a unique camera perspective that automatically moves through the environment in front of you in order for quick target locks. And you don't control the ship itself, letting you concentrate on moving the target onto enemies ahead.****You can play the story mode by yourself or with 3 friends, each controlling a seperate ship for the battle ahead. A battle mode for 4 players is also included.&lt;/story&gt; &lt;/game&gt;">
            <text:p>&lt;game name="Knife Edge - Nose Gunner (USA)"&gt; &lt;year&gt;1998&lt;/year&gt; &lt;rating&gt;ESRB - E (Everyone)&lt;/rating&gt; &lt;title&gt;Knife Edge - Nose Gunner &lt;/title&gt; &lt;pub&gt;Kemco&lt;/pub&gt; &lt;dev&gt;Kotobuki System Co., Ltd.&lt;/dev&gt; &lt;genre&gt;Shooter&lt;/genre&gt; &lt;score&gt;3.2&lt;/score&gt; &lt;player&gt;1-4 Players&lt;/player&gt; &lt;story&gt;Battle your way through level after level of intense air and ground attacks, as you take control of a powerful airship, with the simple aim of defeating the enemy. Take out other airships and defense installations through areas from tunnels to martian like landscapes.****Unlike most shooters of this type, Knife Edge uses a unique camera perspective that automatically moves through the environment in front of you in order for quick target locks. And you don't control the ship itself, letting you concentrate on moving the target onto enemies ahead.****You can play the story mode by yourself or with 3 friends, each controlling a seperate ship for the battle ahead. A battle mode for 4 players is also included.&lt;/story&gt; &lt;/game&gt;</text:p>
          </table:table-cell>
          <table:table-cell table:number-columns-repeated="1012"/>
        </table:table-row>
        <table:table-row table:style-name="ro2">
          <table:table-cell office:value-type="string">
            <text:p>Knockout Kings 2000 (USA)</text:p>
          </table:table-cell>
          <table:table-cell office:value-type="float" office:value="1999">
            <text:p>1999</text:p>
          </table:table-cell>
          <table:table-cell office:value-type="string">
            <text:p>ESRB - T (Teen)</text:p>
          </table:table-cell>
          <table:table-cell office:value-type="string">
            <text:p>Knockout Kings 2000 </text:p>
          </table:table-cell>
          <table:table-cell office:value-type="string">
            <text:p>EA Sports</text:p>
          </table:table-cell>
          <table:table-cell office:value-type="string">
            <text:p>Black Ops Entertainment, LLC</text:p>
          </table:table-cell>
          <table:table-cell office:value-type="string">
            <text:p>Boxing/Sports</text:p>
          </table:table-cell>
          <table:table-cell office:value-type="string">
            <text:p>3.2</text:p>
          </table:table-cell>
          <table:table-cell office:value-type="string">
            <text:p>1-2 Players</text:p>
          </table:table-cell>
          <table:table-cell office:value-type="string">
            <text:p>Play as some of the greatest names in boxing history through a full career, or create your own boxer and fight your way to the heavyweight championship.****Famous names include Muhammad Ali, "Sugar" Ray Leonard, Lennox Lewis, Oscar De La Hoya and Evander Holyfield, plus many more from a range of weight divisions.</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Knockout Kings 2000 (USA)&quot;&gt; &lt;year&gt;1999&lt;/year&gt; &lt;rating&gt;ESRB - T (Teen)&lt;/rating&gt; &lt;title&gt;Knockout Kings 2000 &lt;/title&gt; &lt;pub&gt;EA Sports&lt;/pub&gt; &lt;dev&gt;Black Ops Entertainment, LLC&lt;/dev&gt; &lt;genre&gt;Boxing/Sports&lt;/genre&gt; &lt;score&gt;3.2&lt;/score&gt; &lt;player&gt;1-2 Players&lt;/player&gt; &lt;story&gt;Play as some of the greatest names in boxing history through a full career, or create your own boxer and fight your way to the heavyweight championship.****Famous names include Muhammad Ali, &quot;Sugar&quot; Ray Leonard, Lennox Lewis, Oscar De La Hoya and Evander Holyfield, plus many more from a range of weight divisions.&lt;/story&gt; &lt;/game&gt;">
            <text:p>&lt;game name="Knockout Kings 2000 (USA)"&gt; &lt;year&gt;1999&lt;/year&gt; &lt;rating&gt;ESRB - T (Teen)&lt;/rating&gt; &lt;title&gt;Knockout Kings 2000 &lt;/title&gt; &lt;pub&gt;EA Sports&lt;/pub&gt; &lt;dev&gt;Black Ops Entertainment, LLC&lt;/dev&gt; &lt;genre&gt;Boxing/Sports&lt;/genre&gt; &lt;score&gt;3.2&lt;/score&gt; &lt;player&gt;1-2 Players&lt;/player&gt; &lt;story&gt;Play as some of the greatest names in boxing history through a full career, or create your own boxer and fight your way to the heavyweight championship.****Famous names include Muhammad Ali, "Sugar" Ray Leonard, Lennox Lewis, Oscar De La Hoya and Evander Holyfield, plus many more from a range of weight divisions.&lt;/story&gt; &lt;/game&gt;</text:p>
          </table:table-cell>
          <table:table-cell table:number-columns-repeated="1012"/>
        </table:table-row>
        <table:table-row table:style-name="ro1">
          <table:table-cell office:value-type="string">
            <text:p>Kobe Bryant's NBA Courtside (USA)</text:p>
          </table:table-cell>
          <table:table-cell office:value-type="float" office:value="1999">
            <text:p>1999</text:p>
          </table:table-cell>
          <table:table-cell office:value-type="string">
            <text:p>ESRB - E (Everyone)</text:p>
          </table:table-cell>
          <table:table-cell office:value-type="string">
            <text:p>Kobe Bryant's NBA Courtside </text:p>
          </table:table-cell>
          <table:table-cell office:value-type="string">
            <text:p>Nintendo</text:p>
          </table:table-cell>
          <table:table-cell office:value-type="string">
            <text:p>Left Field Productions</text:p>
          </table:table-cell>
          <table:table-cell office:value-type="string">
            <text:p>Basketball/Sports</text:p>
          </table:table-cell>
          <table:table-cell office:value-type="string">
            <text:p>4.2</text:p>
          </table:table-cell>
          <table:table-cell table:style-name="ce2" office:value-type="string">
            <text:p>1-4 Players</text:p>
          </table:table-cell>
          <table:table-cell office:value-type="string">
            <text:p>Fully endorsed and featuring motion captured moves of the man himself, Kobe Bryant, NBA Courtside has all the teams and players from the 1998 NBA Season.****Play modes include the usual 82 game regular season, playoffs, exhibition and the ability to create your own player in the create-a-player mode. ****The players themselves, using the motion captured moves of Kobe, use a range of different basketball moves for the full-on experience, including many different dunk, dribbling and passing techniques, as well as a high range of artificial intelligence.</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Kobe Bryant's NBA Courtside (USA)&quot;&gt; &lt;year&gt;1999&lt;/year&gt; &lt;rating&gt;ESRB - E (Everyone)&lt;/rating&gt; &lt;title&gt;Kobe Bryant's NBA Courtside &lt;/title&gt; &lt;pub&gt;Nintendo&lt;/pub&gt; &lt;dev&gt;Left Field Productions&lt;/dev&gt; &lt;genre&gt;Basketball/Sports&lt;/genre&gt; &lt;score&gt;4.2&lt;/score&gt; &lt;player&gt;1-4 Players&lt;/player&gt; &lt;story&gt;Fully endorsed and featuring motion captured moves of the man himself, Kobe Bryant, NBA Courtside has all the teams and players from the 1998 NBA Season.****Play modes include the usual 82 game regular season, playoffs, exhibition and the ability to create your own player in the create-a-player mode. ****The players themselves, using the motion captured moves of Kobe, use a range of different basketball moves for the full-on experience, including many different dunk, dribbling and passing techniques, as well as a high range of artificial intelligence.&lt;/story&gt; &lt;/game&gt;">
            <text:p>&lt;game name="Kobe Bryant's NBA Courtside (USA)"&gt; &lt;year&gt;1999&lt;/year&gt; &lt;rating&gt;ESRB - E (Everyone)&lt;/rating&gt; &lt;title&gt;Kobe Bryant's NBA Courtside &lt;/title&gt; &lt;pub&gt;Nintendo&lt;/pub&gt; &lt;dev&gt;Left Field Productions&lt;/dev&gt; &lt;genre&gt;Basketball/Sports&lt;/genre&gt; &lt;score&gt;4.2&lt;/score&gt; &lt;player&gt;1-4 Players&lt;/player&gt; &lt;story&gt;Fully endorsed and featuring motion captured moves of the man himself, Kobe Bryant, NBA Courtside has all the teams and players from the 1998 NBA Season.****Play modes include the usual 82 game regular season, playoffs, exhibition and the ability to create your own player in the create-a-player mode. ****The players themselves, using the motion captured moves of Kobe, use a range of different basketball moves for the full-on experience, including many different dunk, dribbling and passing techniques, as well as a high range of artificial intelligence.&lt;/story&gt; &lt;/game&gt;</text:p>
          </table:table-cell>
          <table:table-cell table:number-columns-repeated="1012"/>
        </table:table-row>
        <table:table-row table:style-name="ro2">
          <table:table-cell office:value-type="string">
            <text:p>Legend of Zelda, The - Majora's Mask (USA)</text:p>
          </table:table-cell>
          <table:table-cell office:value-type="float" office:value="2000">
            <text:p>2000</text:p>
          </table:table-cell>
          <table:table-cell office:value-type="string">
            <text:p>ESRB - E (Everyone)</text:p>
          </table:table-cell>
          <table:table-cell office:value-type="string">
            <text:p>Legend of Zelda, The - Majora's Mask </text:p>
          </table:table-cell>
          <table:table-cell office:value-type="string">
            <text:p>Nintendo</text:p>
          </table:table-cell>
          <table:table-cell office:value-type="string">
            <text:p>Nintendo EAD</text:p>
          </table:table-cell>
          <table:table-cell office:value-type="string">
            <text:p>Adventure</text:p>
          </table:table-cell>
          <table:table-cell office:value-type="string">
            <text:p>4.6</text:p>
          </table:table-cell>
          <table:table-cell office:value-type="string">
            <text:p>1 Player</text:p>
          </table:table-cell>
          <table:table-cell office:value-type="string">
            <text:p>After ending the terror of evil in Hyrule, Link sets out to find another quest to complete, but on his way he stumbles into the wait of another evil force. Link awakens in a dazed and confused state, missing his Ocarina and his horse, and seems to be cursed. To make matters worse, Termina, the world that he has ended up in, is about to be destroyed by the Moon in less than three days, taking the rest of the world with it, including Hyrule. It is up to Link to save the day again.****Time travel and mask hunting take a bigger chunk out of the quest compared to the last Zelda. Although there are only three days to complete the game, the player is able to travel back in time after finding the <text:s/>Ocarina. Any items that were found and any quests that were <text:s/>completed are either saved or lost, depending on importance. Certain Masks turn Link into powerful characters, each with their own advantages (like the Zora Link, who can swim underwater for very long periods of time). ****There are also plenty of sub-quests to complete and items to find, however the clock is always ticking away until the end of the world...</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Legend of Zelda, The - Majora's Mask (USA)&quot;&gt; &lt;year&gt;2000&lt;/year&gt; &lt;rating&gt;ESRB - E (Everyone)&lt;/rating&gt; &lt;title&gt;Legend of Zelda, The - Majora's Mask &lt;/title&gt; &lt;pub&gt;Nintendo&lt;/pub&gt; &lt;dev&gt;Nintendo EAD&lt;/dev&gt; &lt;genre&gt;Adventure&lt;/genre&gt; &lt;score&gt;4.6&lt;/score&gt; &lt;player&gt;1 Player&lt;/player&gt; &lt;story&gt;After ending the terror of evil in Hyrule, Link sets out to find another quest to complete, but on his way he stumbles into the wait of another evil force. Link awakens in a dazed and confused state, missing his Ocarina and his horse, and seems to be cursed. To make matters worse, Termina, the world that he has ended up in, is about to be destroyed by the Moon in less than three days, taking the rest of the world with it, including Hyrule. It is up to Link to save the day again.****Time travel and mask hunting take a bigger chunk out of the quest compared to the last Zelda. Although there are only three days to complete the game, the player is able to travel back in time after finding the  Ocarina. Any items that were found and any quests that were  completed are either saved or lost, depending on importance. Certain Masks turn Link into powerful characters, each with their own advantages (like the Zora Link, who can swim underwater for very long periods of time). ****There are also plenty of sub-quests to complete and items to find, however the clock is always ticking away until the end of the world...&lt;/story&gt; &lt;/game&gt;">
            <text:p>&lt;game name="Legend of Zelda, The - Majora's Mask (USA)"&gt; &lt;year&gt;2000&lt;/year&gt; &lt;rating&gt;ESRB - E (Everyone)&lt;/rating&gt; &lt;title&gt;Legend of Zelda, The - Majora's Mask &lt;/title&gt; &lt;pub&gt;Nintendo&lt;/pub&gt; &lt;dev&gt;Nintendo EAD&lt;/dev&gt; &lt;genre&gt;Adventure&lt;/genre&gt; &lt;score&gt;4.6&lt;/score&gt; &lt;player&gt;1 Player&lt;/player&gt; &lt;story&gt;After ending the terror of evil in Hyrule, Link sets out to find another quest to complete, but on his way he stumbles into the wait of another evil force. Link awakens in a dazed and confused state, missing his Ocarina and his horse, and seems to be cursed. To make matters worse, Termina, the world that he has ended up in, is about to be destroyed by the Moon in less than three days, taking the rest of the world with it, including Hyrule. It is up to Link to save the day again.****Time travel and mask hunting take a bigger chunk out of the quest compared to the last Zelda. Although there are only three days to complete the game, the player is able to travel back in time after finding the <text:s/>Ocarina. Any items that were found and any quests that were <text:s/>completed are either saved or lost, depending on importance. Certain Masks turn Link into powerful characters, each with their own advantages (like the Zora Link, who can swim underwater for very long periods of time). ****There are also plenty of sub-quests to complete and items to find, however the clock is always ticking away until the end of the world...&lt;/story&gt; &lt;/game&gt;</text:p>
          </table:table-cell>
          <table:table-cell table:number-columns-repeated="1012"/>
        </table:table-row>
        <table:table-row table:style-name="ro2">
          <table:table-cell office:value-type="string">
            <text:p>Legend of Zelda, The - Ocarina of Time (USA) (Rev B)</text:p>
          </table:table-cell>
          <table:table-cell office:value-type="float" office:value="1998">
            <text:p>1998</text:p>
          </table:table-cell>
          <table:table-cell office:value-type="string">
            <text:p>ESRB - E (Everyone)</text:p>
          </table:table-cell>
          <table:table-cell office:value-type="string">
            <text:p>Legend of Zelda, The - Ocarina of Time </text:p>
          </table:table-cell>
          <table:table-cell office:value-type="string">
            <text:p>Nintendo</text:p>
          </table:table-cell>
          <table:table-cell office:value-type="string">
            <text:p>Nintendo EAD</text:p>
          </table:table-cell>
          <table:table-cell office:value-type="string">
            <text:p>Adventure</text:p>
          </table:table-cell>
          <table:table-cell office:value-type="string">
            <text:p>4.2</text:p>
          </table:table-cell>
          <table:table-cell office:value-type="string">
            <text:p>1 Player</text:p>
          </table:table-cell>
          <table:table-cell office:value-type="string">
            <text:p>For the first time, The Legend of Zelda makes its way to the N64, in fine fashion. Our hero Link is once again called for to save the Kingdom of Hyrule, and this time he has a time travel device called the Ocarina to help him in his quest. ****Ganon is once again up to his old tricks, and Princess Zelda, as well as the Great Deku Tree ask for Links help. To guide him, a young fairy called Navi shows him the tricks of the trade. You begin the adventure with the task of collecting your sword and shield, and then saving the Deku Tree from the evil that has attacked. From there, you travel to Hyrule, and the many worlds that stem from Hyrule Field.****There are many, many new things in this Zelda compared to past versions, including the use of time travel and the two different Links on each side (young Link, who you start the adventure with, and teen Link, who you must turn into to complete certain areas of the game). Weapons are also a key feature, with bombs, swords and other nifty gadgets available to help you in your quest.</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Legend of Zelda, The - Ocarina of Time (USA) (Rev B)&quot;&gt; &lt;year&gt;1998&lt;/year&gt; &lt;rating&gt;ESRB - E (Everyone)&lt;/rating&gt; &lt;title&gt;Legend of Zelda, The - Ocarina of Time &lt;/title&gt; &lt;pub&gt;Nintendo&lt;/pub&gt; &lt;dev&gt;Nintendo EAD&lt;/dev&gt; &lt;genre&gt;Adventure&lt;/genre&gt; &lt;score&gt;4.2&lt;/score&gt; &lt;player&gt;1 Player&lt;/player&gt; &lt;story&gt;For the first time, The Legend of Zelda makes its way to the N64, in fine fashion. Our hero Link is once again called for to save the Kingdom of Hyrule, and this time he has a time travel device called the Ocarina to help him in his quest. ****Ganon is once again up to his old tricks, and Princess Zelda, as well as the Great Deku Tree ask for Links help. To guide him, a young fairy called Navi shows him the tricks of the trade. You begin the adventure with the task of collecting your sword and shield, and then saving the Deku Tree from the evil that has attacked. From there, you travel to Hyrule, and the many worlds that stem from Hyrule Field.****There are many, many new things in this Zelda compared to past versions, including the use of time travel and the two different Links on each side (young Link, who you start the adventure with, and teen Link, who you must turn into to complete certain areas of the game). Weapons are also a key feature, with bombs, swords and other nifty gadgets available to help you in your quest.&lt;/story&gt; &lt;/game&gt;">
            <text:p>&lt;game name="Legend of Zelda, The - Ocarina of Time (USA) (Rev B)"&gt; &lt;year&gt;1998&lt;/year&gt; &lt;rating&gt;ESRB - E (Everyone)&lt;/rating&gt; &lt;title&gt;Legend of Zelda, The - Ocarina of Time &lt;/title&gt; &lt;pub&gt;Nintendo&lt;/pub&gt; &lt;dev&gt;Nintendo EAD&lt;/dev&gt; &lt;genre&gt;Adventure&lt;/genre&gt; &lt;score&gt;4.2&lt;/score&gt; &lt;player&gt;1 Player&lt;/player&gt; &lt;story&gt;For the first time, The Legend of Zelda makes its way to the N64, in fine fashion. Our hero Link is once again called for to save the Kingdom of Hyrule, and this time he has a time travel device called the Ocarina to help him in his quest. ****Ganon is once again up to his old tricks, and Princess Zelda, as well as the Great Deku Tree ask for Links help. To guide him, a young fairy called Navi shows him the tricks of the trade. You begin the adventure with the task of collecting your sword and shield, and then saving the Deku Tree from the evil that has attacked. From there, you travel to Hyrule, and the many worlds that stem from Hyrule Field.****There are many, many new things in this Zelda compared to past versions, including the use of time travel and the two different Links on each side (young Link, who you start the adventure with, and teen Link, who you must turn into to complete certain areas of the game). Weapons are also a key feature, with bombs, swords and other nifty gadgets available to help you in your quest.&lt;/story&gt; &lt;/game&gt;</text:p>
          </table:table-cell>
          <table:table-cell table:number-columns-repeated="1012"/>
        </table:table-row>
        <table:table-row table:style-name="ro2">
          <table:table-cell office:value-type="string">
            <text:p>LEGO Racers (USA) (En,Fr,De,Es,It,Nl,Sv,No,Da,Fi)</text:p>
          </table:table-cell>
          <table:table-cell office:value-type="float" office:value="1999">
            <text:p>1999</text:p>
          </table:table-cell>
          <table:table-cell office:value-type="string">
            <text:p>ESRB - E (Everyone)</text:p>
          </table:table-cell>
          <table:table-cell office:value-type="string">
            <text:p>LEGO Racers </text:p>
          </table:table-cell>
          <table:table-cell office:value-type="string">
            <text:p>Lego Media</text:p>
          </table:table-cell>
          <table:table-cell office:value-type="string">
            <text:p>High Voltage Software, Inc.</text:p>
          </table:table-cell>
          <table:table-cell office:value-type="string">
            <text:p>Driving</text:p>
          </table:table-cell>
          <table:table-cell office:value-type="string">
            <text:p>3.4</text:p>
          </table:table-cell>
          <table:table-cell office:value-type="string">
            <text:p>1-2 Players</text:p>
          </table:table-cell>
          <table:table-cell office:value-type="string">
            <text:p>For the first time, build your favourite Lego carts on your PC using all of the blocks that are available in real life, thanks to the detailed Creation modes. You can then race your beast against other lego built characters in 12 special themed tracks, based on the Themed Lego kits (including Pirates &amp; Egypt and much more). Race your friend in split screen mode, or go straight on for the ultimate Lego racing trophy.</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LEGO Racers (USA) (En,Fr,De,Es,It,Nl,Sv,No,Da,Fi)&quot;&gt; &lt;year&gt;1999&lt;/year&gt; &lt;rating&gt;ESRB - E (Everyone)&lt;/rating&gt; &lt;title&gt;LEGO Racers &lt;/title&gt; &lt;pub&gt;Lego Media&lt;/pub&gt; &lt;dev&gt;High Voltage Software, Inc.&lt;/dev&gt; &lt;genre&gt;Driving&lt;/genre&gt; &lt;score&gt;3.4&lt;/score&gt; &lt;player&gt;1-2 Players&lt;/player&gt; &lt;story&gt;For the first time, build your favourite Lego carts on your PC using all of the blocks that are available in real life, thanks to the detailed Creation modes. You can then race your beast against other lego built characters in 12 special themed tracks, based on the Themed Lego kits (including Pirates &amp; Egypt and much more). Race your friend in split screen mode, or go straight on for the ultimate Lego racing trophy.&lt;/story&gt; &lt;/game&gt;">
            <text:p>&lt;game name="LEGO Racers (USA) (En,Fr,De,Es,It,Nl,Sv,No,Da,Fi)"&gt; &lt;year&gt;1999&lt;/year&gt; &lt;rating&gt;ESRB - E (Everyone)&lt;/rating&gt; &lt;title&gt;LEGO Racers &lt;/title&gt; &lt;pub&gt;Lego Media&lt;/pub&gt; &lt;dev&gt;High Voltage Software, Inc.&lt;/dev&gt; &lt;genre&gt;Driving&lt;/genre&gt; &lt;score&gt;3.4&lt;/score&gt; &lt;player&gt;1-2 Players&lt;/player&gt; &lt;story&gt;For the first time, build your favourite Lego carts on your PC using all of the blocks that are available in real life, thanks to the detailed Creation modes. You can then race your beast against other lego built characters in 12 special themed tracks, based on the Themed Lego kits (including Pirates &amp; Egypt and much more). Race your friend in split screen mode, or go straight on for the ultimate Lego racing trophy.&lt;/story&gt; &lt;/game&gt;</text:p>
          </table:table-cell>
          <table:table-cell table:number-columns-repeated="1012"/>
        </table:table-row>
        <table:table-row table:style-name="ro2">
          <table:table-cell office:value-type="string">
            <text:p>Lode Runner 3-D (USA)</text:p>
          </table:table-cell>
          <table:table-cell office:value-type="float" office:value="1999">
            <text:p>1999</text:p>
          </table:table-cell>
          <table:table-cell office:value-type="string">
            <text:p>ESRB - E (Everyone)</text:p>
          </table:table-cell>
          <table:table-cell office:value-type="string">
            <text:p>Lode Runner 3-D </text:p>
          </table:table-cell>
          <table:table-cell office:value-type="string">
            <text:p>Infogrames</text:p>
          </table:table-cell>
          <table:table-cell office:value-type="string">
            <text:p>Big Bang Software, Inc.</text:p>
          </table:table-cell>
          <table:table-cell office:value-type="string">
            <text:p>Action</text:p>
          </table:table-cell>
          <table:table-cell office:value-type="string">
            <text:p>3.2</text:p>
          </table:table-cell>
          <table:table-cell office:value-type="string">
            <text:p>1 Player</text:p>
          </table:table-cell>
          <table:table-cell office:value-type="string">
            <text:p>The Emperor Monk of Pandora has begun raiding the Out-Sector Colonies, stealing vital gold supplies from the free systems. The Federated Hegemonies have no choice but to ask the Lode Runners to stop the raids and put an end to the Emperor's rule.****Unable to use the full fleet on the Emperor's defenses, which would cause mass casualties, they decide that a lone Lod Runner should enter the enemy base to recover any gold found and destroy the Emperor.****From an isometric style perspective, you must guide Lode Runner through each of the levels, dodging defensive blocks and enemies by either placing bombs and blowing holes in the ground to finding another way around. By finding all of the gold on the level, you can then progress to the next level.</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Lode Runner 3-D (USA)&quot;&gt; &lt;year&gt;1999&lt;/year&gt; &lt;rating&gt;ESRB - E (Everyone)&lt;/rating&gt; &lt;title&gt;Lode Runner 3-D &lt;/title&gt; &lt;pub&gt;Infogrames&lt;/pub&gt; &lt;dev&gt;Big Bang Software, Inc.&lt;/dev&gt; &lt;genre&gt;Action&lt;/genre&gt; &lt;score&gt;3.2&lt;/score&gt; &lt;player&gt;1 Player&lt;/player&gt; &lt;story&gt;The Emperor Monk of Pandora has begun raiding the Out-Sector Colonies, stealing vital gold supplies from the free systems. The Federated Hegemonies have no choice but to ask the Lode Runners to stop the raids and put an end to the Emperor's rule.****Unable to use the full fleet on the Emperor's defenses, which would cause mass casualties, they decide that a lone Lod Runner should enter the enemy base to recover any gold found and destroy the Emperor.****From an isometric style perspective, you must guide Lode Runner through each of the levels, dodging defensive blocks and enemies by either placing bombs and blowing holes in the ground to finding another way around. By finding all of the gold on the level, you can then progress to the next level.&lt;/story&gt; &lt;/game&gt;">
            <text:p>&lt;game name="Lode Runner 3-D (USA)"&gt; &lt;year&gt;1999&lt;/year&gt; &lt;rating&gt;ESRB - E (Everyone)&lt;/rating&gt; &lt;title&gt;Lode Runner 3-D &lt;/title&gt; &lt;pub&gt;Infogrames&lt;/pub&gt; &lt;dev&gt;Big Bang Software, Inc.&lt;/dev&gt; &lt;genre&gt;Action&lt;/genre&gt; &lt;score&gt;3.2&lt;/score&gt; &lt;player&gt;1 Player&lt;/player&gt; &lt;story&gt;The Emperor Monk of Pandora has begun raiding the Out-Sector Colonies, stealing vital gold supplies from the free systems. The Federated Hegemonies have no choice but to ask the Lode Runners to stop the raids and put an end to the Emperor's rule.****Unable to use the full fleet on the Emperor's defenses, which would cause mass casualties, they decide that a lone Lod Runner should enter the enemy base to recover any gold found and destroy the Emperor.****From an isometric style perspective, you must guide Lode Runner through each of the levels, dodging defensive blocks and enemies by either placing bombs and blowing holes in the ground to finding another way around. By finding all of the gold on the level, you can then progress to the next level.&lt;/story&gt; &lt;/game&gt;</text:p>
          </table:table-cell>
          <table:table-cell table:number-columns-repeated="1012"/>
        </table:table-row>
        <table:table-row table:style-name="ro1">
          <table:table-cell office:value-type="string">
            <text:p>Mace - The Dark Age (USA)</text:p>
          </table:table-cell>
          <table:table-cell office:value-type="float" office:value="1997">
            <text:p>1997</text:p>
          </table:table-cell>
          <table:table-cell office:value-type="string">
            <text:p>ESRB - M (Mature)</text:p>
          </table:table-cell>
          <table:table-cell office:value-type="string">
            <text:p>Mace - The Dark Age </text:p>
          </table:table-cell>
          <table:table-cell office:value-type="string">
            <text:p>Midway</text:p>
          </table:table-cell>
          <table:table-cell office:value-type="string">
            <text:p>Atari Games Corporation</text:p>
          </table:table-cell>
          <table:table-cell office:value-type="string">
            <text:p>Fighter</text:p>
          </table:table-cell>
          <table:table-cell office:value-type="string">
            <text:p>3.7</text:p>
          </table:table-cell>
          <table:table-cell table:style-name="ce2" office:value-type="string">
            <text:p>1-4 Players</text:p>
          </table:table-cell>
          <table:table-cell office:value-type="string">
            <text:p>Mace: The Dark age is a 3D fighting game set in a dark fantasy setting. Players can choose between 18 characters from all over the world equipped with swords, daggers, maces, katanas and other weapons. Basic moves include: a quick and a strong attack with weapons, kicks, sidesteps, and throws. Additional attacks can be performed by pressing the standard attack buttons in different positions or combined with directional buttons. Counter attacks are also possible, but require more complicated button combinations and good timing. Standard moves can be linked to combos and each character has a number of individual special moves that require specific button combinations to be used. ****Battle arenas feature multiple levels and usually contain hazards like acid pools or swinging axes that deal damage when touched. Some arenas also contain interactive objects like plant pots or torches that can be thrown at opponents.****The game is fairly bloody (the gore can be turned off in the options menu) and all characters have their own finishing moves**(called executions) - particularly brutal ways of killing an opponent.</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Mace - The Dark Age (USA)&quot;&gt; &lt;year&gt;1997&lt;/year&gt; &lt;rating&gt;ESRB - M (Mature)&lt;/rating&gt; &lt;title&gt;Mace - The Dark Age &lt;/title&gt; &lt;pub&gt;Midway&lt;/pub&gt; &lt;dev&gt;Atari Games Corporation&lt;/dev&gt; &lt;genre&gt;Fighter&lt;/genre&gt; &lt;score&gt;3.7&lt;/score&gt; &lt;player&gt;1-4 Players&lt;/player&gt; &lt;story&gt;Mace: The Dark age is a 3D fighting game set in a dark fantasy setting. Players can choose between 18 characters from all over the world equipped with swords, daggers, maces, katanas and other weapons. Basic moves include: a quick and a strong attack with weapons, kicks, sidesteps, and throws. Additional attacks can be performed by pressing the standard attack buttons in different positions or combined with directional buttons. Counter attacks are also possible, but require more complicated button combinations and good timing. Standard moves can be linked to combos and each character has a number of individual special moves that require specific button combinations to be used. ****Battle arenas feature multiple levels and usually contain hazards like acid pools or swinging axes that deal damage when touched. Some arenas also contain interactive objects like plant pots or torches that can be thrown at opponents.****The game is fairly bloody (the gore can be turned off in the options menu) and all characters have their own finishing moves**(called executions) - particularly brutal ways of killing an opponent.&lt;/story&gt; &lt;/game&gt;">
            <text:p>&lt;game name="Mace - The Dark Age (USA)"&gt; &lt;year&gt;1997&lt;/year&gt; &lt;rating&gt;ESRB - M (Mature)&lt;/rating&gt; &lt;title&gt;Mace - The Dark Age &lt;/title&gt; &lt;pub&gt;Midway&lt;/pub&gt; &lt;dev&gt;Atari Games Corporation&lt;/dev&gt; &lt;genre&gt;Fighter&lt;/genre&gt; &lt;score&gt;3.7&lt;/score&gt; &lt;player&gt;1-4 Players&lt;/player&gt; &lt;story&gt;Mace: The Dark age is a 3D fighting game set in a dark fantasy setting. Players can choose between 18 characters from all over the world equipped with swords, daggers, maces, katanas and other weapons. Basic moves include: a quick and a strong attack with weapons, kicks, sidesteps, and throws. Additional attacks can be performed by pressing the standard attack buttons in different positions or combined with directional buttons. Counter attacks are also possible, but require more complicated button combinations and good timing. Standard moves can be linked to combos and each character has a number of individual special moves that require specific button combinations to be used. ****Battle arenas feature multiple levels and usually contain hazards like acid pools or swinging axes that deal damage when touched. Some arenas also contain interactive objects like plant pots or torches that can be thrown at opponents.****The game is fairly bloody (the gore can be turned off in the options menu) and all characters have their own finishing moves**(called executions) - particularly brutal ways of killing an opponent.&lt;/story&gt; &lt;/game&gt;</text:p>
          </table:table-cell>
          <table:table-cell table:number-columns-repeated="1012"/>
        </table:table-row>
        <table:table-row table:style-name="ro1">
          <table:table-cell office:value-type="string">
            <text:p>Madden Football 64 (USA)</text:p>
          </table:table-cell>
          <table:table-cell office:value-type="float" office:value="1997">
            <text:p>1997</text:p>
          </table:table-cell>
          <table:table-cell office:value-type="string">
            <text:p>ESRB - E (Everyone)</text:p>
          </table:table-cell>
          <table:table-cell office:value-type="string">
            <text:p>Madden Football 64 </text:p>
          </table:table-cell>
          <table:table-cell office:value-type="string">
            <text:p>EA Sports</text:p>
          </table:table-cell>
          <table:table-cell office:value-type="string">
            <text:p>Tiburon Entertainment</text:p>
          </table:table-cell>
          <table:table-cell office:value-type="string">
            <text:p>Football/Sports</text:p>
          </table:table-cell>
          <table:table-cell office:value-type="string">
            <text:p>3.7</text:p>
          </table:table-cell>
          <table:table-cell table:style-name="ce2" office:value-type="string">
            <text:p>1-4 Players</text:p>
          </table:table-cell>
          <table:table-cell office:value-type="string">
            <text:p>In terms of features, the first of Electronic Arts' Madden series to appear on the Nintendo 64 <text:s/>is closest to Madden Football '98. <text:s/>****Madden Football 64 was the most graphically advanced Madden game at the time of release. <text:s/>Visual features include 5000 frames of animation and a HelmetCam view from the player's eyes. AI adjusts during the game to your playing style. You can create, deaft and trade a full roster of players.****The game does not have an NFL license, so all the teams are named by just the city name with no logos. <text:s/>It does have a players license though, so all the real players are here.</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Madden Football 64 (USA)&quot;&gt; &lt;year&gt;1997&lt;/year&gt; &lt;rating&gt;ESRB - E (Everyone)&lt;/rating&gt; &lt;title&gt;Madden Football 64 &lt;/title&gt; &lt;pub&gt;EA Sports&lt;/pub&gt; &lt;dev&gt;Tiburon Entertainment&lt;/dev&gt; &lt;genre&gt;Football/Sports&lt;/genre&gt; &lt;score&gt;3.7&lt;/score&gt; &lt;player&gt;1-4 Players&lt;/player&gt; &lt;story&gt;In terms of features, the first of Electronic Arts' Madden series to appear on the Nintendo 64  is closest to Madden Football '98.  ****Madden Football 64 was the most graphically advanced Madden game at the time of release.  Visual features include 5000 frames of animation and a HelmetCam view from the player's eyes. AI adjusts during the game to your playing style. You can create, deaft and trade a full roster of players.****The game does not have an NFL license, so all the teams are named by just the city name with no logos.  It does have a players license though, so all the real players are here.&lt;/story&gt; &lt;/game&gt;">
            <text:p>&lt;game name="Madden Football 64 (USA)"&gt; &lt;year&gt;1997&lt;/year&gt; &lt;rating&gt;ESRB - E (Everyone)&lt;/rating&gt; &lt;title&gt;Madden Football 64 &lt;/title&gt; &lt;pub&gt;EA Sports&lt;/pub&gt; &lt;dev&gt;Tiburon Entertainment&lt;/dev&gt; &lt;genre&gt;Football/Sports&lt;/genre&gt; &lt;score&gt;3.7&lt;/score&gt; &lt;player&gt;1-4 Players&lt;/player&gt; &lt;story&gt;In terms of features, the first of Electronic Arts' Madden series to appear on the Nintendo 64 <text:s/>is closest to Madden Football '98. <text:s/>****Madden Football 64 was the most graphically advanced Madden game at the time of release. <text:s/>Visual features include 5000 frames of animation and a HelmetCam view from the player's eyes. AI adjusts during the game to your playing style. You can create, deaft and trade a full roster of players.****The game does not have an NFL license, so all the teams are named by just the city name with no logos. <text:s/>It does have a players license though, so all the real players are here.&lt;/story&gt; &lt;/game&gt;</text:p>
          </table:table-cell>
          <table:table-cell table:number-columns-repeated="1012"/>
        </table:table-row>
        <table:table-row table:style-name="ro1">
          <table:table-cell office:value-type="string">
            <text:p>Madden NFL 2000 (USA)</text:p>
          </table:table-cell>
          <table:table-cell office:value-type="float" office:value="1999">
            <text:p>1999</text:p>
          </table:table-cell>
          <table:table-cell office:value-type="string">
            <text:p>ESRB - E (Everyone)</text:p>
          </table:table-cell>
          <table:table-cell office:value-type="string">
            <text:p>Madden NFL 2000 </text:p>
          </table:table-cell>
          <table:table-cell office:value-type="string">
            <text:p>EA Sports</text:p>
          </table:table-cell>
          <table:table-cell office:value-type="string">
            <text:p>Tiburon Entertainment</text:p>
          </table:table-cell>
          <table:table-cell office:value-type="string">
            <text:p>Football/Sports</text:p>
          </table:table-cell>
          <table:table-cell office:value-type="string">
            <text:p>3.8</text:p>
          </table:table-cell>
          <table:table-cell table:style-name="ce2" office:value-type="string">
            <text:p>1-4 Players</text:p>
          </table:table-cell>
          <table:table-cell office:value-type="string">
            <text:p>John Madden brings the best football back to PC, bigger than ever! All 31 NFL teams (including the new Cleveland Browns), all-star and classic teams, player-specific animations, and much more. Graphics are better than ever. Improved running and rush interface gives you the ultimate control over strategy and execution. Even a franchise mode to keep you busy for a while.</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Madden NFL 2000 (USA)&quot;&gt; &lt;year&gt;1999&lt;/year&gt; &lt;rating&gt;ESRB - E (Everyone)&lt;/rating&gt; &lt;title&gt;Madden NFL 2000 &lt;/title&gt; &lt;pub&gt;EA Sports&lt;/pub&gt; &lt;dev&gt;Tiburon Entertainment&lt;/dev&gt; &lt;genre&gt;Football/Sports&lt;/genre&gt; &lt;score&gt;3.8&lt;/score&gt; &lt;player&gt;1-4 Players&lt;/player&gt; &lt;story&gt;John Madden brings the best football back to PC, bigger than ever! All 31 NFL teams (including the new Cleveland Browns), all-star and classic teams, player-specific animations, and much more. Graphics are better than ever. Improved running and rush interface gives you the ultimate control over strategy and execution. Even a franchise mode to keep you busy for a while.&lt;/story&gt; &lt;/game&gt;">
            <text:p>&lt;game name="Madden NFL 2000 (USA)"&gt; &lt;year&gt;1999&lt;/year&gt; &lt;rating&gt;ESRB - E (Everyone)&lt;/rating&gt; &lt;title&gt;Madden NFL 2000 &lt;/title&gt; &lt;pub&gt;EA Sports&lt;/pub&gt; &lt;dev&gt;Tiburon Entertainment&lt;/dev&gt; &lt;genre&gt;Football/Sports&lt;/genre&gt; &lt;score&gt;3.8&lt;/score&gt; &lt;player&gt;1-4 Players&lt;/player&gt; &lt;story&gt;John Madden brings the best football back to PC, bigger than ever! All 31 NFL teams (including the new Cleveland Browns), all-star and classic teams, player-specific animations, and much more. Graphics are better than ever. Improved running and rush interface gives you the ultimate control over strategy and execution. Even a franchise mode to keep you busy for a while.&lt;/story&gt; &lt;/game&gt;</text:p>
          </table:table-cell>
          <table:table-cell table:number-columns-repeated="1012"/>
        </table:table-row>
        <table:table-row table:style-name="ro1">
          <table:table-cell office:value-type="string">
            <text:p>Madden NFL 2001 (USA)</text:p>
          </table:table-cell>
          <table:table-cell office:value-type="float" office:value="2000">
            <text:p>2000</text:p>
          </table:table-cell>
          <table:table-cell office:value-type="string">
            <text:p>ESRB - E (Everyone)</text:p>
          </table:table-cell>
          <table:table-cell office:value-type="string">
            <text:p>Madden NFL 2001 </text:p>
          </table:table-cell>
          <table:table-cell office:value-type="string">
            <text:p>EA Sports</text:p>
          </table:table-cell>
          <table:table-cell office:value-type="string">
            <text:p>Tiburon Entertainment</text:p>
          </table:table-cell>
          <table:table-cell office:value-type="string">
            <text:p>Football/Sports</text:p>
          </table:table-cell>
          <table:table-cell office:value-type="string">
            <text:p>3.2</text:p>
          </table:table-cell>
          <table:table-cell table:style-name="ce2" office:value-type="string">
            <text:p>1-4 Players</text:p>
          </table:table-cell>
          <table:table-cell office:value-type="string">
            <text:p>The best-selling PC football game is back to dominate with legendary Madden gameplay and the deepest feature set available. <text:s/>Think you got game? Take your skills online against the best through EA SPORTS -sponsored tournaments. <text:s/>Check the online ranking to see how good you really are. <text:s/>The exclusive NFL coaches club license brings in real coaches complete with their own signature styles and plays to add even more strategy to your game. <text:s/>Historical All-Madden team rosters let you match-up today's stars with the legends of the game for all-time braggings rights. <text:s/>Throw in an improved front end and enhanced AI and you've got the ultimate in PC football.</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Madden NFL 2001 (USA)&quot;&gt; &lt;year&gt;2000&lt;/year&gt; &lt;rating&gt;ESRB - E (Everyone)&lt;/rating&gt; &lt;title&gt;Madden NFL 2001 &lt;/title&gt; &lt;pub&gt;EA Sports&lt;/pub&gt; &lt;dev&gt;Tiburon Entertainment&lt;/dev&gt; &lt;genre&gt;Football/Sports&lt;/genre&gt; &lt;score&gt;3.2&lt;/score&gt; &lt;player&gt;1-4 Players&lt;/player&gt; &lt;story&gt;The best-selling PC football game is back to dominate with legendary Madden gameplay and the deepest feature set available.  Think you got game? Take your skills online against the best through EA SPORTS -sponsored tournaments.  Check the online ranking to see how good you really are.  The exclusive NFL coaches club license brings in real coaches complete with their own signature styles and plays to add even more strategy to your game.  Historical All-Madden team rosters let you match-up today's stars with the legends of the game for all-time braggings rights.  Throw in an improved front end and enhanced AI and you've got the ultimate in PC football.&lt;/story&gt; &lt;/game&gt;">
            <text:p>&lt;game name="Madden NFL 2001 (USA)"&gt; &lt;year&gt;2000&lt;/year&gt; &lt;rating&gt;ESRB - E (Everyone)&lt;/rating&gt; &lt;title&gt;Madden NFL 2001 &lt;/title&gt; &lt;pub&gt;EA Sports&lt;/pub&gt; &lt;dev&gt;Tiburon Entertainment&lt;/dev&gt; &lt;genre&gt;Football/Sports&lt;/genre&gt; &lt;score&gt;3.2&lt;/score&gt; &lt;player&gt;1-4 Players&lt;/player&gt; &lt;story&gt;The best-selling PC football game is back to dominate with legendary Madden gameplay and the deepest feature set available. <text:s/>Think you got game? Take your skills online against the best through EA SPORTS -sponsored tournaments. <text:s/>Check the online ranking to see how good you really are. <text:s/>The exclusive NFL coaches club license brings in real coaches complete with their own signature styles and plays to add even more strategy to your game. <text:s/>Historical All-Madden team rosters let you match-up today's stars with the legends of the game for all-time braggings rights. <text:s/>Throw in an improved front end and enhanced AI and you've got the ultimate in PC football.&lt;/story&gt; &lt;/game&gt;</text:p>
          </table:table-cell>
          <table:table-cell table:number-columns-repeated="1012"/>
        </table:table-row>
        <table:table-row table:style-name="ro1">
          <table:table-cell office:value-type="string">
            <text:p>Madden NFL 2002 (USA)</text:p>
          </table:table-cell>
          <table:table-cell office:value-type="float" office:value="2001">
            <text:p>2001</text:p>
          </table:table-cell>
          <table:table-cell office:value-type="string">
            <text:p>ESRB - E (Everyone)</text:p>
          </table:table-cell>
          <table:table-cell office:value-type="string">
            <text:p>Madden NFL 2002 </text:p>
          </table:table-cell>
          <table:table-cell office:value-type="string">
            <text:p>EA Sports</text:p>
          </table:table-cell>
          <table:table-cell office:value-type="string">
            <text:p>Budcat Creations</text:p>
          </table:table-cell>
          <table:table-cell office:value-type="string">
            <text:p>Football/Sports</text:p>
          </table:table-cell>
          <table:table-cell office:value-type="string">
            <text:p>3.5</text:p>
          </table:table-cell>
          <table:table-cell table:style-name="ce2" office:value-type="string">
            <text:p>1-4 Players</text:p>
          </table:table-cell>
          <table:table-cell office:value-type="string">
            <text:p>John Madden brings the best football back with updated stats and players, bigger than ever! All 32 NFL teams including the expansion Houston Texans. <text:s/>Hard to believe but they make many improvements on the previous version. <text:s/>There are new player faces and on-field animations and expanded motion capture. <text:s/>EA Sports added a new game within the game called Two Minute Drill.****The controls are basically the same with Easy Play using simplified controls and Normal Play with the full features encompassing nearly everything one could do on the real gridiron. <text:s text:c="2"/>You can create a player or a whole team. <text:s/>Trade players and manage teams through out the season.</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Madden NFL 2002 (USA)&quot;&gt; &lt;year&gt;2001&lt;/year&gt; &lt;rating&gt;ESRB - E (Everyone)&lt;/rating&gt; &lt;title&gt;Madden NFL 2002 &lt;/title&gt; &lt;pub&gt;EA Sports&lt;/pub&gt; &lt;dev&gt;Budcat Creations&lt;/dev&gt; &lt;genre&gt;Football/Sports&lt;/genre&gt; &lt;score&gt;3.5&lt;/score&gt; &lt;player&gt;1-4 Players&lt;/player&gt; &lt;story&gt;John Madden brings the best football back with updated stats and players, bigger than ever! All 32 NFL teams including the expansion Houston Texans.  Hard to believe but they make many improvements on the previous version.  There are new player faces and on-field animations and expanded motion capture.  EA Sports added a new game within the game called Two Minute Drill.****The controls are basically the same with Easy Play using simplified controls and Normal Play with the full features encompassing nearly everything one could do on the real gridiron.   You can create a player or a whole team.  Trade players and manage teams through out the season.&lt;/story&gt; &lt;/game&gt;">
            <text:p>&lt;game name="Madden NFL 2002 (USA)"&gt; &lt;year&gt;2001&lt;/year&gt; &lt;rating&gt;ESRB - E (Everyone)&lt;/rating&gt; &lt;title&gt;Madden NFL 2002 &lt;/title&gt; &lt;pub&gt;EA Sports&lt;/pub&gt; &lt;dev&gt;Budcat Creations&lt;/dev&gt; &lt;genre&gt;Football/Sports&lt;/genre&gt; &lt;score&gt;3.5&lt;/score&gt; &lt;player&gt;1-4 Players&lt;/player&gt; &lt;story&gt;John Madden brings the best football back with updated stats and players, bigger than ever! All 32 NFL teams including the expansion Houston Texans. <text:s/>Hard to believe but they make many improvements on the previous version. <text:s/>There are new player faces and on-field animations and expanded motion capture. <text:s/>EA Sports added a new game within the game called Two Minute Drill.****The controls are basically the same with Easy Play using simplified controls and Normal Play with the full features encompassing nearly everything one could do on the real gridiron. <text:s text:c="2"/>You can create a player or a whole team. <text:s/>Trade players and manage teams through out the season.&lt;/story&gt; &lt;/game&gt;</text:p>
          </table:table-cell>
          <table:table-cell table:number-columns-repeated="1012"/>
        </table:table-row>
        <table:table-row table:style-name="ro1">
          <table:table-cell office:value-type="string">
            <text:p>Madden NFL 99 (USA)</text:p>
          </table:table-cell>
          <table:table-cell office:value-type="float" office:value="1998">
            <text:p>1998</text:p>
          </table:table-cell>
          <table:table-cell office:value-type="string">
            <text:p>ESRB - E (Everyone)</text:p>
          </table:table-cell>
          <table:table-cell office:value-type="string">
            <text:p>Madden NFL 99 </text:p>
          </table:table-cell>
          <table:table-cell office:value-type="string">
            <text:p>EA Sports</text:p>
          </table:table-cell>
          <table:table-cell office:value-type="string">
            <text:p>Tiburon Entertainment</text:p>
          </table:table-cell>
          <table:table-cell office:value-type="string">
            <text:p>Football/Sports</text:p>
          </table:table-cell>
          <table:table-cell office:value-type="string">
            <text:p>3.8</text:p>
          </table:table-cell>
          <table:table-cell table:style-name="ce2" office:value-type="string">
            <text:p>1-4 Players</text:p>
          </table:table-cell>
          <table:table-cell office:value-type="string">
            <text:p>As with all yearly updates to the football series, Madden NFL 99 features improved graphics and AI over its predecessors. Force feedback, 8-button controllers and online support are available. The team roster includes nearly 100 successful vintage NFL teams as well as the full up to date roster at the time. There is more commentary integrated than before.****This version features a new Franchise mode, which allows you to control a team through a number of seasons, taking into account free agents, retirement, drafts, and salary caps. <text:s/>Each team can have different playbooks.****Also added is a one-button mode, which simplifies controls for beginners. Tying in with this is the arcade mode, which removes some of the more complex rules and adds to the force of impacts.</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Madden NFL 99 (USA)&quot;&gt; &lt;year&gt;1998&lt;/year&gt; &lt;rating&gt;ESRB - E (Everyone)&lt;/rating&gt; &lt;title&gt;Madden NFL 99 &lt;/title&gt; &lt;pub&gt;EA Sports&lt;/pub&gt; &lt;dev&gt;Tiburon Entertainment&lt;/dev&gt; &lt;genre&gt;Football/Sports&lt;/genre&gt; &lt;score&gt;3.8&lt;/score&gt; &lt;player&gt;1-4 Players&lt;/player&gt; &lt;story&gt;As with all yearly updates to the football series, Madden NFL 99 features improved graphics and AI over its predecessors. Force feedback, 8-button controllers and online support are available. The team roster includes nearly 100 successful vintage NFL teams as well as the full up to date roster at the time. There is more commentary integrated than before.****This version features a new Franchise mode, which allows you to control a team through a number of seasons, taking into account free agents, retirement, drafts, and salary caps.  Each team can have different playbooks.****Also added is a one-button mode, which simplifies controls for beginners. Tying in with this is the arcade mode, which removes some of the more complex rules and adds to the force of impacts.&lt;/story&gt; &lt;/game&gt;">
            <text:p>&lt;game name="Madden NFL 99 (USA)"&gt; &lt;year&gt;1998&lt;/year&gt; &lt;rating&gt;ESRB - E (Everyone)&lt;/rating&gt; &lt;title&gt;Madden NFL 99 &lt;/title&gt; &lt;pub&gt;EA Sports&lt;/pub&gt; &lt;dev&gt;Tiburon Entertainment&lt;/dev&gt; &lt;genre&gt;Football/Sports&lt;/genre&gt; &lt;score&gt;3.8&lt;/score&gt; &lt;player&gt;1-4 Players&lt;/player&gt; &lt;story&gt;As with all yearly updates to the football series, Madden NFL 99 features improved graphics and AI over its predecessors. Force feedback, 8-button controllers and online support are available. The team roster includes nearly 100 successful vintage NFL teams as well as the full up to date roster at the time. There is more commentary integrated than before.****This version features a new Franchise mode, which allows you to control a team through a number of seasons, taking into account free agents, retirement, drafts, and salary caps. <text:s/>Each team can have different playbooks.****Also added is a one-button mode, which simplifies controls for beginners. Tying in with this is the arcade mode, which removes some of the more complex rules and adds to the force of impacts.&lt;/story&gt; &lt;/game&gt;</text:p>
          </table:table-cell>
          <table:table-cell table:number-columns-repeated="1012"/>
        </table:table-row>
        <table:table-row table:style-name="ro1">
          <table:table-cell office:value-type="string">
            <text:p>Magical Tetris Challenge (USA)</text:p>
          </table:table-cell>
          <table:table-cell office:value-type="float" office:value="1999">
            <text:p>1999</text:p>
          </table:table-cell>
          <table:table-cell office:value-type="string">
            <text:p>ESRB - E (Everyone)</text:p>
          </table:table-cell>
          <table:table-cell office:value-type="string">
            <text:p>Magical Tetris Challenge </text:p>
          </table:table-cell>
          <table:table-cell office:value-type="string">
            <text:p>Capcom</text:p>
          </table:table-cell>
          <table:table-cell office:value-type="string">
            <text:p>Capcom Co., Ltd.</text:p>
          </table:table-cell>
          <table:table-cell office:value-type="string">
            <text:p>Puzzle</text:p>
          </table:table-cell>
          <table:table-cell office:value-type="string">
            <text:p>3.8</text:p>
          </table:table-cell>
          <table:table-cell table:style-name="ce2" office:value-type="string">
            <text:p>1-4 Players</text:p>
          </table:table-cell>
          <table:table-cell office:value-type="string">
            <text:p>Magical Tetris Challenge mixes the well known Tetris brand with the characters and worlds of Disney. The original Tetris is on offer through the usual endurance challenge or the new story mode, where you choose one of the many well known Disney characters (Mickey, Minnie, Donald, and Goofy) and take on the bad guys in a game of Tetris to save the day. A 2-player mode is also included.</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Magical Tetris Challenge (USA)&quot;&gt; &lt;year&gt;1999&lt;/year&gt; &lt;rating&gt;ESRB - E (Everyone)&lt;/rating&gt; &lt;title&gt;Magical Tetris Challenge &lt;/title&gt; &lt;pub&gt;Capcom&lt;/pub&gt; &lt;dev&gt;Capcom Co., Ltd.&lt;/dev&gt; &lt;genre&gt;Puzzle&lt;/genre&gt; &lt;score&gt;3.8&lt;/score&gt; &lt;player&gt;1-4 Players&lt;/player&gt; &lt;story&gt;Magical Tetris Challenge mixes the well known Tetris brand with the characters and worlds of Disney. The original Tetris is on offer through the usual endurance challenge or the new story mode, where you choose one of the many well known Disney characters (Mickey, Minnie, Donald, and Goofy) and take on the bad guys in a game of Tetris to save the day. A 2-player mode is also included.&lt;/story&gt; &lt;/game&gt;">
            <text:p>&lt;game name="Magical Tetris Challenge (USA)"&gt; &lt;year&gt;1999&lt;/year&gt; &lt;rating&gt;ESRB - E (Everyone)&lt;/rating&gt; &lt;title&gt;Magical Tetris Challenge &lt;/title&gt; &lt;pub&gt;Capcom&lt;/pub&gt; &lt;dev&gt;Capcom Co., Ltd.&lt;/dev&gt; &lt;genre&gt;Puzzle&lt;/genre&gt; &lt;score&gt;3.8&lt;/score&gt; &lt;player&gt;1-4 Players&lt;/player&gt; &lt;story&gt;Magical Tetris Challenge mixes the well known Tetris brand with the characters and worlds of Disney. The original Tetris is on offer through the usual endurance challenge or the new story mode, where you choose one of the many well known Disney characters (Mickey, Minnie, Donald, and Goofy) and take on the bad guys in a game of Tetris to save the day. A 2-player mode is also included.&lt;/story&gt; &lt;/game&gt;</text:p>
          </table:table-cell>
          <table:table-cell table:number-columns-repeated="1012"/>
        </table:table-row>
        <table:table-row table:style-name="ro1">
          <table:table-cell office:value-type="string">
            <text:p>Major League Baseball featuring Ken Griffey Jr. (USA)</text:p>
          </table:table-cell>
          <table:table-cell office:value-type="float" office:value="1998">
            <text:p>1998</text:p>
          </table:table-cell>
          <table:table-cell office:value-type="string">
            <text:p>ESRB - E (Everyone)</text:p>
          </table:table-cell>
          <table:table-cell office:value-type="string">
            <text:p>Major League Baseball featuring Ken Griffey Jr. </text:p>
          </table:table-cell>
          <table:table-cell office:value-type="string">
            <text:p>Nintendo</text:p>
          </table:table-cell>
          <table:table-cell office:value-type="string">
            <text:p>Angel Studios</text:p>
          </table:table-cell>
          <table:table-cell office:value-type="string">
            <text:p>Baseball/Sports</text:p>
          </table:table-cell>
          <table:table-cell office:value-type="string">
            <text:p>3.9</text:p>
          </table:table-cell>
          <table:table-cell table:style-name="ce2" office:value-type="string">
            <text:p>1-4 Players</text:p>
          </table:table-cell>
          <table:table-cell office:value-type="string">
            <text:p>The full Major League Baseball is on display in this mainly arcade style baseball title. All teams and players are available for exhibition, season and world series modes. Up to two players can play through these modes, with a further two for 4 player home run derby, where the winner is determined by the amount of balls you can whack out of the park.****Ken Griffey Jr. supplies his motion captured moves and voice to the game, along with team stats tracking through-out the season.</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Major League Baseball featuring Ken Griffey Jr. (USA)&quot;&gt; &lt;year&gt;1998&lt;/year&gt; &lt;rating&gt;ESRB - E (Everyone)&lt;/rating&gt; &lt;title&gt;Major League Baseball featuring Ken Griffey Jr. &lt;/title&gt; &lt;pub&gt;Nintendo&lt;/pub&gt; &lt;dev&gt;Angel Studios&lt;/dev&gt; &lt;genre&gt;Baseball/Sports&lt;/genre&gt; &lt;score&gt;3.9&lt;/score&gt; &lt;player&gt;1-4 Players&lt;/player&gt; &lt;story&gt;The full Major League Baseball is on display in this mainly arcade style baseball title. All teams and players are available for exhibition, season and world series modes. Up to two players can play through these modes, with a further two for 4 player home run derby, where the winner is determined by the amount of balls you can whack out of the park.****Ken Griffey Jr. supplies his motion captured moves and voice to the game, along with team stats tracking through-out the season.&lt;/story&gt; &lt;/game&gt;">
            <text:p>&lt;game name="Major League Baseball featuring Ken Griffey Jr. (USA)"&gt; &lt;year&gt;1998&lt;/year&gt; &lt;rating&gt;ESRB - E (Everyone)&lt;/rating&gt; &lt;title&gt;Major League Baseball featuring Ken Griffey Jr. &lt;/title&gt; &lt;pub&gt;Nintendo&lt;/pub&gt; &lt;dev&gt;Angel Studios&lt;/dev&gt; &lt;genre&gt;Baseball/Sports&lt;/genre&gt; &lt;score&gt;3.9&lt;/score&gt; &lt;player&gt;1-4 Players&lt;/player&gt; &lt;story&gt;The full Major League Baseball is on display in this mainly arcade style baseball title. All teams and players are available for exhibition, season and world series modes. Up to two players can play through these modes, with a further two for 4 player home run derby, where the winner is determined by the amount of balls you can whack out of the park.****Ken Griffey Jr. supplies his motion captured moves and voice to the game, along with team stats tracking through-out the season.&lt;/story&gt; &lt;/game&gt;</text:p>
          </table:table-cell>
          <table:table-cell table:number-columns-repeated="1012"/>
        </table:table-row>
        <table:table-row table:style-name="ro1">
          <table:table-cell office:value-type="string">
            <text:p>Mario Golf (USA)</text:p>
          </table:table-cell>
          <table:table-cell office:value-type="float" office:value="1999">
            <text:p>1999</text:p>
          </table:table-cell>
          <table:table-cell office:value-type="string">
            <text:p>ESRB - E (Everyone)</text:p>
          </table:table-cell>
          <table:table-cell office:value-type="string">
            <text:p>Mario Golf </text:p>
          </table:table-cell>
          <table:table-cell office:value-type="string">
            <text:p>Nintendo</text:p>
          </table:table-cell>
          <table:table-cell office:value-type="string">
            <text:p>Camelot Software Planning</text:p>
          </table:table-cell>
          <table:table-cell office:value-type="string">
            <text:p>Golf/Sports</text:p>
          </table:table-cell>
          <table:table-cell office:value-type="string">
            <text:p>3.6</text:p>
          </table:table-cell>
          <table:table-cell table:style-name="ce2" office:value-type="string">
            <text:p>1-4 Players</text:p>
          </table:table-cell>
          <table:table-cell office:value-type="string">
            <text:p>Since Mario rescued Princess Peach in Super Mario 64, he's been thoroughly enjoying his free time. Bowser hasn't been causing too much trouble, so Mario and his friends have decided to take a trip to the golf course. Waialae Country Club wouldn't allow a couple of underdressed plumbers to become members, so they've come up with their own golf game for Nintendo 64. ****Mario Golf 64 features an all-star line up of 10 golfers from Nintendo's cast of video game celebrities, including Mario, Luigi, and Princess Peach. Each golfer has an individual set of strengths and weaknesses. A highlight of Mario Golf 64 is a special "Time Attack Mode," where players must compete to finish a round of golf as quickly as possible. ****Mario Golf 64 features an impressive line-up of six courses, which means you'll have to master a total of 108 holes. An optional "Club Handicap Mode" ensures that you stay close to the competition, so Luigi won't get too frustrated if he falls behind. Even though the golfers are cartoons, the physics are as realistic as possible. The CPU calculates the exact ball movement based on wind direction, the strength of the strike, and any spin you may choose to place on the ball.</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Mario Golf (USA)&quot;&gt; &lt;year&gt;1999&lt;/year&gt; &lt;rating&gt;ESRB - E (Everyone)&lt;/rating&gt; &lt;title&gt;Mario Golf &lt;/title&gt; &lt;pub&gt;Nintendo&lt;/pub&gt; &lt;dev&gt;Camelot Software Planning&lt;/dev&gt; &lt;genre&gt;Golf/Sports&lt;/genre&gt; &lt;score&gt;3.6&lt;/score&gt; &lt;player&gt;1-4 Players&lt;/player&gt; &lt;story&gt;Since Mario rescued Princess Peach in Super Mario 64, he's been thoroughly enjoying his free time. Bowser hasn't been causing too much trouble, so Mario and his friends have decided to take a trip to the golf course. Waialae Country Club wouldn't allow a couple of underdressed plumbers to become members, so they've come up with their own golf game for Nintendo 64. ****Mario Golf 64 features an all-star line up of 10 golfers from Nintendo's cast of video game celebrities, including Mario, Luigi, and Princess Peach. Each golfer has an individual set of strengths and weaknesses. A highlight of Mario Golf 64 is a special &quot;Time Attack Mode,&quot; where players must compete to finish a round of golf as quickly as possible. ****Mario Golf 64 features an impressive line-up of six courses, which means you'll have to master a total of 108 holes. An optional &quot;Club Handicap Mode&quot; ensures that you stay close to the competition, so Luigi won't get too frustrated if he falls behind. Even though the golfers are cartoons, the physics are as realistic as possible. The CPU calculates the exact ball movement based on wind direction, the strength of the strike, and any spin you may choose to place on the ball.&lt;/story&gt; &lt;/game&gt;">
            <text:p>&lt;game name="Mario Golf (USA)"&gt; &lt;year&gt;1999&lt;/year&gt; &lt;rating&gt;ESRB - E (Everyone)&lt;/rating&gt; &lt;title&gt;Mario Golf &lt;/title&gt; &lt;pub&gt;Nintendo&lt;/pub&gt; &lt;dev&gt;Camelot Software Planning&lt;/dev&gt; &lt;genre&gt;Golf/Sports&lt;/genre&gt; &lt;score&gt;3.6&lt;/score&gt; &lt;player&gt;1-4 Players&lt;/player&gt; &lt;story&gt;Since Mario rescued Princess Peach in Super Mario 64, he's been thoroughly enjoying his free time. Bowser hasn't been causing too much trouble, so Mario and his friends have decided to take a trip to the golf course. Waialae Country Club wouldn't allow a couple of underdressed plumbers to become members, so they've come up with their own golf game for Nintendo 64. ****Mario Golf 64 features an all-star line up of 10 golfers from Nintendo's cast of video game celebrities, including Mario, Luigi, and Princess Peach. Each golfer has an individual set of strengths and weaknesses. A highlight of Mario Golf 64 is a special "Time Attack Mode," where players must compete to finish a round of golf as quickly as possible. ****Mario Golf 64 features an impressive line-up of six courses, which means you'll have to master a total of 108 holes. An optional "Club Handicap Mode" ensures that you stay close to the competition, so Luigi won't get too frustrated if he falls behind. Even though the golfers are cartoons, the physics are as realistic as possible. The CPU calculates the exact ball movement based on wind direction, the strength of the strike, and any spin you may choose to place on the ball.&lt;/story&gt; &lt;/game&gt;</text:p>
          </table:table-cell>
          <table:table-cell table:number-columns-repeated="1012"/>
        </table:table-row>
        <table:table-row table:style-name="ro1">
          <table:table-cell office:value-type="string">
            <text:p>Mario Kart 64 (USA)</text:p>
          </table:table-cell>
          <table:table-cell office:value-type="float" office:value="1997">
            <text:p>1997</text:p>
          </table:table-cell>
          <table:table-cell office:value-type="string">
            <text:p>ESRB - E (Everyone)</text:p>
          </table:table-cell>
          <table:table-cell office:value-type="string">
            <text:p>Mario Kart 64 </text:p>
          </table:table-cell>
          <table:table-cell office:value-type="string">
            <text:p>Nintendo</text:p>
          </table:table-cell>
          <table:table-cell office:value-type="string">
            <text:p>Nintendo EAD</text:p>
          </table:table-cell>
          <table:table-cell office:value-type="string">
            <text:p>Driving</text:p>
          </table:table-cell>
          <table:table-cell office:value-type="string">
            <text:p>3.9</text:p>
          </table:table-cell>
          <table:table-cell table:style-name="ce2" office:value-type="string">
            <text:p>1-4 Players</text:p>
          </table:table-cell>
          <table:table-cell office:value-type="string">
            <text:p>Mario Kart 64 races eight familiar faces, including Mario, Bowser and Yoshi, on four progressively tougher four-track circuits. Wide curves and gentle banks mark the Mushroom Cup tracks. Your commute gets notably tougher on the Flower Cup, though. The player will have to dodge semis rumbling on Toad's Turnpike and bounding boulders on fogbound Choco Mountain! Star Cup tracks range from the icy surfaces of Sherbet Land to the lava lakes of Bowser's Castle. The true test of karting competence, though, comes on the four tracks in Special Cup. Zip through the dark caves and green hillsides of Donkey Kong's Jungle Parkway, cling to the sheer cliffs of Yoshi Valley and hustle over haunted Banshee Boardwalk before tackling the longest track in the game: neon-lit Rainbow Road. ****The game offers two camera angles and three engine sizes: 50cc, 100cc and 150cc. You can gain even more speed by mastering the power slide technique or grabbing Super Star power-ups. Each kart has distinctive handling, acceleration and top speed capabilities. Light karts like Princess's smoothly steer through tight corners, but run the constant risk of getting flattened by heavy karts, like Donkey Kong's. Shells that you fire at rival racers, Bananas that make them skid out and Lightning Bolts that make them small and very slow are just a few of the game's unique power-ups.</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Mario Kart 64 (USA)&quot;&gt; &lt;year&gt;1997&lt;/year&gt; &lt;rating&gt;ESRB - E (Everyone)&lt;/rating&gt; &lt;title&gt;Mario Kart 64 &lt;/title&gt; &lt;pub&gt;Nintendo&lt;/pub&gt; &lt;dev&gt;Nintendo EAD&lt;/dev&gt; &lt;genre&gt;Driving&lt;/genre&gt; &lt;score&gt;3.9&lt;/score&gt; &lt;player&gt;1-4 Players&lt;/player&gt; &lt;story&gt;Mario Kart 64 races eight familiar faces, including Mario, Bowser and Yoshi, on four progressively tougher four-track circuits. Wide curves and gentle banks mark the Mushroom Cup tracks. Your commute gets notably tougher on the Flower Cup, though. The player will have to dodge semis rumbling on Toad's Turnpike and bounding boulders on fogbound Choco Mountain! Star Cup tracks range from the icy surfaces of Sherbet Land to the lava lakes of Bowser's Castle. The true test of karting competence, though, comes on the four tracks in Special Cup. Zip through the dark caves and green hillsides of Donkey Kong's Jungle Parkway, cling to the sheer cliffs of Yoshi Valley and hustle over haunted Banshee Boardwalk before tackling the longest track in the game: neon-lit Rainbow Road. ****The game offers two camera angles and three engine sizes: 50cc, 100cc and 150cc. You can gain even more speed by mastering the power slide technique or grabbing Super Star power-ups. Each kart has distinctive handling, acceleration and top speed capabilities. Light karts like Princess's smoothly steer through tight corners, but run the constant risk of getting flattened by heavy karts, like Donkey Kong's. Shells that you fire at rival racers, Bananas that make them skid out and Lightning Bolts that make them small and very slow are just a few of the game's unique power-ups.&lt;/story&gt; &lt;/game&gt;">
            <text:p>&lt;game name="Mario Kart 64 (USA)"&gt; &lt;year&gt;1997&lt;/year&gt; &lt;rating&gt;ESRB - E (Everyone)&lt;/rating&gt; &lt;title&gt;Mario Kart 64 &lt;/title&gt; &lt;pub&gt;Nintendo&lt;/pub&gt; &lt;dev&gt;Nintendo EAD&lt;/dev&gt; &lt;genre&gt;Driving&lt;/genre&gt; &lt;score&gt;3.9&lt;/score&gt; &lt;player&gt;1-4 Players&lt;/player&gt; &lt;story&gt;Mario Kart 64 races eight familiar faces, including Mario, Bowser and Yoshi, on four progressively tougher four-track circuits. Wide curves and gentle banks mark the Mushroom Cup tracks. Your commute gets notably tougher on the Flower Cup, though. The player will have to dodge semis rumbling on Toad's Turnpike and bounding boulders on fogbound Choco Mountain! Star Cup tracks range from the icy surfaces of Sherbet Land to the lava lakes of Bowser's Castle. The true test of karting competence, though, comes on the four tracks in Special Cup. Zip through the dark caves and green hillsides of Donkey Kong's Jungle Parkway, cling to the sheer cliffs of Yoshi Valley and hustle over haunted Banshee Boardwalk before tackling the longest track in the game: neon-lit Rainbow Road. ****The game offers two camera angles and three engine sizes: 50cc, 100cc and 150cc. You can gain even more speed by mastering the power slide technique or grabbing Super Star power-ups. Each kart has distinctive handling, acceleration and top speed capabilities. Light karts like Princess's smoothly steer through tight corners, but run the constant risk of getting flattened by heavy karts, like Donkey Kong's. Shells that you fire at rival racers, Bananas that make them skid out and Lightning Bolts that make them small and very slow are just a few of the game's unique power-ups.&lt;/story&gt; &lt;/game&gt;</text:p>
          </table:table-cell>
          <table:table-cell table:number-columns-repeated="1012"/>
        </table:table-row>
        <table:table-row table:style-name="ro1">
          <table:table-cell office:value-type="string">
            <text:p>Mario Party (USA)</text:p>
          </table:table-cell>
          <table:table-cell office:value-type="float" office:value="1999">
            <text:p>1999</text:p>
          </table:table-cell>
          <table:table-cell office:value-type="string">
            <text:p>ESRB - E (Everyone)</text:p>
          </table:table-cell>
          <table:table-cell office:value-type="string">
            <text:p>Mario Party </text:p>
          </table:table-cell>
          <table:table-cell office:value-type="string">
            <text:p>Nintendo</text:p>
          </table:table-cell>
          <table:table-cell office:value-type="string">
            <text:p>Hudson Soft Company, Ltd.</text:p>
          </table:table-cell>
          <table:table-cell office:value-type="string">
            <text:p>Party</text:p>
          </table:table-cell>
          <table:table-cell office:value-type="string">
            <text:p>3.8</text:p>
          </table:table-cell>
          <table:table-cell table:style-name="ce2" office:value-type="string">
            <text:p>1-4 Players</text:p>
          </table:table-cell>
          <table:table-cell office:value-type="string">
            <text:p>You know Mario can jump. You know he can kick Bowser's tail from here to the moon, but we bet you didn't realize that Mario is the biggest party animal on the face of the Earth. Nintendo is throwing the most insane bash to ever hit the N64, and you're invited. For the first time, you'll catch a glimpse of how Mario celebrates all of the victories he's had over the years. ****Mario Party is unlike any other game for the N64, and it just might be the best party game to ever hit the system. Mario Party is designed for 1 to 4 players, but it's not really a party unless you're playing with your pals. The festivities are based on a board game format, right down to the fact that players must roll a die to determine how many spaces to move. The fun starts when players land on different squares, because each space holds one of more than fifty different mini-games. These quick competitions determine who will earn coins and stars, and who will go home empty handed. **** The mini-games are spread over eight different game boards, all of which are not immediately available. Some of the games pit every man or princess against the others, some are two-on-two, and others are even three against one. The games are simple, but remarkably fun to play. One challenge is loosely based on "Simon Says," another involves a two-on-two bobsled race, and one crazy game makes one player attempt to cross a rope while the other three do their best to shake the player off. You'll find skill games, racing games, puzzle games --basically any type of challenge you could imagine. ****A good portion of the actual game boards are animated, with hidden dangers and special challenges scattered everywhere. Mario, Luigi, Princess Peach, Donkey Kong, Bowser, Yoshi, and Wario are all invited to the party, and each character has his or her own game board. ****Mario Party is fun for only one player, but to get the most out of this party-in-a-pak, you should play with three other friends. It's definitely the kind of game that will keep you up till the wee hours of the morning, so you might want to start catching up on your sleep right away.</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Mario Party (USA)&quot;&gt; &lt;year&gt;1999&lt;/year&gt; &lt;rating&gt;ESRB - E (Everyone)&lt;/rating&gt; &lt;title&gt;Mario Party &lt;/title&gt; &lt;pub&gt;Nintendo&lt;/pub&gt; &lt;dev&gt;Hudson Soft Company, Ltd.&lt;/dev&gt; &lt;genre&gt;Party&lt;/genre&gt; &lt;score&gt;3.8&lt;/score&gt; &lt;player&gt;1-4 Players&lt;/player&gt; &lt;story&gt;You know Mario can jump. You know he can kick Bowser's tail from here to the moon, but we bet you didn't realize that Mario is the biggest party animal on the face of the Earth. Nintendo is throwing the most insane bash to ever hit the N64, and you're invited. For the first time, you'll catch a glimpse of how Mario celebrates all of the victories he's had over the years. ****Mario Party is unlike any other game for the N64, and it just might be the best party game to ever hit the system. Mario Party is designed for 1 to 4 players, but it's not really a party unless you're playing with your pals. The festivities are based on a board game format, right down to the fact that players must roll a die to determine how many spaces to move. The fun starts when players land on different squares, because each space holds one of more than fifty different mini-games. These quick competitions determine who will earn coins and stars, and who will go home empty handed. **** The mini-games are spread over eight different game boards, all of which are not immediately available. Some of the games pit every man or princess against the others, some are two-on-two, and others are even three against one. The games are simple, but remarkably fun to play. One challenge is loosely based on &quot;Simon Says,&quot; another involves a two-on-two bobsled race, and one crazy game makes one player attempt to cross a rope while the other three do their best to shake the player off. You'll find skill games, racing games, puzzle games --basically any type of challenge you could imagine. ****A good portion of the actual game boards are animated, with hidden dangers and special challenges scattered everywhere. Mario, Luigi, Princess Peach, Donkey Kong, Bowser, Yoshi, and Wario are all invited to the party, and each character has his or her own game board. ****Mario Party is fun for only one player, but to get the most out of this party-in-a-pak, you should play with three other friends. It's definitely the kind of game that will keep you up till the wee hours of the morning, so you might want to start catching up on your sleep right away.&lt;/story&gt; &lt;/game&gt;">
            <text:p>&lt;game name="Mario Party (USA)"&gt; &lt;year&gt;1999&lt;/year&gt; &lt;rating&gt;ESRB - E (Everyone)&lt;/rating&gt; &lt;title&gt;Mario Party &lt;/title&gt; &lt;pub&gt;Nintendo&lt;/pub&gt; &lt;dev&gt;Hudson Soft Company, Ltd.&lt;/dev&gt; &lt;genre&gt;Party&lt;/genre&gt; &lt;score&gt;3.8&lt;/score&gt; &lt;player&gt;1-4 Players&lt;/player&gt; &lt;story&gt;You know Mario can jump. You know he can kick Bowser's tail from here to the moon, but we bet you didn't realize that Mario is the biggest party animal on the face of the Earth. Nintendo is throwing the most insane bash to ever hit the N64, and you're invited. For the first time, you'll catch a glimpse of how Mario celebrates all of the victories he's had over the years. ****Mario Party is unlike any other game for the N64, and it just might be the best party game to ever hit the system. Mario Party is designed for 1 to 4 players, but it's not really a party unless you're playing with your pals. The festivities are based on a board game format, right down to the fact that players must roll a die to determine how many spaces to move. The fun starts when players land on different squares, because each space holds one of more than fifty different mini-games. These quick competitions determine who will earn coins and stars, and who will go home empty handed. **** The mini-games are spread over eight different game boards, all of which are not immediately available. Some of the games pit every man or princess against the others, some are two-on-two, and others are even three against one. The games are simple, but remarkably fun to play. One challenge is loosely based on "Simon Says," another involves a two-on-two bobsled race, and one crazy game makes one player attempt to cross a rope while the other three do their best to shake the player off. You'll find skill games, racing games, puzzle games --basically any type of challenge you could imagine. ****A good portion of the actual game boards are animated, with hidden dangers and special challenges scattered everywhere. Mario, Luigi, Princess Peach, Donkey Kong, Bowser, Yoshi, and Wario are all invited to the party, and each character has his or her own game board. ****Mario Party is fun for only one player, but to get the most out of this party-in-a-pak, you should play with three other friends. It's definitely the kind of game that will keep you up till the wee hours of the morning, so you might want to start catching up on your sleep right away.&lt;/story&gt; &lt;/game&gt;</text:p>
          </table:table-cell>
          <table:table-cell table:number-columns-repeated="1012"/>
        </table:table-row>
        <table:table-row table:style-name="ro1">
          <table:table-cell office:value-type="string">
            <text:p>Mario Party 2 (USA)</text:p>
          </table:table-cell>
          <table:table-cell office:value-type="float" office:value="2000">
            <text:p>2000</text:p>
          </table:table-cell>
          <table:table-cell office:value-type="string">
            <text:p>ESRB - E (Everyone)</text:p>
          </table:table-cell>
          <table:table-cell office:value-type="string">
            <text:p>Mario Party 2 </text:p>
          </table:table-cell>
          <table:table-cell office:value-type="string">
            <text:p>Nintendo</text:p>
          </table:table-cell>
          <table:table-cell office:value-type="string">
            <text:p>Hudson Soft Company, Ltd.</text:p>
          </table:table-cell>
          <table:table-cell office:value-type="string">
            <text:p>Party</text:p>
          </table:table-cell>
          <table:table-cell office:value-type="string">
            <text:p>3.9</text:p>
          </table:table-cell>
          <table:table-cell table:style-name="ce2" office:value-type="string">
            <text:p>1-4 Players</text:p>
          </table:table-cell>
          <table:table-cell office:value-type="string">
            <text:p>Mario and a range of well known Nintendo characters, including Yoshi, Bowser, Luigi, and Wario return for some more party action. ****The second edition includes 5 new boards, each with a specific theme, such as Space Land, Western Land, Horror Land, and Mystery Land. Each board includes unique attributes in relation to the theme, but the main goal is the same: complete the board game over a certain amount of moves and be the player to have the most coins and/or stars at the end. ****The single player story mode allows one person and 3 CPU controlled players to play each board. Once you play a specific mini-game (64 in all), they become available to purchase using the coins you collected in your games to play anytime. Multiplayer allows 2 to 4 people to play the game.</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Mario Party 2 (USA)&quot;&gt; &lt;year&gt;2000&lt;/year&gt; &lt;rating&gt;ESRB - E (Everyone)&lt;/rating&gt; &lt;title&gt;Mario Party 2 &lt;/title&gt; &lt;pub&gt;Nintendo&lt;/pub&gt; &lt;dev&gt;Hudson Soft Company, Ltd.&lt;/dev&gt; &lt;genre&gt;Party&lt;/genre&gt; &lt;score&gt;3.9&lt;/score&gt; &lt;player&gt;1-4 Players&lt;/player&gt; &lt;story&gt;Mario and a range of well known Nintendo characters, including Yoshi, Bowser, Luigi, and Wario return for some more party action. ****The second edition includes 5 new boards, each with a specific theme, such as Space Land, Western Land, Horror Land, and Mystery Land. Each board includes unique attributes in relation to the theme, but the main goal is the same: complete the board game over a certain amount of moves and be the player to have the most coins and/or stars at the end. ****The single player story mode allows one person and 3 CPU controlled players to play each board. Once you play a specific mini-game (64 in all), they become available to purchase using the coins you collected in your games to play anytime. Multiplayer allows 2 to 4 people to play the game.&lt;/story&gt; &lt;/game&gt;">
            <text:p>&lt;game name="Mario Party 2 (USA)"&gt; &lt;year&gt;2000&lt;/year&gt; &lt;rating&gt;ESRB - E (Everyone)&lt;/rating&gt; &lt;title&gt;Mario Party 2 &lt;/title&gt; &lt;pub&gt;Nintendo&lt;/pub&gt; &lt;dev&gt;Hudson Soft Company, Ltd.&lt;/dev&gt; &lt;genre&gt;Party&lt;/genre&gt; &lt;score&gt;3.9&lt;/score&gt; &lt;player&gt;1-4 Players&lt;/player&gt; &lt;story&gt;Mario and a range of well known Nintendo characters, including Yoshi, Bowser, Luigi, and Wario return for some more party action. ****The second edition includes 5 new boards, each with a specific theme, such as Space Land, Western Land, Horror Land, and Mystery Land. Each board includes unique attributes in relation to the theme, but the main goal is the same: complete the board game over a certain amount of moves and be the player to have the most coins and/or stars at the end. ****The single player story mode allows one person and 3 CPU controlled players to play each board. Once you play a specific mini-game (64 in all), they become available to purchase using the coins you collected in your games to play anytime. Multiplayer allows 2 to 4 people to play the game.&lt;/story&gt; &lt;/game&gt;</text:p>
          </table:table-cell>
          <table:table-cell table:number-columns-repeated="1012"/>
        </table:table-row>
        <table:table-row table:style-name="ro1">
          <table:table-cell office:value-type="string">
            <text:p>Mario Party 3 (USA)</text:p>
          </table:table-cell>
          <table:table-cell office:value-type="float" office:value="2001">
            <text:p>2001</text:p>
          </table:table-cell>
          <table:table-cell office:value-type="string">
            <text:p>ESRB - E (Everyone)</text:p>
          </table:table-cell>
          <table:table-cell office:value-type="string">
            <text:p>Mario Party 3 </text:p>
          </table:table-cell>
          <table:table-cell office:value-type="string">
            <text:p>Nintendo</text:p>
          </table:table-cell>
          <table:table-cell office:value-type="string">
            <text:p>Hudson Soft Company, Ltd.</text:p>
          </table:table-cell>
          <table:table-cell office:value-type="string">
            <text:p>Pinball</text:p>
          </table:table-cell>
          <table:table-cell office:value-type="string">
            <text:p>3.7</text:p>
          </table:table-cell>
          <table:table-cell table:style-name="ce2" office:value-type="string">
            <text:p>1-4 Players</text:p>
          </table:table-cell>
          <table:table-cell office:value-type="string">
            <text:p>The series continues with a set of 70 new mini-games. <text:s/>Play in the new single-player Story mode, or bring in some friends for Party mode. <text:s/>Four player games and a new two player mode are also available for play.****In Battle Royale mode (four player), you race around different boards to earn the most stars and coins. <text:s/>At the end of each round, you face it off in one of the mini-games, which can be chicken chases, snowball fights, or various other competitions.****Duel mode allows play between just two people. <text:s/>You still race around the board, but mini-games are only played when you land on a specific square. <text:s/>Another play change is the addition of another character for your team, allowing tag team-style action in the game.****Story mode is essentially the same as a Battle Royale, except your opponents are played by the computer.</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Mario Party 3 (USA)&quot;&gt; &lt;year&gt;2001&lt;/year&gt; &lt;rating&gt;ESRB - E (Everyone)&lt;/rating&gt; &lt;title&gt;Mario Party 3 &lt;/title&gt; &lt;pub&gt;Nintendo&lt;/pub&gt; &lt;dev&gt;Hudson Soft Company, Ltd.&lt;/dev&gt; &lt;genre&gt;Pinball&lt;/genre&gt; &lt;score&gt;3.7&lt;/score&gt; &lt;player&gt;1-4 Players&lt;/player&gt; &lt;story&gt;The series continues with a set of 70 new mini-games.  Play in the new single-player Story mode, or bring in some friends for Party mode.  Four player games and a new two player mode are also available for play.****In Battle Royale mode (four player), you race around different boards to earn the most stars and coins.  At the end of each round, you face it off in one of the mini-games, which can be chicken chases, snowball fights, or various other competitions.****Duel mode allows play between just two people.  You still race around the board, but mini-games are only played when you land on a specific square.  Another play change is the addition of another character for your team, allowing tag team-style action in the game.****Story mode is essentially the same as a Battle Royale, except your opponents are played by the computer.&lt;/story&gt; &lt;/game&gt;">
            <text:p>&lt;game name="Mario Party 3 (USA)"&gt; &lt;year&gt;2001&lt;/year&gt; &lt;rating&gt;ESRB - E (Everyone)&lt;/rating&gt; &lt;title&gt;Mario Party 3 &lt;/title&gt; &lt;pub&gt;Nintendo&lt;/pub&gt; &lt;dev&gt;Hudson Soft Company, Ltd.&lt;/dev&gt; &lt;genre&gt;Pinball&lt;/genre&gt; &lt;score&gt;3.7&lt;/score&gt; &lt;player&gt;1-4 Players&lt;/player&gt; &lt;story&gt;The series continues with a set of 70 new mini-games. <text:s/>Play in the new single-player Story mode, or bring in some friends for Party mode. <text:s/>Four player games and a new two player mode are also available for play.****In Battle Royale mode (four player), you race around different boards to earn the most stars and coins. <text:s/>At the end of each round, you face it off in one of the mini-games, which can be chicken chases, snowball fights, or various other competitions.****Duel mode allows play between just two people. <text:s/>You still race around the board, but mini-games are only played when you land on a specific square. <text:s/>Another play change is the addition of another character for your team, allowing tag team-style action in the game.****Story mode is essentially the same as a Battle Royale, except your opponents are played by the computer.&lt;/story&gt; &lt;/game&gt;</text:p>
          </table:table-cell>
          <table:table-cell table:number-columns-repeated="1012"/>
        </table:table-row>
        <table:table-row table:style-name="ro1">
          <table:table-cell office:value-type="string">
            <text:p>Mario Tennis (USA)</text:p>
          </table:table-cell>
          <table:table-cell office:value-type="float" office:value="2000">
            <text:p>2000</text:p>
          </table:table-cell>
          <table:table-cell office:value-type="string">
            <text:p>ESRB - E (Everyone)</text:p>
          </table:table-cell>
          <table:table-cell office:value-type="string">
            <text:p>Mario Tennis </text:p>
          </table:table-cell>
          <table:table-cell office:value-type="string">
            <text:p>Nintendo</text:p>
          </table:table-cell>
          <table:table-cell office:value-type="string">
            <text:p>Camelot Software Planning</text:p>
          </table:table-cell>
          <table:table-cell office:value-type="string">
            <text:p>Sports/Tennis</text:p>
          </table:table-cell>
          <table:table-cell office:value-type="string">
            <text:p>3.7</text:p>
          </table:table-cell>
          <table:table-cell table:style-name="ce2" office:value-type="string">
            <text:p>1-4 Players</text:p>
          </table:table-cell>
          <table:table-cell office:value-type="string">
            <text:p>Choose your favourite Nintendo character and take to the world of tennis. Game types include ring shot (where you must shoot the ball through golden hoops that are suspended above the play area, gaining bonus points as you play), bomb tennis (simply put Tennis with Bombs) and Piranha Challenge (much like the tennis machines which chuck balls at you, but in this case they are replaced with Piranha plants). Of course, there is your normal tournament mode, with up to 4 players in on the action, and some crazy arenas, especially Bowser's Castle, which is suspended above a lava pit!</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Mario Tennis (USA)&quot;&gt; &lt;year&gt;2000&lt;/year&gt; &lt;rating&gt;ESRB - E (Everyone)&lt;/rating&gt; &lt;title&gt;Mario Tennis &lt;/title&gt; &lt;pub&gt;Nintendo&lt;/pub&gt; &lt;dev&gt;Camelot Software Planning&lt;/dev&gt; &lt;genre&gt;Sports/Tennis&lt;/genre&gt; &lt;score&gt;3.7&lt;/score&gt; &lt;player&gt;1-4 Players&lt;/player&gt; &lt;story&gt;Choose your favourite Nintendo character and take to the world of tennis. Game types include ring shot (where you must shoot the ball through golden hoops that are suspended above the play area, gaining bonus points as you play), bomb tennis (simply put Tennis with Bombs) and Piranha Challenge (much like the tennis machines which chuck balls at you, but in this case they are replaced with Piranha plants). Of course, there is your normal tournament mode, with up to 4 players in on the action, and some crazy arenas, especially Bowser's Castle, which is suspended above a lava pit!&lt;/story&gt; &lt;/game&gt;">
            <text:p>&lt;game name="Mario Tennis (USA)"&gt; &lt;year&gt;2000&lt;/year&gt; &lt;rating&gt;ESRB - E (Everyone)&lt;/rating&gt; &lt;title&gt;Mario Tennis &lt;/title&gt; &lt;pub&gt;Nintendo&lt;/pub&gt; &lt;dev&gt;Camelot Software Planning&lt;/dev&gt; &lt;genre&gt;Sports/Tennis&lt;/genre&gt; &lt;score&gt;3.7&lt;/score&gt; &lt;player&gt;1-4 Players&lt;/player&gt; &lt;story&gt;Choose your favourite Nintendo character and take to the world of tennis. Game types include ring shot (where you must shoot the ball through golden hoops that are suspended above the play area, gaining bonus points as you play), bomb tennis (simply put Tennis with Bombs) and Piranha Challenge (much like the tennis machines which chuck balls at you, but in this case they are replaced with Piranha plants). Of course, there is your normal tournament mode, with up to 4 players in on the action, and some crazy arenas, especially Bowser's Castle, which is suspended above a lava pit!&lt;/story&gt; &lt;/game&gt;</text:p>
          </table:table-cell>
          <table:table-cell table:number-columns-repeated="1012"/>
        </table:table-row>
        <table:table-row table:style-name="ro2">
          <table:table-cell office:value-type="string">
            <text:p>Mega Man 64 (USA)</text:p>
          </table:table-cell>
          <table:table-cell office:value-type="float" office:value="2001">
            <text:p>2001</text:p>
          </table:table-cell>
          <table:table-cell office:value-type="string">
            <text:p>ESRB - E (Everyone)</text:p>
          </table:table-cell>
          <table:table-cell office:value-type="string">
            <text:p>Mega Man 64 </text:p>
          </table:table-cell>
          <table:table-cell office:value-type="string">
            <text:p>Capcom</text:p>
          </table:table-cell>
          <table:table-cell office:value-type="string">
            <text:p>Capcom Co., Ltd.</text:p>
          </table:table-cell>
          <table:table-cell office:value-type="string">
            <text:p>Adventure</text:p>
          </table:table-cell>
          <table:table-cell office:value-type="string">
            <text:p>2.8</text:p>
          </table:table-cell>
          <table:table-cell office:value-type="string">
            <text:p>1 Player</text:p>
          </table:table-cell>
          <table:table-cell office:value-type="string">
            <text:p>In a world covered almost entirely in water, there exist small islands that hide huge treasures. And where there's treasure, you can find treasure hunters called Diggers, who live for the thrill of the hunt...****Barrel Casket was once one of the greatest Diggers, but he has now retired. He now cares for his young granddaughter, Roll, whose parents disappeared while on a dig. He had also discovered a strange baby boy in some ruins one time, who he also took under his care alongside Roll. He named the baby boy Rock Voulnut, and Rock grew up to be an expert Digger, sometimes known by his nickname, MegaMan.****While out exploring one day, Rock, Roll, and Barrel's airship, the Flutter, crash lands on an island named Kattelox. As they explore Kattelox in hopes of fixing their ship, they hear word of a huge treasure, the legendary Mother Lode, that is buried somewhere on the island. Rock, Roll, and Barrel decide to look for the treasure, but at the same time, they're going to get a little competition from a pirate family named the Bonnes...****Mega Man Legends is the first of the Mega Man series to take place in fully explorable 3D, and is paced more like an RPG than the previous stage-to-stage action games. Rock can explore the town and follow the story to find entrances to the underground ruins, where in he will find traps, feral Reaverbots, and large boss robots. Destroying enemies will reward Rock with health, sub-weapon energy, and the power cores of the robots, which people in his world use as currency. By searching through the town and ruins Rock will find items of dubious use and value, and they can be brought back to Roll to be assembled into useful items and upgradable sub-weapons, although not for free. Rock can run while shooting, go into first person mode for aimed shots, and also lock onto an enemy and circle around them to avoid their attacks.</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Mega Man 64 (USA)&quot;&gt; &lt;year&gt;2001&lt;/year&gt; &lt;rating&gt;ESRB - E (Everyone)&lt;/rating&gt; &lt;title&gt;Mega Man 64 &lt;/title&gt; &lt;pub&gt;Capcom&lt;/pub&gt; &lt;dev&gt;Capcom Co., Ltd.&lt;/dev&gt; &lt;genre&gt;Adventure&lt;/genre&gt; &lt;score&gt;2.8&lt;/score&gt; &lt;player&gt;1 Player&lt;/player&gt; &lt;story&gt;In a world covered almost entirely in water, there exist small islands that hide huge treasures. And where there's treasure, you can find treasure hunters called Diggers, who live for the thrill of the hunt...****Barrel Casket was once one of the greatest Diggers, but he has now retired. He now cares for his young granddaughter, Roll, whose parents disappeared while on a dig. He had also discovered a strange baby boy in some ruins one time, who he also took under his care alongside Roll. He named the baby boy Rock Voulnut, and Rock grew up to be an expert Digger, sometimes known by his nickname, MegaMan.****While out exploring one day, Rock, Roll, and Barrel's airship, the Flutter, crash lands on an island named Kattelox. As they explore Kattelox in hopes of fixing their ship, they hear word of a huge treasure, the legendary Mother Lode, that is buried somewhere on the island. Rock, Roll, and Barrel decide to look for the treasure, but at the same time, they're going to get a little competition from a pirate family named the Bonnes...****Mega Man Legends is the first of the Mega Man series to take place in fully explorable 3D, and is paced more like an RPG than the previous stage-to-stage action games. Rock can explore the town and follow the story to find entrances to the underground ruins, where in he will find traps, feral Reaverbots, and large boss robots. Destroying enemies will reward Rock with health, sub-weapon energy, and the power cores of the robots, which people in his world use as currency. By searching through the town and ruins Rock will find items of dubious use and value, and they can be brought back to Roll to be assembled into useful items and upgradable sub-weapons, although not for free. Rock can run while shooting, go into first person mode for aimed shots, and also lock onto an enemy and circle around them to avoid their attacks.&lt;/story&gt; &lt;/game&gt;">
            <text:p>&lt;game name="Mega Man 64 (USA)"&gt; &lt;year&gt;2001&lt;/year&gt; &lt;rating&gt;ESRB - E (Everyone)&lt;/rating&gt; &lt;title&gt;Mega Man 64 &lt;/title&gt; &lt;pub&gt;Capcom&lt;/pub&gt; &lt;dev&gt;Capcom Co., Ltd.&lt;/dev&gt; &lt;genre&gt;Adventure&lt;/genre&gt; &lt;score&gt;2.8&lt;/score&gt; &lt;player&gt;1 Player&lt;/player&gt; &lt;story&gt;In a world covered almost entirely in water, there exist small islands that hide huge treasures. And where there's treasure, you can find treasure hunters called Diggers, who live for the thrill of the hunt...****Barrel Casket was once one of the greatest Diggers, but he has now retired. He now cares for his young granddaughter, Roll, whose parents disappeared while on a dig. He had also discovered a strange baby boy in some ruins one time, who he also took under his care alongside Roll. He named the baby boy Rock Voulnut, and Rock grew up to be an expert Digger, sometimes known by his nickname, MegaMan.****While out exploring one day, Rock, Roll, and Barrel's airship, the Flutter, crash lands on an island named Kattelox. As they explore Kattelox in hopes of fixing their ship, they hear word of a huge treasure, the legendary Mother Lode, that is buried somewhere on the island. Rock, Roll, and Barrel decide to look for the treasure, but at the same time, they're going to get a little competition from a pirate family named the Bonnes...****Mega Man Legends is the first of the Mega Man series to take place in fully explorable 3D, and is paced more like an RPG than the previous stage-to-stage action games. Rock can explore the town and follow the story to find entrances to the underground ruins, where in he will find traps, feral Reaverbots, and large boss robots. Destroying enemies will reward Rock with health, sub-weapon energy, and the power cores of the robots, which people in his world use as currency. By searching through the town and ruins Rock will find items of dubious use and value, and they can be brought back to Roll to be assembled into useful items and upgradable sub-weapons, although not for free. Rock can run while shooting, go into first person mode for aimed shots, and also lock onto an enemy and circle around them to avoid their attacks.&lt;/story&gt; &lt;/game&gt;</text:p>
          </table:table-cell>
          <table:table-cell table:number-columns-repeated="1012"/>
        </table:table-row>
        <table:table-row table:style-name="ro1">
          <table:table-cell office:value-type="string">
            <text:p>Mia Hamm Soccer 64 (USA) (En,Es)</text:p>
          </table:table-cell>
          <table:table-cell office:value-type="float" office:value="2000">
            <text:p>2000</text:p>
          </table:table-cell>
          <table:table-cell office:value-type="string">
            <text:p>ESRB - E (Everyone)</text:p>
          </table:table-cell>
          <table:table-cell office:value-type="string">
            <text:p>Mia Hamm Soccer 64 </text:p>
          </table:table-cell>
          <table:table-cell office:value-type="string">
            <text:p>SouthPeak Games</text:p>
          </table:table-cell>
          <table:table-cell office:value-type="string">
            <text:p>DC Studios, Inc.</text:p>
          </table:table-cell>
          <table:table-cell office:value-type="string">
            <text:p>Soccer/Sports</text:p>
          </table:table-cell>
          <table:table-cell office:value-type="string">
            <text:p>3.0</text:p>
          </table:table-cell>
          <table:table-cell table:style-name="ce2" office:value-type="string">
            <text:p>1-4 Players</text:p>
          </table:table-cell>
          <table:table-cell office:value-type="string">
            <text:p>Michael Owen's WLS 2000: World League Soccer is a soccer game for the Nintendo 64. In the game you can choose to play one of over 200 teams from various countries in custom cups.****The game features two modes of control: easy and professional. The latter allows you to perform a wide array of over 23 different special moves and maneuvers. Controls allow you to shoot, pass and sprint. Unlike other soccer games you cannot choose which player you want to control when on the defense, the decision is made for you.****The later released US version of the game, named Mia Hamm Soccer 64, had all the player models replaced with female versions and all team names changed.</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Mia Hamm Soccer 64 (USA) (En,Es)&quot;&gt; &lt;year&gt;2000&lt;/year&gt; &lt;rating&gt;ESRB - E (Everyone)&lt;/rating&gt; &lt;title&gt;Mia Hamm Soccer 64 &lt;/title&gt; &lt;pub&gt;SouthPeak Games&lt;/pub&gt; &lt;dev&gt;DC Studios, Inc.&lt;/dev&gt; &lt;genre&gt;Soccer/Sports&lt;/genre&gt; &lt;score&gt;3.0&lt;/score&gt; &lt;player&gt;1-4 Players&lt;/player&gt; &lt;story&gt;Michael Owen's WLS 2000: World League Soccer is a soccer game for the Nintendo 64. In the game you can choose to play one of over 200 teams from various countries in custom cups.****The game features two modes of control: easy and professional. The latter allows you to perform a wide array of over 23 different special moves and maneuvers. Controls allow you to shoot, pass and sprint. Unlike other soccer games you cannot choose which player you want to control when on the defense, the decision is made for you.****The later released US version of the game, named Mia Hamm Soccer 64, had all the player models replaced with female versions and all team names changed.&lt;/story&gt; &lt;/game&gt;">
            <text:p>&lt;game name="Mia Hamm Soccer 64 (USA) (En,Es)"&gt; &lt;year&gt;2000&lt;/year&gt; &lt;rating&gt;ESRB - E (Everyone)&lt;/rating&gt; &lt;title&gt;Mia Hamm Soccer 64 &lt;/title&gt; &lt;pub&gt;SouthPeak Games&lt;/pub&gt; &lt;dev&gt;DC Studios, Inc.&lt;/dev&gt; &lt;genre&gt;Soccer/Sports&lt;/genre&gt; &lt;score&gt;3.0&lt;/score&gt; &lt;player&gt;1-4 Players&lt;/player&gt; &lt;story&gt;Michael Owen's WLS 2000: World League Soccer is a soccer game for the Nintendo 64. In the game you can choose to play one of over 200 teams from various countries in custom cups.****The game features two modes of control: easy and professional. The latter allows you to perform a wide array of over 23 different special moves and maneuvers. Controls allow you to shoot, pass and sprint. Unlike other soccer games you cannot choose which player you want to control when on the defense, the decision is made for you.****The later released US version of the game, named Mia Hamm Soccer 64, had all the player models replaced with female versions and all team names changed.&lt;/story&gt; &lt;/game&gt;</text:p>
          </table:table-cell>
          <table:table-cell table:number-columns-repeated="1012"/>
        </table:table-row>
        <table:table-row table:style-name="ro1">
          <table:table-cell office:value-type="string">
            <text:p>Mickey's Speedway USA (USA)</text:p>
          </table:table-cell>
          <table:table-cell office:value-type="float" office:value="2000">
            <text:p>2000</text:p>
          </table:table-cell>
          <table:table-cell office:value-type="string">
            <text:p>ESRB - E (Everyone)</text:p>
          </table:table-cell>
          <table:table-cell office:value-type="string">
            <text:p>Mickey's Speedway USA </text:p>
          </table:table-cell>
          <table:table-cell office:value-type="string">
            <text:p>Nintendo</text:p>
          </table:table-cell>
          <table:table-cell office:value-type="string">
            <text:p>Rareware</text:p>
          </table:table-cell>
          <table:table-cell office:value-type="string">
            <text:p>Driving</text:p>
          </table:table-cell>
          <table:table-cell office:value-type="string">
            <text:p>3.9</text:p>
          </table:table-cell>
          <table:table-cell table:style-name="ce2" office:value-type="string">
            <text:p>1-4 Players</text:p>
          </table:table-cell>
          <table:table-cell office:value-type="string">
            <text:p>The Weasels have kidnapped Pluto while he was wearing his diamond collar! <text:s/>All that was left of him was a ransom note showing the Weasels driving him away in a van. <text:s/>Mickey rounds up all of his friends (and even Pete wants to get in on the action!), and Professor Von Drake soups up their race cars so that they can catch up with the Weasels as they go on a cross-country tour of the United States. <text:s/>The Weasels have also stolen four parts of the Professor's top-secret racer, and hidden them in four of the tracks. <text:s/>Once players find all these pieces, they can catch up with the Weasels in the final showdown.****Mickey's Speedway USA is a kart racer from Rare based on the Diddy Kong Racing game engine. <text:s/>Players compete in circuits of four races, grand prix style, and the player with the most points at the end of all four races wins the gold trophy. <text:s/>There are six initial racers, but only three sets of stats shared between them. <text:s/>Minnie and Daisy are lightweight and good for beginners, Mickey and Donald are both all-around characters, while Pete and Goofy are the slow but fast heavyweights.****The game has an assortment of pickups - there's the Carbo Spritzer, a soda-powered turbo; the Paint Splotcher, which launches a slippery blob of paint onto the track; the Baseball Chucker, which launches an explosive baseball onto the track; and the Magno Flyer, which sends a remote control plane to seek the nearest opponent, to name a few. <text:s/>There are also 'Oomph Tokens' scattered on the track - the first ten of these tokens increase your racer's maximum speed a little.****As well as the main game, Mickey's Speedway USA also features a Time Trial mode (where you race against the clock), a Practice mode (where you can drive all around a farmyard course to practice your skills), and Contest mode (which functions like the famous Battle Mode in Mario Kart 64 - players must pop their opponents' three balloons before they lose all of their own). <text:s/>The game is also Transfer Pak compatible with the Game Boy Color version of Mickey's Speedway USA.</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Mickey's Speedway USA (USA)&quot;&gt; &lt;year&gt;2000&lt;/year&gt; &lt;rating&gt;ESRB - E (Everyone)&lt;/rating&gt; &lt;title&gt;Mickey's Speedway USA &lt;/title&gt; &lt;pub&gt;Nintendo&lt;/pub&gt; &lt;dev&gt;Rareware&lt;/dev&gt; &lt;genre&gt;Driving&lt;/genre&gt; &lt;score&gt;3.9&lt;/score&gt; &lt;player&gt;1-4 Players&lt;/player&gt; &lt;story&gt;The Weasels have kidnapped Pluto while he was wearing his diamond collar!  All that was left of him was a ransom note showing the Weasels driving him away in a van.  Mickey rounds up all of his friends (and even Pete wants to get in on the action!), and Professor Von Drake soups up their race cars so that they can catch up with the Weasels as they go on a cross-country tour of the United States.  The Weasels have also stolen four parts of the Professor's top-secret racer, and hidden them in four of the tracks.  Once players find all these pieces, they can catch up with the Weasels in the final showdown.****Mickey's Speedway USA is a kart racer from Rare based on the Diddy Kong Racing game engine.  Players compete in circuits of four races, grand prix style, and the player with the most points at the end of all four races wins the gold trophy.  There are six initial racers, but only three sets of stats shared between them.  Minnie and Daisy are lightweight and good for beginners, Mickey and Donald are both all-around characters, while Pete and Goofy are the slow but fast heavyweights.****The game has an assortment of pickups - there's the Carbo Spritzer, a soda-powered turbo; the Paint Splotcher, which launches a slippery blob of paint onto the track; the Baseball Chucker, which launches an explosive baseball onto the track; and the Magno Flyer, which sends a remote control plane to seek the nearest opponent, to name a few.  There are also 'Oomph Tokens' scattered on the track - the first ten of these tokens increase your racer's maximum speed a little.****As well as the main game, Mickey's Speedway USA also features a Time Trial mode (where you race against the clock), a Practice mode (where you can drive all around a farmyard course to practice your skills), and Contest mode (which functions like the famous Battle Mode in Mario Kart 64 - players must pop their opponents' three balloons before they lose all of their own).  The game is also Transfer Pak compatible with the Game Boy Color version of Mickey's Speedway USA.&lt;/story&gt; &lt;/game&gt;">
            <text:p>&lt;game name="Mickey's Speedway USA (USA)"&gt; &lt;year&gt;2000&lt;/year&gt; &lt;rating&gt;ESRB - E (Everyone)&lt;/rating&gt; &lt;title&gt;Mickey's Speedway USA &lt;/title&gt; &lt;pub&gt;Nintendo&lt;/pub&gt; &lt;dev&gt;Rareware&lt;/dev&gt; &lt;genre&gt;Driving&lt;/genre&gt; &lt;score&gt;3.9&lt;/score&gt; &lt;player&gt;1-4 Players&lt;/player&gt; &lt;story&gt;The Weasels have kidnapped Pluto while he was wearing his diamond collar! <text:s/>All that was left of him was a ransom note showing the Weasels driving him away in a van. <text:s/>Mickey rounds up all of his friends (and even Pete wants to get in on the action!), and Professor Von Drake soups up their race cars so that they can catch up with the Weasels as they go on a cross-country tour of the United States. <text:s/>The Weasels have also stolen four parts of the Professor's top-secret racer, and hidden them in four of the tracks. <text:s/>Once players find all these pieces, they can catch up with the Weasels in the final showdown.****Mickey's Speedway USA is a kart racer from Rare based on the Diddy Kong Racing game engine. <text:s/>Players compete in circuits of four races, grand prix style, and the player with the most points at the end of all four races wins the gold trophy. <text:s/>There are six initial racers, but only three sets of stats shared between them. <text:s/>Minnie and Daisy are lightweight and good for beginners, Mickey and Donald are both all-around characters, while Pete and Goofy are the slow but fast heavyweights.****The game has an assortment of pickups - there's the Carbo Spritzer, a soda-powered turbo; the Paint Splotcher, which launches a slippery blob of paint onto the track; the Baseball Chucker, which launches an explosive baseball onto the track; and the Magno Flyer, which sends a remote control plane to seek the nearest opponent, to name a few. <text:s/>There are also 'Oomph Tokens' scattered on the track - the first ten of these tokens increase your racer's maximum speed a little.****As well as the main game, Mickey's Speedway USA also features a Time Trial mode (where you race against the clock), a Practice mode (where you can drive all around a farmyard course to practice your skills), and Contest mode (which functions like the famous Battle Mode in Mario Kart 64 - players must pop their opponents' three balloons before they lose all of their own). <text:s/>The game is also Transfer Pak compatible with the Game Boy Color version of Mickey's Speedway USA.&lt;/story&gt; &lt;/game&gt;</text:p>
          </table:table-cell>
          <table:table-cell table:number-columns-repeated="1012"/>
        </table:table-row>
        <table:table-row table:style-name="ro1">
          <table:table-cell office:value-type="string">
            <text:p>Micro Machines 64 Turbo (USA)</text:p>
          </table:table-cell>
          <table:table-cell office:value-type="float" office:value="1999">
            <text:p>1999</text:p>
          </table:table-cell>
          <table:table-cell office:value-type="string">
            <text:p>ESRB - E (Everyone)</text:p>
          </table:table-cell>
          <table:table-cell office:value-type="string">
            <text:p>Micro Machines 64 Turbo </text:p>
          </table:table-cell>
          <table:table-cell office:value-type="string">
            <text:p>Midway</text:p>
          </table:table-cell>
          <table:table-cell office:value-type="string">
            <text:p>Codemasters Software Company Limited, The</text:p>
          </table:table-cell>
          <table:table-cell office:value-type="string">
            <text:p>Driving</text:p>
          </table:table-cell>
          <table:table-cell office:value-type="string">
            <text:p>4.0</text:p>
          </table:table-cell>
          <table:table-cell table:style-name="ce2" office:value-type="string">
            <text:p>1-4 Players</text:p>
          </table:table-cell>
          <table:table-cell office:value-type="string">
            <text:p>Conversion of Micro Machines V3, with added extras exclusive to the N64 version.****Race a selection of tiny toy vehicles (racing cars, tanks, boats and more) across the beach, garden and areas of the house, just like you would with the real Micro Machines toys.****Although in full 3D, the game is played from the top down perspective to allow to player to view more of the track as well as showing how small the Micro Machines really are. ****And although only four controllers are allowed on an N64, up to 8 people can play at any one time using what's called Pad Share (where one person uses one side of the controller, stearing with the Directional pad, while the other player uses the four C-buttons).</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Micro Machines 64 Turbo (USA)&quot;&gt; &lt;year&gt;1999&lt;/year&gt; &lt;rating&gt;ESRB - E (Everyone)&lt;/rating&gt; &lt;title&gt;Micro Machines 64 Turbo &lt;/title&gt; &lt;pub&gt;Midway&lt;/pub&gt; &lt;dev&gt;Codemasters Software Company Limited, The&lt;/dev&gt; &lt;genre&gt;Driving&lt;/genre&gt; &lt;score&gt;4.0&lt;/score&gt; &lt;player&gt;1-4 Players&lt;/player&gt; &lt;story&gt;Conversion of Micro Machines V3, with added extras exclusive to the N64 version.****Race a selection of tiny toy vehicles (racing cars, tanks, boats and more) across the beach, garden and areas of the house, just like you would with the real Micro Machines toys.****Although in full 3D, the game is played from the top down perspective to allow to player to view more of the track as well as showing how small the Micro Machines really are. ****And although only four controllers are allowed on an N64, up to 8 people can play at any one time using what's called Pad Share (where one person uses one side of the controller, stearing with the Directional pad, while the other player uses the four C-buttons).&lt;/story&gt; &lt;/game&gt;">
            <text:p>&lt;game name="Micro Machines 64 Turbo (USA)"&gt; &lt;year&gt;1999&lt;/year&gt; &lt;rating&gt;ESRB - E (Everyone)&lt;/rating&gt; &lt;title&gt;Micro Machines 64 Turbo &lt;/title&gt; &lt;pub&gt;Midway&lt;/pub&gt; &lt;dev&gt;Codemasters Software Company Limited, The&lt;/dev&gt; &lt;genre&gt;Driving&lt;/genre&gt; &lt;score&gt;4.0&lt;/score&gt; &lt;player&gt;1-4 Players&lt;/player&gt; &lt;story&gt;Conversion of Micro Machines V3, with added extras exclusive to the N64 version.****Race a selection of tiny toy vehicles (racing cars, tanks, boats and more) across the beach, garden and areas of the house, just like you would with the real Micro Machines toys.****Although in full 3D, the game is played from the top down perspective to allow to player to view more of the track as well as showing how small the Micro Machines really are. ****And although only four controllers are allowed on an N64, up to 8 people can play at any one time using what's called Pad Share (where one person uses one side of the controller, stearing with the Directional pad, while the other player uses the four C-buttons).&lt;/story&gt; &lt;/game&gt;</text:p>
          </table:table-cell>
          <table:table-cell table:number-columns-repeated="1012"/>
        </table:table-row>
        <table:table-row table:style-name="ro2">
          <table:table-cell office:value-type="string">
            <text:p>Midway's Greatest Arcade Hits - Volume 1 (USA)</text:p>
          </table:table-cell>
          <table:table-cell office:value-type="float" office:value="2000">
            <text:p>2000</text:p>
          </table:table-cell>
          <table:table-cell office:value-type="string">
            <text:p>ESRB - E (Everyone)</text:p>
          </table:table-cell>
          <table:table-cell office:value-type="string">
            <text:p>Midway's Greatest Arcade Hits - Volume 1 </text:p>
          </table:table-cell>
          <table:table-cell office:value-type="string">
            <text:p>Midway</text:p>
          </table:table-cell>
          <table:table-cell office:value-type="string">
            <text:p>Digital Eclipse Software, Inc.</text:p>
          </table:table-cell>
          <table:table-cell office:value-type="string">
            <text:p>Miscellaneous</text:p>
          </table:table-cell>
          <table:table-cell office:value-type="string">
            <text:p>4.4</text:p>
          </table:table-cell>
          <table:table-cell office:value-type="string">
            <text:p>1 Player</text:p>
          </table:table-cell>
          <table:table-cell office:value-type="string">
            <text:p>A collection of classic Arcade titles:****Spy Hunter - Weapons-based racer where as a spy you must chase the bad guys through the never ending streets of the city, using rockets, guns, oil slicks and smoke screens to take out the many enemies along the road.****Joust - While riding an ostrich, you must knock out the other players on the field to advance to the next level.****Defender - Much like Space Invaders, you fly a spacecraft out to stop an invasion of aliens on Earth. Unlike Space Invaders, you move up and down as well as left and right while the enemy fly down to grab humans of the planets surface.****Robotron - Out to save the last human family, move your way through the play field while taking out the many robots that lay in your path before you.****Sinistar - Mankind's last hope, you must shoot down asteroids while picking up items to increase your ships power before the battle with the Sinistar.****Rootbeer Tapper - The only non-shooter title, prepare drinks for waiting customers, then slide them across the tables to them to clear the area.</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Midway's Greatest Arcade Hits - Volume 1 (USA)&quot;&gt; &lt;year&gt;2000&lt;/year&gt; &lt;rating&gt;ESRB - E (Everyone)&lt;/rating&gt; &lt;title&gt;Midway's Greatest Arcade Hits - Volume 1 &lt;/title&gt; &lt;pub&gt;Midway&lt;/pub&gt; &lt;dev&gt;Digital Eclipse Software, Inc.&lt;/dev&gt; &lt;genre&gt;Miscellaneous&lt;/genre&gt; &lt;score&gt;4.4&lt;/score&gt; &lt;player&gt;1 Player&lt;/player&gt; &lt;story&gt;A collection of classic Arcade titles:****Spy Hunter - Weapons-based racer where as a spy you must chase the bad guys through the never ending streets of the city, using rockets, guns, oil slicks and smoke screens to take out the many enemies along the road.****Joust - While riding an ostrich, you must knock out the other players on the field to advance to the next level.****Defender - Much like Space Invaders, you fly a spacecraft out to stop an invasion of aliens on Earth. Unlike Space Invaders, you move up and down as well as left and right while the enemy fly down to grab humans of the planets surface.****Robotron - Out to save the last human family, move your way through the play field while taking out the many robots that lay in your path before you.****Sinistar - Mankind's last hope, you must shoot down asteroids while picking up items to increase your ships power before the battle with the Sinistar.****Rootbeer Tapper - The only non-shooter title, prepare drinks for waiting customers, then slide them across the tables to them to clear the area.&lt;/story&gt; &lt;/game&gt;">
            <text:p>&lt;game name="Midway's Greatest Arcade Hits - Volume 1 (USA)"&gt; &lt;year&gt;2000&lt;/year&gt; &lt;rating&gt;ESRB - E (Everyone)&lt;/rating&gt; &lt;title&gt;Midway's Greatest Arcade Hits - Volume 1 &lt;/title&gt; &lt;pub&gt;Midway&lt;/pub&gt; &lt;dev&gt;Digital Eclipse Software, Inc.&lt;/dev&gt; &lt;genre&gt;Miscellaneous&lt;/genre&gt; &lt;score&gt;4.4&lt;/score&gt; &lt;player&gt;1 Player&lt;/player&gt; &lt;story&gt;A collection of classic Arcade titles:****Spy Hunter - Weapons-based racer where as a spy you must chase the bad guys through the never ending streets of the city, using rockets, guns, oil slicks and smoke screens to take out the many enemies along the road.****Joust - While riding an ostrich, you must knock out the other players on the field to advance to the next level.****Defender - Much like Space Invaders, you fly a spacecraft out to stop an invasion of aliens on Earth. Unlike Space Invaders, you move up and down as well as left and right while the enemy fly down to grab humans of the planets surface.****Robotron - Out to save the last human family, move your way through the play field while taking out the many robots that lay in your path before you.****Sinistar - Mankind's last hope, you must shoot down asteroids while picking up items to increase your ships power before the battle with the Sinistar.****Rootbeer Tapper - The only non-shooter title, prepare drinks for waiting customers, then slide them across the tables to them to clear the area.&lt;/story&gt; &lt;/game&gt;</text:p>
          </table:table-cell>
          <table:table-cell table:number-columns-repeated="1012"/>
        </table:table-row>
        <table:table-row table:style-name="ro2">
          <table:table-cell office:value-type="string">
            <text:p>Mike Piazza's StrikeZone (USA)</text:p>
          </table:table-cell>
          <table:table-cell office:value-type="float" office:value="1998">
            <text:p>1998</text:p>
          </table:table-cell>
          <table:table-cell office:value-type="string">
            <text:p>ESRB - E (Everyone)</text:p>
          </table:table-cell>
          <table:table-cell office:value-type="string">
            <text:p>Mike Piazza's StrikeZone </text:p>
          </table:table-cell>
          <table:table-cell office:value-type="string">
            <text:p>GT Interactive</text:p>
          </table:table-cell>
          <table:table-cell office:value-type="string">
            <text:p>Devil's Thumb Entertainment</text:p>
          </table:table-cell>
          <table:table-cell office:value-type="string">
            <text:p>Basketball/Sports</text:p>
          </table:table-cell>
          <table:table-cell office:value-type="string">
            <text:p>2.9</text:p>
          </table:table-cell>
          <table:table-cell office:value-type="string">
            <text:p>1-2 Players</text:p>
          </table:table-cell>
          <table:table-cell office:value-type="string">
            <text:p>Mike Piazza's Strike Zone is a baseball simulator released exclusively for the Nintendo 64. Showcasing then-New York Mets catcher Mike Piazza on the cover and in the aforementioned title, it features the ability to play exhibition games as well a season mode that offers season lengths of 15, 81, or 162 games. A World Series mode, All-Star Game mode, and Home Run Derby mode are also among the offerings. The game has many customizable features (including the ability to change team names and logos).</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Mike Piazza's StrikeZone (USA)&quot;&gt; &lt;year&gt;1998&lt;/year&gt; &lt;rating&gt;ESRB - E (Everyone)&lt;/rating&gt; &lt;title&gt;Mike Piazza's StrikeZone &lt;/title&gt; &lt;pub&gt;GT Interactive&lt;/pub&gt; &lt;dev&gt;Devil's Thumb Entertainment&lt;/dev&gt; &lt;genre&gt;Basketball/Sports&lt;/genre&gt; &lt;score&gt;2.9&lt;/score&gt; &lt;player&gt;1-2 Players&lt;/player&gt; &lt;story&gt;Mike Piazza's Strike Zone is a baseball simulator released exclusively for the Nintendo 64. Showcasing then-New York Mets catcher Mike Piazza on the cover and in the aforementioned title, it features the ability to play exhibition games as well a season mode that offers season lengths of 15, 81, or 162 games. A World Series mode, All-Star Game mode, and Home Run Derby mode are also among the offerings. The game has many customizable features (including the ability to change team names and logos).&lt;/story&gt; &lt;/game&gt;">
            <text:p>&lt;game name="Mike Piazza's StrikeZone (USA)"&gt; &lt;year&gt;1998&lt;/year&gt; &lt;rating&gt;ESRB - E (Everyone)&lt;/rating&gt; &lt;title&gt;Mike Piazza's StrikeZone &lt;/title&gt; &lt;pub&gt;GT Interactive&lt;/pub&gt; &lt;dev&gt;Devil's Thumb Entertainment&lt;/dev&gt; &lt;genre&gt;Basketball/Sports&lt;/genre&gt; &lt;score&gt;2.9&lt;/score&gt; &lt;player&gt;1-2 Players&lt;/player&gt; &lt;story&gt;Mike Piazza's Strike Zone is a baseball simulator released exclusively for the Nintendo 64. Showcasing then-New York Mets catcher Mike Piazza on the cover and in the aforementioned title, it features the ability to play exhibition games as well a season mode that offers season lengths of 15, 81, or 162 games. A World Series mode, All-Star Game mode, and Home Run Derby mode are also among the offerings. The game has many customizable features (including the ability to change team names and logos).&lt;/story&gt; &lt;/game&gt;</text:p>
          </table:table-cell>
          <table:table-cell table:number-columns-repeated="1012"/>
        </table:table-row>
        <table:table-row table:style-name="ro1">
          <table:table-cell office:value-type="string">
            <text:p>Milo's Astro Lanes (USA)</text:p>
          </table:table-cell>
          <table:table-cell office:value-type="float" office:value="1998">
            <text:p>1998</text:p>
          </table:table-cell>
          <table:table-cell office:value-type="string">
            <text:p>ESRB - E (Everyone)</text:p>
          </table:table-cell>
          <table:table-cell office:value-type="string">
            <text:p>Milo's Astro Lanes </text:p>
          </table:table-cell>
          <table:table-cell office:value-type="string">
            <text:p>Crave</text:p>
          </table:table-cell>
          <table:table-cell office:value-type="string">
            <text:p>Player 1</text:p>
          </table:table-cell>
          <table:table-cell office:value-type="string">
            <text:p>Bowling/Sports</text:p>
          </table:table-cell>
          <table:table-cell office:value-type="string">
            <text:p>2.4</text:p>
          </table:table-cell>
          <table:table-cell table:style-name="ce2" office:value-type="string">
            <text:p>1-4 Players</text:p>
          </table:table-cell>
          <table:table-cell office:value-type="string">
            <text:p>Futuristic space bowling simulation, with nuclear balls, lots of power-ups and wacky characters. Robots, aliens and funky courses, and a multiplayer mode where you can ruin your friends' opportunities with different special weapons.</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Milo's Astro Lanes (USA)&quot;&gt; &lt;year&gt;1998&lt;/year&gt; &lt;rating&gt;ESRB - E (Everyone)&lt;/rating&gt; &lt;title&gt;Milo's Astro Lanes &lt;/title&gt; &lt;pub&gt;Crave&lt;/pub&gt; &lt;dev&gt;Player 1&lt;/dev&gt; &lt;genre&gt;Bowling/Sports&lt;/genre&gt; &lt;score&gt;2.4&lt;/score&gt; &lt;player&gt;1-4 Players&lt;/player&gt; &lt;story&gt;Futuristic space bowling simulation, with nuclear balls, lots of power-ups and wacky characters. Robots, aliens and funky courses, and a multiplayer mode where you can ruin your friends' opportunities with different special weapons.&lt;/story&gt; &lt;/game&gt;">
            <text:p>&lt;game name="Milo's Astro Lanes (USA)"&gt; &lt;year&gt;1998&lt;/year&gt; &lt;rating&gt;ESRB - E (Everyone)&lt;/rating&gt; &lt;title&gt;Milo's Astro Lanes &lt;/title&gt; &lt;pub&gt;Crave&lt;/pub&gt; &lt;dev&gt;Player 1&lt;/dev&gt; &lt;genre&gt;Bowling/Sports&lt;/genre&gt; &lt;score&gt;2.4&lt;/score&gt; &lt;player&gt;1-4 Players&lt;/player&gt; &lt;story&gt;Futuristic space bowling simulation, with nuclear balls, lots of power-ups and wacky characters. Robots, aliens and funky courses, and a multiplayer mode where you can ruin your friends' opportunities with different special weapons.&lt;/story&gt; &lt;/game&gt;</text:p>
          </table:table-cell>
          <table:table-cell table:number-columns-repeated="1012"/>
        </table:table-row>
        <table:table-row table:style-name="ro2">
          <table:table-cell office:value-type="string">
            <text:p>Mischief Makers (USA) (Rev A)</text:p>
          </table:table-cell>
          <table:table-cell office:value-type="float" office:value="1997">
            <text:p>1997</text:p>
          </table:table-cell>
          <table:table-cell office:value-type="string">
            <text:p>ESRB - E (Everyone)</text:p>
          </table:table-cell>
          <table:table-cell office:value-type="string">
            <text:p>Mischief Makers </text:p>
          </table:table-cell>
          <table:table-cell office:value-type="string">
            <text:p>Nintendo</text:p>
          </table:table-cell>
          <table:table-cell office:value-type="string">
            <text:p>Treasure Co., Ltd.</text:p>
          </table:table-cell>
          <table:table-cell office:value-type="string">
            <text:p>Platform</text:p>
          </table:table-cell>
          <table:table-cell office:value-type="string">
            <text:p>3.9</text:p>
          </table:table-cell>
          <table:table-cell office:value-type="string">
            <text:p>1 Player</text:p>
          </table:table-cell>
          <table:table-cell office:value-type="string">
            <text:p>Mischief Makers is a game for the Nintendo 64 by the legendary developers at Treasure. It is a 2D side-scrolling platform game in which the protagonist uses her hands to grab, shake, and throw objects. There are 5 "worlds" in the game, each with about 10 levels.****You are Marina Liteyears, assistant to professor Theo. The professor has been kidnapped, and some of King Aster's troops have defected. It is up to Marina, with some help from the troops still loyal to the king, to save the professor and defeat the evil empire.</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Mischief Makers (USA) (Rev A)&quot;&gt; &lt;year&gt;1997&lt;/year&gt; &lt;rating&gt;ESRB - E (Everyone)&lt;/rating&gt; &lt;title&gt;Mischief Makers &lt;/title&gt; &lt;pub&gt;Nintendo&lt;/pub&gt; &lt;dev&gt;Treasure Co., Ltd.&lt;/dev&gt; &lt;genre&gt;Platform&lt;/genre&gt; &lt;score&gt;3.9&lt;/score&gt; &lt;player&gt;1 Player&lt;/player&gt; &lt;story&gt;Mischief Makers is a game for the Nintendo 64 by the legendary developers at Treasure. It is a 2D side-scrolling platform game in which the protagonist uses her hands to grab, shake, and throw objects. There are 5 &quot;worlds&quot; in the game, each with about 10 levels.****You are Marina Liteyears, assistant to professor Theo. The professor has been kidnapped, and some of King Aster's troops have defected. It is up to Marina, with some help from the troops still loyal to the king, to save the professor and defeat the evil empire.&lt;/story&gt; &lt;/game&gt;">
            <text:p>&lt;game name="Mischief Makers (USA) (Rev A)"&gt; &lt;year&gt;1997&lt;/year&gt; &lt;rating&gt;ESRB - E (Everyone)&lt;/rating&gt; &lt;title&gt;Mischief Makers &lt;/title&gt; &lt;pub&gt;Nintendo&lt;/pub&gt; &lt;dev&gt;Treasure Co., Ltd.&lt;/dev&gt; &lt;genre&gt;Platform&lt;/genre&gt; &lt;score&gt;3.9&lt;/score&gt; &lt;player&gt;1 Player&lt;/player&gt; &lt;story&gt;Mischief Makers is a game for the Nintendo 64 by the legendary developers at Treasure. It is a 2D side-scrolling platform game in which the protagonist uses her hands to grab, shake, and throw objects. There are 5 "worlds" in the game, each with about 10 levels.****You are Marina Liteyears, assistant to professor Theo. The professor has been kidnapped, and some of King Aster's troops have defected. It is up to Marina, with some help from the troops still loyal to the king, to save the professor and defeat the evil empire.&lt;/story&gt; &lt;/game&gt;</text:p>
          </table:table-cell>
          <table:table-cell table:number-columns-repeated="1012"/>
        </table:table-row>
        <table:table-row table:style-name="ro2">
          <table:table-cell office:value-type="string">
            <text:p>Mission Impossible (USA)</text:p>
          </table:table-cell>
          <table:table-cell office:value-type="float" office:value="1998">
            <text:p>1998</text:p>
          </table:table-cell>
          <table:table-cell office:value-type="string">
            <text:p>ESRB - T (Teen)</text:p>
          </table:table-cell>
          <table:table-cell office:value-type="string">
            <text:p>Mission Impossible </text:p>
          </table:table-cell>
          <table:table-cell office:value-type="string">
            <text:p>Ocean</text:p>
          </table:table-cell>
          <table:table-cell office:value-type="string">
            <text:p>Infogrames Europe SA</text:p>
          </table:table-cell>
          <table:table-cell office:value-type="string">
            <text:p>Adventure</text:p>
          </table:table-cell>
          <table:table-cell office:value-type="string">
            <text:p>3.4</text:p>
          </table:table-cell>
          <table:table-cell office:value-type="string">
            <text:p>1 Player</text:p>
          </table:table-cell>
          <table:table-cell office:value-type="string">
            <text:p>Tie-in of the popular movie "Mission: Impossible", third-person action/adventure with 24 levels. Playing the secret agent Ethan Hunt, the player has to fight international terrorists. Assisted by his IMF team, he sneaks into enemy bases, blows up ammunition depots, retrieves stolen information and takes out the terrorists.****The plot is loosely based on the movie; Ethan Hunt is framed and has to prove his innocence which he is only able to do with the help of his good friends from the IMF team.</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Mission Impossible (USA)&quot;&gt; &lt;year&gt;1998&lt;/year&gt; &lt;rating&gt;ESRB - T (Teen)&lt;/rating&gt; &lt;title&gt;Mission Impossible &lt;/title&gt; &lt;pub&gt;Ocean&lt;/pub&gt; &lt;dev&gt;Infogrames Europe SA&lt;/dev&gt; &lt;genre&gt;Adventure&lt;/genre&gt; &lt;score&gt;3.4&lt;/score&gt; &lt;player&gt;1 Player&lt;/player&gt; &lt;story&gt;Tie-in of the popular movie &quot;Mission: Impossible&quot;, third-person action/adventure with 24 levels. Playing the secret agent Ethan Hunt, the player has to fight international terrorists. Assisted by his IMF team, he sneaks into enemy bases, blows up ammunition depots, retrieves stolen information and takes out the terrorists.****The plot is loosely based on the movie; Ethan Hunt is framed and has to prove his innocence which he is only able to do with the help of his good friends from the IMF team.&lt;/story&gt; &lt;/game&gt;">
            <text:p>&lt;game name="Mission Impossible (USA)"&gt; &lt;year&gt;1998&lt;/year&gt; &lt;rating&gt;ESRB - T (Teen)&lt;/rating&gt; &lt;title&gt;Mission Impossible &lt;/title&gt; &lt;pub&gt;Ocean&lt;/pub&gt; &lt;dev&gt;Infogrames Europe SA&lt;/dev&gt; &lt;genre&gt;Adventure&lt;/genre&gt; &lt;score&gt;3.4&lt;/score&gt; &lt;player&gt;1 Player&lt;/player&gt; &lt;story&gt;Tie-in of the popular movie "Mission: Impossible", third-person action/adventure with 24 levels. Playing the secret agent Ethan Hunt, the player has to fight international terrorists. Assisted by his IMF team, he sneaks into enemy bases, blows up ammunition depots, retrieves stolen information and takes out the terrorists.****The plot is loosely based on the movie; Ethan Hunt is framed and has to prove his innocence which he is only able to do with the help of his good friends from the IMF team.&lt;/story&gt; &lt;/game&gt;</text:p>
          </table:table-cell>
          <table:table-cell table:number-columns-repeated="1012"/>
        </table:table-row>
        <table:table-row table:style-name="ro1">
          <table:table-cell office:value-type="string">
            <text:p>Monaco Grand Prix (USA)</text:p>
          </table:table-cell>
          <table:table-cell office:value-type="float" office:value="1999">
            <text:p>1999</text:p>
          </table:table-cell>
          <table:table-cell office:value-type="string">
            <text:p>ESRB - E (Everyone)</text:p>
          </table:table-cell>
          <table:table-cell office:value-type="string">
            <text:p>Monaco Grand Prix </text:p>
          </table:table-cell>
          <table:table-cell office:value-type="string">
            <text:p>Ubisoft</text:p>
          </table:table-cell>
          <table:table-cell office:value-type="string">
            <text:p>Ubi Soft Entertainment Software</text:p>
          </table:table-cell>
          <table:table-cell office:value-type="string">
            <text:p>Driving</text:p>
          </table:table-cell>
          <table:table-cell office:value-type="string">
            <text:p>3.7</text:p>
          </table:table-cell>
          <table:table-cell table:style-name="ce2" office:value-type="string">
            <text:p>1-4 Players</text:p>
          </table:table-cell>
          <table:table-cell office:value-type="string">
            <text:p>Innovative 4-point physics engine calculates and monitors all 4 tires independently, creating the most precise simulation of Grand Prix style racing you will ever experience. 16 international courses, and all tracks to scale with realistic dimensions, scenery and environments. Up to 22 racers competing on each track. Arcade, Amateur, Expert and Pro modes. Indestructible cars or real-life damage, dents and shrapnel. Weather effects and multiple road conditions. Start as an inexperienced driver with an entry-level team. As your skill improves, you're invited to race for more prestigious teams.</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Monaco Grand Prix (USA)&quot;&gt; &lt;year&gt;1999&lt;/year&gt; &lt;rating&gt;ESRB - E (Everyone)&lt;/rating&gt; &lt;title&gt;Monaco Grand Prix &lt;/title&gt; &lt;pub&gt;Ubisoft&lt;/pub&gt; &lt;dev&gt;Ubi Soft Entertainment Software&lt;/dev&gt; &lt;genre&gt;Driving&lt;/genre&gt; &lt;score&gt;3.7&lt;/score&gt; &lt;player&gt;1-4 Players&lt;/player&gt; &lt;story&gt;Innovative 4-point physics engine calculates and monitors all 4 tires independently, creating the most precise simulation of Grand Prix style racing you will ever experience. 16 international courses, and all tracks to scale with realistic dimensions, scenery and environments. Up to 22 racers competing on each track. Arcade, Amateur, Expert and Pro modes. Indestructible cars or real-life damage, dents and shrapnel. Weather effects and multiple road conditions. Start as an inexperienced driver with an entry-level team. As your skill improves, you're invited to race for more prestigious teams.&lt;/story&gt; &lt;/game&gt;">
            <text:p>&lt;game name="Monaco Grand Prix (USA)"&gt; &lt;year&gt;1999&lt;/year&gt; &lt;rating&gt;ESRB - E (Everyone)&lt;/rating&gt; &lt;title&gt;Monaco Grand Prix &lt;/title&gt; &lt;pub&gt;Ubisoft&lt;/pub&gt; &lt;dev&gt;Ubi Soft Entertainment Software&lt;/dev&gt; &lt;genre&gt;Driving&lt;/genre&gt; &lt;score&gt;3.7&lt;/score&gt; &lt;player&gt;1-4 Players&lt;/player&gt; &lt;story&gt;Innovative 4-point physics engine calculates and monitors all 4 tires independently, creating the most precise simulation of Grand Prix style racing you will ever experience. 16 international courses, and all tracks to scale with realistic dimensions, scenery and environments. Up to 22 racers competing on each track. Arcade, Amateur, Expert and Pro modes. Indestructible cars or real-life damage, dents and shrapnel. Weather effects and multiple road conditions. Start as an inexperienced driver with an entry-level team. As your skill improves, you're invited to race for more prestigious teams.&lt;/story&gt; &lt;/game&gt;</text:p>
          </table:table-cell>
          <table:table-cell table:number-columns-repeated="1012"/>
        </table:table-row>
        <table:table-row table:style-name="ro1">
          <table:table-cell office:value-type="string">
            <text:p>Monopoly (USA)</text:p>
          </table:table-cell>
          <table:table-cell office:value-type="float" office:value="1999">
            <text:p>1999</text:p>
          </table:table-cell>
          <table:table-cell office:value-type="string">
            <text:p>ESRB - E (Everyone)</text:p>
          </table:table-cell>
          <table:table-cell office:value-type="string">
            <text:p>Monopoly </text:p>
          </table:table-cell>
          <table:table-cell office:value-type="string">
            <text:p>Hasbro Interactive</text:p>
          </table:table-cell>
          <table:table-cell office:value-type="string">
            <text:p>Minds Eye Productions</text:p>
          </table:table-cell>
          <table:table-cell office:value-type="string">
            <text:p>Board Games</text:p>
          </table:table-cell>
          <table:table-cell office:value-type="string">
            <text:p>3.4</text:p>
          </table:table-cell>
          <table:table-cell table:style-name="ce2" office:value-type="string">
            <text:p>1-4 Players</text:p>
          </table:table-cell>
          <table:table-cell office:value-type="string">
            <text:p>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Monopoly (USA)&quot;&gt; &lt;year&gt;1999&lt;/year&gt; &lt;rating&gt;ESRB - E (Everyone)&lt;/rating&gt; &lt;title&gt;Monopoly &lt;/title&gt; &lt;pub&gt;Hasbro Interactive&lt;/pub&gt; &lt;dev&gt;Minds Eye Productions&lt;/dev&gt; &lt;genre&gt;Board Games&lt;/genre&gt; &lt;score&gt;3.4&lt;/score&gt; &lt;player&gt;1-4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
            <text:p>&lt;game name="Monopoly (USA)"&gt; &lt;year&gt;1999&lt;/year&gt; &lt;rating&gt;ESRB - E (Everyone)&lt;/rating&gt; &lt;title&gt;Monopoly &lt;/title&gt; &lt;pub&gt;Hasbro Interactive&lt;/pub&gt; &lt;dev&gt;Minds Eye Productions&lt;/dev&gt; &lt;genre&gt;Board Games&lt;/genre&gt; &lt;score&gt;3.4&lt;/score&gt; &lt;player&gt;1-4 Players&lt;/player&gt; &lt;story&gt;This time, a Monopoly game on your computer, as good as it knows to be in your reality. Every move of yours can be in 3D animation, or off if you don't want to see animations. There can be up to 6 players at once, and it can be played over the Internet. Music is in midi format, and the sound quality is at the wav format. Roll, spin, and don't miss to give us a grin.&lt;/story&gt; &lt;/game&gt;</text:p>
          </table:table-cell>
          <table:table-cell table:number-columns-repeated="1012"/>
        </table:table-row>
        <table:table-row table:style-name="ro1">
          <table:table-cell office:value-type="string">
            <text:p>Monster Truck Madness 64 (USA)</text:p>
          </table:table-cell>
          <table:table-cell office:value-type="float" office:value="1999">
            <text:p>1999</text:p>
          </table:table-cell>
          <table:table-cell office:value-type="string">
            <text:p>ESRB - E (Everyone)</text:p>
          </table:table-cell>
          <table:table-cell office:value-type="string">
            <text:p>Monster Truck Madness 64 </text:p>
          </table:table-cell>
          <table:table-cell office:value-type="string">
            <text:p>Rockstar Games</text:p>
          </table:table-cell>
          <table:table-cell office:value-type="string">
            <text:p>Edge of Reality, Ltd.</text:p>
          </table:table-cell>
          <table:table-cell office:value-type="string">
            <text:p>Driving</text:p>
          </table:table-cell>
          <table:table-cell office:value-type="string">
            <text:p>4.6</text:p>
          </table:table-cell>
          <table:table-cell table:style-name="ce2" office:value-type="string">
            <text:p>1-4 Players</text:p>
          </table:table-cell>
          <table:table-cell office:value-type="string">
            <text:p>Monster Truck Madness 64 is a monster truck racing game for the Nintendo 64. The game features 20 trucks to ride in and 10 tracks to race on.****Single player game modes the game offers are exhibition and circuit race. During the races you have to drive to check points to set your time. You can pick up a variety of power-ups such as invisibility, homing missiles, oil slicks, shrink bombs, hover modes, nitro, super jumps and shields.****In multi-player the game offers various game modes such as hockey, soccer, police chase, summit rumble (king of the hill) and tag.****You can play the tracks during various types of weather and different times of the day.</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Monster Truck Madness 64 (USA)&quot;&gt; &lt;year&gt;1999&lt;/year&gt; &lt;rating&gt;ESRB - E (Everyone)&lt;/rating&gt; &lt;title&gt;Monster Truck Madness 64 &lt;/title&gt; &lt;pub&gt;Rockstar Games&lt;/pub&gt; &lt;dev&gt;Edge of Reality, Ltd.&lt;/dev&gt; &lt;genre&gt;Driving&lt;/genre&gt; &lt;score&gt;4.6&lt;/score&gt; &lt;player&gt;1-4 Players&lt;/player&gt; &lt;story&gt;Monster Truck Madness 64 is a monster truck racing game for the Nintendo 64. The game features 20 trucks to ride in and 10 tracks to race on.****Single player game modes the game offers are exhibition and circuit race. During the races you have to drive to check points to set your time. You can pick up a variety of power-ups such as invisibility, homing missiles, oil slicks, shrink bombs, hover modes, nitro, super jumps and shields.****In multi-player the game offers various game modes such as hockey, soccer, police chase, summit rumble (king of the hill) and tag.****You can play the tracks during various types of weather and different times of the day.&lt;/story&gt; &lt;/game&gt;">
            <text:p>&lt;game name="Monster Truck Madness 64 (USA)"&gt; &lt;year&gt;1999&lt;/year&gt; &lt;rating&gt;ESRB - E (Everyone)&lt;/rating&gt; &lt;title&gt;Monster Truck Madness 64 &lt;/title&gt; &lt;pub&gt;Rockstar Games&lt;/pub&gt; &lt;dev&gt;Edge of Reality, Ltd.&lt;/dev&gt; &lt;genre&gt;Driving&lt;/genre&gt; &lt;score&gt;4.6&lt;/score&gt; &lt;player&gt;1-4 Players&lt;/player&gt; &lt;story&gt;Monster Truck Madness 64 is a monster truck racing game for the Nintendo 64. The game features 20 trucks to ride in and 10 tracks to race on.****Single player game modes the game offers are exhibition and circuit race. During the races you have to drive to check points to set your time. You can pick up a variety of power-ups such as invisibility, homing missiles, oil slicks, shrink bombs, hover modes, nitro, super jumps and shields.****In multi-player the game offers various game modes such as hockey, soccer, police chase, summit rumble (king of the hill) and tag.****You can play the tracks during various types of weather and different times of the day.&lt;/story&gt; &lt;/game&gt;</text:p>
          </table:table-cell>
          <table:table-cell table:number-columns-repeated="1012"/>
        </table:table-row>
        <table:table-row table:style-name="ro2">
          <table:table-cell office:value-type="string">
            <text:p>Mortal Kombat 4 (USA)</text:p>
          </table:table-cell>
          <table:table-cell office:value-type="float" office:value="1998">
            <text:p>1998</text:p>
          </table:table-cell>
          <table:table-cell office:value-type="string">
            <text:p>ESRB - M (Mature)</text:p>
          </table:table-cell>
          <table:table-cell office:value-type="string">
            <text:p>Mortal Kombat 4 </text:p>
          </table:table-cell>
          <table:table-cell office:value-type="string">
            <text:p>Midway</text:p>
          </table:table-cell>
          <table:table-cell office:value-type="string">
            <text:p>Midway Games, Inc.</text:p>
          </table:table-cell>
          <table:table-cell office:value-type="string">
            <text:p>Fighter</text:p>
          </table:table-cell>
          <table:table-cell office:value-type="string">
            <text:p>3.2</text:p>
          </table:table-cell>
          <table:table-cell office:value-type="string">
            <text:p>1-2 Players</text:p>
          </table:table-cell>
          <table:table-cell office:value-type="string">
            <text:p>Similar to the other Mortal Kombat games. Using 3D characters in a 2D playfield, you have about 20 different fighters to choose from, and each has magical secrets and weapons.</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Mortal Kombat 4 (USA)&quot;&gt; &lt;year&gt;1998&lt;/year&gt; &lt;rating&gt;ESRB - M (Mature)&lt;/rating&gt; &lt;title&gt;Mortal Kombat 4 &lt;/title&gt; &lt;pub&gt;Midway&lt;/pub&gt; &lt;dev&gt;Midway Games, Inc.&lt;/dev&gt; &lt;genre&gt;Fighter&lt;/genre&gt; &lt;score&gt;3.2&lt;/score&gt; &lt;player&gt;1-2 Players&lt;/player&gt; &lt;story&gt;Similar to the other Mortal Kombat games. Using 3D characters in a 2D playfield, you have about 20 different fighters to choose from, and each has magical secrets and weapons.&lt;/story&gt; &lt;/game&gt;">
            <text:p>&lt;game name="Mortal Kombat 4 (USA)"&gt; &lt;year&gt;1998&lt;/year&gt; &lt;rating&gt;ESRB - M (Mature)&lt;/rating&gt; &lt;title&gt;Mortal Kombat 4 &lt;/title&gt; &lt;pub&gt;Midway&lt;/pub&gt; &lt;dev&gt;Midway Games, Inc.&lt;/dev&gt; &lt;genre&gt;Fighter&lt;/genre&gt; &lt;score&gt;3.2&lt;/score&gt; &lt;player&gt;1-2 Players&lt;/player&gt; &lt;story&gt;Similar to the other Mortal Kombat games. Using 3D characters in a 2D playfield, you have about 20 different fighters to choose from, and each has magical secrets and weapons.&lt;/story&gt; &lt;/game&gt;</text:p>
          </table:table-cell>
          <table:table-cell table:number-columns-repeated="1012"/>
        </table:table-row>
        <table:table-row table:style-name="ro2">
          <table:table-cell office:value-type="string">
            <text:p>Mortal Kombat Mythologies - Sub-Zero (USA)</text:p>
          </table:table-cell>
          <table:table-cell office:value-type="float" office:value="1997">
            <text:p>1997</text:p>
          </table:table-cell>
          <table:table-cell office:value-type="string">
            <text:p>ESRB - M (Mature)</text:p>
          </table:table-cell>
          <table:table-cell office:value-type="string">
            <text:p>Mortal Kombat Mythologies - Sub-Zero </text:p>
          </table:table-cell>
          <table:table-cell office:value-type="string">
            <text:p>Midway</text:p>
          </table:table-cell>
          <table:table-cell office:value-type="string">
            <text:p>Avalanche Software LLC</text:p>
          </table:table-cell>
          <table:table-cell office:value-type="string">
            <text:p>Platform</text:p>
          </table:table-cell>
          <table:table-cell office:value-type="string">
            <text:p>2.8</text:p>
          </table:table-cell>
          <table:table-cell office:value-type="string">
            <text:p>1 Player</text:p>
          </table:table-cell>
          <table:table-cell office:value-type="string">
            <text:p>In a surprising twist of fate, Midway made a Mortal Kombat game that focuses on perhaps the series strongest point when compared to other fighting games: it's storyline. The game casts you in the shoes of Sub-Zero, and chronicles a series of events that ocurred prior to Mortal Kombat 1.****In a storyline that is reminiscent of Looking Glass's Thief, the Lin Kuei assassin/thief is sent to steal an important document; this mission proves to be a test from a mysterious character (which turns out to be MK4's Quan Chi) and who charges you upon retrieval of this object to recover an ancient medallion of untold power. However once you retrieve the medallion, Quan Chi reveals that he actually tricked you, and the medallion is the key to awakening the demonic Shinnok (yup, the same baddie from MK4). You must now become a reluctant hero, as you pursue Quan Chi trough hell itself hoping you get to Shinnok before him.****Gameplay wise the game takes the Mortal Kombat familiar 2D fighting enviroment and turns it into a hybrid fighter/platformer game, where you must travel trough hazardous levels running and jumping around as well as fighting your way against both digitized and polygonal enemies. Sub-Zero's interface is the same as in every MK game, with the addition of a &amp;quot;use&amp;quot; and &amp;quot;turn around&amp;quot; buttons and additions such as an inventory, and a slight rpg twist in which you get exp. for defeating opponents, which translates into new techniques and moves to execute in the game.****Technically speaking this game represents the final evolutionary step in the MK's series 2D engines. New features include zooming, 3d lighting as well as 3d backgrounds and characters, etc.</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Mortal Kombat Mythologies - Sub-Zero (USA)&quot;&gt; &lt;year&gt;1997&lt;/year&gt; &lt;rating&gt;ESRB - M (Mature)&lt;/rating&gt; &lt;title&gt;Mortal Kombat Mythologies - Sub-Zero &lt;/title&gt; &lt;pub&gt;Midway&lt;/pub&gt; &lt;dev&gt;Avalanche Software LLC&lt;/dev&gt; &lt;genre&gt;Platform&lt;/genre&gt; &lt;score&gt;2.8&lt;/score&gt; &lt;player&gt;1 Player&lt;/player&gt; &lt;story&gt;In a surprising twist of fate, Midway made a Mortal Kombat game that focuses on perhaps the series strongest point when compared to other fighting games: it's storyline. The game casts you in the shoes of Sub-Zero, and chronicles a series of events that ocurred prior to Mortal Kombat 1.****In a storyline that is reminiscent of Looking Glass's Thief, the Lin Kuei assassin/thief is sent to steal an important document; this mission proves to be a test from a mysterious character (which turns out to be MK4's Quan Chi) and who charges you upon retrieval of this object to recover an ancient medallion of untold power. However once you retrieve the medallion, Quan Chi reveals that he actually tricked you, and the medallion is the key to awakening the demonic Shinnok (yup, the same baddie from MK4). You must now become a reluctant hero, as you pursue Quan Chi trough hell itself hoping you get to Shinnok before him.****Gameplay wise the game takes the Mortal Kombat familiar 2D fighting enviroment and turns it into a hybrid fighter/platformer game, where you must travel trough hazardous levels running and jumping around as well as fighting your way against both digitized and polygonal enemies. Sub-Zero's interface is the same as in every MK game, with the addition of a &amp;quot;use&amp;quot; and &amp;quot;turn around&amp;quot; buttons and additions such as an inventory, and a slight rpg twist in which you get exp. for defeating opponents, which translates into new techniques and moves to execute in the game.****Technically speaking this game represents the final evolutionary step in the MK's series 2D engines. New features include zooming, 3d lighting as well as 3d backgrounds and characters, etc.&lt;/story&gt; &lt;/game&gt;">
            <text:p>&lt;game name="Mortal Kombat Mythologies - Sub-Zero (USA)"&gt; &lt;year&gt;1997&lt;/year&gt; &lt;rating&gt;ESRB - M (Mature)&lt;/rating&gt; &lt;title&gt;Mortal Kombat Mythologies - Sub-Zero &lt;/title&gt; &lt;pub&gt;Midway&lt;/pub&gt; &lt;dev&gt;Avalanche Software LLC&lt;/dev&gt; &lt;genre&gt;Platform&lt;/genre&gt; &lt;score&gt;2.8&lt;/score&gt; &lt;player&gt;1 Player&lt;/player&gt; &lt;story&gt;In a surprising twist of fate, Midway made a Mortal Kombat game that focuses on perhaps the series strongest point when compared to other fighting games: it's storyline. The game casts you in the shoes of Sub-Zero, and chronicles a series of events that ocurred prior to Mortal Kombat 1.****In a storyline that is reminiscent of Looking Glass's Thief, the Lin Kuei assassin/thief is sent to steal an important document; this mission proves to be a test from a mysterious character (which turns out to be MK4's Quan Chi) and who charges you upon retrieval of this object to recover an ancient medallion of untold power. However once you retrieve the medallion, Quan Chi reveals that he actually tricked you, and the medallion is the key to awakening the demonic Shinnok (yup, the same baddie from MK4). You must now become a reluctant hero, as you pursue Quan Chi trough hell itself hoping you get to Shinnok before him.****Gameplay wise the game takes the Mortal Kombat familiar 2D fighting enviroment and turns it into a hybrid fighter/platformer game, where you must travel trough hazardous levels running and jumping around as well as fighting your way against both digitized and polygonal enemies. Sub-Zero's interface is the same as in every MK game, with the addition of a &amp;quot;use&amp;quot; and &amp;quot;turn around&amp;quot; buttons and additions such as an inventory, and a slight rpg twist in which you get exp. for defeating opponents, which translates into new techniques and moves to execute in the game.****Technically speaking this game represents the final evolutionary step in the MK's series 2D engines. New features include zooming, 3d lighting as well as 3d backgrounds and characters, etc.&lt;/story&gt; &lt;/game&gt;</text:p>
          </table:table-cell>
          <table:table-cell table:number-columns-repeated="1012"/>
        </table:table-row>
        <table:table-row table:style-name="ro2">
          <table:table-cell office:value-type="string">
            <text:p>Mortal Kombat Trilogy (USA) (Rev B)</text:p>
          </table:table-cell>
          <table:table-cell office:value-type="float" office:value="1996">
            <text:p>1996</text:p>
          </table:table-cell>
          <table:table-cell office:value-type="string">
            <text:p>ESRB - M (Mature)</text:p>
          </table:table-cell>
          <table:table-cell office:value-type="string">
            <text:p>Mortal Kombat Trilogy </text:p>
          </table:table-cell>
          <table:table-cell office:value-type="string">
            <text:p>Midway</text:p>
          </table:table-cell>
          <table:table-cell office:value-type="string">
            <text:p>Midway Games, Inc.</text:p>
          </table:table-cell>
          <table:table-cell office:value-type="string">
            <text:p>Fighter</text:p>
          </table:table-cell>
          <table:table-cell office:value-type="string">
            <text:p>3.7</text:p>
          </table:table-cell>
          <table:table-cell office:value-type="string">
            <text:p>1-2 Players</text:p>
          </table:table-cell>
          <table:table-cell office:value-type="string">
            <text:p>All the characters from the first three Mortal Kombat games return for the ultimate battle. You can play as Kano, Reptile, Mileena, Kung Lao, Shang Tsung, Sindel, Sketor, Stryker, Nightwolf, Sheeva, Kitana, Scorpion, Sonya, Smoke (Cyber Ninja), Rain, Jade, Baraka, Johnny Cage, Ermac, Noob Saibot, Sub-Zero (Unmasked), Sub-Zero (Classic), Jax, Rayden, Cyrax, Liu Kang, Smoke (Human), Kabal, Goro, Kintaro, Motaro, or Shao Kahn.****This game is one-on-one martial arts fighting. The player can choose from over thirty different characters, all with their own fighting style and their own special moves. Trilogy differs from the other games in that you can play combinations of people that otherwise isn't possible, such as old Liu Kang vs. new Liu Kang, etc.****Mortal Kombat Trilogy also allows you to challenge a friend to a fight through a Windows IPX network connection</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Mortal Kombat Trilogy (USA) (Rev B)&quot;&gt; &lt;year&gt;1996&lt;/year&gt; &lt;rating&gt;ESRB - M (Mature)&lt;/rating&gt; &lt;title&gt;Mortal Kombat Trilogy &lt;/title&gt; &lt;pub&gt;Midway&lt;/pub&gt; &lt;dev&gt;Midway Games, Inc.&lt;/dev&gt; &lt;genre&gt;Fighter&lt;/genre&gt; &lt;score&gt;3.7&lt;/score&gt; &lt;player&gt;1-2 Players&lt;/player&gt; &lt;story&gt;All the characters from the first three Mortal Kombat games return for the ultimate battle. You can play as Kano, Reptile, Mileena, Kung Lao, Shang Tsung, Sindel, Sketor, Stryker, Nightwolf, Sheeva, Kitana, Scorpion, Sonya, Smoke (Cyber Ninja), Rain, Jade, Baraka, Johnny Cage, Ermac, Noob Saibot, Sub-Zero (Unmasked), Sub-Zero (Classic), Jax, Rayden, Cyrax, Liu Kang, Smoke (Human), Kabal, Goro, Kintaro, Motaro, or Shao Kahn.****This game is one-on-one martial arts fighting. The player can choose from over thirty different characters, all with their own fighting style and their own special moves. Trilogy differs from the other games in that you can play combinations of people that otherwise isn't possible, such as old Liu Kang vs. new Liu Kang, etc.****Mortal Kombat Trilogy also allows you to challenge a friend to a fight through a Windows IPX network connection&lt;/story&gt; &lt;/game&gt;">
            <text:p>&lt;game name="Mortal Kombat Trilogy (USA) (Rev B)"&gt; &lt;year&gt;1996&lt;/year&gt; &lt;rating&gt;ESRB - M (Mature)&lt;/rating&gt; &lt;title&gt;Mortal Kombat Trilogy &lt;/title&gt; &lt;pub&gt;Midway&lt;/pub&gt; &lt;dev&gt;Midway Games, Inc.&lt;/dev&gt; &lt;genre&gt;Fighter&lt;/genre&gt; &lt;score&gt;3.7&lt;/score&gt; &lt;player&gt;1-2 Players&lt;/player&gt; &lt;story&gt;All the characters from the first three Mortal Kombat games return for the ultimate battle. You can play as Kano, Reptile, Mileena, Kung Lao, Shang Tsung, Sindel, Sketor, Stryker, Nightwolf, Sheeva, Kitana, Scorpion, Sonya, Smoke (Cyber Ninja), Rain, Jade, Baraka, Johnny Cage, Ermac, Noob Saibot, Sub-Zero (Unmasked), Sub-Zero (Classic), Jax, Rayden, Cyrax, Liu Kang, Smoke (Human), Kabal, Goro, Kintaro, Motaro, or Shao Kahn.****This game is one-on-one martial arts fighting. The player can choose from over thirty different characters, all with their own fighting style and their own special moves. Trilogy differs from the other games in that you can play combinations of people that otherwise isn't possible, such as old Liu Kang vs. new Liu Kang, etc.****Mortal Kombat Trilogy also allows you to challenge a friend to a fight through a Windows IPX network connection&lt;/story&gt; &lt;/game&gt;</text:p>
          </table:table-cell>
          <table:table-cell table:number-columns-repeated="1012"/>
        </table:table-row>
        <table:table-row table:style-name="ro1">
          <table:table-cell office:value-type="string">
            <text:p>MRC - Multi Racing Championship (USA)</text:p>
          </table:table-cell>
          <table:table-cell office:value-type="float" office:value="1997">
            <text:p>1997</text:p>
          </table:table-cell>
          <table:table-cell office:value-type="string">
            <text:p>ESRB - E (Everyone)</text:p>
          </table:table-cell>
          <table:table-cell office:value-type="string">
            <text:p>MRC - Multi Racing Championship </text:p>
          </table:table-cell>
          <table:table-cell office:value-type="string">
            <text:p>Ocean</text:p>
          </table:table-cell>
          <table:table-cell office:value-type="string">
            <text:p>Genki Co., Ltd.</text:p>
          </table:table-cell>
          <table:table-cell office:value-type="string">
            <text:p>Driving</text:p>
          </table:table-cell>
          <table:table-cell office:value-type="string">
            <text:p>3.0</text:p>
          </table:table-cell>
          <table:table-cell table:style-name="ce2" office:value-type="string">
            <text:p>1-4 Players</text:p>
          </table:table-cell>
          <table:table-cell office:value-type="string">
            <text:p>MRC Multi Racing Championship is a rally car racing game. <text:s/>****Five race modes are available. These include: Championship, Time Trial, Free Run, VS Race and Match Race. <text:s/>****2-player racing is handled with a horizontal split screen.****All of the cars can be customized. <text:s/>Individual settings that can be modified for the cars are: Tire, Brake, Suspension, Steering, Transmission, Gear and Aerodynamics.****None of the eight cars in the game are licensed or real models but they do seem very similar to actual models.****Almost all of the option and game screens are in English.****The course variety is pretty varied. <text:s/>There are three separate tracks with some minor route variations in each. <text:s/>Each course has <text:s/>2-4 alternate segments that are turned on and off similar to Ridge Racer.****The graphics have some variety as well. <text:s/>The courses are: Sea Side (Easy), Mountain (Normal), and Down Town (Hard). <text:s/>The look and handling of each changes as well with weather variations such as rain and snow.</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MRC - Multi Racing Championship (USA)&quot;&gt; &lt;year&gt;1997&lt;/year&gt; &lt;rating&gt;ESRB - E (Everyone)&lt;/rating&gt; &lt;title&gt;MRC - Multi Racing Championship &lt;/title&gt; &lt;pub&gt;Ocean&lt;/pub&gt; &lt;dev&gt;Genki Co., Ltd.&lt;/dev&gt; &lt;genre&gt;Driving&lt;/genre&gt; &lt;score&gt;3.0&lt;/score&gt; &lt;player&gt;1-4 Players&lt;/player&gt; &lt;story&gt;MRC Multi Racing Championship is a rally car racing game.  ****Five race modes are available. These include: Championship, Time Trial, Free Run, VS Race and Match Race.  ****2-player racing is handled with a horizontal split screen.****All of the cars can be customized.  Individual settings that can be modified for the cars are: Tire, Brake, Suspension, Steering, Transmission, Gear and Aerodynamics.****None of the eight cars in the game are licensed or real models but they do seem very similar to actual models.****Almost all of the option and game screens are in English.****The course variety is pretty varied.  There are three separate tracks with some minor route variations in each.  Each course has  2-4 alternate segments that are turned on and off similar to Ridge Racer.****The graphics have some variety as well.  The courses are: Sea Side (Easy), Mountain (Normal), and Down Town (Hard).  The look and handling of each changes as well with weather variations such as rain and snow.&lt;/story&gt; &lt;/game&gt;">
            <text:p>&lt;game name="MRC - Multi Racing Championship (USA)"&gt; &lt;year&gt;1997&lt;/year&gt; &lt;rating&gt;ESRB - E (Everyone)&lt;/rating&gt; &lt;title&gt;MRC - Multi Racing Championship &lt;/title&gt; &lt;pub&gt;Ocean&lt;/pub&gt; &lt;dev&gt;Genki Co., Ltd.&lt;/dev&gt; &lt;genre&gt;Driving&lt;/genre&gt; &lt;score&gt;3.0&lt;/score&gt; &lt;player&gt;1-4 Players&lt;/player&gt; &lt;story&gt;MRC Multi Racing Championship is a rally car racing game. <text:s/>****Five race modes are available. These include: Championship, Time Trial, Free Run, VS Race and Match Race. <text:s/>****2-player racing is handled with a horizontal split screen.****All of the cars can be customized. <text:s/>Individual settings that can be modified for the cars are: Tire, Brake, Suspension, Steering, Transmission, Gear and Aerodynamics.****None of the eight cars in the game are licensed or real models but they do seem very similar to actual models.****Almost all of the option and game screens are in English.****The course variety is pretty varied. <text:s/>There are three separate tracks with some minor route variations in each. <text:s/>Each course has <text:s/>2-4 alternate segments that are turned on and off similar to Ridge Racer.****The graphics have some variety as well. <text:s/>The courses are: Sea Side (Easy), Mountain (Normal), and Down Town (Hard). <text:s/>The look and handling of each changes as well with weather variations such as rain and snow.&lt;/story&gt; &lt;/game&gt;</text:p>
          </table:table-cell>
          <table:table-cell table:number-columns-repeated="1012"/>
        </table:table-row>
        <table:table-row table:style-name="ro1">
          <table:table-cell office:value-type="string">
            <text:p>Ms. Pac-Man - Maze Madness (USA)</text:p>
          </table:table-cell>
          <table:table-cell office:value-type="float" office:value="2000">
            <text:p>2000</text:p>
          </table:table-cell>
          <table:table-cell office:value-type="string">
            <text:p>ESRB - E (Everyone)</text:p>
          </table:table-cell>
          <table:table-cell office:value-type="string">
            <text:p>Ms. Pac-Man - Maze Madness </text:p>
          </table:table-cell>
          <table:table-cell office:value-type="string">
            <text:p>Namco</text:p>
          </table:table-cell>
          <table:table-cell office:value-type="string">
            <text:p>Namco Hometek Inc.</text:p>
          </table:table-cell>
          <table:table-cell office:value-type="string">
            <text:p>Action</text:p>
          </table:table-cell>
          <table:table-cell office:value-type="string">
            <text:p>4.0</text:p>
          </table:table-cell>
          <table:table-cell table:style-name="ce2" office:value-type="string">
            <text:p>1-4 Players</text:p>
          </table:table-cell>
          <table:table-cell office:value-type="string">
            <text:p>A combination of exploration and classic Pac-Man (or in this case, Ms. Pac-Man) action, Ms. Pac-Man Maze Madness has Ms. Pac-Man saving Pac-Land once again, although this in full 3D.****The four Wonders, mystical regions separated from the rest of Pac-Land by force fields, contains four Gems of Virtue: Generosity, Truth, Wisdom and Courage, each holding enough power to help keep Pac-Land safe from evil. However, an unknown enemy has transformed the Enchanted Castle into a haunted house, in turn starting a chain reaction of evil all around Pac-Land and the four Wonders. It is up to Ms. Pac-Man to enter the 3D designed worlds of the four Wonders and put the evil to rest for good.</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Ms. Pac-Man - Maze Madness (USA)&quot;&gt; &lt;year&gt;2000&lt;/year&gt; &lt;rating&gt;ESRB - E (Everyone)&lt;/rating&gt; &lt;title&gt;Ms. Pac-Man - Maze Madness &lt;/title&gt; &lt;pub&gt;Namco&lt;/pub&gt; &lt;dev&gt;Namco Hometek Inc.&lt;/dev&gt; &lt;genre&gt;Action&lt;/genre&gt; &lt;score&gt;4.0&lt;/score&gt; &lt;player&gt;1-4 Players&lt;/player&gt; &lt;story&gt;A combination of exploration and classic Pac-Man (or in this case, Ms. Pac-Man) action, Ms. Pac-Man Maze Madness has Ms. Pac-Man saving Pac-Land once again, although this in full 3D.****The four Wonders, mystical regions separated from the rest of Pac-Land by force fields, contains four Gems of Virtue: Generosity, Truth, Wisdom and Courage, each holding enough power to help keep Pac-Land safe from evil. However, an unknown enemy has transformed the Enchanted Castle into a haunted house, in turn starting a chain reaction of evil all around Pac-Land and the four Wonders. It is up to Ms. Pac-Man to enter the 3D designed worlds of the four Wonders and put the evil to rest for good.&lt;/story&gt; &lt;/game&gt;">
            <text:p>&lt;game name="Ms. Pac-Man - Maze Madness (USA)"&gt; &lt;year&gt;2000&lt;/year&gt; &lt;rating&gt;ESRB - E (Everyone)&lt;/rating&gt; &lt;title&gt;Ms. Pac-Man - Maze Madness &lt;/title&gt; &lt;pub&gt;Namco&lt;/pub&gt; &lt;dev&gt;Namco Hometek Inc.&lt;/dev&gt; &lt;genre&gt;Action&lt;/genre&gt; &lt;score&gt;4.0&lt;/score&gt; &lt;player&gt;1-4 Players&lt;/player&gt; &lt;story&gt;A combination of exploration and classic Pac-Man (or in this case, Ms. Pac-Man) action, Ms. Pac-Man Maze Madness has Ms. Pac-Man saving Pac-Land once again, although this in full 3D.****The four Wonders, mystical regions separated from the rest of Pac-Land by force fields, contains four Gems of Virtue: Generosity, Truth, Wisdom and Courage, each holding enough power to help keep Pac-Land safe from evil. However, an unknown enemy has transformed the Enchanted Castle into a haunted house, in turn starting a chain reaction of evil all around Pac-Land and the four Wonders. It is up to Ms. Pac-Man to enter the 3D designed worlds of the four Wonders and put the evil to rest for good.&lt;/story&gt; &lt;/game&gt;</text:p>
          </table:table-cell>
          <table:table-cell table:number-columns-repeated="1012"/>
        </table:table-row>
        <table:table-row table:style-name="ro2">
          <table:table-cell office:value-type="string">
            <text:p>Mystical Ninja Starring Goemon (USA)</text:p>
          </table:table-cell>
          <table:table-cell office:value-type="float" office:value="1998">
            <text:p>1998</text:p>
          </table:table-cell>
          <table:table-cell office:value-type="string">
            <text:p>ESRB - E (Everyone)</text:p>
          </table:table-cell>
          <table:table-cell office:value-type="string">
            <text:p>Mystical Ninja Starring Goemon </text:p>
          </table:table-cell>
          <table:table-cell office:value-type="string">
            <text:p>Konami</text:p>
          </table:table-cell>
          <table:table-cell office:value-type="string">
            <text:p>Konami Computer Entertainment Osaka Co., Ltd.</text:p>
          </table:table-cell>
          <table:table-cell office:value-type="string">
            <text:p>Action</text:p>
          </table:table-cell>
          <table:table-cell office:value-type="string">
            <text:p>4.2</text:p>
          </table:table-cell>
          <table:table-cell office:value-type="string">
            <text:p>1 Player</text:p>
          </table:table-cell>
          <table:table-cell office:value-type="string">
            <text:p>The people of Oedo Town are in a panic! <text:s/>A gigantic UFO shaped like a peach has arrived, and the Peach Mountain Shoguns have turned Oedo Castle into one big stage for themselves to perform on! <text:s/>Everyone's relying on Goemon to save the day, but he hasn't even noticed what's happening! <text:s/>Can our hero stop the Shoguns before they do any more damage?****Mystical Ninja Starring Goemon is an action-based RPG similar in style to The Legend of Zelda: The Ocarina of Time. <text:s/>It is also the first localized Goemon game since The Legend of the Mystical Ninja for the SNES. <text:s/>Players control Goemon and his friends as they make their way through Ancient Japan to stop the Peach Mountain Shoguns. <text:s/>You can talk to characters, whack enemies with your pipe (or hurl coins at them), visit a deranged fortune teller who shrieks out "PLASMA!" at random intervals for no reason, and more.****Each member of the Goemon team can also learn a special ability to access new areas as players progress through the game. <text:s/>Goemon earns the "Sudden Impact" power, which lets him move blocks he normally couldn't, Ebisumaru can shrink to small sizes so he can pass through tiny cracks, Sasuke earns an extra high jump, and Yae gets the ability to transform into a Mermaid so that she can swim underwater.****As usual, the gigantic roller-skating robot, Impact, makes an appearance. <text:s/>Players get to use him to trample down buildings and duke it out in first-person mode against gigantic mecha boss characters in a Punch-Out!! style game.</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Mystical Ninja Starring Goemon (USA)&quot;&gt; &lt;year&gt;1998&lt;/year&gt; &lt;rating&gt;ESRB - E (Everyone)&lt;/rating&gt; &lt;title&gt;Mystical Ninja Starring Goemon &lt;/title&gt; &lt;pub&gt;Konami&lt;/pub&gt; &lt;dev&gt;Konami Computer Entertainment Osaka Co., Ltd.&lt;/dev&gt; &lt;genre&gt;Action&lt;/genre&gt; &lt;score&gt;4.2&lt;/score&gt; &lt;player&gt;1 Player&lt;/player&gt; &lt;story&gt;The people of Oedo Town are in a panic!  A gigantic UFO shaped like a peach has arrived, and the Peach Mountain Shoguns have turned Oedo Castle into one big stage for themselves to perform on!  Everyone's relying on Goemon to save the day, but he hasn't even noticed what's happening!  Can our hero stop the Shoguns before they do any more damage?****Mystical Ninja Starring Goemon is an action-based RPG similar in style to The Legend of Zelda: The Ocarina of Time.  It is also the first localized Goemon game since The Legend of the Mystical Ninja for the SNES.  Players control Goemon and his friends as they make their way through Ancient Japan to stop the Peach Mountain Shoguns.  You can talk to characters, whack enemies with your pipe (or hurl coins at them), visit a deranged fortune teller who shrieks out &quot;PLASMA!&quot; at random intervals for no reason, and more.****Each member of the Goemon team can also learn a special ability to access new areas as players progress through the game.  Goemon earns the &quot;Sudden Impact&quot; power, which lets him move blocks he normally couldn't, Ebisumaru can shrink to small sizes so he can pass through tiny cracks, Sasuke earns an extra high jump, and Yae gets the ability to transform into a Mermaid so that she can swim underwater.****As usual, the gigantic roller-skating robot, Impact, makes an appearance.  Players get to use him to trample down buildings and duke it out in first-person mode against gigantic mecha boss characters in a Punch-Out!! style game.&lt;/story&gt; &lt;/game&gt;">
            <text:p>&lt;game name="Mystical Ninja Starring Goemon (USA)"&gt; &lt;year&gt;1998&lt;/year&gt; &lt;rating&gt;ESRB - E (Everyone)&lt;/rating&gt; &lt;title&gt;Mystical Ninja Starring Goemon &lt;/title&gt; &lt;pub&gt;Konami&lt;/pub&gt; &lt;dev&gt;Konami Computer Entertainment Osaka Co., Ltd.&lt;/dev&gt; &lt;genre&gt;Action&lt;/genre&gt; &lt;score&gt;4.2&lt;/score&gt; &lt;player&gt;1 Player&lt;/player&gt; &lt;story&gt;The people of Oedo Town are in a panic! <text:s/>A gigantic UFO shaped like a peach has arrived, and the Peach Mountain Shoguns have turned Oedo Castle into one big stage for themselves to perform on! <text:s/>Everyone's relying on Goemon to save the day, but he hasn't even noticed what's happening! <text:s/>Can our hero stop the Shoguns before they do any more damage?****Mystical Ninja Starring Goemon is an action-based RPG similar in style to The Legend of Zelda: The Ocarina of Time. <text:s/>It is also the first localized Goemon game since The Legend of the Mystical Ninja for the SNES. <text:s/>Players control Goemon and his friends as they make their way through Ancient Japan to stop the Peach Mountain Shoguns. <text:s/>You can talk to characters, whack enemies with your pipe (or hurl coins at them), visit a deranged fortune teller who shrieks out "PLASMA!" at random intervals for no reason, and more.****Each member of the Goemon team can also learn a special ability to access new areas as players progress through the game. <text:s/>Goemon earns the "Sudden Impact" power, which lets him move blocks he normally couldn't, Ebisumaru can shrink to small sizes so he can pass through tiny cracks, Sasuke earns an extra high jump, and Yae gets the ability to transform into a Mermaid so that she can swim underwater.****As usual, the gigantic roller-skating robot, Impact, makes an appearance. <text:s/>Players get to use him to trample down buildings and duke it out in first-person mode against gigantic mecha boss characters in a Punch-Out!! style game.&lt;/story&gt; &lt;/game&gt;</text:p>
          </table:table-cell>
          <table:table-cell table:number-columns-repeated="1012"/>
        </table:table-row>
        <table:table-row table:style-name="ro1">
          <table:table-cell office:value-type="string">
            <text:p>Nagano Winter Olympics '98 (USA)</text:p>
          </table:table-cell>
          <table:table-cell office:value-type="float" office:value="1998">
            <text:p>1998</text:p>
          </table:table-cell>
          <table:table-cell office:value-type="string">
            <text:p>ESRB - E (Everyone)</text:p>
          </table:table-cell>
          <table:table-cell office:value-type="string">
            <text:p>Nagano Winter Olympics '98 </text:p>
          </table:table-cell>
          <table:table-cell office:value-type="string">
            <text:p>Konami</text:p>
          </table:table-cell>
          <table:table-cell office:value-type="string">
            <text:p>Konami Computer Entertainment Osaka Co., Ltd.</text:p>
          </table:table-cell>
          <table:table-cell office:value-type="string">
            <text:p>Olympic/Sports</text:p>
          </table:table-cell>
          <table:table-cell office:value-type="string">
            <text:p>3.4</text:p>
          </table:table-cell>
          <table:table-cell table:style-name="ce2" office:value-type="string">
            <text:p>1-4 Players</text:p>
          </table:table-cell>
          <table:table-cell office:value-type="string">
            <text:p>The official game of the XVIII Olympic Winter Games held in Nagano, Japan, including 12 events such as Downhill, Giant Slalom, K-90 and K-120 Ski Jumping, Freestyle Aerials, Snowboard Halfpipe (only in the N64 version) and Slalom (in their Olympic debut), 500m and 1500m Speed Skating, Bobsleigh, Luge and Curling. Up to four players can choose one of 16 nations and compete in Olympic (play for the medals) or Championship mode (for the points, in a Decathlon-style competition).</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Nagano Winter Olympics '98 (USA)&quot;&gt; &lt;year&gt;1998&lt;/year&gt; &lt;rating&gt;ESRB - E (Everyone)&lt;/rating&gt; &lt;title&gt;Nagano Winter Olympics '98 &lt;/title&gt; &lt;pub&gt;Konami&lt;/pub&gt; &lt;dev&gt;Konami Computer Entertainment Osaka Co., Ltd.&lt;/dev&gt; &lt;genre&gt;Olympic/Sports&lt;/genre&gt; &lt;score&gt;3.4&lt;/score&gt; &lt;player&gt;1-4 Players&lt;/player&gt; &lt;story&gt;The official game of the XVIII Olympic Winter Games held in Nagano, Japan, including 12 events such as Downhill, Giant Slalom, K-90 and K-120 Ski Jumping, Freestyle Aerials, Snowboard Halfpipe (only in the N64 version) and Slalom (in their Olympic debut), 500m and 1500m Speed Skating, Bobsleigh, Luge and Curling. Up to four players can choose one of 16 nations and compete in Olympic (play for the medals) or Championship mode (for the points, in a Decathlon-style competition).&lt;/story&gt; &lt;/game&gt;">
            <text:p>&lt;game name="Nagano Winter Olympics '98 (USA)"&gt; &lt;year&gt;1998&lt;/year&gt; &lt;rating&gt;ESRB - E (Everyone)&lt;/rating&gt; &lt;title&gt;Nagano Winter Olympics '98 &lt;/title&gt; &lt;pub&gt;Konami&lt;/pub&gt; &lt;dev&gt;Konami Computer Entertainment Osaka Co., Ltd.&lt;/dev&gt; &lt;genre&gt;Olympic/Sports&lt;/genre&gt; &lt;score&gt;3.4&lt;/score&gt; &lt;player&gt;1-4 Players&lt;/player&gt; &lt;story&gt;The official game of the XVIII Olympic Winter Games held in Nagano, Japan, including 12 events such as Downhill, Giant Slalom, K-90 and K-120 Ski Jumping, Freestyle Aerials, Snowboard Halfpipe (only in the N64 version) and Slalom (in their Olympic debut), 500m and 1500m Speed Skating, Bobsleigh, Luge and Curling. Up to four players can choose one of 16 nations and compete in Olympic (play for the medals) or Championship mode (for the points, in a Decathlon-style competition).&lt;/story&gt; &lt;/game&gt;</text:p>
          </table:table-cell>
          <table:table-cell table:number-columns-repeated="1012"/>
        </table:table-row>
        <table:table-row table:style-name="ro2">
          <table:table-cell office:value-type="string">
            <text:p>Namco Museum 64 (USA)</text:p>
          </table:table-cell>
          <table:table-cell office:value-type="float" office:value="1999">
            <text:p>1999</text:p>
          </table:table-cell>
          <table:table-cell office:value-type="string">
            <text:p>ESRB - E (Everyone)</text:p>
          </table:table-cell>
          <table:table-cell office:value-type="string">
            <text:p>Namco Museum 64 </text:p>
          </table:table-cell>
          <table:table-cell office:value-type="string">
            <text:p>Namco</text:p>
          </table:table-cell>
          <table:table-cell office:value-type="string">
            <text:p>Mass Media, Inc.</text:p>
          </table:table-cell>
          <table:table-cell office:value-type="string">
            <text:p>Miscellaneous</text:p>
          </table:table-cell>
          <table:table-cell office:value-type="string">
            <text:p>3.9</text:p>
          </table:table-cell>
          <table:table-cell office:value-type="string">
            <text:p>1 Player</text:p>
          </table:table-cell>
          <table:table-cell office:value-type="string">
            <text:p>No this isn't the 64th edition of Namco Museum, but it is a conversion of the series from the Playstation to the N64.****Included in this version of the series are Pac-Man, Ms Pac-Man, Dig Dug, Pole Position, Galaga and Galaxian.****And as usual you can dig into past info, sketches and pics for each title in the museum.</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Namco Museum 64 (USA)&quot;&gt; &lt;year&gt;1999&lt;/year&gt; &lt;rating&gt;ESRB - E (Everyone)&lt;/rating&gt; &lt;title&gt;Namco Museum 64 &lt;/title&gt; &lt;pub&gt;Namco&lt;/pub&gt; &lt;dev&gt;Mass Media, Inc.&lt;/dev&gt; &lt;genre&gt;Miscellaneous&lt;/genre&gt; &lt;score&gt;3.9&lt;/score&gt; &lt;player&gt;1 Player&lt;/player&gt; &lt;story&gt;No this isn't the 64th edition of Namco Museum, but it is a conversion of the series from the Playstation to the N64.****Included in this version of the series are Pac-Man, Ms Pac-Man, Dig Dug, Pole Position, Galaga and Galaxian.****And as usual you can dig into past info, sketches and pics for each title in the museum.&lt;/story&gt; &lt;/game&gt;">
            <text:p>&lt;game name="Namco Museum 64 (USA)"&gt; &lt;year&gt;1999&lt;/year&gt; &lt;rating&gt;ESRB - E (Everyone)&lt;/rating&gt; &lt;title&gt;Namco Museum 64 &lt;/title&gt; &lt;pub&gt;Namco&lt;/pub&gt; &lt;dev&gt;Mass Media, Inc.&lt;/dev&gt; &lt;genre&gt;Miscellaneous&lt;/genre&gt; &lt;score&gt;3.9&lt;/score&gt; &lt;player&gt;1 Player&lt;/player&gt; &lt;story&gt;No this isn't the 64th edition of Namco Museum, but it is a conversion of the series from the Playstation to the N64.****Included in this version of the series are Pac-Man, Ms Pac-Man, Dig Dug, Pole Position, Galaga and Galaxian.****And as usual you can dig into past info, sketches and pics for each title in the museum.&lt;/story&gt; &lt;/game&gt;</text:p>
          </table:table-cell>
          <table:table-cell table:number-columns-repeated="1012"/>
        </table:table-row>
        <table:table-row table:style-name="ro1">
          <table:table-cell office:value-type="string">
            <text:p>NASCAR 2000 (USA)</text:p>
          </table:table-cell>
          <table:table-cell office:value-type="float" office:value="1999">
            <text:p>1999</text:p>
          </table:table-cell>
          <table:table-cell office:value-type="string">
            <text:p>ESRB - E (Everyone)</text:p>
          </table:table-cell>
          <table:table-cell office:value-type="string">
            <text:p>NASCAR 2000 </text:p>
          </table:table-cell>
          <table:table-cell office:value-type="string">
            <text:p>EA Sports</text:p>
          </table:table-cell>
          <table:table-cell office:value-type="string">
            <text:p>Stormfront Studios</text:p>
          </table:table-cell>
          <table:table-cell office:value-type="string">
            <text:p>Driving</text:p>
          </table:table-cell>
          <table:table-cell office:value-type="string">
            <text:p>3.5</text:p>
          </table:table-cell>
          <table:table-cell table:style-name="ce2" office:value-type="string">
            <text:p>1-4 Players</text:p>
          </table:table-cell>
          <table:table-cell office:value-type="string">
            <text:p>This NASCAR stock car racing simulation is a sequel of sorts to NASCAR Revolution. The game features 18 real world tracks plus several fantasy road courses, and 30 active NASCAR drivers plus some "legend" drivers.****Game modes include quick races, full weekend events, a full or abridged championship series, a Race Against the King mode where you race against Richard Petty in a series of events, and multiplayer support for up to 4 players. Updated physics and AI help the game aim for more realism.</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NASCAR 2000 (USA)&quot;&gt; &lt;year&gt;1999&lt;/year&gt; &lt;rating&gt;ESRB - E (Everyone)&lt;/rating&gt; &lt;title&gt;NASCAR 2000 &lt;/title&gt; &lt;pub&gt;EA Sports&lt;/pub&gt; &lt;dev&gt;Stormfront Studios&lt;/dev&gt; &lt;genre&gt;Driving&lt;/genre&gt; &lt;score&gt;3.5&lt;/score&gt; &lt;player&gt;1-4 Players&lt;/player&gt; &lt;story&gt;This NASCAR stock car racing simulation is a sequel of sorts to NASCAR Revolution. The game features 18 real world tracks plus several fantasy road courses, and 30 active NASCAR drivers plus some &quot;legend&quot; drivers.****Game modes include quick races, full weekend events, a full or abridged championship series, a Race Against the King mode where you race against Richard Petty in a series of events, and multiplayer support for up to 4 players. Updated physics and AI help the game aim for more realism.&lt;/story&gt; &lt;/game&gt;">
            <text:p>&lt;game name="NASCAR 2000 (USA)"&gt; &lt;year&gt;1999&lt;/year&gt; &lt;rating&gt;ESRB - E (Everyone)&lt;/rating&gt; &lt;title&gt;NASCAR 2000 &lt;/title&gt; &lt;pub&gt;EA Sports&lt;/pub&gt; &lt;dev&gt;Stormfront Studios&lt;/dev&gt; &lt;genre&gt;Driving&lt;/genre&gt; &lt;score&gt;3.5&lt;/score&gt; &lt;player&gt;1-4 Players&lt;/player&gt; &lt;story&gt;This NASCAR stock car racing simulation is a sequel of sorts to NASCAR Revolution. The game features 18 real world tracks plus several fantasy road courses, and 30 active NASCAR drivers plus some "legend" drivers.****Game modes include quick races, full weekend events, a full or abridged championship series, a Race Against the King mode where you race against Richard Petty in a series of events, and multiplayer support for up to 4 players. Updated physics and AI help the game aim for more realism.&lt;/story&gt; &lt;/game&gt;</text:p>
          </table:table-cell>
          <table:table-cell table:number-columns-repeated="1012"/>
        </table:table-row>
        <table:table-row table:style-name="ro1">
          <table:table-cell office:value-type="string">
            <text:p>NASCAR 99 (USA)</text:p>
          </table:table-cell>
          <table:table-cell office:value-type="float" office:value="1998">
            <text:p>1998</text:p>
          </table:table-cell>
          <table:table-cell office:value-type="string">
            <text:p>ESRB - E (Everyone)</text:p>
          </table:table-cell>
          <table:table-cell office:value-type="string">
            <text:p>NASCAR 99 </text:p>
          </table:table-cell>
          <table:table-cell office:value-type="string">
            <text:p>EA Sports</text:p>
          </table:table-cell>
          <table:table-cell office:value-type="string">
            <text:p>Stormfront Studios</text:p>
          </table:table-cell>
          <table:table-cell office:value-type="string">
            <text:p>Driving</text:p>
          </table:table-cell>
          <table:table-cell office:value-type="string">
            <text:p>3.6</text:p>
          </table:table-cell>
          <table:table-cell table:style-name="ce2" office:value-type="string">
            <text:p>1-4 Players</text:p>
          </table:table-cell>
          <table:table-cell office:value-type="string">
            <text:p>NASCAR 99, the arcade-style racing game from EA and Stormfront Studios. <text:s/>In addition to 2-player simultaneous racing the game featured 37 officially licensed cars and 17 tracks, as well as the voices of Bob Jenkins and Benny Parsons commentary.** <text:s/>**Using the Andretti Racing engine, NASCAR 99 was EAs first entry into NASCAR racing for the Nintendo 64 and and Playstation.</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NASCAR 99 (USA)&quot;&gt; &lt;year&gt;1998&lt;/year&gt; &lt;rating&gt;ESRB - E (Everyone)&lt;/rating&gt; &lt;title&gt;NASCAR 99 &lt;/title&gt; &lt;pub&gt;EA Sports&lt;/pub&gt; &lt;dev&gt;Stormfront Studios&lt;/dev&gt; &lt;genre&gt;Driving&lt;/genre&gt; &lt;score&gt;3.6&lt;/score&gt; &lt;player&gt;1-4 Players&lt;/player&gt; &lt;story&gt;NASCAR 99, the arcade-style racing game from EA and Stormfront Studios.  In addition to 2-player simultaneous racing the game featured 37 officially licensed cars and 17 tracks, as well as the voices of Bob Jenkins and Benny Parsons commentary.**  **Using the Andretti Racing engine, NASCAR 99 was EAs first entry into NASCAR racing for the Nintendo 64 and and Playstation.&lt;/story&gt; &lt;/game&gt;">
            <text:p>&lt;game name="NASCAR 99 (USA)"&gt; &lt;year&gt;1998&lt;/year&gt; &lt;rating&gt;ESRB - E (Everyone)&lt;/rating&gt; &lt;title&gt;NASCAR 99 &lt;/title&gt; &lt;pub&gt;EA Sports&lt;/pub&gt; &lt;dev&gt;Stormfront Studios&lt;/dev&gt; &lt;genre&gt;Driving&lt;/genre&gt; &lt;score&gt;3.6&lt;/score&gt; &lt;player&gt;1-4 Players&lt;/player&gt; &lt;story&gt;NASCAR 99, the arcade-style racing game from EA and Stormfront Studios. <text:s/>In addition to 2-player simultaneous racing the game featured 37 officially licensed cars and 17 tracks, as well as the voices of Bob Jenkins and Benny Parsons commentary.** <text:s/>**Using the Andretti Racing engine, NASCAR 99 was EAs first entry into NASCAR racing for the Nintendo 64 and and Playstation.&lt;/story&gt; &lt;/game&gt;</text:p>
          </table:table-cell>
          <table:table-cell table:number-columns-repeated="1012"/>
        </table:table-row>
        <table:table-row table:style-name="ro1">
          <table:table-cell office:value-type="string">
            <text:p>NBA Courtside 2 featuring Kobe Bryant (USA)</text:p>
          </table:table-cell>
          <table:table-cell office:value-type="float" office:value="1999">
            <text:p>1999</text:p>
          </table:table-cell>
          <table:table-cell office:value-type="string">
            <text:p>ESRB - E (Everyone)</text:p>
          </table:table-cell>
          <table:table-cell office:value-type="string">
            <text:p>NBA Courtside 2 featuring Kobe Bryant </text:p>
          </table:table-cell>
          <table:table-cell office:value-type="string">
            <text:p>Nintendo</text:p>
          </table:table-cell>
          <table:table-cell office:value-type="string">
            <text:p>Left Field Productions</text:p>
          </table:table-cell>
          <table:table-cell office:value-type="string">
            <text:p>Basketball/Sports</text:p>
          </table:table-cell>
          <table:table-cell office:value-type="string">
            <text:p>4.2</text:p>
          </table:table-cell>
          <table:table-cell table:style-name="ce2" office:value-type="string">
            <text:p>1-4 Players</text:p>
          </table:table-cell>
          <table:table-cell office:value-type="string">
            <text:p>Kobe Bryant teams up with Nintendo for a second time. For this update to NBA Courtside, all the team and player statistics, moves and jersey changes have been added to the available roster, etc. ****There are now more options available for each play mode, such as the ability to play multiple seasons in the regular season mode, play a Three-point contest, as well as more options when creating your own player in create-a-player mode.****Further improvements to the player movement, AI and animation have been made, including new moves such as the no-look pass and new dunk styles, once again motion captured from Kobe Bryant.</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NBA Courtside 2 featuring Kobe Bryant (USA)&quot;&gt; &lt;year&gt;1999&lt;/year&gt; &lt;rating&gt;ESRB - E (Everyone)&lt;/rating&gt; &lt;title&gt;NBA Courtside 2 featuring Kobe Bryant &lt;/title&gt; &lt;pub&gt;Nintendo&lt;/pub&gt; &lt;dev&gt;Left Field Productions&lt;/dev&gt; &lt;genre&gt;Basketball/Sports&lt;/genre&gt; &lt;score&gt;4.2&lt;/score&gt; &lt;player&gt;1-4 Players&lt;/player&gt; &lt;story&gt;Kobe Bryant teams up with Nintendo for a second time. For this update to NBA Courtside, all the team and player statistics, moves and jersey changes have been added to the available roster, etc. ****There are now more options available for each play mode, such as the ability to play multiple seasons in the regular season mode, play a Three-point contest, as well as more options when creating your own player in create-a-player mode.****Further improvements to the player movement, AI and animation have been made, including new moves such as the no-look pass and new dunk styles, once again motion captured from Kobe Bryant.&lt;/story&gt; &lt;/game&gt;">
            <text:p>&lt;game name="NBA Courtside 2 featuring Kobe Bryant (USA)"&gt; &lt;year&gt;1999&lt;/year&gt; &lt;rating&gt;ESRB - E (Everyone)&lt;/rating&gt; &lt;title&gt;NBA Courtside 2 featuring Kobe Bryant &lt;/title&gt; &lt;pub&gt;Nintendo&lt;/pub&gt; &lt;dev&gt;Left Field Productions&lt;/dev&gt; &lt;genre&gt;Basketball/Sports&lt;/genre&gt; &lt;score&gt;4.2&lt;/score&gt; &lt;player&gt;1-4 Players&lt;/player&gt; &lt;story&gt;Kobe Bryant teams up with Nintendo for a second time. For this update to NBA Courtside, all the team and player statistics, moves and jersey changes have been added to the available roster, etc. ****There are now more options available for each play mode, such as the ability to play multiple seasons in the regular season mode, play a Three-point contest, as well as more options when creating your own player in create-a-player mode.****Further improvements to the player movement, AI and animation have been made, including new moves such as the no-look pass and new dunk styles, once again motion captured from Kobe Bryant.&lt;/story&gt; &lt;/game&gt;</text:p>
          </table:table-cell>
          <table:table-cell table:number-columns-repeated="1012"/>
        </table:table-row>
        <table:table-row table:style-name="ro1">
          <table:table-cell office:value-type="string">
            <text:p>NBA Hangtime (USA)</text:p>
          </table:table-cell>
          <table:table-cell office:value-type="float" office:value="1997">
            <text:p>1997</text:p>
          </table:table-cell>
          <table:table-cell office:value-type="string">
            <text:p>ESRB - E (Everyone)</text:p>
          </table:table-cell>
          <table:table-cell office:value-type="string">
            <text:p>NBA Hangtime </text:p>
          </table:table-cell>
          <table:table-cell office:value-type="string">
            <text:p>Midway</text:p>
          </table:table-cell>
          <table:table-cell office:value-type="string">
            <text:p>Funcom Oslo A/S</text:p>
          </table:table-cell>
          <table:table-cell office:value-type="string">
            <text:p>Basketball/Sports</text:p>
          </table:table-cell>
          <table:table-cell office:value-type="string">
            <text:p>3.8</text:p>
          </table:table-cell>
          <table:table-cell table:style-name="ce2" office:value-type="string">
            <text:p>1-4 Players</text:p>
          </table:table-cell>
          <table:table-cell office:value-type="string">
            <text:p>NBA Hang Time is a 2-on-2 arcade basketball action game following in the footsteps of NBA Jam. All NBA teams, each featuring 4 players to choose from, are included along with fast paced, over-the-top basketball, disregarding the normal rules of the game but including fouls and out of bounds. You can also create your own player, with a collection of body parts and clothing to choose from.</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NBA Hangtime (USA)&quot;&gt; &lt;year&gt;1997&lt;/year&gt; &lt;rating&gt;ESRB - E (Everyone)&lt;/rating&gt; &lt;title&gt;NBA Hangtime &lt;/title&gt; &lt;pub&gt;Midway&lt;/pub&gt; &lt;dev&gt;Funcom Oslo A/S&lt;/dev&gt; &lt;genre&gt;Basketball/Sports&lt;/genre&gt; &lt;score&gt;3.8&lt;/score&gt; &lt;player&gt;1-4 Players&lt;/player&gt; &lt;story&gt;NBA Hang Time is a 2-on-2 arcade basketball action game following in the footsteps of NBA Jam. All NBA teams, each featuring 4 players to choose from, are included along with fast paced, over-the-top basketball, disregarding the normal rules of the game but including fouls and out of bounds. You can also create your own player, with a collection of body parts and clothing to choose from.&lt;/story&gt; &lt;/game&gt;">
            <text:p>&lt;game name="NBA Hangtime (USA)"&gt; &lt;year&gt;1997&lt;/year&gt; &lt;rating&gt;ESRB - E (Everyone)&lt;/rating&gt; &lt;title&gt;NBA Hangtime &lt;/title&gt; &lt;pub&gt;Midway&lt;/pub&gt; &lt;dev&gt;Funcom Oslo A/S&lt;/dev&gt; &lt;genre&gt;Basketball/Sports&lt;/genre&gt; &lt;score&gt;3.8&lt;/score&gt; &lt;player&gt;1-4 Players&lt;/player&gt; &lt;story&gt;NBA Hang Time is a 2-on-2 arcade basketball action game following in the footsteps of NBA Jam. All NBA teams, each featuring 4 players to choose from, are included along with fast paced, over-the-top basketball, disregarding the normal rules of the game but including fouls and out of bounds. You can also create your own player, with a collection of body parts and clothing to choose from.&lt;/story&gt; &lt;/game&gt;</text:p>
          </table:table-cell>
          <table:table-cell table:number-columns-repeated="1012"/>
        </table:table-row>
        <table:table-row table:style-name="ro1">
          <table:table-cell office:value-type="string">
            <text:p>NBA in the Zone '98 (USA)</text:p>
          </table:table-cell>
          <table:table-cell office:value-type="float" office:value="1998">
            <text:p>1998</text:p>
          </table:table-cell>
          <table:table-cell office:value-type="string">
            <text:p>ESRB - E (Everyone)</text:p>
          </table:table-cell>
          <table:table-cell office:value-type="string">
            <text:p>NBA in the Zone '98 </text:p>
          </table:table-cell>
          <table:table-cell office:value-type="string">
            <text:p>Konami</text:p>
          </table:table-cell>
          <table:table-cell office:value-type="string">
            <text:p>Konami Computer Entertainment Osaka Co., Ltd.</text:p>
          </table:table-cell>
          <table:table-cell office:value-type="string">
            <text:p>Basketball/Sports</text:p>
          </table:table-cell>
          <table:table-cell office:value-type="string">
            <text:p>3.1</text:p>
          </table:table-cell>
          <table:table-cell table:style-name="ce2" office:value-type="string">
            <text:p>1-4 Players</text:p>
          </table:table-cell>
          <table:table-cell office:value-type="string">
            <text:p>This fully licensed NBA title features all teams and players from the NBA for the 97/98 season, allowing Exhibition, Season, Playoff and All-Star modes for 1-4 players.****Full teams stats, info and schedules are included, along with a complete list of options to create the game you want (from the length of each match, rules, control schemes, difficulty and more).</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NBA in the Zone '98 (USA)&quot;&gt; &lt;year&gt;1998&lt;/year&gt; &lt;rating&gt;ESRB - E (Everyone)&lt;/rating&gt; &lt;title&gt;NBA in the Zone '98 &lt;/title&gt; &lt;pub&gt;Konami&lt;/pub&gt; &lt;dev&gt;Konami Computer Entertainment Osaka Co., Ltd.&lt;/dev&gt; &lt;genre&gt;Basketball/Sports&lt;/genre&gt; &lt;score&gt;3.1&lt;/score&gt; &lt;player&gt;1-4 Players&lt;/player&gt; &lt;story&gt;This fully licensed NBA title features all teams and players from the NBA for the 97/98 season, allowing Exhibition, Season, Playoff and All-Star modes for 1-4 players.****Full teams stats, info and schedules are included, along with a complete list of options to create the game you want (from the length of each match, rules, control schemes, difficulty and more).&lt;/story&gt; &lt;/game&gt;">
            <text:p>&lt;game name="NBA in the Zone '98 (USA)"&gt; &lt;year&gt;1998&lt;/year&gt; &lt;rating&gt;ESRB - E (Everyone)&lt;/rating&gt; &lt;title&gt;NBA in the Zone '98 &lt;/title&gt; &lt;pub&gt;Konami&lt;/pub&gt; &lt;dev&gt;Konami Computer Entertainment Osaka Co., Ltd.&lt;/dev&gt; &lt;genre&gt;Basketball/Sports&lt;/genre&gt; &lt;score&gt;3.1&lt;/score&gt; &lt;player&gt;1-4 Players&lt;/player&gt; &lt;story&gt;This fully licensed NBA title features all teams and players from the NBA for the 97/98 season, allowing Exhibition, Season, Playoff and All-Star modes for 1-4 players.****Full teams stats, info and schedules are included, along with a complete list of options to create the game you want (from the length of each match, rules, control schemes, difficulty and more).&lt;/story&gt; &lt;/game&gt;</text:p>
          </table:table-cell>
          <table:table-cell table:number-columns-repeated="1012"/>
        </table:table-row>
        <table:table-row table:style-name="ro1">
          <table:table-cell office:value-type="string">
            <text:p>NBA in the Zone '99 (USA)</text:p>
          </table:table-cell>
          <table:table-cell office:value-type="float" office:value="1999">
            <text:p>1999</text:p>
          </table:table-cell>
          <table:table-cell office:value-type="string">
            <text:p>ESRB - E (Everyone)</text:p>
          </table:table-cell>
          <table:table-cell office:value-type="string">
            <text:p>NBA in the Zone '99 </text:p>
          </table:table-cell>
          <table:table-cell office:value-type="string">
            <text:p>Konami</text:p>
          </table:table-cell>
          <table:table-cell office:value-type="string">
            <text:p>Konami OSA Ltd.</text:p>
          </table:table-cell>
          <table:table-cell office:value-type="string">
            <text:p>Basketball/Sports</text:p>
          </table:table-cell>
          <table:table-cell office:value-type="string">
            <text:p>3.1</text:p>
          </table:table-cell>
          <table:table-cell table:style-name="ce2" office:value-type="string">
            <text:p>1-4 Players</text:p>
          </table:table-cell>
          <table:table-cell office:value-type="string">
            <text:p>Konami's second attempt of NBA basketball features all the options from the '98 title plus new motion captured moves, an icon passing system, on the fly play calling and up-to-date rosters and stats for the 98/99 NBA season.****A new three point contest is included to go with the Exhibition, Season, Playoff and All-Star modes.****All this and the voice of Chicago Bull public announcer Ray Clay.</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NBA in the Zone '99 (USA)&quot;&gt; &lt;year&gt;1999&lt;/year&gt; &lt;rating&gt;ESRB - E (Everyone)&lt;/rating&gt; &lt;title&gt;NBA in the Zone '99 &lt;/title&gt; &lt;pub&gt;Konami&lt;/pub&gt; &lt;dev&gt;Konami OSA Ltd.&lt;/dev&gt; &lt;genre&gt;Basketball/Sports&lt;/genre&gt; &lt;score&gt;3.1&lt;/score&gt; &lt;player&gt;1-4 Players&lt;/player&gt; &lt;story&gt;Konami's second attempt of NBA basketball features all the options from the '98 title plus new motion captured moves, an icon passing system, on the fly play calling and up-to-date rosters and stats for the 98/99 NBA season.****A new three point contest is included to go with the Exhibition, Season, Playoff and All-Star modes.****All this and the voice of Chicago Bull public announcer Ray Clay.&lt;/story&gt; &lt;/game&gt;">
            <text:p>&lt;game name="NBA in the Zone '99 (USA)"&gt; &lt;year&gt;1999&lt;/year&gt; &lt;rating&gt;ESRB - E (Everyone)&lt;/rating&gt; &lt;title&gt;NBA in the Zone '99 &lt;/title&gt; &lt;pub&gt;Konami&lt;/pub&gt; &lt;dev&gt;Konami OSA Ltd.&lt;/dev&gt; &lt;genre&gt;Basketball/Sports&lt;/genre&gt; &lt;score&gt;3.1&lt;/score&gt; &lt;player&gt;1-4 Players&lt;/player&gt; &lt;story&gt;Konami's second attempt of NBA basketball features all the options from the '98 title plus new motion captured moves, an icon passing system, on the fly play calling and up-to-date rosters and stats for the 98/99 NBA season.****A new three point contest is included to go with the Exhibition, Season, Playoff and All-Star modes.****All this and the voice of Chicago Bull public announcer Ray Clay.&lt;/story&gt; &lt;/game&gt;</text:p>
          </table:table-cell>
          <table:table-cell table:number-columns-repeated="1012"/>
        </table:table-row>
        <table:table-row table:style-name="ro1">
          <table:table-cell office:value-type="string">
            <text:p>NBA in the Zone 2000 (USA)</text:p>
          </table:table-cell>
          <table:table-cell office:value-type="float" office:value="2000">
            <text:p>2000</text:p>
          </table:table-cell>
          <table:table-cell office:value-type="string">
            <text:p>ESRB - E (Everyone)</text:p>
          </table:table-cell>
          <table:table-cell office:value-type="string">
            <text:p>NBA in the Zone 2000 </text:p>
          </table:table-cell>
          <table:table-cell office:value-type="string">
            <text:p>Konami</text:p>
          </table:table-cell>
          <table:table-cell office:value-type="string">
            <text:p>Konami OSA Ltd.</text:p>
          </table:table-cell>
          <table:table-cell office:value-type="string">
            <text:p>Basketball/Sports</text:p>
          </table:table-cell>
          <table:table-cell office:value-type="string">
            <text:p>3.5</text:p>
          </table:table-cell>
          <table:table-cell table:style-name="ce2" office:value-type="string">
            <text:p>1-4 Players</text:p>
          </table:table-cell>
          <table:table-cell office:value-type="string">
            <text:p>The third in the In the Zone titles features all the usual options you come to expect from an NBA simulation title, including Season, Exhibition, Playoff, All-Star, Slam Dunk and three point shoot-out contests.****Fully licensed, the game features all the latest players, stats and teams from the NBA 99/2000 season, plus the icon-passing and on the fly play calling for a complete basketball game. Commentary again features the voice of Ray Clay.</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NBA in the Zone 2000 (USA)&quot;&gt; &lt;year&gt;2000&lt;/year&gt; &lt;rating&gt;ESRB - E (Everyone)&lt;/rating&gt; &lt;title&gt;NBA in the Zone 2000 &lt;/title&gt; &lt;pub&gt;Konami&lt;/pub&gt; &lt;dev&gt;Konami OSA Ltd.&lt;/dev&gt; &lt;genre&gt;Basketball/Sports&lt;/genre&gt; &lt;score&gt;3.5&lt;/score&gt; &lt;player&gt;1-4 Players&lt;/player&gt; &lt;story&gt;The third in the In the Zone titles features all the usual options you come to expect from an NBA simulation title, including Season, Exhibition, Playoff, All-Star, Slam Dunk and three point shoot-out contests.****Fully licensed, the game features all the latest players, stats and teams from the NBA 99/2000 season, plus the icon-passing and on the fly play calling for a complete basketball game. Commentary again features the voice of Ray Clay.&lt;/story&gt; &lt;/game&gt;">
            <text:p>&lt;game name="NBA in the Zone 2000 (USA)"&gt; &lt;year&gt;2000&lt;/year&gt; &lt;rating&gt;ESRB - E (Everyone)&lt;/rating&gt; &lt;title&gt;NBA in the Zone 2000 &lt;/title&gt; &lt;pub&gt;Konami&lt;/pub&gt; &lt;dev&gt;Konami OSA Ltd.&lt;/dev&gt; &lt;genre&gt;Basketball/Sports&lt;/genre&gt; &lt;score&gt;3.5&lt;/score&gt; &lt;player&gt;1-4 Players&lt;/player&gt; &lt;story&gt;The third in the In the Zone titles features all the usual options you come to expect from an NBA simulation title, including Season, Exhibition, Playoff, All-Star, Slam Dunk and three point shoot-out contests.****Fully licensed, the game features all the latest players, stats and teams from the NBA 99/2000 season, plus the icon-passing and on the fly play calling for a complete basketball game. Commentary again features the voice of Ray Clay.&lt;/story&gt; &lt;/game&gt;</text:p>
          </table:table-cell>
          <table:table-cell table:number-columns-repeated="1012"/>
        </table:table-row>
        <table:table-row table:style-name="ro1">
          <table:table-cell office:value-type="string">
            <text:p>NBA Jam 2000 (USA)</text:p>
          </table:table-cell>
          <table:table-cell office:value-type="float" office:value="1999">
            <text:p>1999</text:p>
          </table:table-cell>
          <table:table-cell office:value-type="string">
            <text:p>ESRB - E (Everyone)</text:p>
          </table:table-cell>
          <table:table-cell office:value-type="string">
            <text:p>NBA Jam 2000 </text:p>
          </table:table-cell>
          <table:table-cell office:value-type="string">
            <text:p>Acclaim</text:p>
          </table:table-cell>
          <table:table-cell office:value-type="string">
            <text:p>Acclaim Studios Salt Lake City</text:p>
          </table:table-cell>
          <table:table-cell office:value-type="string">
            <text:p>Basketball/Sports</text:p>
          </table:table-cell>
          <table:table-cell office:value-type="string">
            <text:p>3.2</text:p>
          </table:table-cell>
          <table:table-cell table:style-name="ce2" office:value-type="string">
            <text:p>1-4 Players</text:p>
          </table:table-cell>
          <table:table-cell office:value-type="string">
            <text:p>All-new 2-on-2 JAM mode featuring 50 dunks and awesome special effects! Custom 2-on-2 JAM mode courts, including street court. Authentic 5-on-5 simulation mode with actual team play styles like the Jazz Pick-and-Roll. Jaw-dropping ultra high-rez graphics! Unique signature moves like the crossover dribble. Create your own JAM player. All 29 teams and over 300 NBA superstars! Over 800 all-new motion captured moves by the "X-Man" Xavier McDaniel!</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NBA Jam 2000 (USA)&quot;&gt; &lt;year&gt;1999&lt;/year&gt; &lt;rating&gt;ESRB - E (Everyone)&lt;/rating&gt; &lt;title&gt;NBA Jam 2000 &lt;/title&gt; &lt;pub&gt;Acclaim&lt;/pub&gt; &lt;dev&gt;Acclaim Studios Salt Lake City&lt;/dev&gt; &lt;genre&gt;Basketball/Sports&lt;/genre&gt; &lt;score&gt;3.2&lt;/score&gt; &lt;player&gt;1-4 Players&lt;/player&gt; &lt;story&gt;All-new 2-on-2 JAM mode featuring 50 dunks and awesome special effects! Custom 2-on-2 JAM mode courts, including street court. Authentic 5-on-5 simulation mode with actual team play styles like the Jazz Pick-and-Roll. Jaw-dropping ultra high-rez graphics! Unique signature moves like the crossover dribble. Create your own JAM player. All 29 teams and over 300 NBA superstars! Over 800 all-new motion captured moves by the &quot;X-Man&quot; Xavier McDaniel!&lt;/story&gt; &lt;/game&gt;">
            <text:p>&lt;game name="NBA Jam 2000 (USA)"&gt; &lt;year&gt;1999&lt;/year&gt; &lt;rating&gt;ESRB - E (Everyone)&lt;/rating&gt; &lt;title&gt;NBA Jam 2000 &lt;/title&gt; &lt;pub&gt;Acclaim&lt;/pub&gt; &lt;dev&gt;Acclaim Studios Salt Lake City&lt;/dev&gt; &lt;genre&gt;Basketball/Sports&lt;/genre&gt; &lt;score&gt;3.2&lt;/score&gt; &lt;player&gt;1-4 Players&lt;/player&gt; &lt;story&gt;All-new 2-on-2 JAM mode featuring 50 dunks and awesome special effects! Custom 2-on-2 JAM mode courts, including street court. Authentic 5-on-5 simulation mode with actual team play styles like the Jazz Pick-and-Roll. Jaw-dropping ultra high-rez graphics! Unique signature moves like the crossover dribble. Create your own JAM player. All 29 teams and over 300 NBA superstars! Over 800 all-new motion captured moves by the "X-Man" Xavier McDaniel!&lt;/story&gt; &lt;/game&gt;</text:p>
          </table:table-cell>
          <table:table-cell table:number-columns-repeated="1012"/>
        </table:table-row>
        <table:table-row table:style-name="ro1">
          <table:table-cell office:value-type="string">
            <text:p>NBA Jam 99 (USA)</text:p>
          </table:table-cell>
          <table:table-cell office:value-type="float" office:value="1998">
            <text:p>1998</text:p>
          </table:table-cell>
          <table:table-cell office:value-type="string">
            <text:p>ESRB - E (Everyone)</text:p>
          </table:table-cell>
          <table:table-cell office:value-type="string">
            <text:p>NBA Jam 99 </text:p>
          </table:table-cell>
          <table:table-cell office:value-type="string">
            <text:p>Acclaim</text:p>
          </table:table-cell>
          <table:table-cell office:value-type="string">
            <text:p>Iguana West</text:p>
          </table:table-cell>
          <table:table-cell office:value-type="string">
            <text:p>Basketball/Sports</text:p>
          </table:table-cell>
          <table:table-cell office:value-type="string">
            <text:p>3.7</text:p>
          </table:table-cell>
          <table:table-cell table:style-name="ce2" office:value-type="string">
            <text:p>1-4 Players</text:p>
          </table:table-cell>
          <table:table-cell office:value-type="string">
            <text:p>NBA Jam returns, this time removed of its flashy jams and flaming basketballs, replaced with a full simulation of basketball complete with all teams and players of the 99 season, full create-a-player and create-a-team modes, season, exhibition and shoot out modes.****Total team management is also included, with the ability to trade, release and sign new players as well as scouting reports. 4 player multiplayer is also supported.</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NBA Jam 99 (USA)&quot;&gt; &lt;year&gt;1998&lt;/year&gt; &lt;rating&gt;ESRB - E (Everyone)&lt;/rating&gt; &lt;title&gt;NBA Jam 99 &lt;/title&gt; &lt;pub&gt;Acclaim&lt;/pub&gt; &lt;dev&gt;Iguana West&lt;/dev&gt; &lt;genre&gt;Basketball/Sports&lt;/genre&gt; &lt;score&gt;3.7&lt;/score&gt; &lt;player&gt;1-4 Players&lt;/player&gt; &lt;story&gt;NBA Jam returns, this time removed of its flashy jams and flaming basketballs, replaced with a full simulation of basketball complete with all teams and players of the 99 season, full create-a-player and create-a-team modes, season, exhibition and shoot out modes.****Total team management is also included, with the ability to trade, release and sign new players as well as scouting reports. 4 player multiplayer is also supported.&lt;/story&gt; &lt;/game&gt;">
            <text:p>&lt;game name="NBA Jam 99 (USA)"&gt; &lt;year&gt;1998&lt;/year&gt; &lt;rating&gt;ESRB - E (Everyone)&lt;/rating&gt; &lt;title&gt;NBA Jam 99 &lt;/title&gt; &lt;pub&gt;Acclaim&lt;/pub&gt; &lt;dev&gt;Iguana West&lt;/dev&gt; &lt;genre&gt;Basketball/Sports&lt;/genre&gt; &lt;score&gt;3.7&lt;/score&gt; &lt;player&gt;1-4 Players&lt;/player&gt; &lt;story&gt;NBA Jam returns, this time removed of its flashy jams and flaming basketballs, replaced with a full simulation of basketball complete with all teams and players of the 99 season, full create-a-player and create-a-team modes, season, exhibition and shoot out modes.****Total team management is also included, with the ability to trade, release and sign new players as well as scouting reports. 4 player multiplayer is also supported.&lt;/story&gt; &lt;/game&gt;</text:p>
          </table:table-cell>
          <table:table-cell table:number-columns-repeated="1012"/>
        </table:table-row>
        <table:table-row table:style-name="ro1">
          <table:table-cell office:value-type="string">
            <text:p>NBA Live 2000 (USA) (En,Fr,De,Es)</text:p>
          </table:table-cell>
          <table:table-cell office:value-type="float" office:value="2000">
            <text:p>2000</text:p>
          </table:table-cell>
          <table:table-cell office:value-type="string">
            <text:p>ESRB - E (Everyone)</text:p>
          </table:table-cell>
          <table:table-cell office:value-type="string">
            <text:p>NBA Live 2000 </text:p>
          </table:table-cell>
          <table:table-cell office:value-type="string">
            <text:p>Konami</text:p>
          </table:table-cell>
          <table:table-cell office:value-type="string">
            <text:p>NuFX, Inc. </text:p>
          </table:table-cell>
          <table:table-cell office:value-type="string">
            <text:p>Basketball/Sports</text:p>
          </table:table-cell>
          <table:table-cell office:value-type="string">
            <text:p>3.8</text:p>
          </table:table-cell>
          <table:table-cell table:style-name="ce2" office:value-type="string">
            <text:p>1-4 Players</text:p>
          </table:table-cell>
          <table:table-cell office:value-type="string">
            <text:p>Basketball. <text:s/>Michael Jordan. <text:s/>Facial Animations and speech. Jordan. All the players from the 1999 - 2000 NBA season, including rookies. Plus All-Stars teams from past and present. Oh, and Jordan's back. ****Like its predecessors in the long-running <text:s/>series, NBA Live 2000 strives for realistic basketball simulation rather than arcade-like gameplay. New moves have been added in this installments, and opponent AI has been tweaked to make victory more dependent on executing the right moves at the right times. As in the previous NBA Live games, it is possible to edit and create basketball players, as well as create and build an own team. This time, it is also possible to use any picture to serve as a player photo.****New to this installment (beside Jordan) is a one-on-one street basketball mode, and a mode that allows management of a team for several seasons, including trading players.</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NBA Live 2000 (USA) (En,Fr,De,Es)&quot;&gt; &lt;year&gt;2000&lt;/year&gt; &lt;rating&gt;ESRB - E (Everyone)&lt;/rating&gt; &lt;title&gt;NBA Live 2000 &lt;/title&gt; &lt;pub&gt;Konami&lt;/pub&gt; &lt;dev&gt;NuFX, Inc. &lt;/dev&gt; &lt;genre&gt;Basketball/Sports&lt;/genre&gt; &lt;score&gt;3.8&lt;/score&gt; &lt;player&gt;1-4 Players&lt;/player&gt; &lt;story&gt;Basketball.  Michael Jordan.  Facial Animations and speech. Jordan. All the players from the 1999 - 2000 NBA season, including rookies. Plus All-Stars teams from past and present. Oh, and Jordan's back. ****Like its predecessors in the long-running  series, NBA Live 2000 strives for realistic basketball simulation rather than arcade-like gameplay. New moves have been added in this installments, and opponent AI has been tweaked to make victory more dependent on executing the right moves at the right times. As in the previous NBA Live games, it is possible to edit and create basketball players, as well as create and build an own team. This time, it is also possible to use any picture to serve as a player photo.****New to this installment (beside Jordan) is a one-on-one street basketball mode, and a mode that allows management of a team for several seasons, including trading players.&lt;/story&gt; &lt;/game&gt;">
            <text:p>&lt;game name="NBA Live 2000 (USA) (En,Fr,De,Es)"&gt; &lt;year&gt;2000&lt;/year&gt; &lt;rating&gt;ESRB - E (Everyone)&lt;/rating&gt; &lt;title&gt;NBA Live 2000 &lt;/title&gt; &lt;pub&gt;Konami&lt;/pub&gt; &lt;dev&gt;NuFX, Inc. &lt;/dev&gt; &lt;genre&gt;Basketball/Sports&lt;/genre&gt; &lt;score&gt;3.8&lt;/score&gt; &lt;player&gt;1-4 Players&lt;/player&gt; &lt;story&gt;Basketball. <text:s/>Michael Jordan. <text:s/>Facial Animations and speech. Jordan. All the players from the 1999 - 2000 NBA season, including rookies. Plus All-Stars teams from past and present. Oh, and Jordan's back. ****Like its predecessors in the long-running <text:s/>series, NBA Live 2000 strives for realistic basketball simulation rather than arcade-like gameplay. New moves have been added in this installments, and opponent AI has been tweaked to make victory more dependent on executing the right moves at the right times. As in the previous NBA Live games, it is possible to edit and create basketball players, as well as create and build an own team. This time, it is also possible to use any picture to serve as a player photo.****New to this installment (beside Jordan) is a one-on-one street basketball mode, and a mode that allows management of a team for several seasons, including trading players.&lt;/story&gt; &lt;/game&gt;</text:p>
          </table:table-cell>
          <table:table-cell table:number-columns-repeated="1012"/>
        </table:table-row>
        <table:table-row table:style-name="ro1">
          <table:table-cell office:value-type="string">
            <text:p>NBA Live 99 (USA) (En,Fr,De,Es,It)</text:p>
          </table:table-cell>
          <table:table-cell office:value-type="float" office:value="1998">
            <text:p>1998</text:p>
          </table:table-cell>
          <table:table-cell office:value-type="string">
            <text:p>ESRB - E (Everyone)</text:p>
          </table:table-cell>
          <table:table-cell office:value-type="string">
            <text:p>NBA Live 99 </text:p>
          </table:table-cell>
          <table:table-cell office:value-type="string">
            <text:p>EA Sports</text:p>
          </table:table-cell>
          <table:table-cell office:value-type="string">
            <text:p>NuFX, Inc. </text:p>
          </table:table-cell>
          <table:table-cell office:value-type="string">
            <text:p>Basketball/Sports</text:p>
          </table:table-cell>
          <table:table-cell office:value-type="string">
            <text:p>4.1</text:p>
          </table:table-cell>
          <table:table-cell table:style-name="ce2" office:value-type="string">
            <text:p>1-4 Players</text:p>
          </table:table-cell>
          <table:table-cell office:value-type="string">
            <text:p>Play through the 98/99 NBA season or multiple seasons to build up your team over time. Or just jump straight to the playoffs. Trade, release or pick up free agents to add to your team. Have a bit of fun with the 3 point shootout mode. And a host of new player animations, including facial animations, and player moves.</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NBA Live 99 (USA) (En,Fr,De,Es,It)&quot;&gt; &lt;year&gt;1998&lt;/year&gt; &lt;rating&gt;ESRB - E (Everyone)&lt;/rating&gt; &lt;title&gt;NBA Live 99 &lt;/title&gt; &lt;pub&gt;EA Sports&lt;/pub&gt; &lt;dev&gt;NuFX, Inc. &lt;/dev&gt; &lt;genre&gt;Basketball/Sports&lt;/genre&gt; &lt;score&gt;4.1&lt;/score&gt; &lt;player&gt;1-4 Players&lt;/player&gt; &lt;story&gt;Play through the 98/99 NBA season or multiple seasons to build up your team over time. Or just jump straight to the playoffs. Trade, release or pick up free agents to add to your team. Have a bit of fun with the 3 point shootout mode. And a host of new player animations, including facial animations, and player moves.&lt;/story&gt; &lt;/game&gt;">
            <text:p>&lt;game name="NBA Live 99 (USA) (En,Fr,De,Es,It)"&gt; &lt;year&gt;1998&lt;/year&gt; &lt;rating&gt;ESRB - E (Everyone)&lt;/rating&gt; &lt;title&gt;NBA Live 99 &lt;/title&gt; &lt;pub&gt;EA Sports&lt;/pub&gt; &lt;dev&gt;NuFX, Inc. &lt;/dev&gt; &lt;genre&gt;Basketball/Sports&lt;/genre&gt; &lt;score&gt;4.1&lt;/score&gt; &lt;player&gt;1-4 Players&lt;/player&gt; &lt;story&gt;Play through the 98/99 NBA season or multiple seasons to build up your team over time. Or just jump straight to the playoffs. Trade, release or pick up free agents to add to your team. Have a bit of fun with the 3 point shootout mode. And a host of new player animations, including facial animations, and player moves.&lt;/story&gt; &lt;/game&gt;</text:p>
          </table:table-cell>
          <table:table-cell table:number-columns-repeated="1012"/>
        </table:table-row>
        <table:table-row table:style-name="ro1">
          <table:table-cell office:value-type="string">
            <text:p>NBA Showtime - NBA on NBC (USA)</text:p>
          </table:table-cell>
          <table:table-cell office:value-type="float" office:value="1999">
            <text:p>1999</text:p>
          </table:table-cell>
          <table:table-cell office:value-type="string">
            <text:p>ESRB - E (Everyone)</text:p>
          </table:table-cell>
          <table:table-cell office:value-type="string">
            <text:p>NBA Showtime - NBA on NBC </text:p>
          </table:table-cell>
          <table:table-cell office:value-type="string">
            <text:p>Midway</text:p>
          </table:table-cell>
          <table:table-cell office:value-type="string">
            <text:p>Eurocom Developments Ltd</text:p>
          </table:table-cell>
          <table:table-cell office:value-type="string">
            <text:p>Basketball/Sports</text:p>
          </table:table-cell>
          <table:table-cell office:value-type="string">
            <text:p>3.8</text:p>
          </table:table-cell>
          <table:table-cell table:style-name="ce2" office:value-type="string">
            <text:p>1-4 Players</text:p>
          </table:table-cell>
          <table:table-cell office:value-type="string">
            <text:p>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On-Fire" option that defines Midway's sports games. Players are able to perform special moves such as the alley-oop, the spin move, and the double dunk. <text:s/>The game also features a Create-a-Player mode that allows custom players to have tweaked abilities by winning matches.</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NBA Showtime - NBA on NBC (USA)&quot;&gt; &lt;year&gt;1999&lt;/year&gt; &lt;rating&gt;ESRB - E (Everyone)&lt;/rating&gt; &lt;title&gt;NBA Showtime - NBA on NBC &lt;/title&gt; &lt;pub&gt;Midway&lt;/pub&gt; &lt;dev&gt;Eurocom Developments Ltd&lt;/dev&gt; &lt;genre&gt;Basketball/Sports&lt;/genre&gt; &lt;score&gt;3.8&lt;/score&gt; &lt;player&gt;1-4 Players&lt;/player&gt; &lt;story&gt;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quot;On-Fire&quot; option that defines Midway's sports games. Players are able to perform special moves such as the alley-oop, the spin move, and the double dunk.  The game also features a Create-a-Player mode that allows custom players to have tweaked abilities by winning matches.&lt;/story&gt; &lt;/game&gt;">
            <text:p>&lt;game name="NBA Showtime - NBA on NBC (USA)"&gt; &lt;year&gt;1999&lt;/year&gt; &lt;rating&gt;ESRB - E (Everyone)&lt;/rating&gt; &lt;title&gt;NBA Showtime - NBA on NBC &lt;/title&gt; &lt;pub&gt;Midway&lt;/pub&gt; &lt;dev&gt;Eurocom Developments Ltd&lt;/dev&gt; &lt;genre&gt;Basketball/Sports&lt;/genre&gt; &lt;score&gt;3.8&lt;/score&gt; &lt;player&gt;1-4 Players&lt;/player&gt; &lt;story&gt;NBA Showtime: NBA on NBC is a descendant of the original NBA Jam, and is created by some of the key team members. The game follows in the footsteps of NFL Blitz, featuring the option to save personal records and a cheat code system operated by pressing a sequence of buttons. It also features unlock-able characters, including NBA team mascots, and the "On-Fire" option that defines Midway's sports games. Players are able to perform special moves such as the alley-oop, the spin move, and the double dunk. <text:s/>The game also features a Create-a-Player mode that allows custom players to have tweaked abilities by winning matches.&lt;/story&gt; &lt;/game&gt;</text:p>
          </table:table-cell>
          <table:table-cell table:number-columns-repeated="1012"/>
        </table:table-row>
        <table:table-row table:style-name="ro1">
          <table:table-cell office:value-type="string">
            <text:p>New Tetris, The (USA)</text:p>
          </table:table-cell>
          <table:table-cell office:value-type="float" office:value="1999">
            <text:p>1999</text:p>
          </table:table-cell>
          <table:table-cell office:value-type="string">
            <text:p>ESRB - E (Everyone)</text:p>
          </table:table-cell>
          <table:table-cell office:value-type="string">
            <text:p>New Tetris, The </text:p>
          </table:table-cell>
          <table:table-cell office:value-type="string">
            <text:p>Nintendo</text:p>
          </table:table-cell>
          <table:table-cell office:value-type="string">
            <text:p>H2O Entertainment</text:p>
          </table:table-cell>
          <table:table-cell office:value-type="string">
            <text:p>Puzzle</text:p>
          </table:table-cell>
          <table:table-cell office:value-type="string">
            <text:p>4.0</text:p>
          </table:table-cell>
          <table:table-cell table:style-name="ce2" office:value-type="string">
            <text:p>1-4 Players</text:p>
          </table:table-cell>
          <table:table-cell office:value-type="string">
            <text:p>In this new version Tetris, from the same people that brought Tetris into the 3D sphere world, you can now play a 4 player game, and dump your cleared lines to another player using 'garbage'.****In the single player mode, the total lines cleared in every match that you play are added up, and once you reach a certain amount, a famous monument will be unlocked, and you can view them from all angles in full 3D.</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New Tetris, The (USA)&quot;&gt; &lt;year&gt;1999&lt;/year&gt; &lt;rating&gt;ESRB - E (Everyone)&lt;/rating&gt; &lt;title&gt;New Tetris, The &lt;/title&gt; &lt;pub&gt;Nintendo&lt;/pub&gt; &lt;dev&gt;H2O Entertainment&lt;/dev&gt; &lt;genre&gt;Puzzle&lt;/genre&gt; &lt;score&gt;4.0&lt;/score&gt; &lt;player&gt;1-4 Players&lt;/player&gt; &lt;story&gt;In this new version Tetris, from the same people that brought Tetris into the 3D sphere world, you can now play a 4 player game, and dump your cleared lines to another player using 'garbage'.****In the single player mode, the total lines cleared in every match that you play are added up, and once you reach a certain amount, a famous monument will be unlocked, and you can view them from all angles in full 3D.&lt;/story&gt; &lt;/game&gt;">
            <text:p>&lt;game name="New Tetris, The (USA)"&gt; &lt;year&gt;1999&lt;/year&gt; &lt;rating&gt;ESRB - E (Everyone)&lt;/rating&gt; &lt;title&gt;New Tetris, The &lt;/title&gt; &lt;pub&gt;Nintendo&lt;/pub&gt; &lt;dev&gt;H2O Entertainment&lt;/dev&gt; &lt;genre&gt;Puzzle&lt;/genre&gt; &lt;score&gt;4.0&lt;/score&gt; &lt;player&gt;1-4 Players&lt;/player&gt; &lt;story&gt;In this new version Tetris, from the same people that brought Tetris into the 3D sphere world, you can now play a 4 player game, and dump your cleared lines to another player using 'garbage'.****In the single player mode, the total lines cleared in every match that you play are added up, and once you reach a certain amount, a famous monument will be unlocked, and you can view them from all angles in full 3D.&lt;/story&gt; &lt;/game&gt;</text:p>
          </table:table-cell>
          <table:table-cell table:number-columns-repeated="1012"/>
        </table:table-row>
        <table:table-row table:style-name="ro1">
          <table:table-cell office:value-type="string">
            <text:p>NFL Blitz (USA)</text:p>
          </table:table-cell>
          <table:table-cell office:value-type="float" office:value="1998">
            <text:p>1998</text:p>
          </table:table-cell>
          <table:table-cell office:value-type="string">
            <text:p>ESRB - E (Everyone)</text:p>
          </table:table-cell>
          <table:table-cell office:value-type="string">
            <text:p>NFL Blitz </text:p>
          </table:table-cell>
          <table:table-cell office:value-type="string">
            <text:p>Midway</text:p>
          </table:table-cell>
          <table:table-cell office:value-type="string">
            <text:p>Midway Games, Inc.</text:p>
          </table:table-cell>
          <table:table-cell office:value-type="string">
            <text:p>Football/Sports</text:p>
          </table:table-cell>
          <table:table-cell office:value-type="string">
            <text:p>3.9</text:p>
          </table:table-cell>
          <table:table-cell table:style-name="ce2" office:value-type="string">
            <text:p>1-4 Players</text:p>
          </table:table-cell>
          <table:table-cell office:value-type="string">
            <text:p>The first PC conversion of the arcade hit, NFL Blitz gives the National Football League the same over-the-top treatment that Midway had used so effectively with NBA Jam. <text:s/>Features include exaggerated muscle-bound player models, "turbo" buttons, fast action, and some pretty wild rules changes (like 30 yards for a first down!). Blitz is nothing if not a unique football gaming experience.****Player taunts ("This is MY HOUSE!"), unpenalized late hits, and amusing running commentary from the announcers ("That was totally uncalled for -- but awfully fun to watch!") all add to the game's violent charm.</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NFL Blitz (USA)&quot;&gt; &lt;year&gt;1998&lt;/year&gt; &lt;rating&gt;ESRB - E (Everyone)&lt;/rating&gt; &lt;title&gt;NFL Blitz &lt;/title&gt; &lt;pub&gt;Midway&lt;/pub&gt; &lt;dev&gt;Midway Games, Inc.&lt;/dev&gt; &lt;genre&gt;Football/Sports&lt;/genre&gt; &lt;score&gt;3.9&lt;/score&gt; &lt;player&gt;1-4 Players&lt;/player&gt; &lt;story&gt;The first PC conversion of the arcade hit, NFL Blitz gives the National Football League the same over-the-top treatment that Midway had used so effectively with NBA Jam.  Features include exaggerated muscle-bound player models, &quot;turbo&quot; buttons, fast action, and some pretty wild rules changes (like 30 yards for a first down!). Blitz is nothing if not a unique football gaming experience.****Player taunts (&quot;This is MY HOUSE!&quot;), unpenalized late hits, and amusing running commentary from the announcers (&quot;That was totally uncalled for -- but awfully fun to watch!&quot;) all add to the game's violent charm.&lt;/story&gt; &lt;/game&gt;">
            <text:p>&lt;game name="NFL Blitz (USA)"&gt; &lt;year&gt;1998&lt;/year&gt; &lt;rating&gt;ESRB - E (Everyone)&lt;/rating&gt; &lt;title&gt;NFL Blitz &lt;/title&gt; &lt;pub&gt;Midway&lt;/pub&gt; &lt;dev&gt;Midway Games, Inc.&lt;/dev&gt; &lt;genre&gt;Football/Sports&lt;/genre&gt; &lt;score&gt;3.9&lt;/score&gt; &lt;player&gt;1-4 Players&lt;/player&gt; &lt;story&gt;The first PC conversion of the arcade hit, NFL Blitz gives the National Football League the same over-the-top treatment that Midway had used so effectively with NBA Jam. <text:s/>Features include exaggerated muscle-bound player models, "turbo" buttons, fast action, and some pretty wild rules changes (like 30 yards for a first down!). Blitz is nothing if not a unique football gaming experience.****Player taunts ("This is MY HOUSE!"), unpenalized late hits, and amusing running commentary from the announcers ("That was totally uncalled for -- but awfully fun to watch!") all add to the game's violent charm.&lt;/story&gt; &lt;/game&gt;</text:p>
          </table:table-cell>
          <table:table-cell table:number-columns-repeated="1012"/>
        </table:table-row>
        <table:table-row table:style-name="ro1">
          <table:table-cell office:value-type="string">
            <text:p>NFL Blitz - Special Edition (USA)</text:p>
          </table:table-cell>
          <table:table-cell office:value-type="float" office:value="2001">
            <text:p>2001</text:p>
          </table:table-cell>
          <table:table-cell office:value-type="string">
            <text:p>ESRB - E (Everyone)</text:p>
          </table:table-cell>
          <table:table-cell office:value-type="string">
            <text:p>NFL Blitz - Special Edition </text:p>
          </table:table-cell>
          <table:table-cell office:value-type="string">
            <text:p>Midway</text:p>
          </table:table-cell>
          <table:table-cell office:value-type="string">
            <text:p>Midway Games, Inc.</text:p>
          </table:table-cell>
          <table:table-cell office:value-type="string">
            <text:p>Football/Sports</text:p>
          </table:table-cell>
          <table:table-cell office:value-type="string">
            <text:p>3.9</text:p>
          </table:table-cell>
          <table:table-cell table:style-name="ce2" office:value-type="string">
            <text:p>1-4 Players</text:p>
          </table:table-cell>
          <table:table-cell office:value-type="string">
            <text:p>The first PC conversion of the arcade hit, NFL Blitz gives the National Football League the same over-the-top treatment that Midway had used so effectively with NBA Jam. <text:s/>Features include exaggerated muscle-bound player models, "turbo" buttons, fast action, and some pretty wild rules changes (like 30 yards for a first down!). Blitz is nothing if not a unique football gaming experience.****Player taunts ("This is MY HOUSE!"), unpenalized late hits, and amusing running commentary from the announcers ("That was totally uncalled for -- but awfully fun to watch!") all add to the game's violent charm.</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NFL Blitz - Special Edition (USA)&quot;&gt; &lt;year&gt;2001&lt;/year&gt; &lt;rating&gt;ESRB - E (Everyone)&lt;/rating&gt; &lt;title&gt;NFL Blitz - Special Edition &lt;/title&gt; &lt;pub&gt;Midway&lt;/pub&gt; &lt;dev&gt;Midway Games, Inc.&lt;/dev&gt; &lt;genre&gt;Football/Sports&lt;/genre&gt; &lt;score&gt;3.9&lt;/score&gt; &lt;player&gt;1-4 Players&lt;/player&gt; &lt;story&gt;The first PC conversion of the arcade hit, NFL Blitz gives the National Football League the same over-the-top treatment that Midway had used so effectively with NBA Jam.  Features include exaggerated muscle-bound player models, &quot;turbo&quot; buttons, fast action, and some pretty wild rules changes (like 30 yards for a first down!). Blitz is nothing if not a unique football gaming experience.****Player taunts (&quot;This is MY HOUSE!&quot;), unpenalized late hits, and amusing running commentary from the announcers (&quot;That was totally uncalled for -- but awfully fun to watch!&quot;) all add to the game's violent charm.&lt;/story&gt; &lt;/game&gt;">
            <text:p>&lt;game name="NFL Blitz - Special Edition (USA)"&gt; &lt;year&gt;2001&lt;/year&gt; &lt;rating&gt;ESRB - E (Everyone)&lt;/rating&gt; &lt;title&gt;NFL Blitz - Special Edition &lt;/title&gt; &lt;pub&gt;Midway&lt;/pub&gt; &lt;dev&gt;Midway Games, Inc.&lt;/dev&gt; &lt;genre&gt;Football/Sports&lt;/genre&gt; &lt;score&gt;3.9&lt;/score&gt; &lt;player&gt;1-4 Players&lt;/player&gt; &lt;story&gt;The first PC conversion of the arcade hit, NFL Blitz gives the National Football League the same over-the-top treatment that Midway had used so effectively with NBA Jam. <text:s/>Features include exaggerated muscle-bound player models, "turbo" buttons, fast action, and some pretty wild rules changes (like 30 yards for a first down!). Blitz is nothing if not a unique football gaming experience.****Player taunts ("This is MY HOUSE!"), unpenalized late hits, and amusing running commentary from the announcers ("That was totally uncalled for -- but awfully fun to watch!") all add to the game's violent charm.&lt;/story&gt; &lt;/game&gt;</text:p>
          </table:table-cell>
          <table:table-cell table:number-columns-repeated="1012"/>
        </table:table-row>
        <table:table-row table:style-name="ro1">
          <table:table-cell office:value-type="string">
            <text:p>NFL Blitz 2000 (USA)</text:p>
          </table:table-cell>
          <table:table-cell office:value-type="float" office:value="1999">
            <text:p>1999</text:p>
          </table:table-cell>
          <table:table-cell office:value-type="string">
            <text:p>ESRB - E (Everyone)</text:p>
          </table:table-cell>
          <table:table-cell office:value-type="string">
            <text:p>NFL Blitz 2000 </text:p>
          </table:table-cell>
          <table:table-cell office:value-type="string">
            <text:p>Midway</text:p>
          </table:table-cell>
          <table:table-cell office:value-type="string">
            <text:p>Midway Games, Inc.</text:p>
          </table:table-cell>
          <table:table-cell office:value-type="string">
            <text:p>Football/Sports</text:p>
          </table:table-cell>
          <table:table-cell office:value-type="string">
            <text:p>3.8</text:p>
          </table:table-cell>
          <table:table-cell table:style-name="ce2" office:value-type="string">
            <text:p>1-4 Players</text:p>
          </table:table-cell>
          <table:table-cell office:value-type="string">
            <text:p>New edition of Midway's "NFL Jam" action/sports game where the emphasis is on bone-crushing action rather than sport simulation.****Additions this year come in the form of a season mode, a simpler passing system based on preset buttons (gone is the "aiming" mechanism) as well as a limited yet functional play-book editor.****Also included are new audible calls and voice-overs, smoother animations and new stadiums to play in.****Supports multiplayer gameplay of up to 4 players in one single machine! (two on keyboard, two on gamepads).</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NFL Blitz 2000 (USA)&quot;&gt; &lt;year&gt;1999&lt;/year&gt; &lt;rating&gt;ESRB - E (Everyone)&lt;/rating&gt; &lt;title&gt;NFL Blitz 2000 &lt;/title&gt; &lt;pub&gt;Midway&lt;/pub&gt; &lt;dev&gt;Midway Games, Inc.&lt;/dev&gt; &lt;genre&gt;Football/Sports&lt;/genre&gt; &lt;score&gt;3.8&lt;/score&gt; &lt;player&gt;1-4 Players&lt;/player&gt; &lt;story&gt;New edition of Midway's &quot;NFL Jam&quot; action/sports game where the emphasis is on bone-crushing action rather than sport simulation.****Additions this year come in the form of a season mode, a simpler passing system based on preset buttons (gone is the &quot;aiming&quot; mechanism) as well as a limited yet functional play-book editor.****Also included are new audible calls and voice-overs, smoother animations and new stadiums to play in.****Supports multiplayer gameplay of up to 4 players in one single machine! (two on keyboard, two on gamepads).&lt;/story&gt; &lt;/game&gt;">
            <text:p>&lt;game name="NFL Blitz 2000 (USA)"&gt; &lt;year&gt;1999&lt;/year&gt; &lt;rating&gt;ESRB - E (Everyone)&lt;/rating&gt; &lt;title&gt;NFL Blitz 2000 &lt;/title&gt; &lt;pub&gt;Midway&lt;/pub&gt; &lt;dev&gt;Midway Games, Inc.&lt;/dev&gt; &lt;genre&gt;Football/Sports&lt;/genre&gt; &lt;score&gt;3.8&lt;/score&gt; &lt;player&gt;1-4 Players&lt;/player&gt; &lt;story&gt;New edition of Midway's "NFL Jam" action/sports game where the emphasis is on bone-crushing action rather than sport simulation.****Additions this year come in the form of a season mode, a simpler passing system based on preset buttons (gone is the "aiming" mechanism) as well as a limited yet functional play-book editor.****Also included are new audible calls and voice-overs, smoother animations and new stadiums to play in.****Supports multiplayer gameplay of up to 4 players in one single machine! (two on keyboard, two on gamepads).&lt;/story&gt; &lt;/game&gt;</text:p>
          </table:table-cell>
          <table:table-cell table:number-columns-repeated="1012"/>
        </table:table-row>
        <table:table-row table:style-name="ro1">
          <table:table-cell office:value-type="string">
            <text:p>NFL Blitz 2001 (USA)</text:p>
          </table:table-cell>
          <table:table-cell office:value-type="float" office:value="2000">
            <text:p>2000</text:p>
          </table:table-cell>
          <table:table-cell office:value-type="string">
            <text:p>ESRB - E (Everyone)</text:p>
          </table:table-cell>
          <table:table-cell office:value-type="string">
            <text:p>NFL Blitz 2001 </text:p>
          </table:table-cell>
          <table:table-cell office:value-type="string">
            <text:p>Midway</text:p>
          </table:table-cell>
          <table:table-cell office:value-type="string">
            <text:p>Midway Games, Inc.</text:p>
          </table:table-cell>
          <table:table-cell office:value-type="string">
            <text:p>Football/Sports</text:p>
          </table:table-cell>
          <table:table-cell office:value-type="string">
            <text:p>3.6</text:p>
          </table:table-cell>
          <table:table-cell table:style-name="ce2" office:value-type="string">
            <text:p>1-4 Players</text:p>
          </table:table-cell>
          <table:table-cell office:value-type="string">
            <text:p>No refs... No rules... Just 'classic' gridiron. Late hits, pass interferences, and other penalties are encouraged (though you can't run offside). Cheerleaders in, well, cheerleading uniforms liven up the end of the first and third quarter and there's enough stats to make the mathematically inclined happy. However, the teams features are not entirely based on real life (Indy was at the top), and it is not as addictive as the old-fashioned PC games of the early 1990's, but still a good game for someone who doesn't mind not-so-classic, almost XFL style football.</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NFL Blitz 2001 (USA)&quot;&gt; &lt;year&gt;2000&lt;/year&gt; &lt;rating&gt;ESRB - E (Everyone)&lt;/rating&gt; &lt;title&gt;NFL Blitz 2001 &lt;/title&gt; &lt;pub&gt;Midway&lt;/pub&gt; &lt;dev&gt;Midway Games, Inc.&lt;/dev&gt; &lt;genre&gt;Football/Sports&lt;/genre&gt; &lt;score&gt;3.6&lt;/score&gt; &lt;player&gt;1-4 Players&lt;/player&gt; &lt;story&gt;No refs... No rules... Just 'classic' gridiron. Late hits, pass interferences, and other penalties are encouraged (though you can't run offside). Cheerleaders in, well, cheerleading uniforms liven up the end of the first and third quarter and there's enough stats to make the mathematically inclined happy. However, the teams features are not entirely based on real life (Indy was at the top), and it is not as addictive as the old-fashioned PC games of the early 1990's, but still a good game for someone who doesn't mind not-so-classic, almost XFL style football.&lt;/story&gt; &lt;/game&gt;">
            <text:p>&lt;game name="NFL Blitz 2001 (USA)"&gt; &lt;year&gt;2000&lt;/year&gt; &lt;rating&gt;ESRB - E (Everyone)&lt;/rating&gt; &lt;title&gt;NFL Blitz 2001 &lt;/title&gt; &lt;pub&gt;Midway&lt;/pub&gt; &lt;dev&gt;Midway Games, Inc.&lt;/dev&gt; &lt;genre&gt;Football/Sports&lt;/genre&gt; &lt;score&gt;3.6&lt;/score&gt; &lt;player&gt;1-4 Players&lt;/player&gt; &lt;story&gt;No refs... No rules... Just 'classic' gridiron. Late hits, pass interferences, and other penalties are encouraged (though you can't run offside). Cheerleaders in, well, cheerleading uniforms liven up the end of the first and third quarter and there's enough stats to make the mathematically inclined happy. However, the teams features are not entirely based on real life (Indy was at the top), and it is not as addictive as the old-fashioned PC games of the early 1990's, but still a good game for someone who doesn't mind not-so-classic, almost XFL style football.&lt;/story&gt; &lt;/game&gt;</text:p>
          </table:table-cell>
          <table:table-cell table:number-columns-repeated="1012"/>
        </table:table-row>
        <table:table-row table:style-name="ro1">
          <table:table-cell office:value-type="string">
            <text:p>NFL Quarterback Club 2000 (USA)</text:p>
          </table:table-cell>
          <table:table-cell office:value-type="float" office:value="1999">
            <text:p>1999</text:p>
          </table:table-cell>
          <table:table-cell office:value-type="string">
            <text:p>ESRB - E (Everyone)</text:p>
          </table:table-cell>
          <table:table-cell office:value-type="string">
            <text:p>NFL Quarterback Club 2000 </text:p>
          </table:table-cell>
          <table:table-cell office:value-type="string">
            <text:p>Acclaim</text:p>
          </table:table-cell>
          <table:table-cell office:value-type="string">
            <text:p>Acclaim Studios Austin</text:p>
          </table:table-cell>
          <table:table-cell office:value-type="string">
            <text:p>Football/Sports</text:p>
          </table:table-cell>
          <table:table-cell office:value-type="string">
            <text:p>3.6</text:p>
          </table:table-cell>
          <table:table-cell table:style-name="ce2" office:value-type="string">
            <text:p>1-4 Players</text:p>
          </table:table-cell>
          <table:table-cell office:value-type="string">
            <text:p>QC returns for another season. For the third time around, improvements over the previous titles include far more player detail and animations during plays (thanks to 1200 motion captured moves) and more moves and strategies.****In terms of gameplay, the usual assortment of options are included, from full team management (trades, drafting, etc.) to create a player and create a team modes. Play with 4 people in Tournament, Season, Playoffs, Pro Bowl and Exhibition games, along with the chance to re-live past Super Bowls.</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NFL Quarterback Club 2000 (USA)&quot;&gt; &lt;year&gt;1999&lt;/year&gt; &lt;rating&gt;ESRB - E (Everyone)&lt;/rating&gt; &lt;title&gt;NFL Quarterback Club 2000 &lt;/title&gt; &lt;pub&gt;Acclaim&lt;/pub&gt; &lt;dev&gt;Acclaim Studios Austin&lt;/dev&gt; &lt;genre&gt;Football/Sports&lt;/genre&gt; &lt;score&gt;3.6&lt;/score&gt; &lt;player&gt;1-4 Players&lt;/player&gt; &lt;story&gt;QC returns for another season. For the third time around, improvements over the previous titles include far more player detail and animations during plays (thanks to 1200 motion captured moves) and more moves and strategies.****In terms of gameplay, the usual assortment of options are included, from full team management (trades, drafting, etc.) to create a player and create a team modes. Play with 4 people in Tournament, Season, Playoffs, Pro Bowl and Exhibition games, along with the chance to re-live past Super Bowls.&lt;/story&gt; &lt;/game&gt;">
            <text:p>&lt;game name="NFL Quarterback Club 2000 (USA)"&gt; &lt;year&gt;1999&lt;/year&gt; &lt;rating&gt;ESRB - E (Everyone)&lt;/rating&gt; &lt;title&gt;NFL Quarterback Club 2000 &lt;/title&gt; &lt;pub&gt;Acclaim&lt;/pub&gt; &lt;dev&gt;Acclaim Studios Austin&lt;/dev&gt; &lt;genre&gt;Football/Sports&lt;/genre&gt; &lt;score&gt;3.6&lt;/score&gt; &lt;player&gt;1-4 Players&lt;/player&gt; &lt;story&gt;QC returns for another season. For the third time around, improvements over the previous titles include far more player detail and animations during plays (thanks to 1200 motion captured moves) and more moves and strategies.****In terms of gameplay, the usual assortment of options are included, from full team management (trades, drafting, etc.) to create a player and create a team modes. Play with 4 people in Tournament, Season, Playoffs, Pro Bowl and Exhibition games, along with the chance to re-live past Super Bowls.&lt;/story&gt; &lt;/game&gt;</text:p>
          </table:table-cell>
          <table:table-cell table:number-columns-repeated="1012"/>
        </table:table-row>
        <table:table-row table:style-name="ro1">
          <table:table-cell office:value-type="string">
            <text:p>NFL Quarterback Club 2001 (USA)</text:p>
          </table:table-cell>
          <table:table-cell office:value-type="float" office:value="2000">
            <text:p>2000</text:p>
          </table:table-cell>
          <table:table-cell office:value-type="string">
            <text:p>ESRB - E (Everyone)</text:p>
          </table:table-cell>
          <table:table-cell office:value-type="string">
            <text:p>NFL Quarterback Club 2001 </text:p>
          </table:table-cell>
          <table:table-cell office:value-type="string">
            <text:p>Acclaim</text:p>
          </table:table-cell>
          <table:table-cell office:value-type="string">
            <text:p>High Voltage Software, Inc.</text:p>
          </table:table-cell>
          <table:table-cell office:value-type="string">
            <text:p>Football/Sports</text:p>
          </table:table-cell>
          <table:table-cell office:value-type="string">
            <text:p>2.7</text:p>
          </table:table-cell>
          <table:table-cell table:style-name="ce2" office:value-type="string">
            <text:p>1-4 Players</text:p>
          </table:table-cell>
          <table:table-cell office:value-type="string">
            <text:p>The final QC title on N64 follows in the similar footsteps of the previous three titles on the console, with a full on NFL football simulation with all the teams, players and stats.****Modes include Exhibition, Season, Practice &amp; Pro Bowl, with the option to play past NFL Super Bowl games our create your own custom simulation.****You can also create your own team and players, a full play book, and sign or trade players pre-season. Up to 4 players are supported.</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NFL Quarterback Club 2001 (USA)&quot;&gt; &lt;year&gt;2000&lt;/year&gt; &lt;rating&gt;ESRB - E (Everyone)&lt;/rating&gt; &lt;title&gt;NFL Quarterback Club 2001 &lt;/title&gt; &lt;pub&gt;Acclaim&lt;/pub&gt; &lt;dev&gt;High Voltage Software, Inc.&lt;/dev&gt; &lt;genre&gt;Football/Sports&lt;/genre&gt; &lt;score&gt;2.7&lt;/score&gt; &lt;player&gt;1-4 Players&lt;/player&gt; &lt;story&gt;The final QC title on N64 follows in the similar footsteps of the previous three titles on the console, with a full on NFL football simulation with all the teams, players and stats.****Modes include Exhibition, Season, Practice &amp; Pro Bowl, with the option to play past NFL Super Bowl games our create your own custom simulation.****You can also create your own team and players, a full play book, and sign or trade players pre-season. Up to 4 players are supported.&lt;/story&gt; &lt;/game&gt;">
            <text:p>&lt;game name="NFL Quarterback Club 2001 (USA)"&gt; &lt;year&gt;2000&lt;/year&gt; &lt;rating&gt;ESRB - E (Everyone)&lt;/rating&gt; &lt;title&gt;NFL Quarterback Club 2001 &lt;/title&gt; &lt;pub&gt;Acclaim&lt;/pub&gt; &lt;dev&gt;High Voltage Software, Inc.&lt;/dev&gt; &lt;genre&gt;Football/Sports&lt;/genre&gt; &lt;score&gt;2.7&lt;/score&gt; &lt;player&gt;1-4 Players&lt;/player&gt; &lt;story&gt;The final QC title on N64 follows in the similar footsteps of the previous three titles on the console, with a full on NFL football simulation with all the teams, players and stats.****Modes include Exhibition, Season, Practice &amp; Pro Bowl, with the option to play past NFL Super Bowl games our create your own custom simulation.****You can also create your own team and players, a full play book, and sign or trade players pre-season. Up to 4 players are supported.&lt;/story&gt; &lt;/game&gt;</text:p>
          </table:table-cell>
          <table:table-cell table:number-columns-repeated="1012"/>
        </table:table-row>
        <table:table-row table:style-name="ro1">
          <table:table-cell office:value-type="string">
            <text:p>NFL Quarterback Club 98 (USA)</text:p>
          </table:table-cell>
          <table:table-cell office:value-type="float" office:value="1997">
            <text:p>1997</text:p>
          </table:table-cell>
          <table:table-cell office:value-type="string">
            <text:p>ESRB - E (Everyone)</text:p>
          </table:table-cell>
          <table:table-cell office:value-type="string">
            <text:p>NFL Quarterback Club 98 </text:p>
          </table:table-cell>
          <table:table-cell office:value-type="string">
            <text:p>Acclaim</text:p>
          </table:table-cell>
          <table:table-cell office:value-type="string">
            <text:p>Iguana Entertainment, Inc.</text:p>
          </table:table-cell>
          <table:table-cell office:value-type="string">
            <text:p>Football/Sports</text:p>
          </table:table-cell>
          <table:table-cell office:value-type="string">
            <text:p>3.9</text:p>
          </table:table-cell>
          <table:table-cell table:style-name="ce2" office:value-type="string">
            <text:p>1-4 Players</text:p>
          </table:table-cell>
          <table:table-cell office:value-type="string">
            <text:p>Acclaim and Iguana come together for a full-on NFL football title. QC98 features full season, exhibition and playoff modes right through the the Super Bowl, with every team, player and stat from the 1998 season.****You can also play historic Super Bowl games from past years, where you play as a specific team at a point in one of the many games, and attempt to re-create history. And if that isn't enough, you can also read full profiles on every player in the league.</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NFL Quarterback Club 98 (USA)&quot;&gt; &lt;year&gt;1997&lt;/year&gt; &lt;rating&gt;ESRB - E (Everyone)&lt;/rating&gt; &lt;title&gt;NFL Quarterback Club 98 &lt;/title&gt; &lt;pub&gt;Acclaim&lt;/pub&gt; &lt;dev&gt;Iguana Entertainment, Inc.&lt;/dev&gt; &lt;genre&gt;Football/Sports&lt;/genre&gt; &lt;score&gt;3.9&lt;/score&gt; &lt;player&gt;1-4 Players&lt;/player&gt; &lt;story&gt;Acclaim and Iguana come together for a full-on NFL football title. QC98 features full season, exhibition and playoff modes right through the the Super Bowl, with every team, player and stat from the 1998 season.****You can also play historic Super Bowl games from past years, where you play as a specific team at a point in one of the many games, and attempt to re-create history. And if that isn't enough, you can also read full profiles on every player in the league.&lt;/story&gt; &lt;/game&gt;">
            <text:p>&lt;game name="NFL Quarterback Club 98 (USA)"&gt; &lt;year&gt;1997&lt;/year&gt; &lt;rating&gt;ESRB - E (Everyone)&lt;/rating&gt; &lt;title&gt;NFL Quarterback Club 98 &lt;/title&gt; &lt;pub&gt;Acclaim&lt;/pub&gt; &lt;dev&gt;Iguana Entertainment, Inc.&lt;/dev&gt; &lt;genre&gt;Football/Sports&lt;/genre&gt; &lt;score&gt;3.9&lt;/score&gt; &lt;player&gt;1-4 Players&lt;/player&gt; &lt;story&gt;Acclaim and Iguana come together for a full-on NFL football title. QC98 features full season, exhibition and playoff modes right through the the Super Bowl, with every team, player and stat from the 1998 season.****You can also play historic Super Bowl games from past years, where you play as a specific team at a point in one of the many games, and attempt to re-create history. And if that isn't enough, you can also read full profiles on every player in the league.&lt;/story&gt; &lt;/game&gt;</text:p>
          </table:table-cell>
          <table:table-cell table:number-columns-repeated="1012"/>
        </table:table-row>
        <table:table-row table:style-name="ro1">
          <table:table-cell office:value-type="string">
            <text:p>NFL Quarterback Club 99 (USA)</text:p>
          </table:table-cell>
          <table:table-cell office:value-type="float" office:value="1998">
            <text:p>1998</text:p>
          </table:table-cell>
          <table:table-cell office:value-type="string">
            <text:p>ESRB - E (Everyone)</text:p>
          </table:table-cell>
          <table:table-cell office:value-type="string">
            <text:p>NFL Quarterback Club 99 </text:p>
          </table:table-cell>
          <table:table-cell office:value-type="string">
            <text:p>Acclaim</text:p>
          </table:table-cell>
          <table:table-cell office:value-type="string">
            <text:p>Iguana Entertainment, Inc.</text:p>
          </table:table-cell>
          <table:table-cell office:value-type="string">
            <text:p>Football/Sports</text:p>
          </table:table-cell>
          <table:table-cell office:value-type="string">
            <text:p>4.0</text:p>
          </table:table-cell>
          <table:table-cell table:style-name="ce2" office:value-type="string">
            <text:p>1-4 Players</text:p>
          </table:table-cell>
          <table:table-cell office:value-type="string">
            <text:p>Plenty of new additions have been made to this, the second Acclaim NFL title on the N64.****Updates to every team, from player stats to team records, are included, along with 6 European NFL clubs, while team plays and AI strategy features the mind of New York Jets offensive coordinator Charlie Weis, and all 32 Super Bowls can be re-written to your style.****Also included is a create a player mode; weekly, game and season awards; total team management options including trading, drafting and releasing players; 30 play books based on real team designs; Play-by-play from Mike Patrick, color calls from Randy Cross and referee calls from NFL's head of officials, Jerry Markbreit.</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NFL Quarterback Club 99 (USA)&quot;&gt; &lt;year&gt;1998&lt;/year&gt; &lt;rating&gt;ESRB - E (Everyone)&lt;/rating&gt; &lt;title&gt;NFL Quarterback Club 99 &lt;/title&gt; &lt;pub&gt;Acclaim&lt;/pub&gt; &lt;dev&gt;Iguana Entertainment, Inc.&lt;/dev&gt; &lt;genre&gt;Football/Sports&lt;/genre&gt; &lt;score&gt;4.0&lt;/score&gt; &lt;player&gt;1-4 Players&lt;/player&gt; &lt;story&gt;Plenty of new additions have been made to this, the second Acclaim NFL title on the N64.****Updates to every team, from player stats to team records, are included, along with 6 European NFL clubs, while team plays and AI strategy features the mind of New York Jets offensive coordinator Charlie Weis, and all 32 Super Bowls can be re-written to your style.****Also included is a create a player mode; weekly, game and season awards; total team management options including trading, drafting and releasing players; 30 play books based on real team designs; Play-by-play from Mike Patrick, color calls from Randy Cross and referee calls from NFL's head of officials, Jerry Markbreit.&lt;/story&gt; &lt;/game&gt;">
            <text:p>&lt;game name="NFL Quarterback Club 99 (USA)"&gt; &lt;year&gt;1998&lt;/year&gt; &lt;rating&gt;ESRB - E (Everyone)&lt;/rating&gt; &lt;title&gt;NFL Quarterback Club 99 &lt;/title&gt; &lt;pub&gt;Acclaim&lt;/pub&gt; &lt;dev&gt;Iguana Entertainment, Inc.&lt;/dev&gt; &lt;genre&gt;Football/Sports&lt;/genre&gt; &lt;score&gt;4.0&lt;/score&gt; &lt;player&gt;1-4 Players&lt;/player&gt; &lt;story&gt;Plenty of new additions have been made to this, the second Acclaim NFL title on the N64.****Updates to every team, from player stats to team records, are included, along with 6 European NFL clubs, while team plays and AI strategy features the mind of New York Jets offensive coordinator Charlie Weis, and all 32 Super Bowls can be re-written to your style.****Also included is a create a player mode; weekly, game and season awards; total team management options including trading, drafting and releasing players; 30 play books based on real team designs; Play-by-play from Mike Patrick, color calls from Randy Cross and referee calls from NFL's head of officials, Jerry Markbreit.&lt;/story&gt; &lt;/game&gt;</text:p>
          </table:table-cell>
          <table:table-cell table:number-columns-repeated="1012"/>
        </table:table-row>
        <table:table-row table:style-name="ro1">
          <table:table-cell office:value-type="string">
            <text:p>NHL 99 (USA)</text:p>
          </table:table-cell>
          <table:table-cell office:value-type="float" office:value="1998">
            <text:p>1998</text:p>
          </table:table-cell>
          <table:table-cell office:value-type="string">
            <text:p>ESRB - E (Everyone)</text:p>
          </table:table-cell>
          <table:table-cell office:value-type="string">
            <text:p>NHL 99 </text:p>
          </table:table-cell>
          <table:table-cell office:value-type="string">
            <text:p>EA Sports</text:p>
          </table:table-cell>
          <table:table-cell office:value-type="string">
            <text:p>Electronic Arts Canada</text:p>
          </table:table-cell>
          <table:table-cell office:value-type="string">
            <text:p>Hockey/Sports</text:p>
          </table:table-cell>
          <table:table-cell office:value-type="string">
            <text:p>3.6</text:p>
          </table:table-cell>
          <table:table-cell table:style-name="ce2" office:value-type="string">
            <text:p>1-4 Players</text:p>
          </table:table-cell>
          <table:table-cell office:value-type="string">
            <text:p>After the award-winning NHL 98, EA worked to improve what was considered to be one the most complete ice hockey games in the market. Along the usual and almost obligatory NHL roster updates, the International mode first featured in the previous version was expanded, allowing players to choose IIHF rules and rink size.****Graphically, the arena is more detailed with more rinkside features, and ice reflections, player faces were improved and stand more seamlessly into the model, enhanced motion capture result in better animated hits (with the ability to break the glass with a well-placed body check making a return), shots and saves, and finally an higher polygon count complete the graphic enhancements to the game.****As graphic changes aren't enough to make a game better, gameplay was also tweaked, with computer players being smarter, both in offense and defense. Shooting was tweaked (slap shots are easier to pull, players no longer skate in circles to do some backhand shots and must be facing the goal to shoot, particularly in one timers) and a new special move brings dekes, spin-o-ramas and the kind of moves Jagr, Fedorov and Selänne pull when one-on-one with the goalie. However, if the player gets too close to the crease, the referee might want to review the play in the new video goal judge, so the player must think twice before trying to pull a "Brett Hull". For newcomers to the sport, a new Beginner mode allows players to get used to the ice without having to concern with penalties or an overly strong opponent.****The season mode was also improved, with the players now having streaks that affect either positively or negatively his abilities. Debuting the Nashville Predators, players can either choose to play with their initial roster, or do a fantasy expansion draft.****Like in the previous year, Jim Hughson and Darryl Reaugh liven up matches with play by play and colour commentary.</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NHL 99 (USA)&quot;&gt; &lt;year&gt;1998&lt;/year&gt; &lt;rating&gt;ESRB - E (Everyone)&lt;/rating&gt; &lt;title&gt;NHL 99 &lt;/title&gt; &lt;pub&gt;EA Sports&lt;/pub&gt; &lt;dev&gt;Electronic Arts Canada&lt;/dev&gt; &lt;genre&gt;Hockey/Sports&lt;/genre&gt; &lt;score&gt;3.6&lt;/score&gt; &lt;player&gt;1-4 Players&lt;/player&gt; &lt;story&gt;After the award-winning NHL 98, EA worked to improve what was considered to be one the most complete ice hockey games in the market. Along the usual and almost obligatory NHL roster updates, the International mode first featured in the previous version was expanded, allowing players to choose IIHF rules and rink size.****Graphically, the arena is more detailed with more rinkside features, and ice reflections, player faces were improved and stand more seamlessly into the model, enhanced motion capture result in better animated hits (with the ability to break the glass with a well-placed body check making a return), shots and saves, and finally an higher polygon count complete the graphic enhancements to the game.****As graphic changes aren't enough to make a game better, gameplay was also tweaked, with computer players being smarter, both in offense and defense. Shooting was tweaked (slap shots are easier to pull, players no longer skate in circles to do some backhand shots and must be facing the goal to shoot, particularly in one timers) and a new special move brings dekes, spin-o-ramas and the kind of moves Jagr, Fedorov and Selänne pull when one-on-one with the goalie. However, if the player gets too close to the crease, the referee might want to review the play in the new video goal judge, so the player must think twice before trying to pull a &quot;Brett Hull&quot;. For newcomers to the sport, a new Beginner mode allows players to get used to the ice without having to concern with penalties or an overly strong opponent.****The season mode was also improved, with the players now having streaks that affect either positively or negatively his abilities. Debuting the Nashville Predators, players can either choose to play with their initial roster, or do a fantasy expansion draft.****Like in the previous year, Jim Hughson and Darryl Reaugh liven up matches with play by play and colour commentary.&lt;/story&gt; &lt;/game&gt;">
            <text:p>&lt;game name="NHL 99 (USA)"&gt; &lt;year&gt;1998&lt;/year&gt; &lt;rating&gt;ESRB - E (Everyone)&lt;/rating&gt; &lt;title&gt;NHL 99 &lt;/title&gt; &lt;pub&gt;EA Sports&lt;/pub&gt; &lt;dev&gt;Electronic Arts Canada&lt;/dev&gt; &lt;genre&gt;Hockey/Sports&lt;/genre&gt; &lt;score&gt;3.6&lt;/score&gt; &lt;player&gt;1-4 Players&lt;/player&gt; &lt;story&gt;After the award-winning NHL 98, EA worked to improve what was considered to be one the most complete ice hockey games in the market. Along the usual and almost obligatory NHL roster updates, the International mode first featured in the previous version was expanded, allowing players to choose IIHF rules and rink size.****Graphically, the arena is more detailed with more rinkside features, and ice reflections, player faces were improved and stand more seamlessly into the model, enhanced motion capture result in better animated hits (with the ability to break the glass with a well-placed body check making a return), shots and saves, and finally an higher polygon count complete the graphic enhancements to the game.****As graphic changes aren't enough to make a game better, gameplay was also tweaked, with computer players being smarter, both in offense and defense. Shooting was tweaked (slap shots are easier to pull, players no longer skate in circles to do some backhand shots and must be facing the goal to shoot, particularly in one timers) and a new special move brings dekes, spin-o-ramas and the kind of moves Jagr, Fedorov and Selänne pull when one-on-one with the goalie. However, if the player gets too close to the crease, the referee might want to review the play in the new video goal judge, so the player must think twice before trying to pull a "Brett Hull". For newcomers to the sport, a new Beginner mode allows players to get used to the ice without having to concern with penalties or an overly strong opponent.****The season mode was also improved, with the players now having streaks that affect either positively or negatively his abilities. Debuting the Nashville Predators, players can either choose to play with their initial roster, or do a fantasy expansion draft.****Like in the previous year, Jim Hughson and Darryl Reaugh liven up matches with play by play and colour commentary.&lt;/story&gt; &lt;/game&gt;</text:p>
          </table:table-cell>
          <table:table-cell table:number-columns-repeated="1012"/>
        </table:table-row>
        <table:table-row table:style-name="ro1">
          <table:table-cell office:value-type="string">
            <text:p>NHL Blades of Steel '99 (USA)</text:p>
          </table:table-cell>
          <table:table-cell office:value-type="float" office:value="1999">
            <text:p>1999</text:p>
          </table:table-cell>
          <table:table-cell office:value-type="string">
            <text:p>ESRB - E (Everyone)</text:p>
          </table:table-cell>
          <table:table-cell office:value-type="string">
            <text:p>NHL Blades of Steel '99 </text:p>
          </table:table-cell>
          <table:table-cell office:value-type="string">
            <text:p>Konami</text:p>
          </table:table-cell>
          <table:table-cell office:value-type="string">
            <text:p>Konami OSA Ltd.</text:p>
          </table:table-cell>
          <table:table-cell office:value-type="string">
            <text:p>Hockey/Sports</text:p>
          </table:table-cell>
          <table:table-cell office:value-type="string">
            <text:p>3.3</text:p>
          </table:table-cell>
          <table:table-cell table:style-name="ce2" office:value-type="string">
            <text:p>1-4 Players</text:p>
          </table:table-cell>
          <table:table-cell office:value-type="string">
            <text:p>Konami returns to the ice rink, in this updated version of the NES classic, Blades of Steel.****On this occasion, all 27 NHL teams (featuring every player from the 98/99 season) are supported, along with the ability to create your own player.****Play modes include Exhibition, Season and Playoff, with up to 4 player support in Exhibition mode. Season and Playoff modes include the option to record all the stats made by each player in each game. You can also play as either All-Star teams.</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NHL Blades of Steel '99 (USA)&quot;&gt; &lt;year&gt;1999&lt;/year&gt; &lt;rating&gt;ESRB - E (Everyone)&lt;/rating&gt; &lt;title&gt;NHL Blades of Steel '99 &lt;/title&gt; &lt;pub&gt;Konami&lt;/pub&gt; &lt;dev&gt;Konami OSA Ltd.&lt;/dev&gt; &lt;genre&gt;Hockey/Sports&lt;/genre&gt; &lt;score&gt;3.3&lt;/score&gt; &lt;player&gt;1-4 Players&lt;/player&gt; &lt;story&gt;Konami returns to the ice rink, in this updated version of the NES classic, Blades of Steel.****On this occasion, all 27 NHL teams (featuring every player from the 98/99 season) are supported, along with the ability to create your own player.****Play modes include Exhibition, Season and Playoff, with up to 4 player support in Exhibition mode. Season and Playoff modes include the option to record all the stats made by each player in each game. You can also play as either All-Star teams.&lt;/story&gt; &lt;/game&gt;">
            <text:p>&lt;game name="NHL Blades of Steel '99 (USA)"&gt; &lt;year&gt;1999&lt;/year&gt; &lt;rating&gt;ESRB - E (Everyone)&lt;/rating&gt; &lt;title&gt;NHL Blades of Steel '99 &lt;/title&gt; &lt;pub&gt;Konami&lt;/pub&gt; &lt;dev&gt;Konami OSA Ltd.&lt;/dev&gt; &lt;genre&gt;Hockey/Sports&lt;/genre&gt; &lt;score&gt;3.3&lt;/score&gt; &lt;player&gt;1-4 Players&lt;/player&gt; &lt;story&gt;Konami returns to the ice rink, in this updated version of the NES classic, Blades of Steel.****On this occasion, all 27 NHL teams (featuring every player from the 98/99 season) are supported, along with the ability to create your own player.****Play modes include Exhibition, Season and Playoff, with up to 4 player support in Exhibition mode. Season and Playoff modes include the option to record all the stats made by each player in each game. You can also play as either All-Star teams.&lt;/story&gt; &lt;/game&gt;</text:p>
          </table:table-cell>
          <table:table-cell table:number-columns-repeated="1012"/>
        </table:table-row>
        <table:table-row table:style-name="ro1">
          <table:table-cell office:value-type="string">
            <text:p>NHL Breakaway 98 (USA)</text:p>
          </table:table-cell>
          <table:table-cell office:value-type="float" office:value="1998">
            <text:p>1998</text:p>
          </table:table-cell>
          <table:table-cell office:value-type="string">
            <text:p>ESRB - E (Everyone)</text:p>
          </table:table-cell>
          <table:table-cell office:value-type="string">
            <text:p>NHL Breakaway 98 </text:p>
          </table:table-cell>
          <table:table-cell office:value-type="string">
            <text:p>Acclaim</text:p>
          </table:table-cell>
          <table:table-cell office:value-type="string">
            <text:p>Sculptured Software, Inc.</text:p>
          </table:table-cell>
          <table:table-cell office:value-type="string">
            <text:p>Hockey/Sports</text:p>
          </table:table-cell>
          <table:table-cell office:value-type="string">
            <text:p>3.8</text:p>
          </table:table-cell>
          <table:table-cell table:style-name="ce2" office:value-type="string">
            <text:p>1-4 Players</text:p>
          </table:table-cell>
          <table:table-cell office:value-type="string">
            <text:p>This ice hockey game has a playbook-based AI system based on the teams' actual playbooks allowing for specific teams to play their actual styles, with variable player size, from big defensemen to small speedy wingers. There is a total team management system to make trades, improve coaching, create draft picks and send players through training camps, or even send injured athletes for therapy.****The inclusion of all the marquee players such as Lemieux, Gretzky, Messier, Sakic, Hull, and others is mostly mandatory in sports games. Also, the hints about how to play each team from NHL player Keith Tkachuk are a useful resource.</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NHL Breakaway 98 (USA)&quot;&gt; &lt;year&gt;1998&lt;/year&gt; &lt;rating&gt;ESRB - E (Everyone)&lt;/rating&gt; &lt;title&gt;NHL Breakaway 98 &lt;/title&gt; &lt;pub&gt;Acclaim&lt;/pub&gt; &lt;dev&gt;Sculptured Software, Inc.&lt;/dev&gt; &lt;genre&gt;Hockey/Sports&lt;/genre&gt; &lt;score&gt;3.8&lt;/score&gt; &lt;player&gt;1-4 Players&lt;/player&gt; &lt;story&gt;This ice hockey game has a playbook-based AI system based on the teams' actual playbooks allowing for specific teams to play their actual styles, with variable player size, from big defensemen to small speedy wingers. There is a total team management system to make trades, improve coaching, create draft picks and send players through training camps, or even send injured athletes for therapy.****The inclusion of all the marquee players such as Lemieux, Gretzky, Messier, Sakic, Hull, and others is mostly mandatory in sports games. Also, the hints about how to play each team from NHL player Keith Tkachuk are a useful resource.&lt;/story&gt; &lt;/game&gt;">
            <text:p>&lt;game name="NHL Breakaway 98 (USA)"&gt; &lt;year&gt;1998&lt;/year&gt; &lt;rating&gt;ESRB - E (Everyone)&lt;/rating&gt; &lt;title&gt;NHL Breakaway 98 &lt;/title&gt; &lt;pub&gt;Acclaim&lt;/pub&gt; &lt;dev&gt;Sculptured Software, Inc.&lt;/dev&gt; &lt;genre&gt;Hockey/Sports&lt;/genre&gt; &lt;score&gt;3.8&lt;/score&gt; &lt;player&gt;1-4 Players&lt;/player&gt; &lt;story&gt;This ice hockey game has a playbook-based AI system based on the teams' actual playbooks allowing for specific teams to play their actual styles, with variable player size, from big defensemen to small speedy wingers. There is a total team management system to make trades, improve coaching, create draft picks and send players through training camps, or even send injured athletes for therapy.****The inclusion of all the marquee players such as Lemieux, Gretzky, Messier, Sakic, Hull, and others is mostly mandatory in sports games. Also, the hints about how to play each team from NHL player Keith Tkachuk are a useful resource.&lt;/story&gt; &lt;/game&gt;</text:p>
          </table:table-cell>
          <table:table-cell table:number-columns-repeated="1012"/>
        </table:table-row>
        <table:table-row table:style-name="ro1">
          <table:table-cell office:value-type="string">
            <text:p>NHL Breakaway 99 (USA)</text:p>
          </table:table-cell>
          <table:table-cell office:value-type="float" office:value="1998">
            <text:p>1998</text:p>
          </table:table-cell>
          <table:table-cell office:value-type="string">
            <text:p>ESRB - E (Everyone)</text:p>
          </table:table-cell>
          <table:table-cell office:value-type="string">
            <text:p>NHL Breakaway 99 </text:p>
          </table:table-cell>
          <table:table-cell office:value-type="string">
            <text:p>Acclaim</text:p>
          </table:table-cell>
          <table:table-cell office:value-type="string">
            <text:p>Iguana West</text:p>
          </table:table-cell>
          <table:table-cell office:value-type="string">
            <text:p>Hockey/Sports</text:p>
          </table:table-cell>
          <table:table-cell office:value-type="string">
            <text:p>3.7</text:p>
          </table:table-cell>
          <table:table-cell table:style-name="ce2" office:value-type="string">
            <text:p>1-4 Players</text:p>
          </table:table-cell>
          <table:table-cell office:value-type="string">
            <text:p>NHL Breakaway 99 is the sequel to NHL Breakaway 98. It is the second and last part in Acclaim's NHL series for the Nintendo 64.****This new version includes new and updated rosters, teams and schedules. All 27 NHL team feature up to date stats and ratings from the 97-98 season. There are five game modes: exhibition, practice, season, shootout, and playoffs. A wide variety of settings can be set for each game including, injuries, fatigue, fighting and penalty options. ****Winning a season gains you points that you can invest to decrease injury time, develop your players' skills and trade players.****In-game advice is provided by Steve Yzerman.</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NHL Breakaway 99 (USA)&quot;&gt; &lt;year&gt;1998&lt;/year&gt; &lt;rating&gt;ESRB - E (Everyone)&lt;/rating&gt; &lt;title&gt;NHL Breakaway 99 &lt;/title&gt; &lt;pub&gt;Acclaim&lt;/pub&gt; &lt;dev&gt;Iguana West&lt;/dev&gt; &lt;genre&gt;Hockey/Sports&lt;/genre&gt; &lt;score&gt;3.7&lt;/score&gt; &lt;player&gt;1-4 Players&lt;/player&gt; &lt;story&gt;NHL Breakaway 99 is the sequel to NHL Breakaway 98. It is the second and last part in Acclaim's NHL series for the Nintendo 64.****This new version includes new and updated rosters, teams and schedules. All 27 NHL team feature up to date stats and ratings from the 97-98 season. There are five game modes: exhibition, practice, season, shootout, and playoffs. A wide variety of settings can be set for each game including, injuries, fatigue, fighting and penalty options. ****Winning a season gains you points that you can invest to decrease injury time, develop your players' skills and trade players.****In-game advice is provided by Steve Yzerman.&lt;/story&gt; &lt;/game&gt;">
            <text:p>&lt;game name="NHL Breakaway 99 (USA)"&gt; &lt;year&gt;1998&lt;/year&gt; &lt;rating&gt;ESRB - E (Everyone)&lt;/rating&gt; &lt;title&gt;NHL Breakaway 99 &lt;/title&gt; &lt;pub&gt;Acclaim&lt;/pub&gt; &lt;dev&gt;Iguana West&lt;/dev&gt; &lt;genre&gt;Hockey/Sports&lt;/genre&gt; &lt;score&gt;3.7&lt;/score&gt; &lt;player&gt;1-4 Players&lt;/player&gt; &lt;story&gt;NHL Breakaway 99 is the sequel to NHL Breakaway 98. It is the second and last part in Acclaim's NHL series for the Nintendo 64.****This new version includes new and updated rosters, teams and schedules. All 27 NHL team feature up to date stats and ratings from the 97-98 season. There are five game modes: exhibition, practice, season, shootout, and playoffs. A wide variety of settings can be set for each game including, injuries, fatigue, fighting and penalty options. ****Winning a season gains you points that you can invest to decrease injury time, develop your players' skills and trade players.****In-game advice is provided by Steve Yzerman.&lt;/story&gt; &lt;/game&gt;</text:p>
          </table:table-cell>
          <table:table-cell table:number-columns-repeated="1012"/>
        </table:table-row>
        <table:table-row table:style-name="ro2">
          <table:table-cell office:value-type="string">
            <text:p>Nightmare Creatures (USA)</text:p>
          </table:table-cell>
          <table:table-cell office:value-type="float" office:value="1998">
            <text:p>1998</text:p>
          </table:table-cell>
          <table:table-cell office:value-type="string">
            <text:p>ESRB - M (Mature)</text:p>
          </table:table-cell>
          <table:table-cell office:value-type="string">
            <text:p>Nightmare Creatures </text:p>
          </table:table-cell>
          <table:table-cell office:value-type="string">
            <text:p>Activision</text:p>
          </table:table-cell>
          <table:table-cell office:value-type="string">
            <text:p>Kalisto Entertainment SA</text:p>
          </table:table-cell>
          <table:table-cell office:value-type="string">
            <text:p>Adventure</text:p>
          </table:table-cell>
          <table:table-cell office:value-type="string">
            <text:p>4.1</text:p>
          </table:table-cell>
          <table:table-cell office:value-type="string">
            <text:p>1 Player</text:p>
          </table:table-cell>
          <table:table-cell office:value-type="string">
            <text:p>Adam Crowley, a once-respected scientist, now turned to black magic, has released a demonic contagion onto the streets of 1834 London. Based on the long-lost work of the Brotherhood of Hecate, it mutates its victim's bodies into grotesque nightmare creatures, and changes their minds into those of murderous brutes. When Dr. Jean F. began investigating, he was murdered. Now, as either his friend Ignatius Blackward, a priest and expert on the occult, or his daughter Nadia, a biologist and gymnast, fight against the creatures that roam the streets of London, the revived Brotherhood of Hectate, and the man behind it all, Adam Crowley.****Gameplay is 3rd-person action, with an emphasis on melee combat. Ignatius and Nadia have different fighting styles and special moves. To keep things moving, an adrenaline meter depletes, killing the hero if it ever runs out. Kill monsters to top it up again. Gather special items to use on enemies, or just kill them using basic weapons.</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Nightmare Creatures (USA)&quot;&gt; &lt;year&gt;1998&lt;/year&gt; &lt;rating&gt;ESRB - M (Mature)&lt;/rating&gt; &lt;title&gt;Nightmare Creatures &lt;/title&gt; &lt;pub&gt;Activision&lt;/pub&gt; &lt;dev&gt;Kalisto Entertainment SA&lt;/dev&gt; &lt;genre&gt;Adventure&lt;/genre&gt; &lt;score&gt;4.1&lt;/score&gt; &lt;player&gt;1 Player&lt;/player&gt; &lt;story&gt;Adam Crowley, a once-respected scientist, now turned to black magic, has released a demonic contagion onto the streets of 1834 London. Based on the long-lost work of the Brotherhood of Hecate, it mutates its victim's bodies into grotesque nightmare creatures, and changes their minds into those of murderous brutes. When Dr. Jean F. began investigating, he was murdered. Now, as either his friend Ignatius Blackward, a priest and expert on the occult, or his daughter Nadia, a biologist and gymnast, fight against the creatures that roam the streets of London, the revived Brotherhood of Hectate, and the man behind it all, Adam Crowley.****Gameplay is 3rd-person action, with an emphasis on melee combat. Ignatius and Nadia have different fighting styles and special moves. To keep things moving, an adrenaline meter depletes, killing the hero if it ever runs out. Kill monsters to top it up again. Gather special items to use on enemies, or just kill them using basic weapons.&lt;/story&gt; &lt;/game&gt;">
            <text:p>&lt;game name="Nightmare Creatures (USA)"&gt; &lt;year&gt;1998&lt;/year&gt; &lt;rating&gt;ESRB - M (Mature)&lt;/rating&gt; &lt;title&gt;Nightmare Creatures &lt;/title&gt; &lt;pub&gt;Activision&lt;/pub&gt; &lt;dev&gt;Kalisto Entertainment SA&lt;/dev&gt; &lt;genre&gt;Adventure&lt;/genre&gt; &lt;score&gt;4.1&lt;/score&gt; &lt;player&gt;1 Player&lt;/player&gt; &lt;story&gt;Adam Crowley, a once-respected scientist, now turned to black magic, has released a demonic contagion onto the streets of 1834 London. Based on the long-lost work of the Brotherhood of Hecate, it mutates its victim's bodies into grotesque nightmare creatures, and changes their minds into those of murderous brutes. When Dr. Jean F. began investigating, he was murdered. Now, as either his friend Ignatius Blackward, a priest and expert on the occult, or his daughter Nadia, a biologist and gymnast, fight against the creatures that roam the streets of London, the revived Brotherhood of Hectate, and the man behind it all, Adam Crowley.****Gameplay is 3rd-person action, with an emphasis on melee combat. Ignatius and Nadia have different fighting styles and special moves. To keep things moving, an adrenaline meter depletes, killing the hero if it ever runs out. Kill monsters to top it up again. Gather special items to use on enemies, or just kill them using basic weapons.&lt;/story&gt; &lt;/game&gt;</text:p>
          </table:table-cell>
          <table:table-cell table:number-columns-repeated="1012"/>
        </table:table-row>
        <table:table-row table:style-name="ro2">
          <table:table-cell office:value-type="string">
            <text:p>Nuclear Strike 64 (USA)</text:p>
          </table:table-cell>
          <table:table-cell office:value-type="float" office:value="1999">
            <text:p>1999</text:p>
          </table:table-cell>
          <table:table-cell office:value-type="string">
            <text:p>ESRB - T (Teen)</text:p>
          </table:table-cell>
          <table:table-cell office:value-type="string">
            <text:p>Nuclear Strike 64 </text:p>
          </table:table-cell>
          <table:table-cell office:value-type="string">
            <text:p>THQ</text:p>
          </table:table-cell>
          <table:table-cell office:value-type="string">
            <text:p>Pacific Coast Power and Light</text:p>
          </table:table-cell>
          <table:table-cell office:value-type="string">
            <text:p>Action</text:p>
          </table:table-cell>
          <table:table-cell office:value-type="string">
            <text:p>3.5</text:p>
          </table:table-cell>
          <table:table-cell office:value-type="string">
            <text:p>1 Player</text:p>
          </table:table-cell>
          <table:table-cell office:value-type="string">
            <text:p>Having fought in the Middle East, South America, within the United States, and in the former U.S.S.R, your path has now lead you to the heart of Asia. You follow the trail of Colonel LeMonde, who has terrorized South East Asia. LeMonde is armed with one prototype nuclear missile warhead, modified to catalyze a chain reaction that can completely destroy the ozone layer and thus irradiate the Earth . Your hunt starts in "Indocine" (intended to suggest Thailand or Vietnam), and then moves to the South China Sea to combat Napoleon Hwong, hen to the heart of North Korea to uncovering the nuclear schemes of "Kym Zung-Lee" (intended to suggest Kim Jong Il), and then to Siberia for a final battle. ****With the aid of fellow operatives, you strap up in the good old "Super Apache, -- a fictional helicopter variant that is armed with Hellfire and Sidewinder missiles and with Hydra cannons. There are also numerous other vehicles that you come to be able to use, including tanks and jet fighters. Do all you can to defeat LeMonde and remove him from Southeast Asia!</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Nuclear Strike 64 (USA)&quot;&gt; &lt;year&gt;1999&lt;/year&gt; &lt;rating&gt;ESRB - T (Teen)&lt;/rating&gt; &lt;title&gt;Nuclear Strike 64 &lt;/title&gt; &lt;pub&gt;THQ&lt;/pub&gt; &lt;dev&gt;Pacific Coast Power and Light&lt;/dev&gt; &lt;genre&gt;Action&lt;/genre&gt; &lt;score&gt;3.5&lt;/score&gt; &lt;player&gt;1 Player&lt;/player&gt; &lt;story&gt;Having fought in the Middle East, South America, within the United States, and in the former U.S.S.R, your path has now lead you to the heart of Asia. You follow the trail of Colonel LeMonde, who has terrorized South East Asia. LeMonde is armed with one prototype nuclear missile warhead, modified to catalyze a chain reaction that can completely destroy the ozone layer and thus irradiate the Earth . Your hunt starts in &quot;Indocine&quot; (intended to suggest Thailand or Vietnam), and then moves to the South China Sea to combat Napoleon Hwong, hen to the heart of North Korea to uncovering the nuclear schemes of &quot;Kym Zung-Lee&quot; (intended to suggest Kim Jong Il), and then to Siberia for a final battle. ****With the aid of fellow operatives, you strap up in the good old &quot;Super Apache, -- a fictional helicopter variant that is armed with Hellfire and Sidewinder missiles and with Hydra cannons. There are also numerous other vehicles that you come to be able to use, including tanks and jet fighters. Do all you can to defeat LeMonde and remove him from Southeast Asia!&lt;/story&gt; &lt;/game&gt;">
            <text:p>&lt;game name="Nuclear Strike 64 (USA)"&gt; &lt;year&gt;1999&lt;/year&gt; &lt;rating&gt;ESRB - T (Teen)&lt;/rating&gt; &lt;title&gt;Nuclear Strike 64 &lt;/title&gt; &lt;pub&gt;THQ&lt;/pub&gt; &lt;dev&gt;Pacific Coast Power and Light&lt;/dev&gt; &lt;genre&gt;Action&lt;/genre&gt; &lt;score&gt;3.5&lt;/score&gt; &lt;player&gt;1 Player&lt;/player&gt; &lt;story&gt;Having fought in the Middle East, South America, within the United States, and in the former U.S.S.R, your path has now lead you to the heart of Asia. You follow the trail of Colonel LeMonde, who has terrorized South East Asia. LeMonde is armed with one prototype nuclear missile warhead, modified to catalyze a chain reaction that can completely destroy the ozone layer and thus irradiate the Earth . Your hunt starts in "Indocine" (intended to suggest Thailand or Vietnam), and then moves to the South China Sea to combat Napoleon Hwong, hen to the heart of North Korea to uncovering the nuclear schemes of "Kym Zung-Lee" (intended to suggest Kim Jong Il), and then to Siberia for a final battle. ****With the aid of fellow operatives, you strap up in the good old "Super Apache, -- a fictional helicopter variant that is armed with Hellfire and Sidewinder missiles and with Hydra cannons. There are also numerous other vehicles that you come to be able to use, including tanks and jet fighters. Do all you can to defeat LeMonde and remove him from Southeast Asia!&lt;/story&gt; &lt;/game&gt;</text:p>
          </table:table-cell>
          <table:table-cell table:number-columns-repeated="1012"/>
        </table:table-row>
        <table:table-row table:style-name="ro1">
          <table:table-cell office:value-type="string">
            <text:p>Off Road Challenge (USA)</text:p>
          </table:table-cell>
          <table:table-cell office:value-type="float" office:value="1998">
            <text:p>1998</text:p>
          </table:table-cell>
          <table:table-cell office:value-type="string">
            <text:p>ESRB - E (Everyone)</text:p>
          </table:table-cell>
          <table:table-cell office:value-type="string">
            <text:p>Off Road Challenge </text:p>
          </table:table-cell>
          <table:table-cell office:value-type="string">
            <text:p>Midway</text:p>
          </table:table-cell>
          <table:table-cell office:value-type="string">
            <text:p>Avalanche Software LLC</text:p>
          </table:table-cell>
          <table:table-cell office:value-type="string">
            <text:p>Driving</text:p>
          </table:table-cell>
          <table:table-cell office:value-type="string">
            <text:p>2.7</text:p>
          </table:table-cell>
          <table:table-cell table:style-name="ce2" office:value-type="string">
            <text:p>1-4 Players</text:p>
          </table:table-cell>
          <table:table-cell office:value-type="string">
            <text:p>Off Road Challenge is an off-road truck racing game for the Nintendo 64. <text:s/>Like Cruis'n USA, it was also an arcade game ported over to the N64. <text:s/>Gameplay is similar to that of its predecessor, Super Off Road: The Baja. <text:s/>The player races against other off-road vehicles across various landscapes, while collecting nitros and gold along the way. <text:s/>Gold picked up on the course or earned from racing can be used to upgrade the vehicle. <text:s/>Once the player has completed the circuit, they move up to the next difficulty level and go through it again, keeping the upgraded truck.</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Off Road Challenge (USA)&quot;&gt; &lt;year&gt;1998&lt;/year&gt; &lt;rating&gt;ESRB - E (Everyone)&lt;/rating&gt; &lt;title&gt;Off Road Challenge &lt;/title&gt; &lt;pub&gt;Midway&lt;/pub&gt; &lt;dev&gt;Avalanche Software LLC&lt;/dev&gt; &lt;genre&gt;Driving&lt;/genre&gt; &lt;score&gt;2.7&lt;/score&gt; &lt;player&gt;1-4 Players&lt;/player&gt; &lt;story&gt;Off Road Challenge is an off-road truck racing game for the Nintendo 64.  Like Cruis'n USA, it was also an arcade game ported over to the N64.  Gameplay is similar to that of its predecessor, Super Off Road: The Baja.  The player races against other off-road vehicles across various landscapes, while collecting nitros and gold along the way.  Gold picked up on the course or earned from racing can be used to upgrade the vehicle.  Once the player has completed the circuit, they move up to the next difficulty level and go through it again, keeping the upgraded truck.&lt;/story&gt; &lt;/game&gt;">
            <text:p>&lt;game name="Off Road Challenge (USA)"&gt; &lt;year&gt;1998&lt;/year&gt; &lt;rating&gt;ESRB - E (Everyone)&lt;/rating&gt; &lt;title&gt;Off Road Challenge &lt;/title&gt; &lt;pub&gt;Midway&lt;/pub&gt; &lt;dev&gt;Avalanche Software LLC&lt;/dev&gt; &lt;genre&gt;Driving&lt;/genre&gt; &lt;score&gt;2.7&lt;/score&gt; &lt;player&gt;1-4 Players&lt;/player&gt; &lt;story&gt;Off Road Challenge is an off-road truck racing game for the Nintendo 64. <text:s/>Like Cruis'n USA, it was also an arcade game ported over to the N64. <text:s/>Gameplay is similar to that of its predecessor, Super Off Road: The Baja. <text:s/>The player races against other off-road vehicles across various landscapes, while collecting nitros and gold along the way. <text:s/>Gold picked up on the course or earned from racing can be used to upgrade the vehicle. <text:s/>Once the player has completed the circuit, they move up to the next difficulty level and go through it again, keeping the upgraded truck.&lt;/story&gt; &lt;/game&gt;</text:p>
          </table:table-cell>
          <table:table-cell table:number-columns-repeated="1012"/>
        </table:table-row>
        <table:table-row table:style-name="ro2">
          <table:table-cell office:value-type="string">
            <text:p>Ogre Battle 64 - Person of Lordly Caliber (USA) (Rev A)</text:p>
          </table:table-cell>
          <table:table-cell office:value-type="float" office:value="2000">
            <text:p>2000</text:p>
          </table:table-cell>
          <table:table-cell office:value-type="string">
            <text:p>ESRB - T (Teen)</text:p>
          </table:table-cell>
          <table:table-cell office:value-type="string">
            <text:p>Ogre Battle 64 - Person of Lordly Caliber </text:p>
          </table:table-cell>
          <table:table-cell office:value-type="string">
            <text:p>Atlus Co.</text:p>
          </table:table-cell>
          <table:table-cell office:value-type="string">
            <text:p>Quest</text:p>
          </table:table-cell>
          <table:table-cell office:value-type="string">
            <text:p>Strategy</text:p>
          </table:table-cell>
          <table:table-cell office:value-type="string">
            <text:p>4.0</text:p>
          </table:table-cell>
          <table:table-cell office:value-type="string">
            <text:p>1 Player</text:p>
          </table:table-cell>
          <table:table-cell office:value-type="string">
            <text:p>You play Magnus Gallant, who leads the revolution for the kingdom of Palatinus. The kingdoms lord, Holy Lodis Empire, is rumored to be planning the domination of the entire continent of Zeteginia. This creates concern among the people, and it is up to Magnus to rid the Lord from the kingdom, to free the people from slavoury forever.****A semi-sequel to the original Ogre Battle which came out on the Super Nintendo Entertainment System (SNES), and the third in the series, you don't actually control where the characters go, but you do control their actions and fighting techniques (much like Age of Empires and similar war-based titles). The main characters, Magnus, leads many troops into each battle, and you must control how each group attacks or defends, and if you wish to use straight forward attacks or magic. ****Depending on what you achieve, there are branching levels (much like Starfox 64), each with their own difficulty levels. The more battles you face and complete, the experience of each warrior in your team increases, so when you reach the latter levels, your team will last much longer against stronger opponants.</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Ogre Battle 64 - Person of Lordly Caliber (USA) (Rev A)&quot;&gt; &lt;year&gt;2000&lt;/year&gt; &lt;rating&gt;ESRB - T (Teen)&lt;/rating&gt; &lt;title&gt;Ogre Battle 64 - Person of Lordly Caliber &lt;/title&gt; &lt;pub&gt;Atlus Co.&lt;/pub&gt; &lt;dev&gt;Quest&lt;/dev&gt; &lt;genre&gt;Strategy&lt;/genre&gt; &lt;score&gt;4.0&lt;/score&gt; &lt;player&gt;1 Player&lt;/player&gt; &lt;story&gt;You play Magnus Gallant, who leads the revolution for the kingdom of Palatinus. The kingdoms lord, Holy Lodis Empire, is rumored to be planning the domination of the entire continent of Zeteginia. This creates concern among the people, and it is up to Magnus to rid the Lord from the kingdom, to free the people from slavoury forever.****A semi-sequel to the original Ogre Battle which came out on the Super Nintendo Entertainment System (SNES), and the third in the series, you don't actually control where the characters go, but you do control their actions and fighting techniques (much like Age of Empires and similar war-based titles). The main characters, Magnus, leads many troops into each battle, and you must control how each group attacks or defends, and if you wish to use straight forward attacks or magic. ****Depending on what you achieve, there are branching levels (much like Starfox 64), each with their own difficulty levels. The more battles you face and complete, the experience of each warrior in your team increases, so when you reach the latter levels, your team will last much longer against stronger opponants.&lt;/story&gt; &lt;/game&gt;">
            <text:p>&lt;game name="Ogre Battle 64 - Person of Lordly Caliber (USA) (Rev A)"&gt; &lt;year&gt;2000&lt;/year&gt; &lt;rating&gt;ESRB - T (Teen)&lt;/rating&gt; &lt;title&gt;Ogre Battle 64 - Person of Lordly Caliber &lt;/title&gt; &lt;pub&gt;Atlus Co.&lt;/pub&gt; &lt;dev&gt;Quest&lt;/dev&gt; &lt;genre&gt;Strategy&lt;/genre&gt; &lt;score&gt;4.0&lt;/score&gt; &lt;player&gt;1 Player&lt;/player&gt; &lt;story&gt;You play Magnus Gallant, who leads the revolution for the kingdom of Palatinus. The kingdoms lord, Holy Lodis Empire, is rumored to be planning the domination of the entire continent of Zeteginia. This creates concern among the people, and it is up to Magnus to rid the Lord from the kingdom, to free the people from slavoury forever.****A semi-sequel to the original Ogre Battle which came out on the Super Nintendo Entertainment System (SNES), and the third in the series, you don't actually control where the characters go, but you do control their actions and fighting techniques (much like Age of Empires and similar war-based titles). The main characters, Magnus, leads many troops into each battle, and you must control how each group attacks or defends, and if you wish to use straight forward attacks or magic. ****Depending on what you achieve, there are branching levels (much like Starfox 64), each with their own difficulty levels. The more battles you face and complete, the experience of each warrior in your team increases, so when you reach the latter levels, your team will last much longer against stronger opponants.&lt;/story&gt; &lt;/game&gt;</text:p>
          </table:table-cell>
          <table:table-cell table:number-columns-repeated="1012"/>
        </table:table-row>
        <table:table-row table:style-name="ro1">
          <table:table-cell office:value-type="string">
            <text:p>Olympic Hockey 98 (USA)</text:p>
          </table:table-cell>
          <table:table-cell office:value-type="float" office:value="1998">
            <text:p>1998</text:p>
          </table:table-cell>
          <table:table-cell office:value-type="string">
            <text:p>ESRB - E (Everyone)</text:p>
          </table:table-cell>
          <table:table-cell office:value-type="string">
            <text:p>Olympic Hockey 98 </text:p>
          </table:table-cell>
          <table:table-cell office:value-type="string">
            <text:p>Midway</text:p>
          </table:table-cell>
          <table:table-cell office:value-type="string">
            <text:p>Treyarch Invention, LLC</text:p>
          </table:table-cell>
          <table:table-cell office:value-type="string">
            <text:p>Hockey/Sports</text:p>
          </table:table-cell>
          <table:table-cell office:value-type="string">
            <text:p>3.2</text:p>
          </table:table-cell>
          <table:table-cell table:style-name="ce2" office:value-type="string">
            <text:p>1-4 Players</text:p>
          </table:table-cell>
          <table:table-cell office:value-type="string">
            <text:p>For the first time in history, NHLPA pros are descending upon the Olympic Winter Games. Be a witness as regular season opponents join together as teammates. Kamensky and Yashin are laced up for Russia. Kariya and Roy get the nod for Canada. Modano and Leetch are in for the United States. The rosters are real. The graphics will make you sweat. It's country against country in this engagement. And the price of glory isn't gonna be pretty!</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Olympic Hockey 98 (USA)&quot;&gt; &lt;year&gt;1998&lt;/year&gt; &lt;rating&gt;ESRB - E (Everyone)&lt;/rating&gt; &lt;title&gt;Olympic Hockey 98 &lt;/title&gt; &lt;pub&gt;Midway&lt;/pub&gt; &lt;dev&gt;Treyarch Invention, LLC&lt;/dev&gt; &lt;genre&gt;Hockey/Sports&lt;/genre&gt; &lt;score&gt;3.2&lt;/score&gt; &lt;player&gt;1-4 Players&lt;/player&gt; &lt;story&gt;For the first time in history, NHLPA pros are descending upon the Olympic Winter Games. Be a witness as regular season opponents join together as teammates. Kamensky and Yashin are laced up for Russia. Kariya and Roy get the nod for Canada. Modano and Leetch are in for the United States. The rosters are real. The graphics will make you sweat. It's country against country in this engagement. And the price of glory isn't gonna be pretty!&lt;/story&gt; &lt;/game&gt;">
            <text:p>&lt;game name="Olympic Hockey 98 (USA)"&gt; &lt;year&gt;1998&lt;/year&gt; &lt;rating&gt;ESRB - E (Everyone)&lt;/rating&gt; &lt;title&gt;Olympic Hockey 98 &lt;/title&gt; &lt;pub&gt;Midway&lt;/pub&gt; &lt;dev&gt;Treyarch Invention, LLC&lt;/dev&gt; &lt;genre&gt;Hockey/Sports&lt;/genre&gt; &lt;score&gt;3.2&lt;/score&gt; &lt;player&gt;1-4 Players&lt;/player&gt; &lt;story&gt;For the first time in history, NHLPA pros are descending upon the Olympic Winter Games. Be a witness as regular season opponents join together as teammates. Kamensky and Yashin are laced up for Russia. Kariya and Roy get the nod for Canada. Modano and Leetch are in for the United States. The rosters are real. The graphics will make you sweat. It's country against country in this engagement. And the price of glory isn't gonna be pretty!&lt;/story&gt; &lt;/game&gt;</text:p>
          </table:table-cell>
          <table:table-cell table:number-columns-repeated="1012"/>
        </table:table-row>
        <table:table-row table:style-name="ro2">
          <table:table-cell office:value-type="string">
            <text:p>Paper Mario (USA)</text:p>
          </table:table-cell>
          <table:table-cell office:value-type="float" office:value="2001">
            <text:p>2001</text:p>
          </table:table-cell>
          <table:table-cell office:value-type="string">
            <text:p>ESRB - E (Everyone)</text:p>
          </table:table-cell>
          <table:table-cell office:value-type="string">
            <text:p>Paper Mario </text:p>
          </table:table-cell>
          <table:table-cell office:value-type="string">
            <text:p>Nintendo</text:p>
          </table:table-cell>
          <table:table-cell office:value-type="string">
            <text:p>Intelligent Systems Co., Ltd.</text:p>
          </table:table-cell>
          <table:table-cell office:value-type="string">
            <text:p>Role-Playing</text:p>
          </table:table-cell>
          <table:table-cell office:value-type="string">
            <text:p>3.9</text:p>
          </table:table-cell>
          <table:table-cell office:value-type="string">
            <text:p>1 Player</text:p>
          </table:table-cell>
          <table:table-cell office:value-type="string">
            <text:p>Up in Star Haven, there exists a Star Wand that allows the stars to grant wishes to those who are pure of heart. The Star Wand is looked over by the Seven Star Spirits, who protect it in its sanctuary. However, Bowser attacks Star Haven, steals the Star Wand, and locks up the Star Spirits so that they cannot challenge his power. With his new powers, Bowser defeats Mario and lifts Princess Peach's castle into the air, taking her and all her guests as prisoners. Now, the only way to challenge Bowser's unbridled power is to rescue all seven Star Spirits, which have been imprisoned all over the land.****Paper Mario is the follow-up to Super Mario RPG: Legend Of The Seven Stars for Super Nintendo. Basically, this is an RPG set in the Mario universe. <text:s/>Mario has the ability to gain experience and grow levels by defeating enemies and bosses. Mario also has the ability to recruit teammates to help him out in battle. As well, Mario can collect badges that will help his combat abilities, star pieces that he can trade for badges, and more items that he can use throughout the game. The Star Spirits will also aid him in his quest.****Like Super Mario RPG before it, Paper Mario's graphics are very unique to any other game. All the characters are 2D within a fully 3D world. This gives the feeling that each character is made out of "paper".</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Paper Mario (USA)&quot;&gt; &lt;year&gt;2001&lt;/year&gt; &lt;rating&gt;ESRB - E (Everyone)&lt;/rating&gt; &lt;title&gt;Paper Mario &lt;/title&gt; &lt;pub&gt;Nintendo&lt;/pub&gt; &lt;dev&gt;Intelligent Systems Co., Ltd.&lt;/dev&gt; &lt;genre&gt;Role-Playing&lt;/genre&gt; &lt;score&gt;3.9&lt;/score&gt; &lt;player&gt;1 Player&lt;/player&gt; &lt;story&gt;Up in Star Haven, there exists a Star Wand that allows the stars to grant wishes to those who are pure of heart. The Star Wand is looked over by the Seven Star Spirits, who protect it in its sanctuary. However, Bowser attacks Star Haven, steals the Star Wand, and locks up the Star Spirits so that they cannot challenge his power. With his new powers, Bowser defeats Mario and lifts Princess Peach's castle into the air, taking her and all her guests as prisoners. Now, the only way to challenge Bowser's unbridled power is to rescue all seven Star Spirits, which have been imprisoned all over the land.****Paper Mario is the follow-up to Super Mario RPG: Legend Of The Seven Stars for Super Nintendo. Basically, this is an RPG set in the Mario universe.  Mario has the ability to gain experience and grow levels by defeating enemies and bosses. Mario also has the ability to recruit teammates to help him out in battle. As well, Mario can collect badges that will help his combat abilities, star pieces that he can trade for badges, and more items that he can use throughout the game. The Star Spirits will also aid him in his quest.****Like Super Mario RPG before it, Paper Mario's graphics are very unique to any other game. All the characters are 2D within a fully 3D world. This gives the feeling that each character is made out of &quot;paper&quot;.&lt;/story&gt; &lt;/game&gt;">
            <text:p>&lt;game name="Paper Mario (USA)"&gt; &lt;year&gt;2001&lt;/year&gt; &lt;rating&gt;ESRB - E (Everyone)&lt;/rating&gt; &lt;title&gt;Paper Mario &lt;/title&gt; &lt;pub&gt;Nintendo&lt;/pub&gt; &lt;dev&gt;Intelligent Systems Co., Ltd.&lt;/dev&gt; &lt;genre&gt;Role-Playing&lt;/genre&gt; &lt;score&gt;3.9&lt;/score&gt; &lt;player&gt;1 Player&lt;/player&gt; &lt;story&gt;Up in Star Haven, there exists a Star Wand that allows the stars to grant wishes to those who are pure of heart. The Star Wand is looked over by the Seven Star Spirits, who protect it in its sanctuary. However, Bowser attacks Star Haven, steals the Star Wand, and locks up the Star Spirits so that they cannot challenge his power. With his new powers, Bowser defeats Mario and lifts Princess Peach's castle into the air, taking her and all her guests as prisoners. Now, the only way to challenge Bowser's unbridled power is to rescue all seven Star Spirits, which have been imprisoned all over the land.****Paper Mario is the follow-up to Super Mario RPG: Legend Of The Seven Stars for Super Nintendo. Basically, this is an RPG set in the Mario universe. <text:s/>Mario has the ability to gain experience and grow levels by defeating enemies and bosses. Mario also has the ability to recruit teammates to help him out in battle. As well, Mario can collect badges that will help his combat abilities, star pieces that he can trade for badges, and more items that he can use throughout the game. The Star Spirits will also aid him in his quest.****Like Super Mario RPG before it, Paper Mario's graphics are very unique to any other game. All the characters are 2D within a fully 3D world. This gives the feeling that each character is made out of "paper".&lt;/story&gt; &lt;/game&gt;</text:p>
          </table:table-cell>
          <table:table-cell table:number-columns-repeated="1012"/>
        </table:table-row>
        <table:table-row table:style-name="ro2">
          <table:table-cell office:value-type="string">
            <text:p>Paperboy (USA)</text:p>
          </table:table-cell>
          <table:table-cell office:value-type="float" office:value="1999">
            <text:p>1999</text:p>
          </table:table-cell>
          <table:table-cell office:value-type="string">
            <text:p>ESRB - E (Everyone)</text:p>
          </table:table-cell>
          <table:table-cell office:value-type="string">
            <text:p>Paperboy </text:p>
          </table:table-cell>
          <table:table-cell office:value-type="string">
            <text:p>Midway</text:p>
          </table:table-cell>
          <table:table-cell office:value-type="string">
            <text:p>High Voltage Software, Inc.</text:p>
          </table:table-cell>
          <table:table-cell office:value-type="string">
            <text:p>Action</text:p>
          </table:table-cell>
          <table:table-cell office:value-type="string">
            <text:p>2.6</text:p>
          </table:table-cell>
          <table:table-cell office:value-type="string">
            <text:p>1 Player</text:p>
          </table:table-cell>
          <table:table-cell office:value-type="string">
            <text:p>Paperboy returns with a new retro-3D look, but with the same objectives. As the paperboy, you must deliver, to your list of subscribers, their paper. The more papers you deliver in the least amount of time, the better the chances of signing more subscribers. For each street, you have a maximum of subscribers that you need to sign-up before you can move onto the next, and more challenging street (aka, the next level). Each street also includes objects that will get in your way (such as dogs, fire hydrants, etc.) as well as bonus objectives (collecting three coins by knocking down people and items on the street will take you to the bonus levels, ranging from obstacle courses to catching fire flies. You can win extra subscribers by completing the bonus levels).</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Paperboy (USA)&quot;&gt; &lt;year&gt;1999&lt;/year&gt; &lt;rating&gt;ESRB - E (Everyone)&lt;/rating&gt; &lt;title&gt;Paperboy &lt;/title&gt; &lt;pub&gt;Midway&lt;/pub&gt; &lt;dev&gt;High Voltage Software, Inc.&lt;/dev&gt; &lt;genre&gt;Action&lt;/genre&gt; &lt;score&gt;2.6&lt;/score&gt; &lt;player&gt;1 Player&lt;/player&gt; &lt;story&gt;Paperboy returns with a new retro-3D look, but with the same objectives. As the paperboy, you must deliver, to your list of subscribers, their paper. The more papers you deliver in the least amount of time, the better the chances of signing more subscribers. For each street, you have a maximum of subscribers that you need to sign-up before you can move onto the next, and more challenging street (aka, the next level). Each street also includes objects that will get in your way (such as dogs, fire hydrants, etc.) as well as bonus objectives (collecting three coins by knocking down people and items on the street will take you to the bonus levels, ranging from obstacle courses to catching fire flies. You can win extra subscribers by completing the bonus levels).&lt;/story&gt; &lt;/game&gt;">
            <text:p>&lt;game name="Paperboy (USA)"&gt; &lt;year&gt;1999&lt;/year&gt; &lt;rating&gt;ESRB - E (Everyone)&lt;/rating&gt; &lt;title&gt;Paperboy &lt;/title&gt; &lt;pub&gt;Midway&lt;/pub&gt; &lt;dev&gt;High Voltage Software, Inc.&lt;/dev&gt; &lt;genre&gt;Action&lt;/genre&gt; &lt;score&gt;2.6&lt;/score&gt; &lt;player&gt;1 Player&lt;/player&gt; &lt;story&gt;Paperboy returns with a new retro-3D look, but with the same objectives. As the paperboy, you must deliver, to your list of subscribers, their paper. The more papers you deliver in the least amount of time, the better the chances of signing more subscribers. For each street, you have a maximum of subscribers that you need to sign-up before you can move onto the next, and more challenging street (aka, the next level). Each street also includes objects that will get in your way (such as dogs, fire hydrants, etc.) as well as bonus objectives (collecting three coins by knocking down people and items on the street will take you to the bonus levels, ranging from obstacle courses to catching fire flies. You can win extra subscribers by completing the bonus levels).&lt;/story&gt; &lt;/game&gt;</text:p>
          </table:table-cell>
          <table:table-cell table:number-columns-repeated="1012"/>
        </table:table-row>
        <table:table-row table:style-name="ro1">
          <table:table-cell office:value-type="string">
            <text:p>Penny Racers (USA)</text:p>
          </table:table-cell>
          <table:table-cell office:value-type="float" office:value="1999">
            <text:p>1999</text:p>
          </table:table-cell>
          <table:table-cell office:value-type="string">
            <text:p>ESRB - E (Everyone)</text:p>
          </table:table-cell>
          <table:table-cell office:value-type="string">
            <text:p>Penny Racers </text:p>
          </table:table-cell>
          <table:table-cell office:value-type="string">
            <text:p>THQ</text:p>
          </table:table-cell>
          <table:table-cell office:value-type="string">
            <text:p>Locomotive</text:p>
          </table:table-cell>
          <table:table-cell office:value-type="string">
            <text:p>Driving</text:p>
          </table:table-cell>
          <table:table-cell office:value-type="string">
            <text:p>4.0</text:p>
          </table:table-cell>
          <table:table-cell table:style-name="ce2" office:value-type="string">
            <text:p>1-4 Players</text:p>
          </table:table-cell>
          <table:table-cell office:value-type="string">
            <text:p>Penny Racers is a racing game with cartoonish, made-of-paper-like cars. There are thirteen cars which you can choose from and nine tracks in total – all available right from the start. It features two playable modes, Race Series and Time Trial, and a mode that allows you to create your own track. The game also supports up to four human players. ****In Race Series you can select one of the thirteen cars and race in any of the nine tracks with five more competitors. You can only compete in Class C (lower difficulty) races at first but can unlock more if you finish within the first three positions. At the beginning of each race you are given the option to customize your car’s parts – parts like the car’s body, engine, tires, etc. – but only if you have more than one in stock for each category. New parts can be taken from the other cars at the end of each race but only if you are among the first three racers that cross the finish line. Also, each part has points and the sum of these points must not exceed the point limit for each difficulty. For example a basic brake part may add one point to the total sum (better parts add more points). If with all the other parts the sum of points exceeds a lets say point limit of six then you are not allowed to enter the race. The current mode supports up to two human players.****Time Trial is the basic mode where you run against time. You can also load a previously saved ghost to race against.****VS Race mode can be accessed only if three or four human players are selected. It has 8 tracks that are different from the ones of the other modes and these tracks have more obstacles. ****New Track lets you create your own custom made track. You can select the road type (on road/off road) and track type (circuit/stage). After the basic layout is selected you are taken on the “map” where you can choose from the available layers to make the track. You can also adjust the road’s height.</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Penny Racers (USA)&quot;&gt; &lt;year&gt;1999&lt;/year&gt; &lt;rating&gt;ESRB - E (Everyone)&lt;/rating&gt; &lt;title&gt;Penny Racers &lt;/title&gt; &lt;pub&gt;THQ&lt;/pub&gt; &lt;dev&gt;Locomotive&lt;/dev&gt; &lt;genre&gt;Driving&lt;/genre&gt; &lt;score&gt;4.0&lt;/score&gt; &lt;player&gt;1-4 Players&lt;/player&gt; &lt;story&gt;Penny Racers is a racing game with cartoonish, made-of-paper-like cars. There are thirteen cars which you can choose from and nine tracks in total – all available right from the start. It features two playable modes, Race Series and Time Trial, and a mode that allows you to create your own track. The game also supports up to four human players. ****In Race Series you can select one of the thirteen cars and race in any of the nine tracks with five more competitors. You can only compete in Class C (lower difficulty) races at first but can unlock more if you finish within the first three positions. At the beginning of each race you are given the option to customize your car’s parts – parts like the car’s body, engine, tires, etc. – but only if you have more than one in stock for each category. New parts can be taken from the other cars at the end of each race but only if you are among the first three racers that cross the finish line. Also, each part has points and the sum of these points must not exceed the point limit for each difficulty. For example a basic brake part may add one point to the total sum (better parts add more points). If with all the other parts the sum of points exceeds a lets say point limit of six then you are not allowed to enter the race. The current mode supports up to two human players.****Time Trial is the basic mode where you run against time. You can also load a previously saved ghost to race against.****VS Race mode can be accessed only if three or four human players are selected. It has 8 tracks that are different from the ones of the other modes and these tracks have more obstacles. ****New Track lets you create your own custom made track. You can select the road type (on road/off road) and track type (circuit/stage). After the basic layout is selected you are taken on the “map” where you can choose from the available layers to make the track. You can also adjust the road’s height.&lt;/story&gt; &lt;/game&gt;">
            <text:p>&lt;game name="Penny Racers (USA)"&gt; &lt;year&gt;1999&lt;/year&gt; &lt;rating&gt;ESRB - E (Everyone)&lt;/rating&gt; &lt;title&gt;Penny Racers &lt;/title&gt; &lt;pub&gt;THQ&lt;/pub&gt; &lt;dev&gt;Locomotive&lt;/dev&gt; &lt;genre&gt;Driving&lt;/genre&gt; &lt;score&gt;4.0&lt;/score&gt; &lt;player&gt;1-4 Players&lt;/player&gt; &lt;story&gt;Penny Racers is a racing game with cartoonish, made-of-paper-like cars. There are thirteen cars which you can choose from and nine tracks in total – all available right from the start. It features two playable modes, Race Series and Time Trial, and a mode that allows you to create your own track. The game also supports up to four human players. ****In Race Series you can select one of the thirteen cars and race in any of the nine tracks with five more competitors. You can only compete in Class C (lower difficulty) races at first but can unlock more if you finish within the first three positions. At the beginning of each race you are given the option to customize your car’s parts – parts like the car’s body, engine, tires, etc. – but only if you have more than one in stock for each category. New parts can be taken from the other cars at the end of each race but only if you are among the first three racers that cross the finish line. Also, each part has points and the sum of these points must not exceed the point limit for each difficulty. For example a basic brake part may add one point to the total sum (better parts add more points). If with all the other parts the sum of points exceeds a lets say point limit of six then you are not allowed to enter the race. The current mode supports up to two human players.****Time Trial is the basic mode where you run against time. You can also load a previously saved ghost to race against.****VS Race mode can be accessed only if three or four human players are selected. It has 8 tracks that are different from the ones of the other modes and these tracks have more obstacles. ****New Track lets you create your own custom made track. You can select the road type (on road/off road) and track type (circuit/stage). After the basic layout is selected you are taken on the “map” where you can choose from the available layers to make the track. You can also adjust the road’s height.&lt;/story&gt; &lt;/game&gt;</text:p>
          </table:table-cell>
          <table:table-cell table:number-columns-repeated="1012"/>
        </table:table-row>
        <table:table-row table:style-name="ro1">
          <table:table-cell office:value-type="string">
            <text:p>Perfect Dark (USA) (Rev A)</text:p>
          </table:table-cell>
          <table:table-cell office:value-type="float" office:value="2000">
            <text:p>2000</text:p>
          </table:table-cell>
          <table:table-cell office:value-type="string">
            <text:p>ESRB - M (Mature)</text:p>
          </table:table-cell>
          <table:table-cell office:value-type="string">
            <text:p>Perfect Dark </text:p>
          </table:table-cell>
          <table:table-cell office:value-type="string">
            <text:p>Nintendo</text:p>
          </table:table-cell>
          <table:table-cell office:value-type="string">
            <text:p>Rare, Ltd.</text:p>
          </table:table-cell>
          <table:table-cell office:value-type="string">
            <text:p>Shooter</text:p>
          </table:table-cell>
          <table:table-cell office:value-type="string">
            <text:p>4.7</text:p>
          </table:table-cell>
          <table:table-cell table:style-name="ce2" office:value-type="string">
            <text:p>1-4 Players</text:p>
          </table:table-cell>
          <table:table-cell office:value-type="string">
            <text:p>Joanna Dark is an agent for the Carrington Institute, a secret organization funded by anonymous sources and dedicated to protecting the world. <text:s/>Through their highly trained operatives and special devices (gadgets), Carrington keeps an eye on terrorists, world powers, and strange happenings. The speed in which the dataDyne corporation has established itself through the development of new technologies is starting to worry the institute. So when Carrington receives a message from Dr. Caroll, a scientist wishing to escape dataDyne, they send their best agent, Joanna, to infiltrate the company headquarters...****Perfect Dark is a first person game similar to Rare's earlier Goldeneye: 007 though with more of an emphasis on stealth. Joanna can pick up and use a variety of firearms. <text:s/>In addition she carries quite a few spy gadgets such as IR scanners, night vision, probes, and a deadly laptop.****The Xbox 360 port has redone graphics to support a 1080p full HD resolution at 60 frames per second. It also incorporates full multiplayer support over Xbox LIVE.</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Perfect Dark (USA) (Rev A)&quot;&gt; &lt;year&gt;2000&lt;/year&gt; &lt;rating&gt;ESRB - M (Mature)&lt;/rating&gt; &lt;title&gt;Perfect Dark &lt;/title&gt; &lt;pub&gt;Nintendo&lt;/pub&gt; &lt;dev&gt;Rare, Ltd.&lt;/dev&gt; &lt;genre&gt;Shooter&lt;/genre&gt; &lt;score&gt;4.7&lt;/score&gt; &lt;player&gt;1-4 Players&lt;/player&gt; &lt;story&gt;Joanna Dark is an agent for the Carrington Institute, a secret organization funded by anonymous sources and dedicated to protecting the world.  Through their highly trained operatives and special devices (gadgets), Carrington keeps an eye on terrorists, world powers, and strange happenings. The speed in which the dataDyne corporation has established itself through the development of new technologies is starting to worry the institute. So when Carrington receives a message from Dr. Caroll, a scientist wishing to escape dataDyne, they send their best agent, Joanna, to infiltrate the company headquarters...****Perfect Dark is a first person game similar to Rare's earlier Goldeneye: 007 though with more of an emphasis on stealth. Joanna can pick up and use a variety of firearms.  In addition she carries quite a few spy gadgets such as IR scanners, night vision, probes, and a deadly laptop.****The Xbox 360 port has redone graphics to support a 1080p full HD resolution at 60 frames per second. It also incorporates full multiplayer support over Xbox LIVE.&lt;/story&gt; &lt;/game&gt;">
            <text:p>&lt;game name="Perfect Dark (USA) (Rev A)"&gt; &lt;year&gt;2000&lt;/year&gt; &lt;rating&gt;ESRB - M (Mature)&lt;/rating&gt; &lt;title&gt;Perfect Dark &lt;/title&gt; &lt;pub&gt;Nintendo&lt;/pub&gt; &lt;dev&gt;Rare, Ltd.&lt;/dev&gt; &lt;genre&gt;Shooter&lt;/genre&gt; &lt;score&gt;4.7&lt;/score&gt; &lt;player&gt;1-4 Players&lt;/player&gt; &lt;story&gt;Joanna Dark is an agent for the Carrington Institute, a secret organization funded by anonymous sources and dedicated to protecting the world. <text:s/>Through their highly trained operatives and special devices (gadgets), Carrington keeps an eye on terrorists, world powers, and strange happenings. The speed in which the dataDyne corporation has established itself through the development of new technologies is starting to worry the institute. So when Carrington receives a message from Dr. Caroll, a scientist wishing to escape dataDyne, they send their best agent, Joanna, to infiltrate the company headquarters...****Perfect Dark is a first person game similar to Rare's earlier Goldeneye: 007 though with more of an emphasis on stealth. Joanna can pick up and use a variety of firearms. <text:s/>In addition she carries quite a few spy gadgets such as IR scanners, night vision, probes, and a deadly laptop.****The Xbox 360 port has redone graphics to support a 1080p full HD resolution at 60 frames per second. It also incorporates full multiplayer support over Xbox LIVE.&lt;/story&gt; &lt;/game&gt;</text:p>
          </table:table-cell>
          <table:table-cell table:number-columns-repeated="1012"/>
        </table:table-row>
        <table:table-row table:style-name="ro1">
          <table:table-cell office:value-type="string">
            <text:p>PGA European Tour (USA)</text:p>
          </table:table-cell>
          <table:table-cell office:value-type="float" office:value="2000">
            <text:p>2000</text:p>
          </table:table-cell>
          <table:table-cell office:value-type="string">
            <text:p>ESRB - E (Everyone)</text:p>
          </table:table-cell>
          <table:table-cell office:value-type="string">
            <text:p>PGA European Tour </text:p>
          </table:table-cell>
          <table:table-cell office:value-type="string">
            <text:p>Infogrames</text:p>
          </table:table-cell>
          <table:table-cell office:value-type="string">
            <text:p>Infogrames Studios Ltd.</text:p>
          </table:table-cell>
          <table:table-cell office:value-type="string">
            <text:p>Golf/Sports</text:p>
          </table:table-cell>
          <table:table-cell office:value-type="string">
            <text:p>3.2</text:p>
          </table:table-cell>
          <table:table-cell table:style-name="ce2" office:value-type="string">
            <text:p>1-4 Players</text:p>
          </table:table-cell>
          <table:table-cell office:value-type="string">
            <text:p>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PGA European Tour (USA)&quot;&gt; &lt;year&gt;2000&lt;/year&gt; &lt;rating&gt;ESRB - E (Everyone)&lt;/rating&gt; &lt;title&gt;PGA European Tour &lt;/title&gt; &lt;pub&gt;Infogrames&lt;/pub&gt; &lt;dev&gt;Infogrames Studios Ltd.&lt;/dev&gt; &lt;genre&gt;Golf/Sports&lt;/genre&gt; &lt;score&gt;3.2&lt;/score&gt; &lt;player&gt;1-4 Players&lt;/player&gt; &lt;story&gt;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lt;/story&gt; &lt;/game&gt;">
            <text:p>&lt;game name="PGA European Tour (USA)"&gt; &lt;year&gt;2000&lt;/year&gt; &lt;rating&gt;ESRB - E (Everyone)&lt;/rating&gt; &lt;title&gt;PGA European Tour &lt;/title&gt; &lt;pub&gt;Infogrames&lt;/pub&gt; &lt;dev&gt;Infogrames Studios Ltd.&lt;/dev&gt; &lt;genre&gt;Golf/Sports&lt;/genre&gt; &lt;score&gt;3.2&lt;/score&gt; &lt;player&gt;1-4 Players&lt;/player&gt; &lt;story&gt;European Tour is best thought of as a remake of the original game, rather than a sequel as such. It features 5 courses from across Europe, and 60 top European pros, rather than the US-leaned lineup of the original. The graphics are much more detailed and colorful, as you'd expect considering the intervening years of advances in programming skill.****The control system is the standard three-click method used in most golf games, but you can now define intended draw/fade levels in advance of playing the shot, so that a perfect aim leads to a measured effect, and an imperfect one exaggerating the effect.****As well as the Stroke Play games of the original (where you count the total score across the whole round of 18 holes, and compare this to your opponent), there are also Match Play (where the aim is to win as many individual holes as possible) and Skins (the same, but with money) modes as well.&lt;/story&gt; &lt;/game&gt;</text:p>
          </table:table-cell>
          <table:table-cell table:number-columns-repeated="1012"/>
        </table:table-row>
        <table:table-row table:style-name="ro2">
          <table:table-cell office:value-type="string">
            <text:p>Pilotwings 64 (USA)</text:p>
          </table:table-cell>
          <table:table-cell office:value-type="float" office:value="1996">
            <text:p>1996</text:p>
          </table:table-cell>
          <table:table-cell office:value-type="string">
            <text:p>ESRB - E (Everyone)</text:p>
          </table:table-cell>
          <table:table-cell office:value-type="string">
            <text:p>Pilotwings 64 </text:p>
          </table:table-cell>
          <table:table-cell office:value-type="string">
            <text:p>Nintendo</text:p>
          </table:table-cell>
          <table:table-cell office:value-type="string">
            <text:p>Paradigm Entertainment Inc.</text:p>
          </table:table-cell>
          <table:table-cell office:value-type="string">
            <text:p>Simulation</text:p>
          </table:table-cell>
          <table:table-cell office:value-type="string">
            <text:p>4.1</text:p>
          </table:table-cell>
          <table:table-cell office:value-type="string">
            <text:p>1 Player</text:p>
          </table:table-cell>
          <table:table-cell office:value-type="string">
            <text:p>PilotWings 64 is the update to the original PilotWings for SNES. <text:s/>The gameplay is somewhere between a flight simulation and an action/arcade experience. <text:s/>Players start with a limited number of craft and earn access to other craft and bonuses upon successful completion of set criteria.</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Pilotwings 64 (USA)&quot;&gt; &lt;year&gt;1996&lt;/year&gt; &lt;rating&gt;ESRB - E (Everyone)&lt;/rating&gt; &lt;title&gt;Pilotwings 64 &lt;/title&gt; &lt;pub&gt;Nintendo&lt;/pub&gt; &lt;dev&gt;Paradigm Entertainment Inc.&lt;/dev&gt; &lt;genre&gt;Simulation&lt;/genre&gt; &lt;score&gt;4.1&lt;/score&gt; &lt;player&gt;1 Player&lt;/player&gt; &lt;story&gt;PilotWings 64 is the update to the original PilotWings for SNES.  The gameplay is somewhere between a flight simulation and an action/arcade experience.  Players start with a limited number of craft and earn access to other craft and bonuses upon successful completion of set criteria.&lt;/story&gt; &lt;/game&gt;">
            <text:p>&lt;game name="Pilotwings 64 (USA)"&gt; &lt;year&gt;1996&lt;/year&gt; &lt;rating&gt;ESRB - E (Everyone)&lt;/rating&gt; &lt;title&gt;Pilotwings 64 &lt;/title&gt; &lt;pub&gt;Nintendo&lt;/pub&gt; &lt;dev&gt;Paradigm Entertainment Inc.&lt;/dev&gt; &lt;genre&gt;Simulation&lt;/genre&gt; &lt;score&gt;4.1&lt;/score&gt; &lt;player&gt;1 Player&lt;/player&gt; &lt;story&gt;PilotWings 64 is the update to the original PilotWings for SNES. <text:s/>The gameplay is somewhere between a flight simulation and an action/arcade experience. <text:s/>Players start with a limited number of craft and earn access to other craft and bonuses upon successful completion of set criteria.&lt;/story&gt; &lt;/game&gt;</text:p>
          </table:table-cell>
          <table:table-cell table:number-columns-repeated="1012"/>
        </table:table-row>
        <table:table-row table:style-name="ro2">
          <table:table-cell office:value-type="string">
            <text:p>Pokemon Puzzle League (USA)</text:p>
          </table:table-cell>
          <table:table-cell office:value-type="float" office:value="2000">
            <text:p>2000</text:p>
          </table:table-cell>
          <table:table-cell office:value-type="string">
            <text:p>ESRB - E (Everyone)</text:p>
          </table:table-cell>
          <table:table-cell office:value-type="string">
            <text:p>Pokemon Puzzle League </text:p>
          </table:table-cell>
          <table:table-cell office:value-type="string">
            <text:p>Nintendo</text:p>
          </table:table-cell>
          <table:table-cell office:value-type="string">
            <text:p>Intelligent Systems Co., Ltd., </text:p>
          </table:table-cell>
          <table:table-cell office:value-type="string">
            <text:p>Puzzle</text:p>
          </table:table-cell>
          <table:table-cell office:value-type="string">
            <text:p>3.8</text:p>
          </table:table-cell>
          <table:table-cell office:value-type="string">
            <text:p>1-2 Players</text:p>
          </table:table-cell>
          <table:table-cell office:value-type="string">
            <text:p>Welcome to Pokémon Puzzle League! Being selected to participate in the Official Puzzle League Tournament is one of the greatest honors a Pokémon Trainer can earn. In this brand new type of Pokémon battle, you'll have to use your strongest Pokémon to compete against the very best Trainers in Puzzle League Village. ****To succeed in Pokémon Puzzle League, your fingers have to be fast and your brain has to work even faster. True Pokémon Puzzle Masters will discover many ways to play the game, but the basic idea is to destroy puzzle pieces by matching up three or more blocks of the same color. ****The more puzzle pieces you eliminate at the same time, the more points you'll score. If you're battling another Trainer, you can send powerful attacks to their puzzle board by completing big Combos and Skill Chains. If you can't clear your stack of puzzle pieces before they reach the top of the screen, you're doomed. ****You'll discover many challenges as you travel through Puzzle League Village, from the exciting 3D Puzzle Mode to the brain-bruising exercises at Pokémon Puzzle University. The best way to experience Pokémon Puzzle League is to bring a friend along on your adventure. Heated two-player Pokémon battles are so intense and action-packed that you just might forget to breathe! ****Are you ready for this new type of Pokémon Battle?</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Pokemon Puzzle League (USA)&quot;&gt; &lt;year&gt;2000&lt;/year&gt; &lt;rating&gt;ESRB - E (Everyone)&lt;/rating&gt; &lt;title&gt;Pokemon Puzzle League &lt;/title&gt; &lt;pub&gt;Nintendo&lt;/pub&gt; &lt;dev&gt;Intelligent Systems Co., Ltd., &lt;/dev&gt; &lt;genre&gt;Puzzle&lt;/genre&gt; &lt;score&gt;3.8&lt;/score&gt; &lt;player&gt;1-2 Players&lt;/player&gt; &lt;story&gt;Welcome to Pokémon Puzzle League! Being selected to participate in the Official Puzzle League Tournament is one of the greatest honors a Pokémon Trainer can earn. In this brand new type of Pokémon battle, you'll have to use your strongest Pokémon to compete against the very best Trainers in Puzzle League Village. ****To succeed in Pokémon Puzzle League, your fingers have to be fast and your brain has to work even faster. True Pokémon Puzzle Masters will discover many ways to play the game, but the basic idea is to destroy puzzle pieces by matching up three or more blocks of the same color. ****The more puzzle pieces you eliminate at the same time, the more points you'll score. If you're battling another Trainer, you can send powerful attacks to their puzzle board by completing big Combos and Skill Chains. If you can't clear your stack of puzzle pieces before they reach the top of the screen, you're doomed. ****You'll discover many challenges as you travel through Puzzle League Village, from the exciting 3D Puzzle Mode to the brain-bruising exercises at Pokémon Puzzle University. The best way to experience Pokémon Puzzle League is to bring a friend along on your adventure. Heated two-player Pokémon battles are so intense and action-packed that you just might forget to breathe! ****Are you ready for this new type of Pokémon Battle?&lt;/story&gt; &lt;/game&gt;">
            <text:p>&lt;game name="Pokemon Puzzle League (USA)"&gt; &lt;year&gt;2000&lt;/year&gt; &lt;rating&gt;ESRB - E (Everyone)&lt;/rating&gt; &lt;title&gt;Pokemon Puzzle League &lt;/title&gt; &lt;pub&gt;Nintendo&lt;/pub&gt; &lt;dev&gt;Intelligent Systems Co., Ltd., &lt;/dev&gt; &lt;genre&gt;Puzzle&lt;/genre&gt; &lt;score&gt;3.8&lt;/score&gt; &lt;player&gt;1-2 Players&lt;/player&gt; &lt;story&gt;Welcome to Pokémon Puzzle League! Being selected to participate in the Official Puzzle League Tournament is one of the greatest honors a Pokémon Trainer can earn. In this brand new type of Pokémon battle, you'll have to use your strongest Pokémon to compete against the very best Trainers in Puzzle League Village. ****To succeed in Pokémon Puzzle League, your fingers have to be fast and your brain has to work even faster. True Pokémon Puzzle Masters will discover many ways to play the game, but the basic idea is to destroy puzzle pieces by matching up three or more blocks of the same color. ****The more puzzle pieces you eliminate at the same time, the more points you'll score. If you're battling another Trainer, you can send powerful attacks to their puzzle board by completing big Combos and Skill Chains. If you can't clear your stack of puzzle pieces before they reach the top of the screen, you're doomed. ****You'll discover many challenges as you travel through Puzzle League Village, from the exciting 3D Puzzle Mode to the brain-bruising exercises at Pokémon Puzzle University. The best way to experience Pokémon Puzzle League is to bring a friend along on your adventure. Heated two-player Pokémon battles are so intense and action-packed that you just might forget to breathe! ****Are you ready for this new type of Pokémon Battle?&lt;/story&gt; &lt;/game&gt;</text:p>
          </table:table-cell>
          <table:table-cell table:number-columns-repeated="1012"/>
        </table:table-row>
        <table:table-row table:style-name="ro2">
          <table:table-cell office:value-type="string">
            <text:p>Pokemon Snap (USA)</text:p>
          </table:table-cell>
          <table:table-cell office:value-type="float" office:value="1999">
            <text:p>1999</text:p>
          </table:table-cell>
          <table:table-cell office:value-type="string">
            <text:p>ESRB - E (Everyone)</text:p>
          </table:table-cell>
          <table:table-cell office:value-type="string">
            <text:p>Pokemon Snap </text:p>
          </table:table-cell>
          <table:table-cell office:value-type="string">
            <text:p>Nintendo</text:p>
          </table:table-cell>
          <table:table-cell office:value-type="string">
            <text:p>HAL Laboratory, Inc., </text:p>
          </table:table-cell>
          <table:table-cell office:value-type="string">
            <text:p>Action</text:p>
          </table:table-cell>
          <table:table-cell office:value-type="string">
            <text:p>3.5</text:p>
          </table:table-cell>
          <table:table-cell office:value-type="string">
            <text:p>1 Player</text:p>
          </table:table-cell>
          <table:table-cell office:value-type="string">
            <text:p>As Todd Snap, an aspiring Pokémon photographer, you must travel through different environment types in order to photograph as many Pokémon as you can find. With the help of Professor Oak, you will discover new places to photograph Pokémon, ranging from those such as a volcano which houses Fire Pokémon to a jungle housing Grass Pokémon. The game features 63 of the original 151 Pokémon, including favorites such as Pikachu and Charizard.****Throughout your journey as a Pokémon photographer you will obtain new items from Professor Oak to help snap a photo of those Pokémon whose attention you just can't seem to attract. At first you are equipped with only an apple, but by taking great photos of various species you will get access to items such as a Pester Ball or a Poké Flute. Gameplay is similar to that of a rail-shooter, in which you move across a linear route and are only able to look around to take pictures. At the end of each route you receive a score from Oak depending on things such as the position of the Pokémon in the frame shot, the size of the Pokémon in the picture, or how many of that Pokémon are together in the shot. Up to 60 photos can be taken during each course and you choose the one to submit to Oak. All the photos you take can later be accessed in your own Pokémon album. The game features six different courses, but a seventh one can be unlocked by taking a picture of a mysterious Pokémon sign in each of the other courses. The seventh course known as Rainbow Cloud offers the only opportunity to snap a photo of <text:s/>the rare and elusive psychic Pokémon, Mew.</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Pokemon Snap (USA)&quot;&gt; &lt;year&gt;1999&lt;/year&gt; &lt;rating&gt;ESRB - E (Everyone)&lt;/rating&gt; &lt;title&gt;Pokemon Snap &lt;/title&gt; &lt;pub&gt;Nintendo&lt;/pub&gt; &lt;dev&gt;HAL Laboratory, Inc., &lt;/dev&gt; &lt;genre&gt;Action&lt;/genre&gt; &lt;score&gt;3.5&lt;/score&gt; &lt;player&gt;1 Player&lt;/player&gt; &lt;story&gt;As Todd Snap, an aspiring Pokémon photographer, you must travel through different environment types in order to photograph as many Pokémon as you can find. With the help of Professor Oak, you will discover new places to photograph Pokémon, ranging from those such as a volcano which houses Fire Pokémon to a jungle housing Grass Pokémon. The game features 63 of the original 151 Pokémon, including favorites such as Pikachu and Charizard.****Throughout your journey as a Pokémon photographer you will obtain new items from Professor Oak to help snap a photo of those Pokémon whose attention you just can't seem to attract. At first you are equipped with only an apple, but by taking great photos of various species you will get access to items such as a Pester Ball or a Poké Flute. Gameplay is similar to that of a rail-shooter, in which you move across a linear route and are only able to look around to take pictures. At the end of each route you receive a score from Oak depending on things such as the position of the Pokémon in the frame shot, the size of the Pokémon in the picture, or how many of that Pokémon are together in the shot. Up to 60 photos can be taken during each course and you choose the one to submit to Oak. All the photos you take can later be accessed in your own Pokémon album. The game features six different courses, but a seventh one can be unlocked by taking a picture of a mysterious Pokémon sign in each of the other courses. The seventh course known as Rainbow Cloud offers the only opportunity to snap a photo of  the rare and elusive psychic Pokémon, Mew.&lt;/story&gt; &lt;/game&gt;">
            <text:p>&lt;game name="Pokemon Snap (USA)"&gt; &lt;year&gt;1999&lt;/year&gt; &lt;rating&gt;ESRB - E (Everyone)&lt;/rating&gt; &lt;title&gt;Pokemon Snap &lt;/title&gt; &lt;pub&gt;Nintendo&lt;/pub&gt; &lt;dev&gt;HAL Laboratory, Inc., &lt;/dev&gt; &lt;genre&gt;Action&lt;/genre&gt; &lt;score&gt;3.5&lt;/score&gt; &lt;player&gt;1 Player&lt;/player&gt; &lt;story&gt;As Todd Snap, an aspiring Pokémon photographer, you must travel through different environment types in order to photograph as many Pokémon as you can find. With the help of Professor Oak, you will discover new places to photograph Pokémon, ranging from those such as a volcano which houses Fire Pokémon to a jungle housing Grass Pokémon. The game features 63 of the original 151 Pokémon, including favorites such as Pikachu and Charizard.****Throughout your journey as a Pokémon photographer you will obtain new items from Professor Oak to help snap a photo of those Pokémon whose attention you just can't seem to attract. At first you are equipped with only an apple, but by taking great photos of various species you will get access to items such as a Pester Ball or a Poké Flute. Gameplay is similar to that of a rail-shooter, in which you move across a linear route and are only able to look around to take pictures. At the end of each route you receive a score from Oak depending on things such as the position of the Pokémon in the frame shot, the size of the Pokémon in the picture, or how many of that Pokémon are together in the shot. Up to 60 photos can be taken during each course and you choose the one to submit to Oak. All the photos you take can later be accessed in your own Pokémon album. The game features six different courses, but a seventh one can be unlocked by taking a picture of a mysterious Pokémon sign in each of the other courses. The seventh course known as Rainbow Cloud offers the only opportunity to snap a photo of <text:s/>the rare and elusive psychic Pokémon, Mew.&lt;/story&gt; &lt;/game&gt;</text:p>
          </table:table-cell>
          <table:table-cell table:number-columns-repeated="1012"/>
        </table:table-row>
        <table:table-row table:style-name="ro1">
          <table:table-cell office:value-type="string">
            <text:p>Pokemon Stadium (USA) (Rev A)</text:p>
          </table:table-cell>
          <table:table-cell office:value-type="float" office:value="2000">
            <text:p>2000</text:p>
          </table:table-cell>
          <table:table-cell office:value-type="string">
            <text:p>ESRB - E (Everyone)</text:p>
          </table:table-cell>
          <table:table-cell office:value-type="string">
            <text:p>Pokemon Stadium </text:p>
          </table:table-cell>
          <table:table-cell office:value-type="string">
            <text:p>Nintendo</text:p>
          </table:table-cell>
          <table:table-cell office:value-type="string">
            <text:p>HAL Laboratory, Inc., </text:p>
          </table:table-cell>
          <table:table-cell office:value-type="string">
            <text:p>Strategy</text:p>
          </table:table-cell>
          <table:table-cell office:value-type="string">
            <text:p>3.6</text:p>
          </table:table-cell>
          <table:table-cell table:style-name="ce2" office:value-type="string">
            <text:p>1-4 Players</text:p>
          </table:table-cell>
          <table:table-cell office:value-type="string">
            <text:p>The Nintendo Pokemon creations make their way to full 3D battles in a recreation of the Pokemon battle sequences seen in the cartoon series. All 151 original Pokemon appear in some way or form, either for you to battle with, against or for use on the Game Boy Pokemon series.****Using the Transfer Pak (plugged into the slot in the N64 controller) and a copy of any Game Boy Pokemon title, you can upload your Pokemon for battle in full 3D in either a full-on tournament (where you can win badges, money, items and pokemon), play mini-games or battle against friends.****And after the battle, any experience, pokemon or items gained can be transfered back to the Game Boy version.</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Pokemon Stadium (USA) (Rev A)&quot;&gt; &lt;year&gt;2000&lt;/year&gt; &lt;rating&gt;ESRB - E (Everyone)&lt;/rating&gt; &lt;title&gt;Pokemon Stadium &lt;/title&gt; &lt;pub&gt;Nintendo&lt;/pub&gt; &lt;dev&gt;HAL Laboratory, Inc., &lt;/dev&gt; &lt;genre&gt;Strategy&lt;/genre&gt; &lt;score&gt;3.6&lt;/score&gt; &lt;player&gt;1-4 Players&lt;/player&gt; &lt;story&gt;The Nintendo Pokemon creations make their way to full 3D battles in a recreation of the Pokemon battle sequences seen in the cartoon series. All 151 original Pokemon appear in some way or form, either for you to battle with, against or for use on the Game Boy Pokemon series.****Using the Transfer Pak (plugged into the slot in the N64 controller) and a copy of any Game Boy Pokemon title, you can upload your Pokemon for battle in full 3D in either a full-on tournament (where you can win badges, money, items and pokemon), play mini-games or battle against friends.****And after the battle, any experience, pokemon or items gained can be transfered back to the Game Boy version.&lt;/story&gt; &lt;/game&gt;">
            <text:p>&lt;game name="Pokemon Stadium (USA) (Rev A)"&gt; &lt;year&gt;2000&lt;/year&gt; &lt;rating&gt;ESRB - E (Everyone)&lt;/rating&gt; &lt;title&gt;Pokemon Stadium &lt;/title&gt; &lt;pub&gt;Nintendo&lt;/pub&gt; &lt;dev&gt;HAL Laboratory, Inc., &lt;/dev&gt; &lt;genre&gt;Strategy&lt;/genre&gt; &lt;score&gt;3.6&lt;/score&gt; &lt;player&gt;1-4 Players&lt;/player&gt; &lt;story&gt;The Nintendo Pokemon creations make their way to full 3D battles in a recreation of the Pokemon battle sequences seen in the cartoon series. All 151 original Pokemon appear in some way or form, either for you to battle with, against or for use on the Game Boy Pokemon series.****Using the Transfer Pak (plugged into the slot in the N64 controller) and a copy of any Game Boy Pokemon title, you can upload your Pokemon for battle in full 3D in either a full-on tournament (where you can win badges, money, items and pokemon), play mini-games or battle against friends.****And after the battle, any experience, pokemon or items gained can be transfered back to the Game Boy version.&lt;/story&gt; &lt;/game&gt;</text:p>
          </table:table-cell>
          <table:table-cell table:number-columns-repeated="1012"/>
        </table:table-row>
        <table:table-row table:style-name="ro1">
          <table:table-cell office:value-type="string">
            <text:p>Pokemon Stadium 2 (USA)</text:p>
          </table:table-cell>
          <table:table-cell office:value-type="float" office:value="2001">
            <text:p>2001</text:p>
          </table:table-cell>
          <table:table-cell office:value-type="string">
            <text:p>ESRB - E (Everyone)</text:p>
          </table:table-cell>
          <table:table-cell office:value-type="string">
            <text:p>Pokemon Stadium 2 </text:p>
          </table:table-cell>
          <table:table-cell office:value-type="string">
            <text:p>Nintendo</text:p>
          </table:table-cell>
          <table:table-cell office:value-type="string">
            <text:p>Nintendo Co., Ltd.</text:p>
          </table:table-cell>
          <table:table-cell office:value-type="string">
            <text:p>Strategy</text:p>
          </table:table-cell>
          <table:table-cell office:value-type="string">
            <text:p>3.9</text:p>
          </table:table-cell>
          <table:table-cell table:style-name="ce2" office:value-type="string">
            <text:p>1-4 Players</text:p>
          </table:table-cell>
          <table:table-cell office:value-type="string">
            <text:p>Battles is the aim of the game here, as the crazy critters, more commonly known as Pokemon, return to the N64.****Once again, you have the option of building a team of battle ready warriors for a range of battles against other Pokemon trainers. Along the way, you will get the chance to fight for a range of Poke-cups, or take your Pokemon for a ride to a collection of mini-games for bonus prizes (or just for the fun of it).****4 players can compete in the one tournament, while the transfer pak allows you to upload your Pokemon that you have from the range of Pokemon Game Boy Games (including the original Pokemon Red and Blue, and the GBC Gold/Silver series). If you don't have the Game Boy games, you can choose from a selection of Pokemon straight out of the box to get into the fight without mucking around.</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Pokemon Stadium 2 (USA)&quot;&gt; &lt;year&gt;2001&lt;/year&gt; &lt;rating&gt;ESRB - E (Everyone)&lt;/rating&gt; &lt;title&gt;Pokemon Stadium 2 &lt;/title&gt; &lt;pub&gt;Nintendo&lt;/pub&gt; &lt;dev&gt;Nintendo Co., Ltd.&lt;/dev&gt; &lt;genre&gt;Strategy&lt;/genre&gt; &lt;score&gt;3.9&lt;/score&gt; &lt;player&gt;1-4 Players&lt;/player&gt; &lt;story&gt;Battles is the aim of the game here, as the crazy critters, more commonly known as Pokemon, return to the N64.****Once again, you have the option of building a team of battle ready warriors for a range of battles against other Pokemon trainers. Along the way, you will get the chance to fight for a range of Poke-cups, or take your Pokemon for a ride to a collection of mini-games for bonus prizes (or just for the fun of it).****4 players can compete in the one tournament, while the transfer pak allows you to upload your Pokemon that you have from the range of Pokemon Game Boy Games (including the original Pokemon Red and Blue, and the GBC Gold/Silver series). If you don't have the Game Boy games, you can choose from a selection of Pokemon straight out of the box to get into the fight without mucking around.&lt;/story&gt; &lt;/game&gt;">
            <text:p>&lt;game name="Pokemon Stadium 2 (USA)"&gt; &lt;year&gt;2001&lt;/year&gt; &lt;rating&gt;ESRB - E (Everyone)&lt;/rating&gt; &lt;title&gt;Pokemon Stadium 2 &lt;/title&gt; &lt;pub&gt;Nintendo&lt;/pub&gt; &lt;dev&gt;Nintendo Co., Ltd.&lt;/dev&gt; &lt;genre&gt;Strategy&lt;/genre&gt; &lt;score&gt;3.9&lt;/score&gt; &lt;player&gt;1-4 Players&lt;/player&gt; &lt;story&gt;Battles is the aim of the game here, as the crazy critters, more commonly known as Pokemon, return to the N64.****Once again, you have the option of building a team of battle ready warriors for a range of battles against other Pokemon trainers. Along the way, you will get the chance to fight for a range of Poke-cups, or take your Pokemon for a ride to a collection of mini-games for bonus prizes (or just for the fun of it).****4 players can compete in the one tournament, while the transfer pak allows you to upload your Pokemon that you have from the range of Pokemon Game Boy Games (including the original Pokemon Red and Blue, and the GBC Gold/Silver series). If you don't have the Game Boy games, you can choose from a selection of Pokemon straight out of the box to get into the fight without mucking around.&lt;/story&gt; &lt;/game&gt;</text:p>
          </table:table-cell>
          <table:table-cell table:number-columns-repeated="1012"/>
        </table:table-row>
        <table:table-row table:style-name="ro1">
          <table:table-cell office:value-type="string">
            <text:p>Polaris SnoCross (USA)</text:p>
          </table:table-cell>
          <table:table-cell office:value-type="float" office:value="2000">
            <text:p>2000</text:p>
          </table:table-cell>
          <table:table-cell office:value-type="string">
            <text:p>ESRB - E (Everyone)</text:p>
          </table:table-cell>
          <table:table-cell office:value-type="string">
            <text:p>Polaris SnoCross </text:p>
          </table:table-cell>
          <table:table-cell office:value-type="string">
            <text:p>Vatical Entertainment</text:p>
          </table:table-cell>
          <table:table-cell office:value-type="string">
            <text:p>Vicarious Visions, Inc.</text:p>
          </table:table-cell>
          <table:table-cell office:value-type="string">
            <text:p>Water</text:p>
          </table:table-cell>
          <table:table-cell office:value-type="string">
            <text:p>2.4</text:p>
          </table:table-cell>
          <table:table-cell table:style-name="ce2" office:value-type="string">
            <text:p>1-4 Players</text:p>
          </table:table-cell>
          <table:table-cell office:value-type="string">
            <text:p>As the title implies, Polaris SnoCross is a game based on the sport of snowmobile racing. It has 3 available modes (Single Event, Instant Action, and Tournament) and supports up to 4 players.****1. In Single Event, the player can select any of the 5 sleds available for racing. The player can also select the rider suit and the race’s difficulty. Tricks and stunts can also be performed while in-game. The current mode supports up to 4 human players.****2. Instant Action instantly lets you in on the game by randomly selecting the sled, track, time of day and weather conditions.****In Tournament, the player can select to play in a new one or continue from a previously saved game. There are 7 events in the Tournament mode and each one consists of a 3 day race (3 races basically). Only one is available at first but each time the player successfully complete an event another of higher difficulty is unlocked.</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Polaris SnoCross (USA)&quot;&gt; &lt;year&gt;2000&lt;/year&gt; &lt;rating&gt;ESRB - E (Everyone)&lt;/rating&gt; &lt;title&gt;Polaris SnoCross &lt;/title&gt; &lt;pub&gt;Vatical Entertainment&lt;/pub&gt; &lt;dev&gt;Vicarious Visions, Inc.&lt;/dev&gt; &lt;genre&gt;Water&lt;/genre&gt; &lt;score&gt;2.4&lt;/score&gt; &lt;player&gt;1-4 Players&lt;/player&gt; &lt;story&gt;As the title implies, Polaris SnoCross is a game based on the sport of snowmobile racing. It has 3 available modes (Single Event, Instant Action, and Tournament) and supports up to 4 players.****1. In Single Event, the player can select any of the 5 sleds available for racing. The player can also select the rider suit and the race’s difficulty. Tricks and stunts can also be performed while in-game. The current mode supports up to 4 human players.****2. Instant Action instantly lets you in on the game by randomly selecting the sled, track, time of day and weather conditions.****In Tournament, the player can select to play in a new one or continue from a previously saved game. There are 7 events in the Tournament mode and each one consists of a 3 day race (3 races basically). Only one is available at first but each time the player successfully complete an event another of higher difficulty is unlocked.&lt;/story&gt; &lt;/game&gt;">
            <text:p>&lt;game name="Polaris SnoCross (USA)"&gt; &lt;year&gt;2000&lt;/year&gt; &lt;rating&gt;ESRB - E (Everyone)&lt;/rating&gt; &lt;title&gt;Polaris SnoCross &lt;/title&gt; &lt;pub&gt;Vatical Entertainment&lt;/pub&gt; &lt;dev&gt;Vicarious Visions, Inc.&lt;/dev&gt; &lt;genre&gt;Water&lt;/genre&gt; &lt;score&gt;2.4&lt;/score&gt; &lt;player&gt;1-4 Players&lt;/player&gt; &lt;story&gt;As the title implies, Polaris SnoCross is a game based on the sport of snowmobile racing. It has 3 available modes (Single Event, Instant Action, and Tournament) and supports up to 4 players.****1. In Single Event, the player can select any of the 5 sleds available for racing. The player can also select the rider suit and the race’s difficulty. Tricks and stunts can also be performed while in-game. The current mode supports up to 4 human players.****2. Instant Action instantly lets you in on the game by randomly selecting the sled, track, time of day and weather conditions.****In Tournament, the player can select to play in a new one or continue from a previously saved game. There are 7 events in the Tournament mode and each one consists of a 3 day race (3 races basically). Only one is available at first but each time the player successfully complete an event another of higher difficulty is unlocked.&lt;/story&gt; &lt;/game&gt;</text:p>
          </table:table-cell>
          <table:table-cell table:number-columns-repeated="1012"/>
        </table:table-row>
        <table:table-row table:style-name="ro1">
          <table:table-cell office:value-type="string">
            <text:p>Power Rangers - Lightspeed Rescue (USA)</text:p>
          </table:table-cell>
          <table:table-cell office:value-type="float" office:value="2000">
            <text:p>2000</text:p>
          </table:table-cell>
          <table:table-cell office:value-type="string">
            <text:p>ESRB - E (Everyone)</text:p>
          </table:table-cell>
          <table:table-cell office:value-type="string">
            <text:p>Power Rangers - Lightspeed Rescue </text:p>
          </table:table-cell>
          <table:table-cell office:value-type="string">
            <text:p>THQ</text:p>
          </table:table-cell>
          <table:table-cell office:value-type="string">
            <text:p>Red Sky Interactive</text:p>
          </table:table-cell>
          <table:table-cell office:value-type="string">
            <text:p>Action</text:p>
          </table:table-cell>
          <table:table-cell office:value-type="string">
            <text:p>1.6</text:p>
          </table:table-cell>
          <table:table-cell table:style-name="ce2" office:value-type="string">
            <text:p>1-4 Players</text:p>
          </table:table-cell>
          <table:table-cell office:value-type="string">
            <text:p>POWER RANGERS RESCUE READY! The Power Rangers are saving the world on Nintendo 64! Rescue innocent people from the battlings. Drive cool Power Rangers vehicles! Fight huge monsters in awesome environments. Battle against your friends in the Megazord Arena!</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Power Rangers - Lightspeed Rescue (USA)&quot;&gt; &lt;year&gt;2000&lt;/year&gt; &lt;rating&gt;ESRB - E (Everyone)&lt;/rating&gt; &lt;title&gt;Power Rangers - Lightspeed Rescue &lt;/title&gt; &lt;pub&gt;THQ&lt;/pub&gt; &lt;dev&gt;Red Sky Interactive&lt;/dev&gt; &lt;genre&gt;Action&lt;/genre&gt; &lt;score&gt;1.6&lt;/score&gt; &lt;player&gt;1-4 Players&lt;/player&gt; &lt;story&gt;POWER RANGERS RESCUE READY! The Power Rangers are saving the world on Nintendo 64! Rescue innocent people from the battlings. Drive cool Power Rangers vehicles! Fight huge monsters in awesome environments. Battle against your friends in the Megazord Arena!&lt;/story&gt; &lt;/game&gt;">
            <text:p>&lt;game name="Power Rangers - Lightspeed Rescue (USA)"&gt; &lt;year&gt;2000&lt;/year&gt; &lt;rating&gt;ESRB - E (Everyone)&lt;/rating&gt; &lt;title&gt;Power Rangers - Lightspeed Rescue &lt;/title&gt; &lt;pub&gt;THQ&lt;/pub&gt; &lt;dev&gt;Red Sky Interactive&lt;/dev&gt; &lt;genre&gt;Action&lt;/genre&gt; &lt;score&gt;1.6&lt;/score&gt; &lt;player&gt;1-4 Players&lt;/player&gt; &lt;story&gt;POWER RANGERS RESCUE READY! The Power Rangers are saving the world on Nintendo 64! Rescue innocent people from the battlings. Drive cool Power Rangers vehicles! Fight huge monsters in awesome environments. Battle against your friends in the Megazord Arena!&lt;/story&gt; &lt;/game&gt;</text:p>
          </table:table-cell>
          <table:table-cell table:number-columns-repeated="1012"/>
        </table:table-row>
        <table:table-row table:style-name="ro2">
          <table:table-cell office:value-type="string">
            <text:p>Powerpuff Girls, The - Chemical X-Traction (USA)</text:p>
          </table:table-cell>
          <table:table-cell office:value-type="float" office:value="2001">
            <text:p>2001</text:p>
          </table:table-cell>
          <table:table-cell office:value-type="string">
            <text:p>ESRB - E (Everyone)</text:p>
          </table:table-cell>
          <table:table-cell office:value-type="string">
            <text:p>Powerpuff Girls, The - Chemical X-Traction </text:p>
          </table:table-cell>
          <table:table-cell office:value-type="string">
            <text:p>Bam Entertainment</text:p>
          </table:table-cell>
          <table:table-cell office:value-type="string">
            <text:p>VIS entertainment ltd</text:p>
          </table:table-cell>
          <table:table-cell office:value-type="string">
            <text:p>Action</text:p>
          </table:table-cell>
          <table:table-cell office:value-type="string">
            <text:p>2.2</text:p>
          </table:table-cell>
          <table:table-cell office:value-type="string">
            <text:p>1-2 Players</text:p>
          </table:table-cell>
          <table:table-cell office:value-type="string">
            <text:p>The Powerpuff Girls must battle enemies in a variety of settings in order to reclaim Chemical X and track down Mojo Jojo. <text:s/>****In the story mode, players can pick up objects and throw them at an enemy to decrease their opponents health meter. They can use superpowered attacks by collecting vials of Chemical X. <text:s/>If the player successfully defeats the enemy in two out of three rounds, they move to the next enemy location.****Players can play the story mode or can battle against a friend in a head-to-head battle.</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Powerpuff Girls, The - Chemical X-Traction (USA)&quot;&gt; &lt;year&gt;2001&lt;/year&gt; &lt;rating&gt;ESRB - E (Everyone)&lt;/rating&gt; &lt;title&gt;Powerpuff Girls, The - Chemical X-Traction &lt;/title&gt; &lt;pub&gt;Bam Entertainment&lt;/pub&gt; &lt;dev&gt;VIS entertainment ltd&lt;/dev&gt; &lt;genre&gt;Action&lt;/genre&gt; &lt;score&gt;2.2&lt;/score&gt; &lt;player&gt;1-2 Players&lt;/player&gt; &lt;story&gt;The Powerpuff Girls must battle enemies in a variety of settings in order to reclaim Chemical X and track down Mojo Jojo.  ****In the story mode, players can pick up objects and throw them at an enemy to decrease their opponents health meter. They can use superpowered attacks by collecting vials of Chemical X.  If the player successfully defeats the enemy in two out of three rounds, they move to the next enemy location.****Players can play the story mode or can battle against a friend in a head-to-head battle.&lt;/story&gt; &lt;/game&gt;">
            <text:p>&lt;game name="Powerpuff Girls, The - Chemical X-Traction (USA)"&gt; &lt;year&gt;2001&lt;/year&gt; &lt;rating&gt;ESRB - E (Everyone)&lt;/rating&gt; &lt;title&gt;Powerpuff Girls, The - Chemical X-Traction &lt;/title&gt; &lt;pub&gt;Bam Entertainment&lt;/pub&gt; &lt;dev&gt;VIS entertainment ltd&lt;/dev&gt; &lt;genre&gt;Action&lt;/genre&gt; &lt;score&gt;2.2&lt;/score&gt; &lt;player&gt;1-2 Players&lt;/player&gt; &lt;story&gt;The Powerpuff Girls must battle enemies in a variety of settings in order to reclaim Chemical X and track down Mojo Jojo. <text:s/>****In the story mode, players can pick up objects and throw them at an enemy to decrease their opponents health meter. They can use superpowered attacks by collecting vials of Chemical X. <text:s/>If the player successfully defeats the enemy in two out of three rounds, they move to the next enemy location.****Players can play the story mode or can battle against a friend in a head-to-head battle.&lt;/story&gt; &lt;/game&gt;</text:p>
          </table:table-cell>
          <table:table-cell table:number-columns-repeated="1012"/>
        </table:table-row>
        <table:table-row table:style-name="ro2">
          <table:table-cell office:value-type="string">
            <text:p>Premier Manager 64 (Europe)</text:p>
          </table:table-cell>
          <table:table-cell office:value-type="float" office:value="1999">
            <text:p>1999</text:p>
          </table:table-cell>
          <table:table-cell office:value-type="string">
            <text:p>ESRB - E (Everyone)</text:p>
          </table:table-cell>
          <table:table-cell office:value-type="string">
            <text:p>Premier Manager 64 </text:p>
          </table:table-cell>
          <table:table-cell office:value-type="string">
            <text:p>Gremlin Interactive</text:p>
          </table:table-cell>
          <table:table-cell office:value-type="string">
            <text:p>Dinamic Multimedia, S.A.</text:p>
          </table:table-cell>
          <table:table-cell office:value-type="string">
            <text:p>Soccer/Sports</text:p>
          </table:table-cell>
          <table:table-cell office:value-type="string">
            <text:p>3.2</text:p>
          </table:table-cell>
          <table:table-cell office:value-type="string">
            <text:p>1 Player</text:p>
          </table:table-cell>
          <table:table-cell office:value-type="string">
            <text:p>Think you can manage a club better than the professionals? The team, the tactics, the sponsorship deals, the finances, the board of directors... Premier Manager 64 gives you everything you need to take on the toughest challenge of all. This is not just a game; this is total football management.</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Premier Manager 64 (Europe)&quot;&gt; &lt;year&gt;1999&lt;/year&gt; &lt;rating&gt;ESRB - E (Everyone)&lt;/rating&gt; &lt;title&gt;Premier Manager 64 &lt;/title&gt; &lt;pub&gt;Gremlin Interactive&lt;/pub&gt; &lt;dev&gt;Dinamic Multimedia, S.A.&lt;/dev&gt; &lt;genre&gt;Soccer/Sports&lt;/genre&gt; &lt;score&gt;3.2&lt;/score&gt; &lt;player&gt;1 Player&lt;/player&gt; &lt;story&gt;Think you can manage a club better than the professionals? The team, the tactics, the sponsorship deals, the finances, the board of directors... Premier Manager 64 gives you everything you need to take on the toughest challenge of all. This is not just a game; this is total football management.&lt;/story&gt; &lt;/game&gt;">
            <text:p>&lt;game name="Premier Manager 64 (Europe)"&gt; &lt;year&gt;1999&lt;/year&gt; &lt;rating&gt;ESRB - E (Everyone)&lt;/rating&gt; &lt;title&gt;Premier Manager 64 &lt;/title&gt; &lt;pub&gt;Gremlin Interactive&lt;/pub&gt; &lt;dev&gt;Dinamic Multimedia, S.A.&lt;/dev&gt; &lt;genre&gt;Soccer/Sports&lt;/genre&gt; &lt;score&gt;3.2&lt;/score&gt; &lt;player&gt;1 Player&lt;/player&gt; &lt;story&gt;Think you can manage a club better than the professionals? The team, the tactics, the sponsorship deals, the finances, the board of directors... Premier Manager 64 gives you everything you need to take on the toughest challenge of all. This is not just a game; this is total football management.&lt;/story&gt; &lt;/game&gt;</text:p>
          </table:table-cell>
          <table:table-cell table:number-columns-repeated="1012"/>
        </table:table-row>
        <table:table-row table:style-name="ro2">
          <table:table-cell office:value-type="string">
            <text:p>Quake 64 (USA)</text:p>
          </table:table-cell>
          <table:table-cell office:value-type="float" office:value="1998">
            <text:p>1998</text:p>
          </table:table-cell>
          <table:table-cell office:value-type="string">
            <text:p>ESRB - M (Mature)</text:p>
          </table:table-cell>
          <table:table-cell office:value-type="string">
            <text:p>Quake 64 </text:p>
          </table:table-cell>
          <table:table-cell office:value-type="string">
            <text:p>Midway</text:p>
          </table:table-cell>
          <table:table-cell office:value-type="string">
            <text:p>Midway Games, Inc.</text:p>
          </table:table-cell>
          <table:table-cell office:value-type="string">
            <text:p>Shooter</text:p>
          </table:table-cell>
          <table:table-cell office:value-type="string">
            <text:p>3.7</text:p>
          </table:table-cell>
          <table:table-cell office:value-type="string">
            <text:p>1-2 Players</text:p>
          </table:table-cell>
          <table:table-cell office:value-type="string">
            <text:p>An enemy with the codename ''Quake'', which is believed to come from another dimension, is using teleporter gates to invade Earth. The player takes the role of a nameless soldier who arrives at his base only to find out Quake has overrun it and killed everyone. Somewhere in the base there must be a teleporter to Quake's realm. The mission is clear: take the fight to the enemy, overcoming countless hordes of monsters, and exact revenge.****id Software's followup to Doom and Doom II, "Quake" is a first-person shooter. Its main technological innovation is the use of a true 3D engine - the levels themselves as well as the enemies are polygonal. This not only allows for more natural level designs and character animations, but also for more realistic lighting and the inclusion of simulated physics that have an effect on gameplay: grenades can bounce off walls and around corners, for example.****In single-player mode, gameplay consists mainly of proceeding through the levels (spread over four distinct episodes) in search of an exit, killing everything that moves. Interaction with the game world is reduced to a minimum: since there is no use key, buttons are pressed by running into or shooting at them. As in id's earlier games, many secrets are waiting to be discovered, including a few hidden levels.****Unlike Doom's rather straightforward design that couples futuristic environments with demonic imagery, the theme of Quake's levels, enemies and weapons is not so easily pinpointed. While each episode begins in a futuristic military base (with a technological 'slipgate' as the level exit), later levels take place in environments inspired by medieval fantasy and gothic horror (castles, dungeons and caverns) and the player passes through magical portals to advance. In a departure from Doom's colorful environments, all Quake levels are dominated by earth colors.****The enemies conform to the mishmash of designs: there are human opponents armed with shotguns and energy weapons in the early levels, while the later levels include medieval knights, ghosts, zombies, ogres (armed with grenade launchers and chainsaws) and some more unearthly beasts. The player's weapons, while relatively modern, all have a low-tech feel. <text:s/>Besides a (bloodstained) axe, there are shotguns, nailguns, rocket and grenade launchers and the Thunderbolt, which discharges electrical energy.****Quake was one of the first games playable natively over the Internet in addition to LANs. The single-player levels can be played cooperatively, but the game is most famous for its deathmatch mode. One-on-one duels, team play and free-for-all competition are possible. The emphasis is on fast reaction and skillful maneuvering through the levels. All of the single-player maps can be used as arenas, but the game also comes with six maps especially designed for deathmatch.</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Quake 64 (USA)&quot;&gt; &lt;year&gt;1998&lt;/year&gt; &lt;rating&gt;ESRB - M (Mature)&lt;/rating&gt; &lt;title&gt;Quake 64 &lt;/title&gt; &lt;pub&gt;Midway&lt;/pub&gt; &lt;dev&gt;Midway Games, Inc.&lt;/dev&gt; &lt;genre&gt;Shooter&lt;/genre&gt; &lt;score&gt;3.7&lt;/score&gt; &lt;player&gt;1-2 Players&lt;/player&gt; &lt;story&gt;An enemy with the codename ''Quake'', which is believed to come from another dimension, is using teleporter gates to invade Earth. The player takes the role of a nameless soldier who arrives at his base only to find out Quake has overrun it and killed everyone. Somewhere in the base there must be a teleporter to Quake's realm. The mission is clear: take the fight to the enemy, overcoming countless hordes of monsters, and exact revenge.****id Software's followup to Doom and Doom II, &quot;Quake&quot; is a first-person shooter. Its main technological innovation is the use of a true 3D engine - the levels themselves as well as the enemies are polygonal. This not only allows for more natural level designs and character animations, but also for more realistic lighting and the inclusion of simulated physics that have an effect on gameplay: grenades can bounce off walls and around corners, for example.****In single-player mode, gameplay consists mainly of proceeding through the levels (spread over four distinct episodes) in search of an exit, killing everything that moves. Interaction with the game world is reduced to a minimum: since there is no use key, buttons are pressed by running into or shooting at them. As in id's earlier games, many secrets are waiting to be discovered, including a few hidden levels.****Unlike Doom's rather straightforward design that couples futuristic environments with demonic imagery, the theme of Quake's levels, enemies and weapons is not so easily pinpointed. While each episode begins in a futuristic military base (with a technological 'slipgate' as the level exit), later levels take place in environments inspired by medieval fantasy and gothic horror (castles, dungeons and caverns) and the player passes through magical portals to advance. In a departure from Doom's colorful environments, all Quake levels are dominated by earth colors.****The enemies conform to the mishmash of designs: there are human opponents armed with shotguns and energy weapons in the early levels, while the later levels include medieval knights, ghosts, zombies, ogres (armed with grenade launchers and chainsaws) and some more unearthly beasts. The player's weapons, while relatively modern, all have a low-tech feel.  Besides a (bloodstained) axe, there are shotguns, nailguns, rocket and grenade launchers and the Thunderbolt, which discharges electrical energy.****Quake was one of the first games playable natively over the Internet in addition to LANs. The single-player levels can be played cooperatively, but the game is most famous for its deathmatch mode. One-on-one duels, team play and free-for-all competition are possible. The emphasis is on fast reaction and skillful maneuvering through the levels. All of the single-player maps can be used as arenas, but the game also comes with six maps especially designed for deathmatch.&lt;/story&gt; &lt;/game&gt;">
            <text:p>&lt;game name="Quake 64 (USA)"&gt; &lt;year&gt;1998&lt;/year&gt; &lt;rating&gt;ESRB - M (Mature)&lt;/rating&gt; &lt;title&gt;Quake 64 &lt;/title&gt; &lt;pub&gt;Midway&lt;/pub&gt; &lt;dev&gt;Midway Games, Inc.&lt;/dev&gt; &lt;genre&gt;Shooter&lt;/genre&gt; &lt;score&gt;3.7&lt;/score&gt; &lt;player&gt;1-2 Players&lt;/player&gt; &lt;story&gt;An enemy with the codename ''Quake'', which is believed to come from another dimension, is using teleporter gates to invade Earth. The player takes the role of a nameless soldier who arrives at his base only to find out Quake has overrun it and killed everyone. Somewhere in the base there must be a teleporter to Quake's realm. The mission is clear: take the fight to the enemy, overcoming countless hordes of monsters, and exact revenge.****id Software's followup to Doom and Doom II, "Quake" is a first-person shooter. Its main technological innovation is the use of a true 3D engine - the levels themselves as well as the enemies are polygonal. This not only allows for more natural level designs and character animations, but also for more realistic lighting and the inclusion of simulated physics that have an effect on gameplay: grenades can bounce off walls and around corners, for example.****In single-player mode, gameplay consists mainly of proceeding through the levels (spread over four distinct episodes) in search of an exit, killing everything that moves. Interaction with the game world is reduced to a minimum: since there is no use key, buttons are pressed by running into or shooting at them. As in id's earlier games, many secrets are waiting to be discovered, including a few hidden levels.****Unlike Doom's rather straightforward design that couples futuristic environments with demonic imagery, the theme of Quake's levels, enemies and weapons is not so easily pinpointed. While each episode begins in a futuristic military base (with a technological 'slipgate' as the level exit), later levels take place in environments inspired by medieval fantasy and gothic horror (castles, dungeons and caverns) and the player passes through magical portals to advance. In a departure from Doom's colorful environments, all Quake levels are dominated by earth colors.****The enemies conform to the mishmash of designs: there are human opponents armed with shotguns and energy weapons in the early levels, while the later levels include medieval knights, ghosts, zombies, ogres (armed with grenade launchers and chainsaws) and some more unearthly beasts. The player's weapons, while relatively modern, all have a low-tech feel. <text:s/>Besides a (bloodstained) axe, there are shotguns, nailguns, rocket and grenade launchers and the Thunderbolt, which discharges electrical energy.****Quake was one of the first games playable natively over the Internet in addition to LANs. The single-player levels can be played cooperatively, but the game is most famous for its deathmatch mode. One-on-one duels, team play and free-for-all competition are possible. The emphasis is on fast reaction and skillful maneuvering through the levels. All of the single-player maps can be used as arenas, but the game also comes with six maps especially designed for deathmatch.&lt;/story&gt; &lt;/game&gt;</text:p>
          </table:table-cell>
          <table:table-cell table:number-columns-repeated="1012"/>
        </table:table-row>
        <table:table-row table:style-name="ro1">
          <table:table-cell office:value-type="string">
            <text:p>Quake II (USA)</text:p>
          </table:table-cell>
          <table:table-cell office:value-type="float" office:value="1999">
            <text:p>1999</text:p>
          </table:table-cell>
          <table:table-cell office:value-type="string">
            <text:p>ESRB - M (Mature)</text:p>
          </table:table-cell>
          <table:table-cell office:value-type="string">
            <text:p>Quake II </text:p>
          </table:table-cell>
          <table:table-cell office:value-type="string">
            <text:p>Activision</text:p>
          </table:table-cell>
          <table:table-cell office:value-type="string">
            <text:p>Raster Productions L.L.C.</text:p>
          </table:table-cell>
          <table:table-cell office:value-type="string">
            <text:p>Shooter</text:p>
          </table:table-cell>
          <table:table-cell office:value-type="string">
            <text:p>3.1</text:p>
          </table:table-cell>
          <table:table-cell table:style-name="ce2" office:value-type="string">
            <text:p>1-4 Players</text:p>
          </table:table-cell>
          <table:table-cell office:value-type="string">
            <text:p>A sequel in name only, this follow up to id’s 1996 Quake, is a first-person shooter revolving around the Earth-Strogg war. <text:s/>The Strogg alien race threatens the Earth, but Earth has launched a counter-offensive, Operation Alien Overlord. <text:s/>Overlord takes the battle to the Strogg homeworld with the ultimate objective of securing their capitol city and killing their ruler.****As a FPS, Quake II contains a variety of weapons including the fall back Blaster, the Railgun, and the secret BFG10K. <text:s/>Health, armor, and ammunition pick-ups can be found during levels, as can the classic Quake’s Quad Damage power-up. <text:s/>Game play involves mowing down alien opponents as the player progresses through levels, completing in-game objectives. <text:s/>Quake II also comes with multiplayer support for Deathmatches.</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Quake II (USA)&quot;&gt; &lt;year&gt;1999&lt;/year&gt; &lt;rating&gt;ESRB - M (Mature)&lt;/rating&gt; &lt;title&gt;Quake II &lt;/title&gt; &lt;pub&gt;Activision&lt;/pub&gt; &lt;dev&gt;Raster Productions L.L.C.&lt;/dev&gt; &lt;genre&gt;Shooter&lt;/genre&gt; &lt;score&gt;3.1&lt;/score&gt; &lt;player&gt;1-4 Players&lt;/player&gt; &lt;story&gt;A sequel in name only, this follow up to id’s 1996 Quake, is a first-person shooter revolving around the Earth-Strogg war.  The Strogg alien race threatens the Earth, but Earth has launched a counter-offensive, Operation Alien Overlord.  Overlord takes the battle to the Strogg homeworld with the ultimate objective of securing their capitol city and killing their ruler.****As a FPS, Quake II contains a variety of weapons including the fall back Blaster, the Railgun, and the secret BFG10K.  Health, armor, and ammunition pick-ups can be found during levels, as can the classic Quake’s Quad Damage power-up.  Game play involves mowing down alien opponents as the player progresses through levels, completing in-game objectives.  Quake II also comes with multiplayer support for Deathmatches.&lt;/story&gt; &lt;/game&gt;">
            <text:p>&lt;game name="Quake II (USA)"&gt; &lt;year&gt;1999&lt;/year&gt; &lt;rating&gt;ESRB - M (Mature)&lt;/rating&gt; &lt;title&gt;Quake II &lt;/title&gt; &lt;pub&gt;Activision&lt;/pub&gt; &lt;dev&gt;Raster Productions L.L.C.&lt;/dev&gt; &lt;genre&gt;Shooter&lt;/genre&gt; &lt;score&gt;3.1&lt;/score&gt; &lt;player&gt;1-4 Players&lt;/player&gt; &lt;story&gt;A sequel in name only, this follow up to id’s 1996 Quake, is a first-person shooter revolving around the Earth-Strogg war. <text:s/>The Strogg alien race threatens the Earth, but Earth has launched a counter-offensive, Operation Alien Overlord. <text:s/>Overlord takes the battle to the Strogg homeworld with the ultimate objective of securing their capitol city and killing their ruler.****As a FPS, Quake II contains a variety of weapons including the fall back Blaster, the Railgun, and the secret BFG10K. <text:s/>Health, armor, and ammunition pick-ups can be found during levels, as can the classic Quake’s Quad Damage power-up. <text:s/>Game play involves mowing down alien opponents as the player progresses through levels, completing in-game objectives. <text:s/>Quake II also comes with multiplayer support for Deathmatches.&lt;/story&gt; &lt;/game&gt;</text:p>
          </table:table-cell>
          <table:table-cell table:number-columns-repeated="1012"/>
        </table:table-row>
        <table:table-row table:style-name="ro2">
          <table:table-cell office:value-type="string">
            <text:p>Quest 64 (USA)</text:p>
          </table:table-cell>
          <table:table-cell office:value-type="float" office:value="1998">
            <text:p>1998</text:p>
          </table:table-cell>
          <table:table-cell office:value-type="string">
            <text:p>ESRB - E (Everyone)</text:p>
          </table:table-cell>
          <table:table-cell office:value-type="string">
            <text:p>Quest 64 </text:p>
          </table:table-cell>
          <table:table-cell office:value-type="string">
            <text:p>THQ</text:p>
          </table:table-cell>
          <table:table-cell office:value-type="string">
            <text:p>Imagineer Co., Ltd.</text:p>
          </table:table-cell>
          <table:table-cell office:value-type="string">
            <text:p>Role-Playing</text:p>
          </table:table-cell>
          <table:table-cell office:value-type="string">
            <text:p>2.9</text:p>
          </table:table-cell>
          <table:table-cell office:value-type="string">
            <text:p>1 Player</text:p>
          </table:table-cell>
          <table:table-cell office:value-type="string">
            <text:p>You play the young hero Brian in his quest to save the land of Celtland. <text:s/>Brian's father, Lord Bartholomy, has mysteriously disappeared. <text:s/>The Eletale Book has also been stolen, which preserves harmony in Celtland. <text:s/>Brian must find his father and bring back the Eletale Book.****Quest 64 is the very first RPG made for the Nintendo 64. <text:s/>It features colorful graphics in a fully 3D world.</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Quest 64 (USA)&quot;&gt; &lt;year&gt;1998&lt;/year&gt; &lt;rating&gt;ESRB - E (Everyone)&lt;/rating&gt; &lt;title&gt;Quest 64 &lt;/title&gt; &lt;pub&gt;THQ&lt;/pub&gt; &lt;dev&gt;Imagineer Co., Ltd.&lt;/dev&gt; &lt;genre&gt;Role-Playing&lt;/genre&gt; &lt;score&gt;2.9&lt;/score&gt; &lt;player&gt;1 Player&lt;/player&gt; &lt;story&gt;You play the young hero Brian in his quest to save the land of Celtland.  Brian's father, Lord Bartholomy, has mysteriously disappeared.  The Eletale Book has also been stolen, which preserves harmony in Celtland.  Brian must find his father and bring back the Eletale Book.****Quest 64 is the very first RPG made for the Nintendo 64.  It features colorful graphics in a fully 3D world.&lt;/story&gt; &lt;/game&gt;">
            <text:p>&lt;game name="Quest 64 (USA)"&gt; &lt;year&gt;1998&lt;/year&gt; &lt;rating&gt;ESRB - E (Everyone)&lt;/rating&gt; &lt;title&gt;Quest 64 &lt;/title&gt; &lt;pub&gt;THQ&lt;/pub&gt; &lt;dev&gt;Imagineer Co., Ltd.&lt;/dev&gt; &lt;genre&gt;Role-Playing&lt;/genre&gt; &lt;score&gt;2.9&lt;/score&gt; &lt;player&gt;1 Player&lt;/player&gt; &lt;story&gt;You play the young hero Brian in his quest to save the land of Celtland. <text:s/>Brian's father, Lord Bartholomy, has mysteriously disappeared. <text:s/>The Eletale Book has also been stolen, which preserves harmony in Celtland. <text:s/>Brian must find his father and bring back the Eletale Book.****Quest 64 is the very first RPG made for the Nintendo 64. <text:s/>It features colorful graphics in a fully 3D world.&lt;/story&gt; &lt;/game&gt;</text:p>
          </table:table-cell>
          <table:table-cell table:number-columns-repeated="1012"/>
        </table:table-row>
        <table:table-row table:style-name="ro2">
          <table:table-cell office:value-type="string">
            <text:p>Rakuga Kids (Europe)</text:p>
          </table:table-cell>
          <table:table-cell office:value-type="float" office:value="1998">
            <text:p>1998</text:p>
          </table:table-cell>
          <table:table-cell office:value-type="string">
            <text:p>ESRB - E (Everyone)</text:p>
          </table:table-cell>
          <table:table-cell office:value-type="string">
            <text:p>Rakuga Kids </text:p>
          </table:table-cell>
          <table:table-cell office:value-type="string">
            <text:p>Konami</text:p>
          </table:table-cell>
          <table:table-cell office:value-type="string">
            <text:p>Konami Computer Entertainment Kobe, Inc.</text:p>
          </table:table-cell>
          <table:table-cell office:value-type="string">
            <text:p>Fighter</text:p>
          </table:table-cell>
          <table:table-cell office:value-type="string">
            <text:p>4.2</text:p>
          </table:table-cell>
          <table:table-cell office:value-type="string">
            <text:p>1-2 Players</text:p>
          </table:table-cell>
          <table:table-cell office:value-type="string">
            <text:p>It was school holidays, and the Twinkle gang of schoolkids sailed to an island where they found a cave with crayons hidden inside. <text:s/>They split them among the group, but before they had finished, a bully came and stole the pack along with the last two crayons! <text:s/>He drew a mischievous-looking character, who came to life and said "Let's cause trouble!" <text:s/>Twinkle Town was terrified of the bully and his crayon character, so the Twinkle gang decided to draw their own superheroes to stop the bully!****Rakugakids is a 2D fighting game, similar to Marvel Vs. Capcom. <text:s/>You select from a variety of hand-drawn cartoon characters, and fight using low, middle and high punches and kicks. <text:s/>As you'd expect with this type of game, special button combinations yield special, more powerful moves. <text:s/>There is also a 'crayon meter' that fills the more you attack your opponent - when it is completely filled, you can pull off a devastating special move.****The kids' characters are a lively bunch, full of an assortment of crazy moves. <text:s/>There's Robot C.H.O., who is a robot that turns into different metal objects on the fly, such as a car, garbage can, rocket, and more. <text:s/>There's BearTank, which is a green teddy bear with gun turrets on it. <text:s/>Captain.Cat.Kit is a DJ cat with slick basketball moves who also attacks with a variety of musical instruments.****An interesting feature of Rakugakids is that Story Mode can be played by using "Training Mode". <text:s/>In this mode, you select a character, and train them up by playing matches against any character you like. <text:s/>It is beneficial to train more, because you can choose to play Story Mode in 'Battle Mode'. <text:s text:c="2"/>This mode automatically plays the game for you using your trained up character. <text:s/>If you've trained enough, your character will react to opponent attacks in the same way that you yourself would.</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Rakuga Kids (Europe)&quot;&gt; &lt;year&gt;1998&lt;/year&gt; &lt;rating&gt;ESRB - E (Everyone)&lt;/rating&gt; &lt;title&gt;Rakuga Kids &lt;/title&gt; &lt;pub&gt;Konami&lt;/pub&gt; &lt;dev&gt;Konami Computer Entertainment Kobe, Inc.&lt;/dev&gt; &lt;genre&gt;Fighter&lt;/genre&gt; &lt;score&gt;4.2&lt;/score&gt; &lt;player&gt;1-2 Players&lt;/player&gt; &lt;story&gt;It was school holidays, and the Twinkle gang of schoolkids sailed to an island where they found a cave with crayons hidden inside.  They split them among the group, but before they had finished, a bully came and stole the pack along with the last two crayons!  He drew a mischievous-looking character, who came to life and said &quot;Let's cause trouble!&quot;  Twinkle Town was terrified of the bully and his crayon character, so the Twinkle gang decided to draw their own superheroes to stop the bully!****Rakugakids is a 2D fighting game, similar to Marvel Vs. Capcom.  You select from a variety of hand-drawn cartoon characters, and fight using low, middle and high punches and kicks.  As you'd expect with this type of game, special button combinations yield special, more powerful moves.  There is also a 'crayon meter' that fills the more you attack your opponent - when it is completely filled, you can pull off a devastating special move.****The kids' characters are a lively bunch, full of an assortment of crazy moves.  There's Robot C.H.O., who is a robot that turns into different metal objects on the fly, such as a car, garbage can, rocket, and more.  There's BearTank, which is a green teddy bear with gun turrets on it.  Captain.Cat.Kit is a DJ cat with slick basketball moves who also attacks with a variety of musical instruments.****An interesting feature of Rakugakids is that Story Mode can be played by using &quot;Training Mode&quot;.  In this mode, you select a character, and train them up by playing matches against any character you like.  It is beneficial to train more, because you can choose to play Story Mode in 'Battle Mode'.   This mode automatically plays the game for you using your trained up character.  If you've trained enough, your character will react to opponent attacks in the same way that you yourself would.&lt;/story&gt; &lt;/game&gt;">
            <text:p>&lt;game name="Rakuga Kids (Europe)"&gt; &lt;year&gt;1998&lt;/year&gt; &lt;rating&gt;ESRB - E (Everyone)&lt;/rating&gt; &lt;title&gt;Rakuga Kids &lt;/title&gt; &lt;pub&gt;Konami&lt;/pub&gt; &lt;dev&gt;Konami Computer Entertainment Kobe, Inc.&lt;/dev&gt; &lt;genre&gt;Fighter&lt;/genre&gt; &lt;score&gt;4.2&lt;/score&gt; &lt;player&gt;1-2 Players&lt;/player&gt; &lt;story&gt;It was school holidays, and the Twinkle gang of schoolkids sailed to an island where they found a cave with crayons hidden inside. <text:s/>They split them among the group, but before they had finished, a bully came and stole the pack along with the last two crayons! <text:s/>He drew a mischievous-looking character, who came to life and said "Let's cause trouble!" <text:s/>Twinkle Town was terrified of the bully and his crayon character, so the Twinkle gang decided to draw their own superheroes to stop the bully!****Rakugakids is a 2D fighting game, similar to Marvel Vs. Capcom. <text:s/>You select from a variety of hand-drawn cartoon characters, and fight using low, middle and high punches and kicks. <text:s/>As you'd expect with this type of game, special button combinations yield special, more powerful moves. <text:s/>There is also a 'crayon meter' that fills the more you attack your opponent - when it is completely filled, you can pull off a devastating special move.****The kids' characters are a lively bunch, full of an assortment of crazy moves. <text:s/>There's Robot C.H.O., who is a robot that turns into different metal objects on the fly, such as a car, garbage can, rocket, and more. <text:s/>There's BearTank, which is a green teddy bear with gun turrets on it. <text:s/>Captain.Cat.Kit is a DJ cat with slick basketball moves who also attacks with a variety of musical instruments.****An interesting feature of Rakugakids is that Story Mode can be played by using "Training Mode". <text:s/>In this mode, you select a character, and train them up by playing matches against any character you like. <text:s/>It is beneficial to train more, because you can choose to play Story Mode in 'Battle Mode'. <text:s text:c="2"/>This mode automatically plays the game for you using your trained up character. <text:s/>If you've trained enough, your character will react to opponent attacks in the same way that you yourself would.&lt;/story&gt; &lt;/game&gt;</text:p>
          </table:table-cell>
          <table:table-cell table:number-columns-repeated="1012"/>
        </table:table-row>
        <table:table-row table:style-name="ro1">
          <table:table-cell office:value-type="string">
            <text:p>Rally Challenge 2000 (USA)</text:p>
          </table:table-cell>
          <table:table-cell office:value-type="float" office:value="2000">
            <text:p>2000</text:p>
          </table:table-cell>
          <table:table-cell office:value-type="string">
            <text:p>ESRB - E (Everyone)</text:p>
          </table:table-cell>
          <table:table-cell office:value-type="string">
            <text:p>Rally Challenge 2000 </text:p>
          </table:table-cell>
          <table:table-cell office:value-type="string">
            <text:p>SouthPeak Games</text:p>
          </table:table-cell>
          <table:table-cell office:value-type="string">
            <text:p>Genki Co., Ltd.,</text:p>
          </table:table-cell>
          <table:table-cell office:value-type="string">
            <text:p>Driving</text:p>
          </table:table-cell>
          <table:table-cell office:value-type="string">
            <text:p>2.8</text:p>
          </table:table-cell>
          <table:table-cell table:style-name="ce2" office:value-type="string">
            <text:p>1-4 Players</text:p>
          </table:table-cell>
          <table:table-cell office:value-type="string">
            <text:p>Rally Championship 2000 is a racing game for the N64 and features 9 courses in different countries around the world, licensed cars including Subaru Impreza, Mitsubishi Lancer Evolution, Toyota Corolla, etc. and with each car having its own strengths and weaknesses, car damage, various weather conditions and 4 modes.****1. <text:s/>Arcade - you must simply select one of the 3 difficulty settings, one of the available cars and compete with the other 8 CPU players for the first place. Each difficulty setting has 3 races and the place you manage to get at the end of each race is carried on to the next one. Car damage does not apply in this mode. ****2. Championship - you race in a total of 9 rounds with 3 laps per round. In each round you get points depending on what position you finished in and in the end these points are accumulated to decide your final ranking. In this mode you can see the damage inflicted on the car, not on the car itself but on an icon on the left part of the screen. Effects from the damage include lesser top speed, slower acceleration and bad steering. It is also possible to customize certain options like tires, steering, etc., to get the best possible performance depending on the weather condition on each course.****3. Practice - mode where you can learn the controls and get acquainted with the various courses of the game.****4. Vs Race - allows up to 4 players to play simultaneously in any of the game’s courses.</text:p>
          </table:table-cell>
          <table:table-cell table:style-name="Default"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Rally Challenge 2000 (USA)&quot;&gt; &lt;year&gt;2000&lt;/year&gt; &lt;rating&gt;ESRB - E (Everyone)&lt;/rating&gt; &lt;title&gt;Rally Challenge 2000 &lt;/title&gt; &lt;pub&gt;SouthPeak Games&lt;/pub&gt; &lt;dev&gt;Genki Co., Ltd.,&lt;/dev&gt; &lt;genre&gt;Driving&lt;/genre&gt; &lt;score&gt;2.8&lt;/score&gt; &lt;player&gt;1-4 Players&lt;/player&gt; &lt;story&gt;Rally Championship 2000 is a racing game for the N64 and features 9 courses in different countries around the world, licensed cars including Subaru Impreza, Mitsubishi Lancer Evolution, Toyota Corolla, etc. and with each car having its own strengths and weaknesses, car damage, various weather conditions and 4 modes.****1.  Arcade - you must simply select one of the 3 difficulty settings, one of the available cars and compete with the other 8 CPU players for the first place. Each difficulty setting has 3 races and the place you manage to get at the end of each race is carried on to the next one. Car damage does not apply in this mode. ****2. Championship - you race in a total of 9 rounds with 3 laps per round. In each round you get points depending on what position you finished in and in the end these points are accumulated to decide your final ranking. In this mode you can see the damage inflicted on the car, not on the car itself but on an icon on the left part of the screen. Effects from the damage include lesser top speed, slower acceleration and bad steering. It is also possible to customize certain options like tires, steering, etc., to get the best possible performance depending on the weather condition on each course.****3. Practice - mode where you can learn the controls and get acquainted with the various courses of the game.****4. Vs Race - allows up to 4 players to play simultaneously in any of the game’s courses.&lt;/story&gt; &lt;/game&gt;">
            <text:p>&lt;game name="Rally Challenge 2000 (USA)"&gt; &lt;year&gt;2000&lt;/year&gt; &lt;rating&gt;ESRB - E (Everyone)&lt;/rating&gt; &lt;title&gt;Rally Challenge 2000 &lt;/title&gt; &lt;pub&gt;SouthPeak Games&lt;/pub&gt; &lt;dev&gt;Genki Co., Ltd.,&lt;/dev&gt; &lt;genre&gt;Driving&lt;/genre&gt; &lt;score&gt;2.8&lt;/score&gt; &lt;player&gt;1-4 Players&lt;/player&gt; &lt;story&gt;Rally Championship 2000 is a racing game for the N64 and features 9 courses in different countries around the world, licensed cars including Subaru Impreza, Mitsubishi Lancer Evolution, Toyota Corolla, etc. and with each car having its own strengths and weaknesses, car damage, various weather conditions and 4 modes.****1. <text:s/>Arcade - you must simply select one of the 3 difficulty settings, one of the available cars and compete with the other 8 CPU players for the first place. Each difficulty setting has 3 races and the place you manage to get at the end of each race is carried on to the next one. Car damage does not apply in this mode. ****2. Championship - you race in a total of 9 rounds with 3 laps per round. In each round you get points depending on what position you finished in and in the end these points are accumulated to decide your final ranking. In this mode you can see the damage inflicted on the car, not on the car itself but on an icon on the left part of the screen. Effects from the damage include lesser top speed, slower acceleration and bad steering. It is also possible to customize certain options like tires, steering, etc., to get the best possible performance depending on the weather condition on each course.****3. Practice - mode where you can learn the controls and get acquainted with the various courses of the game.****4. Vs Race - allows up to 4 players to play simultaneously in any of the game’s courses.&lt;/story&gt; &lt;/game&gt;</text:p>
          </table:table-cell>
          <table:table-cell table:number-columns-repeated="1012"/>
        </table:table-row>
        <table:table-row table:style-name="ro2">
          <table:table-cell office:value-type="string">
            <text:p>Rampage - World Tour (USA)</text:p>
          </table:table-cell>
          <table:table-cell office:value-type="float" office:value="1998">
            <text:p>1998</text:p>
          </table:table-cell>
          <table:table-cell office:value-type="string">
            <text:p>ESRB - T (Teen)</text:p>
          </table:table-cell>
          <table:table-cell office:value-type="string">
            <text:p>Rampage - World Tour </text:p>
          </table:table-cell>
          <table:table-cell office:value-type="string">
            <text:p>Midway</text:p>
          </table:table-cell>
          <table:table-cell office:value-type="string">
            <text:p>Game Refuge Inc.</text:p>
          </table:table-cell>
          <table:table-cell office:value-type="string">
            <text:p>Action</text:p>
          </table:table-cell>
          <table:table-cell office:value-type="string">
            <text:p>3.1</text:p>
          </table:table-cell>
          <table:table-cell office:value-type="string">
            <text:p>1-3 Players</text:p>
          </table:table-cell>
          <table:table-cell office:value-type="string">
            <text:p>Rampage World Tour is a updated version of the classic Rampage. <text:s/>Rampage World Tour starts off at Scumlabs International where three lab technicians, George, Lizzy, and Ralph have mutated in an accident involving toxic waste. <text:s/>George has turned into a gigantic ape, Lizzy a gigantic lizard or dinosaur, and Ralph some sort of gigantic wolf. <text:s/>The three destroy the lab they previously worked at and then embark on a path of destruction encompassing the entire globe.****The player chooses one of these three characters and begins destroying buildings, eating civilians, knocking planes out of the sky, and stepping on tanks. <text:s/>The ultimate goal of the game is to rid the world of Scumlabs by traveling to the cities where they are located. <text:s/>Being creatures of such massive size, there are many cities that must be destroyed along the way. <text:s/>Scumlabs and the various militaries make it a priority to destroy you and optionally another player that can play simultaneously.****The graphics are worth noting as they are of a unique, colorful "cartoon" flavor. <text:s/>Gameplay includes players climb buildings while punching, kicking, and eating their inhabitants to destroy them. <text:s/>Once all the buildings for a particular stage have been destroyed, the stage is clear and players proceed to the next stage. <text:s/>Players can get many different kinds of power-ups that make them more powerful or restore health.</text:p>
          </table:table-cell>
          <table:table-cell table:style-name="Default"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Rampage - World Tour (USA)&quot;&gt; &lt;year&gt;1998&lt;/year&gt; &lt;rating&gt;ESRB - T (Teen)&lt;/rating&gt; &lt;title&gt;Rampage - World Tour &lt;/title&gt; &lt;pub&gt;Midway&lt;/pub&gt; &lt;dev&gt;Game Refuge Inc.&lt;/dev&gt; &lt;genre&gt;Action&lt;/genre&gt; &lt;score&gt;3.1&lt;/score&gt; &lt;player&gt;1-3 Players&lt;/player&gt; &lt;story&gt;Rampage World Tour is a updated version of the classic Rampage.  Rampage World Tour starts off at Scumlabs International where three lab technicians, George, Lizzy, and Ralph have mutated in an accident involving toxic waste.  George has turned into a gigantic ape, Lizzy a gigantic lizard or dinosaur, and Ralph some sort of gigantic wolf.  The three destroy the lab they previously worked at and then embark on a path of destruction encompassing the entire globe.****The player chooses one of these three characters and begins destroying buildings, eating civilians, knocking planes out of the sky, and stepping on tanks.  The ultimate goal of the game is to rid the world of Scumlabs by traveling to the cities where they are located.  Being creatures of such massive size, there are many cities that must be destroyed along the way.  Scumlabs and the various militaries make it a priority to destroy you and optionally another player that can play simultaneously.****The graphics are worth noting as they are of a unique, colorful &quot;cartoon&quot; flavor.  Gameplay includes players climb buildings while punching, kicking, and eating their inhabitants to destroy them.  Once all the buildings for a particular stage have been destroyed, the stage is clear and players proceed to the next stage.  Players can get many different kinds of power-ups that make them more powerful or restore health.&lt;/story&gt; &lt;/game&gt;">
            <text:p>&lt;game name="Rampage - World Tour (USA)"&gt; &lt;year&gt;1998&lt;/year&gt; &lt;rating&gt;ESRB - T (Teen)&lt;/rating&gt; &lt;title&gt;Rampage - World Tour &lt;/title&gt; &lt;pub&gt;Midway&lt;/pub&gt; &lt;dev&gt;Game Refuge Inc.&lt;/dev&gt; &lt;genre&gt;Action&lt;/genre&gt; &lt;score&gt;3.1&lt;/score&gt; &lt;player&gt;1-3 Players&lt;/player&gt; &lt;story&gt;Rampage World Tour is a updated version of the classic Rampage. <text:s/>Rampage World Tour starts off at Scumlabs International where three lab technicians, George, Lizzy, and Ralph have mutated in an accident involving toxic waste. <text:s/>George has turned into a gigantic ape, Lizzy a gigantic lizard or dinosaur, and Ralph some sort of gigantic wolf. <text:s/>The three destroy the lab they previously worked at and then embark on a path of destruction encompassing the entire globe.****The player chooses one of these three characters and begins destroying buildings, eating civilians, knocking planes out of the sky, and stepping on tanks. <text:s/>The ultimate goal of the game is to rid the world of Scumlabs by traveling to the cities where they are located. <text:s/>Being creatures of such massive size, there are many cities that must be destroyed along the way. <text:s/>Scumlabs and the various militaries make it a priority to destroy you and optionally another player that can play simultaneously.****The graphics are worth noting as they are of a unique, colorful "cartoon" flavor. <text:s/>Gameplay includes players climb buildings while punching, kicking, and eating their inhabitants to destroy them. <text:s/>Once all the buildings for a particular stage have been destroyed, the stage is clear and players proceed to the next stage. <text:s/>Players can get many different kinds of power-ups that make them more powerful or restore health.&lt;/story&gt; &lt;/game&gt;</text:p>
          </table:table-cell>
          <table:table-cell table:number-columns-repeated="1012"/>
        </table:table-row>
        <table:table-row table:style-name="ro2">
          <table:table-cell office:value-type="string">
            <text:p>Rampage 2 - Universal Tour (USA)</text:p>
          </table:table-cell>
          <table:table-cell office:value-type="float" office:value="1999">
            <text:p>1999</text:p>
          </table:table-cell>
          <table:table-cell office:value-type="string">
            <text:p>ESRB - T (Teen)</text:p>
          </table:table-cell>
          <table:table-cell office:value-type="string">
            <text:p>Rampage 2 - Universal Tour </text:p>
          </table:table-cell>
          <table:table-cell office:value-type="string">
            <text:p>Midway</text:p>
          </table:table-cell>
          <table:table-cell office:value-type="string">
            <text:p>Avalanche Software LLC</text:p>
          </table:table-cell>
          <table:table-cell office:value-type="string">
            <text:p>Action</text:p>
          </table:table-cell>
          <table:table-cell office:value-type="string">
            <text:p>3.0</text:p>
          </table:table-cell>
          <table:table-cell office:value-type="string">
            <text:p>1-3 Players</text:p>
          </table:table-cell>
          <table:table-cell office:value-type="string">
            <text:p>While technology may improve graphics and sound, some things never change. Rampage 2: Universal Tour is very much in tune with its history, barely deviating from the original city-stomping arcade game appearing in the 1980s. Like its predecessor, Rampage World Tour, Rampage 2 retains the original 2D worlds, but improves the graphics, completely re-rendering the characters. The premise remains the same: stomp out cities and wreck things in general. Some new features in Rampage 2 include four new characters (in addition to the original three), new attacks and combos, a power meter, and bonus rounds. The cart allows up to three people can play at once and there are plenty of new cities to destroy.</text:p>
          </table:table-cell>
          <table:table-cell table:style-name="Default"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Rampage 2 - Universal Tour (USA)&quot;&gt; &lt;year&gt;1999&lt;/year&gt; &lt;rating&gt;ESRB - T (Teen)&lt;/rating&gt; &lt;title&gt;Rampage 2 - Universal Tour &lt;/title&gt; &lt;pub&gt;Midway&lt;/pub&gt; &lt;dev&gt;Avalanche Software LLC&lt;/dev&gt; &lt;genre&gt;Action&lt;/genre&gt; &lt;score&gt;3.0&lt;/score&gt; &lt;player&gt;1-3 Players&lt;/player&gt; &lt;story&gt;While technology may improve graphics and sound, some things never change. Rampage 2: Universal Tour is very much in tune with its history, barely deviating from the original city-stomping arcade game appearing in the 1980s. Like its predecessor, Rampage World Tour, Rampage 2 retains the original 2D worlds, but improves the graphics, completely re-rendering the characters. The premise remains the same: stomp out cities and wreck things in general. Some new features in Rampage 2 include four new characters (in addition to the original three), new attacks and combos, a power meter, and bonus rounds. The cart allows up to three people can play at once and there are plenty of new cities to destroy.&lt;/story&gt; &lt;/game&gt;">
            <text:p>&lt;game name="Rampage 2 - Universal Tour (USA)"&gt; &lt;year&gt;1999&lt;/year&gt; &lt;rating&gt;ESRB - T (Teen)&lt;/rating&gt; &lt;title&gt;Rampage 2 - Universal Tour &lt;/title&gt; &lt;pub&gt;Midway&lt;/pub&gt; &lt;dev&gt;Avalanche Software LLC&lt;/dev&gt; &lt;genre&gt;Action&lt;/genre&gt; &lt;score&gt;3.0&lt;/score&gt; &lt;player&gt;1-3 Players&lt;/player&gt; &lt;story&gt;While technology may improve graphics and sound, some things never change. Rampage 2: Universal Tour is very much in tune with its history, barely deviating from the original city-stomping arcade game appearing in the 1980s. Like its predecessor, Rampage World Tour, Rampage 2 retains the original 2D worlds, but improves the graphics, completely re-rendering the characters. The premise remains the same: stomp out cities and wreck things in general. Some new features in Rampage 2 include four new characters (in addition to the original three), new attacks and combos, a power meter, and bonus rounds. The cart allows up to three people can play at once and there are plenty of new cities to destroy.&lt;/story&gt; &lt;/game&gt;</text:p>
          </table:table-cell>
          <table:table-cell table:number-columns-repeated="1012"/>
        </table:table-row>
        <table:table-row table:style-name="ro2">
          <table:table-cell office:value-type="string">
            <text:p>Rat Attack! (USA) (En,Fr,De,Es,It,Nl)</text:p>
          </table:table-cell>
          <table:table-cell office:value-type="float" office:value="2000">
            <text:p>2000</text:p>
          </table:table-cell>
          <table:table-cell office:value-type="string">
            <text:p>ESRB - E (Everyone)</text:p>
          </table:table-cell>
          <table:table-cell office:value-type="string">
            <text:p>Rat Attack! </text:p>
          </table:table-cell>
          <table:table-cell office:value-type="string">
            <text:p>Mindscape Inc.</text:p>
          </table:table-cell>
          <table:table-cell office:value-type="string">
            <text:p>Pure Entertainment Games Plc</text:p>
          </table:table-cell>
          <table:table-cell office:value-type="string">
            <text:p>Puzzle</text:p>
          </table:table-cell>
          <table:table-cell office:value-type="string">
            <text:p>3.9</text:p>
          </table:table-cell>
          <table:table-cell office:value-type="string">
            <text:p>1-3 Players</text:p>
          </table:table-cell>
          <table:table-cell office:value-type="string">
            <text:p>Play as one of the Scratch Cats, an elite superhero team, who are out to save the world from Washington and Jefferson, two evil mutant space rats who wish to enslave the world in rats.****Explore each puzzle level and wipe out the rat threat. First you need to catch the rat, using the Eraticator. Then you must find the Destructor pad in each level in order for the rat to be taken out. Each level has a quota of rats you must remove, and if you fail to do so within the time limit (which, in this case, is when the rats destroy everything in the level), you lose.</text:p>
          </table:table-cell>
          <table:table-cell table:style-name="Default"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Rat Attack! (USA) (En,Fr,De,Es,It,Nl)&quot;&gt; &lt;year&gt;2000&lt;/year&gt; &lt;rating&gt;ESRB - E (Everyone)&lt;/rating&gt; &lt;title&gt;Rat Attack! &lt;/title&gt; &lt;pub&gt;Mindscape Inc.&lt;/pub&gt; &lt;dev&gt;Pure Entertainment Games Plc&lt;/dev&gt; &lt;genre&gt;Puzzle&lt;/genre&gt; &lt;score&gt;3.9&lt;/score&gt; &lt;player&gt;1-3 Players&lt;/player&gt; &lt;story&gt;Play as one of the Scratch Cats, an elite superhero team, who are out to save the world from Washington and Jefferson, two evil mutant space rats who wish to enslave the world in rats.****Explore each puzzle level and wipe out the rat threat. First you need to catch the rat, using the Eraticator. Then you must find the Destructor pad in each level in order for the rat to be taken out. Each level has a quota of rats you must remove, and if you fail to do so within the time limit (which, in this case, is when the rats destroy everything in the level), you lose.&lt;/story&gt; &lt;/game&gt;">
            <text:p>&lt;game name="Rat Attack! (USA) (En,Fr,De,Es,It,Nl)"&gt; &lt;year&gt;2000&lt;/year&gt; &lt;rating&gt;ESRB - E (Everyone)&lt;/rating&gt; &lt;title&gt;Rat Attack! &lt;/title&gt; &lt;pub&gt;Mindscape Inc.&lt;/pub&gt; &lt;dev&gt;Pure Entertainment Games Plc&lt;/dev&gt; &lt;genre&gt;Puzzle&lt;/genre&gt; &lt;score&gt;3.9&lt;/score&gt; &lt;player&gt;1-3 Players&lt;/player&gt; &lt;story&gt;Play as one of the Scratch Cats, an elite superhero team, who are out to save the world from Washington and Jefferson, two evil mutant space rats who wish to enslave the world in rats.****Explore each puzzle level and wipe out the rat threat. First you need to catch the rat, using the Eraticator. Then you must find the Destructor pad in each level in order for the rat to be taken out. Each level has a quota of rats you must remove, and if you fail to do so within the time limit (which, in this case, is when the rats destroy everything in the level), you lose.&lt;/story&gt; &lt;/game&gt;</text:p>
          </table:table-cell>
          <table:table-cell table:number-columns-repeated="1012"/>
        </table:table-row>
        <table:table-row table:style-name="ro2">
          <table:table-cell office:value-type="string">
            <text:p>Rayman 2 - The Great Escape (USA) (En,Fr,De,Es,It)</text:p>
          </table:table-cell>
          <table:table-cell office:value-type="float" office:value="1999">
            <text:p>1999</text:p>
          </table:table-cell>
          <table:table-cell office:value-type="string">
            <text:p>ESRB - E (Everyone)</text:p>
          </table:table-cell>
          <table:table-cell office:value-type="string">
            <text:p>Rayman 2 - The Great Escape </text:p>
          </table:table-cell>
          <table:table-cell office:value-type="string">
            <text:p>Ubisoft</text:p>
          </table:table-cell>
          <table:table-cell office:value-type="string">
            <text:p>Ubi Soft Entertainment Software</text:p>
          </table:table-cell>
          <table:table-cell office:value-type="string">
            <text:p>Platform</text:p>
          </table:table-cell>
          <table:table-cell office:value-type="string">
            <text:p>3.9</text:p>
          </table:table-cell>
          <table:table-cell office:value-type="string">
            <text:p>1 Player</text:p>
          </table:table-cell>
          <table:table-cell office:value-type="string">
            <text:p>A gang of pirates have invaded Rayman's world to seize its unique creatures and sell them to an intergalactic circus. Our mighty hero, Rayman, has been captured and stripped of his powers. He flees captivity and embarks on a dangerous mission to return to his conquered world where he must liberate all of his imprisoned friends from the pirates.****Just like Bugs Bunny: Lost in Time, the game is rendered in full 3D and contains action, adventure and mind twisting puzzles!</text:p>
          </table:table-cell>
          <table:table-cell table:style-name="Default"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Rayman 2 - The Great Escape (USA) (En,Fr,De,Es,It)&quot;&gt; &lt;year&gt;1999&lt;/year&gt; &lt;rating&gt;ESRB - E (Everyone)&lt;/rating&gt; &lt;title&gt;Rayman 2 - The Great Escape &lt;/title&gt; &lt;pub&gt;Ubisoft&lt;/pub&gt; &lt;dev&gt;Ubi Soft Entertainment Software&lt;/dev&gt; &lt;genre&gt;Platform&lt;/genre&gt; &lt;score&gt;3.9&lt;/score&gt; &lt;player&gt;1 Player&lt;/player&gt; &lt;story&gt;A gang of pirates have invaded Rayman's world to seize its unique creatures and sell them to an intergalactic circus. Our mighty hero, Rayman, has been captured and stripped of his powers. He flees captivity and embarks on a dangerous mission to return to his conquered world where he must liberate all of his imprisoned friends from the pirates.****Just like Bugs Bunny: Lost in Time, the game is rendered in full 3D and contains action, adventure and mind twisting puzzles!&lt;/story&gt; &lt;/game&gt;">
            <text:p>&lt;game name="Rayman 2 - The Great Escape (USA) (En,Fr,De,Es,It)"&gt; &lt;year&gt;1999&lt;/year&gt; &lt;rating&gt;ESRB - E (Everyone)&lt;/rating&gt; &lt;title&gt;Rayman 2 - The Great Escape &lt;/title&gt; &lt;pub&gt;Ubisoft&lt;/pub&gt; &lt;dev&gt;Ubi Soft Entertainment Software&lt;/dev&gt; &lt;genre&gt;Platform&lt;/genre&gt; &lt;score&gt;3.9&lt;/score&gt; &lt;player&gt;1 Player&lt;/player&gt; &lt;story&gt;A gang of pirates have invaded Rayman's world to seize its unique creatures and sell them to an intergalactic circus. Our mighty hero, Rayman, has been captured and stripped of his powers. He flees captivity and embarks on a dangerous mission to return to his conquered world where he must liberate all of his imprisoned friends from the pirates.****Just like Bugs Bunny: Lost in Time, the game is rendered in full 3D and contains action, adventure and mind twisting puzzles!&lt;/story&gt; &lt;/game&gt;</text:p>
          </table:table-cell>
          <table:table-cell table:number-columns-repeated="1012"/>
        </table:table-row>
        <table:table-row table:style-name="ro2">
          <table:table-cell office:value-type="string">
            <text:p>Razor Freestyle Scooter (USA)</text:p>
          </table:table-cell>
          <table:table-cell office:value-type="float" office:value="2001">
            <text:p>2001</text:p>
          </table:table-cell>
          <table:table-cell office:value-type="string">
            <text:p>ESRB - E (Everyone)</text:p>
          </table:table-cell>
          <table:table-cell office:value-type="string">
            <text:p>Razor Freestyle Scooter </text:p>
          </table:table-cell>
          <table:table-cell office:value-type="string">
            <text:p>Crave</text:p>
          </table:table-cell>
          <table:table-cell office:value-type="string">
            <text:p>Shaba Games LLC</text:p>
          </table:table-cell>
          <table:table-cell office:value-type="string">
            <text:p>Sports</text:p>
          </table:table-cell>
          <table:table-cell office:value-type="string">
            <text:p>3.0</text:p>
          </table:table-cell>
          <table:table-cell office:value-type="string">
            <text:p>1-2 Players</text:p>
          </table:table-cell>
          <table:table-cell office:value-type="string">
            <text:p>Razor Freestyle Scooter is an extreme-sports style action game modeled around small, nimble scooters. <text:s/>In contrast to most games of this type, there is a story. <text:s/>A crazed giant robot has kidnapped your skating buddies. <text:s/>By completing skating challenges at the robot's sky fortress, you must rescue your friends.****You skate around 3 large areas and attempt to perform wild tricks, collect scooter wheels, and earn bonus time. By completing an objective on all 3 areas, you unlock a sky fortress level in which you can rescue a new skater to control.****Gameplay is based heavily on the Tony Hawk series of games. Tricks consist of button and direction presses, and can be strung together with grinds to create </text:p>
          </table:table-cell>
          <table:table-cell table:style-name="Default"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Razor Freestyle Scooter (USA)&quot;&gt; &lt;year&gt;2001&lt;/year&gt; &lt;rating&gt;ESRB - E (Everyone)&lt;/rating&gt; &lt;title&gt;Razor Freestyle Scooter &lt;/title&gt; &lt;pub&gt;Crave&lt;/pub&gt; &lt;dev&gt;Shaba Games LLC&lt;/dev&gt; &lt;genre&gt;Sports&lt;/genre&gt; &lt;score&gt;3.0&lt;/score&gt; &lt;player&gt;1-2 Players&lt;/player&gt; &lt;story&gt;Razor Freestyle Scooter is an extreme-sports style action game modeled around small, nimble scooters.  In contrast to most games of this type, there is a story.  A crazed giant robot has kidnapped your skating buddies.  By completing skating challenges at the robot's sky fortress, you must rescue your friends.****You skate around 3 large areas and attempt to perform wild tricks, collect scooter wheels, and earn bonus time. By completing an objective on all 3 areas, you unlock a sky fortress level in which you can rescue a new skater to control.****Gameplay is based heavily on the Tony Hawk series of games. Tricks consist of button and direction presses, and can be strung together with grinds to create &lt;/story&gt; &lt;/game&gt;">
            <text:p>&lt;game name="Razor Freestyle Scooter (USA)"&gt; &lt;year&gt;2001&lt;/year&gt; &lt;rating&gt;ESRB - E (Everyone)&lt;/rating&gt; &lt;title&gt;Razor Freestyle Scooter &lt;/title&gt; &lt;pub&gt;Crave&lt;/pub&gt; &lt;dev&gt;Shaba Games LLC&lt;/dev&gt; &lt;genre&gt;Sports&lt;/genre&gt; &lt;score&gt;3.0&lt;/score&gt; &lt;player&gt;1-2 Players&lt;/player&gt; &lt;story&gt;Razor Freestyle Scooter is an extreme-sports style action game modeled around small, nimble scooters. <text:s/>In contrast to most games of this type, there is a story. <text:s/>A crazed giant robot has kidnapped your skating buddies. <text:s/>By completing skating challenges at the robot's sky fortress, you must rescue your friends.****You skate around 3 large areas and attempt to perform wild tricks, collect scooter wheels, and earn bonus time. By completing an objective on all 3 areas, you unlock a sky fortress level in which you can rescue a new skater to control.****Gameplay is based heavily on the Tony Hawk series of games. Tricks consist of button and direction presses, and can be strung together with grinds to create &lt;/story&gt; &lt;/game&gt;</text:p>
          </table:table-cell>
          <table:table-cell table:number-columns-repeated="1012"/>
        </table:table-row>
        <table:table-row table:style-name="ro1">
          <table:table-cell office:value-type="string">
            <text:p>Re-Volt (USA)</text:p>
          </table:table-cell>
          <table:table-cell office:value-type="float" office:value="1999">
            <text:p>1999</text:p>
          </table:table-cell>
          <table:table-cell office:value-type="string">
            <text:p>ESRB - E (Everyone)</text:p>
          </table:table-cell>
          <table:table-cell office:value-type="string">
            <text:p>Re-Volt </text:p>
          </table:table-cell>
          <table:table-cell office:value-type="string">
            <text:p>Acclaim</text:p>
          </table:table-cell>
          <table:table-cell office:value-type="string">
            <text:p>Acclaim Studios London</text:p>
          </table:table-cell>
          <table:table-cell office:value-type="string">
            <text:p>Driving</text:p>
          </table:table-cell>
          <table:table-cell office:value-type="string">
            <text:p>3.1</text:p>
          </table:table-cell>
          <table:table-cell table:style-name="ce2" office:value-type="string">
            <text:p>1-4 Players</text:p>
          </table:table-cell>
          <table:table-cell office:value-type="string">
            <text:p>For years, the Toy-Volt company has been producing toys and games for children all over the world. Within months of introducing their first products, Toy-Volt shot to the top! No one could put their finger on exactly what it was that made the toys so popular. Sure, they employed the best designers and marketers in the world, but there was something else about Toy-Volt toys, something almost.... magic. Now, their newest R/C cars really start to live! ****Re-Volt is a racing game where you take control over one of more than 28 R/C cars and drive on one of the 13 tracks. The tracks are varied, and include a toy shop, a supermarket, a luxury liner and more. It is possible to play a "reversed" (backwards) or "mirror" (reversed left and right) variety of each track. There are also 4 levels of realism to choose from. ****There are a couple of single- and multiplayer game modes to choose from. There's a Single Race, where you complete a single track while competing with several computer-controlled opponents; a Championship, where you try to complete a series of races in hopes of finishing on the top; and Multiplayer, where you play with live opponents. There's also a Time Trial, where you're alone on the track, and simply try to get as best a time as possible; a Practice mode, where you're free to drive around a track to learn its structure and shortcuts; and the Stunt Arena, where you drive around a special arena and try to collect stars situated in hard-to-reach places. ****In Single Race, Championship and Multiplayer there are power-ups scattered throughout the track; picking them up gives you a one-use random power, such as missiles to launch at pesky opponents, a star to temporarily freeze competitors in place or a lightning bolt, which makes your car shock opponents nearby to make them stop.</text:p>
          </table:table-cell>
          <table:table-cell table:style-name="Default"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Re-Volt (USA)&quot;&gt; &lt;year&gt;1999&lt;/year&gt; &lt;rating&gt;ESRB - E (Everyone)&lt;/rating&gt; &lt;title&gt;Re-Volt &lt;/title&gt; &lt;pub&gt;Acclaim&lt;/pub&gt; &lt;dev&gt;Acclaim Studios London&lt;/dev&gt; &lt;genre&gt;Driving&lt;/genre&gt; &lt;score&gt;3.1&lt;/score&gt; &lt;player&gt;1-4 Players&lt;/player&gt; &lt;story&gt;For years, the Toy-Volt company has been producing toys and games for children all over the world. Within months of introducing their first products, Toy-Volt shot to the top! No one could put their finger on exactly what it was that made the toys so popular. Sure, they employed the best designers and marketers in the world, but there was something else about Toy-Volt toys, something almost.... magic. Now, their newest R/C cars really start to live! ****Re-Volt is a racing game where you take control over one of more than 28 R/C cars and drive on one of the 13 tracks. The tracks are varied, and include a toy shop, a supermarket, a luxury liner and more. It is possible to play a &quot;reversed&quot; (backwards) or &quot;mirror&quot; (reversed left and right) variety of each track. There are also 4 levels of realism to choose from. ****There are a couple of single- and multiplayer game modes to choose from. There's a Single Race, where you complete a single track while competing with several computer-controlled opponents; a Championship, where you try to complete a series of races in hopes of finishing on the top; and Multiplayer, where you play with live opponents. There's also a Time Trial, where you're alone on the track, and simply try to get as best a time as possible; a Practice mode, where you're free to drive around a track to learn its structure and shortcuts; and the Stunt Arena, where you drive around a special arena and try to collect stars situated in hard-to-reach places. ****In Single Race, Championship and Multiplayer there are power-ups scattered throughout the track; picking them up gives you a one-use random power, such as missiles to launch at pesky opponents, a star to temporarily freeze competitors in place or a lightning bolt, which makes your car shock opponents nearby to make them stop.&lt;/story&gt; &lt;/game&gt;">
            <text:p>&lt;game name="Re-Volt (USA)"&gt; &lt;year&gt;1999&lt;/year&gt; &lt;rating&gt;ESRB - E (Everyone)&lt;/rating&gt; &lt;title&gt;Re-Volt &lt;/title&gt; &lt;pub&gt;Acclaim&lt;/pub&gt; &lt;dev&gt;Acclaim Studios London&lt;/dev&gt; &lt;genre&gt;Driving&lt;/genre&gt; &lt;score&gt;3.1&lt;/score&gt; &lt;player&gt;1-4 Players&lt;/player&gt; &lt;story&gt;For years, the Toy-Volt company has been producing toys and games for children all over the world. Within months of introducing their first products, Toy-Volt shot to the top! No one could put their finger on exactly what it was that made the toys so popular. Sure, they employed the best designers and marketers in the world, but there was something else about Toy-Volt toys, something almost.... magic. Now, their newest R/C cars really start to live! ****Re-Volt is a racing game where you take control over one of more than 28 R/C cars and drive on one of the 13 tracks. The tracks are varied, and include a toy shop, a supermarket, a luxury liner and more. It is possible to play a "reversed" (backwards) or "mirror" (reversed left and right) variety of each track. There are also 4 levels of realism to choose from. ****There are a couple of single- and multiplayer game modes to choose from. There's a Single Race, where you complete a single track while competing with several computer-controlled opponents; a Championship, where you try to complete a series of races in hopes of finishing on the top; and Multiplayer, where you play with live opponents. There's also a Time Trial, where you're alone on the track, and simply try to get as best a time as possible; a Practice mode, where you're free to drive around a track to learn its structure and shortcuts; and the Stunt Arena, where you drive around a special arena and try to collect stars situated in hard-to-reach places. ****In Single Race, Championship and Multiplayer there are power-ups scattered throughout the track; picking them up gives you a one-use random power, such as missiles to launch at pesky opponents, a star to temporarily freeze competitors in place or a lightning bolt, which makes your car shock opponents nearby to make them stop.&lt;/story&gt; &lt;/game&gt;</text:p>
          </table:table-cell>
          <table:table-cell table:number-columns-repeated="1012"/>
        </table:table-row>
        <table:table-row table:style-name="ro1">
          <table:table-cell office:value-type="string">
            <text:p>Ready 2 Rumble Boxing (USA)</text:p>
          </table:table-cell>
          <table:table-cell office:value-type="float" office:value="1999">
            <text:p>1999</text:p>
          </table:table-cell>
          <table:table-cell office:value-type="string">
            <text:p>ESRB - T (Teen)</text:p>
          </table:table-cell>
          <table:table-cell office:value-type="string">
            <text:p>Ready 2 Rumble Boxing </text:p>
          </table:table-cell>
          <table:table-cell office:value-type="string">
            <text:p>Midway</text:p>
          </table:table-cell>
          <table:table-cell office:value-type="string">
            <text:p>Point of View, Inc.</text:p>
          </table:table-cell>
          <table:table-cell office:value-type="string">
            <text:p>Boxing/Sports</text:p>
          </table:table-cell>
          <table:table-cell office:value-type="string">
            <text:p>3.9</text:p>
          </table:table-cell>
          <table:table-cell table:style-name="ce2" office:value-type="string">
            <text:p>1-4 Players</text:p>
          </table:table-cell>
          <table:table-cell office:value-type="string">
            <text:p>Ready 2 Rumble is a cartoon style boxing beat 'em up with plenty of strange looking characters to choose from and beat the hell out of. You can train your character up to the best of his/her ability and then fight the best in the world for the championship belt.</text:p>
          </table:table-cell>
          <table:table-cell table:style-name="Default"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Ready 2 Rumble Boxing (USA)&quot;&gt; &lt;year&gt;1999&lt;/year&gt; &lt;rating&gt;ESRB - T (Teen)&lt;/rating&gt; &lt;title&gt;Ready 2 Rumble Boxing &lt;/title&gt; &lt;pub&gt;Midway&lt;/pub&gt; &lt;dev&gt;Point of View, Inc.&lt;/dev&gt; &lt;genre&gt;Boxing/Sports&lt;/genre&gt; &lt;score&gt;3.9&lt;/score&gt; &lt;player&gt;1-4 Players&lt;/player&gt; &lt;story&gt;Ready 2 Rumble is a cartoon style boxing beat 'em up with plenty of strange looking characters to choose from and beat the hell out of. You can train your character up to the best of his/her ability and then fight the best in the world for the championship belt.&lt;/story&gt; &lt;/game&gt;">
            <text:p>&lt;game name="Ready 2 Rumble Boxing (USA)"&gt; &lt;year&gt;1999&lt;/year&gt; &lt;rating&gt;ESRB - T (Teen)&lt;/rating&gt; &lt;title&gt;Ready 2 Rumble Boxing &lt;/title&gt; &lt;pub&gt;Midway&lt;/pub&gt; &lt;dev&gt;Point of View, Inc.&lt;/dev&gt; &lt;genre&gt;Boxing/Sports&lt;/genre&gt; &lt;score&gt;3.9&lt;/score&gt; &lt;player&gt;1-4 Players&lt;/player&gt; &lt;story&gt;Ready 2 Rumble is a cartoon style boxing beat 'em up with plenty of strange looking characters to choose from and beat the hell out of. You can train your character up to the best of his/her ability and then fight the best in the world for the championship belt.&lt;/story&gt; &lt;/game&gt;</text:p>
          </table:table-cell>
          <table:table-cell table:number-columns-repeated="1012"/>
        </table:table-row>
        <table:table-row table:style-name="ro1">
          <table:table-cell office:value-type="string">
            <text:p>Ready 2 Rumble Boxing - Round 2 (USA)</text:p>
          </table:table-cell>
          <table:table-cell office:value-type="float" office:value="2000">
            <text:p>2000</text:p>
          </table:table-cell>
          <table:table-cell office:value-type="string">
            <text:p>ESRB - T (Teen)</text:p>
          </table:table-cell>
          <table:table-cell office:value-type="string">
            <text:p>Ready 2 Rumble Boxing - Round 2 </text:p>
          </table:table-cell>
          <table:table-cell office:value-type="string">
            <text:p>Midway</text:p>
          </table:table-cell>
          <table:table-cell office:value-type="string">
            <text:p>Midway Games, Inc.</text:p>
          </table:table-cell>
          <table:table-cell office:value-type="string">
            <text:p>Boxing/Sports</text:p>
          </table:table-cell>
          <table:table-cell office:value-type="string">
            <text:p>4.0</text:p>
          </table:table-cell>
          <table:table-cell table:style-name="ce2" office:value-type="string">
            <text:p>1-4 Players</text:p>
          </table:table-cell>
          <table:table-cell office:value-type="string">
            <text:p>Ready 2 Rumble: Round 2 is a cartoon style boxing beat 'em up with plenty of strange looking characters to choose from and beat the hell out of. You can train your character up to the best of his/her ability and then fight the best in the world for the championship belt. ****Round 2 adds some new play modes and characters into the mix of previous fighters. In this round, there are now 3 levels to the RUMBLE combo gauge (much like a Street Fighter game). Once you reach the third level, you can hit your enemy for six, out of the ring and into the crowd.</text:p>
          </table:table-cell>
          <table:table-cell table:style-name="Default"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Ready 2 Rumble Boxing - Round 2 (USA)&quot;&gt; &lt;year&gt;2000&lt;/year&gt; &lt;rating&gt;ESRB - T (Teen)&lt;/rating&gt; &lt;title&gt;Ready 2 Rumble Boxing - Round 2 &lt;/title&gt; &lt;pub&gt;Midway&lt;/pub&gt; &lt;dev&gt;Midway Games, Inc.&lt;/dev&gt; &lt;genre&gt;Boxing/Sports&lt;/genre&gt; &lt;score&gt;4.0&lt;/score&gt; &lt;player&gt;1-4 Players&lt;/player&gt; &lt;story&gt;Ready 2 Rumble: Round 2 is a cartoon style boxing beat 'em up with plenty of strange looking characters to choose from and beat the hell out of. You can train your character up to the best of his/her ability and then fight the best in the world for the championship belt. ****Round 2 adds some new play modes and characters into the mix of previous fighters. In this round, there are now 3 levels to the RUMBLE combo gauge (much like a Street Fighter game). Once you reach the third level, you can hit your enemy for six, out of the ring and into the crowd.&lt;/story&gt; &lt;/game&gt;">
            <text:p>&lt;game name="Ready 2 Rumble Boxing - Round 2 (USA)"&gt; &lt;year&gt;2000&lt;/year&gt; &lt;rating&gt;ESRB - T (Teen)&lt;/rating&gt; &lt;title&gt;Ready 2 Rumble Boxing - Round 2 &lt;/title&gt; &lt;pub&gt;Midway&lt;/pub&gt; &lt;dev&gt;Midway Games, Inc.&lt;/dev&gt; &lt;genre&gt;Boxing/Sports&lt;/genre&gt; &lt;score&gt;4.0&lt;/score&gt; &lt;player&gt;1-4 Players&lt;/player&gt; &lt;story&gt;Ready 2 Rumble: Round 2 is a cartoon style boxing beat 'em up with plenty of strange looking characters to choose from and beat the hell out of. You can train your character up to the best of his/her ability and then fight the best in the world for the championship belt. ****Round 2 adds some new play modes and characters into the mix of previous fighters. In this round, there are now 3 levels to the RUMBLE combo gauge (much like a Street Fighter game). Once you reach the third level, you can hit your enemy for six, out of the ring and into the crowd.&lt;/story&gt; &lt;/game&gt;</text:p>
          </table:table-cell>
          <table:table-cell table:number-columns-repeated="1012"/>
        </table:table-row>
        <table:table-row table:style-name="ro2">
          <table:table-cell office:value-type="string">
            <text:p>Resident Evil 2 (USA) (Rev A)</text:p>
          </table:table-cell>
          <table:table-cell office:value-type="float" office:value="2000">
            <text:p>2000</text:p>
          </table:table-cell>
          <table:table-cell office:value-type="string">
            <text:p>ESRB - M (Mature)</text:p>
          </table:table-cell>
          <table:table-cell office:value-type="string">
            <text:p>Resident Evil 2 </text:p>
          </table:table-cell>
          <table:table-cell office:value-type="string">
            <text:p>Capcom</text:p>
          </table:table-cell>
          <table:table-cell office:value-type="string">
            <text:p>Capcom Co., Ltd.</text:p>
          </table:table-cell>
          <table:table-cell office:value-type="string">
            <text:p>Adventure</text:p>
          </table:table-cell>
          <table:table-cell office:value-type="string">
            <text:p>4.0</text:p>
          </table:table-cell>
          <table:table-cell office:value-type="string">
            <text:p>1 Player</text:p>
          </table:table-cell>
          <table:table-cell office:value-type="string">
            <text:p>Ready or not, the terror of Resident Evil 2 is here. In chapter one, the case of the disastrous T-virus outbreak--a mutagenic toxin designed for biological weapons--was eventually closed but the experiments were far from over. Control the destiny of Leon Kennedy or Claire Redfield as their nightmare begins when a biotech terror runs rampant in Raccoon City. Relentless zombies and hideous monsters are all out for a taste of your blood. If the suspense doesn't kill you, something else will.</text:p>
          </table:table-cell>
          <table:table-cell table:style-name="Default"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Resident Evil 2 (USA) (Rev A)&quot;&gt; &lt;year&gt;2000&lt;/year&gt; &lt;rating&gt;ESRB - M (Mature)&lt;/rating&gt; &lt;title&gt;Resident Evil 2 &lt;/title&gt; &lt;pub&gt;Capcom&lt;/pub&gt; &lt;dev&gt;Capcom Co., Ltd.&lt;/dev&gt; &lt;genre&gt;Adventure&lt;/genre&gt; &lt;score&gt;4.0&lt;/score&gt; &lt;player&gt;1 Player&lt;/player&gt; &lt;story&gt;Ready or not, the terror of Resident Evil 2 is here. In chapter one, the case of the disastrous T-virus outbreak--a mutagenic toxin designed for biological weapons--was eventually closed but the experiments were far from over. Control the destiny of Leon Kennedy or Claire Redfield as their nightmare begins when a biotech terror runs rampant in Raccoon City. Relentless zombies and hideous monsters are all out for a taste of your blood. If the suspense doesn't kill you, something else will.&lt;/story&gt; &lt;/game&gt;">
            <text:p>&lt;game name="Resident Evil 2 (USA) (Rev A)"&gt; &lt;year&gt;2000&lt;/year&gt; &lt;rating&gt;ESRB - M (Mature)&lt;/rating&gt; &lt;title&gt;Resident Evil 2 &lt;/title&gt; &lt;pub&gt;Capcom&lt;/pub&gt; &lt;dev&gt;Capcom Co., Ltd.&lt;/dev&gt; &lt;genre&gt;Adventure&lt;/genre&gt; &lt;score&gt;4.0&lt;/score&gt; &lt;player&gt;1 Player&lt;/player&gt; &lt;story&gt;Ready or not, the terror of Resident Evil 2 is here. In chapter one, the case of the disastrous T-virus outbreak--a mutagenic toxin designed for biological weapons--was eventually closed but the experiments were far from over. Control the destiny of Leon Kennedy or Claire Redfield as their nightmare begins when a biotech terror runs rampant in Raccoon City. Relentless zombies and hideous monsters are all out for a taste of your blood. If the suspense doesn't kill you, something else will.&lt;/story&gt; &lt;/game&gt;</text:p>
          </table:table-cell>
          <table:table-cell table:number-columns-repeated="1012"/>
        </table:table-row>
        <table:table-row table:style-name="ro2">
          <table:table-cell office:value-type="string">
            <text:p>Road Rash 64 (USA)</text:p>
          </table:table-cell>
          <table:table-cell office:value-type="float" office:value="1999">
            <text:p>1999</text:p>
          </table:table-cell>
          <table:table-cell office:value-type="string">
            <text:p>ESRB - T (Teen)</text:p>
          </table:table-cell>
          <table:table-cell office:value-type="string">
            <text:p>Road Rash 64 </text:p>
          </table:table-cell>
          <table:table-cell office:value-type="string">
            <text:p>THQ</text:p>
          </table:table-cell>
          <table:table-cell office:value-type="string">
            <text:p>Pacific Coast Power and Light</text:p>
          </table:table-cell>
          <table:table-cell office:value-type="string">
            <text:p>Motorcycle</text:p>
          </table:table-cell>
          <table:table-cell office:value-type="string">
            <text:p>3.4</text:p>
          </table:table-cell>
          <table:table-cell office:value-type="string">
            <text:p>1-2 Players</text:p>
          </table:table-cell>
          <table:table-cell office:value-type="string">
            <text:p>First version of Road Rash for any Nintendo system. <text:s/>The game was originally supposed to be a port of Road Rash 3D but ended up being an original product. <text:s/>Like other Road Rash titles, it featured motorcycle racing and combat, although RR64 had more of an emphasis on combat than on racing.</text:p>
          </table:table-cell>
          <table:table-cell table:style-name="Default"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Road Rash 64 (USA)&quot;&gt; &lt;year&gt;1999&lt;/year&gt; &lt;rating&gt;ESRB - T (Teen)&lt;/rating&gt; &lt;title&gt;Road Rash 64 &lt;/title&gt; &lt;pub&gt;THQ&lt;/pub&gt; &lt;dev&gt;Pacific Coast Power and Light&lt;/dev&gt; &lt;genre&gt;Motorcycle&lt;/genre&gt; &lt;score&gt;3.4&lt;/score&gt; &lt;player&gt;1-2 Players&lt;/player&gt; &lt;story&gt;First version of Road Rash for any Nintendo system.  The game was originally supposed to be a port of Road Rash 3D but ended up being an original product.  Like other Road Rash titles, it featured motorcycle racing and combat, although RR64 had more of an emphasis on combat than on racing.&lt;/story&gt; &lt;/game&gt;">
            <text:p>&lt;game name="Road Rash 64 (USA)"&gt; &lt;year&gt;1999&lt;/year&gt; &lt;rating&gt;ESRB - T (Teen)&lt;/rating&gt; &lt;title&gt;Road Rash 64 &lt;/title&gt; &lt;pub&gt;THQ&lt;/pub&gt; &lt;dev&gt;Pacific Coast Power and Light&lt;/dev&gt; &lt;genre&gt;Motorcycle&lt;/genre&gt; &lt;score&gt;3.4&lt;/score&gt; &lt;player&gt;1-2 Players&lt;/player&gt; &lt;story&gt;First version of Road Rash for any Nintendo system. <text:s/>The game was originally supposed to be a port of Road Rash 3D but ended up being an original product. <text:s/>Like other Road Rash titles, it featured motorcycle racing and combat, although RR64 had more of an emphasis on combat than on racing.&lt;/story&gt; &lt;/game&gt;</text:p>
          </table:table-cell>
          <table:table-cell table:number-columns-repeated="1012"/>
        </table:table-row>
        <table:table-row table:style-name="ro1">
          <table:table-cell office:value-type="string">
            <text:p>Roadsters Trophy (USA) (En,Fr,Es)</text:p>
          </table:table-cell>
          <table:table-cell office:value-type="float" office:value="1999">
            <text:p>1999</text:p>
          </table:table-cell>
          <table:table-cell office:value-type="string">
            <text:p>ESRB - E (Everyone)</text:p>
          </table:table-cell>
          <table:table-cell office:value-type="string">
            <text:p>Roadsters Trophy </text:p>
          </table:table-cell>
          <table:table-cell office:value-type="string">
            <text:p>Titus Software</text:p>
          </table:table-cell>
          <table:table-cell office:value-type="string">
            <text:p>Titus Interactive, S.A.</text:p>
          </table:table-cell>
          <table:table-cell office:value-type="string">
            <text:p>Driving</text:p>
          </table:table-cell>
          <table:table-cell office:value-type="string">
            <text:p>3.1</text:p>
          </table:table-cell>
          <table:table-cell table:style-name="ce2" office:value-type="string">
            <text:p>1-4 Players</text:p>
          </table:table-cell>
          <table:table-cell office:value-type="string">
            <text:p>Roadsters is a car racing game that features both licensed cars from manufacturers like Mitsubishi, Alfa Romeo, Lotus, etc., and unlicensed cars from imaginary manufacturers that are based and bare great resemblance to their equivalent, real car models. The game has 8 racers and 34 cars from which you can choose from and 4 modes in total:****1. Roadster Trophy – The player starts by selecting one of the available racers and is given a sum of money that must be used to acquire a car. There are 3 divisions in which the player can compete on with the 3rd being of the easiest difficulty and requiring less money to participate; <text:s/>the 1st being the most difficult one and needing a higher amount of money in order to participate. More money can be earned by winning the races and that in turn allows to buy new cars or upgrade the ones that are already in <text:s/>possession.****Multi-Player – Multi-player mode supports up to 2 human players that can compete in any of the available circuits with 4 more CPU controlled racers. The mode allows for either vertical or horizontal split screen. ****Quick Race – In Quick Race the player can select the racer, car, circuit and weather conditions, and race against 7 more CPU controlled players.****Time Trial – Like Quick Race mode, the player can also select here the racer, car, circuit and weather conditions but without the competition of the other modes, the player races against time for as many laps as the player wants.</text:p>
          </table:table-cell>
          <table:table-cell table:style-name="Default"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Roadsters Trophy (USA) (En,Fr,Es)&quot;&gt; &lt;year&gt;1999&lt;/year&gt; &lt;rating&gt;ESRB - E (Everyone)&lt;/rating&gt; &lt;title&gt;Roadsters Trophy &lt;/title&gt; &lt;pub&gt;Titus Software&lt;/pub&gt; &lt;dev&gt;Titus Interactive, S.A.&lt;/dev&gt; &lt;genre&gt;Driving&lt;/genre&gt; &lt;score&gt;3.1&lt;/score&gt; &lt;player&gt;1-4 Players&lt;/player&gt; &lt;story&gt;Roadsters is a car racing game that features both licensed cars from manufacturers like Mitsubishi, Alfa Romeo, Lotus, etc., and unlicensed cars from imaginary manufacturers that are based and bare great resemblance to their equivalent, real car models. The game has 8 racers and 34 cars from which you can choose from and 4 modes in total:****1. Roadster Trophy – The player starts by selecting one of the available racers and is given a sum of money that must be used to acquire a car. There are 3 divisions in which the player can compete on with the 3rd being of the easiest difficulty and requiring less money to participate;  the 1st being the most difficult one and needing a higher amount of money in order to participate. More money can be earned by winning the races and that in turn allows to buy new cars or upgrade the ones that are already in  possession.****Multi-Player – Multi-player mode supports up to 2 human players that can compete in any of the available circuits with 4 more CPU controlled racers. The mode allows for either vertical or horizontal split screen. ****Quick Race – In Quick Race the player can select the racer, car, circuit and weather conditions, and race against 7 more CPU controlled players.****Time Trial – Like Quick Race mode, the player can also select here the racer, car, circuit and weather conditions but without the competition of the other modes, the player races against time for as many laps as the player wants.&lt;/story&gt; &lt;/game&gt;">
            <text:p>&lt;game name="Roadsters Trophy (USA) (En,Fr,Es)"&gt; &lt;year&gt;1999&lt;/year&gt; &lt;rating&gt;ESRB - E (Everyone)&lt;/rating&gt; &lt;title&gt;Roadsters Trophy &lt;/title&gt; &lt;pub&gt;Titus Software&lt;/pub&gt; &lt;dev&gt;Titus Interactive, S.A.&lt;/dev&gt; &lt;genre&gt;Driving&lt;/genre&gt; &lt;score&gt;3.1&lt;/score&gt; &lt;player&gt;1-4 Players&lt;/player&gt; &lt;story&gt;Roadsters is a car racing game that features both licensed cars from manufacturers like Mitsubishi, Alfa Romeo, Lotus, etc., and unlicensed cars from imaginary manufacturers that are based and bare great resemblance to their equivalent, real car models. The game has 8 racers and 34 cars from which you can choose from and 4 modes in total:****1. Roadster Trophy – The player starts by selecting one of the available racers and is given a sum of money that must be used to acquire a car. There are 3 divisions in which the player can compete on with the 3rd being of the easiest difficulty and requiring less money to participate; <text:s/>the 1st being the most difficult one and needing a higher amount of money in order to participate. More money can be earned by winning the races and that in turn allows to buy new cars or upgrade the ones that are already in <text:s/>possession.****Multi-Player – Multi-player mode supports up to 2 human players that can compete in any of the available circuits with 4 more CPU controlled racers. The mode allows for either vertical or horizontal split screen. ****Quick Race – In Quick Race the player can select the racer, car, circuit and weather conditions, and race against 7 more CPU controlled players.****Time Trial – Like Quick Race mode, the player can also select here the racer, car, circuit and weather conditions but without the competition of the other modes, the player races against time for as many laps as the player wants.&lt;/story&gt; &lt;/game&gt;</text:p>
          </table:table-cell>
          <table:table-cell table:number-columns-repeated="1012"/>
        </table:table-row>
        <table:table-row table:style-name="ro2">
          <table:table-cell office:value-type="string">
            <text:p>Robotron 64 (USA)</text:p>
          </table:table-cell>
          <table:table-cell office:value-type="float" office:value="1998">
            <text:p>1998</text:p>
          </table:table-cell>
          <table:table-cell office:value-type="string">
            <text:p>ESRB - T (Teen)</text:p>
          </table:table-cell>
          <table:table-cell office:value-type="string">
            <text:p>Robotron 64 </text:p>
          </table:table-cell>
          <table:table-cell office:value-type="string">
            <text:p>Crave</text:p>
          </table:table-cell>
          <table:table-cell office:value-type="string">
            <text:p>Player 1</text:p>
          </table:table-cell>
          <table:table-cell office:value-type="string">
            <text:p>Action</text:p>
          </table:table-cell>
          <table:table-cell office:value-type="string">
            <text:p>4.0</text:p>
          </table:table-cell>
          <table:table-cell office:value-type="string">
            <text:p>1 Player</text:p>
          </table:table-cell>
          <table:table-cell office:value-type="string">
            <text:p>The retro shooter returns with the same addictive gameplay of the original arcade game, but now with the added power of the Nintendo 64.****The aim of the game is simple. Shoot all the enemies on each grid while saving the humans from certain death. Power-ups and items can be picked up to increase your shooting and speed ability, and the further you go in the game, the more enemies attack and the more difficult it gets to save the humans.****Options include the ability to plug in a second N64 controller for added control of the character on the game screen (i.e. two analog sticks). The brand new 3D engine, while sporting similar styled graphics that hark back to the 80's classic, also boasts fuller textures and greater mobility for the character.</text:p>
          </table:table-cell>
          <table:table-cell table:style-name="Default"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Robotron 64 (USA)&quot;&gt; &lt;year&gt;1998&lt;/year&gt; &lt;rating&gt;ESRB - T (Teen)&lt;/rating&gt; &lt;title&gt;Robotron 64 &lt;/title&gt; &lt;pub&gt;Crave&lt;/pub&gt; &lt;dev&gt;Player 1&lt;/dev&gt; &lt;genre&gt;Action&lt;/genre&gt; &lt;score&gt;4.0&lt;/score&gt; &lt;player&gt;1 Player&lt;/player&gt; &lt;story&gt;The retro shooter returns with the same addictive gameplay of the original arcade game, but now with the added power of the Nintendo 64.****The aim of the game is simple. Shoot all the enemies on each grid while saving the humans from certain death. Power-ups and items can be picked up to increase your shooting and speed ability, and the further you go in the game, the more enemies attack and the more difficult it gets to save the humans.****Options include the ability to plug in a second N64 controller for added control of the character on the game screen (i.e. two analog sticks). The brand new 3D engine, while sporting similar styled graphics that hark back to the 80's classic, also boasts fuller textures and greater mobility for the character.&lt;/story&gt; &lt;/game&gt;">
            <text:p>&lt;game name="Robotron 64 (USA)"&gt; &lt;year&gt;1998&lt;/year&gt; &lt;rating&gt;ESRB - T (Teen)&lt;/rating&gt; &lt;title&gt;Robotron 64 &lt;/title&gt; &lt;pub&gt;Crave&lt;/pub&gt; &lt;dev&gt;Player 1&lt;/dev&gt; &lt;genre&gt;Action&lt;/genre&gt; &lt;score&gt;4.0&lt;/score&gt; &lt;player&gt;1 Player&lt;/player&gt; &lt;story&gt;The retro shooter returns with the same addictive gameplay of the original arcade game, but now with the added power of the Nintendo 64.****The aim of the game is simple. Shoot all the enemies on each grid while saving the humans from certain death. Power-ups and items can be picked up to increase your shooting and speed ability, and the further you go in the game, the more enemies attack and the more difficult it gets to save the humans.****Options include the ability to plug in a second N64 controller for added control of the character on the game screen (i.e. two analog sticks). The brand new 3D engine, while sporting similar styled graphics that hark back to the 80's classic, also boasts fuller textures and greater mobility for the character.&lt;/story&gt; &lt;/game&gt;</text:p>
          </table:table-cell>
          <table:table-cell table:number-columns-repeated="1012"/>
        </table:table-row>
        <table:table-row table:style-name="ro2">
          <table:table-cell office:value-type="string">
            <text:p>Rocket - Robot on Wheels (USA)</text:p>
          </table:table-cell>
          <table:table-cell office:value-type="float" office:value="1999">
            <text:p>1999</text:p>
          </table:table-cell>
          <table:table-cell office:value-type="string">
            <text:p>ESRB - E (Everyone)</text:p>
          </table:table-cell>
          <table:table-cell office:value-type="string">
            <text:p>Rocket - Robot on Wheels </text:p>
          </table:table-cell>
          <table:table-cell office:value-type="string">
            <text:p>Ubisoft</text:p>
          </table:table-cell>
          <table:table-cell office:value-type="string">
            <text:p>Sucker Punch Productions LLC</text:p>
          </table:table-cell>
          <table:table-cell office:value-type="string">
            <text:p>Platform</text:p>
          </table:table-cell>
          <table:table-cell office:value-type="string">
            <text:p>3.8</text:p>
          </table:table-cell>
          <table:table-cell office:value-type="string">
            <text:p>1 Player</text:p>
          </table:table-cell>
          <table:table-cell office:value-type="string">
            <text:p>Whoopy World was finished. <text:s/>The high-tech theme-park would be opening tomorrow. <text:s/>How much Rocket, the maintenance robot, wanted to go and see it he could not even tell, but the professor barely noticed. <text:s/>Then it happened. <text:s/>Jojo the raccoon, sick of playing second banana to the insipid Whoopy the walrus, stole all of the tokens, tickets, and Whoopy. <text:s/>There was no time to tell anybody, Rocket had to go and stop Jojo alone.****Rocket: Robot on Wheels is a 3D platformer like no other. <text:s/>It features 8 vehicles in 6 worlds all in unscripted, realtime physics. <text:s/>As Rocket you have to go through the worlds collecting (suddenly a dirty word) tokens and tickets and fixing machines to get the park up and running again. <text:s/>The vehicles are everything from a customizable roller-coaster to a paintball tank that allows you to paint the town red, or any other color you choose. <text:s/>In standard platformer fashion, tickets are hidden in out-of reach places or held by characters who give them to you, after you beat them at their own game. <text:s/>The realtime physics engine makes it even more interesting with objects actually tumbling and falling like they would in real life.</text:p>
          </table:table-cell>
          <table:table-cell table:style-name="Default"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Rocket - Robot on Wheels (USA)&quot;&gt; &lt;year&gt;1999&lt;/year&gt; &lt;rating&gt;ESRB - E (Everyone)&lt;/rating&gt; &lt;title&gt;Rocket - Robot on Wheels &lt;/title&gt; &lt;pub&gt;Ubisoft&lt;/pub&gt; &lt;dev&gt;Sucker Punch Productions LLC&lt;/dev&gt; &lt;genre&gt;Platform&lt;/genre&gt; &lt;score&gt;3.8&lt;/score&gt; &lt;player&gt;1 Player&lt;/player&gt; &lt;story&gt;Whoopy World was finished.  The high-tech theme-park would be opening tomorrow.  How much Rocket, the maintenance robot, wanted to go and see it he could not even tell, but the professor barely noticed.  Then it happened.  Jojo the raccoon, sick of playing second banana to the insipid Whoopy the walrus, stole all of the tokens, tickets, and Whoopy.  There was no time to tell anybody, Rocket had to go and stop Jojo alone.****Rocket: Robot on Wheels is a 3D platformer like no other.  It features 8 vehicles in 6 worlds all in unscripted, realtime physics.  As Rocket you have to go through the worlds collecting (suddenly a dirty word) tokens and tickets and fixing machines to get the park up and running again.  The vehicles are everything from a customizable roller-coaster to a paintball tank that allows you to paint the town red, or any other color you choose.  In standard platformer fashion, tickets are hidden in out-of reach places or held by characters who give them to you, after you beat them at their own game.  The realtime physics engine makes it even more interesting with objects actually tumbling and falling like they would in real life.&lt;/story&gt; &lt;/game&gt;">
            <text:p>&lt;game name="Rocket - Robot on Wheels (USA)"&gt; &lt;year&gt;1999&lt;/year&gt; &lt;rating&gt;ESRB - E (Everyone)&lt;/rating&gt; &lt;title&gt;Rocket - Robot on Wheels &lt;/title&gt; &lt;pub&gt;Ubisoft&lt;/pub&gt; &lt;dev&gt;Sucker Punch Productions LLC&lt;/dev&gt; &lt;genre&gt;Platform&lt;/genre&gt; &lt;score&gt;3.8&lt;/score&gt; &lt;player&gt;1 Player&lt;/player&gt; &lt;story&gt;Whoopy World was finished. <text:s/>The high-tech theme-park would be opening tomorrow. <text:s/>How much Rocket, the maintenance robot, wanted to go and see it he could not even tell, but the professor barely noticed. <text:s/>Then it happened. <text:s/>Jojo the raccoon, sick of playing second banana to the insipid Whoopy the walrus, stole all of the tokens, tickets, and Whoopy. <text:s/>There was no time to tell anybody, Rocket had to go and stop Jojo alone.****Rocket: Robot on Wheels is a 3D platformer like no other. <text:s/>It features 8 vehicles in 6 worlds all in unscripted, realtime physics. <text:s/>As Rocket you have to go through the worlds collecting (suddenly a dirty word) tokens and tickets and fixing machines to get the park up and running again. <text:s/>The vehicles are everything from a customizable roller-coaster to a paintball tank that allows you to paint the town red, or any other color you choose. <text:s/>In standard platformer fashion, tickets are hidden in out-of reach places or held by characters who give them to you, after you beat them at their own game. <text:s/>The realtime physics engine makes it even more interesting with objects actually tumbling and falling like they would in real life.&lt;/story&gt; &lt;/game&gt;</text:p>
          </table:table-cell>
          <table:table-cell table:number-columns-repeated="1012"/>
        </table:table-row>
        <table:table-row table:style-name="ro1">
          <table:table-cell office:value-type="string">
            <text:p>RR64 - Ridge Racer 64 (USA)</text:p>
          </table:table-cell>
          <table:table-cell office:value-type="float" office:value="2000">
            <text:p>2000</text:p>
          </table:table-cell>
          <table:table-cell office:value-type="string">
            <text:p>ESRB - E (Everyone)</text:p>
          </table:table-cell>
          <table:table-cell office:value-type="string">
            <text:p>RR64 - Ridge Racer 64 </text:p>
          </table:table-cell>
          <table:table-cell office:value-type="string">
            <text:p>Nintendo</text:p>
          </table:table-cell>
          <table:table-cell office:value-type="string">
            <text:p>Namco Limited,</text:p>
          </table:table-cell>
          <table:table-cell office:value-type="string">
            <text:p>Driving</text:p>
          </table:table-cell>
          <table:table-cell office:value-type="string">
            <text:p>4.1</text:p>
          </table:table-cell>
          <table:table-cell table:style-name="ce2" office:value-type="string">
            <text:p>1-4 Players</text:p>
          </table:table-cell>
          <table:table-cell office:value-type="string">
            <text:p>Ridge Racer makes its first appearance on a Nintendo console, including all of the fast, pick up and play action previously seen in the series on Playstation and in arcades.****RR64 includes three tracks, each with three variations, making a total of nine tracks to get through. 25 cars are on offer, each with different power and speed abilities.****Single player and multiplayer modes are included. Beat the clock and get to the finish line first to win.</text:p>
          </table:table-cell>
          <table:table-cell table:style-name="Default"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RR64 - Ridge Racer 64 (USA)&quot;&gt; &lt;year&gt;2000&lt;/year&gt; &lt;rating&gt;ESRB - E (Everyone)&lt;/rating&gt; &lt;title&gt;RR64 - Ridge Racer 64 &lt;/title&gt; &lt;pub&gt;Nintendo&lt;/pub&gt; &lt;dev&gt;Namco Limited,&lt;/dev&gt; &lt;genre&gt;Driving&lt;/genre&gt; &lt;score&gt;4.1&lt;/score&gt; &lt;player&gt;1-4 Players&lt;/player&gt; &lt;story&gt;Ridge Racer makes its first appearance on a Nintendo console, including all of the fast, pick up and play action previously seen in the series on Playstation and in arcades.****RR64 includes three tracks, each with three variations, making a total of nine tracks to get through. 25 cars are on offer, each with different power and speed abilities.****Single player and multiplayer modes are included. Beat the clock and get to the finish line first to win.&lt;/story&gt; &lt;/game&gt;">
            <text:p>&lt;game name="RR64 - Ridge Racer 64 (USA)"&gt; &lt;year&gt;2000&lt;/year&gt; &lt;rating&gt;ESRB - E (Everyone)&lt;/rating&gt; &lt;title&gt;RR64 - Ridge Racer 64 &lt;/title&gt; &lt;pub&gt;Nintendo&lt;/pub&gt; &lt;dev&gt;Namco Limited,&lt;/dev&gt; &lt;genre&gt;Driving&lt;/genre&gt; &lt;score&gt;4.1&lt;/score&gt; &lt;player&gt;1-4 Players&lt;/player&gt; &lt;story&gt;Ridge Racer makes its first appearance on a Nintendo console, including all of the fast, pick up and play action previously seen in the series on Playstation and in arcades.****RR64 includes three tracks, each with three variations, making a total of nine tracks to get through. 25 cars are on offer, each with different power and speed abilities.****Single player and multiplayer modes are included. Beat the clock and get to the finish line first to win.&lt;/story&gt; &lt;/game&gt;</text:p>
          </table:table-cell>
          <table:table-cell table:number-columns-repeated="1012"/>
        </table:table-row>
        <table:table-row table:style-name="ro1">
          <table:table-cell office:value-type="string">
            <text:p>Rugrats - Scavenger Hunt (USA)</text:p>
          </table:table-cell>
          <table:table-cell office:value-type="float" office:value="1999">
            <text:p>1999</text:p>
          </table:table-cell>
          <table:table-cell office:value-type="string">
            <text:p>ESRB - E (Everyone)</text:p>
          </table:table-cell>
          <table:table-cell office:value-type="string">
            <text:p>Rugrats - Scavenger Hunt </text:p>
          </table:table-cell>
          <table:table-cell office:value-type="string">
            <text:p>THQ</text:p>
          </table:table-cell>
          <table:table-cell office:value-type="string">
            <text:p>Realtime Associates Seattle Division</text:p>
          </table:table-cell>
          <table:table-cell office:value-type="string">
            <text:p>Board Games</text:p>
          </table:table-cell>
          <table:table-cell office:value-type="string">
            <text:p>2.9</text:p>
          </table:table-cell>
          <table:table-cell table:style-name="ce2" office:value-type="string">
            <text:p>1-4 Players</text:p>
          </table:table-cell>
          <table:table-cell office:value-type="string">
            <text:p>Rugrats: Scavenger Hunt is a party game based on the Daytime Emmy-award winning animated television series Rugrats. The game features three distinct board games that are represented in 3D similar to Mario Party. On each board the objective is to find a missing item.****In Angelica's Temple of Gloom you have to beat Angelica in reaching various pieces of an Aztec statue. The Pirate Treasure hunt requires the Rugrats to travel underwater to find buried treasure. The Reptar Rally lets them collect candy on Candy Island.****The game can be played with up to four players (or NPC players). each turn you can move as many paces as you got on the spinner (a replacement for dice). Some tiles have special actions attached to them that let you move further or gain or lose cookies. Each Rugrat also has limited energy, when they move a lot they get tired and have to take a nap to regain energy. You can collect Toy Cards to open doors or use against friends to gain an edge.</text:p>
          </table:table-cell>
          <table:table-cell table:style-name="Default"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Rugrats - Scavenger Hunt (USA)&quot;&gt; &lt;year&gt;1999&lt;/year&gt; &lt;rating&gt;ESRB - E (Everyone)&lt;/rating&gt; &lt;title&gt;Rugrats - Scavenger Hunt &lt;/title&gt; &lt;pub&gt;THQ&lt;/pub&gt; &lt;dev&gt;Realtime Associates Seattle Division&lt;/dev&gt; &lt;genre&gt;Board Games&lt;/genre&gt; &lt;score&gt;2.9&lt;/score&gt; &lt;player&gt;1-4 Players&lt;/player&gt; &lt;story&gt;Rugrats: Scavenger Hunt is a party game based on the Daytime Emmy-award winning animated television series Rugrats. The game features three distinct board games that are represented in 3D similar to Mario Party. On each board the objective is to find a missing item.****In Angelica's Temple of Gloom you have to beat Angelica in reaching various pieces of an Aztec statue. The Pirate Treasure hunt requires the Rugrats to travel underwater to find buried treasure. The Reptar Rally lets them collect candy on Candy Island.****The game can be played with up to four players (or NPC players). each turn you can move as many paces as you got on the spinner (a replacement for dice). Some tiles have special actions attached to them that let you move further or gain or lose cookies. Each Rugrat also has limited energy, when they move a lot they get tired and have to take a nap to regain energy. You can collect Toy Cards to open doors or use against friends to gain an edge.&lt;/story&gt; &lt;/game&gt;">
            <text:p>&lt;game name="Rugrats - Scavenger Hunt (USA)"&gt; &lt;year&gt;1999&lt;/year&gt; &lt;rating&gt;ESRB - E (Everyone)&lt;/rating&gt; &lt;title&gt;Rugrats - Scavenger Hunt &lt;/title&gt; &lt;pub&gt;THQ&lt;/pub&gt; &lt;dev&gt;Realtime Associates Seattle Division&lt;/dev&gt; &lt;genre&gt;Board Games&lt;/genre&gt; &lt;score&gt;2.9&lt;/score&gt; &lt;player&gt;1-4 Players&lt;/player&gt; &lt;story&gt;Rugrats: Scavenger Hunt is a party game based on the Daytime Emmy-award winning animated television series Rugrats. The game features three distinct board games that are represented in 3D similar to Mario Party. On each board the objective is to find a missing item.****In Angelica's Temple of Gloom you have to beat Angelica in reaching various pieces of an Aztec statue. The Pirate Treasure hunt requires the Rugrats to travel underwater to find buried treasure. The Reptar Rally lets them collect candy on Candy Island.****The game can be played with up to four players (or NPC players). each turn you can move as many paces as you got on the spinner (a replacement for dice). Some tiles have special actions attached to them that let you move further or gain or lose cookies. Each Rugrat also has limited energy, when they move a lot they get tired and have to take a nap to regain energy. You can collect Toy Cards to open doors or use against friends to gain an edge.&lt;/story&gt; &lt;/game&gt;</text:p>
          </table:table-cell>
          <table:table-cell table:number-columns-repeated="1012"/>
        </table:table-row>
        <table:table-row table:style-name="ro1">
          <table:table-cell office:value-type="string">
            <text:p>Rugrats in Paris - The Movie (USA)</text:p>
          </table:table-cell>
          <table:table-cell office:value-type="float" office:value="2000">
            <text:p>2000</text:p>
          </table:table-cell>
          <table:table-cell office:value-type="string">
            <text:p>ESRB - E (Everyone)</text:p>
          </table:table-cell>
          <table:table-cell office:value-type="string">
            <text:p>Rugrats in Paris - The Movie </text:p>
          </table:table-cell>
          <table:table-cell office:value-type="string">
            <text:p>THQ</text:p>
          </table:table-cell>
          <table:table-cell office:value-type="string">
            <text:p>Avalanche Software LLC</text:p>
          </table:table-cell>
          <table:table-cell office:value-type="string">
            <text:p>Platform</text:p>
          </table:table-cell>
          <table:table-cell office:value-type="string">
            <text:p>3.7</text:p>
          </table:table-cell>
          <table:table-cell table:style-name="ce2" office:value-type="string">
            <text:p>1-4 Players</text:p>
          </table:table-cell>
          <table:table-cell office:value-type="string">
            <text:p>Rugrats in Paris: The Movie is based on the 2000 Movie of the same name, which in turn is based on the Daytime Emmy-award winning animated television series.****Unlike the PC and Game Boy Color spin-offs from the movie, the Nintendo 64 and PlayStation games are 3D platform games.****Tommy Pickle's father has been sent to Europe for maintenance work at Euroreptarland. The Rugrats join him on his travel to Europe. There are 16 levels and hidden bonus level to play through.****The game consists of various mini-games that have to be completed in order to earn enough tickets to beat the game. Most tickets, however, can just be collected by running around the park and picking them up. Tickets can be used to buy prizes. There are ten mini games including whack-a-ninja, bumper cars and mini-golf.</text:p>
          </table:table-cell>
          <table:table-cell table:style-name="Default"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Rugrats in Paris - The Movie (USA)&quot;&gt; &lt;year&gt;2000&lt;/year&gt; &lt;rating&gt;ESRB - E (Everyone)&lt;/rating&gt; &lt;title&gt;Rugrats in Paris - The Movie &lt;/title&gt; &lt;pub&gt;THQ&lt;/pub&gt; &lt;dev&gt;Avalanche Software LLC&lt;/dev&gt; &lt;genre&gt;Platform&lt;/genre&gt; &lt;score&gt;3.7&lt;/score&gt; &lt;player&gt;1-4 Players&lt;/player&gt; &lt;story&gt;Rugrats in Paris: The Movie is based on the 2000 Movie of the same name, which in turn is based on the Daytime Emmy-award winning animated television series.****Unlike the PC and Game Boy Color spin-offs from the movie, the Nintendo 64 and PlayStation games are 3D platform games.****Tommy Pickle's father has been sent to Europe for maintenance work at Euroreptarland. The Rugrats join him on his travel to Europe. There are 16 levels and hidden bonus level to play through.****The game consists of various mini-games that have to be completed in order to earn enough tickets to beat the game. Most tickets, however, can just be collected by running around the park and picking them up. Tickets can be used to buy prizes. There are ten mini games including whack-a-ninja, bumper cars and mini-golf.&lt;/story&gt; &lt;/game&gt;">
            <text:p>&lt;game name="Rugrats in Paris - The Movie (USA)"&gt; &lt;year&gt;2000&lt;/year&gt; &lt;rating&gt;ESRB - E (Everyone)&lt;/rating&gt; &lt;title&gt;Rugrats in Paris - The Movie &lt;/title&gt; &lt;pub&gt;THQ&lt;/pub&gt; &lt;dev&gt;Avalanche Software LLC&lt;/dev&gt; &lt;genre&gt;Platform&lt;/genre&gt; &lt;score&gt;3.7&lt;/score&gt; &lt;player&gt;1-4 Players&lt;/player&gt; &lt;story&gt;Rugrats in Paris: The Movie is based on the 2000 Movie of the same name, which in turn is based on the Daytime Emmy-award winning animated television series.****Unlike the PC and Game Boy Color spin-offs from the movie, the Nintendo 64 and PlayStation games are 3D platform games.****Tommy Pickle's father has been sent to Europe for maintenance work at Euroreptarland. The Rugrats join him on his travel to Europe. There are 16 levels and hidden bonus level to play through.****The game consists of various mini-games that have to be completed in order to earn enough tickets to beat the game. Most tickets, however, can just be collected by running around the park and picking them up. Tickets can be used to buy prizes. There are ten mini games including whack-a-ninja, bumper cars and mini-golf.&lt;/story&gt; &lt;/game&gt;</text:p>
          </table:table-cell>
          <table:table-cell table:number-columns-repeated="1012"/>
        </table:table-row>
        <table:table-row table:style-name="ro2">
          <table:table-cell office:value-type="string">
            <text:p>Rush 2 - Extreme Racing USA (USA)</text:p>
          </table:table-cell>
          <table:table-cell office:value-type="float" office:value="1998">
            <text:p>1998</text:p>
          </table:table-cell>
          <table:table-cell office:value-type="string">
            <text:p>ESRB - E (Everyone)</text:p>
          </table:table-cell>
          <table:table-cell office:value-type="string">
            <text:p>Rush 2 - Extreme Racing USA </text:p>
          </table:table-cell>
          <table:table-cell office:value-type="string">
            <text:p>Midway</text:p>
          </table:table-cell>
          <table:table-cell office:value-type="string">
            <text:p>Midway Games, Inc.</text:p>
          </table:table-cell>
          <table:table-cell office:value-type="string">
            <text:p>Driving</text:p>
          </table:table-cell>
          <table:table-cell office:value-type="string">
            <text:p>3.8</text:p>
          </table:table-cell>
          <table:table-cell office:value-type="string">
            <text:p>1-2 Players</text:p>
          </table:table-cell>
          <table:table-cell office:value-type="string">
            <text:p>Performance... adrenaline... speed! These are the ingredients in the next generation of Rush Mania! Feel the Rush once again as you blast through some of the hottest spots in America!****You want death-defying jumps and treacherous shortcuts? You'll find 'em, along with much more, in 11 selectable tracks, including Seattle, Alcatraz, and Las Vegas.****Choose your racing machine from over 15 new vehicles. And while you're there, cruise into the body shop, and choose your car's colour, suspension, even hubcaps!</text:p>
          </table:table-cell>
          <table:table-cell table:style-name="Default"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Rush 2 - Extreme Racing USA (USA)&quot;&gt; &lt;year&gt;1998&lt;/year&gt; &lt;rating&gt;ESRB - E (Everyone)&lt;/rating&gt; &lt;title&gt;Rush 2 - Extreme Racing USA &lt;/title&gt; &lt;pub&gt;Midway&lt;/pub&gt; &lt;dev&gt;Midway Games, Inc.&lt;/dev&gt; &lt;genre&gt;Driving&lt;/genre&gt; &lt;score&gt;3.8&lt;/score&gt; &lt;player&gt;1-2 Players&lt;/player&gt; &lt;story&gt;Performance... adrenaline... speed! These are the ingredients in the next generation of Rush Mania! Feel the Rush once again as you blast through some of the hottest spots in America!****You want death-defying jumps and treacherous shortcuts? You'll find 'em, along with much more, in 11 selectable tracks, including Seattle, Alcatraz, and Las Vegas.****Choose your racing machine from over 15 new vehicles. And while you're there, cruise into the body shop, and choose your car's colour, suspension, even hubcaps!&lt;/story&gt; &lt;/game&gt;">
            <text:p>&lt;game name="Rush 2 - Extreme Racing USA (USA)"&gt; &lt;year&gt;1998&lt;/year&gt; &lt;rating&gt;ESRB - E (Everyone)&lt;/rating&gt; &lt;title&gt;Rush 2 - Extreme Racing USA &lt;/title&gt; &lt;pub&gt;Midway&lt;/pub&gt; &lt;dev&gt;Midway Games, Inc.&lt;/dev&gt; &lt;genre&gt;Driving&lt;/genre&gt; &lt;score&gt;3.8&lt;/score&gt; &lt;player&gt;1-2 Players&lt;/player&gt; &lt;story&gt;Performance... adrenaline... speed! These are the ingredients in the next generation of Rush Mania! Feel the Rush once again as you blast through some of the hottest spots in America!****You want death-defying jumps and treacherous shortcuts? You'll find 'em, along with much more, in 11 selectable tracks, including Seattle, Alcatraz, and Las Vegas.****Choose your racing machine from over 15 new vehicles. And while you're there, cruise into the body shop, and choose your car's colour, suspension, even hubcaps!&lt;/story&gt; &lt;/game&gt;</text:p>
          </table:table-cell>
          <table:table-cell table:number-columns-repeated="1012"/>
        </table:table-row>
        <table:table-row table:style-name="ro1">
          <table:table-cell office:value-type="string">
            <text:p>S.C.A.R.S. (USA)</text:p>
          </table:table-cell>
          <table:table-cell office:value-type="float" office:value="1998">
            <text:p>1998</text:p>
          </table:table-cell>
          <table:table-cell office:value-type="string">
            <text:p>ESRB - E (Everyone)</text:p>
          </table:table-cell>
          <table:table-cell office:value-type="string">
            <text:p>S.C.A.R.S. </text:p>
          </table:table-cell>
          <table:table-cell office:value-type="string">
            <text:p>Ubisoft</text:p>
          </table:table-cell>
          <table:table-cell office:value-type="string">
            <text:p>Vivid Image</text:p>
          </table:table-cell>
          <table:table-cell office:value-type="string">
            <text:p>Driving</text:p>
          </table:table-cell>
          <table:table-cell office:value-type="string">
            <text:p>3.7</text:p>
          </table:table-cell>
          <table:table-cell table:style-name="ce2" office:value-type="string">
            <text:p>1-4 Players</text:p>
          </table:table-cell>
          <table:table-cell office:value-type="string">
            <text:p>In the world of 3000 AD, the world is run by 9 different supercomputers, who are horribly bored, so they created this virtual reality simulation to race each other. The cars are based on the attributes of extinct Terran animals. Race nine different cars (some need to be unlocked) on nine different tracks. You can race, or you can shoot your opponents with the nine different weapons. Plenty of multiplayer options (including split screen on PC).</text:p>
          </table:table-cell>
          <table:table-cell table:style-name="Default"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S.C.A.R.S. (USA)&quot;&gt; &lt;year&gt;1998&lt;/year&gt; &lt;rating&gt;ESRB - E (Everyone)&lt;/rating&gt; &lt;title&gt;S.C.A.R.S. &lt;/title&gt; &lt;pub&gt;Ubisoft&lt;/pub&gt; &lt;dev&gt;Vivid Image&lt;/dev&gt; &lt;genre&gt;Driving&lt;/genre&gt; &lt;score&gt;3.7&lt;/score&gt; &lt;player&gt;1-4 Players&lt;/player&gt; &lt;story&gt;In the world of 3000 AD, the world is run by 9 different supercomputers, who are horribly bored, so they created this virtual reality simulation to race each other. The cars are based on the attributes of extinct Terran animals. Race nine different cars (some need to be unlocked) on nine different tracks. You can race, or you can shoot your opponents with the nine different weapons. Plenty of multiplayer options (including split screen on PC).&lt;/story&gt; &lt;/game&gt;">
            <text:p>&lt;game name="S.C.A.R.S. (USA)"&gt; &lt;year&gt;1998&lt;/year&gt; &lt;rating&gt;ESRB - E (Everyone)&lt;/rating&gt; &lt;title&gt;S.C.A.R.S. &lt;/title&gt; &lt;pub&gt;Ubisoft&lt;/pub&gt; &lt;dev&gt;Vivid Image&lt;/dev&gt; &lt;genre&gt;Driving&lt;/genre&gt; &lt;score&gt;3.7&lt;/score&gt; &lt;player&gt;1-4 Players&lt;/player&gt; &lt;story&gt;In the world of 3000 AD, the world is run by 9 different supercomputers, who are horribly bored, so they created this virtual reality simulation to race each other. The cars are based on the attributes of extinct Terran animals. Race nine different cars (some need to be unlocked) on nine different tracks. You can race, or you can shoot your opponents with the nine different weapons. Plenty of multiplayer options (including split screen on PC).&lt;/story&gt; &lt;/game&gt;</text:p>
          </table:table-cell>
          <table:table-cell table:number-columns-repeated="1012"/>
        </table:table-row>
        <table:table-row table:style-name="ro2">
          <table:table-cell office:value-type="string">
            <text:p>San Francisco Rush - Extreme Racing (USA) (En,Fr,De)</text:p>
          </table:table-cell>
          <table:table-cell office:value-type="float" office:value="1997">
            <text:p>1997</text:p>
          </table:table-cell>
          <table:table-cell office:value-type="string">
            <text:p>ESRB - E (Everyone)</text:p>
          </table:table-cell>
          <table:table-cell office:value-type="string">
            <text:p>San Francisco Rush - Extreme Racing </text:p>
          </table:table-cell>
          <table:table-cell office:value-type="string">
            <text:p>Midway</text:p>
          </table:table-cell>
          <table:table-cell office:value-type="string">
            <text:p>Atari Games Corporation</text:p>
          </table:table-cell>
          <table:table-cell office:value-type="string">
            <text:p>Driving</text:p>
          </table:table-cell>
          <table:table-cell office:value-type="string">
            <text:p>3.6</text:p>
          </table:table-cell>
          <table:table-cell office:value-type="string">
            <text:p>1-2 Players</text:p>
          </table:table-cell>
          <table:table-cell office:value-type="string">
            <text:p>For the N64 version of the arcade hit, Midway added all-new courses and shortcuts. All six courses can be run in reverse, mirrored, or mirrored and reversed. There's even two hidden stunt courses! Graphically, the game sacrifices detail in favor of blindingly fast screen redraws. <text:s/>****The gameplay is very arcade-like: You fly through the air with the greatest of ease, and when you hit a wall your car bursts into flames. <text:s/>You can customize your car with different colors, racing stripes, tire rims and much more.</text:p>
          </table:table-cell>
          <table:table-cell table:style-name="Default"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San Francisco Rush - Extreme Racing (USA) (En,Fr,De)&quot;&gt; &lt;year&gt;1997&lt;/year&gt; &lt;rating&gt;ESRB - E (Everyone)&lt;/rating&gt; &lt;title&gt;San Francisco Rush - Extreme Racing &lt;/title&gt; &lt;pub&gt;Midway&lt;/pub&gt; &lt;dev&gt;Atari Games Corporation&lt;/dev&gt; &lt;genre&gt;Driving&lt;/genre&gt; &lt;score&gt;3.6&lt;/score&gt; &lt;player&gt;1-2 Players&lt;/player&gt; &lt;story&gt;For the N64 version of the arcade hit, Midway added all-new courses and shortcuts. All six courses can be run in reverse, mirrored, or mirrored and reversed. There's even two hidden stunt courses! Graphically, the game sacrifices detail in favor of blindingly fast screen redraws.  ****The gameplay is very arcade-like: You fly through the air with the greatest of ease, and when you hit a wall your car bursts into flames.  You can customize your car with different colors, racing stripes, tire rims and much more.&lt;/story&gt; &lt;/game&gt;">
            <text:p>&lt;game name="San Francisco Rush - Extreme Racing (USA) (En,Fr,De)"&gt; &lt;year&gt;1997&lt;/year&gt; &lt;rating&gt;ESRB - E (Everyone)&lt;/rating&gt; &lt;title&gt;San Francisco Rush - Extreme Racing &lt;/title&gt; &lt;pub&gt;Midway&lt;/pub&gt; &lt;dev&gt;Atari Games Corporation&lt;/dev&gt; &lt;genre&gt;Driving&lt;/genre&gt; &lt;score&gt;3.6&lt;/score&gt; &lt;player&gt;1-2 Players&lt;/player&gt; &lt;story&gt;For the N64 version of the arcade hit, Midway added all-new courses and shortcuts. All six courses can be run in reverse, mirrored, or mirrored and reversed. There's even two hidden stunt courses! Graphically, the game sacrifices detail in favor of blindingly fast screen redraws. <text:s/>****The gameplay is very arcade-like: You fly through the air with the greatest of ease, and when you hit a wall your car bursts into flames. <text:s/>You can customize your car with different colors, racing stripes, tire rims and much more.&lt;/story&gt; &lt;/game&gt;</text:p>
          </table:table-cell>
          <table:table-cell table:number-columns-repeated="1012"/>
        </table:table-row>
        <table:table-row table:style-name="ro1">
          <table:table-cell office:value-type="string">
            <text:p>San Francisco Rush 2049 (USA)</text:p>
          </table:table-cell>
          <table:table-cell office:value-type="float" office:value="2000">
            <text:p>2000</text:p>
          </table:table-cell>
          <table:table-cell office:value-type="string">
            <text:p>ESRB - E (Everyone)</text:p>
          </table:table-cell>
          <table:table-cell office:value-type="string">
            <text:p>San Francisco Rush 2049 </text:p>
          </table:table-cell>
          <table:table-cell office:value-type="string">
            <text:p>Midway</text:p>
          </table:table-cell>
          <table:table-cell office:value-type="string">
            <text:p>Atari Games Corporation</text:p>
          </table:table-cell>
          <table:table-cell office:value-type="string">
            <text:p>Driving</text:p>
          </table:table-cell>
          <table:table-cell office:value-type="string">
            <text:p>3.1</text:p>
          </table:table-cell>
          <table:table-cell table:style-name="ce2" office:value-type="string">
            <text:p>1-4 Players</text:p>
          </table:table-cell>
          <table:table-cell office:value-type="string">
            <text:p>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text:p>
          </table:table-cell>
          <table:table-cell table:style-name="Default"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San Francisco Rush 2049 (USA)&quot;&gt; &lt;year&gt;2000&lt;/year&gt; &lt;rating&gt;ESRB - E (Everyone)&lt;/rating&gt; &lt;title&gt;San Francisco Rush 2049 &lt;/title&gt; &lt;pub&gt;Midway&lt;/pub&gt; &lt;dev&gt;Atari Games Corporation&lt;/dev&gt; &lt;genre&gt;Driving&lt;/genre&gt; &lt;score&gt;3.1&lt;/score&gt; &lt;player&gt;1-4 Players&lt;/player&gt; &lt;story&gt;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lt;/story&gt; &lt;/game&gt;">
            <text:p>&lt;game name="San Francisco Rush 2049 (USA)"&gt; &lt;year&gt;2000&lt;/year&gt; &lt;rating&gt;ESRB - E (Everyone)&lt;/rating&gt; &lt;title&gt;San Francisco Rush 2049 &lt;/title&gt; &lt;pub&gt;Midway&lt;/pub&gt; &lt;dev&gt;Atari Games Corporation&lt;/dev&gt; &lt;genre&gt;Driving&lt;/genre&gt; &lt;score&gt;3.1&lt;/score&gt; &lt;player&gt;1-4 Players&lt;/player&gt; &lt;story&gt;Unlike the previous San Francisco Rush titles, this racing game is set in the future. The same rules apply though, get to the finish before everyone else while avoiding massive crashes and taking as many shortcuts as possible.****Along with the usual race style, you now have the ability to fly, allowing you even more speed, stunts and shortcuts to the finish line. While the tracks themselves include moving ramps and switches to other shortcuts.****Modes include time trials, stunt mode including unique track designs to get the most out of your stunts, and a four player 'Battlematch' mode that adds weapons to the action.&lt;/story&gt; &lt;/game&gt;</text:p>
          </table:table-cell>
          <table:table-cell table:number-columns-repeated="1012"/>
        </table:table-row>
        <table:table-row table:style-name="ro2">
          <table:table-cell office:value-type="string">
            <text:p>Scooby-Doo! - Classic Creep Capers (USA)</text:p>
          </table:table-cell>
          <table:table-cell office:value-type="float" office:value="2001">
            <text:p>2001</text:p>
          </table:table-cell>
          <table:table-cell office:value-type="string">
            <text:p>ESRB - E (Everyone)</text:p>
          </table:table-cell>
          <table:table-cell office:value-type="string">
            <text:p>Scooby-Doo! - Classic Creep Capers </text:p>
          </table:table-cell>
          <table:table-cell office:value-type="string">
            <text:p>THQ</text:p>
          </table:table-cell>
          <table:table-cell office:value-type="string">
            <text:p>Terraglyph Interactive, L.P.</text:p>
          </table:table-cell>
          <table:table-cell office:value-type="string">
            <text:p>Adventure</text:p>
          </table:table-cell>
          <table:table-cell office:value-type="string">
            <text:p>2.7</text:p>
          </table:table-cell>
          <table:table-cell office:value-type="string">
            <text:p>1 Player</text:p>
          </table:table-cell>
          <table:table-cell office:value-type="string">
            <text:p>Like wow! Scooby and the gang face off against some all-time classic villains, including The Witch Doctor, The Black Knight, and The Snow Ghost. Help guide Scooby and the gang through three classic episodes and one all-new episode. It's your job to search for clues and unmask the ghoulish villains!</text:p>
          </table:table-cell>
          <table:table-cell table:style-name="Default"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Scooby-Doo! - Classic Creep Capers (USA)&quot;&gt; &lt;year&gt;2001&lt;/year&gt; &lt;rating&gt;ESRB - E (Everyone)&lt;/rating&gt; &lt;title&gt;Scooby-Doo! - Classic Creep Capers &lt;/title&gt; &lt;pub&gt;THQ&lt;/pub&gt; &lt;dev&gt;Terraglyph Interactive, L.P.&lt;/dev&gt; &lt;genre&gt;Adventure&lt;/genre&gt; &lt;score&gt;2.7&lt;/score&gt; &lt;player&gt;1 Player&lt;/player&gt; &lt;story&gt;Like wow! Scooby and the gang face off against some all-time classic villains, including The Witch Doctor, The Black Knight, and The Snow Ghost. Help guide Scooby and the gang through three classic episodes and one all-new episode. It's your job to search for clues and unmask the ghoulish villains!&lt;/story&gt; &lt;/game&gt;">
            <text:p>&lt;game name="Scooby-Doo! - Classic Creep Capers (USA)"&gt; &lt;year&gt;2001&lt;/year&gt; &lt;rating&gt;ESRB - E (Everyone)&lt;/rating&gt; &lt;title&gt;Scooby-Doo! - Classic Creep Capers &lt;/title&gt; &lt;pub&gt;THQ&lt;/pub&gt; &lt;dev&gt;Terraglyph Interactive, L.P.&lt;/dev&gt; &lt;genre&gt;Adventure&lt;/genre&gt; &lt;score&gt;2.7&lt;/score&gt; &lt;player&gt;1 Player&lt;/player&gt; &lt;story&gt;Like wow! Scooby and the gang face off against some all-time classic villains, including The Witch Doctor, The Black Knight, and The Snow Ghost. Help guide Scooby and the gang through three classic episodes and one all-new episode. It's your job to search for clues and unmask the ghoulish villains!&lt;/story&gt; &lt;/game&gt;</text:p>
          </table:table-cell>
          <table:table-cell table:number-columns-repeated="1012"/>
        </table:table-row>
        <table:table-row table:style-name="ro2">
          <table:table-cell office:value-type="string">
            <text:p>Shadow Man (USA)</text:p>
          </table:table-cell>
          <table:table-cell office:value-type="float" office:value="1999">
            <text:p>1999</text:p>
          </table:table-cell>
          <table:table-cell office:value-type="string">
            <text:p>ESRB - M (Mature)</text:p>
          </table:table-cell>
          <table:table-cell office:value-type="string">
            <text:p>Shadow Man </text:p>
          </table:table-cell>
          <table:table-cell office:value-type="string">
            <text:p>Acclaim</text:p>
          </table:table-cell>
          <table:table-cell office:value-type="string">
            <text:p>Acclaim Studios Teesside</text:p>
          </table:table-cell>
          <table:table-cell office:value-type="string">
            <text:p>Adventure</text:p>
          </table:table-cell>
          <table:table-cell office:value-type="string">
            <text:p>3.7</text:p>
          </table:table-cell>
          <table:table-cell office:value-type="string">
            <text:p>1 Player</text:p>
          </table:table-cell>
          <table:table-cell office:value-type="string">
            <text:p>You're the Shadow Man, a person who can switch between the world of the dead and of the living. In Shadow Man your mission is to prevent 5 serial killers from bringing the total armageddon. In the world of the living, you're mortal and have conventional weapons. When you die, you are transported to the world of the dead and you become Shadow Man once again. Which means you're not really mortal. In the world of the dead you can't use normal weapons, your gun shoots ghosts which kill the zombies and the other ugly creatures which live there. You also have different voodoo powers and weapons. And you're carrying a large inventory around.</text:p>
          </table:table-cell>
          <table:table-cell table:style-name="Default"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Shadow Man (USA)&quot;&gt; &lt;year&gt;1999&lt;/year&gt; &lt;rating&gt;ESRB - M (Mature)&lt;/rating&gt; &lt;title&gt;Shadow Man &lt;/title&gt; &lt;pub&gt;Acclaim&lt;/pub&gt; &lt;dev&gt;Acclaim Studios Teesside&lt;/dev&gt; &lt;genre&gt;Adventure&lt;/genre&gt; &lt;score&gt;3.7&lt;/score&gt; &lt;player&gt;1 Player&lt;/player&gt; &lt;story&gt;You're the Shadow Man, a person who can switch between the world of the dead and of the living. In Shadow Man your mission is to prevent 5 serial killers from bringing the total armageddon. In the world of the living, you're mortal and have conventional weapons. When you die, you are transported to the world of the dead and you become Shadow Man once again. Which means you're not really mortal. In the world of the dead you can't use normal weapons, your gun shoots ghosts which kill the zombies and the other ugly creatures which live there. You also have different voodoo powers and weapons. And you're carrying a large inventory around.&lt;/story&gt; &lt;/game&gt;">
            <text:p>&lt;game name="Shadow Man (USA)"&gt; &lt;year&gt;1999&lt;/year&gt; &lt;rating&gt;ESRB - M (Mature)&lt;/rating&gt; &lt;title&gt;Shadow Man &lt;/title&gt; &lt;pub&gt;Acclaim&lt;/pub&gt; &lt;dev&gt;Acclaim Studios Teesside&lt;/dev&gt; &lt;genre&gt;Adventure&lt;/genre&gt; &lt;score&gt;3.7&lt;/score&gt; &lt;player&gt;1 Player&lt;/player&gt; &lt;story&gt;You're the Shadow Man, a person who can switch between the world of the dead and of the living. In Shadow Man your mission is to prevent 5 serial killers from bringing the total armageddon. In the world of the living, you're mortal and have conventional weapons. When you die, you are transported to the world of the dead and you become Shadow Man once again. Which means you're not really mortal. In the world of the dead you can't use normal weapons, your gun shoots ghosts which kill the zombies and the other ugly creatures which live there. You also have different voodoo powers and weapons. And you're carrying a large inventory around.&lt;/story&gt; &lt;/game&gt;</text:p>
          </table:table-cell>
          <table:table-cell table:number-columns-repeated="1012"/>
        </table:table-row>
        <table:table-row table:style-name="ro2">
          <table:table-cell office:value-type="string">
            <text:p>Shadowgate 64 - Trials of the Four Towers (USA) (En,Es)</text:p>
          </table:table-cell>
          <table:table-cell office:value-type="float" office:value="1999">
            <text:p>1999</text:p>
          </table:table-cell>
          <table:table-cell office:value-type="string">
            <text:p>ESRB - E (Everyone)</text:p>
          </table:table-cell>
          <table:table-cell office:value-type="string">
            <text:p>Shadowgate 64 - Trials of the Four Towers </text:p>
          </table:table-cell>
          <table:table-cell office:value-type="string">
            <text:p>Kemco</text:p>
          </table:table-cell>
          <table:table-cell office:value-type="string">
            <text:p>TNS Co., Ltd.</text:p>
          </table:table-cell>
          <table:table-cell office:value-type="string">
            <text:p>Adventure</text:p>
          </table:table-cell>
          <table:table-cell office:value-type="string">
            <text:p>3.8</text:p>
          </table:table-cell>
          <table:table-cell office:value-type="string">
            <text:p>1 Player</text:p>
          </table:table-cell>
          <table:table-cell office:value-type="string">
            <text:p>In this 3d 1st person adventure game, Castle Shadowgate is filled with thieves and other scum and, on top of it all, there's an evil wizard who intends to release the Warlock lord!****You assume the role of Del Cottonwood, a halfling adventurer. He becomes a prisoner of Castle Shadowgate after a raid on the caravan he was traveling with.****At first, he will only try to escape Shadowgate, but as the story evolves, he learns that the great Wizard Lakmir has a far more noble quest for him. He will be the one to prevent Belzar from releasing the Warlock Lord!</text:p>
          </table:table-cell>
          <table:table-cell table:style-name="Default"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Shadowgate 64 - Trials of the Four Towers (USA) (En,Es)&quot;&gt; &lt;year&gt;1999&lt;/year&gt; &lt;rating&gt;ESRB - E (Everyone)&lt;/rating&gt; &lt;title&gt;Shadowgate 64 - Trials of the Four Towers &lt;/title&gt; &lt;pub&gt;Kemco&lt;/pub&gt; &lt;dev&gt;TNS Co., Ltd.&lt;/dev&gt; &lt;genre&gt;Adventure&lt;/genre&gt; &lt;score&gt;3.8&lt;/score&gt; &lt;player&gt;1 Player&lt;/player&gt; &lt;story&gt;In this 3d 1st person adventure game, Castle Shadowgate is filled with thieves and other scum and, on top of it all, there's an evil wizard who intends to release the Warlock lord!****You assume the role of Del Cottonwood, a halfling adventurer. He becomes a prisoner of Castle Shadowgate after a raid on the caravan he was traveling with.****At first, he will only try to escape Shadowgate, but as the story evolves, he learns that the great Wizard Lakmir has a far more noble quest for him. He will be the one to prevent Belzar from releasing the Warlock Lord!&lt;/story&gt; &lt;/game&gt;">
            <text:p>&lt;game name="Shadowgate 64 - Trials of the Four Towers (USA) (En,Es)"&gt; &lt;year&gt;1999&lt;/year&gt; &lt;rating&gt;ESRB - E (Everyone)&lt;/rating&gt; &lt;title&gt;Shadowgate 64 - Trials of the Four Towers &lt;/title&gt; &lt;pub&gt;Kemco&lt;/pub&gt; &lt;dev&gt;TNS Co., Ltd.&lt;/dev&gt; &lt;genre&gt;Adventure&lt;/genre&gt; &lt;score&gt;3.8&lt;/score&gt; &lt;player&gt;1 Player&lt;/player&gt; &lt;story&gt;In this 3d 1st person adventure game, Castle Shadowgate is filled with thieves and other scum and, on top of it all, there's an evil wizard who intends to release the Warlock lord!****You assume the role of Del Cottonwood, a halfling adventurer. He becomes a prisoner of Castle Shadowgate after a raid on the caravan he was traveling with.****At first, he will only try to escape Shadowgate, but as the story evolves, he learns that the great Wizard Lakmir has a far more noble quest for him. He will be the one to prevent Belzar from releasing the Warlock Lord!&lt;/story&gt; &lt;/game&gt;</text:p>
          </table:table-cell>
          <table:table-cell table:number-columns-repeated="1012"/>
        </table:table-row>
        <table:table-row table:style-name="ro1">
          <table:table-cell office:value-type="string">
            <text:p>Snowboard Kids (USA)</text:p>
          </table:table-cell>
          <table:table-cell office:value-type="float" office:value="1998">
            <text:p>1998</text:p>
          </table:table-cell>
          <table:table-cell office:value-type="string">
            <text:p>ESRB - E (Everyone)</text:p>
          </table:table-cell>
          <table:table-cell office:value-type="string">
            <text:p>Snowboard Kids </text:p>
          </table:table-cell>
          <table:table-cell office:value-type="string">
            <text:p>Atlus Co.</text:p>
          </table:table-cell>
          <table:table-cell office:value-type="string">
            <text:p>Racdym</text:p>
          </table:table-cell>
          <table:table-cell office:value-type="string">
            <text:p>Snowboarding/Sports</text:p>
          </table:table-cell>
          <table:table-cell office:value-type="string">
            <text:p>3.8</text:p>
          </table:table-cell>
          <table:table-cell table:style-name="ce2" office:value-type="string">
            <text:p>1-4 Players</text:p>
          </table:table-cell>
          <table:table-cell office:value-type="string">
            <text:p>A racing game where you control one of five cutesy snowboarders competing against each other. Being a snowboarding game, each track is a downhill slalom with a ski lift at the bottom which takes you back to the start for however many laps a track has.****The tracks are varied, the first few taking place on snowy mountainsides, while the latter taking you to wackier locales such as grassy countryside, a desert and a theme park. The money collected on the course or won at the end of the race can be spent to buy better boards, which differ in stats, or to collect items/weapons while racing. There are also stunts that can be performed while racing which earn money as well, and certain parts of each course encourage the player to do so.****Other modes include stunt mode, shoot mode and speed mode, all focusing on a particular part of the gameplay from the main game, and a multiplayer mode where up to 4 players can race each other. There are also unlockables for dedicated players.</text:p>
          </table:table-cell>
          <table:table-cell table:style-name="Default"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Snowboard Kids (USA)&quot;&gt; &lt;year&gt;1998&lt;/year&gt; &lt;rating&gt;ESRB - E (Everyone)&lt;/rating&gt; &lt;title&gt;Snowboard Kids &lt;/title&gt; &lt;pub&gt;Atlus Co.&lt;/pub&gt; &lt;dev&gt;Racdym&lt;/dev&gt; &lt;genre&gt;Snowboarding/Sports&lt;/genre&gt; &lt;score&gt;3.8&lt;/score&gt; &lt;player&gt;1-4 Players&lt;/player&gt; &lt;story&gt;A racing game where you control one of five cutesy snowboarders competing against each other. Being a snowboarding game, each track is a downhill slalom with a ski lift at the bottom which takes you back to the start for however many laps a track has.****The tracks are varied, the first few taking place on snowy mountainsides, while the latter taking you to wackier locales such as grassy countryside, a desert and a theme park. The money collected on the course or won at the end of the race can be spent to buy better boards, which differ in stats, or to collect items/weapons while racing. There are also stunts that can be performed while racing which earn money as well, and certain parts of each course encourage the player to do so.****Other modes include stunt mode, shoot mode and speed mode, all focusing on a particular part of the gameplay from the main game, and a multiplayer mode where up to 4 players can race each other. There are also unlockables for dedicated players.&lt;/story&gt; &lt;/game&gt;">
            <text:p>&lt;game name="Snowboard Kids (USA)"&gt; &lt;year&gt;1998&lt;/year&gt; &lt;rating&gt;ESRB - E (Everyone)&lt;/rating&gt; &lt;title&gt;Snowboard Kids &lt;/title&gt; &lt;pub&gt;Atlus Co.&lt;/pub&gt; &lt;dev&gt;Racdym&lt;/dev&gt; &lt;genre&gt;Snowboarding/Sports&lt;/genre&gt; &lt;score&gt;3.8&lt;/score&gt; &lt;player&gt;1-4 Players&lt;/player&gt; &lt;story&gt;A racing game where you control one of five cutesy snowboarders competing against each other. Being a snowboarding game, each track is a downhill slalom with a ski lift at the bottom which takes you back to the start for however many laps a track has.****The tracks are varied, the first few taking place on snowy mountainsides, while the latter taking you to wackier locales such as grassy countryside, a desert and a theme park. The money collected on the course or won at the end of the race can be spent to buy better boards, which differ in stats, or to collect items/weapons while racing. There are also stunts that can be performed while racing which earn money as well, and certain parts of each course encourage the player to do so.****Other modes include stunt mode, shoot mode and speed mode, all focusing on a particular part of the gameplay from the main game, and a multiplayer mode where up to 4 players can race each other. There are also unlockables for dedicated players.&lt;/story&gt; &lt;/game&gt;</text:p>
          </table:table-cell>
          <table:table-cell table:number-columns-repeated="1012"/>
        </table:table-row>
        <table:table-row table:style-name="ro1">
          <table:table-cell office:value-type="string">
            <text:p>Snowboard Kids 2 (USA)</text:p>
          </table:table-cell>
          <table:table-cell office:value-type="float" office:value="1999">
            <text:p>1999</text:p>
          </table:table-cell>
          <table:table-cell office:value-type="string">
            <text:p>ESRB - E (Everyone)</text:p>
          </table:table-cell>
          <table:table-cell office:value-type="string">
            <text:p>Snowboard Kids 2 </text:p>
          </table:table-cell>
          <table:table-cell office:value-type="string">
            <text:p>Atlus Co.</text:p>
          </table:table-cell>
          <table:table-cell office:value-type="string">
            <text:p>Racdym</text:p>
          </table:table-cell>
          <table:table-cell office:value-type="string">
            <text:p>Snowboarding/Sports</text:p>
          </table:table-cell>
          <table:table-cell office:value-type="string">
            <text:p>4.4</text:p>
          </table:table-cell>
          <table:table-cell table:style-name="ce2" office:value-type="string">
            <text:p>1-4 Players</text:p>
          </table:table-cell>
          <table:table-cell office:value-type="string">
            <text:p>The Sequel to the famous snowboard simulation Snowboard Kids is a fun family sports game. It combines a trick-oriented snowboard simulator with shooting/arcade elements. ****Player can choose from various characters with different look and skills. There are different gaming modes, including a story mode with very light and entertaining plot. The storyline is actually quite basic, sometimes similar to the Kirby series concepts. Hence, there is no rush for saving the world, just some funny little fellas entertaining themselves. ****Winning a race or performing tricks provides the player with some credit which can be spent on improved equipment. Shooting elements are based on but not limited to throwing strange objects (like parachutes or snow-men) against other snowboard kids in order to slow them down. There are great power-ups during the gameplay. Courses are rarely covered with snow - most of the races are held in freakish regions like jungles, space stations, castles etc.</text:p>
          </table:table-cell>
          <table:table-cell table:style-name="Default"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Snowboard Kids 2 (USA)&quot;&gt; &lt;year&gt;1999&lt;/year&gt; &lt;rating&gt;ESRB - E (Everyone)&lt;/rating&gt; &lt;title&gt;Snowboard Kids 2 &lt;/title&gt; &lt;pub&gt;Atlus Co.&lt;/pub&gt; &lt;dev&gt;Racdym&lt;/dev&gt; &lt;genre&gt;Snowboarding/Sports&lt;/genre&gt; &lt;score&gt;4.4&lt;/score&gt; &lt;player&gt;1-4 Players&lt;/player&gt; &lt;story&gt;The Sequel to the famous snowboard simulation Snowboard Kids is a fun family sports game. It combines a trick-oriented snowboard simulator with shooting/arcade elements. ****Player can choose from various characters with different look and skills. There are different gaming modes, including a story mode with very light and entertaining plot. The storyline is actually quite basic, sometimes similar to the Kirby series concepts. Hence, there is no rush for saving the world, just some funny little fellas entertaining themselves. ****Winning a race or performing tricks provides the player with some credit which can be spent on improved equipment. Shooting elements are based on but not limited to throwing strange objects (like parachutes or snow-men) against other snowboard kids in order to slow them down. There are great power-ups during the gameplay. Courses are rarely covered with snow - most of the races are held in freakish regions like jungles, space stations, castles etc.&lt;/story&gt; &lt;/game&gt;">
            <text:p>&lt;game name="Snowboard Kids 2 (USA)"&gt; &lt;year&gt;1999&lt;/year&gt; &lt;rating&gt;ESRB - E (Everyone)&lt;/rating&gt; &lt;title&gt;Snowboard Kids 2 &lt;/title&gt; &lt;pub&gt;Atlus Co.&lt;/pub&gt; &lt;dev&gt;Racdym&lt;/dev&gt; &lt;genre&gt;Snowboarding/Sports&lt;/genre&gt; &lt;score&gt;4.4&lt;/score&gt; &lt;player&gt;1-4 Players&lt;/player&gt; &lt;story&gt;The Sequel to the famous snowboard simulation Snowboard Kids is a fun family sports game. It combines a trick-oriented snowboard simulator with shooting/arcade elements. ****Player can choose from various characters with different look and skills. There are different gaming modes, including a story mode with very light and entertaining plot. The storyline is actually quite basic, sometimes similar to the Kirby series concepts. Hence, there is no rush for saving the world, just some funny little fellas entertaining themselves. ****Winning a race or performing tricks provides the player with some credit which can be spent on improved equipment. Shooting elements are based on but not limited to throwing strange objects (like parachutes or snow-men) against other snowboard kids in order to slow them down. There are great power-ups during the gameplay. Courses are rarely covered with snow - most of the races are held in freakish regions like jungles, space stations, castles etc.&lt;/story&gt; &lt;/game&gt;</text:p>
          </table:table-cell>
          <table:table-cell table:number-columns-repeated="1012"/>
        </table:table-row>
        <table:table-row table:style-name="ro1">
          <table:table-cell office:value-type="string">
            <text:p>South Park (USA)</text:p>
          </table:table-cell>
          <table:table-cell office:value-type="float" office:value="1998">
            <text:p>1998</text:p>
          </table:table-cell>
          <table:table-cell office:value-type="string">
            <text:p>ESRB - M (Mature)</text:p>
          </table:table-cell>
          <table:table-cell office:value-type="string">
            <text:p>South Park </text:p>
          </table:table-cell>
          <table:table-cell office:value-type="string">
            <text:p>Acclaim</text:p>
          </table:table-cell>
          <table:table-cell office:value-type="string">
            <text:p>Iguana Entertainment, Inc.</text:p>
          </table:table-cell>
          <table:table-cell office:value-type="string">
            <text:p>Shooter</text:p>
          </table:table-cell>
          <table:table-cell office:value-type="string">
            <text:p>3.1</text:p>
          </table:table-cell>
          <table:table-cell table:style-name="ce2" office:value-type="string">
            <text:p>1-4 Players</text:p>
          </table:table-cell>
          <table:table-cell office:value-type="string">
            <text:p>A giant comet is heading toward South Park and it's up to you to save them! Beware of anal-probing aliens, big evil clones, demented turkeys, and multi-player internet action. It's the only game big enough for Cartman's big fat ...!</text:p>
          </table:table-cell>
          <table:table-cell table:style-name="Default"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South Park (USA)&quot;&gt; &lt;year&gt;1998&lt;/year&gt; &lt;rating&gt;ESRB - M (Mature)&lt;/rating&gt; &lt;title&gt;South Park &lt;/title&gt; &lt;pub&gt;Acclaim&lt;/pub&gt; &lt;dev&gt;Iguana Entertainment, Inc.&lt;/dev&gt; &lt;genre&gt;Shooter&lt;/genre&gt; &lt;score&gt;3.1&lt;/score&gt; &lt;player&gt;1-4 Players&lt;/player&gt; &lt;story&gt;A giant comet is heading toward South Park and it's up to you to save them! Beware of anal-probing aliens, big evil clones, demented turkeys, and multi-player internet action. It's the only game big enough for Cartman's big fat ...!&lt;/story&gt; &lt;/game&gt;">
            <text:p>&lt;game name="South Park (USA)"&gt; &lt;year&gt;1998&lt;/year&gt; &lt;rating&gt;ESRB - M (Mature)&lt;/rating&gt; &lt;title&gt;South Park &lt;/title&gt; &lt;pub&gt;Acclaim&lt;/pub&gt; &lt;dev&gt;Iguana Entertainment, Inc.&lt;/dev&gt; &lt;genre&gt;Shooter&lt;/genre&gt; &lt;score&gt;3.1&lt;/score&gt; &lt;player&gt;1-4 Players&lt;/player&gt; &lt;story&gt;A giant comet is heading toward South Park and it's up to you to save them! Beware of anal-probing aliens, big evil clones, demented turkeys, and multi-player internet action. It's the only game big enough for Cartman's big fat ...!&lt;/story&gt; &lt;/game&gt;</text:p>
          </table:table-cell>
          <table:table-cell table:number-columns-repeated="1012"/>
        </table:table-row>
        <table:table-row table:style-name="ro1">
          <table:table-cell office:value-type="string">
            <text:p>South Park - Chef's Luv Shack (USA)</text:p>
          </table:table-cell>
          <table:table-cell office:value-type="float" office:value="1999">
            <text:p>1999</text:p>
          </table:table-cell>
          <table:table-cell office:value-type="string">
            <text:p>ESRB - M (Mature)</text:p>
          </table:table-cell>
          <table:table-cell office:value-type="string">
            <text:p>South Park - Chef's Luv Shack </text:p>
          </table:table-cell>
          <table:table-cell office:value-type="string">
            <text:p>Acclaim</text:p>
          </table:table-cell>
          <table:table-cell office:value-type="string">
            <text:p>Acclaim Studios Austin</text:p>
          </table:table-cell>
          <table:table-cell office:value-type="string">
            <text:p>Party</text:p>
          </table:table-cell>
          <table:table-cell office:value-type="string">
            <text:p>3.2</text:p>
          </table:table-cell>
          <table:table-cell table:style-name="ce2" office:value-type="string">
            <text:p>1-4 Players</text:p>
          </table:table-cell>
          <table:table-cell office:value-type="string">
            <text:p>Chef hosts this Acclaim title, which mixes South Park trivia with mini games in the mold of Mario Party (Nintendo 64). The idea is you choose your favourite South Park kid (Kyle, Kenny, Stan or Cartman) and answer the questions based on episodes from the cartoon series. If you get it right, you then spin the wheel, and you either get the cash, lose it all, or play a mini game (either by yourself, against the AI, or against your friends if you're in multiplayer mode). The person who has the highest score (or the most correct answers) after a chosen amount of rounds wins.</text:p>
          </table:table-cell>
          <table:table-cell table:style-name="Default"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South Park - Chef's Luv Shack (USA)&quot;&gt; &lt;year&gt;1999&lt;/year&gt; &lt;rating&gt;ESRB - M (Mature)&lt;/rating&gt; &lt;title&gt;South Park - Chef's Luv Shack &lt;/title&gt; &lt;pub&gt;Acclaim&lt;/pub&gt; &lt;dev&gt;Acclaim Studios Austin&lt;/dev&gt; &lt;genre&gt;Party&lt;/genre&gt; &lt;score&gt;3.2&lt;/score&gt; &lt;player&gt;1-4 Players&lt;/player&gt; &lt;story&gt;Chef hosts this Acclaim title, which mixes South Park trivia with mini games in the mold of Mario Party (Nintendo 64). The idea is you choose your favourite South Park kid (Kyle, Kenny, Stan or Cartman) and answer the questions based on episodes from the cartoon series. If you get it right, you then spin the wheel, and you either get the cash, lose it all, or play a mini game (either by yourself, against the AI, or against your friends if you're in multiplayer mode). The person who has the highest score (or the most correct answers) after a chosen amount of rounds wins.&lt;/story&gt; &lt;/game&gt;">
            <text:p>&lt;game name="South Park - Chef's Luv Shack (USA)"&gt; &lt;year&gt;1999&lt;/year&gt; &lt;rating&gt;ESRB - M (Mature)&lt;/rating&gt; &lt;title&gt;South Park - Chef's Luv Shack &lt;/title&gt; &lt;pub&gt;Acclaim&lt;/pub&gt; &lt;dev&gt;Acclaim Studios Austin&lt;/dev&gt; &lt;genre&gt;Party&lt;/genre&gt; &lt;score&gt;3.2&lt;/score&gt; &lt;player&gt;1-4 Players&lt;/player&gt; &lt;story&gt;Chef hosts this Acclaim title, which mixes South Park trivia with mini games in the mold of Mario Party (Nintendo 64). The idea is you choose your favourite South Park kid (Kyle, Kenny, Stan or Cartman) and answer the questions based on episodes from the cartoon series. If you get it right, you then spin the wheel, and you either get the cash, lose it all, or play a mini game (either by yourself, against the AI, or against your friends if you're in multiplayer mode). The person who has the highest score (or the most correct answers) after a chosen amount of rounds wins.&lt;/story&gt; &lt;/game&gt;</text:p>
          </table:table-cell>
          <table:table-cell table:number-columns-repeated="1012"/>
        </table:table-row>
        <table:table-row table:style-name="ro1">
          <table:table-cell office:value-type="string">
            <text:p>South Park Rally (USA)</text:p>
          </table:table-cell>
          <table:table-cell office:value-type="float" office:value="2000">
            <text:p>2000</text:p>
          </table:table-cell>
          <table:table-cell office:value-type="string">
            <text:p>ESRB - M (Mature)</text:p>
          </table:table-cell>
          <table:table-cell office:value-type="string">
            <text:p>South Park Rally </text:p>
          </table:table-cell>
          <table:table-cell office:value-type="string">
            <text:p>Acclaim</text:p>
          </table:table-cell>
          <table:table-cell office:value-type="string">
            <text:p>Tantalus Interactive Pty. Ltd.</text:p>
          </table:table-cell>
          <table:table-cell office:value-type="string">
            <text:p>Driving</text:p>
          </table:table-cell>
          <table:table-cell office:value-type="string">
            <text:p>2.7</text:p>
          </table:table-cell>
          <table:table-cell table:style-name="ce2" office:value-type="string">
            <text:p>1-4 Players</text:p>
          </table:table-cell>
          <table:table-cell office:value-type="string">
            <text:p>Choose your character from the cast of the popular 'mature' cartoon South Park, and tear through the streets in this racing game. Your character's vehicle may be a little cart, trike, or box, for example. Weapons include rockets, Salty Balls, Cheesy Poofs, the beloved Cow and even an Anal probe. All of the voices are also included, making it feel more like the real cartoon than a rally game. You can also play an all-on-all 4 player mode.</text:p>
          </table:table-cell>
          <table:table-cell table:style-name="Default"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South Park Rally (USA)&quot;&gt; &lt;year&gt;2000&lt;/year&gt; &lt;rating&gt;ESRB - M (Mature)&lt;/rating&gt; &lt;title&gt;South Park Rally &lt;/title&gt; &lt;pub&gt;Acclaim&lt;/pub&gt; &lt;dev&gt;Tantalus Interactive Pty. Ltd.&lt;/dev&gt; &lt;genre&gt;Driving&lt;/genre&gt; &lt;score&gt;2.7&lt;/score&gt; &lt;player&gt;1-4 Players&lt;/player&gt; &lt;story&gt;Choose your character from the cast of the popular 'mature' cartoon South Park, and tear through the streets in this racing game. Your character's vehicle may be a little cart, trike, or box, for example. Weapons include rockets, Salty Balls, Cheesy Poofs, the beloved Cow and even an Anal probe. All of the voices are also included, making it feel more like the real cartoon than a rally game. You can also play an all-on-all 4 player mode.&lt;/story&gt; &lt;/game&gt;">
            <text:p>&lt;game name="South Park Rally (USA)"&gt; &lt;year&gt;2000&lt;/year&gt; &lt;rating&gt;ESRB - M (Mature)&lt;/rating&gt; &lt;title&gt;South Park Rally &lt;/title&gt; &lt;pub&gt;Acclaim&lt;/pub&gt; &lt;dev&gt;Tantalus Interactive Pty. Ltd.&lt;/dev&gt; &lt;genre&gt;Driving&lt;/genre&gt; &lt;score&gt;2.7&lt;/score&gt; &lt;player&gt;1-4 Players&lt;/player&gt; &lt;story&gt;Choose your character from the cast of the popular 'mature' cartoon South Park, and tear through the streets in this racing game. Your character's vehicle may be a little cart, trike, or box, for example. Weapons include rockets, Salty Balls, Cheesy Poofs, the beloved Cow and even an Anal probe. All of the voices are also included, making it feel more like the real cartoon than a rally game. You can also play an all-on-all 4 player mode.&lt;/story&gt; &lt;/game&gt;</text:p>
          </table:table-cell>
          <table:table-cell table:number-columns-repeated="1012"/>
        </table:table-row>
        <table:table-row table:style-name="ro2">
          <table:table-cell office:value-type="string">
            <text:p>Space Invaders (USA)</text:p>
          </table:table-cell>
          <table:table-cell office:value-type="float" office:value="1999">
            <text:p>1999</text:p>
          </table:table-cell>
          <table:table-cell office:value-type="string">
            <text:p>ESRB - E (Everyone)</text:p>
          </table:table-cell>
          <table:table-cell office:value-type="string">
            <text:p>Space Invaders </text:p>
          </table:table-cell>
          <table:table-cell office:value-type="string">
            <text:p>Activision</text:p>
          </table:table-cell>
          <table:table-cell office:value-type="string">
            <text:p>Z-Axis, Ltd.</text:p>
          </table:table-cell>
          <table:table-cell office:value-type="string">
            <text:p>Shoot-'Em-Up</text:p>
          </table:table-cell>
          <table:table-cell office:value-type="string">
            <text:p>3.8</text:p>
          </table:table-cell>
          <table:table-cell office:value-type="string">
            <text:p>1 Player</text:p>
          </table:table-cell>
          <table:table-cell office:value-type="string">
            <text:p>n 1978, Earth successfully repulsed an invasion from outer space thanks to "the Tank." <text:s/>The Tank was based on alien technology found when a scout ship had crashed years earlier. <text:s/>Now, over 20 years later, a new Tank has been created based on the technology recovered during the 1978 invasion. <text:s/>And none too soon, because the Invaders are back!****Space Invaders is yet another classic arcade game remake by Activision. <text:s/>(See Battlezone and Asteroids.) <text:s/>But this time, Activision licensed a game from Taito instead of Atari. <text:s/>The game stays close to its roots while adding many power-ups and enemies.****You can play either one or two players against the Invaders, who march down the screen in orderly rows and columns, at one of three skill levels. <text:s/>You'll start at Pluto and work your way through the Solar System to Mars, then Venus, and finally Earth. <text:s/>There are four common aliens (red, green, blue, and yellow), plus seven more less common ones. <text:s/>You receive special one shot power-ups by shooting four of the same type of Invaders in a row. <text:s/>As in the original game, there are also Mother Ships that fly above the action, but in this version if you hit them you can pick up other useful power-ups like shields or double shots. <text:s/>Plus, after fighting off several waves on each planet, you'll face a unique boss. <text:s/>If you manage to finish the game, you'll be able to play a reproduction of the original coin-op.</text:p>
          </table:table-cell>
          <table:table-cell table:style-name="Default"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Space Invaders (USA)&quot;&gt; &lt;year&gt;1999&lt;/year&gt; &lt;rating&gt;ESRB - E (Everyone)&lt;/rating&gt; &lt;title&gt;Space Invaders &lt;/title&gt; &lt;pub&gt;Activision&lt;/pub&gt; &lt;dev&gt;Z-Axis, Ltd.&lt;/dev&gt; &lt;genre&gt;Shoot-'Em-Up&lt;/genre&gt; &lt;score&gt;3.8&lt;/score&gt; &lt;player&gt;1 Player&lt;/player&gt; &lt;story&gt;n 1978, Earth successfully repulsed an invasion from outer space thanks to &quot;the Tank.&quot;  The Tank was based on alien technology found when a scout ship had crashed years earlier.  Now, over 20 years later, a new Tank has been created based on the technology recovered during the 1978 invasion.  And none too soon, because the Invaders are back!****Space Invaders is yet another classic arcade game remake by Activision.  (See Battlezone and Asteroids.)  But this time, Activision licensed a game from Taito instead of Atari.  The game stays close to its roots while adding many power-ups and enemies.****You can play either one or two players against the Invaders, who march down the screen in orderly rows and columns, at one of three skill levels.  You'll start at Pluto and work your way through the Solar System to Mars, then Venus, and finally Earth.  There are four common aliens (red, green, blue, and yellow), plus seven more less common ones.  You receive special one shot power-ups by shooting four of the same type of Invaders in a row.  As in the original game, there are also Mother Ships that fly above the action, but in this version if you hit them you can pick up other useful power-ups like shields or double shots.  Plus, after fighting off several waves on each planet, you'll face a unique boss.  If you manage to finish the game, you'll be able to play a reproduction of the original coin-op.&lt;/story&gt; &lt;/game&gt;">
            <text:p>&lt;game name="Space Invaders (USA)"&gt; &lt;year&gt;1999&lt;/year&gt; &lt;rating&gt;ESRB - E (Everyone)&lt;/rating&gt; &lt;title&gt;Space Invaders &lt;/title&gt; &lt;pub&gt;Activision&lt;/pub&gt; &lt;dev&gt;Z-Axis, Ltd.&lt;/dev&gt; &lt;genre&gt;Shoot-'Em-Up&lt;/genre&gt; &lt;score&gt;3.8&lt;/score&gt; &lt;player&gt;1 Player&lt;/player&gt; &lt;story&gt;n 1978, Earth successfully repulsed an invasion from outer space thanks to "the Tank." <text:s/>The Tank was based on alien technology found when a scout ship had crashed years earlier. <text:s/>Now, over 20 years later, a new Tank has been created based on the technology recovered during the 1978 invasion. <text:s/>And none too soon, because the Invaders are back!****Space Invaders is yet another classic arcade game remake by Activision. <text:s/>(See Battlezone and Asteroids.) <text:s/>But this time, Activision licensed a game from Taito instead of Atari. <text:s/>The game stays close to its roots while adding many power-ups and enemies.****You can play either one or two players against the Invaders, who march down the screen in orderly rows and columns, at one of three skill levels. <text:s/>You'll start at Pluto and work your way through the Solar System to Mars, then Venus, and finally Earth. <text:s/>There are four common aliens (red, green, blue, and yellow), plus seven more less common ones. <text:s/>You receive special one shot power-ups by shooting four of the same type of Invaders in a row. <text:s/>As in the original game, there are also Mother Ships that fly above the action, but in this version if you hit them you can pick up other useful power-ups like shields or double shots. <text:s/>Plus, after fighting off several waves on each planet, you'll face a unique boss. <text:s/>If you manage to finish the game, you'll be able to play a reproduction of the original coin-op.&lt;/story&gt; &lt;/game&gt;</text:p>
          </table:table-cell>
          <table:table-cell table:number-columns-repeated="1012"/>
        </table:table-row>
        <table:table-row table:style-name="ro2">
          <table:table-cell office:value-type="string">
            <text:p>SpaceStation Silicon Valley (USA)</text:p>
          </table:table-cell>
          <table:table-cell office:value-type="float" office:value="1998">
            <text:p>1998</text:p>
          </table:table-cell>
          <table:table-cell office:value-type="string">
            <text:p>ESRB - E (Everyone)</text:p>
          </table:table-cell>
          <table:table-cell office:value-type="string">
            <text:p>SpaceStation Silicon Valley </text:p>
          </table:table-cell>
          <table:table-cell office:value-type="string">
            <text:p>Take-Two Interactive</text:p>
          </table:table-cell>
          <table:table-cell office:value-type="string">
            <text:p>DMA Design Limited</text:p>
          </table:table-cell>
          <table:table-cell office:value-type="string">
            <text:p>Platform</text:p>
          </table:table-cell>
          <table:table-cell office:value-type="string">
            <text:p>4.2</text:p>
          </table:table-cell>
          <table:table-cell office:value-type="string">
            <text:p>1 Player</text:p>
          </table:table-cell>
          <table:table-cell office:value-type="string">
            <text:p>Long ago, scientists created a living space station, full of animals. After its launch into space, the station vanished, never to be seen again.****Until now.****The station has reappeared out of no-where, many years after its first launch, and is on a collision course with Earth. Two unlikely heroes (pilot and all-round ugly looking guy Dan and robot Evo) are now thrust with the mission to stop the station, and find out where it has been all this time.****Sadly, not everything goes to plan, with their ship crashing into the station. Evo, the unlucky robot that he is, is thrown out of the ship and smashed into pieces. His only hope for survival is to attach his microchip into another host robot. Thankfully, underneath the wrecked ship is the remains of another robot, and with a quick fix Evo is now a robotic dog.****As you enter the valley, you must contend with a host of other robots much like the dog, of all shapes and animal sizes. You can move Evo's chip from one animal to another to gain attributes and abilities, improving your chance of success to get past the killer penguins and rocket launching tigers.****Aims of the game include the basic destruction of enemy robots, to sheep herding, controlling Evo the rat through a mini maze, and plenty more through 35 levels of insane 3rd person action.****When the game was ported to PlayStation some of the bugs from the Nintendo 64 version were fixed.</text:p>
          </table:table-cell>
          <table:table-cell table:style-name="Default"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SpaceStation Silicon Valley (USA)&quot;&gt; &lt;year&gt;1998&lt;/year&gt; &lt;rating&gt;ESRB - E (Everyone)&lt;/rating&gt; &lt;title&gt;SpaceStation Silicon Valley &lt;/title&gt; &lt;pub&gt;Take-Two Interactive&lt;/pub&gt; &lt;dev&gt;DMA Design Limited&lt;/dev&gt; &lt;genre&gt;Platform&lt;/genre&gt; &lt;score&gt;4.2&lt;/score&gt; &lt;player&gt;1 Player&lt;/player&gt; &lt;story&gt;Long ago, scientists created a living space station, full of animals. After its launch into space, the station vanished, never to be seen again.****Until now.****The station has reappeared out of no-where, many years after its first launch, and is on a collision course with Earth. Two unlikely heroes (pilot and all-round ugly looking guy Dan and robot Evo) are now thrust with the mission to stop the station, and find out where it has been all this time.****Sadly, not everything goes to plan, with their ship crashing into the station. Evo, the unlucky robot that he is, is thrown out of the ship and smashed into pieces. His only hope for survival is to attach his microchip into another host robot. Thankfully, underneath the wrecked ship is the remains of another robot, and with a quick fix Evo is now a robotic dog.****As you enter the valley, you must contend with a host of other robots much like the dog, of all shapes and animal sizes. You can move Evo's chip from one animal to another to gain attributes and abilities, improving your chance of success to get past the killer penguins and rocket launching tigers.****Aims of the game include the basic destruction of enemy robots, to sheep herding, controlling Evo the rat through a mini maze, and plenty more through 35 levels of insane 3rd person action.****When the game was ported to PlayStation some of the bugs from the Nintendo 64 version were fixed.&lt;/story&gt; &lt;/game&gt;">
            <text:p>&lt;game name="SpaceStation Silicon Valley (USA)"&gt; &lt;year&gt;1998&lt;/year&gt; &lt;rating&gt;ESRB - E (Everyone)&lt;/rating&gt; &lt;title&gt;SpaceStation Silicon Valley &lt;/title&gt; &lt;pub&gt;Take-Two Interactive&lt;/pub&gt; &lt;dev&gt;DMA Design Limited&lt;/dev&gt; &lt;genre&gt;Platform&lt;/genre&gt; &lt;score&gt;4.2&lt;/score&gt; &lt;player&gt;1 Player&lt;/player&gt; &lt;story&gt;Long ago, scientists created a living space station, full of animals. After its launch into space, the station vanished, never to be seen again.****Until now.****The station has reappeared out of no-where, many years after its first launch, and is on a collision course with Earth. Two unlikely heroes (pilot and all-round ugly looking guy Dan and robot Evo) are now thrust with the mission to stop the station, and find out where it has been all this time.****Sadly, not everything goes to plan, with their ship crashing into the station. Evo, the unlucky robot that he is, is thrown out of the ship and smashed into pieces. His only hope for survival is to attach his microchip into another host robot. Thankfully, underneath the wrecked ship is the remains of another robot, and with a quick fix Evo is now a robotic dog.****As you enter the valley, you must contend with a host of other robots much like the dog, of all shapes and animal sizes. You can move Evo's chip from one animal to another to gain attributes and abilities, improving your chance of success to get past the killer penguins and rocket launching tigers.****Aims of the game include the basic destruction of enemy robots, to sheep herding, controlling Evo the rat through a mini maze, and plenty more through 35 levels of insane 3rd person action.****When the game was ported to PlayStation some of the bugs from the Nintendo 64 version were fixed.&lt;/story&gt; &lt;/game&gt;</text:p>
          </table:table-cell>
          <table:table-cell table:number-columns-repeated="1012"/>
        </table:table-row>
        <table:table-row table:style-name="ro2">
          <table:table-cell office:value-type="string">
            <text:p>Spider-Man (USA)</text:p>
          </table:table-cell>
          <table:table-cell office:value-type="float" office:value="2000">
            <text:p>2000</text:p>
          </table:table-cell>
          <table:table-cell office:value-type="string">
            <text:p>ESRB - E (Everyone)</text:p>
          </table:table-cell>
          <table:table-cell office:value-type="string">
            <text:p>Spider-Man </text:p>
          </table:table-cell>
          <table:table-cell office:value-type="string">
            <text:p>Activision</text:p>
          </table:table-cell>
          <table:table-cell office:value-type="string">
            <text:p>Neversoft Entertainment, Inc.</text:p>
          </table:table-cell>
          <table:table-cell office:value-type="string">
            <text:p>Adventure</text:p>
          </table:table-cell>
          <table:table-cell office:value-type="string">
            <text:p>3.9</text:p>
          </table:table-cell>
          <table:table-cell office:value-type="string">
            <text:p>1 Player</text:p>
          </table:table-cell>
          <table:table-cell office:value-type="string">
            <text:p>Spider-Man is the first 3D game to star the popular web-slinger. <text:s/>It is loosely based on Spider-Man: The Animated Series and Spider-Man Unlimited and features some of the voice cast from each and similar character designs.****Peter Parker is attending a demonstration of the reformed Dr. Otto Octavius's new invention when an imposter Spider-Man steals the device. <text:s/>Spider-Man must work to clear his name and uncover the sinister motives behind the device's theft.****This game features appearances not only by most major Spider-Man characters, but cameos by numerous other characters from the Marvel Universe, such as the Human Torch, Punisher, Daredevil and Captain America.****Spider-Man's webs are greatly emphasized. <text:s/>He can use them both for navigational purposes, like swinging or ziplining, and for offensive and defensive combat, such as tying up a villain, coating his fists with web for extra oomph, or building a protective shield. <text:s/>His web supply is limited though and he must find new cartridges or risk running out. <text:s/>The wall-crawling powers are also prominently features. <text:s/>Spider-Man can cling to any wall or ceiling. <text:s/>This is used for basic environmental navigation and for stealth as there are many sequences where you crawl over the heads of unsuspecting thugs, or drop down and catch them off-guard.****Combat is based around Spider-Man's ability to jump, kick, punch and web. <text:s/>By combining these with direction and in various combinations, Spider-Man is able to throw objects such as furniture, hurl web balls, yank enemies into melee range and follow up with a flurry of hits, among other things. <text:s/>There are a number of boss-battles as well, all of which are puzzle-based.****Missions vary from the fairly common fight-your way-to-the-goal or find-the-key-that-unlocks-the-door types to races to catch some or evade them or just trying to avoid the police.****There are several side goals in addition the main mission including multiple unlockable Spider-Man costumes and numerous hidden comic book covers to find.</text:p>
          </table:table-cell>
          <table:table-cell table:style-name="Default"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Spider-Man (USA)&quot;&gt; &lt;year&gt;2000&lt;/year&gt; &lt;rating&gt;ESRB - E (Everyone)&lt;/rating&gt; &lt;title&gt;Spider-Man &lt;/title&gt; &lt;pub&gt;Activision&lt;/pub&gt; &lt;dev&gt;Neversoft Entertainment, Inc.&lt;/dev&gt; &lt;genre&gt;Adventure&lt;/genre&gt; &lt;score&gt;3.9&lt;/score&gt; &lt;player&gt;1 Player&lt;/player&gt; &lt;story&gt;Spider-Man is the first 3D game to star the popular web-slinger.  It is loosely based on Spider-Man: The Animated Series and Spider-Man Unlimited and features some of the voice cast from each and similar character designs.****Peter Parker is attending a demonstration of the reformed Dr. Otto Octavius's new invention when an imposter Spider-Man steals the device.  Spider-Man must work to clear his name and uncover the sinister motives behind the device's theft.****This game features appearances not only by most major Spider-Man characters, but cameos by numerous other characters from the Marvel Universe, such as the Human Torch, Punisher, Daredevil and Captain America.****Spider-Man's webs are greatly emphasized.  He can use them both for navigational purposes, like swinging or ziplining, and for offensive and defensive combat, such as tying up a villain, coating his fists with web for extra oomph, or building a protective shield.  His web supply is limited though and he must find new cartridges or risk running out.  The wall-crawling powers are also prominently features.  Spider-Man can cling to any wall or ceiling.  This is used for basic environmental navigation and for stealth as there are many sequences where you crawl over the heads of unsuspecting thugs, or drop down and catch them off-guard.****Combat is based around Spider-Man's ability to jump, kick, punch and web.  By combining these with direction and in various combinations, Spider-Man is able to throw objects such as furniture, hurl web balls, yank enemies into melee range and follow up with a flurry of hits, among other things.  There are a number of boss-battles as well, all of which are puzzle-based.****Missions vary from the fairly common fight-your way-to-the-goal or find-the-key-that-unlocks-the-door types to races to catch some or evade them or just trying to avoid the police.****There are several side goals in addition the main mission including multiple unlockable Spider-Man costumes and numerous hidden comic book covers to find.&lt;/story&gt; &lt;/game&gt;">
            <text:p>&lt;game name="Spider-Man (USA)"&gt; &lt;year&gt;2000&lt;/year&gt; &lt;rating&gt;ESRB - E (Everyone)&lt;/rating&gt; &lt;title&gt;Spider-Man &lt;/title&gt; &lt;pub&gt;Activision&lt;/pub&gt; &lt;dev&gt;Neversoft Entertainment, Inc.&lt;/dev&gt; &lt;genre&gt;Adventure&lt;/genre&gt; &lt;score&gt;3.9&lt;/score&gt; &lt;player&gt;1 Player&lt;/player&gt; &lt;story&gt;Spider-Man is the first 3D game to star the popular web-slinger. <text:s/>It is loosely based on Spider-Man: The Animated Series and Spider-Man Unlimited and features some of the voice cast from each and similar character designs.****Peter Parker is attending a demonstration of the reformed Dr. Otto Octavius's new invention when an imposter Spider-Man steals the device. <text:s/>Spider-Man must work to clear his name and uncover the sinister motives behind the device's theft.****This game features appearances not only by most major Spider-Man characters, but cameos by numerous other characters from the Marvel Universe, such as the Human Torch, Punisher, Daredevil and Captain America.****Spider-Man's webs are greatly emphasized. <text:s/>He can use them both for navigational purposes, like swinging or ziplining, and for offensive and defensive combat, such as tying up a villain, coating his fists with web for extra oomph, or building a protective shield. <text:s/>His web supply is limited though and he must find new cartridges or risk running out. <text:s/>The wall-crawling powers are also prominently features. <text:s/>Spider-Man can cling to any wall or ceiling. <text:s/>This is used for basic environmental navigation and for stealth as there are many sequences where you crawl over the heads of unsuspecting thugs, or drop down and catch them off-guard.****Combat is based around Spider-Man's ability to jump, kick, punch and web. <text:s/>By combining these with direction and in various combinations, Spider-Man is able to throw objects such as furniture, hurl web balls, yank enemies into melee range and follow up with a flurry of hits, among other things. <text:s/>There are a number of boss-battles as well, all of which are puzzle-based.****Missions vary from the fairly common fight-your way-to-the-goal or find-the-key-that-unlocks-the-door types to races to catch some or evade them or just trying to avoid the police.****There are several side goals in addition the main mission including multiple unlockable Spider-Man costumes and numerous hidden comic book covers to find.&lt;/story&gt; &lt;/game&gt;</text:p>
          </table:table-cell>
          <table:table-cell table:number-columns-repeated="1012"/>
        </table:table-row>
        <table:table-row table:style-name="ro1">
          <table:table-cell office:value-type="string">
            <text:p>Star Fox 64 (USA) (Rev A)</text:p>
          </table:table-cell>
          <table:table-cell office:value-type="float" office:value="1997">
            <text:p>1997</text:p>
          </table:table-cell>
          <table:table-cell office:value-type="string">
            <text:p>ESRB - E (Everyone)</text:p>
          </table:table-cell>
          <table:table-cell office:value-type="string">
            <text:p>Star Fox 64 </text:p>
          </table:table-cell>
          <table:table-cell office:value-type="string">
            <text:p>Nintendo</text:p>
          </table:table-cell>
          <table:table-cell office:value-type="string">
            <text:p>Nintendo EAD</text:p>
          </table:table-cell>
          <table:table-cell office:value-type="string">
            <text:p>Shoot-'Em-Up</text:p>
          </table:table-cell>
          <table:table-cell office:value-type="string">
            <text:p>4.5</text:p>
          </table:table-cell>
          <table:table-cell table:style-name="ce2" office:value-type="string">
            <text:p>1-4 Players</text:p>
          </table:table-cell>
          <table:table-cell office:value-type="string">
            <text:p>Fox McCloud returns to once again rid evil from the Lylat System in this 64-bit remake of the SNES hit. ****The main aim of the game is to fly your Arwing through many levels of deadly enemies and huge end bosses with three wingmen (Slippy Toad, Peppy Hare, and Falco Lombardi) following to help you out. Every once in a while, you will also use the Blue Marine submarine and the Landmaster tank.****The 15 levels range from forward scrolling levels (much like Panzer Dragoon or some elements of Star Wars Arcade) to full 3D arenas, each with a certain goal to achieve or boss to destroy. The bigger your frags are at the end of each level determines which direction you take on the universe tree, which is split into three levels: easy, medium, and hard. All three link back to the end for the final level.****Multiplayer modes are also included, allowing four people to battle in Arwings, or if you complete every objective in the single player missions, they can battle on-foot, where the four main characters run around with laser cannons.</text:p>
          </table:table-cell>
          <table:table-cell table:style-name="Default"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Star Fox 64 (USA) (Rev A)&quot;&gt; &lt;year&gt;1997&lt;/year&gt; &lt;rating&gt;ESRB - E (Everyone)&lt;/rating&gt; &lt;title&gt;Star Fox 64 &lt;/title&gt; &lt;pub&gt;Nintendo&lt;/pub&gt; &lt;dev&gt;Nintendo EAD&lt;/dev&gt; &lt;genre&gt;Shoot-'Em-Up&lt;/genre&gt; &lt;score&gt;4.5&lt;/score&gt; &lt;player&gt;1-4 Players&lt;/player&gt; &lt;story&gt;Fox McCloud returns to once again rid evil from the Lylat System in this 64-bit remake of the SNES hit. ****The main aim of the game is to fly your Arwing through many levels of deadly enemies and huge end bosses with three wingmen (Slippy Toad, Peppy Hare, and Falco Lombardi) following to help you out. Every once in a while, you will also use the Blue Marine submarine and the Landmaster tank.****The 15 levels range from forward scrolling levels (much like Panzer Dragoon or some elements of Star Wars Arcade) to full 3D arenas, each with a certain goal to achieve or boss to destroy. The bigger your frags are at the end of each level determines which direction you take on the universe tree, which is split into three levels: easy, medium, and hard. All three link back to the end for the final level.****Multiplayer modes are also included, allowing four people to battle in Arwings, or if you complete every objective in the single player missions, they can battle on-foot, where the four main characters run around with laser cannons.&lt;/story&gt; &lt;/game&gt;">
            <text:p>&lt;game name="Star Fox 64 (USA) (Rev A)"&gt; &lt;year&gt;1997&lt;/year&gt; &lt;rating&gt;ESRB - E (Everyone)&lt;/rating&gt; &lt;title&gt;Star Fox 64 &lt;/title&gt; &lt;pub&gt;Nintendo&lt;/pub&gt; &lt;dev&gt;Nintendo EAD&lt;/dev&gt; &lt;genre&gt;Shoot-'Em-Up&lt;/genre&gt; &lt;score&gt;4.5&lt;/score&gt; &lt;player&gt;1-4 Players&lt;/player&gt; &lt;story&gt;Fox McCloud returns to once again rid evil from the Lylat System in this 64-bit remake of the SNES hit. ****The main aim of the game is to fly your Arwing through many levels of deadly enemies and huge end bosses with three wingmen (Slippy Toad, Peppy Hare, and Falco Lombardi) following to help you out. Every once in a while, you will also use the Blue Marine submarine and the Landmaster tank.****The 15 levels range from forward scrolling levels (much like Panzer Dragoon or some elements of Star Wars Arcade) to full 3D arenas, each with a certain goal to achieve or boss to destroy. The bigger your frags are at the end of each level determines which direction you take on the universe tree, which is split into three levels: easy, medium, and hard. All three link back to the end for the final level.****Multiplayer modes are also included, allowing four people to battle in Arwings, or if you complete every objective in the single player missions, they can battle on-foot, where the four main characters run around with laser cannons.&lt;/story&gt; &lt;/game&gt;</text:p>
          </table:table-cell>
          <table:table-cell table:number-columns-repeated="1012"/>
        </table:table-row>
        <table:table-row table:style-name="ro2">
          <table:table-cell office:value-type="string">
            <text:p>Star Soldier - Vanishing Earth (USA)</text:p>
          </table:table-cell>
          <table:table-cell office:value-type="float" office:value="1998">
            <text:p>1998</text:p>
          </table:table-cell>
          <table:table-cell office:value-type="string">
            <text:p>ESRB - E (Everyone)</text:p>
          </table:table-cell>
          <table:table-cell office:value-type="string">
            <text:p>Star Soldier - Vanishing Earth </text:p>
          </table:table-cell>
          <table:table-cell office:value-type="string">
            <text:p>Electro Brain</text:p>
          </table:table-cell>
          <table:table-cell office:value-type="string">
            <text:p>Hudson Soft Company, Ltd.</text:p>
          </table:table-cell>
          <table:table-cell office:value-type="string">
            <text:p>Shooter</text:p>
          </table:table-cell>
          <table:table-cell office:value-type="string">
            <text:p>3.7</text:p>
          </table:table-cell>
          <table:table-cell office:value-type="string">
            <text:p>1 Player</text:p>
          </table:table-cell>
          <table:table-cell office:value-type="string">
            <text:p>Star Soldier: Vanishing Earth takes place in the far future, where you are the last hope for Earth, which is being attacked by an alien race. <text:s/>The game features a top-down 3D scroller, similar to that of the arcade games 1943 or <text:s/>Raiden. <text:s/>You can take control of different space crafts, each with different advantages and disadvantages, and different weapons. <text:s/>The rule is 1 hit-kill. <text:s/>After 3 lives, you have to restart the level. <text:s/>There is no saving feature, however a lengthy password is provided to you at the end of each level, so long you have the patience to put it in each time you turn off the game.** <text:s/>**Each level is about 3-5 minutes long, each with it's own tough boss at the end. <text:s/>Each level has its own secret path to take, depending on what you shoot (ex. shoot wall, reveal secret path). <text:s/>All levels lead up to a final boss in the end.</text:p>
          </table:table-cell>
          <table:table-cell table:style-name="Default"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Star Soldier - Vanishing Earth (USA)&quot;&gt; &lt;year&gt;1998&lt;/year&gt; &lt;rating&gt;ESRB - E (Everyone)&lt;/rating&gt; &lt;title&gt;Star Soldier - Vanishing Earth &lt;/title&gt; &lt;pub&gt;Electro Brain&lt;/pub&gt; &lt;dev&gt;Hudson Soft Company, Ltd.&lt;/dev&gt; &lt;genre&gt;Shooter&lt;/genre&gt; &lt;score&gt;3.7&lt;/score&gt; &lt;player&gt;1 Player&lt;/player&gt; &lt;story&gt;Star Soldier: Vanishing Earth takes place in the far future, where you are the last hope for Earth, which is being attacked by an alien race.  The game features a top-down 3D scroller, similar to that of the arcade games 1943 or  Raiden.  You can take control of different space crafts, each with different advantages and disadvantages, and different weapons.  The rule is 1 hit-kill.  After 3 lives, you have to restart the level.  There is no saving feature, however a lengthy password is provided to you at the end of each level, so long you have the patience to put it in each time you turn off the game.**  **Each level is about 3-5 minutes long, each with it's own tough boss at the end.  Each level has its own secret path to take, depending on what you shoot (ex. shoot wall, reveal secret path).  All levels lead up to a final boss in the end.&lt;/story&gt; &lt;/game&gt;">
            <text:p>&lt;game name="Star Soldier - Vanishing Earth (USA)"&gt; &lt;year&gt;1998&lt;/year&gt; &lt;rating&gt;ESRB - E (Everyone)&lt;/rating&gt; &lt;title&gt;Star Soldier - Vanishing Earth &lt;/title&gt; &lt;pub&gt;Electro Brain&lt;/pub&gt; &lt;dev&gt;Hudson Soft Company, Ltd.&lt;/dev&gt; &lt;genre&gt;Shooter&lt;/genre&gt; &lt;score&gt;3.7&lt;/score&gt; &lt;player&gt;1 Player&lt;/player&gt; &lt;story&gt;Star Soldier: Vanishing Earth takes place in the far future, where you are the last hope for Earth, which is being attacked by an alien race. <text:s/>The game features a top-down 3D scroller, similar to that of the arcade games 1943 or <text:s/>Raiden. <text:s/>You can take control of different space crafts, each with different advantages and disadvantages, and different weapons. <text:s/>The rule is 1 hit-kill. <text:s/>After 3 lives, you have to restart the level. <text:s/>There is no saving feature, however a lengthy password is provided to you at the end of each level, so long you have the patience to put it in each time you turn off the game.** <text:s/>**Each level is about 3-5 minutes long, each with it's own tough boss at the end. <text:s/>Each level has its own secret path to take, depending on what you shoot (ex. shoot wall, reveal secret path). <text:s/>All levels lead up to a final boss in the end.&lt;/story&gt; &lt;/game&gt;</text:p>
          </table:table-cell>
          <table:table-cell table:number-columns-repeated="1012"/>
        </table:table-row>
        <table:table-row table:style-name="ro2">
          <table:table-cell office:value-type="string">
            <text:p>Star Wars - Rogue Squadron (USA) (Rev A)</text:p>
          </table:table-cell>
          <table:table-cell office:value-type="float" office:value="1998">
            <text:p>1998</text:p>
          </table:table-cell>
          <table:table-cell office:value-type="string">
            <text:p>ESRB - T (Teen)</text:p>
          </table:table-cell>
          <table:table-cell office:value-type="string">
            <text:p>Star Wars - Rogue Squadron </text:p>
          </table:table-cell>
          <table:table-cell office:value-type="string">
            <text:p>LucasArts</text:p>
          </table:table-cell>
          <table:table-cell office:value-type="string">
            <text:p>LucasArts Entertainment Company LLC</text:p>
          </table:table-cell>
          <table:table-cell office:value-type="string">
            <text:p>Shooter</text:p>
          </table:table-cell>
          <table:table-cell office:value-type="string">
            <text:p>4.4</text:p>
          </table:table-cell>
          <table:table-cell office:value-type="string">
            <text:p>1 Player</text:p>
          </table:table-cell>
          <table:table-cell office:value-type="string">
            <text:p>Basically it's a flight sim in the Star Wars universe. You can choose your favorite craft before a mission starts: X-Wing, A-Wing, Y-Wing, V-Wing .... Mostly you are only able to complete a mission if you fly with the recommended craft. The mission objectives differ from escort missions to attacks on enemy bases etc. The coolest part is when you have to disable the huge walker with a rope ...</text:p>
          </table:table-cell>
          <table:table-cell table:style-name="Default"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Star Wars - Rogue Squadron (USA) (Rev A)&quot;&gt; &lt;year&gt;1998&lt;/year&gt; &lt;rating&gt;ESRB - T (Teen)&lt;/rating&gt; &lt;title&gt;Star Wars - Rogue Squadron &lt;/title&gt; &lt;pub&gt;LucasArts&lt;/pub&gt; &lt;dev&gt;LucasArts Entertainment Company LLC&lt;/dev&gt; &lt;genre&gt;Shooter&lt;/genre&gt; &lt;score&gt;4.4&lt;/score&gt; &lt;player&gt;1 Player&lt;/player&gt; &lt;story&gt;Basically it's a flight sim in the Star Wars universe. You can choose your favorite craft before a mission starts: X-Wing, A-Wing, Y-Wing, V-Wing .... Mostly you are only able to complete a mission if you fly with the recommended craft. The mission objectives differ from escort missions to attacks on enemy bases etc. The coolest part is when you have to disable the huge walker with a rope ...&lt;/story&gt; &lt;/game&gt;">
            <text:p>&lt;game name="Star Wars - Rogue Squadron (USA) (Rev A)"&gt; &lt;year&gt;1998&lt;/year&gt; &lt;rating&gt;ESRB - T (Teen)&lt;/rating&gt; &lt;title&gt;Star Wars - Rogue Squadron &lt;/title&gt; &lt;pub&gt;LucasArts&lt;/pub&gt; &lt;dev&gt;LucasArts Entertainment Company LLC&lt;/dev&gt; &lt;genre&gt;Shooter&lt;/genre&gt; &lt;score&gt;4.4&lt;/score&gt; &lt;player&gt;1 Player&lt;/player&gt; &lt;story&gt;Basically it's a flight sim in the Star Wars universe. You can choose your favorite craft before a mission starts: X-Wing, A-Wing, Y-Wing, V-Wing .... Mostly you are only able to complete a mission if you fly with the recommended craft. The mission objectives differ from escort missions to attacks on enemy bases etc. The coolest part is when you have to disable the huge walker with a rope ...&lt;/story&gt; &lt;/game&gt;</text:p>
          </table:table-cell>
          <table:table-cell table:number-columns-repeated="1012"/>
        </table:table-row>
        <table:table-row table:style-name="ro2">
          <table:table-cell office:value-type="string">
            <text:p>Star Wars - Shadows of the Empire (USA) (Rev B)</text:p>
          </table:table-cell>
          <table:table-cell office:value-type="float" office:value="1999">
            <text:p>1999</text:p>
          </table:table-cell>
          <table:table-cell office:value-type="string">
            <text:p>ESRB - T (Teen)</text:p>
          </table:table-cell>
          <table:table-cell office:value-type="string">
            <text:p>Star Wars - Shadows of the Empire </text:p>
          </table:table-cell>
          <table:table-cell office:value-type="string">
            <text:p>Nintendo</text:p>
          </table:table-cell>
          <table:table-cell office:value-type="string">
            <text:p>LucasArts Entertainment Company LLC</text:p>
          </table:table-cell>
          <table:table-cell office:value-type="string">
            <text:p>Shooter</text:p>
          </table:table-cell>
          <table:table-cell office:value-type="string">
            <text:p>3.7</text:p>
          </table:table-cell>
          <table:table-cell office:value-type="string">
            <text:p>1 Player</text:p>
          </table:table-cell>
          <table:table-cell office:value-type="string">
            <text:p>Set between The Empire Strikes Back and Return of the Jedi, Star Wars: Shadows of the Empire tells the story of Prince Xizor's quest to replace Darth Vader as the leader of the Sith, and wipe out the Rebels' chances of victory. The only man that can stop him is the interstellar bounty hunter Dash Rendar. The game is based on the novel of the same name, with locations including ice planet Hoth, Mos Eisley and the sewers of Imperial City, all in full 3D.****Levels each have very different objectives, ranging from piloting snowspeeders on Hoth and racing speeder bikes on Tatooine to shooting stormtroopers and droids on foot throughout the galaxy. Dash primarily uses a blaster with unlimited ammo, but can also find more powerful weapons with limited ammunition. Each level has optional "challenge points" that are hidden throughout the level, and finding all of them will unlock a cheat dependent on which difficulty setting the save file is on.</text:p>
          </table:table-cell>
          <table:table-cell table:style-name="Default"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Star Wars - Shadows of the Empire (USA) (Rev B)&quot;&gt; &lt;year&gt;1999&lt;/year&gt; &lt;rating&gt;ESRB - T (Teen)&lt;/rating&gt; &lt;title&gt;Star Wars - Shadows of the Empire &lt;/title&gt; &lt;pub&gt;Nintendo&lt;/pub&gt; &lt;dev&gt;LucasArts Entertainment Company LLC&lt;/dev&gt; &lt;genre&gt;Shooter&lt;/genre&gt; &lt;score&gt;3.7&lt;/score&gt; &lt;player&gt;1 Player&lt;/player&gt; &lt;story&gt;Set between The Empire Strikes Back and Return of the Jedi, Star Wars: Shadows of the Empire tells the story of Prince Xizor's quest to replace Darth Vader as the leader of the Sith, and wipe out the Rebels' chances of victory. The only man that can stop him is the interstellar bounty hunter Dash Rendar. The game is based on the novel of the same name, with locations including ice planet Hoth, Mos Eisley and the sewers of Imperial City, all in full 3D.****Levels each have very different objectives, ranging from piloting snowspeeders on Hoth and racing speeder bikes on Tatooine to shooting stormtroopers and droids on foot throughout the galaxy. Dash primarily uses a blaster with unlimited ammo, but can also find more powerful weapons with limited ammunition. Each level has optional &quot;challenge points&quot; that are hidden throughout the level, and finding all of them will unlock a cheat dependent on which difficulty setting the save file is on.&lt;/story&gt; &lt;/game&gt;">
            <text:p>&lt;game name="Star Wars - Shadows of the Empire (USA) (Rev B)"&gt; &lt;year&gt;1999&lt;/year&gt; &lt;rating&gt;ESRB - T (Teen)&lt;/rating&gt; &lt;title&gt;Star Wars - Shadows of the Empire &lt;/title&gt; &lt;pub&gt;Nintendo&lt;/pub&gt; &lt;dev&gt;LucasArts Entertainment Company LLC&lt;/dev&gt; &lt;genre&gt;Shooter&lt;/genre&gt; &lt;score&gt;3.7&lt;/score&gt; &lt;player&gt;1 Player&lt;/player&gt; &lt;story&gt;Set between The Empire Strikes Back and Return of the Jedi, Star Wars: Shadows of the Empire tells the story of Prince Xizor's quest to replace Darth Vader as the leader of the Sith, and wipe out the Rebels' chances of victory. The only man that can stop him is the interstellar bounty hunter Dash Rendar. The game is based on the novel of the same name, with locations including ice planet Hoth, Mos Eisley and the sewers of Imperial City, all in full 3D.****Levels each have very different objectives, ranging from piloting snowspeeders on Hoth and racing speeder bikes on Tatooine to shooting stormtroopers and droids on foot throughout the galaxy. Dash primarily uses a blaster with unlimited ammo, but can also find more powerful weapons with limited ammunition. Each level has optional "challenge points" that are hidden throughout the level, and finding all of them will unlock a cheat dependent on which difficulty setting the save file is on.&lt;/story&gt; &lt;/game&gt;</text:p>
          </table:table-cell>
          <table:table-cell table:number-columns-repeated="1012"/>
        </table:table-row>
        <table:table-row table:style-name="ro2">
          <table:table-cell office:value-type="string">
            <text:p>Star Wars Episode I - Battle for Naboo (USA)</text:p>
          </table:table-cell>
          <table:table-cell office:value-type="float" office:value="2000">
            <text:p>2000</text:p>
          </table:table-cell>
          <table:table-cell office:value-type="string">
            <text:p>ESRB - T (Teen)</text:p>
          </table:table-cell>
          <table:table-cell office:value-type="string">
            <text:p>Star Wars Episode I - Battle for Naboo </text:p>
          </table:table-cell>
          <table:table-cell office:value-type="string">
            <text:p>LucasArts</text:p>
          </table:table-cell>
          <table:table-cell office:value-type="string">
            <text:p>LucasArts Entertainment Company LLC</text:p>
          </table:table-cell>
          <table:table-cell office:value-type="string">
            <text:p>Shooter</text:p>
          </table:table-cell>
          <table:table-cell office:value-type="string">
            <text:p>4.3</text:p>
          </table:table-cell>
          <table:table-cell office:value-type="string">
            <text:p>1 Player</text:p>
          </table:table-cell>
          <table:table-cell office:value-type="string">
            <text:p>Take part in the Battle to save the planet Naboo, with a total of 15 land and air missions, using hovercrafts, the now famous Naboo cruiser, and all the crafts seen in the movie. ****Plus, cut scenes help guide the storyline, and everyones favourite music score is thrown in to add to the atmosphere of destroying the Trade Federations plans of taking over Naboo.</text:p>
          </table:table-cell>
          <table:table-cell table:style-name="Default"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Star Wars Episode I - Battle for Naboo (USA)&quot;&gt; &lt;year&gt;2000&lt;/year&gt; &lt;rating&gt;ESRB - T (Teen)&lt;/rating&gt; &lt;title&gt;Star Wars Episode I - Battle for Naboo &lt;/title&gt; &lt;pub&gt;LucasArts&lt;/pub&gt; &lt;dev&gt;LucasArts Entertainment Company LLC&lt;/dev&gt; &lt;genre&gt;Shooter&lt;/genre&gt; &lt;score&gt;4.3&lt;/score&gt; &lt;player&gt;1 Player&lt;/player&gt; &lt;story&gt;Take part in the Battle to save the planet Naboo, with a total of 15 land and air missions, using hovercrafts, the now famous Naboo cruiser, and all the crafts seen in the movie. ****Plus, cut scenes help guide the storyline, and everyones favourite music score is thrown in to add to the atmosphere of destroying the Trade Federations plans of taking over Naboo.&lt;/story&gt; &lt;/game&gt;">
            <text:p>&lt;game name="Star Wars Episode I - Battle for Naboo (USA)"&gt; &lt;year&gt;2000&lt;/year&gt; &lt;rating&gt;ESRB - T (Teen)&lt;/rating&gt; &lt;title&gt;Star Wars Episode I - Battle for Naboo &lt;/title&gt; &lt;pub&gt;LucasArts&lt;/pub&gt; &lt;dev&gt;LucasArts Entertainment Company LLC&lt;/dev&gt; &lt;genre&gt;Shooter&lt;/genre&gt; &lt;score&gt;4.3&lt;/score&gt; &lt;player&gt;1 Player&lt;/player&gt; &lt;story&gt;Take part in the Battle to save the planet Naboo, with a total of 15 land and air missions, using hovercrafts, the now famous Naboo cruiser, and all the crafts seen in the movie. ****Plus, cut scenes help guide the storyline, and everyones favourite music score is thrown in to add to the atmosphere of destroying the Trade Federations plans of taking over Naboo.&lt;/story&gt; &lt;/game&gt;</text:p>
          </table:table-cell>
          <table:table-cell table:number-columns-repeated="1012"/>
        </table:table-row>
        <table:table-row table:style-name="ro2">
          <table:table-cell office:value-type="string">
            <text:p>Star Wars Episode I - Racer (USA)</text:p>
          </table:table-cell>
          <table:table-cell office:value-type="float" office:value="1999">
            <text:p>1999</text:p>
          </table:table-cell>
          <table:table-cell office:value-type="string">
            <text:p>ESRB - E (Everyone)</text:p>
          </table:table-cell>
          <table:table-cell office:value-type="string">
            <text:p>Star Wars Episode I - Racer </text:p>
          </table:table-cell>
          <table:table-cell office:value-type="string">
            <text:p>LucasArts</text:p>
          </table:table-cell>
          <table:table-cell office:value-type="string">
            <text:p>LucasArts Entertainment Company LLC</text:p>
          </table:table-cell>
          <table:table-cell office:value-type="string">
            <text:p>Driving</text:p>
          </table:table-cell>
          <table:table-cell office:value-type="string">
            <text:p>3.9</text:p>
          </table:table-cell>
          <table:table-cell office:value-type="string">
            <text:p>1-2 Players</text:p>
          </table:table-cell>
          <table:table-cell table:style-name="Default" office:value-type="string">
            <text:p>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text:p>
          </table:table-cell>
          <table:table-cell table:style-name="Default"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Star Wars Episode I - Racer (USA)&quot;&gt; &lt;year&gt;1999&lt;/year&gt; &lt;rating&gt;ESRB - E (Everyone)&lt;/rating&gt; &lt;title&gt;Star Wars Episode I - Racer &lt;/title&gt; &lt;pub&gt;LucasArts&lt;/pub&gt; &lt;dev&gt;LucasArts Entertainment Company LLC&lt;/dev&gt; &lt;genre&gt;Driving&lt;/genre&gt; &lt;score&gt;3.9&lt;/score&gt; &lt;player&gt;1-2 Players&lt;/player&gt; &lt;story&gt;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lt;/story&gt; &lt;/game&gt;">
            <text:p>&lt;game name="Star Wars Episode I - Racer (USA)"&gt; &lt;year&gt;1999&lt;/year&gt; &lt;rating&gt;ESRB - E (Everyone)&lt;/rating&gt; &lt;title&gt;Star Wars Episode I - Racer &lt;/title&gt; &lt;pub&gt;LucasArts&lt;/pub&gt; &lt;dev&gt;LucasArts Entertainment Company LLC&lt;/dev&gt; &lt;genre&gt;Driving&lt;/genre&gt; &lt;score&gt;3.9&lt;/score&gt; &lt;player&gt;1-2 Players&lt;/player&gt; &lt;story&gt;Based upon the Pod Racing scenes of Star Wars Episode I: The Phantom Menace, your mission as young Anakin Skywalker or as one of a collection of strange characters from around the Galaxy is to compete, survive and win in the high speed challenge of Pod Racing.****Each character has a unique Pod that can be upgraded with the credits you win after each race. Finish first to gain the most prestige and compete in greater and more challenging tracks, including the now famous race along the sand dunes of Tatooine that determined the destiny of many lives.&lt;/story&gt; &lt;/game&gt;</text:p>
          </table:table-cell>
          <table:table-cell table:number-columns-repeated="1012"/>
        </table:table-row>
        <table:table-row table:style-name="ro2">
          <table:table-cell office:value-type="string">
            <text:p>StarCraft 64 (USA)</text:p>
          </table:table-cell>
          <table:table-cell office:value-type="float" office:value="2000">
            <text:p>2000</text:p>
          </table:table-cell>
          <table:table-cell office:value-type="string">
            <text:p>ESRB - T (Teen)</text:p>
          </table:table-cell>
          <table:table-cell office:value-type="string">
            <text:p>StarCraft 64 </text:p>
          </table:table-cell>
          <table:table-cell office:value-type="string">
            <text:p>Nintendo</text:p>
          </table:table-cell>
          <table:table-cell office:value-type="string">
            <text:p>Blizzard Entertainment Inc</text:p>
          </table:table-cell>
          <table:table-cell office:value-type="string">
            <text:p>Strategy</text:p>
          </table:table-cell>
          <table:table-cell office:value-type="string">
            <text:p>4.2</text:p>
          </table:table-cell>
          <table:table-cell office:value-type="string">
            <text:p>1 Player</text:p>
          </table:table-cell>
          <table:table-cell office:value-type="string">
            <text:p>In the distant future, a small group of human exiles have been doomed to fight for survival on the edge of the galaxy. Through military strength, espionage, and deceit, a unified Terran government has maintained an uneasy peace. But as resources and fuel run short, the Confederate nations find themselves looking towards the rich worlds of their alien neighbors, the enigmatic Protoss. To further complicate matters, it seems that a previously unknown species-- the Zerg-- has entered Protoss space and is destroying everything in its path. The time for war has come.****The N64 port of StarCraft is a real-time strategy game featuring three distinct races - Terrans, Protoss and Zerg. Controls have been adjusted for the gamepad, with several Hot-Key menus available, and resource gathering has been automated to limit the required number of options. However, it lacks the cutscenes and map editor of the original game.****If the player has the Expansion Pack for the N64, the entire Brood Wars expansion is also available. One player can play with up to 7 bots on a random map, or 2 players can team up in co-operative mode (with the N64 Expansion Pack) or go head to head with up to 6 other bots for total mayhem.</text:p>
          </table:table-cell>
          <table:table-cell table:style-name="Default"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StarCraft 64 (USA)&quot;&gt; &lt;year&gt;2000&lt;/year&gt; &lt;rating&gt;ESRB - T (Teen)&lt;/rating&gt; &lt;title&gt;StarCraft 64 &lt;/title&gt; &lt;pub&gt;Nintendo&lt;/pub&gt; &lt;dev&gt;Blizzard Entertainment Inc&lt;/dev&gt; &lt;genre&gt;Strategy&lt;/genre&gt; &lt;score&gt;4.2&lt;/score&gt; &lt;player&gt;1 Player&lt;/player&gt; &lt;story&gt;In the distant future, a small group of human exiles have been doomed to fight for survival on the edge of the galaxy. Through military strength, espionage, and deceit, a unified Terran government has maintained an uneasy peace. But as resources and fuel run short, the Confederate nations find themselves looking towards the rich worlds of their alien neighbors, the enigmatic Protoss. To further complicate matters, it seems that a previously unknown species-- the Zerg-- has entered Protoss space and is destroying everything in its path. The time for war has come.****The N64 port of StarCraft is a real-time strategy game featuring three distinct races - Terrans, Protoss and Zerg. Controls have been adjusted for the gamepad, with several Hot-Key menus available, and resource gathering has been automated to limit the required number of options. However, it lacks the cutscenes and map editor of the original game.****If the player has the Expansion Pack for the N64, the entire Brood Wars expansion is also available. One player can play with up to 7 bots on a random map, or 2 players can team up in co-operative mode (with the N64 Expansion Pack) or go head to head with up to 6 other bots for total mayhem.&lt;/story&gt; &lt;/game&gt;">
            <text:p>&lt;game name="StarCraft 64 (USA)"&gt; &lt;year&gt;2000&lt;/year&gt; &lt;rating&gt;ESRB - T (Teen)&lt;/rating&gt; &lt;title&gt;StarCraft 64 &lt;/title&gt; &lt;pub&gt;Nintendo&lt;/pub&gt; &lt;dev&gt;Blizzard Entertainment Inc&lt;/dev&gt; &lt;genre&gt;Strategy&lt;/genre&gt; &lt;score&gt;4.2&lt;/score&gt; &lt;player&gt;1 Player&lt;/player&gt; &lt;story&gt;In the distant future, a small group of human exiles have been doomed to fight for survival on the edge of the galaxy. Through military strength, espionage, and deceit, a unified Terran government has maintained an uneasy peace. But as resources and fuel run short, the Confederate nations find themselves looking towards the rich worlds of their alien neighbors, the enigmatic Protoss. To further complicate matters, it seems that a previously unknown species-- the Zerg-- has entered Protoss space and is destroying everything in its path. The time for war has come.****The N64 port of StarCraft is a real-time strategy game featuring three distinct races - Terrans, Protoss and Zerg. Controls have been adjusted for the gamepad, with several Hot-Key menus available, and resource gathering has been automated to limit the required number of options. However, it lacks the cutscenes and map editor of the original game.****If the player has the Expansion Pack for the N64, the entire Brood Wars expansion is also available. One player can play with up to 7 bots on a random map, or 2 players can team up in co-operative mode (with the N64 Expansion Pack) or go head to head with up to 6 other bots for total mayhem.&lt;/story&gt; &lt;/game&gt;</text:p>
          </table:table-cell>
          <table:table-cell table:number-columns-repeated="1012"/>
        </table:table-row>
        <table:table-row table:style-name="ro2">
          <table:table-cell office:value-type="string">
            <text:p>Starshot - Space Circus Fever (USA) (En,Fr,Es)</text:p>
          </table:table-cell>
          <table:table-cell office:value-type="float" office:value="1999">
            <text:p>1999</text:p>
          </table:table-cell>
          <table:table-cell office:value-type="string">
            <text:p>ESRB - E (Everyone)</text:p>
          </table:table-cell>
          <table:table-cell office:value-type="string">
            <text:p>Starshot - Space Circus Fever </text:p>
          </table:table-cell>
          <table:table-cell office:value-type="string">
            <text:p>Infogrames</text:p>
          </table:table-cell>
          <table:table-cell office:value-type="string">
            <text:p>Infogrames Europe SA</text:p>
          </table:table-cell>
          <table:table-cell office:value-type="string">
            <text:p>Platform</text:p>
          </table:table-cell>
          <table:table-cell office:value-type="string">
            <text:p>3.2</text:p>
          </table:table-cell>
          <table:table-cell office:value-type="string">
            <text:p>1 Player</text:p>
          </table:table-cell>
          <table:table-cell office:value-type="string">
            <text:p>The space circus is heavily in debt, and it's up to Starshot to get the circus going, before the entire place is blown sky high by Wolfgang von Ravel and his robot clan. There are 7 huge levels in total to go through, with Starshots many different skills needed to complete each task.</text:p>
          </table:table-cell>
          <table:table-cell table:style-name="Default"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Starshot - Space Circus Fever (USA) (En,Fr,Es)&quot;&gt; &lt;year&gt;1999&lt;/year&gt; &lt;rating&gt;ESRB - E (Everyone)&lt;/rating&gt; &lt;title&gt;Starshot - Space Circus Fever &lt;/title&gt; &lt;pub&gt;Infogrames&lt;/pub&gt; &lt;dev&gt;Infogrames Europe SA&lt;/dev&gt; &lt;genre&gt;Platform&lt;/genre&gt; &lt;score&gt;3.2&lt;/score&gt; &lt;player&gt;1 Player&lt;/player&gt; &lt;story&gt;The space circus is heavily in debt, and it's up to Starshot to get the circus going, before the entire place is blown sky high by Wolfgang von Ravel and his robot clan. There are 7 huge levels in total to go through, with Starshots many different skills needed to complete each task.&lt;/story&gt; &lt;/game&gt;">
            <text:p>&lt;game name="Starshot - Space Circus Fever (USA) (En,Fr,Es)"&gt; &lt;year&gt;1999&lt;/year&gt; &lt;rating&gt;ESRB - E (Everyone)&lt;/rating&gt; &lt;title&gt;Starshot - Space Circus Fever &lt;/title&gt; &lt;pub&gt;Infogrames&lt;/pub&gt; &lt;dev&gt;Infogrames Europe SA&lt;/dev&gt; &lt;genre&gt;Platform&lt;/genre&gt; &lt;score&gt;3.2&lt;/score&gt; &lt;player&gt;1 Player&lt;/player&gt; &lt;story&gt;The space circus is heavily in debt, and it's up to Starshot to get the circus going, before the entire place is blown sky high by Wolfgang von Ravel and his robot clan. There are 7 huge levels in total to go through, with Starshots many different skills needed to complete each task.&lt;/story&gt; &lt;/game&gt;</text:p>
          </table:table-cell>
          <table:table-cell table:number-columns-repeated="1012"/>
        </table:table-row>
        <table:table-row table:style-name="ro1">
          <table:table-cell office:value-type="string">
            <text:p>Stunt Racer 64 (USA)</text:p>
          </table:table-cell>
          <table:table-cell office:value-type="float" office:value="2000">
            <text:p>2000</text:p>
          </table:table-cell>
          <table:table-cell office:value-type="string">
            <text:p>ESRB - E (Everyone)</text:p>
          </table:table-cell>
          <table:table-cell office:value-type="string">
            <text:p>Stunt Racer 64 </text:p>
          </table:table-cell>
          <table:table-cell office:value-type="string">
            <text:p>Midway</text:p>
          </table:table-cell>
          <table:table-cell office:value-type="string">
            <text:p>Boss Game Studios Inc.</text:p>
          </table:table-cell>
          <table:table-cell office:value-type="string">
            <text:p>Driving</text:p>
          </table:table-cell>
          <table:table-cell office:value-type="string">
            <text:p>3.0</text:p>
          </table:table-cell>
          <table:table-cell table:style-name="ce2" office:value-type="string">
            <text:p>1-4 Players</text:p>
          </table:table-cell>
          <table:table-cell office:value-type="string">
            <text:p>This futuristic racer has you flying along specially built tracks, jumping through rings, pulling off aerial stunts and getting up to insane speeds.****The main aim of the game, as with all racers, is to get to the finish line first. But by getting some air and landing through rings, or pulling off stunts, you'll also pick up coins that will go towards upgrading your car.****The cars themselves are a mix of the future and the past, with a hot rod style outside with a powerful new age engine inside. That power will go towards getting you over the line, with the use of speed boosts as well as shortcuts on the tracks helping you greatly.****A 4 player split screen mode is also included, while you can compete in practice, quick race and the competitive League mode, as well as stunt modes that will test your stunt making skills on half pipes and large open tracks.</text:p>
          </table:table-cell>
          <table:table-cell table:style-name="Default"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Stunt Racer 64 (USA)&quot;&gt; &lt;year&gt;2000&lt;/year&gt; &lt;rating&gt;ESRB - E (Everyone)&lt;/rating&gt; &lt;title&gt;Stunt Racer 64 &lt;/title&gt; &lt;pub&gt;Midway&lt;/pub&gt; &lt;dev&gt;Boss Game Studios Inc.&lt;/dev&gt; &lt;genre&gt;Driving&lt;/genre&gt; &lt;score&gt;3.0&lt;/score&gt; &lt;player&gt;1-4 Players&lt;/player&gt; &lt;story&gt;This futuristic racer has you flying along specially built tracks, jumping through rings, pulling off aerial stunts and getting up to insane speeds.****The main aim of the game, as with all racers, is to get to the finish line first. But by getting some air and landing through rings, or pulling off stunts, you'll also pick up coins that will go towards upgrading your car.****The cars themselves are a mix of the future and the past, with a hot rod style outside with a powerful new age engine inside. That power will go towards getting you over the line, with the use of speed boosts as well as shortcuts on the tracks helping you greatly.****A 4 player split screen mode is also included, while you can compete in practice, quick race and the competitive League mode, as well as stunt modes that will test your stunt making skills on half pipes and large open tracks.&lt;/story&gt; &lt;/game&gt;">
            <text:p>&lt;game name="Stunt Racer 64 (USA)"&gt; &lt;year&gt;2000&lt;/year&gt; &lt;rating&gt;ESRB - E (Everyone)&lt;/rating&gt; &lt;title&gt;Stunt Racer 64 &lt;/title&gt; &lt;pub&gt;Midway&lt;/pub&gt; &lt;dev&gt;Boss Game Studios Inc.&lt;/dev&gt; &lt;genre&gt;Driving&lt;/genre&gt; &lt;score&gt;3.0&lt;/score&gt; &lt;player&gt;1-4 Players&lt;/player&gt; &lt;story&gt;This futuristic racer has you flying along specially built tracks, jumping through rings, pulling off aerial stunts and getting up to insane speeds.****The main aim of the game, as with all racers, is to get to the finish line first. But by getting some air and landing through rings, or pulling off stunts, you'll also pick up coins that will go towards upgrading your car.****The cars themselves are a mix of the future and the past, with a hot rod style outside with a powerful new age engine inside. That power will go towards getting you over the line, with the use of speed boosts as well as shortcuts on the tracks helping you greatly.****A 4 player split screen mode is also included, while you can compete in practice, quick race and the competitive League mode, as well as stunt modes that will test your stunt making skills on half pipes and large open tracks.&lt;/story&gt; &lt;/game&gt;</text:p>
          </table:table-cell>
          <table:table-cell table:number-columns-repeated="1012"/>
        </table:table-row>
        <table:table-row table:style-name="ro1">
          <table:table-cell office:value-type="string">
            <text:p>Super Bowling (USA)</text:p>
          </table:table-cell>
          <table:table-cell office:value-type="float" office:value="2001">
            <text:p>2001</text:p>
          </table:table-cell>
          <table:table-cell office:value-type="string">
            <text:p>ESRB - E (Everyone)</text:p>
          </table:table-cell>
          <table:table-cell office:value-type="string">
            <text:p>Super Bowling </text:p>
          </table:table-cell>
          <table:table-cell office:value-type="string">
            <text:p>UFO Interactive</text:p>
          </table:table-cell>
          <table:table-cell office:value-type="string">
            <text:p>Athena Co., Ltd.</text:p>
          </table:table-cell>
          <table:table-cell office:value-type="string">
            <text:p>Bowling/Sports</text:p>
          </table:table-cell>
          <table:table-cell office:value-type="string">
            <text:p>4.0</text:p>
          </table:table-cell>
          <table:table-cell table:style-name="ce2" office:value-type="string">
            <text:p>1-4 Players</text:p>
          </table:table-cell>
          <table:table-cell office:value-type="string">
            <text:p>Super Bowling is a third-person bowling game. Players may bowl in several different environments, which range from ice ponds to neon-lit Chinese temples. Players can face-off against characters in their home stages, much like a fighting game. If the player wins they can then play on these stages in other play modes.****Multi-player modes are also available, with a number of different variations.</text:p>
          </table:table-cell>
          <table:table-cell table:style-name="Default"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Super Bowling (USA)&quot;&gt; &lt;year&gt;2001&lt;/year&gt; &lt;rating&gt;ESRB - E (Everyone)&lt;/rating&gt; &lt;title&gt;Super Bowling &lt;/title&gt; &lt;pub&gt;UFO Interactive&lt;/pub&gt; &lt;dev&gt;Athena Co., Ltd.&lt;/dev&gt; &lt;genre&gt;Bowling/Sports&lt;/genre&gt; &lt;score&gt;4.0&lt;/score&gt; &lt;player&gt;1-4 Players&lt;/player&gt; &lt;story&gt;Super Bowling is a third-person bowling game. Players may bowl in several different environments, which range from ice ponds to neon-lit Chinese temples. Players can face-off against characters in their home stages, much like a fighting game. If the player wins they can then play on these stages in other play modes.****Multi-player modes are also available, with a number of different variations.&lt;/story&gt; &lt;/game&gt;">
            <text:p>&lt;game name="Super Bowling (USA)"&gt; &lt;year&gt;2001&lt;/year&gt; &lt;rating&gt;ESRB - E (Everyone)&lt;/rating&gt; &lt;title&gt;Super Bowling &lt;/title&gt; &lt;pub&gt;UFO Interactive&lt;/pub&gt; &lt;dev&gt;Athena Co., Ltd.&lt;/dev&gt; &lt;genre&gt;Bowling/Sports&lt;/genre&gt; &lt;score&gt;4.0&lt;/score&gt; &lt;player&gt;1-4 Players&lt;/player&gt; &lt;story&gt;Super Bowling is a third-person bowling game. Players may bowl in several different environments, which range from ice ponds to neon-lit Chinese temples. Players can face-off against characters in their home stages, much like a fighting game. If the player wins they can then play on these stages in other play modes.****Multi-player modes are also available, with a number of different variations.&lt;/story&gt; &lt;/game&gt;</text:p>
          </table:table-cell>
          <table:table-cell table:number-columns-repeated="1012"/>
        </table:table-row>
        <table:table-row table:style-name="ro2">
          <table:table-cell office:value-type="string">
            <text:p>Super Mario 64 (USA)</text:p>
          </table:table-cell>
          <table:table-cell office:value-type="float" office:value="1996">
            <text:p>1996</text:p>
          </table:table-cell>
          <table:table-cell office:value-type="string">
            <text:p>ESRB - E (Everyone)</text:p>
          </table:table-cell>
          <table:table-cell office:value-type="string">
            <text:p>Super Mario 64 </text:p>
          </table:table-cell>
          <table:table-cell office:value-type="string">
            <text:p>Nintendo</text:p>
          </table:table-cell>
          <table:table-cell office:value-type="string">
            <text:p>Nintendo EAD</text:p>
          </table:table-cell>
          <table:table-cell office:value-type="string">
            <text:p>Platform</text:p>
          </table:table-cell>
          <table:table-cell office:value-type="string">
            <text:p>4.1</text:p>
          </table:table-cell>
          <table:table-cell office:value-type="string">
            <text:p>1 Player</text:p>
          </table:table-cell>
          <table:table-cell office:value-type="string">
            <text:p>Mario is invited to Peach's castle, but when he arrives Peach is nowhere to be seen. He soon learns from Toad that Bowser has once again kidnapped her. The Koopa King has also put a spell on her castle, imprisoning her subjects. So it is up to Mario to break the spell and rescue Peach.****Travel through many different worlds, fighting Bob-bombs, Koopas, and some new and interesting creatures. <text:s/>You must enter each world by jumping into paintings. You have to collect stars to unlock more areas. Defeat Bowser on each floor to get a key to unlock big doors and enter more floors, which contain more areas. Work your way through the game, and then defeat Bowser to rescue Princess Peach.</text:p>
          </table:table-cell>
          <table:table-cell table:style-name="Default"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Super Mario 64 (USA)&quot;&gt; &lt;year&gt;1996&lt;/year&gt; &lt;rating&gt;ESRB - E (Everyone)&lt;/rating&gt; &lt;title&gt;Super Mario 64 &lt;/title&gt; &lt;pub&gt;Nintendo&lt;/pub&gt; &lt;dev&gt;Nintendo EAD&lt;/dev&gt; &lt;genre&gt;Platform&lt;/genre&gt; &lt;score&gt;4.1&lt;/score&gt; &lt;player&gt;1 Player&lt;/player&gt; &lt;story&gt;Mario is invited to Peach's castle, but when he arrives Peach is nowhere to be seen. He soon learns from Toad that Bowser has once again kidnapped her. The Koopa King has also put a spell on her castle, imprisoning her subjects. So it is up to Mario to break the spell and rescue Peach.****Travel through many different worlds, fighting Bob-bombs, Koopas, and some new and interesting creatures.  You must enter each world by jumping into paintings. You have to collect stars to unlock more areas. Defeat Bowser on each floor to get a key to unlock big doors and enter more floors, which contain more areas. Work your way through the game, and then defeat Bowser to rescue Princess Peach.&lt;/story&gt; &lt;/game&gt;">
            <text:p>&lt;game name="Super Mario 64 (USA)"&gt; &lt;year&gt;1996&lt;/year&gt; &lt;rating&gt;ESRB - E (Everyone)&lt;/rating&gt; &lt;title&gt;Super Mario 64 &lt;/title&gt; &lt;pub&gt;Nintendo&lt;/pub&gt; &lt;dev&gt;Nintendo EAD&lt;/dev&gt; &lt;genre&gt;Platform&lt;/genre&gt; &lt;score&gt;4.1&lt;/score&gt; &lt;player&gt;1 Player&lt;/player&gt; &lt;story&gt;Mario is invited to Peach's castle, but when he arrives Peach is nowhere to be seen. He soon learns from Toad that Bowser has once again kidnapped her. The Koopa King has also put a spell on her castle, imprisoning her subjects. So it is up to Mario to break the spell and rescue Peach.****Travel through many different worlds, fighting Bob-bombs, Koopas, and some new and interesting creatures. <text:s/>You must enter each world by jumping into paintings. You have to collect stars to unlock more areas. Defeat Bowser on each floor to get a key to unlock big doors and enter more floors, which contain more areas. Work your way through the game, and then defeat Bowser to rescue Princess Peach.&lt;/story&gt; &lt;/game&gt;</text:p>
          </table:table-cell>
          <table:table-cell table:number-columns-repeated="1012"/>
        </table:table-row>
        <table:table-row table:style-name="ro1">
          <table:table-cell office:value-type="string">
            <text:p>Super Smash Bros. (USA)</text:p>
          </table:table-cell>
          <table:table-cell office:value-type="float" office:value="1999">
            <text:p>1999</text:p>
          </table:table-cell>
          <table:table-cell office:value-type="string">
            <text:p>ESRB - E (Everyone)</text:p>
          </table:table-cell>
          <table:table-cell office:value-type="string">
            <text:p>Super Smash Bros. </text:p>
          </table:table-cell>
          <table:table-cell office:value-type="string">
            <text:p>Nintendo</text:p>
          </table:table-cell>
          <table:table-cell office:value-type="string">
            <text:p>HAL Laboratory, Inc.</text:p>
          </table:table-cell>
          <table:table-cell office:value-type="string">
            <text:p>Fighter</text:p>
          </table:table-cell>
          <table:table-cell office:value-type="string">
            <text:p>3.9</text:p>
          </table:table-cell>
          <table:table-cell table:style-name="ce2" office:value-type="string">
            <text:p>1-4 Players</text:p>
          </table:table-cell>
          <table:table-cell office:value-type="string">
            <text:p>Super Smash Brothers takes familiar Nintendo characters such as Mario, Kirby and Donkey Kong, and gets them to fight to the death. There are 8 fully-interactive landscapes, with one for each character, with noticeable links to their games. Controls are analogue-based, with different moves executed depending on the direction and how firmly the stick is pressed. Items like baseball bats, Bob-ombs, and healing items drop into the arenas at random, aiding any nearby characters than can make use of them. The game uses a fixed viewpoint which scrolls, although characters are rendered in 3D.****The one-player mode has 14 stages to work through. Up to 4 human players can do battle at once, with team play as well as all-against-all action. Hidden characters are thrown in for good measure, as are bonus rounds, and a battle to the end with a giant hand (you read right).****Playable characters include:****1. Captain Falcoln* (F-Zero series)**Donkey Kong (Donkey Kong games)**Fox (Star Fox series)**Kirby (Kirby games)**Jigglypuff* (Pokémon universe)**Link (Legend of Zelda series)**Luigi* (Mario games)**Mario (Mario games)**Ness* (Mother/EarthBound series)**Pikachu (Pokémon universe)**Samus (Metroid series)**Yoshi (Mario games)***** denotes any characters that need to be unlocked under special conditions first.</text:p>
          </table:table-cell>
          <table:table-cell table:style-name="Default"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Super Smash Bros. (USA)&quot;&gt; &lt;year&gt;1999&lt;/year&gt; &lt;rating&gt;ESRB - E (Everyone)&lt;/rating&gt; &lt;title&gt;Super Smash Bros. &lt;/title&gt; &lt;pub&gt;Nintendo&lt;/pub&gt; &lt;dev&gt;HAL Laboratory, Inc.&lt;/dev&gt; &lt;genre&gt;Fighter&lt;/genre&gt; &lt;score&gt;3.9&lt;/score&gt; &lt;player&gt;1-4 Players&lt;/player&gt; &lt;story&gt;Super Smash Brothers takes familiar Nintendo characters such as Mario, Kirby and Donkey Kong, and gets them to fight to the death. There are 8 fully-interactive landscapes, with one for each character, with noticeable links to their games. Controls are analogue-based, with different moves executed depending on the direction and how firmly the stick is pressed. Items like baseball bats, Bob-ombs, and healing items drop into the arenas at random, aiding any nearby characters than can make use of them. The game uses a fixed viewpoint which scrolls, although characters are rendered in 3D.****The one-player mode has 14 stages to work through. Up to 4 human players can do battle at once, with team play as well as all-against-all action. Hidden characters are thrown in for good measure, as are bonus rounds, and a battle to the end with a giant hand (you read right).****Playable characters include:****1. Captain Falcoln* (F-Zero series)**Donkey Kong (Donkey Kong games)**Fox (Star Fox series)**Kirby (Kirby games)**Jigglypuff* (Pokémon universe)**Link (Legend of Zelda series)**Luigi* (Mario games)**Mario (Mario games)**Ness* (Mother/EarthBound series)**Pikachu (Pokémon universe)**Samus (Metroid series)**Yoshi (Mario games)***** denotes any characters that need to be unlocked under special conditions first.&lt;/story&gt; &lt;/game&gt;">
            <text:p>&lt;game name="Super Smash Bros. (USA)"&gt; &lt;year&gt;1999&lt;/year&gt; &lt;rating&gt;ESRB - E (Everyone)&lt;/rating&gt; &lt;title&gt;Super Smash Bros. &lt;/title&gt; &lt;pub&gt;Nintendo&lt;/pub&gt; &lt;dev&gt;HAL Laboratory, Inc.&lt;/dev&gt; &lt;genre&gt;Fighter&lt;/genre&gt; &lt;score&gt;3.9&lt;/score&gt; &lt;player&gt;1-4 Players&lt;/player&gt; &lt;story&gt;Super Smash Brothers takes familiar Nintendo characters such as Mario, Kirby and Donkey Kong, and gets them to fight to the death. There are 8 fully-interactive landscapes, with one for each character, with noticeable links to their games. Controls are analogue-based, with different moves executed depending on the direction and how firmly the stick is pressed. Items like baseball bats, Bob-ombs, and healing items drop into the arenas at random, aiding any nearby characters than can make use of them. The game uses a fixed viewpoint which scrolls, although characters are rendered in 3D.****The one-player mode has 14 stages to work through. Up to 4 human players can do battle at once, with team play as well as all-against-all action. Hidden characters are thrown in for good measure, as are bonus rounds, and a battle to the end with a giant hand (you read right).****Playable characters include:****1. Captain Falcoln* (F-Zero series)**Donkey Kong (Donkey Kong games)**Fox (Star Fox series)**Kirby (Kirby games)**Jigglypuff* (Pokémon universe)**Link (Legend of Zelda series)**Luigi* (Mario games)**Mario (Mario games)**Ness* (Mother/EarthBound series)**Pikachu (Pokémon universe)**Samus (Metroid series)**Yoshi (Mario games)***** denotes any characters that need to be unlocked under special conditions first.&lt;/story&gt; &lt;/game&gt;</text:p>
          </table:table-cell>
          <table:table-cell table:number-columns-repeated="1012"/>
        </table:table-row>
        <table:table-row table:style-name="ro1">
          <table:table-cell office:value-type="string">
            <text:p>Supercross 2000 (USA)</text:p>
          </table:table-cell>
          <table:table-cell office:value-type="float" office:value="1999">
            <text:p>1999</text:p>
          </table:table-cell>
          <table:table-cell office:value-type="string">
            <text:p>ESRB - E (Everyone)</text:p>
          </table:table-cell>
          <table:table-cell office:value-type="string">
            <text:p>Supercross 2000 </text:p>
          </table:table-cell>
          <table:table-cell office:value-type="string">
            <text:p>Electronic Arts</text:p>
          </table:table-cell>
          <table:table-cell office:value-type="string">
            <text:p>MBL Research, Inc.</text:p>
          </table:table-cell>
          <table:table-cell office:value-type="string">
            <text:p>Motorcycle</text:p>
          </table:table-cell>
          <table:table-cell office:value-type="string">
            <text:p>3.3</text:p>
          </table:table-cell>
          <table:table-cell table:style-name="ce2" office:value-type="string">
            <text:p>1-4 Players</text:p>
          </table:table-cell>
          <table:table-cell office:value-type="string">
            <text:p>This is a Supercross motorcycle simulation game, officially licensed by the AMA. <text:s/>It features racing through 16 real stadium tracks, with professional commentary, and a freestyle tricks mode with special tracks. <text:s/>The bikes have realistic physics and AI. <text:s/>2 players can race split-screen and replay mode lets you fly anywhere.</text:p>
          </table:table-cell>
          <table:table-cell table:style-name="Default"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Supercross 2000 (USA)&quot;&gt; &lt;year&gt;1999&lt;/year&gt; &lt;rating&gt;ESRB - E (Everyone)&lt;/rating&gt; &lt;title&gt;Supercross 2000 &lt;/title&gt; &lt;pub&gt;Electronic Arts&lt;/pub&gt; &lt;dev&gt;MBL Research, Inc.&lt;/dev&gt; &lt;genre&gt;Motorcycle&lt;/genre&gt; &lt;score&gt;3.3&lt;/score&gt; &lt;player&gt;1-4 Players&lt;/player&gt; &lt;story&gt;This is a Supercross motorcycle simulation game, officially licensed by the AMA.  It features racing through 16 real stadium tracks, with professional commentary, and a freestyle tricks mode with special tracks.  The bikes have realistic physics and AI.  2 players can race split-screen and replay mode lets you fly anywhere.&lt;/story&gt; &lt;/game&gt;">
            <text:p>&lt;game name="Supercross 2000 (USA)"&gt; &lt;year&gt;1999&lt;/year&gt; &lt;rating&gt;ESRB - E (Everyone)&lt;/rating&gt; &lt;title&gt;Supercross 2000 &lt;/title&gt; &lt;pub&gt;Electronic Arts&lt;/pub&gt; &lt;dev&gt;MBL Research, Inc.&lt;/dev&gt; &lt;genre&gt;Motorcycle&lt;/genre&gt; &lt;score&gt;3.3&lt;/score&gt; &lt;player&gt;1-4 Players&lt;/player&gt; &lt;story&gt;This is a Supercross motorcycle simulation game, officially licensed by the AMA. <text:s/>It features racing through 16 real stadium tracks, with professional commentary, and a freestyle tricks mode with special tracks. <text:s/>The bikes have realistic physics and AI. <text:s/>2 players can race split-screen and replay mode lets you fly anywhere.&lt;/story&gt; &lt;/game&gt;</text:p>
          </table:table-cell>
          <table:table-cell table:number-columns-repeated="1012"/>
        </table:table-row>
        <table:table-row table:style-name="ro1">
          <table:table-cell office:value-type="string">
            <text:p>Superman (USA) (En,Fr,Es)</text:p>
          </table:table-cell>
          <table:table-cell office:value-type="float" office:value="1999">
            <text:p>1999</text:p>
          </table:table-cell>
          <table:table-cell office:value-type="string">
            <text:p>ESRB - E (Everyone)</text:p>
          </table:table-cell>
          <table:table-cell office:value-type="string">
            <text:p>Superman </text:p>
          </table:table-cell>
          <table:table-cell office:value-type="string">
            <text:p>Titus Software</text:p>
          </table:table-cell>
          <table:table-cell office:value-type="string">
            <text:p>Titus France SA</text:p>
          </table:table-cell>
          <table:table-cell office:value-type="string">
            <text:p>Adventure</text:p>
          </table:table-cell>
          <table:table-cell office:value-type="string">
            <text:p>1.3</text:p>
          </table:table-cell>
          <table:table-cell table:style-name="ce2" office:value-type="string">
            <text:p>1-4 Players</text:p>
          </table:table-cell>
          <table:table-cell office:value-type="string">
            <text:p>Lex Luthor pulls off another stunt, this time he and Braniac have developed a virtual reality version of Metropolis to trick the people of the fair city. And Lois Lane and Jimmy Olsen are the first to be tricked.****It's all to pull in Superman, the world's strongest hero, in order to take him down. But as the man himself, your job is to destroy any and all hopes of the bad guys chances.****Using all of his many powers (including heat vision, flight and x-ray vision), you must fight your way through air, sea, underground and indoor levels of bad guys, bosses and puzzle elements in order to reach Lois and destroy Lex's mission.****4 player multiplayer modes are also included as you take control of the many characters for some beat 'em up action.****The United States release contained an exclusive collector's edition Superman comic book inside the package.</text:p>
          </table:table-cell>
          <table:table-cell table:style-name="Default"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Superman (USA) (En,Fr,Es)&quot;&gt; &lt;year&gt;1999&lt;/year&gt; &lt;rating&gt;ESRB - E (Everyone)&lt;/rating&gt; &lt;title&gt;Superman &lt;/title&gt; &lt;pub&gt;Titus Software&lt;/pub&gt; &lt;dev&gt;Titus France SA&lt;/dev&gt; &lt;genre&gt;Adventure&lt;/genre&gt; &lt;score&gt;1.3&lt;/score&gt; &lt;player&gt;1-4 Players&lt;/player&gt; &lt;story&gt;Lex Luthor pulls off another stunt, this time he and Braniac have developed a virtual reality version of Metropolis to trick the people of the fair city. And Lois Lane and Jimmy Olsen are the first to be tricked.****It's all to pull in Superman, the world's strongest hero, in order to take him down. But as the man himself, your job is to destroy any and all hopes of the bad guys chances.****Using all of his many powers (including heat vision, flight and x-ray vision), you must fight your way through air, sea, underground and indoor levels of bad guys, bosses and puzzle elements in order to reach Lois and destroy Lex's mission.****4 player multiplayer modes are also included as you take control of the many characters for some beat 'em up action.****The United States release contained an exclusive collector's edition Superman comic book inside the package.&lt;/story&gt; &lt;/game&gt;">
            <text:p>&lt;game name="Superman (USA) (En,Fr,Es)"&gt; &lt;year&gt;1999&lt;/year&gt; &lt;rating&gt;ESRB - E (Everyone)&lt;/rating&gt; &lt;title&gt;Superman &lt;/title&gt; &lt;pub&gt;Titus Software&lt;/pub&gt; &lt;dev&gt;Titus France SA&lt;/dev&gt; &lt;genre&gt;Adventure&lt;/genre&gt; &lt;score&gt;1.3&lt;/score&gt; &lt;player&gt;1-4 Players&lt;/player&gt; &lt;story&gt;Lex Luthor pulls off another stunt, this time he and Braniac have developed a virtual reality version of Metropolis to trick the people of the fair city. And Lois Lane and Jimmy Olsen are the first to be tricked.****It's all to pull in Superman, the world's strongest hero, in order to take him down. But as the man himself, your job is to destroy any and all hopes of the bad guys chances.****Using all of his many powers (including heat vision, flight and x-ray vision), you must fight your way through air, sea, underground and indoor levels of bad guys, bosses and puzzle elements in order to reach Lois and destroy Lex's mission.****4 player multiplayer modes are also included as you take control of the many characters for some beat 'em up action.****The United States release contained an exclusive collector's edition Superman comic book inside the package.&lt;/story&gt; &lt;/game&gt;</text:p>
          </table:table-cell>
          <table:table-cell table:number-columns-repeated="1012"/>
        </table:table-row>
        <table:table-row table:style-name="ro2">
          <table:table-cell office:value-type="string">
            <text:p>Tarzan (USA)</text:p>
          </table:table-cell>
          <table:table-cell office:value-type="float" office:value="2000">
            <text:p>2000</text:p>
          </table:table-cell>
          <table:table-cell office:value-type="string">
            <text:p>ESRB - E (Everyone)</text:p>
          </table:table-cell>
          <table:table-cell office:value-type="string">
            <text:p>Tarzan </text:p>
          </table:table-cell>
          <table:table-cell office:value-type="string">
            <text:p>Activision</text:p>
          </table:table-cell>
          <table:table-cell office:value-type="string">
            <text:p>Eurocom Developments Ltd</text:p>
          </table:table-cell>
          <table:table-cell office:value-type="string">
            <text:p>Platform</text:p>
          </table:table-cell>
          <table:table-cell office:value-type="string">
            <text:p>4.5</text:p>
          </table:table-cell>
          <table:table-cell office:value-type="string">
            <text:p>1 Player</text:p>
          </table:table-cell>
          <table:table-cell office:value-type="string">
            <text:p>We could call it a platform game if it wasn't 3D, but it still looks like a platform game. Much alike to "Lion King" only seeable made of polygons. This little arcade game puts you in a role of Tarzan, a soon-to-be king of the jungle, leads you to a bunch of quest levels where you can collect coins, map pieces, 'TARZAN' letters and other stuff, as well as call you monkey friend from time to time that'll give you a brief explanation of things flyin' around. After each completed level, there will be a brief animations that they've probably taken from Disney's cartoon.</text:p>
          </table:table-cell>
          <table:table-cell table:style-name="Default"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Tarzan (USA)&quot;&gt; &lt;year&gt;2000&lt;/year&gt; &lt;rating&gt;ESRB - E (Everyone)&lt;/rating&gt; &lt;title&gt;Tarzan &lt;/title&gt; &lt;pub&gt;Activision&lt;/pub&gt; &lt;dev&gt;Eurocom Developments Ltd&lt;/dev&gt; &lt;genre&gt;Platform&lt;/genre&gt; &lt;score&gt;4.5&lt;/score&gt; &lt;player&gt;1 Player&lt;/player&gt; &lt;story&gt;We could call it a platform game if it wasn't 3D, but it still looks like a platform game. Much alike to &quot;Lion King&quot; only seeable made of polygons. This little arcade game puts you in a role of Tarzan, a soon-to-be king of the jungle, leads you to a bunch of quest levels where you can collect coins, map pieces, 'TARZAN' letters and other stuff, as well as call you monkey friend from time to time that'll give you a brief explanation of things flyin' around. After each completed level, there will be a brief animations that they've probably taken from Disney's cartoon.&lt;/story&gt; &lt;/game&gt;">
            <text:p>&lt;game name="Tarzan (USA)"&gt; &lt;year&gt;2000&lt;/year&gt; &lt;rating&gt;ESRB - E (Everyone)&lt;/rating&gt; &lt;title&gt;Tarzan &lt;/title&gt; &lt;pub&gt;Activision&lt;/pub&gt; &lt;dev&gt;Eurocom Developments Ltd&lt;/dev&gt; &lt;genre&gt;Platform&lt;/genre&gt; &lt;score&gt;4.5&lt;/score&gt; &lt;player&gt;1 Player&lt;/player&gt; &lt;story&gt;We could call it a platform game if it wasn't 3D, but it still looks like a platform game. Much alike to "Lion King" only seeable made of polygons. This little arcade game puts you in a role of Tarzan, a soon-to-be king of the jungle, leads you to a bunch of quest levels where you can collect coins, map pieces, 'TARZAN' letters and other stuff, as well as call you monkey friend from time to time that'll give you a brief explanation of things flyin' around. After each completed level, there will be a brief animations that they've probably taken from Disney's cartoon.&lt;/story&gt; &lt;/game&gt;</text:p>
          </table:table-cell>
          <table:table-cell table:number-columns-repeated="1012"/>
        </table:table-row>
        <table:table-row table:style-name="ro2">
          <table:table-cell office:value-type="string">
            <text:p>Taz Express (Europe) (En,Fr,De,Es,It,Nl)</text:p>
          </table:table-cell>
          <table:table-cell office:value-type="float" office:value="1999">
            <text:p>1999</text:p>
          </table:table-cell>
          <table:table-cell office:value-type="string">
            <text:p>ESRB - E (Everyone)</text:p>
          </table:table-cell>
          <table:table-cell office:value-type="string">
            <text:p>Taz Express </text:p>
          </table:table-cell>
          <table:table-cell office:value-type="string">
            <text:p>Infogrames</text:p>
          </table:table-cell>
          <table:table-cell office:value-type="string">
            <text:p>Zed Two Game Design Studio</text:p>
          </table:table-cell>
          <table:table-cell office:value-type="string">
            <text:p>Platform</text:p>
          </table:table-cell>
          <table:table-cell office:value-type="string">
            <text:p>3.8</text:p>
          </table:table-cell>
          <table:table-cell office:value-type="string">
            <text:p>1 Player</text:p>
          </table:table-cell>
          <table:table-cell office:value-type="string">
            <text:p>Tazmania inspired Taz the Tasmanian Devil, is a well known Warner Brothers character which this game expands on. This 3D puzzle game see's Taz delivering crates across 25 levels and 5 game worlds including Mars, the Bushlands, Monument Valley and the Wild West. Spin, run, jump onto skyscrapers, jump with various springy devices, swim, and fly with a jetpack through levels to complete tasks and puzzles in the bright coloured cartoon environments. Complete the game four times to unlock all the secrets and discover what is in the crate Taz is delivering.</text:p>
          </table:table-cell>
          <table:table-cell table:style-name="Default"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Taz Express (Europe) (En,Fr,De,Es,It,Nl)&quot;&gt; &lt;year&gt;1999&lt;/year&gt; &lt;rating&gt;ESRB - E (Everyone)&lt;/rating&gt; &lt;title&gt;Taz Express &lt;/title&gt; &lt;pub&gt;Infogrames&lt;/pub&gt; &lt;dev&gt;Zed Two Game Design Studio&lt;/dev&gt; &lt;genre&gt;Platform&lt;/genre&gt; &lt;score&gt;3.8&lt;/score&gt; &lt;player&gt;1 Player&lt;/player&gt; &lt;story&gt;Tazmania inspired Taz the Tasmanian Devil, is a well known Warner Brothers character which this game expands on. This 3D puzzle game see's Taz delivering crates across 25 levels and 5 game worlds including Mars, the Bushlands, Monument Valley and the Wild West. Spin, run, jump onto skyscrapers, jump with various springy devices, swim, and fly with a jetpack through levels to complete tasks and puzzles in the bright coloured cartoon environments. Complete the game four times to unlock all the secrets and discover what is in the crate Taz is delivering.&lt;/story&gt; &lt;/game&gt;">
            <text:p>&lt;game name="Taz Express (Europe) (En,Fr,De,Es,It,Nl)"&gt; &lt;year&gt;1999&lt;/year&gt; &lt;rating&gt;ESRB - E (Everyone)&lt;/rating&gt; &lt;title&gt;Taz Express &lt;/title&gt; &lt;pub&gt;Infogrames&lt;/pub&gt; &lt;dev&gt;Zed Two Game Design Studio&lt;/dev&gt; &lt;genre&gt;Platform&lt;/genre&gt; &lt;score&gt;3.8&lt;/score&gt; &lt;player&gt;1 Player&lt;/player&gt; &lt;story&gt;Tazmania inspired Taz the Tasmanian Devil, is a well known Warner Brothers character which this game expands on. This 3D puzzle game see's Taz delivering crates across 25 levels and 5 game worlds including Mars, the Bushlands, Monument Valley and the Wild West. Spin, run, jump onto skyscrapers, jump with various springy devices, swim, and fly with a jetpack through levels to complete tasks and puzzles in the bright coloured cartoon environments. Complete the game four times to unlock all the secrets and discover what is in the crate Taz is delivering.&lt;/story&gt; &lt;/game&gt;</text:p>
          </table:table-cell>
          <table:table-cell table:number-columns-repeated="1012"/>
        </table:table-row>
        <table:table-row table:style-name="ro1">
          <table:table-cell office:value-type="string">
            <text:p>Tetrisphere (USA)</text:p>
          </table:table-cell>
          <table:table-cell office:value-type="float" office:value="1997">
            <text:p>1997</text:p>
          </table:table-cell>
          <table:table-cell office:value-type="string">
            <text:p>ESRB - E (Everyone)</text:p>
          </table:table-cell>
          <table:table-cell office:value-type="string">
            <text:p>Tetrisphere </text:p>
          </table:table-cell>
          <table:table-cell office:value-type="string">
            <text:p>Nintendo</text:p>
          </table:table-cell>
          <table:table-cell office:value-type="string">
            <text:p>H2O Entertainment</text:p>
          </table:table-cell>
          <table:table-cell office:value-type="string">
            <text:p>Puzzle</text:p>
          </table:table-cell>
          <table:table-cell office:value-type="string">
            <text:p>3.7</text:p>
          </table:table-cell>
          <table:table-cell table:style-name="ce2" office:value-type="string">
            <text:p>1-4 Players</text:p>
          </table:table-cell>
          <table:table-cell office:value-type="string">
            <text:p>Tetrisphere adds a new dimension to the classic Tetris gameplay.****As usual, you drop pieces into the playing field to eliminate the blocks and clear the field. This time, however, the playing field is a sphere, and you must turn the sphere around to find a place to drop the pieces, and eventually get to the core to win. As you clear the field, certain moves may reveal magic items to help get to the core (rockets, dynamite, etc.).</text:p>
          </table:table-cell>
          <table:table-cell table:style-name="Default"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Tetrisphere (USA)&quot;&gt; &lt;year&gt;1997&lt;/year&gt; &lt;rating&gt;ESRB - E (Everyone)&lt;/rating&gt; &lt;title&gt;Tetrisphere &lt;/title&gt; &lt;pub&gt;Nintendo&lt;/pub&gt; &lt;dev&gt;H2O Entertainment&lt;/dev&gt; &lt;genre&gt;Puzzle&lt;/genre&gt; &lt;score&gt;3.7&lt;/score&gt; &lt;player&gt;1-4 Players&lt;/player&gt; &lt;story&gt;Tetrisphere adds a new dimension to the classic Tetris gameplay.****As usual, you drop pieces into the playing field to eliminate the blocks and clear the field. This time, however, the playing field is a sphere, and you must turn the sphere around to find a place to drop the pieces, and eventually get to the core to win. As you clear the field, certain moves may reveal magic items to help get to the core (rockets, dynamite, etc.).&lt;/story&gt; &lt;/game&gt;">
            <text:p>&lt;game name="Tetrisphere (USA)"&gt; &lt;year&gt;1997&lt;/year&gt; &lt;rating&gt;ESRB - E (Everyone)&lt;/rating&gt; &lt;title&gt;Tetrisphere &lt;/title&gt; &lt;pub&gt;Nintendo&lt;/pub&gt; &lt;dev&gt;H2O Entertainment&lt;/dev&gt; &lt;genre&gt;Puzzle&lt;/genre&gt; &lt;score&gt;3.7&lt;/score&gt; &lt;player&gt;1-4 Players&lt;/player&gt; &lt;story&gt;Tetrisphere adds a new dimension to the classic Tetris gameplay.****As usual, you drop pieces into the playing field to eliminate the blocks and clear the field. This time, however, the playing field is a sphere, and you must turn the sphere around to find a place to drop the pieces, and eventually get to the core to win. As you clear the field, certain moves may reveal magic items to help get to the core (rockets, dynamite, etc.).&lt;/story&gt; &lt;/game&gt;</text:p>
          </table:table-cell>
          <table:table-cell table:number-columns-repeated="1012"/>
        </table:table-row>
        <table:table-row table:style-name="ro1">
          <table:table-cell office:value-type="string">
            <text:p>Tigger's Honey Hunt (USA)</text:p>
          </table:table-cell>
          <table:table-cell office:value-type="float" office:value="2000">
            <text:p>2000</text:p>
          </table:table-cell>
          <table:table-cell office:value-type="string">
            <text:p>ESRB - E (Everyone)</text:p>
          </table:table-cell>
          <table:table-cell office:value-type="string">
            <text:p>Tigger's Honey Hunt </text:p>
          </table:table-cell>
          <table:table-cell office:value-type="string">
            <text:p>NewKidCo</text:p>
          </table:table-cell>
          <table:table-cell office:value-type="string">
            <text:p>Doki Denki SA</text:p>
          </table:table-cell>
          <table:table-cell office:value-type="string">
            <text:p>Platform</text:p>
          </table:table-cell>
          <table:table-cell office:value-type="string">
            <text:p>3.8</text:p>
          </table:table-cell>
          <table:table-cell table:style-name="ce2" office:value-type="string">
            <text:p>1-4 Players</text:p>
          </table:table-cell>
          <table:table-cell office:value-type="string">
            <text:p>Winnie the Pooh plans a party and therefore he needs honey. His friend Tigger promises to help him and starts searching for honey pots.****Tigger's Honey Hunt is a platform action game in which the player guides Tigger through nine levels. In six levels the goal is to collect a predetermined minimum amount of honey pots in order to get access to the next level. In the other three levels there are <text:s/>mini-games like Rock-Paper-Scissors, to play against other characters from Winnie the Pooh's world.****Tigger is able to jump horizontally and vertically (even higher after he has learned special skills), use spider webs to jump to higher areas or to cross water or chasms with the help of turtles or levitating leaves. Beginning with three lives, Tigger needs to avoid being touched by dangerous creatures like bees or falling into chasms. When there are no lives left, Tigger restarts at the last checkpoint that has been passed.****Additionally you can find secret areas with even more honey pots, collect pictures which you can later look at in your photo album and meet other characters who talk to you or need your help (e.g. finding Eeyore's lost tail).</text:p>
          </table:table-cell>
          <table:table-cell table:style-name="Default"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Tigger's Honey Hunt (USA)&quot;&gt; &lt;year&gt;2000&lt;/year&gt; &lt;rating&gt;ESRB - E (Everyone)&lt;/rating&gt; &lt;title&gt;Tigger's Honey Hunt &lt;/title&gt; &lt;pub&gt;NewKidCo&lt;/pub&gt; &lt;dev&gt;Doki Denki SA&lt;/dev&gt; &lt;genre&gt;Platform&lt;/genre&gt; &lt;score&gt;3.8&lt;/score&gt; &lt;player&gt;1-4 Players&lt;/player&gt; &lt;story&gt;Winnie the Pooh plans a party and therefore he needs honey. His friend Tigger promises to help him and starts searching for honey pots.****Tigger's Honey Hunt is a platform action game in which the player guides Tigger through nine levels. In six levels the goal is to collect a predetermined minimum amount of honey pots in order to get access to the next level. In the other three levels there are  mini-games like Rock-Paper-Scissors, to play against other characters from Winnie the Pooh's world.****Tigger is able to jump horizontally and vertically (even higher after he has learned special skills), use spider webs to jump to higher areas or to cross water or chasms with the help of turtles or levitating leaves. Beginning with three lives, Tigger needs to avoid being touched by dangerous creatures like bees or falling into chasms. When there are no lives left, Tigger restarts at the last checkpoint that has been passed.****Additionally you can find secret areas with even more honey pots, collect pictures which you can later look at in your photo album and meet other characters who talk to you or need your help (e.g. finding Eeyore's lost tail).&lt;/story&gt; &lt;/game&gt;">
            <text:p>&lt;game name="Tigger's Honey Hunt (USA)"&gt; &lt;year&gt;2000&lt;/year&gt; &lt;rating&gt;ESRB - E (Everyone)&lt;/rating&gt; &lt;title&gt;Tigger's Honey Hunt &lt;/title&gt; &lt;pub&gt;NewKidCo&lt;/pub&gt; &lt;dev&gt;Doki Denki SA&lt;/dev&gt; &lt;genre&gt;Platform&lt;/genre&gt; &lt;score&gt;3.8&lt;/score&gt; &lt;player&gt;1-4 Players&lt;/player&gt; &lt;story&gt;Winnie the Pooh plans a party and therefore he needs honey. His friend Tigger promises to help him and starts searching for honey pots.****Tigger's Honey Hunt is a platform action game in which the player guides Tigger through nine levels. In six levels the goal is to collect a predetermined minimum amount of honey pots in order to get access to the next level. In the other three levels there are <text:s/>mini-games like Rock-Paper-Scissors, to play against other characters from Winnie the Pooh's world.****Tigger is able to jump horizontally and vertically (even higher after he has learned special skills), use spider webs to jump to higher areas or to cross water or chasms with the help of turtles or levitating leaves. Beginning with three lives, Tigger needs to avoid being touched by dangerous creatures like bees or falling into chasms. When there are no lives left, Tigger restarts at the last checkpoint that has been passed.****Additionally you can find secret areas with even more honey pots, collect pictures which you can later look at in your photo album and meet other characters who talk to you or need your help (e.g. finding Eeyore's lost tail).&lt;/story&gt; &lt;/game&gt;</text:p>
          </table:table-cell>
          <table:table-cell table:number-columns-repeated="1012"/>
        </table:table-row>
        <table:table-row table:style-name="ro1">
          <table:table-cell office:value-type="string">
            <text:p>Tom and Jerry in Fists of Furry (USA)</text:p>
          </table:table-cell>
          <table:table-cell office:value-type="float" office:value="2000">
            <text:p>2000</text:p>
          </table:table-cell>
          <table:table-cell office:value-type="string">
            <text:p>ESRB - E (Everyone)</text:p>
          </table:table-cell>
          <table:table-cell office:value-type="string">
            <text:p>Tom and Jerry in Fists of Furry </text:p>
          </table:table-cell>
          <table:table-cell office:value-type="string">
            <text:p>NewKidCo</text:p>
          </table:table-cell>
          <table:table-cell office:value-type="string">
            <text:p>VIS entertainment ltd</text:p>
          </table:table-cell>
          <table:table-cell office:value-type="string">
            <text:p>Fighter</text:p>
          </table:table-cell>
          <table:table-cell office:value-type="string">
            <text:p>3.8</text:p>
          </table:table-cell>
          <table:table-cell table:style-name="ce2" office:value-type="string">
            <text:p>1-4 Players</text:p>
          </table:table-cell>
          <table:table-cell office:value-type="string">
            <text:p>They've been fighting for years in on our TV screens, and now you can join in on the fight.****Tom &amp; Jerry, plus a collection of well known supporting characters from the cartoon show, are part of this all-on-all brawl, where the best use of usual household appliances and furniture can win you the game.****Each level (including the Kitchen, a deck of a sailing ship and a lounge room decked out in Christmas decorations) includes a range of platforms to use to get out of the way of the firing line, and a heap of items to use in order to bash the living furball out of the enemy. Things like eggs, frying pans, chairs, bottles, roasted turkeys are all available for use in more ways then one.</text:p>
          </table:table-cell>
          <table:table-cell table:style-name="Default"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Tom and Jerry in Fists of Furry (USA)&quot;&gt; &lt;year&gt;2000&lt;/year&gt; &lt;rating&gt;ESRB - E (Everyone)&lt;/rating&gt; &lt;title&gt;Tom and Jerry in Fists of Furry &lt;/title&gt; &lt;pub&gt;NewKidCo&lt;/pub&gt; &lt;dev&gt;VIS entertainment ltd&lt;/dev&gt; &lt;genre&gt;Fighter&lt;/genre&gt; &lt;score&gt;3.8&lt;/score&gt; &lt;player&gt;1-4 Players&lt;/player&gt; &lt;story&gt;They've been fighting for years in on our TV screens, and now you can join in on the fight.****Tom &amp; Jerry, plus a collection of well known supporting characters from the cartoon show, are part of this all-on-all brawl, where the best use of usual household appliances and furniture can win you the game.****Each level (including the Kitchen, a deck of a sailing ship and a lounge room decked out in Christmas decorations) includes a range of platforms to use to get out of the way of the firing line, and a heap of items to use in order to bash the living furball out of the enemy. Things like eggs, frying pans, chairs, bottles, roasted turkeys are all available for use in more ways then one.&lt;/story&gt; &lt;/game&gt;">
            <text:p>&lt;game name="Tom and Jerry in Fists of Furry (USA)"&gt; &lt;year&gt;2000&lt;/year&gt; &lt;rating&gt;ESRB - E (Everyone)&lt;/rating&gt; &lt;title&gt;Tom and Jerry in Fists of Furry &lt;/title&gt; &lt;pub&gt;NewKidCo&lt;/pub&gt; &lt;dev&gt;VIS entertainment ltd&lt;/dev&gt; &lt;genre&gt;Fighter&lt;/genre&gt; &lt;score&gt;3.8&lt;/score&gt; &lt;player&gt;1-4 Players&lt;/player&gt; &lt;story&gt;They've been fighting for years in on our TV screens, and now you can join in on the fight.****Tom &amp; Jerry, plus a collection of well known supporting characters from the cartoon show, are part of this all-on-all brawl, where the best use of usual household appliances and furniture can win you the game.****Each level (including the Kitchen, a deck of a sailing ship and a lounge room decked out in Christmas decorations) includes a range of platforms to use to get out of the way of the firing line, and a heap of items to use in order to bash the living furball out of the enemy. Things like eggs, frying pans, chairs, bottles, roasted turkeys are all available for use in more ways then one.&lt;/story&gt; &lt;/game&gt;</text:p>
          </table:table-cell>
          <table:table-cell table:number-columns-repeated="1012"/>
        </table:table-row>
        <table:table-row table:style-name="ro2">
          <table:table-cell office:value-type="string">
            <text:p>Tom Clancy's Rainbow Six (USA)</text:p>
          </table:table-cell>
          <table:table-cell office:value-type="float" office:value="1999">
            <text:p>1999</text:p>
          </table:table-cell>
          <table:table-cell office:value-type="string">
            <text:p>ESRB - T (Teen)</text:p>
          </table:table-cell>
          <table:table-cell office:value-type="string">
            <text:p>Tom Clancy's Rainbow Six </text:p>
          </table:table-cell>
          <table:table-cell office:value-type="string">
            <text:p>Red Storm Entertainment</text:p>
          </table:table-cell>
          <table:table-cell office:value-type="string">
            <text:p>Saffire Corporation</text:p>
          </table:table-cell>
          <table:table-cell office:value-type="string">
            <text:p>Shooter</text:p>
          </table:table-cell>
          <table:table-cell office:value-type="string">
            <text:p>3.7</text:p>
          </table:table-cell>
          <table:table-cell office:value-type="string">
            <text:p>1 Player</text:p>
          </table:table-cell>
          <table:table-cell office:value-type="string">
            <text:p>You have been recruited by John Clark to be a member of Rainbow, the most elite counter-terror team in the world, with members from all over the world, even Russia and Israel. You start out rescuing hostages from the terrorists, but as you go on, you discover there are bigger things at stake... Such as the entire world...****Rainbow Six re-invented first-person shooter genre with realistic weapons and tactics. You must use existing intelligence like floor plan layouts to plan your assault. You can use up to four teams, with a variety of equipment from simple body armor to biosuits, breaching kit and more. There are many different weapons available, from pistols to machine guns to shotguns to grenades. You can switch between different teams as needed, or leave them under AI control. Coordinate different teams with go codes. Engage variety of terrorists or perform stealth missions. ****Rainbow Six also features a robust multiplayer with variety of maps and mission types to choose from.</text:p>
          </table:table-cell>
          <table:table-cell table:style-name="Default"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Tom Clancy's Rainbow Six (USA)&quot;&gt; &lt;year&gt;1999&lt;/year&gt; &lt;rating&gt;ESRB - T (Teen)&lt;/rating&gt; &lt;title&gt;Tom Clancy's Rainbow Six &lt;/title&gt; &lt;pub&gt;Red Storm Entertainment&lt;/pub&gt; &lt;dev&gt;Saffire Corporation&lt;/dev&gt; &lt;genre&gt;Shooter&lt;/genre&gt; &lt;score&gt;3.7&lt;/score&gt; &lt;player&gt;1 Player&lt;/player&gt; &lt;story&gt;You have been recruited by John Clark to be a member of Rainbow, the most elite counter-terror team in the world, with members from all over the world, even Russia and Israel. You start out rescuing hostages from the terrorists, but as you go on, you discover there are bigger things at stake... Such as the entire world...****Rainbow Six re-invented first-person shooter genre with realistic weapons and tactics. You must use existing intelligence like floor plan layouts to plan your assault. You can use up to four teams, with a variety of equipment from simple body armor to biosuits, breaching kit and more. There are many different weapons available, from pistols to machine guns to shotguns to grenades. You can switch between different teams as needed, or leave them under AI control. Coordinate different teams with go codes. Engage variety of terrorists or perform stealth missions. ****Rainbow Six also features a robust multiplayer with variety of maps and mission types to choose from.&lt;/story&gt; &lt;/game&gt;">
            <text:p>&lt;game name="Tom Clancy's Rainbow Six (USA)"&gt; &lt;year&gt;1999&lt;/year&gt; &lt;rating&gt;ESRB - T (Teen)&lt;/rating&gt; &lt;title&gt;Tom Clancy's Rainbow Six &lt;/title&gt; &lt;pub&gt;Red Storm Entertainment&lt;/pub&gt; &lt;dev&gt;Saffire Corporation&lt;/dev&gt; &lt;genre&gt;Shooter&lt;/genre&gt; &lt;score&gt;3.7&lt;/score&gt; &lt;player&gt;1 Player&lt;/player&gt; &lt;story&gt;You have been recruited by John Clark to be a member of Rainbow, the most elite counter-terror team in the world, with members from all over the world, even Russia and Israel. You start out rescuing hostages from the terrorists, but as you go on, you discover there are bigger things at stake... Such as the entire world...****Rainbow Six re-invented first-person shooter genre with realistic weapons and tactics. You must use existing intelligence like floor plan layouts to plan your assault. You can use up to four teams, with a variety of equipment from simple body armor to biosuits, breaching kit and more. There are many different weapons available, from pistols to machine guns to shotguns to grenades. You can switch between different teams as needed, or leave them under AI control. Coordinate different teams with go codes. Engage variety of terrorists or perform stealth missions. ****Rainbow Six also features a robust multiplayer with variety of maps and mission types to choose from.&lt;/story&gt; &lt;/game&gt;</text:p>
          </table:table-cell>
          <table:table-cell table:number-columns-repeated="1012"/>
        </table:table-row>
        <table:table-row table:style-name="ro2">
          <table:table-cell office:value-type="string">
            <text:p>Tonic Trouble (USA) (Rev A)</text:p>
          </table:table-cell>
          <table:table-cell office:value-type="float" office:value="1999">
            <text:p>1999</text:p>
          </table:table-cell>
          <table:table-cell office:value-type="string">
            <text:p>ESRB - E (Everyone)</text:p>
          </table:table-cell>
          <table:table-cell office:value-type="string">
            <text:p>Tonic Trouble </text:p>
          </table:table-cell>
          <table:table-cell office:value-type="string">
            <text:p>Ubisoft</text:p>
          </table:table-cell>
          <table:table-cell office:value-type="string">
            <text:p>Ubi Soft Entertainment Software</text:p>
          </table:table-cell>
          <table:table-cell office:value-type="string">
            <text:p>Platform</text:p>
          </table:table-cell>
          <table:table-cell office:value-type="string">
            <text:p>4.1</text:p>
          </table:table-cell>
          <table:table-cell office:value-type="string">
            <text:p>1 Player</text:p>
          </table:table-cell>
          <table:table-cell office:value-type="string">
            <text:p>In the tradition of Rayman (a platform jumper) comes another whacky adventure from Ubisoft!****Ed, the friendly alien space janitor, accidentally dropped a can of "tonic" on Earth, causing a great ecological disaster. Everything started mutating! Ed is ordered to clean up the place and retrieve the tonic, but someone got hold of it first... And he declared himself Master of Earth! Can Ed survive attack of the killer vegetables, find the six items he needs to fix Earth, and retrieve the Tonic can from Grogh the Hellish, and finally get out from Tonic Trouble?</text:p>
          </table:table-cell>
          <table:table-cell table:style-name="Default"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Tonic Trouble (USA) (Rev A)&quot;&gt; &lt;year&gt;1999&lt;/year&gt; &lt;rating&gt;ESRB - E (Everyone)&lt;/rating&gt; &lt;title&gt;Tonic Trouble &lt;/title&gt; &lt;pub&gt;Ubisoft&lt;/pub&gt; &lt;dev&gt;Ubi Soft Entertainment Software&lt;/dev&gt; &lt;genre&gt;Platform&lt;/genre&gt; &lt;score&gt;4.1&lt;/score&gt; &lt;player&gt;1 Player&lt;/player&gt; &lt;story&gt;In the tradition of Rayman (a platform jumper) comes another whacky adventure from Ubisoft!****Ed, the friendly alien space janitor, accidentally dropped a can of &quot;tonic&quot; on Earth, causing a great ecological disaster. Everything started mutating! Ed is ordered to clean up the place and retrieve the tonic, but someone got hold of it first... And he declared himself Master of Earth! Can Ed survive attack of the killer vegetables, find the six items he needs to fix Earth, and retrieve the Tonic can from Grogh the Hellish, and finally get out from Tonic Trouble?&lt;/story&gt; &lt;/game&gt;">
            <text:p>&lt;game name="Tonic Trouble (USA) (Rev A)"&gt; &lt;year&gt;1999&lt;/year&gt; &lt;rating&gt;ESRB - E (Everyone)&lt;/rating&gt; &lt;title&gt;Tonic Trouble &lt;/title&gt; &lt;pub&gt;Ubisoft&lt;/pub&gt; &lt;dev&gt;Ubi Soft Entertainment Software&lt;/dev&gt; &lt;genre&gt;Platform&lt;/genre&gt; &lt;score&gt;4.1&lt;/score&gt; &lt;player&gt;1 Player&lt;/player&gt; &lt;story&gt;In the tradition of Rayman (a platform jumper) comes another whacky adventure from Ubisoft!****Ed, the friendly alien space janitor, accidentally dropped a can of "tonic" on Earth, causing a great ecological disaster. Everything started mutating! Ed is ordered to clean up the place and retrieve the tonic, but someone got hold of it first... And he declared himself Master of Earth! Can Ed survive attack of the killer vegetables, find the six items he needs to fix Earth, and retrieve the Tonic can from Grogh the Hellish, and finally get out from Tonic Trouble?&lt;/story&gt; &lt;/game&gt;</text:p>
          </table:table-cell>
          <table:table-cell table:number-columns-repeated="1012"/>
        </table:table-row>
        <table:table-row table:style-name="ro2">
          <table:table-cell office:value-type="string">
            <text:p>Tony Hawk's Pro Skater (USA) (Rev A)</text:p>
          </table:table-cell>
          <table:table-cell office:value-type="float" office:value="2000">
            <text:p>2000</text:p>
          </table:table-cell>
          <table:table-cell office:value-type="string">
            <text:p>ESRB - E (Everyone)</text:p>
          </table:table-cell>
          <table:table-cell office:value-type="string">
            <text:p>Tony Hawk's Pro Skater </text:p>
          </table:table-cell>
          <table:table-cell office:value-type="string">
            <text:p>Activision</text:p>
          </table:table-cell>
          <table:table-cell office:value-type="string">
            <text:p>Neversoft Entertainment, Inc.</text:p>
          </table:table-cell>
          <table:table-cell office:value-type="string">
            <text:p>Skateboarding/Sports</text:p>
          </table:table-cell>
          <table:table-cell office:value-type="string">
            <text:p>3.9</text:p>
          </table:table-cell>
          <table:table-cell office:value-type="string">
            <text:p>1-2 Players</text:p>
          </table:table-cell>
          <table:table-cell office:value-type="string">
            <text:p>Tony Hawk's Pro Skater is a skateboarding simulation in which you control a famous skate star around 3D environments. <text:s/>Each game area contains a plethora of objects like ramps, rails, and half-pipes which can be used to perform tricks. Each trick you perform earns you more points for your score.****The game is divided into two types of levels. <text:s/>In the first, you skate around locations like a mall, a city street, or a warehouse. <text:s/>In each of these areas, there are 5 goals for the you to complete. <text:s/>Some goals involve obtaining a high score, others smashing objects, and some collecting objects. For every goal you complete, you earn a video tape. <text:s/>By collecting enough video tapes, you unlock levels and skateboards for you to use. There are 6 levels like this. The second type of level is a competition. You get to make 3 timed runs through a skate park, and attempt to get the highest score possible. <text:s/>If you do well enough, you will beat the scores of the computer controlled skaters and win a medal. <text:s/>There are 3 levels like this.****There are nine real life pro skaters you can choose to play as, including Tony Hawk himself. <text:s/>Each skater has their own signature moves that earn you big points if pulled off successfully.</text:p>
          </table:table-cell>
          <table:table-cell table:style-name="Default"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Tony Hawk's Pro Skater (USA) (Rev A)&quot;&gt; &lt;year&gt;2000&lt;/year&gt; &lt;rating&gt;ESRB - E (Everyone)&lt;/rating&gt; &lt;title&gt;Tony Hawk's Pro Skater &lt;/title&gt; &lt;pub&gt;Activision&lt;/pub&gt; &lt;dev&gt;Neversoft Entertainment, Inc.&lt;/dev&gt; &lt;genre&gt;Skateboarding/Sports&lt;/genre&gt; &lt;score&gt;3.9&lt;/score&gt; &lt;player&gt;1-2 Players&lt;/player&gt; &lt;story&gt;Tony Hawk's Pro Skater is a skateboarding simulation in which you control a famous skate star around 3D environments.  Each game area contains a plethora of objects like ramps, rails, and half-pipes which can be used to perform tricks. Each trick you perform earns you more points for your score.****The game is divided into two types of levels.  In the first, you skate around locations like a mall, a city street, or a warehouse.  In each of these areas, there are 5 goals for the you to complete.  Some goals involve obtaining a high score, others smashing objects, and some collecting objects. For every goal you complete, you earn a video tape.  By collecting enough video tapes, you unlock levels and skateboards for you to use. There are 6 levels like this. The second type of level is a competition. You get to make 3 timed runs through a skate park, and attempt to get the highest score possible.  If you do well enough, you will beat the scores of the computer controlled skaters and win a medal.  There are 3 levels like this.****There are nine real life pro skaters you can choose to play as, including Tony Hawk himself.  Each skater has their own signature moves that earn you big points if pulled off successfully.&lt;/story&gt; &lt;/game&gt;">
            <text:p>&lt;game name="Tony Hawk's Pro Skater (USA) (Rev A)"&gt; &lt;year&gt;2000&lt;/year&gt; &lt;rating&gt;ESRB - E (Everyone)&lt;/rating&gt; &lt;title&gt;Tony Hawk's Pro Skater &lt;/title&gt; &lt;pub&gt;Activision&lt;/pub&gt; &lt;dev&gt;Neversoft Entertainment, Inc.&lt;/dev&gt; &lt;genre&gt;Skateboarding/Sports&lt;/genre&gt; &lt;score&gt;3.9&lt;/score&gt; &lt;player&gt;1-2 Players&lt;/player&gt; &lt;story&gt;Tony Hawk's Pro Skater is a skateboarding simulation in which you control a famous skate star around 3D environments. <text:s/>Each game area contains a plethora of objects like ramps, rails, and half-pipes which can be used to perform tricks. Each trick you perform earns you more points for your score.****The game is divided into two types of levels. <text:s/>In the first, you skate around locations like a mall, a city street, or a warehouse. <text:s/>In each of these areas, there are 5 goals for the you to complete. <text:s/>Some goals involve obtaining a high score, others smashing objects, and some collecting objects. For every goal you complete, you earn a video tape. <text:s/>By collecting enough video tapes, you unlock levels and skateboards for you to use. There are 6 levels like this. The second type of level is a competition. You get to make 3 timed runs through a skate park, and attempt to get the highest score possible. <text:s/>If you do well enough, you will beat the scores of the computer controlled skaters and win a medal. <text:s/>There are 3 levels like this.****There are nine real life pro skaters you can choose to play as, including Tony Hawk himself. <text:s/>Each skater has their own signature moves that earn you big points if pulled off successfully.&lt;/story&gt; &lt;/game&gt;</text:p>
          </table:table-cell>
          <table:table-cell table:number-columns-repeated="1012"/>
        </table:table-row>
        <table:table-row table:style-name="ro1">
          <table:table-cell office:value-type="string">
            <text:p>Tony Hawk's Pro Skater 2 (USA)</text:p>
          </table:table-cell>
          <table:table-cell office:value-type="float" office:value="2001">
            <text:p>2001</text:p>
          </table:table-cell>
          <table:table-cell office:value-type="string">
            <text:p>ESRB - E (Everyone)</text:p>
          </table:table-cell>
          <table:table-cell office:value-type="string">
            <text:p>Tony Hawk's Pro Skater 2 </text:p>
          </table:table-cell>
          <table:table-cell office:value-type="string">
            <text:p>Activision</text:p>
          </table:table-cell>
          <table:table-cell office:value-type="string">
            <text:p>Neversoft Entertainment, Inc.</text:p>
          </table:table-cell>
          <table:table-cell office:value-type="string">
            <text:p>Skateboarding/Sports</text:p>
          </table:table-cell>
          <table:table-cell office:value-type="string">
            <text:p>3.7</text:p>
          </table:table-cell>
          <table:table-cell table:style-name="ce2" office:value-type="string">
            <text:p>1-4 Players</text:p>
          </table:table-cell>
          <table:table-cell office:value-type="string">
            <text:p>The sequel to the award winning PSX and N64 title, Tony Hawk 2 adds heaps of new tricks, as well as those from the original, and a complete roster of all the greatest skaters worldwide. Fly through some of the greatest skate parks in the world, or create your own, and share them with your mates. You can also create your own skater, with a choice of clothing and official skateboards. Improved graphics and a choice of alternative or hip-hop music add to the endless options and full on action.</text:p>
          </table:table-cell>
          <table:table-cell table:style-name="Default"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Tony Hawk's Pro Skater 2 (USA)&quot;&gt; &lt;year&gt;2001&lt;/year&gt; &lt;rating&gt;ESRB - E (Everyone)&lt;/rating&gt; &lt;title&gt;Tony Hawk's Pro Skater 2 &lt;/title&gt; &lt;pub&gt;Activision&lt;/pub&gt; &lt;dev&gt;Neversoft Entertainment, Inc.&lt;/dev&gt; &lt;genre&gt;Skateboarding/Sports&lt;/genre&gt; &lt;score&gt;3.7&lt;/score&gt; &lt;player&gt;1-4 Players&lt;/player&gt; &lt;story&gt;The sequel to the award winning PSX and N64 title, Tony Hawk 2 adds heaps of new tricks, as well as those from the original, and a complete roster of all the greatest skaters worldwide. Fly through some of the greatest skate parks in the world, or create your own, and share them with your mates. You can also create your own skater, with a choice of clothing and official skateboards. Improved graphics and a choice of alternative or hip-hop music add to the endless options and full on action.&lt;/story&gt; &lt;/game&gt;">
            <text:p>&lt;game name="Tony Hawk's Pro Skater 2 (USA)"&gt; &lt;year&gt;2001&lt;/year&gt; &lt;rating&gt;ESRB - E (Everyone)&lt;/rating&gt; &lt;title&gt;Tony Hawk's Pro Skater 2 &lt;/title&gt; &lt;pub&gt;Activision&lt;/pub&gt; &lt;dev&gt;Neversoft Entertainment, Inc.&lt;/dev&gt; &lt;genre&gt;Skateboarding/Sports&lt;/genre&gt; &lt;score&gt;3.7&lt;/score&gt; &lt;player&gt;1-4 Players&lt;/player&gt; &lt;story&gt;The sequel to the award winning PSX and N64 title, Tony Hawk 2 adds heaps of new tricks, as well as those from the original, and a complete roster of all the greatest skaters worldwide. Fly through some of the greatest skate parks in the world, or create your own, and share them with your mates. You can also create your own skater, with a choice of clothing and official skateboards. Improved graphics and a choice of alternative or hip-hop music add to the endless options and full on action.&lt;/story&gt; &lt;/game&gt;</text:p>
          </table:table-cell>
          <table:table-cell table:number-columns-repeated="1012"/>
        </table:table-row>
        <table:table-row table:style-name="ro2">
          <table:table-cell office:value-type="string">
            <text:p>Tony Hawk's Pro Skater 3 (USA)</text:p>
          </table:table-cell>
          <table:table-cell office:value-type="float" office:value="2002">
            <text:p>2002</text:p>
          </table:table-cell>
          <table:table-cell office:value-type="string">
            <text:p>ESRB - E (Everyone)</text:p>
          </table:table-cell>
          <table:table-cell office:value-type="string">
            <text:p>Tony Hawk's Pro Skater 3 </text:p>
          </table:table-cell>
          <table:table-cell office:value-type="string">
            <text:p>Activision</text:p>
          </table:table-cell>
          <table:table-cell office:value-type="string">
            <text:p>Neversoft Entertainment, Inc.</text:p>
          </table:table-cell>
          <table:table-cell office:value-type="string">
            <text:p>Skateboarding/Sports</text:p>
          </table:table-cell>
          <table:table-cell office:value-type="string">
            <text:p>3.0</text:p>
          </table:table-cell>
          <table:table-cell office:value-type="string">
            <text:p>1-2 Players</text:p>
          </table:table-cell>
          <table:table-cell office:value-type="string">
            <text:p>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text:p>
          </table:table-cell>
          <table:table-cell table:style-name="Default"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Tony Hawk's Pro Skater 3 (USA)&quot;&gt; &lt;year&gt;2002&lt;/year&gt; &lt;rating&gt;ESRB - E (Everyone)&lt;/rating&gt; &lt;title&gt;Tony Hawk's Pro Skater 3 &lt;/title&gt; &lt;pub&gt;Activision&lt;/pub&gt; &lt;dev&gt;Neversoft Entertainment, Inc.&lt;/dev&gt; &lt;genre&gt;Skateboarding/Sports&lt;/genre&gt; &lt;score&gt;3.0&lt;/score&gt; &lt;player&gt;1-2 Players&lt;/player&gt; &lt;story&gt;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lt;/story&gt; &lt;/game&gt;">
            <text:p>&lt;game name="Tony Hawk's Pro Skater 3 (USA)"&gt; &lt;year&gt;2002&lt;/year&gt; &lt;rating&gt;ESRB - E (Everyone)&lt;/rating&gt; &lt;title&gt;Tony Hawk's Pro Skater 3 &lt;/title&gt; &lt;pub&gt;Activision&lt;/pub&gt; &lt;dev&gt;Neversoft Entertainment, Inc.&lt;/dev&gt; &lt;genre&gt;Skateboarding/Sports&lt;/genre&gt; &lt;score&gt;3.0&lt;/score&gt; &lt;player&gt;1-2 Players&lt;/player&gt; &lt;story&gt;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lt;/story&gt; &lt;/game&gt;</text:p>
          </table:table-cell>
          <table:table-cell table:number-columns-repeated="1012"/>
        </table:table-row>
        <table:table-row table:style-name="ro1">
          <table:table-cell office:value-type="string">
            <text:p>Top Gear Hyper-Bike (USA)</text:p>
          </table:table-cell>
          <table:table-cell office:value-type="float" office:value="2000">
            <text:p>2000</text:p>
          </table:table-cell>
          <table:table-cell office:value-type="string">
            <text:p>ESRB - E (Everyone)</text:p>
          </table:table-cell>
          <table:table-cell office:value-type="string">
            <text:p>Top Gear Hyper-Bike </text:p>
          </table:table-cell>
          <table:table-cell office:value-type="string">
            <text:p>Kemco</text:p>
          </table:table-cell>
          <table:table-cell office:value-type="string">
            <text:p>Snowblind Studios, Inc.</text:p>
          </table:table-cell>
          <table:table-cell office:value-type="string">
            <text:p>Motorcycle</text:p>
          </table:table-cell>
          <table:table-cell office:value-type="string">
            <text:p>4.6</text:p>
          </table:table-cell>
          <table:table-cell table:style-name="ce2" office:value-type="string">
            <text:p>1-4 Players</text:p>
          </table:table-cell>
          <table:table-cell office:value-type="string">
            <text:p>Race along both street and dirt circuits with a collection of top flight dirt-bikes and street bikes. Dirt-bike racing allows you to pull off tricks during racing to increase the amount of turbo boost available to use, while alternating between the different bikes available for each circuit. Compete for points to improve your bikes overall performance or purchase a better overall motorbike.****Trick attack mode allows you to simply concentrate on pulling off as many crazy tricks as possible, while you can create your own special track, with jumps and sharp turns, with the track editor.</text:p>
          </table:table-cell>
          <table:table-cell table:style-name="Default"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Top Gear Hyper-Bike (USA)&quot;&gt; &lt;year&gt;2000&lt;/year&gt; &lt;rating&gt;ESRB - E (Everyone)&lt;/rating&gt; &lt;title&gt;Top Gear Hyper-Bike &lt;/title&gt; &lt;pub&gt;Kemco&lt;/pub&gt; &lt;dev&gt;Snowblind Studios, Inc.&lt;/dev&gt; &lt;genre&gt;Motorcycle&lt;/genre&gt; &lt;score&gt;4.6&lt;/score&gt; &lt;player&gt;1-4 Players&lt;/player&gt; &lt;story&gt;Race along both street and dirt circuits with a collection of top flight dirt-bikes and street bikes. Dirt-bike racing allows you to pull off tricks during racing to increase the amount of turbo boost available to use, while alternating between the different bikes available for each circuit. Compete for points to improve your bikes overall performance or purchase a better overall motorbike.****Trick attack mode allows you to simply concentrate on pulling off as many crazy tricks as possible, while you can create your own special track, with jumps and sharp turns, with the track editor.&lt;/story&gt; &lt;/game&gt;">
            <text:p>&lt;game name="Top Gear Hyper-Bike (USA)"&gt; &lt;year&gt;2000&lt;/year&gt; &lt;rating&gt;ESRB - E (Everyone)&lt;/rating&gt; &lt;title&gt;Top Gear Hyper-Bike &lt;/title&gt; &lt;pub&gt;Kemco&lt;/pub&gt; &lt;dev&gt;Snowblind Studios, Inc.&lt;/dev&gt; &lt;genre&gt;Motorcycle&lt;/genre&gt; &lt;score&gt;4.6&lt;/score&gt; &lt;player&gt;1-4 Players&lt;/player&gt; &lt;story&gt;Race along both street and dirt circuits with a collection of top flight dirt-bikes and street bikes. Dirt-bike racing allows you to pull off tricks during racing to increase the amount of turbo boost available to use, while alternating between the different bikes available for each circuit. Compete for points to improve your bikes overall performance or purchase a better overall motorbike.****Trick attack mode allows you to simply concentrate on pulling off as many crazy tricks as possible, while you can create your own special track, with jumps and sharp turns, with the track editor.&lt;/story&gt; &lt;/game&gt;</text:p>
          </table:table-cell>
          <table:table-cell table:number-columns-repeated="1012"/>
        </table:table-row>
        <table:table-row table:style-name="ro1">
          <table:table-cell office:value-type="string">
            <text:p>Top Gear Overdrive (USA)</text:p>
          </table:table-cell>
          <table:table-cell office:value-type="float" office:value="1998">
            <text:p>1998</text:p>
          </table:table-cell>
          <table:table-cell office:value-type="string">
            <text:p>ESRB - E (Everyone)</text:p>
          </table:table-cell>
          <table:table-cell office:value-type="string">
            <text:p>Top Gear Overdrive </text:p>
          </table:table-cell>
          <table:table-cell office:value-type="string">
            <text:p>Kemco</text:p>
          </table:table-cell>
          <table:table-cell office:value-type="string">
            <text:p>Snowblind Studios, Inc.</text:p>
          </table:table-cell>
          <table:table-cell office:value-type="string">
            <text:p>Driving</text:p>
          </table:table-cell>
          <table:table-cell office:value-type="string">
            <text:p>3.8</text:p>
          </table:table-cell>
          <table:table-cell table:style-name="ce2" office:value-type="string">
            <text:p>1-4 Players</text:p>
          </table:table-cell>
          <table:table-cell office:value-type="string">
            <text:p>Race across six open tracks with many of the modern day high speed racing cars. The better you do in each race, the more money you have to spend to buy the faster cars, or to improve the car you have. Shortcuts litter the tracks, while nitro boosts help you to really fly down the main straights.****Up to 4 players can compete together against the computer controlled racers in the championship modes, as well as against each other seperatly</text:p>
          </table:table-cell>
          <table:table-cell table:style-name="Default"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Top Gear Overdrive (USA)&quot;&gt; &lt;year&gt;1998&lt;/year&gt; &lt;rating&gt;ESRB - E (Everyone)&lt;/rating&gt; &lt;title&gt;Top Gear Overdrive &lt;/title&gt; &lt;pub&gt;Kemco&lt;/pub&gt; &lt;dev&gt;Snowblind Studios, Inc.&lt;/dev&gt; &lt;genre&gt;Driving&lt;/genre&gt; &lt;score&gt;3.8&lt;/score&gt; &lt;player&gt;1-4 Players&lt;/player&gt; &lt;story&gt;Race across six open tracks with many of the modern day high speed racing cars. The better you do in each race, the more money you have to spend to buy the faster cars, or to improve the car you have. Shortcuts litter the tracks, while nitro boosts help you to really fly down the main straights.****Up to 4 players can compete together against the computer controlled racers in the championship modes, as well as against each other seperatly&lt;/story&gt; &lt;/game&gt;">
            <text:p>&lt;game name="Top Gear Overdrive (USA)"&gt; &lt;year&gt;1998&lt;/year&gt; &lt;rating&gt;ESRB - E (Everyone)&lt;/rating&gt; &lt;title&gt;Top Gear Overdrive &lt;/title&gt; &lt;pub&gt;Kemco&lt;/pub&gt; &lt;dev&gt;Snowblind Studios, Inc.&lt;/dev&gt; &lt;genre&gt;Driving&lt;/genre&gt; &lt;score&gt;3.8&lt;/score&gt; &lt;player&gt;1-4 Players&lt;/player&gt; &lt;story&gt;Race across six open tracks with many of the modern day high speed racing cars. The better you do in each race, the more money you have to spend to buy the faster cars, or to improve the car you have. Shortcuts litter the tracks, while nitro boosts help you to really fly down the main straights.****Up to 4 players can compete together against the computer controlled racers in the championship modes, as well as against each other seperatly&lt;/story&gt; &lt;/game&gt;</text:p>
          </table:table-cell>
          <table:table-cell table:number-columns-repeated="1012"/>
        </table:table-row>
        <table:table-row table:style-name="ro1">
          <table:table-cell office:value-type="string">
            <text:p>Top Gear Rally (USA)</text:p>
          </table:table-cell>
          <table:table-cell office:value-type="float" office:value="1997">
            <text:p>1997</text:p>
          </table:table-cell>
          <table:table-cell office:value-type="string">
            <text:p>ESRB - E (Everyone)</text:p>
          </table:table-cell>
          <table:table-cell office:value-type="string">
            <text:p>Top Gear Rally </text:p>
          </table:table-cell>
          <table:table-cell office:value-type="string">
            <text:p>Kemco</text:p>
          </table:table-cell>
          <table:table-cell office:value-type="string">
            <text:p>Boss Game Studios Inc.</text:p>
          </table:table-cell>
          <table:table-cell office:value-type="string">
            <text:p>Driving</text:p>
          </table:table-cell>
          <table:table-cell office:value-type="string">
            <text:p>3.8</text:p>
          </table:table-cell>
          <table:table-cell table:style-name="ce2" office:value-type="string">
            <text:p>1-4 Players</text:p>
          </table:table-cell>
          <table:table-cell office:value-type="string">
            <text:p>Top Gear Rally has you racing around a collection of high speed tracks, both on-road and off, with varying weather conditions and shortcuts to improve your times.****The cars available to race vary in speed, braking, acceleration and top speed rankings, and the more you complete in Championship mode, the better cars that are unlocked for you to race. You can also edit the cars paint scheme, including text and icons.****Single player and split screen multiplayer is supported.</text:p>
          </table:table-cell>
          <table:table-cell table:style-name="Default"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Top Gear Rally (USA)&quot;&gt; &lt;year&gt;1997&lt;/year&gt; &lt;rating&gt;ESRB - E (Everyone)&lt;/rating&gt; &lt;title&gt;Top Gear Rally &lt;/title&gt; &lt;pub&gt;Kemco&lt;/pub&gt; &lt;dev&gt;Boss Game Studios Inc.&lt;/dev&gt; &lt;genre&gt;Driving&lt;/genre&gt; &lt;score&gt;3.8&lt;/score&gt; &lt;player&gt;1-4 Players&lt;/player&gt; &lt;story&gt;Top Gear Rally has you racing around a collection of high speed tracks, both on-road and off, with varying weather conditions and shortcuts to improve your times.****The cars available to race vary in speed, braking, acceleration and top speed rankings, and the more you complete in Championship mode, the better cars that are unlocked for you to race. You can also edit the cars paint scheme, including text and icons.****Single player and split screen multiplayer is supported.&lt;/story&gt; &lt;/game&gt;">
            <text:p>&lt;game name="Top Gear Rally (USA)"&gt; &lt;year&gt;1997&lt;/year&gt; &lt;rating&gt;ESRB - E (Everyone)&lt;/rating&gt; &lt;title&gt;Top Gear Rally &lt;/title&gt; &lt;pub&gt;Kemco&lt;/pub&gt; &lt;dev&gt;Boss Game Studios Inc.&lt;/dev&gt; &lt;genre&gt;Driving&lt;/genre&gt; &lt;score&gt;3.8&lt;/score&gt; &lt;player&gt;1-4 Players&lt;/player&gt; &lt;story&gt;Top Gear Rally has you racing around a collection of high speed tracks, both on-road and off, with varying weather conditions and shortcuts to improve your times.****The cars available to race vary in speed, braking, acceleration and top speed rankings, and the more you complete in Championship mode, the better cars that are unlocked for you to race. You can also edit the cars paint scheme, including text and icons.****Single player and split screen multiplayer is supported.&lt;/story&gt; &lt;/game&gt;</text:p>
          </table:table-cell>
          <table:table-cell table:number-columns-repeated="1012"/>
        </table:table-row>
        <table:table-row table:style-name="ro1">
          <table:table-cell office:value-type="string">
            <text:p>Top Gear Rally 2 (USA)</text:p>
          </table:table-cell>
          <table:table-cell office:value-type="float" office:value="1999">
            <text:p>1999</text:p>
          </table:table-cell>
          <table:table-cell office:value-type="string">
            <text:p>ESRB - E (Everyone)</text:p>
          </table:table-cell>
          <table:table-cell office:value-type="string">
            <text:p>Top Gear Rally 2 </text:p>
          </table:table-cell>
          <table:table-cell office:value-type="string">
            <text:p>Kemco</text:p>
          </table:table-cell>
          <table:table-cell office:value-type="string">
            <text:p>Saffire Corporation</text:p>
          </table:table-cell>
          <table:table-cell office:value-type="string">
            <text:p>Driving</text:p>
          </table:table-cell>
          <table:table-cell office:value-type="string">
            <text:p>4.4</text:p>
          </table:table-cell>
          <table:table-cell table:style-name="ce2" office:value-type="string">
            <text:p>1-4 Players</text:p>
          </table:table-cell>
          <table:table-cell office:value-type="string">
            <text:p>The second rally racer from Kemco on the N64 provides a vastly different style of rally racing to the original Top Gear Rally.****Along with the new option to join a rally racing team, who supports you through-out each championship cup you take part in. Money raised by each vistory or top place in the cups goes towards improving your car, or reparing any problems. If you take a wrong turn and damage a part of your car (which can be anything from tyres to a full engine), the repairs come out of your pocket, so driving carefully is important.**New sponsership deals and bigger team call ups will also come into play the better you race, allowing the chance to drive the more powerful rally cars and play for big money.****Much like the real rally championship, you don't race against other cars in the cups. Instead, you must race the clock. Whoever clocks the best time for each stage will win the points and move on to the next stage and the bigger cup challenges.****You can also take part in the usual arcade rally style against 4 other cars, with the first to get to the finish taking the points. 2 players can play as part of one team during a championship campaign, as well up to four players split screen in the arcade mode.</text:p>
          </table:table-cell>
          <table:table-cell table:style-name="Default"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Top Gear Rally 2 (USA)&quot;&gt; &lt;year&gt;1999&lt;/year&gt; &lt;rating&gt;ESRB - E (Everyone)&lt;/rating&gt; &lt;title&gt;Top Gear Rally 2 &lt;/title&gt; &lt;pub&gt;Kemco&lt;/pub&gt; &lt;dev&gt;Saffire Corporation&lt;/dev&gt; &lt;genre&gt;Driving&lt;/genre&gt; &lt;score&gt;4.4&lt;/score&gt; &lt;player&gt;1-4 Players&lt;/player&gt; &lt;story&gt;The second rally racer from Kemco on the N64 provides a vastly different style of rally racing to the original Top Gear Rally.****Along with the new option to join a rally racing team, who supports you through-out each championship cup you take part in. Money raised by each vistory or top place in the cups goes towards improving your car, or reparing any problems. If you take a wrong turn and damage a part of your car (which can be anything from tyres to a full engine), the repairs come out of your pocket, so driving carefully is important.**New sponsership deals and bigger team call ups will also come into play the better you race, allowing the chance to drive the more powerful rally cars and play for big money.****Much like the real rally championship, you don't race against other cars in the cups. Instead, you must race the clock. Whoever clocks the best time for each stage will win the points and move on to the next stage and the bigger cup challenges.****You can also take part in the usual arcade rally style against 4 other cars, with the first to get to the finish taking the points. 2 players can play as part of one team during a championship campaign, as well up to four players split screen in the arcade mode.&lt;/story&gt; &lt;/game&gt;">
            <text:p>&lt;game name="Top Gear Rally 2 (USA)"&gt; &lt;year&gt;1999&lt;/year&gt; &lt;rating&gt;ESRB - E (Everyone)&lt;/rating&gt; &lt;title&gt;Top Gear Rally 2 &lt;/title&gt; &lt;pub&gt;Kemco&lt;/pub&gt; &lt;dev&gt;Saffire Corporation&lt;/dev&gt; &lt;genre&gt;Driving&lt;/genre&gt; &lt;score&gt;4.4&lt;/score&gt; &lt;player&gt;1-4 Players&lt;/player&gt; &lt;story&gt;The second rally racer from Kemco on the N64 provides a vastly different style of rally racing to the original Top Gear Rally.****Along with the new option to join a rally racing team, who supports you through-out each championship cup you take part in. Money raised by each vistory or top place in the cups goes towards improving your car, or reparing any problems. If you take a wrong turn and damage a part of your car (which can be anything from tyres to a full engine), the repairs come out of your pocket, so driving carefully is important.**New sponsership deals and bigger team call ups will also come into play the better you race, allowing the chance to drive the more powerful rally cars and play for big money.****Much like the real rally championship, you don't race against other cars in the cups. Instead, you must race the clock. Whoever clocks the best time for each stage will win the points and move on to the next stage and the bigger cup challenges.****You can also take part in the usual arcade rally style against 4 other cars, with the first to get to the finish taking the points. 2 players can play as part of one team during a championship campaign, as well up to four players split screen in the arcade mode.&lt;/story&gt; &lt;/game&gt;</text:p>
          </table:table-cell>
          <table:table-cell table:number-columns-repeated="1012"/>
        </table:table-row>
        <table:table-row table:style-name="ro2">
          <table:table-cell office:value-type="string">
            <text:p>Toy Story 2 (USA)</text:p>
          </table:table-cell>
          <table:table-cell office:value-type="float" office:value="1999">
            <text:p>1999</text:p>
          </table:table-cell>
          <table:table-cell office:value-type="string">
            <text:p>ESRB - E (Everyone)</text:p>
          </table:table-cell>
          <table:table-cell office:value-type="string">
            <text:p>Toy Story 2 </text:p>
          </table:table-cell>
          <table:table-cell office:value-type="string">
            <text:p>Activision</text:p>
          </table:table-cell>
          <table:table-cell office:value-type="string">
            <text:p>Travellers Tales (Uk) Ltd.</text:p>
          </table:table-cell>
          <table:table-cell office:value-type="string">
            <text:p>Platform</text:p>
          </table:table-cell>
          <table:table-cell office:value-type="string">
            <text:p>2.8</text:p>
          </table:table-cell>
          <table:table-cell office:value-type="string">
            <text:p>1 Player</text:p>
          </table:table-cell>
          <table:table-cell office:value-type="string">
            <text:p>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text:p>
          </table:table-cell>
          <table:table-cell table:style-name="Default"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Toy Story 2 (USA)&quot;&gt; &lt;year&gt;1999&lt;/year&gt; &lt;rating&gt;ESRB - E (Everyone)&lt;/rating&gt; &lt;title&gt;Toy Story 2 &lt;/title&gt; &lt;pub&gt;Activision&lt;/pub&gt; &lt;dev&gt;Travellers Tales (Uk) Ltd.&lt;/dev&gt; &lt;genre&gt;Platform&lt;/genre&gt; &lt;score&gt;2.8&lt;/score&gt; &lt;player&gt;1 Player&lt;/player&gt; &lt;story&gt;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lt;/story&gt; &lt;/game&gt;">
            <text:p>&lt;game name="Toy Story 2 (USA)"&gt; &lt;year&gt;1999&lt;/year&gt; &lt;rating&gt;ESRB - E (Everyone)&lt;/rating&gt; &lt;title&gt;Toy Story 2 &lt;/title&gt; &lt;pub&gt;Activision&lt;/pub&gt; &lt;dev&gt;Travellers Tales (Uk) Ltd.&lt;/dev&gt; &lt;genre&gt;Platform&lt;/genre&gt; &lt;score&gt;2.8&lt;/score&gt; &lt;player&gt;1 Player&lt;/player&gt; &lt;story&gt;Woody has been stolen from the bedroom, ready to be sold to the highest bidder by an evil toy collector. It's up to good friend Buzz Lightyear to fight his way through from the bedroom to the outside world in order to save Woody from the toy market and bring him home.****All of the character from the 3D animated movie appear through-out the side scroller to help Buzz get to where he is needed. Along with the use of his cannon, Buzz can jump to hard to reach places, also useful in collecting the hidden coins that open bonus levels.&lt;/story&gt; &lt;/game&gt;</text:p>
          </table:table-cell>
          <table:table-cell table:number-columns-repeated="1012"/>
        </table:table-row>
        <table:table-row table:style-name="ro1">
          <table:table-cell office:value-type="string">
            <text:p>Transformers - Beast Wars Transmetals (USA)</text:p>
          </table:table-cell>
          <table:table-cell office:value-type="float" office:value="2000">
            <text:p>2000</text:p>
          </table:table-cell>
          <table:table-cell office:value-type="string">
            <text:p>ESRB - T (Teen)</text:p>
          </table:table-cell>
          <table:table-cell office:value-type="string">
            <text:p>Transformers - Beast Wars Transmetals </text:p>
          </table:table-cell>
          <table:table-cell office:value-type="string">
            <text:p>Bam Entertainment</text:p>
          </table:table-cell>
          <table:table-cell office:value-type="string">
            <text:p>TAKARA Co., Ltd.</text:p>
          </table:table-cell>
          <table:table-cell office:value-type="string">
            <text:p>Fighter</text:p>
          </table:table-cell>
          <table:table-cell office:value-type="string">
            <text:p>2.6</text:p>
          </table:table-cell>
          <table:table-cell table:style-name="ce2" office:value-type="string">
            <text:p>1-4 Players</text:p>
          </table:table-cell>
          <table:table-cell office:value-type="string">
            <text:p>Transformers, robots in animal styled disguises, battle for supremacy (and peace, depending on which side your on) in the universe.****Megatron and Optimus Primal lead their teams of elite robots against each other, but its up to you to decide who is the winner. Choose from eight characters and battle against the computer AI or a friend in one-on-one battles, featuring transformations from animal, to robot, to vehicle and special moves.</text:p>
          </table:table-cell>
          <table:table-cell table:style-name="Default"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Transformers - Beast Wars Transmetals (USA)&quot;&gt; &lt;year&gt;2000&lt;/year&gt; &lt;rating&gt;ESRB - T (Teen)&lt;/rating&gt; &lt;title&gt;Transformers - Beast Wars Transmetals &lt;/title&gt; &lt;pub&gt;Bam Entertainment&lt;/pub&gt; &lt;dev&gt;TAKARA Co., Ltd.&lt;/dev&gt; &lt;genre&gt;Fighter&lt;/genre&gt; &lt;score&gt;2.6&lt;/score&gt; &lt;player&gt;1-4 Players&lt;/player&gt; &lt;story&gt;Transformers, robots in animal styled disguises, battle for supremacy (and peace, depending on which side your on) in the universe.****Megatron and Optimus Primal lead their teams of elite robots against each other, but its up to you to decide who is the winner. Choose from eight characters and battle against the computer AI or a friend in one-on-one battles, featuring transformations from animal, to robot, to vehicle and special moves.&lt;/story&gt; &lt;/game&gt;">
            <text:p>&lt;game name="Transformers - Beast Wars Transmetals (USA)"&gt; &lt;year&gt;2000&lt;/year&gt; &lt;rating&gt;ESRB - T (Teen)&lt;/rating&gt; &lt;title&gt;Transformers - Beast Wars Transmetals &lt;/title&gt; &lt;pub&gt;Bam Entertainment&lt;/pub&gt; &lt;dev&gt;TAKARA Co., Ltd.&lt;/dev&gt; &lt;genre&gt;Fighter&lt;/genre&gt; &lt;score&gt;2.6&lt;/score&gt; &lt;player&gt;1-4 Players&lt;/player&gt; &lt;story&gt;Transformers, robots in animal styled disguises, battle for supremacy (and peace, depending on which side your on) in the universe.****Megatron and Optimus Primal lead their teams of elite robots against each other, but its up to you to decide who is the winner. Choose from eight characters and battle against the computer AI or a friend in one-on-one battles, featuring transformations from animal, to robot, to vehicle and special moves.&lt;/story&gt; &lt;/game&gt;</text:p>
          </table:table-cell>
          <table:table-cell table:number-columns-repeated="1012"/>
        </table:table-row>
        <table:table-row table:style-name="ro1">
          <table:table-cell office:value-type="string">
            <text:p>Triple Play 2000 (USA)</text:p>
          </table:table-cell>
          <table:table-cell office:value-type="float" office:value="1999">
            <text:p>1999</text:p>
          </table:table-cell>
          <table:table-cell office:value-type="string">
            <text:p>ESRB - E (Everyone)</text:p>
          </table:table-cell>
          <table:table-cell office:value-type="string">
            <text:p>Triple Play 2000 </text:p>
          </table:table-cell>
          <table:table-cell office:value-type="string">
            <text:p>EA Sports</text:p>
          </table:table-cell>
          <table:table-cell office:value-type="string">
            <text:p>Electronic Arts Canada</text:p>
          </table:table-cell>
          <table:table-cell office:value-type="string">
            <text:p>Baseball/Sports</text:p>
          </table:table-cell>
          <table:table-cell office:value-type="string">
            <text:p>3.1</text:p>
          </table:table-cell>
          <table:table-cell table:style-name="ce2" office:value-type="string">
            <text:p>1-4 Players</text:p>
          </table:table-cell>
          <table:table-cell office:value-type="string">
            <text:p>This iteration of Sculptured's baseball lineage <text:s/>has real players and teams up to date at the time of production. You can play single matches, a full season, the playoffs, or an all-out action Home Run Derby. Team selection and transfers come under player control. Jim Hughson and Buck Martinez provide the commentary. This was the first version to support Internet play on the PC.</text:p>
          </table:table-cell>
          <table:table-cell table:style-name="Default"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Triple Play 2000 (USA)&quot;&gt; &lt;year&gt;1999&lt;/year&gt; &lt;rating&gt;ESRB - E (Everyone)&lt;/rating&gt; &lt;title&gt;Triple Play 2000 &lt;/title&gt; &lt;pub&gt;EA Sports&lt;/pub&gt; &lt;dev&gt;Electronic Arts Canada&lt;/dev&gt; &lt;genre&gt;Baseball/Sports&lt;/genre&gt; &lt;score&gt;3.1&lt;/score&gt; &lt;player&gt;1-4 Players&lt;/player&gt; &lt;story&gt;This iteration of Sculptured's baseball lineage  has real players and teams up to date at the time of production. You can play single matches, a full season, the playoffs, or an all-out action Home Run Derby. Team selection and transfers come under player control. Jim Hughson and Buck Martinez provide the commentary. This was the first version to support Internet play on the PC.&lt;/story&gt; &lt;/game&gt;">
            <text:p>&lt;game name="Triple Play 2000 (USA)"&gt; &lt;year&gt;1999&lt;/year&gt; &lt;rating&gt;ESRB - E (Everyone)&lt;/rating&gt; &lt;title&gt;Triple Play 2000 &lt;/title&gt; &lt;pub&gt;EA Sports&lt;/pub&gt; &lt;dev&gt;Electronic Arts Canada&lt;/dev&gt; &lt;genre&gt;Baseball/Sports&lt;/genre&gt; &lt;score&gt;3.1&lt;/score&gt; &lt;player&gt;1-4 Players&lt;/player&gt; &lt;story&gt;This iteration of Sculptured's baseball lineage <text:s/>has real players and teams up to date at the time of production. You can play single matches, a full season, the playoffs, or an all-out action Home Run Derby. Team selection and transfers come under player control. Jim Hughson and Buck Martinez provide the commentary. This was the first version to support Internet play on the PC.&lt;/story&gt; &lt;/game&gt;</text:p>
          </table:table-cell>
          <table:table-cell table:number-columns-repeated="1012"/>
        </table:table-row>
        <table:table-row table:style-name="ro2">
          <table:table-cell office:value-type="string">
            <text:p>Turok - Dinosaur Hunter (USA) (Rev B)</text:p>
          </table:table-cell>
          <table:table-cell office:value-type="float" office:value="1997">
            <text:p>1997</text:p>
          </table:table-cell>
          <table:table-cell office:value-type="string">
            <text:p>ESRB - M (Mature)</text:p>
          </table:table-cell>
          <table:table-cell office:value-type="string">
            <text:p>Turok - Dinosaur Hunter </text:p>
          </table:table-cell>
          <table:table-cell office:value-type="string">
            <text:p>Acclaim</text:p>
          </table:table-cell>
          <table:table-cell office:value-type="string">
            <text:p>Iguana Entertainment, Inc.</text:p>
          </table:table-cell>
          <table:table-cell office:value-type="string">
            <text:p>Shooter</text:p>
          </table:table-cell>
          <table:table-cell office:value-type="string">
            <text:p>3.7</text:p>
          </table:table-cell>
          <table:table-cell office:value-type="string">
            <text:p>1 Player</text:p>
          </table:table-cell>
          <table:table-cell office:value-type="string">
            <text:p>Much like your usual 1st person shooter, although with dinosaurs as your main enemy. Includes 14 high tech weapons, like the Quad Rocket Launcher and the Atomic Fusion Cannon. **You control Turok, who must take on the Campaigner and his highly evolved dino's. The objective is to collect pieces of the Chronoscepter, which is the only weapon that can help to destory the Campaigner, and to stop him from using the power of the weapon to destory the Lost Land.</text:p>
          </table:table-cell>
          <table:table-cell table:style-name="Default"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Turok - Dinosaur Hunter (USA) (Rev B)&quot;&gt; &lt;year&gt;1997&lt;/year&gt; &lt;rating&gt;ESRB - M (Mature)&lt;/rating&gt; &lt;title&gt;Turok - Dinosaur Hunter &lt;/title&gt; &lt;pub&gt;Acclaim&lt;/pub&gt; &lt;dev&gt;Iguana Entertainment, Inc.&lt;/dev&gt; &lt;genre&gt;Shooter&lt;/genre&gt; &lt;score&gt;3.7&lt;/score&gt; &lt;player&gt;1 Player&lt;/player&gt; &lt;story&gt;Much like your usual 1st person shooter, although with dinosaurs as your main enemy. Includes 14 high tech weapons, like the Quad Rocket Launcher and the Atomic Fusion Cannon. **You control Turok, who must take on the Campaigner and his highly evolved dino's. The objective is to collect pieces of the Chronoscepter, which is the only weapon that can help to destory the Campaigner, and to stop him from using the power of the weapon to destory the Lost Land.&lt;/story&gt; &lt;/game&gt;">
            <text:p>&lt;game name="Turok - Dinosaur Hunter (USA) (Rev B)"&gt; &lt;year&gt;1997&lt;/year&gt; &lt;rating&gt;ESRB - M (Mature)&lt;/rating&gt; &lt;title&gt;Turok - Dinosaur Hunter &lt;/title&gt; &lt;pub&gt;Acclaim&lt;/pub&gt; &lt;dev&gt;Iguana Entertainment, Inc.&lt;/dev&gt; &lt;genre&gt;Shooter&lt;/genre&gt; &lt;score&gt;3.7&lt;/score&gt; &lt;player&gt;1 Player&lt;/player&gt; &lt;story&gt;Much like your usual 1st person shooter, although with dinosaurs as your main enemy. Includes 14 high tech weapons, like the Quad Rocket Launcher and the Atomic Fusion Cannon. **You control Turok, who must take on the Campaigner and his highly evolved dino's. The objective is to collect pieces of the Chronoscepter, which is the only weapon that can help to destory the Campaigner, and to stop him from using the power of the weapon to destory the Lost Land.&lt;/story&gt; &lt;/game&gt;</text:p>
          </table:table-cell>
          <table:table-cell table:number-columns-repeated="1012"/>
        </table:table-row>
        <table:table-row table:style-name="ro1">
          <table:table-cell office:value-type="string">
            <text:p>Turok - Rage Wars (USA)</text:p>
          </table:table-cell>
          <table:table-cell office:value-type="float" office:value="1999">
            <text:p>1999</text:p>
          </table:table-cell>
          <table:table-cell office:value-type="string">
            <text:p>ESRB - M (Mature)</text:p>
          </table:table-cell>
          <table:table-cell office:value-type="string">
            <text:p>Turok - Rage Wars </text:p>
          </table:table-cell>
          <table:table-cell office:value-type="string">
            <text:p>Acclaim</text:p>
          </table:table-cell>
          <table:table-cell office:value-type="string">
            <text:p>Acclaim Studios Austin</text:p>
          </table:table-cell>
          <table:table-cell office:value-type="string">
            <text:p>Shooter</text:p>
          </table:table-cell>
          <table:table-cell office:value-type="string">
            <text:p>3.6</text:p>
          </table:table-cell>
          <table:table-cell table:style-name="ce2" office:value-type="string">
            <text:p>1-4 Players</text:p>
          </table:table-cell>
          <table:table-cell office:value-type="string">
            <text:p>If you enjoyed the multiplayer modes in Turok 2, then this is for you.****Instead of the usual Turok single player missions, you must control your character and complete certain missions (from getting the most frags in a time limit, finding an item, or lasting the distance). Before a match you also get to choose which weapons to use, and you can unlock heaps of more weapons and character skins as you complete the objectives.****Multiplayer is the main aim of this game, and there are plenty of 4 player game modes to choose from (frag and tag, capture the flag, Bloodlust, etc.) as well as a 2 player co-op Trial mode (much like the single player missions) time trials and frag fests.</text:p>
          </table:table-cell>
          <table:table-cell table:style-name="Default"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Turok - Rage Wars (USA)&quot;&gt; &lt;year&gt;1999&lt;/year&gt; &lt;rating&gt;ESRB - M (Mature)&lt;/rating&gt; &lt;title&gt;Turok - Rage Wars &lt;/title&gt; &lt;pub&gt;Acclaim&lt;/pub&gt; &lt;dev&gt;Acclaim Studios Austin&lt;/dev&gt; &lt;genre&gt;Shooter&lt;/genre&gt; &lt;score&gt;3.6&lt;/score&gt; &lt;player&gt;1-4 Players&lt;/player&gt; &lt;story&gt;If you enjoyed the multiplayer modes in Turok 2, then this is for you.****Instead of the usual Turok single player missions, you must control your character and complete certain missions (from getting the most frags in a time limit, finding an item, or lasting the distance). Before a match you also get to choose which weapons to use, and you can unlock heaps of more weapons and character skins as you complete the objectives.****Multiplayer is the main aim of this game, and there are plenty of 4 player game modes to choose from (frag and tag, capture the flag, Bloodlust, etc.) as well as a 2 player co-op Trial mode (much like the single player missions) time trials and frag fests.&lt;/story&gt; &lt;/game&gt;">
            <text:p>&lt;game name="Turok - Rage Wars (USA)"&gt; &lt;year&gt;1999&lt;/year&gt; &lt;rating&gt;ESRB - M (Mature)&lt;/rating&gt; &lt;title&gt;Turok - Rage Wars &lt;/title&gt; &lt;pub&gt;Acclaim&lt;/pub&gt; &lt;dev&gt;Acclaim Studios Austin&lt;/dev&gt; &lt;genre&gt;Shooter&lt;/genre&gt; &lt;score&gt;3.6&lt;/score&gt; &lt;player&gt;1-4 Players&lt;/player&gt; &lt;story&gt;If you enjoyed the multiplayer modes in Turok 2, then this is for you.****Instead of the usual Turok single player missions, you must control your character and complete certain missions (from getting the most frags in a time limit, finding an item, or lasting the distance). Before a match you also get to choose which weapons to use, and you can unlock heaps of more weapons and character skins as you complete the objectives.****Multiplayer is the main aim of this game, and there are plenty of 4 player game modes to choose from (frag and tag, capture the flag, Bloodlust, etc.) as well as a 2 player co-op Trial mode (much like the single player missions) time trials and frag fests.&lt;/story&gt; &lt;/game&gt;</text:p>
          </table:table-cell>
          <table:table-cell table:number-columns-repeated="1012"/>
        </table:table-row>
        <table:table-row table:style-name="ro1">
          <table:table-cell office:value-type="string">
            <text:p>Turok 2 - Seeds of Evil (USA) (Rev A)</text:p>
          </table:table-cell>
          <table:table-cell office:value-type="float" office:value="1998">
            <text:p>1998</text:p>
          </table:table-cell>
          <table:table-cell office:value-type="string">
            <text:p>ESRB - M (Mature)</text:p>
          </table:table-cell>
          <table:table-cell office:value-type="string">
            <text:p>Turok 2 - Seeds of Evil </text:p>
          </table:table-cell>
          <table:table-cell office:value-type="string">
            <text:p>Acclaim</text:p>
          </table:table-cell>
          <table:table-cell office:value-type="string">
            <text:p>Iguana Entertainment, Inc.</text:p>
          </table:table-cell>
          <table:table-cell office:value-type="string">
            <text:p>Shooter</text:p>
          </table:table-cell>
          <table:table-cell office:value-type="string">
            <text:p>3.8</text:p>
          </table:table-cell>
          <table:table-cell table:style-name="ce2" office:value-type="string">
            <text:p>1-4 Players</text:p>
          </table:table-cell>
          <table:table-cell office:value-type="string">
            <text:p>Turok 2: Seeds of Evil is the sequel to Turok: Dinosaur Hunter.**Having defeated the Campaigner, Turok throws the Chronocepter into a waiting volcano to destroy it. Unfortunately the blast awakens an even deadlier force - The Primagen - who lays in wait for his freedom from a wrecked space craft, buried at the core of the Lost Land. Once again a Turok is tasked with restoring peace to the land and stopping the Primagen from merging Earth with the nether world.****The game features an armory twice as large as its predecessor, and many weapons will even have a later update that makes them even more devastating. New weapons include the lethal discus Razor Wind, a proximity mine layer, and the Cerebral Bore, a flying grenade that homes in on an enemy's head, drills through their skull, and then explodes. Enemies have damage models now, allowing limbs to be torn off or bloody holes to be blasted through torsos. Turok won't be facing any human opponents this time, but will find himself under attack by plenty of dinosaur/human hybrids, brutish giants, and man-sized insectoids.****The goal of each level is to reach the end and defend one of the five totems that keeps the Primagen captive in its ship as well as finding keys to unlock the portals that lead to later levels. In each level Turok can also find a special spiritual power, such as immunity to lava or a long jump. After finding a power, he will need to return to an earlier level to use that power to find one of the five keys that opens the portal to the Primagen itself. While searching for spiritual powers Turok will occasionally find portals that transport him to a strange place full of deadly creatures who appear to be unaffiliated with the Primagen, but discovering their true purpose is the job for another Turok.****A multiplayer game is included as well, with options for between 2 and 4 players and game-types like deathmatch and capture-the-flag. This multiplayer mode would later be expanded into a full game with Turok: Rage Wars.</text:p>
          </table:table-cell>
          <table:table-cell table:style-name="Default"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Turok 2 - Seeds of Evil (USA) (Rev A)&quot;&gt; &lt;year&gt;1998&lt;/year&gt; &lt;rating&gt;ESRB - M (Mature)&lt;/rating&gt; &lt;title&gt;Turok 2 - Seeds of Evil &lt;/title&gt; &lt;pub&gt;Acclaim&lt;/pub&gt; &lt;dev&gt;Iguana Entertainment, Inc.&lt;/dev&gt; &lt;genre&gt;Shooter&lt;/genre&gt; &lt;score&gt;3.8&lt;/score&gt; &lt;player&gt;1-4 Players&lt;/player&gt; &lt;story&gt;Turok 2: Seeds of Evil is the sequel to Turok: Dinosaur Hunter.**Having defeated the Campaigner, Turok throws the Chronocepter into a waiting volcano to destroy it. Unfortunately the blast awakens an even deadlier force - The Primagen - who lays in wait for his freedom from a wrecked space craft, buried at the core of the Lost Land. Once again a Turok is tasked with restoring peace to the land and stopping the Primagen from merging Earth with the nether world.****The game features an armory twice as large as its predecessor, and many weapons will even have a later update that makes them even more devastating. New weapons include the lethal discus Razor Wind, a proximity mine layer, and the Cerebral Bore, a flying grenade that homes in on an enemy's head, drills through their skull, and then explodes. Enemies have damage models now, allowing limbs to be torn off or bloody holes to be blasted through torsos. Turok won't be facing any human opponents this time, but will find himself under attack by plenty of dinosaur/human hybrids, brutish giants, and man-sized insectoids.****The goal of each level is to reach the end and defend one of the five totems that keeps the Primagen captive in its ship as well as finding keys to unlock the portals that lead to later levels. In each level Turok can also find a special spiritual power, such as immunity to lava or a long jump. After finding a power, he will need to return to an earlier level to use that power to find one of the five keys that opens the portal to the Primagen itself. While searching for spiritual powers Turok will occasionally find portals that transport him to a strange place full of deadly creatures who appear to be unaffiliated with the Primagen, but discovering their true purpose is the job for another Turok.****A multiplayer game is included as well, with options for between 2 and 4 players and game-types like deathmatch and capture-the-flag. This multiplayer mode would later be expanded into a full game with Turok: Rage Wars.&lt;/story&gt; &lt;/game&gt;">
            <text:p>&lt;game name="Turok 2 - Seeds of Evil (USA) (Rev A)"&gt; &lt;year&gt;1998&lt;/year&gt; &lt;rating&gt;ESRB - M (Mature)&lt;/rating&gt; &lt;title&gt;Turok 2 - Seeds of Evil &lt;/title&gt; &lt;pub&gt;Acclaim&lt;/pub&gt; &lt;dev&gt;Iguana Entertainment, Inc.&lt;/dev&gt; &lt;genre&gt;Shooter&lt;/genre&gt; &lt;score&gt;3.8&lt;/score&gt; &lt;player&gt;1-4 Players&lt;/player&gt; &lt;story&gt;Turok 2: Seeds of Evil is the sequel to Turok: Dinosaur Hunter.**Having defeated the Campaigner, Turok throws the Chronocepter into a waiting volcano to destroy it. Unfortunately the blast awakens an even deadlier force - The Primagen - who lays in wait for his freedom from a wrecked space craft, buried at the core of the Lost Land. Once again a Turok is tasked with restoring peace to the land and stopping the Primagen from merging Earth with the nether world.****The game features an armory twice as large as its predecessor, and many weapons will even have a later update that makes them even more devastating. New weapons include the lethal discus Razor Wind, a proximity mine layer, and the Cerebral Bore, a flying grenade that homes in on an enemy's head, drills through their skull, and then explodes. Enemies have damage models now, allowing limbs to be torn off or bloody holes to be blasted through torsos. Turok won't be facing any human opponents this time, but will find himself under attack by plenty of dinosaur/human hybrids, brutish giants, and man-sized insectoids.****The goal of each level is to reach the end and defend one of the five totems that keeps the Primagen captive in its ship as well as finding keys to unlock the portals that lead to later levels. In each level Turok can also find a special spiritual power, such as immunity to lava or a long jump. After finding a power, he will need to return to an earlier level to use that power to find one of the five keys that opens the portal to the Primagen itself. While searching for spiritual powers Turok will occasionally find portals that transport him to a strange place full of deadly creatures who appear to be unaffiliated with the Primagen, but discovering their true purpose is the job for another Turok.****A multiplayer game is included as well, with options for between 2 and 4 players and game-types like deathmatch and capture-the-flag. This multiplayer mode would later be expanded into a full game with Turok: Rage Wars.&lt;/story&gt; &lt;/game&gt;</text:p>
          </table:table-cell>
          <table:table-cell table:number-columns-repeated="1012"/>
        </table:table-row>
        <table:table-row table:style-name="ro1">
          <table:table-cell office:value-type="string">
            <text:p>Turok 3 - Shadow of Oblivion (USA)</text:p>
          </table:table-cell>
          <table:table-cell office:value-type="float" office:value="2000">
            <text:p>2000</text:p>
          </table:table-cell>
          <table:table-cell office:value-type="string">
            <text:p>ESRB - M (Mature)</text:p>
          </table:table-cell>
          <table:table-cell office:value-type="string">
            <text:p>Turok 3 - Shadow of Oblivion </text:p>
          </table:table-cell>
          <table:table-cell office:value-type="string">
            <text:p>Acclaim</text:p>
          </table:table-cell>
          <table:table-cell office:value-type="string">
            <text:p>Acclaim Studios Austin</text:p>
          </table:table-cell>
          <table:table-cell office:value-type="string">
            <text:p>Shooter</text:p>
          </table:table-cell>
          <table:table-cell office:value-type="string">
            <text:p>3.5</text:p>
          </table:table-cell>
          <table:table-cell table:style-name="ce2" office:value-type="string">
            <text:p>1-4 Players</text:p>
          </table:table-cell>
          <table:table-cell office:value-type="string">
            <text:p>When the Primagen's Lightship was destroyed in Turok 2: Seeds of Evil the resulting explosion created a shockwave throughout the universe. This effect nearly ended the life of Oblivion, a 'thing' that drifts through space, consuming anything that ends up in its way. Also during this explosion, a new world was created. In this world lies the Turok family tree, and Oblivion knows that the only way the pain the lies within can be stopped is to destroy the Turok line. ****The third title in the Turok series allows you to choose who will become the successor of the Turok lineage, either Danielle Fireseed or her brother Joseph. Each has unique paths through the same levels, as Joseph's small size allows him to fit into air ducts to take the low road, while Danielle's magnetic grappling hook allows her to take the high road. Each also has unique upgrades to basic weapons. While Danielle's shotgun upgrade coats the shrapnel in napalm to immolate anything they touch, Joseph's instead charges them with electricity, causing them to ricochet off of walls and floors. The story is told through in-game cutscenes with highly detailed models. There are no keys to collect this time around, as each level leads linearly into the next.****Turok 2's multiplayer mode returns, and includes the ability to add computer controlled bots. Each playable character in multiplayer mode has a unique set of weapons they can use.</text:p>
          </table:table-cell>
          <table:table-cell table:style-name="Default"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Turok 3 - Shadow of Oblivion (USA)&quot;&gt; &lt;year&gt;2000&lt;/year&gt; &lt;rating&gt;ESRB - M (Mature)&lt;/rating&gt; &lt;title&gt;Turok 3 - Shadow of Oblivion &lt;/title&gt; &lt;pub&gt;Acclaim&lt;/pub&gt; &lt;dev&gt;Acclaim Studios Austin&lt;/dev&gt; &lt;genre&gt;Shooter&lt;/genre&gt; &lt;score&gt;3.5&lt;/score&gt; &lt;player&gt;1-4 Players&lt;/player&gt; &lt;story&gt;When the Primagen's Lightship was destroyed in Turok 2: Seeds of Evil the resulting explosion created a shockwave throughout the universe. This effect nearly ended the life of Oblivion, a 'thing' that drifts through space, consuming anything that ends up in its way. Also during this explosion, a new world was created. In this world lies the Turok family tree, and Oblivion knows that the only way the pain the lies within can be stopped is to destroy the Turok line. ****The third title in the Turok series allows you to choose who will become the successor of the Turok lineage, either Danielle Fireseed or her brother Joseph. Each has unique paths through the same levels, as Joseph's small size allows him to fit into air ducts to take the low road, while Danielle's magnetic grappling hook allows her to take the high road. Each also has unique upgrades to basic weapons. While Danielle's shotgun upgrade coats the shrapnel in napalm to immolate anything they touch, Joseph's instead charges them with electricity, causing them to ricochet off of walls and floors. The story is told through in-game cutscenes with highly detailed models. There are no keys to collect this time around, as each level leads linearly into the next.****Turok 2's multiplayer mode returns, and includes the ability to add computer controlled bots. Each playable character in multiplayer mode has a unique set of weapons they can use.&lt;/story&gt; &lt;/game&gt;">
            <text:p>&lt;game name="Turok 3 - Shadow of Oblivion (USA)"&gt; &lt;year&gt;2000&lt;/year&gt; &lt;rating&gt;ESRB - M (Mature)&lt;/rating&gt; &lt;title&gt;Turok 3 - Shadow of Oblivion &lt;/title&gt; &lt;pub&gt;Acclaim&lt;/pub&gt; &lt;dev&gt;Acclaim Studios Austin&lt;/dev&gt; &lt;genre&gt;Shooter&lt;/genre&gt; &lt;score&gt;3.5&lt;/score&gt; &lt;player&gt;1-4 Players&lt;/player&gt; &lt;story&gt;When the Primagen's Lightship was destroyed in Turok 2: Seeds of Evil the resulting explosion created a shockwave throughout the universe. This effect nearly ended the life of Oblivion, a 'thing' that drifts through space, consuming anything that ends up in its way. Also during this explosion, a new world was created. In this world lies the Turok family tree, and Oblivion knows that the only way the pain the lies within can be stopped is to destroy the Turok line. ****The third title in the Turok series allows you to choose who will become the successor of the Turok lineage, either Danielle Fireseed or her brother Joseph. Each has unique paths through the same levels, as Joseph's small size allows him to fit into air ducts to take the low road, while Danielle's magnetic grappling hook allows her to take the high road. Each also has unique upgrades to basic weapons. While Danielle's shotgun upgrade coats the shrapnel in napalm to immolate anything they touch, Joseph's instead charges them with electricity, causing them to ricochet off of walls and floors. The story is told through in-game cutscenes with highly detailed models. There are no keys to collect this time around, as each level leads linearly into the next.****Turok 2's multiplayer mode returns, and includes the ability to add computer controlled bots. Each playable character in multiplayer mode has a unique set of weapons they can use.&lt;/story&gt; &lt;/game&gt;</text:p>
          </table:table-cell>
          <table:table-cell table:number-columns-repeated="1012"/>
        </table:table-row>
        <table:table-row table:style-name="ro1">
          <table:table-cell office:value-type="string">
            <text:p>Twisted Edge - Extreme Snowboarding (USA)</text:p>
          </table:table-cell>
          <table:table-cell office:value-type="float" office:value="1998">
            <text:p>1998</text:p>
          </table:table-cell>
          <table:table-cell office:value-type="string">
            <text:p>ESRB - E (Everyone)</text:p>
          </table:table-cell>
          <table:table-cell office:value-type="string">
            <text:p>Twisted Edge - Extreme Snowboarding </text:p>
          </table:table-cell>
          <table:table-cell office:value-type="string">
            <text:p>Midway</text:p>
          </table:table-cell>
          <table:table-cell office:value-type="string">
            <text:p>Boss Game Studios Inc.</text:p>
          </table:table-cell>
          <table:table-cell office:value-type="string">
            <text:p>Snowboarding/Sports</text:p>
          </table:table-cell>
          <table:table-cell office:value-type="string">
            <text:p>2.7</text:p>
          </table:table-cell>
          <table:table-cell table:style-name="ce2" office:value-type="string">
            <text:p>1-4 Players</text:p>
          </table:table-cell>
          <table:table-cell office:value-type="string">
            <text:p>This downhill snowboarding game includes seven tracks, multiple characters and boards, and many trick moves. <text:s/>It can be played in Competition Mode, Stunt Challenge, two-player VS. Race, and Practice Mode, which includes a ghost of your best race. <text:s/>Hidden features include new characters and boards, secret shortcuts on tracks, and mirrored mode.</text:p>
          </table:table-cell>
          <table:table-cell table:style-name="Default"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Twisted Edge - Extreme Snowboarding (USA)&quot;&gt; &lt;year&gt;1998&lt;/year&gt; &lt;rating&gt;ESRB - E (Everyone)&lt;/rating&gt; &lt;title&gt;Twisted Edge - Extreme Snowboarding &lt;/title&gt; &lt;pub&gt;Midway&lt;/pub&gt; &lt;dev&gt;Boss Game Studios Inc.&lt;/dev&gt; &lt;genre&gt;Snowboarding/Sports&lt;/genre&gt; &lt;score&gt;2.7&lt;/score&gt; &lt;player&gt;1-4 Players&lt;/player&gt; &lt;story&gt;This downhill snowboarding game includes seven tracks, multiple characters and boards, and many trick moves.  It can be played in Competition Mode, Stunt Challenge, two-player VS. Race, and Practice Mode, which includes a ghost of your best race.  Hidden features include new characters and boards, secret shortcuts on tracks, and mirrored mode.&lt;/story&gt; &lt;/game&gt;">
            <text:p>&lt;game name="Twisted Edge - Extreme Snowboarding (USA)"&gt; &lt;year&gt;1998&lt;/year&gt; &lt;rating&gt;ESRB - E (Everyone)&lt;/rating&gt; &lt;title&gt;Twisted Edge - Extreme Snowboarding &lt;/title&gt; &lt;pub&gt;Midway&lt;/pub&gt; &lt;dev&gt;Boss Game Studios Inc.&lt;/dev&gt; &lt;genre&gt;Snowboarding/Sports&lt;/genre&gt; &lt;score&gt;2.7&lt;/score&gt; &lt;player&gt;1-4 Players&lt;/player&gt; &lt;story&gt;This downhill snowboarding game includes seven tracks, multiple characters and boards, and many trick moves. <text:s/>It can be played in Competition Mode, Stunt Challenge, two-player VS. Race, and Practice Mode, which includes a ghost of your best race. <text:s/>Hidden features include new characters and boards, secret shortcuts on tracks, and mirrored mode.&lt;/story&gt; &lt;/game&gt;</text:p>
          </table:table-cell>
          <table:table-cell table:number-columns-repeated="1012"/>
        </table:table-row>
        <table:table-row table:style-name="ro1">
          <table:table-cell office:value-type="string">
            <text:p>V-Rally Edition 99 (USA)</text:p>
          </table:table-cell>
          <table:table-cell office:value-type="float" office:value="1999">
            <text:p>1999</text:p>
          </table:table-cell>
          <table:table-cell office:value-type="string">
            <text:p>ESRB - E (Everyone)</text:p>
          </table:table-cell>
          <table:table-cell office:value-type="string">
            <text:p>V-Rally Edition 99 </text:p>
          </table:table-cell>
          <table:table-cell office:value-type="string">
            <text:p>Infogrames</text:p>
          </table:table-cell>
          <table:table-cell office:value-type="string">
            <text:p>Eden Studios</text:p>
          </table:table-cell>
          <table:table-cell office:value-type="string">
            <text:p>Driving</text:p>
          </table:table-cell>
          <table:table-cell office:value-type="string">
            <text:p>3.5</text:p>
          </table:table-cell>
          <table:table-cell table:style-name="ce2" office:value-type="string">
            <text:p>1-4 Players</text:p>
          </table:table-cell>
          <table:table-cell office:value-type="string">
            <text:p>V-Rally was the first Rally game to be published on the PlayStation. This "Edition 99" is the Nintendo 64 port of the original game, with slightly improved graphics and menus.****This game offers you to race through 8 countries using one of the 12 official cars from the World Rally Championship. Each track has its own course conditions, so you will eventually have to use your skills in snow, mud, rain, gravel...</text:p>
          </table:table-cell>
          <table:table-cell table:style-name="Default"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V-Rally Edition 99 (USA)&quot;&gt; &lt;year&gt;1999&lt;/year&gt; &lt;rating&gt;ESRB - E (Everyone)&lt;/rating&gt; &lt;title&gt;V-Rally Edition 99 &lt;/title&gt; &lt;pub&gt;Infogrames&lt;/pub&gt; &lt;dev&gt;Eden Studios&lt;/dev&gt; &lt;genre&gt;Driving&lt;/genre&gt; &lt;score&gt;3.5&lt;/score&gt; &lt;player&gt;1-4 Players&lt;/player&gt; &lt;story&gt;V-Rally was the first Rally game to be published on the PlayStation. This &quot;Edition 99&quot; is the Nintendo 64 port of the original game, with slightly improved graphics and menus.****This game offers you to race through 8 countries using one of the 12 official cars from the World Rally Championship. Each track has its own course conditions, so you will eventually have to use your skills in snow, mud, rain, gravel...&lt;/story&gt; &lt;/game&gt;">
            <text:p>&lt;game name="V-Rally Edition 99 (USA)"&gt; &lt;year&gt;1999&lt;/year&gt; &lt;rating&gt;ESRB - E (Everyone)&lt;/rating&gt; &lt;title&gt;V-Rally Edition 99 &lt;/title&gt; &lt;pub&gt;Infogrames&lt;/pub&gt; &lt;dev&gt;Eden Studios&lt;/dev&gt; &lt;genre&gt;Driving&lt;/genre&gt; &lt;score&gt;3.5&lt;/score&gt; &lt;player&gt;1-4 Players&lt;/player&gt; &lt;story&gt;V-Rally was the first Rally game to be published on the PlayStation. This "Edition 99" is the Nintendo 64 port of the original game, with slightly improved graphics and menus.****This game offers you to race through 8 countries using one of the 12 official cars from the World Rally Championship. Each track has its own course conditions, so you will eventually have to use your skills in snow, mud, rain, gravel...&lt;/story&gt; &lt;/game&gt;</text:p>
          </table:table-cell>
          <table:table-cell table:number-columns-repeated="1012"/>
        </table:table-row>
        <table:table-row table:style-name="ro1">
          <table:table-cell office:value-type="string">
            <text:p>Vigilante 8 (USA)</text:p>
          </table:table-cell>
          <table:table-cell office:value-type="float" office:value="1998">
            <text:p>1998</text:p>
          </table:table-cell>
          <table:table-cell office:value-type="string">
            <text:p>ESRB - T (Teen)</text:p>
          </table:table-cell>
          <table:table-cell office:value-type="string">
            <text:p>Vigilante 8 </text:p>
          </table:table-cell>
          <table:table-cell office:value-type="string">
            <text:p>Activision</text:p>
          </table:table-cell>
          <table:table-cell office:value-type="string">
            <text:p>Luxoflux Corp.</text:p>
          </table:table-cell>
          <table:table-cell office:value-type="string">
            <text:p>Driving</text:p>
          </table:table-cell>
          <table:table-cell office:value-type="string">
            <text:p>4.0</text:p>
          </table:table-cell>
          <table:table-cell table:style-name="ce2" office:value-type="string">
            <text:p>1-4 Players</text:p>
          </table:table-cell>
          <table:table-cell office:value-type="string">
            <text:p>Take the law into your own hands. This game takes place in the Western United States during a time of world-wide oil shortage in 1976. OMAR (Oil Monopoly Alliance Regime) was making money off the shortage, except in the U.S. OMAR hires the best terrorist that $100 million could buy: Sid Burn. His job, aided by 5 hired Coyotes, is to destroy all gas refineries in the southwest of the U.S. so OMAR can bring the U.S. to its knees. Then later, when gas prices went wild, 6 civilians by the name of Vigilantes, lead by the truck driver Convoy, fight against the Coyotes in different areas to keep OMAR from succeeding.****Choose from 8 characters with different endings with cars**ranging to classic 70's muscle cars to a school bus, each stacked high with all sorts of weapons. Lots of unlockables include 2 hidden levels (3 hidden levels in the N64 version) and 5 hidden characters and cars. Multiplayer, of course, is where it's at. The PSX version allows 2 players, while the N64 title allows 4 to go head-to-head.</text:p>
          </table:table-cell>
          <table:table-cell table:style-name="Default"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Vigilante 8 (USA)&quot;&gt; &lt;year&gt;1998&lt;/year&gt; &lt;rating&gt;ESRB - T (Teen)&lt;/rating&gt; &lt;title&gt;Vigilante 8 &lt;/title&gt; &lt;pub&gt;Activision&lt;/pub&gt; &lt;dev&gt;Luxoflux Corp.&lt;/dev&gt; &lt;genre&gt;Driving&lt;/genre&gt; &lt;score&gt;4.0&lt;/score&gt; &lt;player&gt;1-4 Players&lt;/player&gt; &lt;story&gt;Take the law into your own hands. This game takes place in the Western United States during a time of world-wide oil shortage in 1976. OMAR (Oil Monopoly Alliance Regime) was making money off the shortage, except in the U.S. OMAR hires the best terrorist that $100 million could buy: Sid Burn. His job, aided by 5 hired Coyotes, is to destroy all gas refineries in the southwest of the U.S. so OMAR can bring the U.S. to its knees. Then later, when gas prices went wild, 6 civilians by the name of Vigilantes, lead by the truck driver Convoy, fight against the Coyotes in different areas to keep OMAR from succeeding.****Choose from 8 characters with different endings with cars**ranging to classic 70's muscle cars to a school bus, each stacked high with all sorts of weapons. Lots of unlockables include 2 hidden levels (3 hidden levels in the N64 version) and 5 hidden characters and cars. Multiplayer, of course, is where it's at. The PSX version allows 2 players, while the N64 title allows 4 to go head-to-head.&lt;/story&gt; &lt;/game&gt;">
            <text:p>&lt;game name="Vigilante 8 (USA)"&gt; &lt;year&gt;1998&lt;/year&gt; &lt;rating&gt;ESRB - T (Teen)&lt;/rating&gt; &lt;title&gt;Vigilante 8 &lt;/title&gt; &lt;pub&gt;Activision&lt;/pub&gt; &lt;dev&gt;Luxoflux Corp.&lt;/dev&gt; &lt;genre&gt;Driving&lt;/genre&gt; &lt;score&gt;4.0&lt;/score&gt; &lt;player&gt;1-4 Players&lt;/player&gt; &lt;story&gt;Take the law into your own hands. This game takes place in the Western United States during a time of world-wide oil shortage in 1976. OMAR (Oil Monopoly Alliance Regime) was making money off the shortage, except in the U.S. OMAR hires the best terrorist that $100 million could buy: Sid Burn. His job, aided by 5 hired Coyotes, is to destroy all gas refineries in the southwest of the U.S. so OMAR can bring the U.S. to its knees. Then later, when gas prices went wild, 6 civilians by the name of Vigilantes, lead by the truck driver Convoy, fight against the Coyotes in different areas to keep OMAR from succeeding.****Choose from 8 characters with different endings with cars**ranging to classic 70's muscle cars to a school bus, each stacked high with all sorts of weapons. Lots of unlockables include 2 hidden levels (3 hidden levels in the N64 version) and 5 hidden characters and cars. Multiplayer, of course, is where it's at. The PSX version allows 2 players, while the N64 title allows 4 to go head-to-head.&lt;/story&gt; &lt;/game&gt;</text:p>
          </table:table-cell>
          <table:table-cell table:number-columns-repeated="1012"/>
        </table:table-row>
        <table:table-row table:style-name="ro1">
          <table:table-cell office:value-type="string">
            <text:p>Vigilante 8 - 2nd Offense (USA)</text:p>
          </table:table-cell>
          <table:table-cell office:value-type="float" office:value="2000">
            <text:p>2000</text:p>
          </table:table-cell>
          <table:table-cell office:value-type="string">
            <text:p>ESRB - T (Teen)</text:p>
          </table:table-cell>
          <table:table-cell office:value-type="string">
            <text:p>Vigilante 8 - 2nd Offense </text:p>
          </table:table-cell>
          <table:table-cell office:value-type="string">
            <text:p>Activision</text:p>
          </table:table-cell>
          <table:table-cell office:value-type="string">
            <text:p>Luxoflux Corp.</text:p>
          </table:table-cell>
          <table:table-cell office:value-type="string">
            <text:p>Driving</text:p>
          </table:table-cell>
          <table:table-cell office:value-type="string">
            <text:p>4.2</text:p>
          </table:table-cell>
          <table:table-cell table:style-name="ce2" office:value-type="string">
            <text:p>1-4 Players</text:p>
          </table:table-cell>
          <table:table-cell office:value-type="string">
            <text:p>More drivin' &amp; blastin' fun in this sequel to Vigilante 8. The Coyotes gang returns with a shocking new leader to seek revenge on OMAR, and the Vigilantes gang. ****New cars, weapons and landscapes add new excitement to the game. There are 18 charcters with storylines to walk through, which in turn affects the other characters in the game, and how well you do in the single player missions will determine what happens in the later levels.****The Dreamcast and N64 versions both have 4 player modes, while the PSX sticks with 2 player gaming.</text:p>
          </table:table-cell>
          <table:table-cell table:style-name="Default"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Vigilante 8 - 2nd Offense (USA)&quot;&gt; &lt;year&gt;2000&lt;/year&gt; &lt;rating&gt;ESRB - T (Teen)&lt;/rating&gt; &lt;title&gt;Vigilante 8 - 2nd Offense &lt;/title&gt; &lt;pub&gt;Activision&lt;/pub&gt; &lt;dev&gt;Luxoflux Corp.&lt;/dev&gt; &lt;genre&gt;Driving&lt;/genre&gt; &lt;score&gt;4.2&lt;/score&gt; &lt;player&gt;1-4 Players&lt;/player&gt; &lt;story&gt;More drivin' &amp; blastin' fun in this sequel to Vigilante 8. The Coyotes gang returns with a shocking new leader to seek revenge on OMAR, and the Vigilantes gang. ****New cars, weapons and landscapes add new excitement to the game. There are 18 charcters with storylines to walk through, which in turn affects the other characters in the game, and how well you do in the single player missions will determine what happens in the later levels.****The Dreamcast and N64 versions both have 4 player modes, while the PSX sticks with 2 player gaming.&lt;/story&gt; &lt;/game&gt;">
            <text:p>&lt;game name="Vigilante 8 - 2nd Offense (USA)"&gt; &lt;year&gt;2000&lt;/year&gt; &lt;rating&gt;ESRB - T (Teen)&lt;/rating&gt; &lt;title&gt;Vigilante 8 - 2nd Offense &lt;/title&gt; &lt;pub&gt;Activision&lt;/pub&gt; &lt;dev&gt;Luxoflux Corp.&lt;/dev&gt; &lt;genre&gt;Driving&lt;/genre&gt; &lt;score&gt;4.2&lt;/score&gt; &lt;player&gt;1-4 Players&lt;/player&gt; &lt;story&gt;More drivin' &amp; blastin' fun in this sequel to Vigilante 8. The Coyotes gang returns with a shocking new leader to seek revenge on OMAR, and the Vigilantes gang. ****New cars, weapons and landscapes add new excitement to the game. There are 18 charcters with storylines to walk through, which in turn affects the other characters in the game, and how well you do in the single player missions will determine what happens in the later levels.****The Dreamcast and N64 versions both have 4 player modes, while the PSX sticks with 2 player gaming.&lt;/story&gt; &lt;/game&gt;</text:p>
          </table:table-cell>
          <table:table-cell table:number-columns-repeated="1012"/>
        </table:table-row>
        <table:table-row table:style-name="ro2">
          <table:table-cell office:value-type="string">
            <text:p>Virtual Chess 64 (USA) (En,Fr,Es)</text:p>
          </table:table-cell>
          <table:table-cell office:value-type="float" office:value="1998">
            <text:p>1998</text:p>
          </table:table-cell>
          <table:table-cell office:value-type="string">
            <text:p>ESRB - E (Everyone)</text:p>
          </table:table-cell>
          <table:table-cell office:value-type="string">
            <text:p>Virtual Chess 64 </text:p>
          </table:table-cell>
          <table:table-cell office:value-type="string">
            <text:p>Titus Software</text:p>
          </table:table-cell>
          <table:table-cell office:value-type="string">
            <text:p>Titus France SA</text:p>
          </table:table-cell>
          <table:table-cell office:value-type="string">
            <text:p>Board Games</text:p>
          </table:table-cell>
          <table:table-cell office:value-type="string">
            <text:p>3.6</text:p>
          </table:table-cell>
          <table:table-cell office:value-type="string">
            <text:p>1-2 Players</text:p>
          </table:table-cell>
          <table:table-cell office:value-type="string">
            <text:p>Virtual Chess 64 is probably the only chess game that was created for the Nintendo 64 console. It features both 2D and 3D graphics that the player can choose according to his/her own preference. It also features mini cut scenes when a pawn loses to another where cartoon - like characters that represent the pawn that attacks and the pawn that loses fight each other. The AI of the game though is extremely high even in the easy levels.</text:p>
          </table:table-cell>
          <table:table-cell table:style-name="Default"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Virtual Chess 64 (USA) (En,Fr,Es)&quot;&gt; &lt;year&gt;1998&lt;/year&gt; &lt;rating&gt;ESRB - E (Everyone)&lt;/rating&gt; &lt;title&gt;Virtual Chess 64 &lt;/title&gt; &lt;pub&gt;Titus Software&lt;/pub&gt; &lt;dev&gt;Titus France SA&lt;/dev&gt; &lt;genre&gt;Board Games&lt;/genre&gt; &lt;score&gt;3.6&lt;/score&gt; &lt;player&gt;1-2 Players&lt;/player&gt; &lt;story&gt;Virtual Chess 64 is probably the only chess game that was created for the Nintendo 64 console. It features both 2D and 3D graphics that the player can choose according to his/her own preference. It also features mini cut scenes when a pawn loses to another where cartoon - like characters that represent the pawn that attacks and the pawn that loses fight each other. The AI of the game though is extremely high even in the easy levels.&lt;/story&gt; &lt;/game&gt;">
            <text:p>&lt;game name="Virtual Chess 64 (USA) (En,Fr,Es)"&gt; &lt;year&gt;1998&lt;/year&gt; &lt;rating&gt;ESRB - E (Everyone)&lt;/rating&gt; &lt;title&gt;Virtual Chess 64 &lt;/title&gt; &lt;pub&gt;Titus Software&lt;/pub&gt; &lt;dev&gt;Titus France SA&lt;/dev&gt; &lt;genre&gt;Board Games&lt;/genre&gt; &lt;score&gt;3.6&lt;/score&gt; &lt;player&gt;1-2 Players&lt;/player&gt; &lt;story&gt;Virtual Chess 64 is probably the only chess game that was created for the Nintendo 64 console. It features both 2D and 3D graphics that the player can choose according to his/her own preference. It also features mini cut scenes when a pawn loses to another where cartoon - like characters that represent the pawn that attacks and the pawn that loses fight each other. The AI of the game though is extremely high even in the easy levels.&lt;/story&gt; &lt;/game&gt;</text:p>
          </table:table-cell>
          <table:table-cell table:number-columns-repeated="1012"/>
        </table:table-row>
        <table:table-row table:style-name="ro2">
          <table:table-cell office:value-type="string">
            <text:p>Virtual Pool 64 (USA)</text:p>
          </table:table-cell>
          <table:table-cell office:value-type="float" office:value="1998">
            <text:p>1998</text:p>
          </table:table-cell>
          <table:table-cell office:value-type="string">
            <text:p>ESRB - E (Everyone)</text:p>
          </table:table-cell>
          <table:table-cell office:value-type="string">
            <text:p>Virtual Pool 64 </text:p>
          </table:table-cell>
          <table:table-cell office:value-type="string">
            <text:p>Crave</text:p>
          </table:table-cell>
          <table:table-cell office:value-type="string">
            <text:p>Celeris Inc.</text:p>
          </table:table-cell>
          <table:table-cell office:value-type="string">
            <text:p>Pool and Dart</text:p>
          </table:table-cell>
          <table:table-cell office:value-type="string">
            <text:p>3.0</text:p>
          </table:table-cell>
          <table:table-cell office:value-type="string">
            <text:p>1-2 Players</text:p>
          </table:table-cell>
          <table:table-cell office:value-type="string">
            <text:p>The ultra-real physics make Virtual Pool 64 as close to real pool as it gets! Choose from 9 types of pool including favorites like 9-Ball, Straight Pool, 8-Ball and One Pocket. Three levels of difficulty: Amateur, Professional and Championship. Master trick shots, learn a new game or challenge hundreds of computer opponents in exciting tournament play.</text:p>
          </table:table-cell>
          <table:table-cell table:style-name="Default"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Virtual Pool 64 (USA)&quot;&gt; &lt;year&gt;1998&lt;/year&gt; &lt;rating&gt;ESRB - E (Everyone)&lt;/rating&gt; &lt;title&gt;Virtual Pool 64 &lt;/title&gt; &lt;pub&gt;Crave&lt;/pub&gt; &lt;dev&gt;Celeris Inc.&lt;/dev&gt; &lt;genre&gt;Pool and Dart&lt;/genre&gt; &lt;score&gt;3.0&lt;/score&gt; &lt;player&gt;1-2 Players&lt;/player&gt; &lt;story&gt;The ultra-real physics make Virtual Pool 64 as close to real pool as it gets! Choose from 9 types of pool including favorites like 9-Ball, Straight Pool, 8-Ball and One Pocket. Three levels of difficulty: Amateur, Professional and Championship. Master trick shots, learn a new game or challenge hundreds of computer opponents in exciting tournament play.&lt;/story&gt; &lt;/game&gt;">
            <text:p>&lt;game name="Virtual Pool 64 (USA)"&gt; &lt;year&gt;1998&lt;/year&gt; &lt;rating&gt;ESRB - E (Everyone)&lt;/rating&gt; &lt;title&gt;Virtual Pool 64 &lt;/title&gt; &lt;pub&gt;Crave&lt;/pub&gt; &lt;dev&gt;Celeris Inc.&lt;/dev&gt; &lt;genre&gt;Pool and Dart&lt;/genre&gt; &lt;score&gt;3.0&lt;/score&gt; &lt;player&gt;1-2 Players&lt;/player&gt; &lt;story&gt;The ultra-real physics make Virtual Pool 64 as close to real pool as it gets! Choose from 9 types of pool including favorites like 9-Ball, Straight Pool, 8-Ball and One Pocket. Three levels of difficulty: Amateur, Professional and Championship. Master trick shots, learn a new game or challenge hundreds of computer opponents in exciting tournament play.&lt;/story&gt; &lt;/game&gt;</text:p>
          </table:table-cell>
          <table:table-cell table:number-columns-repeated="1012"/>
        </table:table-row>
        <table:table-row table:style-name="ro1">
          <table:table-cell office:value-type="string">
            <text:p>Waialae Country Club - True Golf Classics (USA) (Rev A)</text:p>
          </table:table-cell>
          <table:table-cell office:value-type="float" office:value="1998">
            <text:p>1998</text:p>
          </table:table-cell>
          <table:table-cell office:value-type="string">
            <text:p>ESRB - E (Everyone)</text:p>
          </table:table-cell>
          <table:table-cell office:value-type="string">
            <text:p>Waialae Country Club - True Golf Classics </text:p>
          </table:table-cell>
          <table:table-cell office:value-type="string">
            <text:p>Nintendo</text:p>
          </table:table-cell>
          <table:table-cell office:value-type="string">
            <text:p>T&amp;E Soft, Inc.</text:p>
          </table:table-cell>
          <table:table-cell office:value-type="string">
            <text:p>Golf/Sports</text:p>
          </table:table-cell>
          <table:table-cell office:value-type="string">
            <text:p>4.0</text:p>
          </table:table-cell>
          <table:table-cell table:style-name="ce2" office:value-type="string">
            <text:p>1-4 Players</text:p>
          </table:table-cell>
          <table:table-cell office:value-type="string">
            <text:p>This golf simulation game features one course with 18 holes: the Waialae Country Club in Hawaii. This course has been completely recreated in 3D. There are six gameplay modes: Waialae Open, tournament play, stroke play, match play, skins play and practice mode. You can play with up to four friends (not simultaneously).</text:p>
          </table:table-cell>
          <table:table-cell table:style-name="Default"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Waialae Country Club - True Golf Classics (USA) (Rev A)&quot;&gt; &lt;year&gt;1998&lt;/year&gt; &lt;rating&gt;ESRB - E (Everyone)&lt;/rating&gt; &lt;title&gt;Waialae Country Club - True Golf Classics &lt;/title&gt; &lt;pub&gt;Nintendo&lt;/pub&gt; &lt;dev&gt;T&amp;E Soft, Inc.&lt;/dev&gt; &lt;genre&gt;Golf/Sports&lt;/genre&gt; &lt;score&gt;4.0&lt;/score&gt; &lt;player&gt;1-4 Players&lt;/player&gt; &lt;story&gt;This golf simulation game features one course with 18 holes: the Waialae Country Club in Hawaii. This course has been completely recreated in 3D. There are six gameplay modes: Waialae Open, tournament play, stroke play, match play, skins play and practice mode. You can play with up to four friends (not simultaneously).&lt;/story&gt; &lt;/game&gt;">
            <text:p>&lt;game name="Waialae Country Club - True Golf Classics (USA) (Rev A)"&gt; &lt;year&gt;1998&lt;/year&gt; &lt;rating&gt;ESRB - E (Everyone)&lt;/rating&gt; &lt;title&gt;Waialae Country Club - True Golf Classics &lt;/title&gt; &lt;pub&gt;Nintendo&lt;/pub&gt; &lt;dev&gt;T&amp;E Soft, Inc.&lt;/dev&gt; &lt;genre&gt;Golf/Sports&lt;/genre&gt; &lt;score&gt;4.0&lt;/score&gt; &lt;player&gt;1-4 Players&lt;/player&gt; &lt;story&gt;This golf simulation game features one course with 18 holes: the Waialae Country Club in Hawaii. This course has been completely recreated in 3D. There are six gameplay modes: Waialae Open, tournament play, stroke play, match play, skins play and practice mode. You can play with up to four friends (not simultaneously).&lt;/story&gt; &lt;/game&gt;</text:p>
          </table:table-cell>
          <table:table-cell table:number-columns-repeated="1012"/>
        </table:table-row>
        <table:table-row table:style-name="ro2">
          <table:table-cell office:value-type="string">
            <text:p>War Gods (USA)</text:p>
          </table:table-cell>
          <table:table-cell office:value-type="float" office:value="1997">
            <text:p>1997</text:p>
          </table:table-cell>
          <table:table-cell office:value-type="string">
            <text:p>ESRB - M (Mature)</text:p>
          </table:table-cell>
          <table:table-cell office:value-type="string">
            <text:p>War Gods </text:p>
          </table:table-cell>
          <table:table-cell office:value-type="string">
            <text:p>Midway</text:p>
          </table:table-cell>
          <table:table-cell office:value-type="string">
            <text:p>Eurocom Developments Ltd</text:p>
          </table:table-cell>
          <table:table-cell office:value-type="string">
            <text:p>Fighter</text:p>
          </table:table-cell>
          <table:table-cell office:value-type="string">
            <text:p>2.4</text:p>
          </table:table-cell>
          <table:table-cell office:value-type="string">
            <text:p>1-2 Players</text:p>
          </table:table-cell>
          <table:table-cell office:value-type="string">
            <text:p>War Gods is a one-on-one fighting game that takes place in 3D environments. The fighter under your control can perform many different moves, and string those moves together to perform "combos." <text:s/>Furthermore, the fighters all have special "finishing moves" that eliminate your opponent in some gruesome manner at the end of a match. <text:s/>There are 10 different fighters to choose from, all based on different ancient civilizations.****The graphics in War Gods are fairly unique. They were created by texture-mapping 3D character models with digitized photos of people. <text:s/>This gives them a reasonably lifelike look.</text:p>
          </table:table-cell>
          <table:table-cell table:style-name="Default"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War Gods (USA)&quot;&gt; &lt;year&gt;1997&lt;/year&gt; &lt;rating&gt;ESRB - M (Mature)&lt;/rating&gt; &lt;title&gt;War Gods &lt;/title&gt; &lt;pub&gt;Midway&lt;/pub&gt; &lt;dev&gt;Eurocom Developments Ltd&lt;/dev&gt; &lt;genre&gt;Fighter&lt;/genre&gt; &lt;score&gt;2.4&lt;/score&gt; &lt;player&gt;1-2 Players&lt;/player&gt; &lt;story&gt;War Gods is a one-on-one fighting game that takes place in 3D environments. The fighter under your control can perform many different moves, and string those moves together to perform &quot;combos.&quot;  Furthermore, the fighters all have special &quot;finishing moves&quot; that eliminate your opponent in some gruesome manner at the end of a match.  There are 10 different fighters to choose from, all based on different ancient civilizations.****The graphics in War Gods are fairly unique. They were created by texture-mapping 3D character models with digitized photos of people.  This gives them a reasonably lifelike look.&lt;/story&gt; &lt;/game&gt;">
            <text:p>&lt;game name="War Gods (USA)"&gt; &lt;year&gt;1997&lt;/year&gt; &lt;rating&gt;ESRB - M (Mature)&lt;/rating&gt; &lt;title&gt;War Gods &lt;/title&gt; &lt;pub&gt;Midway&lt;/pub&gt; &lt;dev&gt;Eurocom Developments Ltd&lt;/dev&gt; &lt;genre&gt;Fighter&lt;/genre&gt; &lt;score&gt;2.4&lt;/score&gt; &lt;player&gt;1-2 Players&lt;/player&gt; &lt;story&gt;War Gods is a one-on-one fighting game that takes place in 3D environments. The fighter under your control can perform many different moves, and string those moves together to perform "combos." <text:s/>Furthermore, the fighters all have special "finishing moves" that eliminate your opponent in some gruesome manner at the end of a match. <text:s/>There are 10 different fighters to choose from, all based on different ancient civilizations.****The graphics in War Gods are fairly unique. They were created by texture-mapping 3D character models with digitized photos of people. <text:s/>This gives them a reasonably lifelike look.&lt;/story&gt; &lt;/game&gt;</text:p>
          </table:table-cell>
          <table:table-cell table:number-columns-repeated="1012"/>
        </table:table-row>
        <table:table-row table:style-name="ro1">
          <table:table-cell office:value-type="string">
            <text:p>Wave Race 64 (USA) (Rev A)</text:p>
          </table:table-cell>
          <table:table-cell office:value-type="float" office:value="1996">
            <text:p>1996</text:p>
          </table:table-cell>
          <table:table-cell office:value-type="string">
            <text:p>ESRB - E (Everyone)</text:p>
          </table:table-cell>
          <table:table-cell office:value-type="string">
            <text:p>Wave Race 64 </text:p>
          </table:table-cell>
          <table:table-cell office:value-type="string">
            <text:p>Nintendo</text:p>
          </table:table-cell>
          <table:table-cell office:value-type="string">
            <text:p>Nintendo EAD</text:p>
          </table:table-cell>
          <table:table-cell office:value-type="string">
            <text:p>Water</text:p>
          </table:table-cell>
          <table:table-cell office:value-type="string">
            <text:p>3.9</text:p>
          </table:table-cell>
          <table:table-cell table:style-name="ce2" office:value-type="string">
            <text:p>1-4 Players</text:p>
          </table:table-cell>
          <table:table-cell office:value-type="string">
            <text:p>Brilliant water effects and excellent control highlight this gorgeous racing pak for the N64. You'll feel the pounding and crashing of the waves as you accelerate into straightaways, whip around pylons and fly off ramps. Don't race alone. Challenge a friend in two-player mode! **** Wave Race 64's nine challenging courses are packed with marker buoys, ramps, mines, hairpin turns, sand spits and more. As you proceed through Championship mode's three difficulty levels, the courses get tougher and your rivals become more aggressive. Things start out easy in the tranquil lagoon of Dolphin Park. Soon, you'll battle the slanting light of Sunset Bay, race through the fog banks of Drake Lake, skip from wavetop to wavetop in the choppy Marine Fortress course, make a late-night run through the neon-lit Twilight City, skid across the ice floes of Glacier Coast and even fight Southern Island's treacherous tide! ****In Stunt mode, you'll master dazzling tricks while riding through red-and-white rings. You can do a handstand and roll, flip or helicopter your Jet Ski. If you're good enough, you'll even get to ride a dolphin! Test yourself in Time Trial mode. <text:s/>Wave Race 64 gives you a choice of four riders, each graded according to four capabilities: grip, handling, acceleration, top speed and collision stability. You can customize each rider's Jet Ski and even select how rough the waters are. You can't do that in real life! ****You can save your circuit progress, best times and custom settings on the Game Pak, then transfer the results to a Controller Pak and play at a friend's house.</text:p>
          </table:table-cell>
          <table:table-cell table:style-name="Default"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Wave Race 64 (USA) (Rev A)&quot;&gt; &lt;year&gt;1996&lt;/year&gt; &lt;rating&gt;ESRB - E (Everyone)&lt;/rating&gt; &lt;title&gt;Wave Race 64 &lt;/title&gt; &lt;pub&gt;Nintendo&lt;/pub&gt; &lt;dev&gt;Nintendo EAD&lt;/dev&gt; &lt;genre&gt;Water&lt;/genre&gt; &lt;score&gt;3.9&lt;/score&gt; &lt;player&gt;1-4 Players&lt;/player&gt; &lt;story&gt;Brilliant water effects and excellent control highlight this gorgeous racing pak for the N64. You'll feel the pounding and crashing of the waves as you accelerate into straightaways, whip around pylons and fly off ramps. Don't race alone. Challenge a friend in two-player mode! **** Wave Race 64's nine challenging courses are packed with marker buoys, ramps, mines, hairpin turns, sand spits and more. As you proceed through Championship mode's three difficulty levels, the courses get tougher and your rivals become more aggressive. Things start out easy in the tranquil lagoon of Dolphin Park. Soon, you'll battle the slanting light of Sunset Bay, race through the fog banks of Drake Lake, skip from wavetop to wavetop in the choppy Marine Fortress course, make a late-night run through the neon-lit Twilight City, skid across the ice floes of Glacier Coast and even fight Southern Island's treacherous tide! ****In Stunt mode, you'll master dazzling tricks while riding through red-and-white rings. You can do a handstand and roll, flip or helicopter your Jet Ski. If you're good enough, you'll even get to ride a dolphin! Test yourself in Time Trial mode.  Wave Race 64 gives you a choice of four riders, each graded according to four capabilities: grip, handling, acceleration, top speed and collision stability. You can customize each rider's Jet Ski and even select how rough the waters are. You can't do that in real life! ****You can save your circuit progress, best times and custom settings on the Game Pak, then transfer the results to a Controller Pak and play at a friend's house.&lt;/story&gt; &lt;/game&gt;">
            <text:p>&lt;game name="Wave Race 64 (USA) (Rev A)"&gt; &lt;year&gt;1996&lt;/year&gt; &lt;rating&gt;ESRB - E (Everyone)&lt;/rating&gt; &lt;title&gt;Wave Race 64 &lt;/title&gt; &lt;pub&gt;Nintendo&lt;/pub&gt; &lt;dev&gt;Nintendo EAD&lt;/dev&gt; &lt;genre&gt;Water&lt;/genre&gt; &lt;score&gt;3.9&lt;/score&gt; &lt;player&gt;1-4 Players&lt;/player&gt; &lt;story&gt;Brilliant water effects and excellent control highlight this gorgeous racing pak for the N64. You'll feel the pounding and crashing of the waves as you accelerate into straightaways, whip around pylons and fly off ramps. Don't race alone. Challenge a friend in two-player mode! **** Wave Race 64's nine challenging courses are packed with marker buoys, ramps, mines, hairpin turns, sand spits and more. As you proceed through Championship mode's three difficulty levels, the courses get tougher and your rivals become more aggressive. Things start out easy in the tranquil lagoon of Dolphin Park. Soon, you'll battle the slanting light of Sunset Bay, race through the fog banks of Drake Lake, skip from wavetop to wavetop in the choppy Marine Fortress course, make a late-night run through the neon-lit Twilight City, skid across the ice floes of Glacier Coast and even fight Southern Island's treacherous tide! ****In Stunt mode, you'll master dazzling tricks while riding through red-and-white rings. You can do a handstand and roll, flip or helicopter your Jet Ski. If you're good enough, you'll even get to ride a dolphin! Test yourself in Time Trial mode. <text:s/>Wave Race 64 gives you a choice of four riders, each graded according to four capabilities: grip, handling, acceleration, top speed and collision stability. You can customize each rider's Jet Ski and even select how rough the waters are. You can't do that in real life! ****You can save your circuit progress, best times and custom settings on the Game Pak, then transfer the results to a Controller Pak and play at a friend's house.&lt;/story&gt; &lt;/game&gt;</text:p>
          </table:table-cell>
          <table:table-cell table:number-columns-repeated="1012"/>
        </table:table-row>
        <table:table-row table:style-name="ro1">
          <table:table-cell office:value-type="string">
            <text:p>Wayne Gretzky's 3D Hockey '98 (USA)</text:p>
          </table:table-cell>
          <table:table-cell office:value-type="float" office:value="1997">
            <text:p>1997</text:p>
          </table:table-cell>
          <table:table-cell office:value-type="string">
            <text:p>ESRB - E (Everyone)</text:p>
          </table:table-cell>
          <table:table-cell office:value-type="string">
            <text:p>Wayne Gretzky's 3D Hockey '98 </text:p>
          </table:table-cell>
          <table:table-cell office:value-type="string">
            <text:p>Midway</text:p>
          </table:table-cell>
          <table:table-cell office:value-type="string">
            <text:p>Software Creations Ltd.</text:p>
          </table:table-cell>
          <table:table-cell office:value-type="string">
            <text:p>Hockey/Sports</text:p>
          </table:table-cell>
          <table:table-cell office:value-type="string">
            <text:p>4.0</text:p>
          </table:table-cell>
          <table:table-cell table:style-name="ce2" office:value-type="string">
            <text:p>1-4 Players</text:p>
          </table:table-cell>
          <table:table-cell office:value-type="string">
            <text:p>Take on "The Great One" again in this hot sequel to the smash hit voted "Best Sports Game" of '96! With more great features, such as new hidden teams and improved, hard-hitting AI, Gretzky '98 packs a wallop! Includes all 26 teams, each with 17 available players on their actual NHL teams, and you can make player trades or line manipulations to create a powerhouse team of your own. Play 3-on-3, 4-on-4 or 5-on-5 games on either arcade or regulation size hockey rinks, plus exhibition games, full 82 game seasons or a best-of-seven playoff series with full statistic saving capability.</text:p>
          </table:table-cell>
          <table:table-cell table:style-name="Default"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Wayne Gretzky's 3D Hockey '98 (USA)&quot;&gt; &lt;year&gt;1997&lt;/year&gt; &lt;rating&gt;ESRB - E (Everyone)&lt;/rating&gt; &lt;title&gt;Wayne Gretzky's 3D Hockey '98 &lt;/title&gt; &lt;pub&gt;Midway&lt;/pub&gt; &lt;dev&gt;Software Creations Ltd.&lt;/dev&gt; &lt;genre&gt;Hockey/Sports&lt;/genre&gt; &lt;score&gt;4.0&lt;/score&gt; &lt;player&gt;1-4 Players&lt;/player&gt; &lt;story&gt;Take on &quot;The Great One&quot; again in this hot sequel to the smash hit voted &quot;Best Sports Game&quot; of '96! With more great features, such as new hidden teams and improved, hard-hitting AI, Gretzky '98 packs a wallop! Includes all 26 teams, each with 17 available players on their actual NHL teams, and you can make player trades or line manipulations to create a powerhouse team of your own. Play 3-on-3, 4-on-4 or 5-on-5 games on either arcade or regulation size hockey rinks, plus exhibition games, full 82 game seasons or a best-of-seven playoff series with full statistic saving capability.&lt;/story&gt; &lt;/game&gt;">
            <text:p>&lt;game name="Wayne Gretzky's 3D Hockey '98 (USA)"&gt; &lt;year&gt;1997&lt;/year&gt; &lt;rating&gt;ESRB - E (Everyone)&lt;/rating&gt; &lt;title&gt;Wayne Gretzky's 3D Hockey '98 &lt;/title&gt; &lt;pub&gt;Midway&lt;/pub&gt; &lt;dev&gt;Software Creations Ltd.&lt;/dev&gt; &lt;genre&gt;Hockey/Sports&lt;/genre&gt; &lt;score&gt;4.0&lt;/score&gt; &lt;player&gt;1-4 Players&lt;/player&gt; &lt;story&gt;Take on "The Great One" again in this hot sequel to the smash hit voted "Best Sports Game" of '96! With more great features, such as new hidden teams and improved, hard-hitting AI, Gretzky '98 packs a wallop! Includes all 26 teams, each with 17 available players on their actual NHL teams, and you can make player trades or line manipulations to create a powerhouse team of your own. Play 3-on-3, 4-on-4 or 5-on-5 games on either arcade or regulation size hockey rinks, plus exhibition games, full 82 game seasons or a best-of-seven playoff series with full statistic saving capability.&lt;/story&gt; &lt;/game&gt;</text:p>
          </table:table-cell>
          <table:table-cell table:number-columns-repeated="1012"/>
        </table:table-row>
        <table:table-row table:style-name="ro1">
          <table:table-cell office:value-type="string">
            <text:p>Wayne Gretzky's 3D Hockey (USA) (Rev A)</text:p>
          </table:table-cell>
          <table:table-cell office:value-type="float" office:value="1996">
            <text:p>1996</text:p>
          </table:table-cell>
          <table:table-cell office:value-type="string">
            <text:p>ESRB - E (Everyone)</text:p>
          </table:table-cell>
          <table:table-cell office:value-type="string">
            <text:p>Wayne Gretzky's 3D Hockey </text:p>
          </table:table-cell>
          <table:table-cell table:number-columns-repeated="2" office:value-type="string">
            <text:p>Midway</text:p>
          </table:table-cell>
          <table:table-cell office:value-type="string">
            <text:p>Hockey/Sports</text:p>
          </table:table-cell>
          <table:table-cell office:value-type="string">
            <text:p>3.8</text:p>
          </table:table-cell>
          <table:table-cell table:style-name="ce2" office:value-type="string">
            <text:p>1-4 Players</text:p>
          </table:table-cell>
          <table:table-cell office:value-type="string">
            <text:p>Ported from the arcade version, this Midway title comes with all official NHL hockey teams and players with the ability to play a full season with complete stats. It also lets you play either three-on-three, four-on-four or five-on-five teams in either arcade style arenas or official regulation arenas. Carrying the NHLPA and NHL licenses, 26 teams are included with their real names, logos and uniforms.****The game has several different camera angles in a full 3D environment. As apparent through the title, it is personally endorsed by player Wayne Gretzky.</text:p>
          </table:table-cell>
          <table:table-cell table:style-name="Default"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Wayne Gretzky's 3D Hockey (USA) (Rev A)&quot;&gt; &lt;year&gt;1996&lt;/year&gt; &lt;rating&gt;ESRB - E (Everyone)&lt;/rating&gt; &lt;title&gt;Wayne Gretzky's 3D Hockey &lt;/title&gt; &lt;pub&gt;Midway&lt;/pub&gt; &lt;dev&gt;Midway&lt;/dev&gt; &lt;genre&gt;Hockey/Sports&lt;/genre&gt; &lt;score&gt;3.8&lt;/score&gt; &lt;player&gt;1-4 Players&lt;/player&gt; &lt;story&gt;Ported from the arcade version, this Midway title comes with all official NHL hockey teams and players with the ability to play a full season with complete stats. It also lets you play either three-on-three, four-on-four or five-on-five teams in either arcade style arenas or official regulation arenas. Carrying the NHLPA and NHL licenses, 26 teams are included with their real names, logos and uniforms.****The game has several different camera angles in a full 3D environment. As apparent through the title, it is personally endorsed by player Wayne Gretzky.&lt;/story&gt; &lt;/game&gt;">
            <text:p>&lt;game name="Wayne Gretzky's 3D Hockey (USA) (Rev A)"&gt; &lt;year&gt;1996&lt;/year&gt; &lt;rating&gt;ESRB - E (Everyone)&lt;/rating&gt; &lt;title&gt;Wayne Gretzky's 3D Hockey &lt;/title&gt; &lt;pub&gt;Midway&lt;/pub&gt; &lt;dev&gt;Midway&lt;/dev&gt; &lt;genre&gt;Hockey/Sports&lt;/genre&gt; &lt;score&gt;3.8&lt;/score&gt; &lt;player&gt;1-4 Players&lt;/player&gt; &lt;story&gt;Ported from the arcade version, this Midway title comes with all official NHL hockey teams and players with the ability to play a full season with complete stats. It also lets you play either three-on-three, four-on-four or five-on-five teams in either arcade style arenas or official regulation arenas. Carrying the NHLPA and NHL licenses, 26 teams are included with their real names, logos and uniforms.****The game has several different camera angles in a full 3D environment. As apparent through the title, it is personally endorsed by player Wayne Gretzky.&lt;/story&gt; &lt;/game&gt;</text:p>
          </table:table-cell>
          <table:table-cell table:number-columns-repeated="1012"/>
        </table:table-row>
        <table:table-row table:style-name="ro1">
          <table:table-cell office:value-type="string">
            <text:p>WCW Backstage Assault (USA)</text:p>
          </table:table-cell>
          <table:table-cell office:value-type="float" office:value="2000">
            <text:p>2000</text:p>
          </table:table-cell>
          <table:table-cell office:value-type="string">
            <text:p>ESRB - T (Teen)</text:p>
          </table:table-cell>
          <table:table-cell office:value-type="string">
            <text:p>WCW Backstage Assault </text:p>
          </table:table-cell>
          <table:table-cell office:value-type="string">
            <text:p>Electronic Arts</text:p>
          </table:table-cell>
          <table:table-cell office:value-type="string">
            <text:p>Kodiak Interactive Software Studios, Inc.</text:p>
          </table:table-cell>
          <table:table-cell office:value-type="string">
            <text:p>Sports/Wrestling</text:p>
          </table:table-cell>
          <table:table-cell office:value-type="string">
            <text:p>3.1</text:p>
          </table:table-cell>
          <table:table-cell table:style-name="ce2" office:value-type="string">
            <text:p>1-4 Players</text:p>
          </table:table-cell>
          <table:table-cell office:value-type="string">
            <text:p>Moving away from the usual in-ring wrestling action, WCW Backstage Assault is just that, one-on-one battles in locker rooms, bathrooms, outdoor arenas and much more. Each wrestler has his/her usual set of moves, plus the ability to use the surroundings and any items (chairs, tables, etc.) they can find.****You can create your own wrestler, modify an existing wrestler, or choose from a large collection of WCW talent, competing for special championship belts, or hardcore matches where every win opens up hidden secrets.</text:p>
          </table:table-cell>
          <table:table-cell table:style-name="Default"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WCW Backstage Assault (USA)&quot;&gt; &lt;year&gt;2000&lt;/year&gt; &lt;rating&gt;ESRB - T (Teen)&lt;/rating&gt; &lt;title&gt;WCW Backstage Assault &lt;/title&gt; &lt;pub&gt;Electronic Arts&lt;/pub&gt; &lt;dev&gt;Kodiak Interactive Software Studios, Inc.&lt;/dev&gt; &lt;genre&gt;Sports/Wrestling&lt;/genre&gt; &lt;score&gt;3.1&lt;/score&gt; &lt;player&gt;1-4 Players&lt;/player&gt; &lt;story&gt;Moving away from the usual in-ring wrestling action, WCW Backstage Assault is just that, one-on-one battles in locker rooms, bathrooms, outdoor arenas and much more. Each wrestler has his/her usual set of moves, plus the ability to use the surroundings and any items (chairs, tables, etc.) they can find.****You can create your own wrestler, modify an existing wrestler, or choose from a large collection of WCW talent, competing for special championship belts, or hardcore matches where every win opens up hidden secrets.&lt;/story&gt; &lt;/game&gt;">
            <text:p>&lt;game name="WCW Backstage Assault (USA)"&gt; &lt;year&gt;2000&lt;/year&gt; &lt;rating&gt;ESRB - T (Teen)&lt;/rating&gt; &lt;title&gt;WCW Backstage Assault &lt;/title&gt; &lt;pub&gt;Electronic Arts&lt;/pub&gt; &lt;dev&gt;Kodiak Interactive Software Studios, Inc.&lt;/dev&gt; &lt;genre&gt;Sports/Wrestling&lt;/genre&gt; &lt;score&gt;3.1&lt;/score&gt; &lt;player&gt;1-4 Players&lt;/player&gt; &lt;story&gt;Moving away from the usual in-ring wrestling action, WCW Backstage Assault is just that, one-on-one battles in locker rooms, bathrooms, outdoor arenas and much more. Each wrestler has his/her usual set of moves, plus the ability to use the surroundings and any items (chairs, tables, etc.) they can find.****You can create your own wrestler, modify an existing wrestler, or choose from a large collection of WCW talent, competing for special championship belts, or hardcore matches where every win opens up hidden secrets.&lt;/story&gt; &lt;/game&gt;</text:p>
          </table:table-cell>
          <table:table-cell table:number-columns-repeated="1012"/>
        </table:table-row>
        <table:table-row table:style-name="ro1">
          <table:table-cell office:value-type="string">
            <text:p>WCW Mayhem (USA)</text:p>
          </table:table-cell>
          <table:table-cell office:value-type="float" office:value="1999">
            <text:p>1999</text:p>
          </table:table-cell>
          <table:table-cell office:value-type="string">
            <text:p>ESRB - T (Teen)</text:p>
          </table:table-cell>
          <table:table-cell office:value-type="string">
            <text:p>WCW Mayhem </text:p>
          </table:table-cell>
          <table:table-cell office:value-type="string">
            <text:p>EA Sports</text:p>
          </table:table-cell>
          <table:table-cell office:value-type="string">
            <text:p>Kodiak Interactive Software Studios, Inc.</text:p>
          </table:table-cell>
          <table:table-cell office:value-type="string">
            <text:p>Sports/Wrestling</text:p>
          </table:table-cell>
          <table:table-cell office:value-type="string">
            <text:p>3.9</text:p>
          </table:table-cell>
          <table:table-cell table:style-name="ce2" office:value-type="string">
            <text:p>1-4 Players</text:p>
          </table:table-cell>
          <table:table-cell office:value-type="string">
            <text:p>Wrestle as your favorite WCW wrestlers in either the ring, or take the match out to the backstage area!. Also includes a create a wrestler mode and a feature to unlock pay-per view events. Also includes commentary by Tony Schivonne and Bobby "The Brain" Heenan</text:p>
          </table:table-cell>
          <table:table-cell table:style-name="Default"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WCW Mayhem (USA)&quot;&gt; &lt;year&gt;1999&lt;/year&gt; &lt;rating&gt;ESRB - T (Teen)&lt;/rating&gt; &lt;title&gt;WCW Mayhem &lt;/title&gt; &lt;pub&gt;EA Sports&lt;/pub&gt; &lt;dev&gt;Kodiak Interactive Software Studios, Inc.&lt;/dev&gt; &lt;genre&gt;Sports/Wrestling&lt;/genre&gt; &lt;score&gt;3.9&lt;/score&gt; &lt;player&gt;1-4 Players&lt;/player&gt; &lt;story&gt;Wrestle as your favorite WCW wrestlers in either the ring, or take the match out to the backstage area!. Also includes a create a wrestler mode and a feature to unlock pay-per view events. Also includes commentary by Tony Schivonne and Bobby &quot;The Brain&quot; Heenan&lt;/story&gt; &lt;/game&gt;">
            <text:p>&lt;game name="WCW Mayhem (USA)"&gt; &lt;year&gt;1999&lt;/year&gt; &lt;rating&gt;ESRB - T (Teen)&lt;/rating&gt; &lt;title&gt;WCW Mayhem &lt;/title&gt; &lt;pub&gt;EA Sports&lt;/pub&gt; &lt;dev&gt;Kodiak Interactive Software Studios, Inc.&lt;/dev&gt; &lt;genre&gt;Sports/Wrestling&lt;/genre&gt; &lt;score&gt;3.9&lt;/score&gt; &lt;player&gt;1-4 Players&lt;/player&gt; &lt;story&gt;Wrestle as your favorite WCW wrestlers in either the ring, or take the match out to the backstage area!. Also includes a create a wrestler mode and a feature to unlock pay-per view events. Also includes commentary by Tony Schivonne and Bobby "The Brain" Heenan&lt;/story&gt; &lt;/game&gt;</text:p>
          </table:table-cell>
          <table:table-cell table:number-columns-repeated="1012"/>
        </table:table-row>
        <table:table-row table:style-name="ro1">
          <table:table-cell office:value-type="string">
            <text:p>WCW Nitro (USA)</text:p>
          </table:table-cell>
          <table:table-cell office:value-type="float" office:value="1999">
            <text:p>1999</text:p>
          </table:table-cell>
          <table:table-cell office:value-type="string">
            <text:p>ESRB - E (Everyone)</text:p>
          </table:table-cell>
          <table:table-cell office:value-type="string">
            <text:p>WCW Nitro </text:p>
          </table:table-cell>
          <table:table-cell office:value-type="string">
            <text:p>THQ</text:p>
          </table:table-cell>
          <table:table-cell office:value-type="string">
            <text:p>Inland Productions, Inc.</text:p>
          </table:table-cell>
          <table:table-cell office:value-type="string">
            <text:p>Sports/Wrestling</text:p>
          </table:table-cell>
          <table:table-cell office:value-type="string">
            <text:p>2.5</text:p>
          </table:table-cell>
          <table:table-cell table:style-name="ce2" office:value-type="string">
            <text:p>1-4 Players</text:p>
          </table:table-cell>
          <table:table-cell office:value-type="string">
            <text:p>Take control of you're favourite WCW wrestler and battle it out in the ring. Features such great as Kevin Nash, Buff Bagwell and Hollywood Hogan. Very Arcadey in approach.</text:p>
          </table:table-cell>
          <table:table-cell table:style-name="Default"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WCW Nitro (USA)&quot;&gt; &lt;year&gt;1999&lt;/year&gt; &lt;rating&gt;ESRB - E (Everyone)&lt;/rating&gt; &lt;title&gt;WCW Nitro &lt;/title&gt; &lt;pub&gt;THQ&lt;/pub&gt; &lt;dev&gt;Inland Productions, Inc.&lt;/dev&gt; &lt;genre&gt;Sports/Wrestling&lt;/genre&gt; &lt;score&gt;2.5&lt;/score&gt; &lt;player&gt;1-4 Players&lt;/player&gt; &lt;story&gt;Take control of you're favourite WCW wrestler and battle it out in the ring. Features such great as Kevin Nash, Buff Bagwell and Hollywood Hogan. Very Arcadey in approach.&lt;/story&gt; &lt;/game&gt;">
            <text:p>&lt;game name="WCW Nitro (USA)"&gt; &lt;year&gt;1999&lt;/year&gt; &lt;rating&gt;ESRB - E (Everyone)&lt;/rating&gt; &lt;title&gt;WCW Nitro &lt;/title&gt; &lt;pub&gt;THQ&lt;/pub&gt; &lt;dev&gt;Inland Productions, Inc.&lt;/dev&gt; &lt;genre&gt;Sports/Wrestling&lt;/genre&gt; &lt;score&gt;2.5&lt;/score&gt; &lt;player&gt;1-4 Players&lt;/player&gt; &lt;story&gt;Take control of you're favourite WCW wrestler and battle it out in the ring. Features such great as Kevin Nash, Buff Bagwell and Hollywood Hogan. Very Arcadey in approach.&lt;/story&gt; &lt;/game&gt;</text:p>
          </table:table-cell>
          <table:table-cell table:number-columns-repeated="1012"/>
        </table:table-row>
        <table:table-row table:style-name="ro1">
          <table:table-cell office:value-type="string">
            <text:p>WCW vs. nWo - World Tour (USA) (Rev A)</text:p>
          </table:table-cell>
          <table:table-cell office:value-type="float" office:value="1997">
            <text:p>1997</text:p>
          </table:table-cell>
          <table:table-cell office:value-type="string">
            <text:p>ESRB - E (Everyone)</text:p>
          </table:table-cell>
          <table:table-cell office:value-type="string">
            <text:p>WCW vs. nWo - World Tour </text:p>
          </table:table-cell>
          <table:table-cell office:value-type="string">
            <text:p>THQ</text:p>
          </table:table-cell>
          <table:table-cell office:value-type="string">
            <text:p>AKI Corporation</text:p>
          </table:table-cell>
          <table:table-cell office:value-type="string">
            <text:p>Sports/Wrestling</text:p>
          </table:table-cell>
          <table:table-cell office:value-type="string">
            <text:p>4.2</text:p>
          </table:table-cell>
          <table:table-cell table:style-name="ce2" office:value-type="string">
            <text:p>1-4 Players</text:p>
          </table:table-cell>
          <table:table-cell office:value-type="string">
            <text:p>More than 40 wrestlers from the WCW/NWO series are up to take the world wrestling title in a range of different play modes including Exhibition, League Challenge, Tournament and WCW vs NWO. You can play four player battle royal, two-on-two tag teams, or the simple one-on-one wrestling match. Each wrestler also has a collection of different moves, and players can be thrown out of the ring, and objects can be picked up out of the crowd for deadly use.</text:p>
          </table:table-cell>
          <table:table-cell table:style-name="Default"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WCW vs. nWo - World Tour (USA) (Rev A)&quot;&gt; &lt;year&gt;1997&lt;/year&gt; &lt;rating&gt;ESRB - E (Everyone)&lt;/rating&gt; &lt;title&gt;WCW vs. nWo - World Tour &lt;/title&gt; &lt;pub&gt;THQ&lt;/pub&gt; &lt;dev&gt;AKI Corporation&lt;/dev&gt; &lt;genre&gt;Sports/Wrestling&lt;/genre&gt; &lt;score&gt;4.2&lt;/score&gt; &lt;player&gt;1-4 Players&lt;/player&gt; &lt;story&gt;More than 40 wrestlers from the WCW/NWO series are up to take the world wrestling title in a range of different play modes including Exhibition, League Challenge, Tournament and WCW vs NWO. You can play four player battle royal, two-on-two tag teams, or the simple one-on-one wrestling match. Each wrestler also has a collection of different moves, and players can be thrown out of the ring, and objects can be picked up out of the crowd for deadly use.&lt;/story&gt; &lt;/game&gt;">
            <text:p>&lt;game name="WCW vs. nWo - World Tour (USA) (Rev A)"&gt; &lt;year&gt;1997&lt;/year&gt; &lt;rating&gt;ESRB - E (Everyone)&lt;/rating&gt; &lt;title&gt;WCW vs. nWo - World Tour &lt;/title&gt; &lt;pub&gt;THQ&lt;/pub&gt; &lt;dev&gt;AKI Corporation&lt;/dev&gt; &lt;genre&gt;Sports/Wrestling&lt;/genre&gt; &lt;score&gt;4.2&lt;/score&gt; &lt;player&gt;1-4 Players&lt;/player&gt; &lt;story&gt;More than 40 wrestlers from the WCW/NWO series are up to take the world wrestling title in a range of different play modes including Exhibition, League Challenge, Tournament and WCW vs NWO. You can play four player battle royal, two-on-two tag teams, or the simple one-on-one wrestling match. Each wrestler also has a collection of different moves, and players can be thrown out of the ring, and objects can be picked up out of the crowd for deadly use.&lt;/story&gt; &lt;/game&gt;</text:p>
          </table:table-cell>
          <table:table-cell table:number-columns-repeated="1012"/>
        </table:table-row>
        <table:table-row table:style-name="ro1">
          <table:table-cell office:value-type="string">
            <text:p>WCW-nWo Revenge (USA)</text:p>
          </table:table-cell>
          <table:table-cell office:value-type="float" office:value="1998">
            <text:p>1998</text:p>
          </table:table-cell>
          <table:table-cell office:value-type="string">
            <text:p>ESRB - E (Everyone)</text:p>
          </table:table-cell>
          <table:table-cell office:value-type="string">
            <text:p>WCW-nWo Revenge </text:p>
          </table:table-cell>
          <table:table-cell office:value-type="string">
            <text:p>THQ</text:p>
          </table:table-cell>
          <table:table-cell office:value-type="string">
            <text:p>AKI Corporation</text:p>
          </table:table-cell>
          <table:table-cell office:value-type="string">
            <text:p>Sports/Wrestling</text:p>
          </table:table-cell>
          <table:table-cell office:value-type="string">
            <text:p>3.4</text:p>
          </table:table-cell>
          <table:table-cell table:style-name="ce2" office:value-type="string">
            <text:p>1-4 Players</text:p>
          </table:table-cell>
          <table:table-cell office:value-type="string">
            <text:p>WCW/NWO Revenge is the much anticipated sequel to THQ's smash "WCW Vs NWO: World Tour". With greatly improved graphics, animation, roster, control and much anticipated 40 man 'battle royal', Revenge is a definite step up over it's predecessor.****Take control of one of 50 WCW wrestlers (and 10+ fictional wrestlers) such as Sting or Hollywood Hogan and battle through for any of the 5 different title belts with full statistical tracking of wins/losses/draws and new replay mode you can gloat in your victory or powerful move over and over again.</text:p>
          </table:table-cell>
          <table:table-cell table:style-name="Default"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WCW-nWo Revenge (USA)&quot;&gt; &lt;year&gt;1998&lt;/year&gt; &lt;rating&gt;ESRB - E (Everyone)&lt;/rating&gt; &lt;title&gt;WCW-nWo Revenge &lt;/title&gt; &lt;pub&gt;THQ&lt;/pub&gt; &lt;dev&gt;AKI Corporation&lt;/dev&gt; &lt;genre&gt;Sports/Wrestling&lt;/genre&gt; &lt;score&gt;3.4&lt;/score&gt; &lt;player&gt;1-4 Players&lt;/player&gt; &lt;story&gt;WCW/NWO Revenge is the much anticipated sequel to THQ's smash &quot;WCW Vs NWO: World Tour&quot;. With greatly improved graphics, animation, roster, control and much anticipated 40 man 'battle royal', Revenge is a definite step up over it's predecessor.****Take control of one of 50 WCW wrestlers (and 10+ fictional wrestlers) such as Sting or Hollywood Hogan and battle through for any of the 5 different title belts with full statistical tracking of wins/losses/draws and new replay mode you can gloat in your victory or powerful move over and over again.&lt;/story&gt; &lt;/game&gt;">
            <text:p>&lt;game name="WCW-nWo Revenge (USA)"&gt; &lt;year&gt;1998&lt;/year&gt; &lt;rating&gt;ESRB - E (Everyone)&lt;/rating&gt; &lt;title&gt;WCW-nWo Revenge &lt;/title&gt; &lt;pub&gt;THQ&lt;/pub&gt; &lt;dev&gt;AKI Corporation&lt;/dev&gt; &lt;genre&gt;Sports/Wrestling&lt;/genre&gt; &lt;score&gt;3.4&lt;/score&gt; &lt;player&gt;1-4 Players&lt;/player&gt; &lt;story&gt;WCW/NWO Revenge is the much anticipated sequel to THQ's smash "WCW Vs NWO: World Tour". With greatly improved graphics, animation, roster, control and much anticipated 40 man 'battle royal', Revenge is a definite step up over it's predecessor.****Take control of one of 50 WCW wrestlers (and 10+ fictional wrestlers) such as Sting or Hollywood Hogan and battle through for any of the 5 different title belts with full statistical tracking of wins/losses/draws and new replay mode you can gloat in your victory or powerful move over and over again.&lt;/story&gt; &lt;/game&gt;</text:p>
          </table:table-cell>
          <table:table-cell table:number-columns-repeated="1012"/>
        </table:table-row>
        <table:table-row table:style-name="ro1">
          <table:table-cell office:value-type="string">
            <text:p>Wetrix (USA) (En,Fr,De,Es,It,Nl)</text:p>
          </table:table-cell>
          <table:table-cell office:value-type="float" office:value="1998">
            <text:p>1998</text:p>
          </table:table-cell>
          <table:table-cell office:value-type="string">
            <text:p>ESRB - E (Everyone)</text:p>
          </table:table-cell>
          <table:table-cell office:value-type="string">
            <text:p>Wetrix </text:p>
          </table:table-cell>
          <table:table-cell office:value-type="string">
            <text:p>Ocean</text:p>
          </table:table-cell>
          <table:table-cell office:value-type="string">
            <text:p>Zed Two Game Design Studio</text:p>
          </table:table-cell>
          <table:table-cell office:value-type="string">
            <text:p>Puzzle</text:p>
          </table:table-cell>
          <table:table-cell office:value-type="string">
            <text:p>3.8</text:p>
          </table:table-cell>
          <table:table-cell table:style-name="ce2" office:value-type="string">
            <text:p>1-4 Players</text:p>
          </table:table-cell>
          <table:table-cell office:value-type="string">
            <text:p>The idea for this game is that you must build barriers on the arena to stop the water from leaking out. As you go along, rain starts to fall onto the arena, so you better keep the walls as high as possible. Too much on the screen, though, will start and earthquake. Ice blocks fall to freeze the water. Bombs drop, leaving holes in your walls and fireballs dry up the water. Simply go as long as possible to get as high a score as you can. There is a practice mode available, and you can play against a friend.</text:p>
          </table:table-cell>
          <table:table-cell table:style-name="Default"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Wetrix (USA) (En,Fr,De,Es,It,Nl)&quot;&gt; &lt;year&gt;1998&lt;/year&gt; &lt;rating&gt;ESRB - E (Everyone)&lt;/rating&gt; &lt;title&gt;Wetrix &lt;/title&gt; &lt;pub&gt;Ocean&lt;/pub&gt; &lt;dev&gt;Zed Two Game Design Studio&lt;/dev&gt; &lt;genre&gt;Puzzle&lt;/genre&gt; &lt;score&gt;3.8&lt;/score&gt; &lt;player&gt;1-4 Players&lt;/player&gt; &lt;story&gt;The idea for this game is that you must build barriers on the arena to stop the water from leaking out. As you go along, rain starts to fall onto the arena, so you better keep the walls as high as possible. Too much on the screen, though, will start and earthquake. Ice blocks fall to freeze the water. Bombs drop, leaving holes in your walls and fireballs dry up the water. Simply go as long as possible to get as high a score as you can. There is a practice mode available, and you can play against a friend.&lt;/story&gt; &lt;/game&gt;">
            <text:p>&lt;game name="Wetrix (USA) (En,Fr,De,Es,It,Nl)"&gt; &lt;year&gt;1998&lt;/year&gt; &lt;rating&gt;ESRB - E (Everyone)&lt;/rating&gt; &lt;title&gt;Wetrix &lt;/title&gt; &lt;pub&gt;Ocean&lt;/pub&gt; &lt;dev&gt;Zed Two Game Design Studio&lt;/dev&gt; &lt;genre&gt;Puzzle&lt;/genre&gt; &lt;score&gt;3.8&lt;/score&gt; &lt;player&gt;1-4 Players&lt;/player&gt; &lt;story&gt;The idea for this game is that you must build barriers on the arena to stop the water from leaking out. As you go along, rain starts to fall onto the arena, so you better keep the walls as high as possible. Too much on the screen, though, will start and earthquake. Ice blocks fall to freeze the water. Bombs drop, leaving holes in your walls and fireballs dry up the water. Simply go as long as possible to get as high a score as you can. There is a practice mode available, and you can play against a friend.&lt;/story&gt; &lt;/game&gt;</text:p>
          </table:table-cell>
          <table:table-cell table:number-columns-repeated="1012"/>
        </table:table-row>
        <table:table-row table:style-name="ro2">
          <table:table-cell office:value-type="string">
            <text:p>Wheel of Fortune (USA)</text:p>
          </table:table-cell>
          <table:table-cell office:value-type="float" office:value="1997">
            <text:p>1997</text:p>
          </table:table-cell>
          <table:table-cell office:value-type="string">
            <text:p>ESRB - E (Everyone)</text:p>
          </table:table-cell>
          <table:table-cell office:value-type="string">
            <text:p>Wheel of Fortune </text:p>
          </table:table-cell>
          <table:table-cell office:value-type="string">
            <text:p>GameTek</text:p>
          </table:table-cell>
          <table:table-cell office:value-type="string">
            <text:p>GameTek, Inc.</text:p>
          </table:table-cell>
          <table:table-cell office:value-type="string">
            <text:p>Game Show</text:p>
          </table:table-cell>
          <table:table-cell office:value-type="string">
            <text:p>2.6</text:p>
          </table:table-cell>
          <table:table-cell office:value-type="string">
            <text:p>1-3 Players</text:p>
          </table:table-cell>
          <table:table-cell office:value-type="string">
            <text:p>This game is an interactive version of the popular U.S. quiz show Wheel of Fortune complete with hostess Vanna White.****The game is played by trying to find a hidden word with only a few guesses allowed for the letters which is very similar to the pen and paper game Hangman. The other round which features the Wheel of Fortune involves you spinning the wheel which has various prizes both good and bad and whatever the pointer stops on when it stops revolving is what the player wins. This can be cash, a free spin or if you're very unlucky Bankruptcy which means you lose all the money you've earned up to that point.****Up to 3 Players can play together in multiplayer mode</text:p>
          </table:table-cell>
          <table:table-cell table:style-name="Default"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Wheel of Fortune (USA)&quot;&gt; &lt;year&gt;1997&lt;/year&gt; &lt;rating&gt;ESRB - E (Everyone)&lt;/rating&gt; &lt;title&gt;Wheel of Fortune &lt;/title&gt; &lt;pub&gt;GameTek&lt;/pub&gt; &lt;dev&gt;GameTek, Inc.&lt;/dev&gt; &lt;genre&gt;Game Show&lt;/genre&gt; &lt;score&gt;2.6&lt;/score&gt; &lt;player&gt;1-3 Players&lt;/player&gt; &lt;story&gt;This game is an interactive version of the popular U.S. quiz show Wheel of Fortune complete with hostess Vanna White.****The game is played by trying to find a hidden word with only a few guesses allowed for the letters which is very similar to the pen and paper game Hangman. The other round which features the Wheel of Fortune involves you spinning the wheel which has various prizes both good and bad and whatever the pointer stops on when it stops revolving is what the player wins. This can be cash, a free spin or if you're very unlucky Bankruptcy which means you lose all the money you've earned up to that point.****Up to 3 Players can play together in multiplayer mode&lt;/story&gt; &lt;/game&gt;">
            <text:p>&lt;game name="Wheel of Fortune (USA)"&gt; &lt;year&gt;1997&lt;/year&gt; &lt;rating&gt;ESRB - E (Everyone)&lt;/rating&gt; &lt;title&gt;Wheel of Fortune &lt;/title&gt; &lt;pub&gt;GameTek&lt;/pub&gt; &lt;dev&gt;GameTek, Inc.&lt;/dev&gt; &lt;genre&gt;Game Show&lt;/genre&gt; &lt;score&gt;2.6&lt;/score&gt; &lt;player&gt;1-3 Players&lt;/player&gt; &lt;story&gt;This game is an interactive version of the popular U.S. quiz show Wheel of Fortune complete with hostess Vanna White.****The game is played by trying to find a hidden word with only a few guesses allowed for the letters which is very similar to the pen and paper game Hangman. The other round which features the Wheel of Fortune involves you spinning the wheel which has various prizes both good and bad and whatever the pointer stops on when it stops revolving is what the player wins. This can be cash, a free spin or if you're very unlucky Bankruptcy which means you lose all the money you've earned up to that point.****Up to 3 Players can play together in multiplayer mode&lt;/story&gt; &lt;/game&gt;</text:p>
          </table:table-cell>
          <table:table-cell table:number-columns-repeated="1012"/>
        </table:table-row>
        <table:table-row table:style-name="ro1">
          <table:table-cell office:value-type="string">
            <text:p>WinBack - Covert Operations (USA)</text:p>
          </table:table-cell>
          <table:table-cell office:value-type="float" office:value="1999">
            <text:p>1999</text:p>
          </table:table-cell>
          <table:table-cell office:value-type="string">
            <text:p>ESRB - T (Teen)</text:p>
          </table:table-cell>
          <table:table-cell office:value-type="string">
            <text:p>WinBack - Covert Operations </text:p>
          </table:table-cell>
          <table:table-cell office:value-type="string">
            <text:p>Koei</text:p>
          </table:table-cell>
          <table:table-cell office:value-type="string">
            <text:p>Omega Force</text:p>
          </table:table-cell>
          <table:table-cell office:value-type="string">
            <text:p>Shooter</text:p>
          </table:table-cell>
          <table:table-cell office:value-type="string">
            <text:p>3.4</text:p>
          </table:table-cell>
          <table:table-cell table:style-name="ce2" office:value-type="string">
            <text:p>1-4 Players</text:p>
          </table:table-cell>
          <table:table-cell office:value-type="string">
            <text:p>A combination of Metal Gear Solid and Syphon Filter, WinBack has you as part of the Strategic Covert Actions Team (SCAT), who have been called upon to stop a terrorist group called the Crying Lions. Already the enemy has destroyed the Center for Space Research, and have taken over a high-security complex that houses the GULF Strategic Weapons System. You have three hours to take back the complex, before the system lets loose on the world.</text:p>
          </table:table-cell>
          <table:table-cell table:style-name="Default"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WinBack - Covert Operations (USA)&quot;&gt; &lt;year&gt;1999&lt;/year&gt; &lt;rating&gt;ESRB - T (Teen)&lt;/rating&gt; &lt;title&gt;WinBack - Covert Operations &lt;/title&gt; &lt;pub&gt;Koei&lt;/pub&gt; &lt;dev&gt;Omega Force&lt;/dev&gt; &lt;genre&gt;Shooter&lt;/genre&gt; &lt;score&gt;3.4&lt;/score&gt; &lt;player&gt;1-4 Players&lt;/player&gt; &lt;story&gt;A combination of Metal Gear Solid and Syphon Filter, WinBack has you as part of the Strategic Covert Actions Team (SCAT), who have been called upon to stop a terrorist group called the Crying Lions. Already the enemy has destroyed the Center for Space Research, and have taken over a high-security complex that houses the GULF Strategic Weapons System. You have three hours to take back the complex, before the system lets loose on the world.&lt;/story&gt; &lt;/game&gt;">
            <text:p>&lt;game name="WinBack - Covert Operations (USA)"&gt; &lt;year&gt;1999&lt;/year&gt; &lt;rating&gt;ESRB - T (Teen)&lt;/rating&gt; &lt;title&gt;WinBack - Covert Operations &lt;/title&gt; &lt;pub&gt;Koei&lt;/pub&gt; &lt;dev&gt;Omega Force&lt;/dev&gt; &lt;genre&gt;Shooter&lt;/genre&gt; &lt;score&gt;3.4&lt;/score&gt; &lt;player&gt;1-4 Players&lt;/player&gt; &lt;story&gt;A combination of Metal Gear Solid and Syphon Filter, WinBack has you as part of the Strategic Covert Actions Team (SCAT), who have been called upon to stop a terrorist group called the Crying Lions. Already the enemy has destroyed the Center for Space Research, and have taken over a high-security complex that houses the GULF Strategic Weapons System. You have three hours to take back the complex, before the system lets loose on the world.&lt;/story&gt; &lt;/game&gt;</text:p>
          </table:table-cell>
          <table:table-cell table:number-columns-repeated="1012"/>
        </table:table-row>
        <table:table-row table:style-name="ro1">
          <table:table-cell office:value-type="string">
            <text:p>Wipeout 64 (USA)</text:p>
          </table:table-cell>
          <table:table-cell office:value-type="float" office:value="1998">
            <text:p>1998</text:p>
          </table:table-cell>
          <table:table-cell office:value-type="string">
            <text:p>ESRB - E (Everyone)</text:p>
          </table:table-cell>
          <table:table-cell office:value-type="string">
            <text:p>Wipeout 64 </text:p>
          </table:table-cell>
          <table:table-cell office:value-type="string">
            <text:p>Midway</text:p>
          </table:table-cell>
          <table:table-cell office:value-type="string">
            <text:p>Psygnosis Limited</text:p>
          </table:table-cell>
          <table:table-cell office:value-type="string">
            <text:p>Driving</text:p>
          </table:table-cell>
          <table:table-cell office:value-type="string">
            <text:p>3.9</text:p>
          </table:table-cell>
          <table:table-cell table:style-name="ce2" office:value-type="string">
            <text:p>1-4 Players</text:p>
          </table:table-cell>
          <table:table-cell office:value-type="string">
            <text:p>WipeOut 64 takes place between WipeOut XL (2097) and WipeOut 3 (2116), in the year 2098. <text:s/>WO64 is essentially WipeOut XL 2 (or occasionally dubbed WipeOut XXL) in that most aspects of the game are the same as XL. Same selection of ships, same handling system but using the analog control stick instead of the d-pad, even similar graphics. Don't think for a minute with all the similarities, that this is the same game by any means though...****1. Piranha is now capable of using weapons**2. Each team has a special weapon of their own**Completely new tracks**3. Graphics are infinitely smoother, more detailed as well**4. AI has improved**5. New music, primarily by a new Psygnosis in-house, "PC Music", but two additional songs by Fluke, and one by Propellerheads**6. 2, 3, or 4 player ability**7. No more league mode, but Challenges instead: Race, Time Trial, Weapon, and Super Combo Challenge</text:p>
          </table:table-cell>
          <table:table-cell table:style-name="Default"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Wipeout 64 (USA)&quot;&gt; &lt;year&gt;1998&lt;/year&gt; &lt;rating&gt;ESRB - E (Everyone)&lt;/rating&gt; &lt;title&gt;Wipeout 64 &lt;/title&gt; &lt;pub&gt;Midway&lt;/pub&gt; &lt;dev&gt;Psygnosis Limited&lt;/dev&gt; &lt;genre&gt;Driving&lt;/genre&gt; &lt;score&gt;3.9&lt;/score&gt; &lt;player&gt;1-4 Players&lt;/player&gt; &lt;story&gt;WipeOut 64 takes place between WipeOut XL (2097) and WipeOut 3 (2116), in the year 2098.  WO64 is essentially WipeOut XL 2 (or occasionally dubbed WipeOut XXL) in that most aspects of the game are the same as XL. Same selection of ships, same handling system but using the analog control stick instead of the d-pad, even similar graphics. Don't think for a minute with all the similarities, that this is the same game by any means though...****1. Piranha is now capable of using weapons**2. Each team has a special weapon of their own**Completely new tracks**3. Graphics are infinitely smoother, more detailed as well**4. AI has improved**5. New music, primarily by a new Psygnosis in-house, &quot;PC Music&quot;, but two additional songs by Fluke, and one by Propellerheads**6. 2, 3, or 4 player ability**7. No more league mode, but Challenges instead: Race, Time Trial, Weapon, and Super Combo Challenge&lt;/story&gt; &lt;/game&gt;">
            <text:p>&lt;game name="Wipeout 64 (USA)"&gt; &lt;year&gt;1998&lt;/year&gt; &lt;rating&gt;ESRB - E (Everyone)&lt;/rating&gt; &lt;title&gt;Wipeout 64 &lt;/title&gt; &lt;pub&gt;Midway&lt;/pub&gt; &lt;dev&gt;Psygnosis Limited&lt;/dev&gt; &lt;genre&gt;Driving&lt;/genre&gt; &lt;score&gt;3.9&lt;/score&gt; &lt;player&gt;1-4 Players&lt;/player&gt; &lt;story&gt;WipeOut 64 takes place between WipeOut XL (2097) and WipeOut 3 (2116), in the year 2098. <text:s/>WO64 is essentially WipeOut XL 2 (or occasionally dubbed WipeOut XXL) in that most aspects of the game are the same as XL. Same selection of ships, same handling system but using the analog control stick instead of the d-pad, even similar graphics. Don't think for a minute with all the similarities, that this is the same game by any means though...****1. Piranha is now capable of using weapons**2. Each team has a special weapon of their own**Completely new tracks**3. Graphics are infinitely smoother, more detailed as well**4. AI has improved**5. New music, primarily by a new Psygnosis in-house, "PC Music", but two additional songs by Fluke, and one by Propellerheads**6. 2, 3, or 4 player ability**7. No more league mode, but Challenges instead: Race, Time Trial, Weapon, and Super Combo Challenge&lt;/story&gt; &lt;/game&gt;</text:p>
          </table:table-cell>
          <table:table-cell table:number-columns-repeated="1012"/>
        </table:table-row>
        <table:table-row table:style-name="ro1">
          <table:table-cell office:value-type="string">
            <text:p>World Cup 98 (USA) (En,Fr,De,Es,It,Nl,Sv,Da)</text:p>
          </table:table-cell>
          <table:table-cell office:value-type="float" office:value="1998">
            <text:p>1998</text:p>
          </table:table-cell>
          <table:table-cell office:value-type="string">
            <text:p>ESRB - E (Everyone)</text:p>
          </table:table-cell>
          <table:table-cell office:value-type="string">
            <text:p>World Cup 98 </text:p>
          </table:table-cell>
          <table:table-cell office:value-type="string">
            <text:p>EA Sports</text:p>
          </table:table-cell>
          <table:table-cell office:value-type="string">
            <text:p>Electronic Arts Canada,</text:p>
          </table:table-cell>
          <table:table-cell office:value-type="string">
            <text:p>Soccer/Sports</text:p>
          </table:table-cell>
          <table:table-cell office:value-type="string">
            <text:p>3.7</text:p>
          </table:table-cell>
          <table:table-cell table:style-name="ce2" office:value-type="string">
            <text:p>1-4 Players</text:p>
          </table:table-cell>
          <table:table-cell office:value-type="string">
            <text:p>The licensed game of the 1998 Football World Cup held in France from June 10 to July 12, the first World Cup licensed game distributed and developed by EA features a tweaked FIFA 98 engine, with all 10 stadiums accurately designed and all 32 teams (plus 8 teams that failed to qualify but still deemed too important to leave out) featuring <text:s text:c="2"/>real names and close "look-a-like" kits. Changes done to the 3D engine feature include on the fly in-game management with better player positioning AI (including the goalkeeper), and faster gameplay. An editor to change all player information is included, which affects simulated data: the team with higher ratings has a better chance of progressing through the next stage regardless if it is Brazil or China.****It's possible to play with the groups as determined by the real draw, <text:s/>randomize or customize them to the players' likings, mixing both qualified and additional teams. Once the player wins a trophy, the first of the Classics matches is unlocked. These are eight final matches in the competition's history which are unlocked as the player beats them one by one. Friendlies, training matches and practice penalty shootouts close the modes available.****In the sound department, John Motson and Chris Waddle provide the commentary, Gary Lineker announces the next matches and BBC legend Kenneth Wolstenholme provides the commentary for classic matches. Chumbawamba, The Wizard of Oh, Boymerang and <text:s/>Fluke provide the licensed tracks in the game.</text:p>
          </table:table-cell>
          <table:table-cell table:style-name="Default"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World Cup 98 (USA) (En,Fr,De,Es,It,Nl,Sv,Da)&quot;&gt; &lt;year&gt;1998&lt;/year&gt; &lt;rating&gt;ESRB - E (Everyone)&lt;/rating&gt; &lt;title&gt;World Cup 98 &lt;/title&gt; &lt;pub&gt;EA Sports&lt;/pub&gt; &lt;dev&gt;Electronic Arts Canada,&lt;/dev&gt; &lt;genre&gt;Soccer/Sports&lt;/genre&gt; &lt;score&gt;3.7&lt;/score&gt; &lt;player&gt;1-4 Players&lt;/player&gt; &lt;story&gt;The licensed game of the 1998 Football World Cup held in France from June 10 to July 12, the first World Cup licensed game distributed and developed by EA features a tweaked FIFA 98 engine, with all 10 stadiums accurately designed and all 32 teams (plus 8 teams that failed to qualify but still deemed too important to leave out) featuring   real names and close &quot;look-a-like&quot; kits. Changes done to the 3D engine feature include on the fly in-game management with better player positioning AI (including the goalkeeper), and faster gameplay. An editor to change all player information is included, which affects simulated data: the team with higher ratings has a better chance of progressing through the next stage regardless if it is Brazil or China.****It's possible to play with the groups as determined by the real draw,  randomize or customize them to the players' likings, mixing both qualified and additional teams. Once the player wins a trophy, the first of the Classics matches is unlocked. These are eight final matches in the competition's history which are unlocked as the player beats them one by one. Friendlies, training matches and practice penalty shootouts close the modes available.****In the sound department, John Motson and Chris Waddle provide the commentary, Gary Lineker announces the next matches and BBC legend Kenneth Wolstenholme provides the commentary for classic matches. Chumbawamba, The Wizard of Oh, Boymerang and  Fluke provide the licensed tracks in the game.&lt;/story&gt; &lt;/game&gt;">
            <text:p>&lt;game name="World Cup 98 (USA) (En,Fr,De,Es,It,Nl,Sv,Da)"&gt; &lt;year&gt;1998&lt;/year&gt; &lt;rating&gt;ESRB - E (Everyone)&lt;/rating&gt; &lt;title&gt;World Cup 98 &lt;/title&gt; &lt;pub&gt;EA Sports&lt;/pub&gt; &lt;dev&gt;Electronic Arts Canada,&lt;/dev&gt; &lt;genre&gt;Soccer/Sports&lt;/genre&gt; &lt;score&gt;3.7&lt;/score&gt; &lt;player&gt;1-4 Players&lt;/player&gt; &lt;story&gt;The licensed game of the 1998 Football World Cup held in France from June 10 to July 12, the first World Cup licensed game distributed and developed by EA features a tweaked FIFA 98 engine, with all 10 stadiums accurately designed and all 32 teams (plus 8 teams that failed to qualify but still deemed too important to leave out) featuring <text:s text:c="2"/>real names and close "look-a-like" kits. Changes done to the 3D engine feature include on the fly in-game management with better player positioning AI (including the goalkeeper), and faster gameplay. An editor to change all player information is included, which affects simulated data: the team with higher ratings has a better chance of progressing through the next stage regardless if it is Brazil or China.****It's possible to play with the groups as determined by the real draw, <text:s/>randomize or customize them to the players' likings, mixing both qualified and additional teams. Once the player wins a trophy, the first of the Classics matches is unlocked. These are eight final matches in the competition's history which are unlocked as the player beats them one by one. Friendlies, training matches and practice penalty shootouts close the modes available.****In the sound department, John Motson and Chris Waddle provide the commentary, Gary Lineker announces the next matches and BBC legend Kenneth Wolstenholme provides the commentary for classic matches. Chumbawamba, The Wizard of Oh, Boymerang and <text:s/>Fluke provide the licensed tracks in the game.&lt;/story&gt; &lt;/game&gt;</text:p>
          </table:table-cell>
          <table:table-cell table:number-columns-repeated="1012"/>
        </table:table-row>
        <table:table-row table:style-name="ro1">
          <table:table-cell office:value-type="string">
            <text:p>World Driver Championship (USA)</text:p>
          </table:table-cell>
          <table:table-cell office:value-type="float" office:value="1999">
            <text:p>1999</text:p>
          </table:table-cell>
          <table:table-cell office:value-type="string">
            <text:p>ESRB - E (Everyone)</text:p>
          </table:table-cell>
          <table:table-cell office:value-type="string">
            <text:p>World Driver Championship </text:p>
          </table:table-cell>
          <table:table-cell office:value-type="string">
            <text:p>Midway</text:p>
          </table:table-cell>
          <table:table-cell office:value-type="string">
            <text:p>Boss Game Studios Inc.</text:p>
          </table:table-cell>
          <table:table-cell office:value-type="string">
            <text:p>Driving</text:p>
          </table:table-cell>
          <table:table-cell office:value-type="string">
            <text:p>3.7</text:p>
          </table:table-cell>
          <table:table-cell table:style-name="ce2" office:value-type="string">
            <text:p>1-4 Players</text:p>
          </table:table-cell>
          <table:table-cell office:value-type="string">
            <text:p>Develop a racing career as you compete for job offers with each of the 15 World Driver Teams, with 10 tracks including Sydney, Kyoto, and Rome, 20 challenging events spread across two different levels of competition, and over 30 highly detailed, exotic cars with realistic physics and handling.</text:p>
          </table:table-cell>
          <table:table-cell table:style-name="Default"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World Driver Championship (USA)&quot;&gt; &lt;year&gt;1999&lt;/year&gt; &lt;rating&gt;ESRB - E (Everyone)&lt;/rating&gt; &lt;title&gt;World Driver Championship &lt;/title&gt; &lt;pub&gt;Midway&lt;/pub&gt; &lt;dev&gt;Boss Game Studios Inc.&lt;/dev&gt; &lt;genre&gt;Driving&lt;/genre&gt; &lt;score&gt;3.7&lt;/score&gt; &lt;player&gt;1-4 Players&lt;/player&gt; &lt;story&gt;Develop a racing career as you compete for job offers with each of the 15 World Driver Teams, with 10 tracks including Sydney, Kyoto, and Rome, 20 challenging events spread across two different levels of competition, and over 30 highly detailed, exotic cars with realistic physics and handling.&lt;/story&gt; &lt;/game&gt;">
            <text:p>&lt;game name="World Driver Championship (USA)"&gt; &lt;year&gt;1999&lt;/year&gt; &lt;rating&gt;ESRB - E (Everyone)&lt;/rating&gt; &lt;title&gt;World Driver Championship &lt;/title&gt; &lt;pub&gt;Midway&lt;/pub&gt; &lt;dev&gt;Boss Game Studios Inc.&lt;/dev&gt; &lt;genre&gt;Driving&lt;/genre&gt; &lt;score&gt;3.7&lt;/score&gt; &lt;player&gt;1-4 Players&lt;/player&gt; &lt;story&gt;Develop a racing career as you compete for job offers with each of the 15 World Driver Teams, with 10 tracks including Sydney, Kyoto, and Rome, 20 challenging events spread across two different levels of competition, and over 30 highly detailed, exotic cars with realistic physics and handling.&lt;/story&gt; &lt;/game&gt;</text:p>
          </table:table-cell>
          <table:table-cell table:number-columns-repeated="1012"/>
        </table:table-row>
        <table:table-row table:style-name="ro1">
          <table:table-cell office:value-type="string">
            <text:p>Worms Armageddon (USA) (En,Fr,Es)</text:p>
          </table:table-cell>
          <table:table-cell office:value-type="float" office:value="2000">
            <text:p>2000</text:p>
          </table:table-cell>
          <table:table-cell office:value-type="string">
            <text:p>ESRB - E (Everyone)</text:p>
          </table:table-cell>
          <table:table-cell office:value-type="string">
            <text:p>Worms Armageddon </text:p>
          </table:table-cell>
          <table:table-cell office:value-type="string">
            <text:p>Infogrames</text:p>
          </table:table-cell>
          <table:table-cell office:value-type="string">
            <text:p>Infogrames Lyon</text:p>
          </table:table-cell>
          <table:table-cell office:value-type="string">
            <text:p>Strategy</text:p>
          </table:table-cell>
          <table:table-cell office:value-type="string">
            <text:p>3.3</text:p>
          </table:table-cell>
          <table:table-cell table:style-name="ce2" office:value-type="string">
            <text:p>1-4 Players</text:p>
          </table:table-cell>
          <table:table-cell office:value-type="string">
            <text:p>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text:p>
          </table:table-cell>
          <table:table-cell table:style-name="Default"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Worms Armageddon (USA) (En,Fr,Es)&quot;&gt; &lt;year&gt;2000&lt;/year&gt; &lt;rating&gt;ESRB - E (Everyone)&lt;/rating&gt; &lt;title&gt;Worms Armageddon &lt;/title&gt; &lt;pub&gt;Infogrames&lt;/pub&gt; &lt;dev&gt;Infogrames Lyon&lt;/dev&gt; &lt;genre&gt;Strategy&lt;/genre&gt; &lt;score&gt;3.3&lt;/score&gt; &lt;player&gt;1-4 Players&lt;/player&gt; &lt;story&gt;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lt;/story&gt; &lt;/game&gt;">
            <text:p>&lt;game name="Worms Armageddon (USA) (En,Fr,Es)"&gt; &lt;year&gt;2000&lt;/year&gt; &lt;rating&gt;ESRB - E (Everyone)&lt;/rating&gt; &lt;title&gt;Worms Armageddon &lt;/title&gt; &lt;pub&gt;Infogrames&lt;/pub&gt; &lt;dev&gt;Infogrames Lyon&lt;/dev&gt; &lt;genre&gt;Strategy&lt;/genre&gt; &lt;score&gt;3.3&lt;/score&gt; &lt;player&gt;1-4 Players&lt;/player&gt; &lt;story&gt;The final sequel (at least using the present engine) to the strategy game Worms, Worms Armageddon expands on Worms 2 by improving quite a few facets of gameplay and including play over the Internet through Team 17's WORMNET. ****For those who've never played Worms, it's at heart similar to the old game Artillery, which you control an artillery piece. In essence, you give it a shot angle and shot power, and try to hit your enemy, despite wind effects and the enemy firing back at you. Worms puts you in command of a team of Worms, but not only can you move around the landscape, you can use many types of weapons to try to dispatch the enemy, from bazookas to mini-guns to exploding sheep. ****Everything is presented in a humorous cartoonish style, from the landscapes to the worms themselves and their cries of triumph or despair, depending on how you do.****Armageddon uses an enhanced version of the Worms 2 engine, and while an improvement over Worms 2, it's not a huge change.&lt;/story&gt; &lt;/game&gt;</text:p>
          </table:table-cell>
          <table:table-cell table:number-columns-repeated="1012"/>
        </table:table-row>
        <table:table-row table:style-name="ro1">
          <table:table-cell office:value-type="string">
            <text:p>WWF Attitude (USA)</text:p>
          </table:table-cell>
          <table:table-cell office:value-type="float" office:value="1999">
            <text:p>1999</text:p>
          </table:table-cell>
          <table:table-cell office:value-type="string">
            <text:p>ESRB - T (Teen)</text:p>
          </table:table-cell>
          <table:table-cell office:value-type="string">
            <text:p>WWF Attitude </text:p>
          </table:table-cell>
          <table:table-cell office:value-type="string">
            <text:p>Acclaim</text:p>
          </table:table-cell>
          <table:table-cell office:value-type="string">
            <text:p>Iguana Entertainment, Inc.</text:p>
          </table:table-cell>
          <table:table-cell office:value-type="string">
            <text:p>Sports/Wrestling</text:p>
          </table:table-cell>
          <table:table-cell office:value-type="string">
            <text:p>2.9</text:p>
          </table:table-cell>
          <table:table-cell table:style-name="ce2" office:value-type="string">
            <text:p>1-4 Players</text:p>
          </table:table-cell>
          <table:table-cell office:value-type="string">
            <text:p>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text:p>
          </table:table-cell>
          <table:table-cell table:style-name="Default"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WWF Attitude (USA)&quot;&gt; &lt;year&gt;1999&lt;/year&gt; &lt;rating&gt;ESRB - T (Teen)&lt;/rating&gt; &lt;title&gt;WWF Attitude &lt;/title&gt; &lt;pub&gt;Acclaim&lt;/pub&gt; &lt;dev&gt;Iguana Entertainment, Inc.&lt;/dev&gt; &lt;genre&gt;Sports/Wrestling&lt;/genre&gt; &lt;score&gt;2.9&lt;/score&gt; &lt;player&gt;1-4 Players&lt;/player&gt; &lt;story&gt;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lt;/story&gt; &lt;/game&gt;">
            <text:p>&lt;game name="WWF Attitude (USA)"&gt; &lt;year&gt;1999&lt;/year&gt; &lt;rating&gt;ESRB - T (Teen)&lt;/rating&gt; &lt;title&gt;WWF Attitude &lt;/title&gt; &lt;pub&gt;Acclaim&lt;/pub&gt; &lt;dev&gt;Iguana Entertainment, Inc.&lt;/dev&gt; &lt;genre&gt;Sports/Wrestling&lt;/genre&gt; &lt;score&gt;2.9&lt;/score&gt; &lt;player&gt;1-4 Players&lt;/player&gt; &lt;story&gt;WWF Attitude was the third wrestling game by Acclaim for the Sony Playstation. It was also the second WWF 3D wrestling game for the system. This game was the followup to the commercial success WWF War Zone. At the time it was the wrestling game to have featured the most modes. The 20 or so game modes included specialty matches like royal rumble, survivor series, tornado matches and more. Also featured was a new career mode compared to that of WWF War Zone, realistic entrances and a first ever Create a PPV mode. The game featured over 40 of the then current WWF Superstars, including hidden ones. The Create A Wrestler feature was one of the most advanced of it's time.&lt;/story&gt; &lt;/game&gt;</text:p>
          </table:table-cell>
          <table:table-cell table:number-columns-repeated="1012"/>
        </table:table-row>
        <table:table-row table:style-name="ro1">
          <table:table-cell office:value-type="string">
            <text:p>WWF No Mercy (USA) (Rev A)</text:p>
          </table:table-cell>
          <table:table-cell office:value-type="float" office:value="2000">
            <text:p>2000</text:p>
          </table:table-cell>
          <table:table-cell office:value-type="string">
            <text:p>ESRB - T (Teen)</text:p>
          </table:table-cell>
          <table:table-cell office:value-type="string">
            <text:p>WWF No Mercy </text:p>
          </table:table-cell>
          <table:table-cell office:value-type="string">
            <text:p>THQ</text:p>
          </table:table-cell>
          <table:table-cell office:value-type="string">
            <text:p>Asmik Ace Entertainment, Inc., </text:p>
          </table:table-cell>
          <table:table-cell office:value-type="string">
            <text:p>Sports/Wrestling</text:p>
          </table:table-cell>
          <table:table-cell office:value-type="string">
            <text:p>4.0</text:p>
          </table:table-cell>
          <table:table-cell table:style-name="ce2" office:value-type="string">
            <text:p>1-4 Players</text:p>
          </table:table-cell>
          <table:table-cell office:value-type="string">
            <text:p>The last wrestling title made by the team of THQ and AKI allows players to compete for 7 different WWF Titles with each belt getting its own unique story. Stories can be replayed, allowing players to defend their title in a storyline. Upon successful completion of a story mode, players will unlock the title they were competing for in Exhibition mode where titles can be won and defended as the players see fit.****A maximum of 4 players can compete in a range of modes, including caged and ladder contests and pay per view events. You can also create your own event and compete for WWF titles unlocked in Championship mode. Certain matches will take you outside the ring to 4 different backstage locations.</text:p>
          </table:table-cell>
          <table:table-cell table:style-name="Default"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WWF No Mercy (USA) (Rev A)&quot;&gt; &lt;year&gt;2000&lt;/year&gt; &lt;rating&gt;ESRB - T (Teen)&lt;/rating&gt; &lt;title&gt;WWF No Mercy &lt;/title&gt; &lt;pub&gt;THQ&lt;/pub&gt; &lt;dev&gt;Asmik Ace Entertainment, Inc., &lt;/dev&gt; &lt;genre&gt;Sports/Wrestling&lt;/genre&gt; &lt;score&gt;4.0&lt;/score&gt; &lt;player&gt;1-4 Players&lt;/player&gt; &lt;story&gt;The last wrestling title made by the team of THQ and AKI allows players to compete for 7 different WWF Titles with each belt getting its own unique story. Stories can be replayed, allowing players to defend their title in a storyline. Upon successful completion of a story mode, players will unlock the title they were competing for in Exhibition mode where titles can be won and defended as the players see fit.****A maximum of 4 players can compete in a range of modes, including caged and ladder contests and pay per view events. You can also create your own event and compete for WWF titles unlocked in Championship mode. Certain matches will take you outside the ring to 4 different backstage locations.&lt;/story&gt; &lt;/game&gt;">
            <text:p>&lt;game name="WWF No Mercy (USA) (Rev A)"&gt; &lt;year&gt;2000&lt;/year&gt; &lt;rating&gt;ESRB - T (Teen)&lt;/rating&gt; &lt;title&gt;WWF No Mercy &lt;/title&gt; &lt;pub&gt;THQ&lt;/pub&gt; &lt;dev&gt;Asmik Ace Entertainment, Inc., &lt;/dev&gt; &lt;genre&gt;Sports/Wrestling&lt;/genre&gt; &lt;score&gt;4.0&lt;/score&gt; &lt;player&gt;1-4 Players&lt;/player&gt; &lt;story&gt;The last wrestling title made by the team of THQ and AKI allows players to compete for 7 different WWF Titles with each belt getting its own unique story. Stories can be replayed, allowing players to defend their title in a storyline. Upon successful completion of a story mode, players will unlock the title they were competing for in Exhibition mode where titles can be won and defended as the players see fit.****A maximum of 4 players can compete in a range of modes, including caged and ladder contests and pay per view events. You can also create your own event and compete for WWF titles unlocked in Championship mode. Certain matches will take you outside the ring to 4 different backstage locations.&lt;/story&gt; &lt;/game&gt;</text:p>
          </table:table-cell>
          <table:table-cell table:number-columns-repeated="1012"/>
        </table:table-row>
        <table:table-row table:style-name="ro1">
          <table:table-cell office:value-type="string">
            <text:p>WWF War Zone (USA)</text:p>
          </table:table-cell>
          <table:table-cell office:value-type="float" office:value="1998">
            <text:p>1998</text:p>
          </table:table-cell>
          <table:table-cell office:value-type="string">
            <text:p>ESRB - T (Teen)</text:p>
          </table:table-cell>
          <table:table-cell office:value-type="string">
            <text:p>WWF War Zone </text:p>
          </table:table-cell>
          <table:table-cell office:value-type="string">
            <text:p>Acclaim</text:p>
          </table:table-cell>
          <table:table-cell office:value-type="string">
            <text:p>Iguana West</text:p>
          </table:table-cell>
          <table:table-cell office:value-type="string">
            <text:p>Sports/Wrestling</text:p>
          </table:table-cell>
          <table:table-cell office:value-type="string">
            <text:p>3.2</text:p>
          </table:table-cell>
          <table:table-cell table:style-name="ce2" office:value-type="string">
            <text:p>1-4 Players</text:p>
          </table:table-cell>
          <table:table-cell office:value-type="string">
            <text:p>One of the first wrestling games for the Nintendo 64, and one of the many for the Playstation. The Playstation version has better, CD quality music, but has less features. One of the main attractions was that WWF's Steve Austin did a lot of voice acting for it, although the other wrestlers don't have nearly as much speech.****Features include custom player made wrestlers, as well as the real <text:s/>wrestlers, many different game types (single player, multiplayer, royal rumbles, cage matches, etc.), but the career mode is where the action is, and you can build up your wrestlers strengths, and earn him belts.</text:p>
          </table:table-cell>
          <table:table-cell table:style-name="Default"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WWF War Zone (USA)&quot;&gt; &lt;year&gt;1998&lt;/year&gt; &lt;rating&gt;ESRB - T (Teen)&lt;/rating&gt; &lt;title&gt;WWF War Zone &lt;/title&gt; &lt;pub&gt;Acclaim&lt;/pub&gt; &lt;dev&gt;Iguana West&lt;/dev&gt; &lt;genre&gt;Sports/Wrestling&lt;/genre&gt; &lt;score&gt;3.2&lt;/score&gt; &lt;player&gt;1-4 Players&lt;/player&gt; &lt;story&gt;One of the first wrestling games for the Nintendo 64, and one of the many for the Playstation. The Playstation version has better, CD quality music, but has less features. One of the main attractions was that WWF's Steve Austin did a lot of voice acting for it, although the other wrestlers don't have nearly as much speech.****Features include custom player made wrestlers, as well as the real  wrestlers, many different game types (single player, multiplayer, royal rumbles, cage matches, etc.), but the career mode is where the action is, and you can build up your wrestlers strengths, and earn him belts.&lt;/story&gt; &lt;/game&gt;">
            <text:p>&lt;game name="WWF War Zone (USA)"&gt; &lt;year&gt;1998&lt;/year&gt; &lt;rating&gt;ESRB - T (Teen)&lt;/rating&gt; &lt;title&gt;WWF War Zone &lt;/title&gt; &lt;pub&gt;Acclaim&lt;/pub&gt; &lt;dev&gt;Iguana West&lt;/dev&gt; &lt;genre&gt;Sports/Wrestling&lt;/genre&gt; &lt;score&gt;3.2&lt;/score&gt; &lt;player&gt;1-4 Players&lt;/player&gt; &lt;story&gt;One of the first wrestling games for the Nintendo 64, and one of the many for the Playstation. The Playstation version has better, CD quality music, but has less features. One of the main attractions was that WWF's Steve Austin did a lot of voice acting for it, although the other wrestlers don't have nearly as much speech.****Features include custom player made wrestlers, as well as the real <text:s/>wrestlers, many different game types (single player, multiplayer, royal rumbles, cage matches, etc.), but the career mode is where the action is, and you can build up your wrestlers strengths, and earn him belts.&lt;/story&gt; &lt;/game&gt;</text:p>
          </table:table-cell>
          <table:table-cell table:number-columns-repeated="1012"/>
        </table:table-row>
        <table:table-row table:style-name="ro1">
          <table:table-cell office:value-type="string">
            <text:p>WWF WrestleMania 2000 (USA)</text:p>
          </table:table-cell>
          <table:table-cell office:value-type="float" office:value="1999">
            <text:p>1999</text:p>
          </table:table-cell>
          <table:table-cell office:value-type="string">
            <text:p>ESRB - T (Teen)</text:p>
          </table:table-cell>
          <table:table-cell office:value-type="string">
            <text:p>WWF WrestleMania 2000 </text:p>
          </table:table-cell>
          <table:table-cell office:value-type="string">
            <text:p>THQ</text:p>
          </table:table-cell>
          <table:table-cell office:value-type="string">
            <text:p>AKI Corporation</text:p>
          </table:table-cell>
          <table:table-cell office:value-type="string">
            <text:p>Sports/Wrestling</text:p>
          </table:table-cell>
          <table:table-cell office:value-type="string">
            <text:p>3.9</text:p>
          </table:table-cell>
          <table:table-cell table:style-name="ce2" office:value-type="string">
            <text:p>1-4 Players</text:p>
          </table:table-cell>
          <table:table-cell office:value-type="string">
            <text:p>WWF Wrestlemania 2000 is THQ's first WWF licenced game after making two previous WCW titles. Wrestlemania 2K picks up where WCW/NWO Revenge left off. The graphics are by far superior as well is the animation. Wrestlemania 2K adds three highly sort after features: Cage match, custom entrances and Create A Wrestler feature.****Wrestlemania 2K features more than 50 real WWF stars as well as the option for 16 custom wrestlers. All the wrestlers come with their real-life theme music, entrance videos (made into slide shows) and entrance performances. A great improvement over the previous game is the "road to Wrestlemania" mode, an enhanced tournament where players can challenge for any number of belts and be challenged by other wrestlers in a 12 month journey that finally leads to Wrestlemania 2000 itself.</text:p>
          </table:table-cell>
          <table:table-cell table:style-name="Default"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WWF WrestleMania 2000 (USA)&quot;&gt; &lt;year&gt;1999&lt;/year&gt; &lt;rating&gt;ESRB - T (Teen)&lt;/rating&gt; &lt;title&gt;WWF WrestleMania 2000 &lt;/title&gt; &lt;pub&gt;THQ&lt;/pub&gt; &lt;dev&gt;AKI Corporation&lt;/dev&gt; &lt;genre&gt;Sports/Wrestling&lt;/genre&gt; &lt;score&gt;3.9&lt;/score&gt; &lt;player&gt;1-4 Players&lt;/player&gt; &lt;story&gt;WWF Wrestlemania 2000 is THQ's first WWF licenced game after making two previous WCW titles. Wrestlemania 2K picks up where WCW/NWO Revenge left off. The graphics are by far superior as well is the animation. Wrestlemania 2K adds three highly sort after features: Cage match, custom entrances and Create A Wrestler feature.****Wrestlemania 2K features more than 50 real WWF stars as well as the option for 16 custom wrestlers. All the wrestlers come with their real-life theme music, entrance videos (made into slide shows) and entrance performances. A great improvement over the previous game is the &quot;road to Wrestlemania&quot; mode, an enhanced tournament where players can challenge for any number of belts and be challenged by other wrestlers in a 12 month journey that finally leads to Wrestlemania 2000 itself.&lt;/story&gt; &lt;/game&gt;">
            <text:p>&lt;game name="WWF WrestleMania 2000 (USA)"&gt; &lt;year&gt;1999&lt;/year&gt; &lt;rating&gt;ESRB - T (Teen)&lt;/rating&gt; &lt;title&gt;WWF WrestleMania 2000 &lt;/title&gt; &lt;pub&gt;THQ&lt;/pub&gt; &lt;dev&gt;AKI Corporation&lt;/dev&gt; &lt;genre&gt;Sports/Wrestling&lt;/genre&gt; &lt;score&gt;3.9&lt;/score&gt; &lt;player&gt;1-4 Players&lt;/player&gt; &lt;story&gt;WWF Wrestlemania 2000 is THQ's first WWF licenced game after making two previous WCW titles. Wrestlemania 2K picks up where WCW/NWO Revenge left off. The graphics are by far superior as well is the animation. Wrestlemania 2K adds three highly sort after features: Cage match, custom entrances and Create A Wrestler feature.****Wrestlemania 2K features more than 50 real WWF stars as well as the option for 16 custom wrestlers. All the wrestlers come with their real-life theme music, entrance videos (made into slide shows) and entrance performances. A great improvement over the previous game is the "road to Wrestlemania" mode, an enhanced tournament where players can challenge for any number of belts and be challenged by other wrestlers in a 12 month journey that finally leads to Wrestlemania 2000 itself.&lt;/story&gt; &lt;/game&gt;</text:p>
          </table:table-cell>
          <table:table-cell table:number-columns-repeated="1012"/>
        </table:table-row>
        <table:table-row table:style-name="ro1">
          <table:table-cell office:value-type="string">
            <text:p>Xena - Warrior Princess - The Talisman of Fate (USA)</text:p>
          </table:table-cell>
          <table:table-cell office:value-type="float" office:value="1999">
            <text:p>1999</text:p>
          </table:table-cell>
          <table:table-cell office:value-type="string">
            <text:p>ESRB - T (Teen)</text:p>
          </table:table-cell>
          <table:table-cell office:value-type="string">
            <text:p>Xena - Warrior Princess - The Talisman of Fate </text:p>
          </table:table-cell>
          <table:table-cell office:value-type="string">
            <text:p>Titus Software</text:p>
          </table:table-cell>
          <table:table-cell office:value-type="string">
            <text:p>Saffire Corporation</text:p>
          </table:table-cell>
          <table:table-cell office:value-type="string">
            <text:p>Fighter</text:p>
          </table:table-cell>
          <table:table-cell office:value-type="string">
            <text:p>3.5</text:p>
          </table:table-cell>
          <table:table-cell table:style-name="ce2" office:value-type="string">
            <text:p>1-4 Players</text:p>
          </table:table-cell>
          <table:table-cell office:value-type="string">
            <text:p>Xena: Warrior Princess - Talisman of Fate is based on the TV-series Xena: Warrior Princess. The Nintendo 64 version of the series tie-in is a fighting game, unlike its PlayStation counterpart.****The whole Xena universe is used in the game as all the levels and characters, except the new boss character, are familiar to the fans of the show. The action takes place in arenas which represent different kinds of surroundings with all the characters having their "own" level.****The fighting is done with various weapons each character wielding his/her trademark weapon such as Xena's chakram, Gabrielle's staff and Callisto's sword. It includes most of the standard fighting-game modes such as story, vs. and training as well as a roster mode, where each player picks a succession of characters rather than just one.****The fighting system is somewhat different from more traditional games. <text:s/>The most obvious difference is that four players are allowed instead of two. <text:s/>It can be a team battle or a free-for-all. The analog stick moves characters around on the ground in two dimensions, with separate buttons for block, jump and duck. The C-buttons handle attacks. Special moves are accomplished mostly by pulling the analog stick either toward your opponent, then away or vice-versa.</text:p>
          </table:table-cell>
          <table:table-cell table:style-name="Default"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Xena - Warrior Princess - The Talisman of Fate (USA)&quot;&gt; &lt;year&gt;1999&lt;/year&gt; &lt;rating&gt;ESRB - T (Teen)&lt;/rating&gt; &lt;title&gt;Xena - Warrior Princess - The Talisman of Fate &lt;/title&gt; &lt;pub&gt;Titus Software&lt;/pub&gt; &lt;dev&gt;Saffire Corporation&lt;/dev&gt; &lt;genre&gt;Fighter&lt;/genre&gt; &lt;score&gt;3.5&lt;/score&gt; &lt;player&gt;1-4 Players&lt;/player&gt; &lt;story&gt;Xena: Warrior Princess - Talisman of Fate is based on the TV-series Xena: Warrior Princess. The Nintendo 64 version of the series tie-in is a fighting game, unlike its PlayStation counterpart.****The whole Xena universe is used in the game as all the levels and characters, except the new boss character, are familiar to the fans of the show. The action takes place in arenas which represent different kinds of surroundings with all the characters having their &quot;own&quot; level.****The fighting is done with various weapons each character wielding his/her trademark weapon such as Xena's chakram, Gabrielle's staff and Callisto's sword. It includes most of the standard fighting-game modes such as story, vs. and training as well as a roster mode, where each player picks a succession of characters rather than just one.****The fighting system is somewhat different from more traditional games.  The most obvious difference is that four players are allowed instead of two.  It can be a team battle or a free-for-all. The analog stick moves characters around on the ground in two dimensions, with separate buttons for block, jump and duck. The C-buttons handle attacks. Special moves are accomplished mostly by pulling the analog stick either toward your opponent, then away or vice-versa.&lt;/story&gt; &lt;/game&gt;">
            <text:p>&lt;game name="Xena - Warrior Princess - The Talisman of Fate (USA)"&gt; &lt;year&gt;1999&lt;/year&gt; &lt;rating&gt;ESRB - T (Teen)&lt;/rating&gt; &lt;title&gt;Xena - Warrior Princess - The Talisman of Fate &lt;/title&gt; &lt;pub&gt;Titus Software&lt;/pub&gt; &lt;dev&gt;Saffire Corporation&lt;/dev&gt; &lt;genre&gt;Fighter&lt;/genre&gt; &lt;score&gt;3.5&lt;/score&gt; &lt;player&gt;1-4 Players&lt;/player&gt; &lt;story&gt;Xena: Warrior Princess - Talisman of Fate is based on the TV-series Xena: Warrior Princess. The Nintendo 64 version of the series tie-in is a fighting game, unlike its PlayStation counterpart.****The whole Xena universe is used in the game as all the levels and characters, except the new boss character, are familiar to the fans of the show. The action takes place in arenas which represent different kinds of surroundings with all the characters having their "own" level.****The fighting is done with various weapons each character wielding his/her trademark weapon such as Xena's chakram, Gabrielle's staff and Callisto's sword. It includes most of the standard fighting-game modes such as story, vs. and training as well as a roster mode, where each player picks a succession of characters rather than just one.****The fighting system is somewhat different from more traditional games. <text:s/>The most obvious difference is that four players are allowed instead of two. <text:s/>It can be a team battle or a free-for-all. The analog stick moves characters around on the ground in two dimensions, with separate buttons for block, jump and duck. The C-buttons handle attacks. Special moves are accomplished mostly by pulling the analog stick either toward your opponent, then away or vice-versa.&lt;/story&gt; &lt;/game&gt;</text:p>
          </table:table-cell>
          <table:table-cell table:number-columns-repeated="1012"/>
        </table:table-row>
        <table:table-row table:style-name="ro2">
          <table:table-cell office:value-type="string">
            <text:p>Yoshi's Story (USA) (En,Ja)</text:p>
          </table:table-cell>
          <table:table-cell office:value-type="float" office:value="1998">
            <text:p>1998</text:p>
          </table:table-cell>
          <table:table-cell office:value-type="string">
            <text:p>ESRB - E (Everyone)</text:p>
          </table:table-cell>
          <table:table-cell office:value-type="string">
            <text:p>Yoshi's Story </text:p>
          </table:table-cell>
          <table:table-cell office:value-type="string">
            <text:p>Nintendo</text:p>
          </table:table-cell>
          <table:table-cell office:value-type="string">
            <text:p>Nintendo Co., Ltd.</text:p>
          </table:table-cell>
          <table:table-cell office:value-type="string">
            <text:p>Platform</text:p>
          </table:table-cell>
          <table:table-cell office:value-type="string">
            <text:p>3.4</text:p>
          </table:table-cell>
          <table:table-cell office:value-type="string">
            <text:p>1 Player</text:p>
          </table:table-cell>
          <table:table-cell office:value-type="string">
            <text:p>Loosely based on the Super NES classic Yoshi's Island, Yoshi's Story follows the adventures of six Yoshis as they search through sunny woods, dark caves, soaring mountains, steaming jungles, vast oceans, and gloomy castles for the Super Happy Tree, which has been stolen by the dreaded Baby Bowser. Yoshi can walk, run, swim, leap, flutter, and fire his payload of eggs. The action takes place in storybook "pages" made up of bookmaking materials and other familiar textures, including cut-paper forests, denim clouds, inflatable plastic islands, and stacks of colored spools.****Yoshi's Story pioneers use of the Rumble Pak as a key element of the game-play experience, as you'll be able to feel invisible but treacherous currents when Yoshi swims through oceanic depths. The Rumble Pak can also help you locate hidden fruit or other objects by rumbling when Yoshi smells something. With a light touch of the Control Stick you can float on a leaf, ride a friendly dragon, and tiptoe past a swarm of angry bees.</text:p>
          </table:table-cell>
          <table:table-cell table:style-name="Default"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Yoshi's Story (USA) (En,Ja)&quot;&gt; &lt;year&gt;1998&lt;/year&gt; &lt;rating&gt;ESRB - E (Everyone)&lt;/rating&gt; &lt;title&gt;Yoshi's Story &lt;/title&gt; &lt;pub&gt;Nintendo&lt;/pub&gt; &lt;dev&gt;Nintendo Co., Ltd.&lt;/dev&gt; &lt;genre&gt;Platform&lt;/genre&gt; &lt;score&gt;3.4&lt;/score&gt; &lt;player&gt;1 Player&lt;/player&gt; &lt;story&gt;Loosely based on the Super NES classic Yoshi's Island, Yoshi's Story follows the adventures of six Yoshis as they search through sunny woods, dark caves, soaring mountains, steaming jungles, vast oceans, and gloomy castles for the Super Happy Tree, which has been stolen by the dreaded Baby Bowser. Yoshi can walk, run, swim, leap, flutter, and fire his payload of eggs. The action takes place in storybook &quot;pages&quot; made up of bookmaking materials and other familiar textures, including cut-paper forests, denim clouds, inflatable plastic islands, and stacks of colored spools.****Yoshi's Story pioneers use of the Rumble Pak as a key element of the game-play experience, as you'll be able to feel invisible but treacherous currents when Yoshi swims through oceanic depths. The Rumble Pak can also help you locate hidden fruit or other objects by rumbling when Yoshi smells something. With a light touch of the Control Stick you can float on a leaf, ride a friendly dragon, and tiptoe past a swarm of angry bees.&lt;/story&gt; &lt;/game&gt;">
            <text:p>&lt;game name="Yoshi's Story (USA) (En,Ja)"&gt; &lt;year&gt;1998&lt;/year&gt; &lt;rating&gt;ESRB - E (Everyone)&lt;/rating&gt; &lt;title&gt;Yoshi's Story &lt;/title&gt; &lt;pub&gt;Nintendo&lt;/pub&gt; &lt;dev&gt;Nintendo Co., Ltd.&lt;/dev&gt; &lt;genre&gt;Platform&lt;/genre&gt; &lt;score&gt;3.4&lt;/score&gt; &lt;player&gt;1 Player&lt;/player&gt; &lt;story&gt;Loosely based on the Super NES classic Yoshi's Island, Yoshi's Story follows the adventures of six Yoshis as they search through sunny woods, dark caves, soaring mountains, steaming jungles, vast oceans, and gloomy castles for the Super Happy Tree, which has been stolen by the dreaded Baby Bowser. Yoshi can walk, run, swim, leap, flutter, and fire his payload of eggs. The action takes place in storybook "pages" made up of bookmaking materials and other familiar textures, including cut-paper forests, denim clouds, inflatable plastic islands, and stacks of colored spools.****Yoshi's Story pioneers use of the Rumble Pak as a key element of the game-play experience, as you'll be able to feel invisible but treacherous currents when Yoshi swims through oceanic depths. The Rumble Pak can also help you locate hidden fruit or other objects by rumbling when Yoshi smells something. With a light touch of the Control Stick you can float on a leaf, ride a friendly dragon, and tiptoe past a swarm of angry bees.&lt;/story&gt; &lt;/game&gt;</text:p>
          </table:table-cell>
          <table:table-cell table:number-columns-repeated="1012"/>
        </table:table-row>
        <table:table-row table:style-name="ro2" table:number-rows-repeated="1048272">
          <table:table-cell table:number-columns-repeated="1023"/>
        </table:table-row>
        <table:table-row table:style-name="ro2">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ybs" style:family="table-cell" style:parent-style-name="Default">
      <style:table-cell-properties fo:background-color="#ccccc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2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7:24:14.04</dc:date>
    <meta:generator>OpenOffice/4.1.2$Win32 OpenOffice.org_project/412m3$Build-9782</meta:generator>
    <meta:editing-duration>PT5H49M44S</meta:editing-duration>
    <meta:editing-cycles>15</meta:editing-cycles>
    <meta:document-statistic meta:table-count="1" meta:cell-count="3333" meta:object-count="0"/>
  </office:meta>
</office:document-meta>
</file>